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7.094cm" table:align="left"/>
    </style:style>
    <style:style style:name="Tableau1.A" style:family="table-column">
      <style:table-column-properties style:column-width="1.289cm"/>
    </style:style>
    <style:style style:name="Tableau1.B" style:family="table-column">
      <style:table-column-properties style:column-width="5.805cm"/>
    </style:style>
    <style:style style:name="Tableau1.A1" style:family="table-cell">
      <style:table-cell-properties style:vertical-align="middle" fo:padding="0.049cm" fo:border="none"/>
    </style:style>
    <style:style style:name="Tableau2" style:family="table">
      <style:table-properties style:width="5.549cm" table:align="left"/>
    </style:style>
    <style:style style:name="Tableau2.A" style:family="table-column">
      <style:table-column-properties style:column-width="1.782cm"/>
    </style:style>
    <style:style style:name="Tableau2.B" style:family="table-column">
      <style:table-column-properties style:column-width="3.768cm"/>
    </style:style>
    <style:style style:name="Tableau2.A1" style:family="table-cell">
      <style:table-cell-properties style:vertical-align="middle" fo:padding="0.049cm" fo:border="none"/>
    </style:style>
    <style:style style:name="Tableau3" style:family="table">
      <style:table-properties style:width="13.564cm" table:align="left"/>
    </style:style>
    <style:style style:name="Tableau3.A" style:family="table-column">
      <style:table-column-properties style:column-width="3.302cm"/>
    </style:style>
    <style:style style:name="Tableau3.B" style:family="table-column">
      <style:table-column-properties style:column-width="3.126cm"/>
    </style:style>
    <style:style style:name="Tableau3.C" style:family="table-column">
      <style:table-column-properties style:column-width="2.695cm"/>
    </style:style>
    <style:style style:name="Tableau3.D" style:family="table-column">
      <style:table-column-properties style:column-width="4.441cm"/>
    </style:style>
    <style:style style:name="Tableau3.A1" style:family="table-cell">
      <style:table-cell-properties style:vertical-align="middle" fo:padding="0.049cm" fo:border="none"/>
    </style:style>
    <style:style style:name="Tableau4" style:family="table">
      <style:table-properties style:width="3.022cm" table:align="left"/>
    </style:style>
    <style:style style:name="Tableau4.A" style:family="table-column">
      <style:table-column-properties style:column-width="0.399cm"/>
    </style:style>
    <style:style style:name="Tableau4.B" style:family="table-column">
      <style:table-column-properties style:column-width="0.372cm"/>
    </style:style>
    <style:style style:name="Tableau4.D" style:family="table-column">
      <style:table-column-properties style:column-width="0.293cm"/>
    </style:style>
    <style:style style:name="Tableau4.H" style:family="table-column">
      <style:table-column-properties style:column-width="0.549cm"/>
    </style:style>
    <style:style style:name="Tableau4.A1" style:family="table-cell">
      <style:table-cell-properties style:vertical-align="middle" fo:padding="0.049cm" fo:border="none"/>
    </style:style>
    <style:style style:name="Tableau5" style:family="table">
      <style:table-properties style:width="4.927cm" table:align="left"/>
    </style:style>
    <style:style style:name="Tableau5.A" style:family="table-column">
      <style:table-column-properties style:column-width="0.399cm"/>
    </style:style>
    <style:style style:name="Tableau5.B" style:family="table-column">
      <style:table-column-properties style:column-width="0.346cm"/>
    </style:style>
    <style:style style:name="Tableau5.C" style:family="table-column">
      <style:table-column-properties style:column-width="0.319cm"/>
    </style:style>
    <style:style style:name="Tableau5.D" style:family="table-column">
      <style:table-column-properties style:column-width="0.231cm"/>
    </style:style>
    <style:style style:name="Tableau5.E" style:family="table-column">
      <style:table-column-properties style:column-width="0.372cm"/>
    </style:style>
    <style:style style:name="Tableau5.F" style:family="table-column">
      <style:table-column-properties style:column-width="0.293cm"/>
    </style:style>
    <style:style style:name="Tableau5.J" style:family="table-column">
      <style:table-column-properties style:column-width="0.469cm"/>
    </style:style>
    <style:style style:name="Tableau5.M" style:family="table-column">
      <style:table-column-properties style:column-width="0.549cm"/>
    </style:style>
    <style:style style:name="Tableau5.A1" style:family="table-cell">
      <style:table-cell-properties style:vertical-align="middle" fo:padding="0.049cm" fo:border="none"/>
    </style:style>
    <style:style style:name="Tableau8" style:family="table">
      <style:table-properties style:width="17cm" table:align="left"/>
    </style:style>
    <style:style style:name="Tableau8.A" style:family="table-column">
      <style:table-column-properties style:column-width="1.933cm"/>
    </style:style>
    <style:style style:name="Tableau8.B" style:family="table-column">
      <style:table-column-properties style:column-width="6.683cm"/>
    </style:style>
    <style:style style:name="Tableau8.C" style:family="table-column">
      <style:table-column-properties style:column-width="1.819cm"/>
    </style:style>
    <style:style style:name="Tableau8.D" style:family="table-column">
      <style:table-column-properties style:column-width="6.565cm"/>
    </style:style>
    <style:style style:name="Tableau8.A1" style:family="table-cell">
      <style:table-cell-properties style:vertical-align="middle" fo:padding="0.049cm" fo:border="none"/>
    </style:style>
    <style:style style:name="Tableau9" style:family="table">
      <style:table-properties style:width="9.447cm" table:align="left"/>
    </style:style>
    <style:style style:name="Tableau9.A" style:family="table-column">
      <style:table-column-properties style:column-width="0.743cm"/>
    </style:style>
    <style:style style:name="Tableau9.B" style:family="table-column">
      <style:table-column-properties style:column-width="0.557cm"/>
    </style:style>
    <style:style style:name="Tableau9.E" style:family="table-column">
      <style:table-column-properties style:column-width="0.478cm"/>
    </style:style>
    <style:style style:name="Tableau9.F" style:family="table-column">
      <style:table-column-properties style:column-width="0.663cm"/>
    </style:style>
    <style:style style:name="Tableau9.G" style:family="table-column">
      <style:table-column-properties style:column-width="0.637cm"/>
    </style:style>
    <style:style style:name="Tableau9.H" style:family="table-column">
      <style:table-column-properties style:column-width="0.531cm"/>
    </style:style>
    <style:style style:name="Tableau9.I" style:family="table-column">
      <style:table-column-properties style:column-width="0.788cm"/>
    </style:style>
    <style:style style:name="Tableau9.J" style:family="table-column">
      <style:table-column-properties style:column-width="1.027cm"/>
    </style:style>
    <style:style style:name="Tableau9.L" style:family="table-column">
      <style:table-column-properties style:column-width="2.166cm"/>
    </style:style>
    <style:style style:name="Tableau9.A1" style:family="table-cell">
      <style:table-cell-properties style:vertical-align="middle" fo:padding="0.049cm" fo:border="none"/>
    </style:style>
    <style:style style:name="Tableau13" style:family="table">
      <style:table-properties style:width="17cm" table:align="left"/>
    </style:style>
    <style:style style:name="Tableau13.A" style:family="table-column">
      <style:table-column-properties style:column-width="2.845cm"/>
    </style:style>
    <style:style style:name="Tableau13.B" style:family="table-column">
      <style:table-column-properties style:column-width="2.462cm"/>
    </style:style>
    <style:style style:name="Tableau13.C" style:family="table-column">
      <style:table-column-properties style:column-width="5.211cm"/>
    </style:style>
    <style:style style:name="Tableau13.D" style:family="table-column">
      <style:table-column-properties style:column-width="6.482cm"/>
    </style:style>
    <style:style style:name="Tableau13.A1" style:family="table-cell">
      <style:table-cell-properties style:vertical-align="middle" fo:padding="0.049cm" fo:border="none"/>
    </style:style>
    <style:style style:name="Tableau15" style:family="table">
      <style:table-properties style:width="14.153cm" table:align="left"/>
    </style:style>
    <style:style style:name="Tableau15.A" style:family="table-column">
      <style:table-column-properties style:column-width="3.657cm"/>
    </style:style>
    <style:style style:name="Tableau15.B" style:family="table-column">
      <style:table-column-properties style:column-width="1.771cm"/>
    </style:style>
    <style:style style:name="Tableau15.C" style:family="table-column">
      <style:table-column-properties style:column-width="2.383cm"/>
    </style:style>
    <style:style style:name="Tableau15.D" style:family="table-column">
      <style:table-column-properties style:column-width="1.748cm"/>
    </style:style>
    <style:style style:name="Tableau15.E" style:family="table-column">
      <style:table-column-properties style:column-width="1.529cm"/>
    </style:style>
    <style:style style:name="Tableau15.G" style:family="table-column">
      <style:table-column-properties style:column-width="1.536cm"/>
    </style:style>
    <style:style style:name="Tableau15.A1" style:family="table-cell">
      <style:table-cell-properties style:vertical-align="middle" fo:padding="0.049cm" fo:border="none"/>
    </style:style>
    <style:style style:name="Tableau16" style:family="table">
      <style:table-properties style:width="15.72cm" table:align="left"/>
    </style:style>
    <style:style style:name="Tableau16.A" style:family="table-column">
      <style:table-column-properties style:column-width="3.657cm"/>
    </style:style>
    <style:style style:name="Tableau16.B" style:family="table-column">
      <style:table-column-properties style:column-width="2.171cm"/>
    </style:style>
    <style:style style:name="Tableau16.C" style:family="table-column">
      <style:table-column-properties style:column-width="2.383cm"/>
    </style:style>
    <style:style style:name="Tableau16.D" style:family="table-column">
      <style:table-column-properties style:column-width="1.529cm"/>
    </style:style>
    <style:style style:name="Tableau16.F" style:family="table-column">
      <style:table-column-properties style:column-width="0.822cm"/>
    </style:style>
    <style:style style:name="Tableau16.G" style:family="table-column">
      <style:table-column-properties style:column-width="1.88cm"/>
    </style:style>
    <style:style style:name="Tableau16.H" style:family="table-column">
      <style:table-column-properties style:column-width="1.748cm"/>
    </style:style>
    <style:style style:name="Tableau16.A1" style:family="table-cell">
      <style:table-cell-properties style:vertical-align="middle" fo:padding="0.049cm" fo:border="none"/>
    </style:style>
    <style:style style:name="Tableau17" style:family="table">
      <style:table-properties style:width="9.862cm" table:align="left"/>
    </style:style>
    <style:style style:name="Tableau17.A" style:family="table-column">
      <style:table-column-properties style:column-width="7.347cm"/>
    </style:style>
    <style:style style:name="Tableau17.B" style:family="table-column">
      <style:table-column-properties style:column-width="2.515cm"/>
    </style:style>
    <style:style style:name="Tableau17.A1" style:family="table-cell">
      <style:table-cell-properties style:vertical-align="middle" fo:padding="0.049cm" fo:border="none"/>
    </style:style>
    <style:style style:name="Tableau18" style:family="table">
      <style:table-properties style:width="9.523cm" table:align="left"/>
    </style:style>
    <style:style style:name="Tableau18.A" style:family="table-column">
      <style:table-column-properties style:column-width="6.976cm"/>
    </style:style>
    <style:style style:name="Tableau18.B" style:family="table-column">
      <style:table-column-properties style:column-width="2.547cm"/>
    </style:style>
    <style:style style:name="Tableau18.A1" style:family="table-cell">
      <style:table-cell-properties style:vertical-align="middle" fo:padding="0.049cm" fo:border="none"/>
    </style:style>
    <style:style style:name="Tableau19" style:family="table">
      <style:table-properties style:width="10.709cm" table:align="left"/>
    </style:style>
    <style:style style:name="Tableau19.A" style:family="table-column">
      <style:table-column-properties style:column-width="7.654cm"/>
    </style:style>
    <style:style style:name="Tableau19.B" style:family="table-column">
      <style:table-column-properties style:column-width="3.055cm"/>
    </style:style>
    <style:style style:name="Tableau19.A1" style:family="table-cell">
      <style:table-cell-properties style:vertical-align="middle" fo:padding="0.049cm" fo:border="none"/>
    </style:style>
    <style:style style:name="Tableau20" style:family="table">
      <style:table-properties style:width="9.523cm" table:align="left"/>
    </style:style>
    <style:style style:name="Tableau20.A" style:family="table-column">
      <style:table-column-properties style:column-width="6.484cm"/>
    </style:style>
    <style:style style:name="Tableau20.B" style:family="table-column">
      <style:table-column-properties style:column-width="3.039cm"/>
    </style:style>
    <style:style style:name="Tableau20.A1" style:family="table-cell">
      <style:table-cell-properties style:vertical-align="middle" fo:padding="0.049cm" fo:border="none"/>
    </style:style>
    <style:style style:name="Tableau21" style:family="table">
      <style:table-properties style:width="5.161cm" table:align="left"/>
    </style:style>
    <style:style style:name="Tableau21.A" style:family="table-column">
      <style:table-column-properties style:column-width="5.161cm"/>
    </style:style>
    <style:style style:name="Tableau21.A1" style:family="table-cell">
      <style:table-cell-properties style:vertical-align="middle" fo:padding="0.049cm" fo:border="none"/>
    </style:style>
    <style:style style:name="P1" style:family="paragraph" style:parent-style-name="Footer">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fo:text-align="end" style:justify-single-word="false"/>
      <style:text-properties style:font-name="Courier 10 Pitch" fo:font-size="10pt" fo:font-weight="bold" style:font-size-asian="10pt" style:font-weight-asian="bold" style:font-size-complex="10pt" style:font-weight-complex="bold"/>
    </style:style>
    <style:style style:name="P6" style:family="paragraph" style:parent-style-name="Text_20_body">
      <style:paragraph-properties fo:margin-top="0cm" fo:margin-bottom="0cm" loext:contextual-spacing="false"/>
      <style:text-properties fo:font-size="12pt" style:font-size-asian="12pt" style:font-size-complex="12pt"/>
    </style:style>
    <style:style style:name="P7" style:family="paragraph" style:parent-style-name="Text_20_body">
      <style:paragraph-properties fo:margin-top="0cm" fo:margin-bottom="0cm" loext:contextual-spacing="false" fo:text-align="end" style:justify-single-word="false"/>
      <style:text-properties fo:font-size="12pt" fo:font-style="italic" style:font-size-asian="12pt" style:font-style-asian="italic" style:font-size-complex="12pt" style:font-style-complex="italic"/>
    </style:style>
    <style:style style:name="P8" style:family="paragraph" style:parent-style-name="Text_20_body">
      <style:paragraph-properties fo:margin-top="0cm" fo:margin-bottom="0cm" loext:contextual-spacing="false" fo:text-align="center" style:justify-single-word="false"/>
    </style:style>
    <style:style style:name="P9" style:family="paragraph" style:parent-style-name="Heading_20_1">
      <style:paragraph-properties fo:text-align="center" style:justify-single-word="false"/>
    </style:style>
    <style:style style:name="P10" style:family="paragraph" style:parent-style-name="Standard">
      <style:paragraph-properties fo:break-before="page"/>
    </style:style>
    <style:style style:name="P11" style:family="paragraph" style:parent-style-name="Heading_20_1">
      <style:paragraph-properties fo:break-before="page"/>
    </style:style>
    <style:style style:name="P12" style:family="paragraph" style:parent-style-name="Contents_20_Heading">
      <style:paragraph-properties fo:break-before="page"/>
    </style:style>
    <style:style style:name="P13" style:family="paragraph" style:parent-style-name="Text_20_body">
      <style:paragraph-properties fo:break-before="page"/>
    </style:style>
    <style:style style:name="P14" style:family="paragraph" style:parent-style-name="Sender">
      <style:text-properties fo:font-weight="bold"/>
    </style:style>
    <style:style style:name="P15" style:family="paragraph" style:parent-style-name="List_20_Heading">
      <style:paragraph-properties fo:margin-top="0cm" fo:margin-bottom="0.499cm" loext:contextual-spacing="false" fo:break-before="page"/>
    </style:style>
    <style:style style:name="P16" style:family="paragraph" style:parent-style-name="List_20_Contents">
      <style:paragraph-properties fo:margin-top="0cm" fo:margin-bottom="0.499cm" loext:contextual-spacing="false" fo:break-before="page"/>
    </style:style>
    <style:style style:name="P17" style:family="paragraph" style:parent-style-name="List_20_Contents">
      <style:paragraph-properties fo:margin-top="0cm" fo:margin-bottom="0.499cm" loext:contextual-spacing="false"/>
    </style:style>
    <style:style style:name="P18" style:family="paragraph" style:parent-style-name="Preformatted_20_Text">
      <style:paragraph-properties fo:margin-top="0cm" fo:margin-bottom="0.499cm" loext:contextual-spacing="false"/>
    </style:style>
    <style:style style:name="P19" style:family="paragraph" style:parent-style-name="Preformatted_20_Text">
      <style:paragraph-properties fo:margin-top="0cm" fo:margin-bottom="0.499cm" loext:contextual-spacing="false"/>
      <style:text-properties fo:font-weight="bold"/>
    </style:style>
    <style:style style:name="P20" style:family="paragraph" style:parent-style-name="Preformatted_20_Text">
      <style:paragraph-properties fo:margin-top="0cm" fo:margin-bottom="0.499cm" loext:contextual-spacing="false"/>
      <style:text-properties officeooo:paragraph-rsid="001a958d"/>
    </style:style>
    <style:style style:name="P21" style:family="paragraph" style:parent-style-name="Preformatted_20_Text">
      <style:text-properties fo:font-weight="bold"/>
    </style:style>
    <style:style style:name="P22" style:family="paragraph" style:parent-style-name="Preformatted_20_Text">
      <style:text-properties officeooo:paragraph-rsid="001a958d"/>
    </style:style>
    <style:style style:name="P23" style:family="paragraph" style:parent-style-name="Preformatted_20_Text">
      <style:paragraph-properties fo:margin-left="1cm" fo:margin-right="0cm" fo:text-indent="0cm" style:auto-text-indent="false"/>
    </style:style>
    <style:style style:name="P24" style:family="paragraph" style:parent-style-name="Preformatted_20_Text">
      <style:paragraph-properties fo:margin-left="1cm" fo:margin-right="0cm" fo:margin-top="0cm" fo:margin-bottom="0.499cm" loext:contextual-spacing="false" fo:text-indent="0cm" style:auto-text-indent="false"/>
    </style:style>
    <style:style style:name="P25" style:family="paragraph" style:parent-style-name="Table_20_Contents">
      <style:text-properties fo:font-weight="bold"/>
    </style:style>
    <style:style style:name="P26" style:family="paragraph" style:parent-style-name="Table_20_Heading">
      <style:text-properties fo:font-size="10pt" style:font-size-asian="10pt" style:font-size-complex="10pt"/>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list-style-name="L19"/>
    <style:style style:name="P48" style:family="paragraph" style:parent-style-name="Text_20_body" style:list-style-name="L20"/>
    <style:style style:name="P49" style:family="paragraph" style:parent-style-name="Text_20_body" style:list-style-name="L21"/>
    <style:style style:name="P50" style:family="paragraph" style:parent-style-name="Text_20_body" style:list-style-name="L22"/>
    <style:style style:name="P51" style:family="paragraph" style:parent-style-name="Text_20_body" style:list-style-name="L23"/>
    <style:style style:name="P52" style:family="paragraph" style:parent-style-name="Text_20_body" style:list-style-name="L24"/>
    <style:style style:name="P53" style:family="paragraph" style:parent-style-name="Text_20_body" style:list-style-name="L25"/>
    <style:style style:name="P54" style:family="paragraph" style:parent-style-name="Text_20_body" style:list-style-name="L26"/>
    <style:style style:name="P55" style:family="paragraph" style:parent-style-name="Text_20_body" style:list-style-name="L27"/>
    <style:style style:name="P56" style:family="paragraph" style:parent-style-name="Text_20_body" style:list-style-name="L28"/>
    <style:style style:name="P57" style:family="paragraph" style:parent-style-name="Text_20_body" style:list-style-name="L29"/>
    <style:style style:name="P58" style:family="paragraph" style:parent-style-name="Text_20_body" style:list-style-name="L30"/>
    <style:style style:name="P59" style:family="paragraph" style:parent-style-name="Text_20_body" style:list-style-name="L31"/>
    <style:style style:name="P60" style:family="paragraph" style:parent-style-name="Text_20_body" style:list-style-name="L32"/>
    <style:style style:name="P61" style:family="paragraph" style:parent-style-name="Text_20_body" style:list-style-name="L33"/>
    <style:style style:name="P62" style:family="paragraph" style:parent-style-name="Text_20_body" style:list-style-name="L34"/>
    <style:style style:name="P63" style:family="paragraph" style:parent-style-name="Text_20_body" style:list-style-name="L35"/>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list-style-name="L38"/>
    <style:style style:name="P67" style:family="paragraph" style:parent-style-name="Text_20_body" style:list-style-name="L39"/>
    <style:style style:name="P68" style:family="paragraph" style:parent-style-name="Text_20_body" style:list-style-name="L40"/>
    <style:style style:name="P69" style:family="paragraph" style:parent-style-name="Text_20_body" style:list-style-name="L41"/>
    <style:style style:name="P70" style:family="paragraph" style:parent-style-name="Text_20_body" style:list-style-name="L42"/>
    <style:style style:name="P71" style:family="paragraph" style:parent-style-name="Text_20_body" style:list-style-name="L43"/>
    <style:style style:name="P72" style:family="paragraph" style:parent-style-name="Text_20_body" style:list-style-name="L44"/>
    <style:style style:name="P73" style:family="paragraph" style:parent-style-name="Text_20_body" style:list-style-name="L45"/>
    <style:style style:name="P74" style:family="paragraph" style:parent-style-name="Text_20_body" style:list-style-name="L46"/>
    <style:style style:name="P75" style:family="paragraph" style:parent-style-name="Text_20_body" style:list-style-name="L47"/>
    <style:style style:name="P76" style:family="paragraph" style:parent-style-name="Text_20_body" style:list-style-name="L48"/>
    <style:style style:name="P77" style:family="paragraph" style:parent-style-name="Text_20_body" style:list-style-name="L49"/>
    <style:style style:name="P78" style:family="paragraph" style:parent-style-name="Text_20_body" style:list-style-name="L50"/>
    <style:style style:name="P79" style:family="paragraph" style:parent-style-name="Text_20_body" style:list-style-name="L51"/>
    <style:style style:name="P80" style:family="paragraph" style:parent-style-name="Text_20_body" style:list-style-name="L52"/>
    <style:style style:name="P81" style:family="paragraph" style:parent-style-name="Text_20_body" style:list-style-name="L53"/>
    <style:style style:name="P82" style:family="paragraph" style:parent-style-name="Text_20_body" style:list-style-name="L54"/>
    <style:style style:name="P83" style:family="paragraph" style:parent-style-name="Text_20_body" style:list-style-name="L55"/>
    <style:style style:name="P84" style:family="paragraph" style:parent-style-name="Text_20_body" style:list-style-name="L56"/>
    <style:style style:name="P85" style:family="paragraph" style:parent-style-name="Text_20_body" style:list-style-name="L57"/>
    <style:style style:name="P86" style:family="paragraph" style:parent-style-name="Text_20_body" style:list-style-name="L58"/>
    <style:style style:name="P87" style:family="paragraph" style:parent-style-name="Text_20_body" style:list-style-name="L59"/>
    <style:style style:name="P88" style:family="paragraph" style:parent-style-name="Text_20_body" style:list-style-name="L60"/>
    <style:style style:name="P89" style:family="paragraph" style:parent-style-name="Text_20_body" style:list-style-name="L61"/>
    <style:style style:name="P90" style:family="paragraph" style:parent-style-name="Text_20_body" style:list-style-name="L62"/>
    <style:style style:name="P91" style:family="paragraph" style:parent-style-name="Text_20_body" style:list-style-name="L63"/>
    <style:style style:name="P92" style:family="paragraph" style:parent-style-name="Text_20_body" style:list-style-name="L64"/>
    <style:style style:name="P93" style:family="paragraph" style:parent-style-name="Text_20_body" style:list-style-name="L65"/>
    <style:style style:name="P94" style:family="paragraph" style:parent-style-name="Text_20_body" style:list-style-name="L66"/>
    <style:style style:name="P95" style:family="paragraph" style:parent-style-name="Text_20_body" style:list-style-name="L67"/>
    <style:style style:name="P96" style:family="paragraph" style:parent-style-name="Text_20_body" style:list-style-name="L68"/>
    <style:style style:name="P97" style:family="paragraph" style:parent-style-name="Text_20_body" style:list-style-name="L69"/>
    <style:style style:name="P98" style:family="paragraph" style:parent-style-name="Text_20_body" style:list-style-name="L70"/>
    <style:style style:name="P99" style:family="paragraph" style:parent-style-name="Text_20_body" style:list-style-name="L71"/>
    <style:style style:name="P100" style:family="paragraph" style:parent-style-name="Text_20_body" style:list-style-name="L72"/>
    <style:style style:name="P101" style:family="paragraph" style:parent-style-name="Text_20_body" style:list-style-name="L73"/>
    <style:style style:name="P102" style:family="paragraph" style:parent-style-name="Text_20_body" style:list-style-name="L74"/>
    <style:style style:name="P103" style:family="paragraph" style:parent-style-name="Text_20_body" style:list-style-name="L75"/>
    <style:style style:name="P104" style:family="paragraph" style:parent-style-name="Text_20_body" style:list-style-name="L76"/>
    <style:style style:name="P105" style:family="paragraph" style:parent-style-name="Text_20_body" style:list-style-name="L77"/>
    <style:style style:name="P106" style:family="paragraph" style:parent-style-name="Text_20_body" style:list-style-name="L78"/>
    <style:style style:name="P107" style:family="paragraph" style:parent-style-name="Text_20_body" style:list-style-name="L79"/>
    <style:style style:name="P108" style:family="paragraph" style:parent-style-name="Text_20_body" style:list-style-name="L80"/>
    <style:style style:name="P109" style:family="paragraph" style:parent-style-name="Text_20_body" style:list-style-name="L81"/>
    <style:style style:name="P110" style:family="paragraph" style:parent-style-name="Text_20_body" style:list-style-name="L82"/>
    <style:style style:name="P111" style:family="paragraph" style:parent-style-name="Text_20_body" style:list-style-name="L83"/>
    <style:style style:name="P112" style:family="paragraph" style:parent-style-name="Text_20_body" style:list-style-name="L84"/>
    <style:style style:name="P113" style:family="paragraph" style:parent-style-name="Text_20_body" style:list-style-name="L85"/>
    <style:style style:name="P114" style:family="paragraph" style:parent-style-name="Text_20_body" style:list-style-name="L86"/>
    <style:style style:name="P115" style:family="paragraph" style:parent-style-name="Text_20_body" style:list-style-name="L87"/>
    <style:style style:name="P116" style:family="paragraph" style:parent-style-name="Text_20_body" style:list-style-name="L88"/>
    <style:style style:name="P117" style:family="paragraph" style:parent-style-name="Text_20_body" style:list-style-name="L89"/>
    <style:style style:name="P118" style:family="paragraph" style:parent-style-name="Text_20_body" style:list-style-name="L90"/>
    <style:style style:name="P119" style:family="paragraph" style:parent-style-name="Text_20_body" style:list-style-name="L91"/>
    <style:style style:name="P120" style:family="paragraph" style:parent-style-name="Text_20_body" style:list-style-name="L92"/>
    <style:style style:name="P121" style:family="paragraph" style:parent-style-name="Text_20_body" style:list-style-name="L93"/>
    <style:style style:name="P122" style:family="paragraph" style:parent-style-name="Text_20_body" style:list-style-name="L94"/>
    <style:style style:name="P123" style:family="paragraph" style:parent-style-name="Text_20_body" style:list-style-name="L95"/>
    <style:style style:name="P124" style:family="paragraph" style:parent-style-name="Text_20_body" style:list-style-name="L96"/>
    <style:style style:name="P125" style:family="paragraph" style:parent-style-name="Text_20_body" style:list-style-name="L97"/>
    <style:style style:name="P126" style:family="paragraph" style:parent-style-name="Text_20_body" style:list-style-name="L98"/>
    <style:style style:name="P127" style:family="paragraph" style:parent-style-name="Text_20_body" style:list-style-name="L99"/>
    <style:style style:name="P128" style:family="paragraph" style:parent-style-name="Text_20_body" style:list-style-name="L100"/>
    <style:style style:name="P129" style:family="paragraph" style:parent-style-name="Text_20_body" style:list-style-name="L101"/>
    <style:style style:name="P130" style:family="paragraph" style:parent-style-name="Text_20_body" style:list-style-name="L102"/>
    <style:style style:name="P131" style:family="paragraph" style:parent-style-name="Text_20_body" style:list-style-name="L103"/>
    <style:style style:name="P132" style:family="paragraph" style:parent-style-name="Text_20_body" style:list-style-name="L1">
      <style:paragraph-properties fo:margin-top="0cm" fo:margin-bottom="0cm" loext:contextual-spacing="false"/>
    </style:style>
    <style:style style:name="P133" style:family="paragraph" style:parent-style-name="Text_20_body" style:list-style-name="L2">
      <style:paragraph-properties fo:margin-top="0cm" fo:margin-bottom="0cm" loext:contextual-spacing="false"/>
    </style:style>
    <style:style style:name="P134" style:family="paragraph" style:parent-style-name="Text_20_body" style:list-style-name="L3">
      <style:paragraph-properties fo:margin-top="0cm" fo:margin-bottom="0cm" loext:contextual-spacing="false"/>
    </style:style>
    <style:style style:name="P135" style:family="paragraph" style:parent-style-name="Text_20_body" style:list-style-name="L4">
      <style:paragraph-properties fo:margin-top="0cm" fo:margin-bottom="0cm" loext:contextual-spacing="false"/>
    </style:style>
    <style:style style:name="P136" style:family="paragraph" style:parent-style-name="Text_20_body" style:list-style-name="L5">
      <style:paragraph-properties fo:margin-top="0cm" fo:margin-bottom="0cm" loext:contextual-spacing="false"/>
    </style:style>
    <style:style style:name="P137" style:family="paragraph" style:parent-style-name="Text_20_body" style:list-style-name="L6">
      <style:paragraph-properties fo:margin-top="0cm" fo:margin-bottom="0cm" loext:contextual-spacing="false"/>
    </style:style>
    <style:style style:name="P138" style:family="paragraph" style:parent-style-name="Text_20_body" style:list-style-name="L7">
      <style:paragraph-properties fo:margin-top="0cm" fo:margin-bottom="0cm" loext:contextual-spacing="false"/>
    </style:style>
    <style:style style:name="P139" style:family="paragraph" style:parent-style-name="Text_20_body" style:list-style-name="L8">
      <style:paragraph-properties fo:margin-top="0cm" fo:margin-bottom="0cm" loext:contextual-spacing="false"/>
    </style:style>
    <style:style style:name="P140" style:family="paragraph" style:parent-style-name="Text_20_body" style:list-style-name="L9">
      <style:paragraph-properties fo:margin-top="0cm" fo:margin-bottom="0cm" loext:contextual-spacing="false"/>
    </style:style>
    <style:style style:name="P141" style:family="paragraph" style:parent-style-name="Text_20_body" style:list-style-name="L10">
      <style:paragraph-properties fo:margin-top="0cm" fo:margin-bottom="0cm" loext:contextual-spacing="false"/>
    </style:style>
    <style:style style:name="P142" style:family="paragraph" style:parent-style-name="Text_20_body" style:list-style-name="L11">
      <style:paragraph-properties fo:margin-top="0cm" fo:margin-bottom="0cm" loext:contextual-spacing="false"/>
    </style:style>
    <style:style style:name="P143" style:family="paragraph" style:parent-style-name="Text_20_body" style:list-style-name="L12">
      <style:paragraph-properties fo:margin-top="0cm" fo:margin-bottom="0cm" loext:contextual-spacing="false"/>
    </style:style>
    <style:style style:name="P144" style:family="paragraph" style:parent-style-name="Text_20_body" style:list-style-name="L13">
      <style:paragraph-properties fo:margin-top="0cm" fo:margin-bottom="0cm" loext:contextual-spacing="false"/>
    </style:style>
    <style:style style:name="P145" style:family="paragraph" style:parent-style-name="Text_20_body" style:list-style-name="L14">
      <style:paragraph-properties fo:margin-top="0cm" fo:margin-bottom="0cm" loext:contextual-spacing="false"/>
    </style:style>
    <style:style style:name="P146" style:family="paragraph" style:parent-style-name="Text_20_body" style:list-style-name="L15">
      <style:paragraph-properties fo:margin-top="0cm" fo:margin-bottom="0cm" loext:contextual-spacing="false"/>
    </style:style>
    <style:style style:name="P147" style:family="paragraph" style:parent-style-name="Text_20_body" style:list-style-name="L16">
      <style:paragraph-properties fo:margin-top="0cm" fo:margin-bottom="0cm" loext:contextual-spacing="false"/>
    </style:style>
    <style:style style:name="P148" style:family="paragraph" style:parent-style-name="Text_20_body" style:list-style-name="L17">
      <style:paragraph-properties fo:margin-top="0cm" fo:margin-bottom="0cm" loext:contextual-spacing="false"/>
    </style:style>
    <style:style style:name="P149" style:family="paragraph" style:parent-style-name="Text_20_body" style:list-style-name="L18">
      <style:paragraph-properties fo:margin-top="0cm" fo:margin-bottom="0cm" loext:contextual-spacing="false"/>
    </style:style>
    <style:style style:name="P150" style:family="paragraph" style:parent-style-name="Text_20_body" style:list-style-name="L19">
      <style:paragraph-properties fo:margin-top="0cm" fo:margin-bottom="0cm" loext:contextual-spacing="false"/>
    </style:style>
    <style:style style:name="P151" style:family="paragraph" style:parent-style-name="Text_20_body" style:list-style-name="L20">
      <style:paragraph-properties fo:margin-top="0cm" fo:margin-bottom="0cm" loext:contextual-spacing="false"/>
    </style:style>
    <style:style style:name="P152" style:family="paragraph" style:parent-style-name="Text_20_body" style:list-style-name="L21">
      <style:paragraph-properties fo:margin-top="0cm" fo:margin-bottom="0cm" loext:contextual-spacing="false"/>
    </style:style>
    <style:style style:name="P153" style:family="paragraph" style:parent-style-name="Text_20_body" style:list-style-name="L22">
      <style:paragraph-properties fo:margin-top="0cm" fo:margin-bottom="0cm" loext:contextual-spacing="false"/>
    </style:style>
    <style:style style:name="P154" style:family="paragraph" style:parent-style-name="Text_20_body" style:list-style-name="L23">
      <style:paragraph-properties fo:margin-top="0cm" fo:margin-bottom="0cm" loext:contextual-spacing="false"/>
    </style:style>
    <style:style style:name="P155" style:family="paragraph" style:parent-style-name="Text_20_body" style:list-style-name="L24">
      <style:paragraph-properties fo:margin-top="0cm" fo:margin-bottom="0cm" loext:contextual-spacing="false"/>
    </style:style>
    <style:style style:name="P156" style:family="paragraph" style:parent-style-name="Text_20_body" style:list-style-name="L25">
      <style:paragraph-properties fo:margin-top="0cm" fo:margin-bottom="0cm" loext:contextual-spacing="false"/>
    </style:style>
    <style:style style:name="P157" style:family="paragraph" style:parent-style-name="Text_20_body" style:list-style-name="L26">
      <style:paragraph-properties fo:margin-top="0cm" fo:margin-bottom="0cm" loext:contextual-spacing="false"/>
    </style:style>
    <style:style style:name="P158" style:family="paragraph" style:parent-style-name="Text_20_body" style:list-style-name="L27">
      <style:paragraph-properties fo:margin-top="0cm" fo:margin-bottom="0cm" loext:contextual-spacing="false"/>
    </style:style>
    <style:style style:name="P159" style:family="paragraph" style:parent-style-name="Text_20_body" style:list-style-name="L28">
      <style:paragraph-properties fo:margin-top="0cm" fo:margin-bottom="0cm" loext:contextual-spacing="false"/>
    </style:style>
    <style:style style:name="P160" style:family="paragraph" style:parent-style-name="Text_20_body" style:list-style-name="L29">
      <style:paragraph-properties fo:margin-top="0cm" fo:margin-bottom="0cm" loext:contextual-spacing="false"/>
    </style:style>
    <style:style style:name="P161" style:family="paragraph" style:parent-style-name="Text_20_body" style:list-style-name="L30">
      <style:paragraph-properties fo:margin-top="0cm" fo:margin-bottom="0cm" loext:contextual-spacing="false"/>
    </style:style>
    <style:style style:name="P162" style:family="paragraph" style:parent-style-name="Text_20_body" style:list-style-name="L31">
      <style:paragraph-properties fo:margin-top="0cm" fo:margin-bottom="0cm" loext:contextual-spacing="false"/>
    </style:style>
    <style:style style:name="P163" style:family="paragraph" style:parent-style-name="Text_20_body" style:list-style-name="L32">
      <style:paragraph-properties fo:margin-top="0cm" fo:margin-bottom="0cm" loext:contextual-spacing="false"/>
    </style:style>
    <style:style style:name="P164" style:family="paragraph" style:parent-style-name="Text_20_body" style:list-style-name="L33">
      <style:paragraph-properties fo:margin-top="0cm" fo:margin-bottom="0cm" loext:contextual-spacing="false"/>
    </style:style>
    <style:style style:name="P165" style:family="paragraph" style:parent-style-name="Text_20_body" style:list-style-name="L34">
      <style:paragraph-properties fo:margin-top="0cm" fo:margin-bottom="0cm" loext:contextual-spacing="false"/>
    </style:style>
    <style:style style:name="P166" style:family="paragraph" style:parent-style-name="Text_20_body" style:list-style-name="L35">
      <style:paragraph-properties fo:margin-top="0cm" fo:margin-bottom="0cm" loext:contextual-spacing="false"/>
    </style:style>
    <style:style style:name="P167" style:family="paragraph" style:parent-style-name="Text_20_body" style:list-style-name="L36">
      <style:paragraph-properties fo:margin-top="0cm" fo:margin-bottom="0cm" loext:contextual-spacing="false"/>
    </style:style>
    <style:style style:name="P168" style:family="paragraph" style:parent-style-name="Text_20_body" style:list-style-name="L37">
      <style:paragraph-properties fo:margin-top="0cm" fo:margin-bottom="0cm" loext:contextual-spacing="false"/>
    </style:style>
    <style:style style:name="P169" style:family="paragraph" style:parent-style-name="Text_20_body" style:list-style-name="L38">
      <style:paragraph-properties fo:margin-top="0cm" fo:margin-bottom="0cm" loext:contextual-spacing="false"/>
    </style:style>
    <style:style style:name="P170" style:family="paragraph" style:parent-style-name="Text_20_body" style:list-style-name="L39">
      <style:paragraph-properties fo:margin-top="0cm" fo:margin-bottom="0cm" loext:contextual-spacing="false"/>
    </style:style>
    <style:style style:name="P171" style:family="paragraph" style:parent-style-name="Text_20_body" style:list-style-name="L40">
      <style:paragraph-properties fo:margin-top="0cm" fo:margin-bottom="0cm" loext:contextual-spacing="false"/>
    </style:style>
    <style:style style:name="P172" style:family="paragraph" style:parent-style-name="Text_20_body" style:list-style-name="L41">
      <style:paragraph-properties fo:margin-top="0cm" fo:margin-bottom="0cm" loext:contextual-spacing="false"/>
    </style:style>
    <style:style style:name="P173" style:family="paragraph" style:parent-style-name="Text_20_body" style:list-style-name="L42">
      <style:paragraph-properties fo:margin-top="0cm" fo:margin-bottom="0cm" loext:contextual-spacing="false"/>
    </style:style>
    <style:style style:name="P174" style:family="paragraph" style:parent-style-name="Text_20_body" style:list-style-name="L43">
      <style:paragraph-properties fo:margin-top="0cm" fo:margin-bottom="0cm" loext:contextual-spacing="false"/>
    </style:style>
    <style:style style:name="P175" style:family="paragraph" style:parent-style-name="Text_20_body" style:list-style-name="L44">
      <style:paragraph-properties fo:margin-top="0cm" fo:margin-bottom="0cm" loext:contextual-spacing="false"/>
    </style:style>
    <style:style style:name="P176" style:family="paragraph" style:parent-style-name="Text_20_body" style:list-style-name="L45">
      <style:paragraph-properties fo:margin-top="0cm" fo:margin-bottom="0cm" loext:contextual-spacing="false"/>
    </style:style>
    <style:style style:name="P177" style:family="paragraph" style:parent-style-name="Text_20_body" style:list-style-name="L46">
      <style:paragraph-properties fo:margin-top="0cm" fo:margin-bottom="0cm" loext:contextual-spacing="false"/>
    </style:style>
    <style:style style:name="P178" style:family="paragraph" style:parent-style-name="Text_20_body" style:list-style-name="L47">
      <style:paragraph-properties fo:margin-top="0cm" fo:margin-bottom="0cm" loext:contextual-spacing="false"/>
    </style:style>
    <style:style style:name="P179" style:family="paragraph" style:parent-style-name="Text_20_body" style:list-style-name="L48">
      <style:paragraph-properties fo:margin-top="0cm" fo:margin-bottom="0cm" loext:contextual-spacing="false"/>
    </style:style>
    <style:style style:name="P180" style:family="paragraph" style:parent-style-name="Text_20_body" style:list-style-name="L49">
      <style:paragraph-properties fo:margin-top="0cm" fo:margin-bottom="0cm" loext:contextual-spacing="false"/>
    </style:style>
    <style:style style:name="P181" style:family="paragraph" style:parent-style-name="Text_20_body" style:list-style-name="L50">
      <style:paragraph-properties fo:margin-top="0cm" fo:margin-bottom="0cm" loext:contextual-spacing="false"/>
    </style:style>
    <style:style style:name="P182" style:family="paragraph" style:parent-style-name="Text_20_body" style:list-style-name="L51">
      <style:paragraph-properties fo:margin-top="0cm" fo:margin-bottom="0cm" loext:contextual-spacing="false"/>
    </style:style>
    <style:style style:name="P183" style:family="paragraph" style:parent-style-name="Text_20_body" style:list-style-name="L52">
      <style:paragraph-properties fo:margin-top="0cm" fo:margin-bottom="0cm" loext:contextual-spacing="false"/>
    </style:style>
    <style:style style:name="P184" style:family="paragraph" style:parent-style-name="Text_20_body" style:list-style-name="L53">
      <style:paragraph-properties fo:margin-top="0cm" fo:margin-bottom="0cm" loext:contextual-spacing="false"/>
    </style:style>
    <style:style style:name="P185" style:family="paragraph" style:parent-style-name="Text_20_body" style:list-style-name="L54">
      <style:paragraph-properties fo:margin-top="0cm" fo:margin-bottom="0cm" loext:contextual-spacing="false"/>
    </style:style>
    <style:style style:name="P186" style:family="paragraph" style:parent-style-name="Text_20_body" style:list-style-name="L55">
      <style:paragraph-properties fo:margin-top="0cm" fo:margin-bottom="0cm" loext:contextual-spacing="false"/>
    </style:style>
    <style:style style:name="P187" style:family="paragraph" style:parent-style-name="Text_20_body" style:list-style-name="L56">
      <style:paragraph-properties fo:margin-top="0cm" fo:margin-bottom="0cm" loext:contextual-spacing="false"/>
    </style:style>
    <style:style style:name="P188" style:family="paragraph" style:parent-style-name="Text_20_body" style:list-style-name="L57">
      <style:paragraph-properties fo:margin-top="0cm" fo:margin-bottom="0cm" loext:contextual-spacing="false"/>
    </style:style>
    <style:style style:name="P189" style:family="paragraph" style:parent-style-name="Text_20_body" style:list-style-name="L58">
      <style:paragraph-properties fo:margin-top="0cm" fo:margin-bottom="0cm" loext:contextual-spacing="false"/>
    </style:style>
    <style:style style:name="P190" style:family="paragraph" style:parent-style-name="Text_20_body" style:list-style-name="L59">
      <style:paragraph-properties fo:margin-top="0cm" fo:margin-bottom="0cm" loext:contextual-spacing="false"/>
    </style:style>
    <style:style style:name="P191" style:family="paragraph" style:parent-style-name="Text_20_body" style:list-style-name="L60">
      <style:paragraph-properties fo:margin-top="0cm" fo:margin-bottom="0cm" loext:contextual-spacing="false"/>
    </style:style>
    <style:style style:name="P192" style:family="paragraph" style:parent-style-name="Text_20_body" style:list-style-name="L61">
      <style:paragraph-properties fo:margin-top="0cm" fo:margin-bottom="0cm" loext:contextual-spacing="false"/>
    </style:style>
    <style:style style:name="P193" style:family="paragraph" style:parent-style-name="Text_20_body" style:list-style-name="L62">
      <style:paragraph-properties fo:margin-top="0cm" fo:margin-bottom="0cm" loext:contextual-spacing="false"/>
    </style:style>
    <style:style style:name="P194" style:family="paragraph" style:parent-style-name="Text_20_body" style:list-style-name="L63">
      <style:paragraph-properties fo:margin-top="0cm" fo:margin-bottom="0cm" loext:contextual-spacing="false"/>
    </style:style>
    <style:style style:name="P195" style:family="paragraph" style:parent-style-name="Text_20_body" style:list-style-name="L64">
      <style:paragraph-properties fo:margin-top="0cm" fo:margin-bottom="0cm" loext:contextual-spacing="false"/>
    </style:style>
    <style:style style:name="P196" style:family="paragraph" style:parent-style-name="Text_20_body" style:list-style-name="L65">
      <style:paragraph-properties fo:margin-top="0cm" fo:margin-bottom="0cm" loext:contextual-spacing="false"/>
    </style:style>
    <style:style style:name="P197" style:family="paragraph" style:parent-style-name="Text_20_body" style:list-style-name="L66">
      <style:paragraph-properties fo:margin-top="0cm" fo:margin-bottom="0cm" loext:contextual-spacing="false"/>
    </style:style>
    <style:style style:name="P198" style:family="paragraph" style:parent-style-name="Text_20_body" style:list-style-name="L67">
      <style:paragraph-properties fo:margin-top="0cm" fo:margin-bottom="0cm" loext:contextual-spacing="false"/>
    </style:style>
    <style:style style:name="P199" style:family="paragraph" style:parent-style-name="Text_20_body" style:list-style-name="L68">
      <style:paragraph-properties fo:margin-top="0cm" fo:margin-bottom="0cm" loext:contextual-spacing="false"/>
    </style:style>
    <style:style style:name="P200" style:family="paragraph" style:parent-style-name="Text_20_body" style:list-style-name="L69">
      <style:paragraph-properties fo:margin-top="0cm" fo:margin-bottom="0cm" loext:contextual-spacing="false"/>
    </style:style>
    <style:style style:name="P201" style:family="paragraph" style:parent-style-name="Text_20_body" style:list-style-name="L70">
      <style:paragraph-properties fo:margin-top="0cm" fo:margin-bottom="0cm" loext:contextual-spacing="false"/>
    </style:style>
    <style:style style:name="P202" style:family="paragraph" style:parent-style-name="Text_20_body" style:list-style-name="L71">
      <style:paragraph-properties fo:margin-top="0cm" fo:margin-bottom="0cm" loext:contextual-spacing="false"/>
    </style:style>
    <style:style style:name="P203" style:family="paragraph" style:parent-style-name="Text_20_body" style:list-style-name="L72">
      <style:paragraph-properties fo:margin-top="0cm" fo:margin-bottom="0cm" loext:contextual-spacing="false"/>
    </style:style>
    <style:style style:name="P204" style:family="paragraph" style:parent-style-name="Text_20_body" style:list-style-name="L73">
      <style:paragraph-properties fo:margin-top="0cm" fo:margin-bottom="0cm" loext:contextual-spacing="false"/>
    </style:style>
    <style:style style:name="P205" style:family="paragraph" style:parent-style-name="Text_20_body" style:list-style-name="L74">
      <style:paragraph-properties fo:margin-top="0cm" fo:margin-bottom="0cm" loext:contextual-spacing="false"/>
    </style:style>
    <style:style style:name="P206" style:family="paragraph" style:parent-style-name="Text_20_body" style:list-style-name="L75">
      <style:paragraph-properties fo:margin-top="0cm" fo:margin-bottom="0cm" loext:contextual-spacing="false"/>
    </style:style>
    <style:style style:name="P207" style:family="paragraph" style:parent-style-name="Text_20_body" style:list-style-name="L76">
      <style:paragraph-properties fo:margin-top="0cm" fo:margin-bottom="0cm" loext:contextual-spacing="false"/>
    </style:style>
    <style:style style:name="P208" style:family="paragraph" style:parent-style-name="Text_20_body" style:list-style-name="L77">
      <style:paragraph-properties fo:margin-top="0cm" fo:margin-bottom="0cm" loext:contextual-spacing="false"/>
    </style:style>
    <style:style style:name="P209" style:family="paragraph" style:parent-style-name="Text_20_body" style:list-style-name="L78">
      <style:paragraph-properties fo:margin-top="0cm" fo:margin-bottom="0cm" loext:contextual-spacing="false"/>
    </style:style>
    <style:style style:name="P210" style:family="paragraph" style:parent-style-name="Text_20_body" style:list-style-name="L79">
      <style:paragraph-properties fo:margin-top="0cm" fo:margin-bottom="0cm" loext:contextual-spacing="false"/>
    </style:style>
    <style:style style:name="P211" style:family="paragraph" style:parent-style-name="Text_20_body" style:list-style-name="L80">
      <style:paragraph-properties fo:margin-top="0cm" fo:margin-bottom="0cm" loext:contextual-spacing="false"/>
    </style:style>
    <style:style style:name="P212" style:family="paragraph" style:parent-style-name="Text_20_body" style:list-style-name="L81">
      <style:paragraph-properties fo:margin-top="0cm" fo:margin-bottom="0cm" loext:contextual-spacing="false"/>
    </style:style>
    <style:style style:name="P213" style:family="paragraph" style:parent-style-name="Text_20_body" style:list-style-name="L82">
      <style:paragraph-properties fo:margin-top="0cm" fo:margin-bottom="0cm" loext:contextual-spacing="false"/>
    </style:style>
    <style:style style:name="P214" style:family="paragraph" style:parent-style-name="Text_20_body" style:list-style-name="L83">
      <style:paragraph-properties fo:margin-top="0cm" fo:margin-bottom="0cm" loext:contextual-spacing="false"/>
    </style:style>
    <style:style style:name="P215" style:family="paragraph" style:parent-style-name="Text_20_body" style:list-style-name="L84">
      <style:paragraph-properties fo:margin-top="0cm" fo:margin-bottom="0cm" loext:contextual-spacing="false"/>
    </style:style>
    <style:style style:name="P216" style:family="paragraph" style:parent-style-name="Text_20_body" style:list-style-name="L85">
      <style:paragraph-properties fo:margin-top="0cm" fo:margin-bottom="0cm" loext:contextual-spacing="false"/>
    </style:style>
    <style:style style:name="P217" style:family="paragraph" style:parent-style-name="Text_20_body" style:list-style-name="L86">
      <style:paragraph-properties fo:margin-top="0cm" fo:margin-bottom="0cm" loext:contextual-spacing="false"/>
    </style:style>
    <style:style style:name="P218" style:family="paragraph" style:parent-style-name="Text_20_body" style:list-style-name="L87">
      <style:paragraph-properties fo:margin-top="0cm" fo:margin-bottom="0cm" loext:contextual-spacing="false"/>
    </style:style>
    <style:style style:name="P219" style:family="paragraph" style:parent-style-name="Text_20_body" style:list-style-name="L88">
      <style:paragraph-properties fo:margin-top="0cm" fo:margin-bottom="0cm" loext:contextual-spacing="false"/>
    </style:style>
    <style:style style:name="P220" style:family="paragraph" style:parent-style-name="Text_20_body" style:list-style-name="L90">
      <style:paragraph-properties fo:margin-top="0cm" fo:margin-bottom="0cm" loext:contextual-spacing="false"/>
    </style:style>
    <style:style style:name="P221" style:family="paragraph" style:parent-style-name="Text_20_body" style:list-style-name="L91">
      <style:paragraph-properties fo:margin-top="0cm" fo:margin-bottom="0cm" loext:contextual-spacing="false"/>
    </style:style>
    <style:style style:name="P222" style:family="paragraph" style:parent-style-name="Text_20_body" style:list-style-name="L92">
      <style:paragraph-properties fo:margin-top="0cm" fo:margin-bottom="0cm" loext:contextual-spacing="false"/>
    </style:style>
    <style:style style:name="P223" style:family="paragraph" style:parent-style-name="Text_20_body" style:list-style-name="L93">
      <style:paragraph-properties fo:margin-top="0cm" fo:margin-bottom="0cm" loext:contextual-spacing="false"/>
    </style:style>
    <style:style style:name="P224" style:family="paragraph" style:parent-style-name="Text_20_body" style:list-style-name="L95">
      <style:paragraph-properties fo:margin-top="0cm" fo:margin-bottom="0cm" loext:contextual-spacing="false"/>
    </style:style>
    <style:style style:name="P225" style:family="paragraph" style:parent-style-name="Text_20_body" style:list-style-name="L96">
      <style:paragraph-properties fo:margin-top="0cm" fo:margin-bottom="0cm" loext:contextual-spacing="false"/>
    </style:style>
    <style:style style:name="P226" style:family="paragraph" style:parent-style-name="Text_20_body" style:list-style-name="L97">
      <style:paragraph-properties fo:margin-top="0cm" fo:margin-bottom="0cm" loext:contextual-spacing="false"/>
    </style:style>
    <style:style style:name="P227" style:family="paragraph" style:parent-style-name="Text_20_body" style:list-style-name="L98">
      <style:paragraph-properties fo:margin-top="0cm" fo:margin-bottom="0cm" loext:contextual-spacing="false"/>
    </style:style>
    <style:style style:name="P228" style:family="paragraph" style:parent-style-name="Text_20_body" style:list-style-name="L99">
      <style:paragraph-properties fo:margin-top="0cm" fo:margin-bottom="0cm" loext:contextual-spacing="false"/>
    </style:style>
    <style:style style:name="P229" style:family="paragraph" style:parent-style-name="Text_20_body" style:list-style-name="L100">
      <style:paragraph-properties fo:margin-top="0cm" fo:margin-bottom="0cm" loext:contextual-spacing="false"/>
    </style:style>
    <style:style style:name="P230" style:family="paragraph" style:parent-style-name="Text_20_body" style:list-style-name="L101">
      <style:paragraph-properties fo:margin-top="0cm" fo:margin-bottom="0cm" loext:contextual-spacing="false"/>
    </style:style>
    <style:style style:name="P231" style:family="paragraph" style:parent-style-name="Text_20_body" style:list-style-name="L102">
      <style:paragraph-properties fo:margin-top="0cm" fo:margin-bottom="0cm" loext:contextual-spacing="false"/>
    </style:style>
    <style:style style:name="P232" style:family="paragraph" style:parent-style-name="Text_20_body" style:list-style-name="L103">
      <style:paragraph-properties fo:margin-top="0cm" fo:margin-bottom="0cm" loext:contextual-spacing="false"/>
    </style:style>
    <style:style style:name="P233" style:family="paragraph" style:parent-style-name="Preformatted_20_Text" style:list-style-name="L34"/>
    <style:style style:name="P234" style:family="paragraph" style:parent-style-name="Preformatted_20_Text" style:list-style-name="L34">
      <style:paragraph-properties fo:margin-top="0cm" fo:margin-bottom="0.499cm" loext:contextual-spacing="false"/>
    </style:style>
    <style:style style:name="P235" style:family="paragraph" style:parent-style-name="Preformatted_20_Text" style:list-style-name="L89">
      <style:paragraph-properties fo:margin-left="1cm" fo:margin-right="0cm" fo:text-indent="0cm" style:auto-text-indent="false"/>
    </style:style>
    <style:style style:name="P236" style:family="paragraph" style:parent-style-name="Preformatted_20_Text" style:list-style-name="L89">
      <style:paragraph-properties fo:margin-left="1cm" fo:margin-right="0cm" fo:margin-top="0cm" fo:margin-bottom="0.499cm" loext:contextual-spacing="false" fo:text-indent="0cm" style:auto-text-indent="false"/>
    </style:style>
    <style:style style:name="P237" style:family="paragraph" style:parent-style-name="List_20_Heading" style:list-style-name="L89"/>
    <style:style style:name="P238" style:family="paragraph" style:parent-style-name="List_20_Contents" style:list-style-name="L89"/>
    <style:style style:name="P239" style:family="paragraph" style:parent-style-name="List_20_Contents" style:list-style-name="L89">
      <style:paragraph-properties fo:margin-top="0cm" fo:margin-bottom="0.499cm" loext:contextual-spacing="false"/>
    </style:style>
    <style:style style:name="T1" style:family="text">
      <style:text-properties fo:font-size="8pt" style:font-size-asian="8pt" style:font-size-complex="8pt"/>
    </style:style>
    <style:style style:name="T2" style:family="text">
      <style:text-properties fo:font-size="8pt" officeooo:rsid="00137065" style:font-size-asian="8pt" style:font-size-complex="8pt"/>
    </style:style>
    <style:style style:name="T3" style:family="text">
      <style:text-properties fo:font-weight="bold"/>
    </style:style>
    <style:style style:name="T4" style:family="text">
      <style:text-properties fo:font-style="italic"/>
    </style:style>
    <style:style style:name="T5" style:family="text">
      <style:text-properties style:text-position="33% 80%"/>
    </style:style>
    <style:style style:name="T6" style:family="text">
      <style:text-properties fo:font-size="12pt" style:font-size-asian="12pt" style:font-size-complex="12pt"/>
    </style:style>
    <style:style style:name="T7" style:family="text">
      <style:text-properties fo:font-size="12pt" officeooo:rsid="00137065" style:font-size-asian="12pt" style:font-size-complex="12pt"/>
    </style:style>
    <style:style style:name="T8" style:family="text">
      <style:text-properties fo:font-size="12pt" officeooo:rsid="001f0140" style:font-size-asian="12pt" style:font-size-complex="12pt"/>
    </style:style>
    <style:style style:name="T9" style:family="text">
      <style:text-properties fo:font-size="10pt" style:font-size-asian="10pt" style:font-size-complex="10pt"/>
    </style:style>
    <style:style style:name="T10" style:family="text">
      <style:text-properties officeooo:rsid="00137065"/>
    </style:style>
    <style:style style:name="T11" style:family="text">
      <style:text-properties officeooo:rsid="0018e93b"/>
    </style:style>
    <style:style style:name="T12" style:family="text">
      <style:text-properties officeooo:rsid="001a958d"/>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u">
        <text:h text:style-name="P9" text:outline-level="1"/>
        <text:h text:style-name="P9" text:outline-level="1"/>
        <text:h text:style-name="P9" text:outline-level="1"/>
        <text:h text:style-name="P9" text:outline-level="1"><text:bookmark-start text:name="__RefHeading__15838_1021975873"/>Introduction au C++ <text:bookmark-end text:name="__RefHeading__15838_1021975873"/></text:h>
        <text:h text:style-name="P9" text:outline-level="1"><text:bookmark-start text:name="__RefHeading__15840_1021975873"/>et <text:bookmark-end text:name="__RefHeading__15840_1021975873"/></text:h>
        <text:h text:style-name="P9" text:outline-level="1"><text:bookmark-start text:name="__RefHeading__15842_1021975873"/>à la programmation objet <text:bookmark-end text:name="__RefHeading__15842_1021975873"/></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P2"><text:span text:style-name="Strong_20_Emphasis"><text:span text:style-name="T6">Version 1</text:span></text:span><text:span text:style-name="Strong_20_Emphasis"><text:span text:style-name="T7">6.</text:span></text:span><text:span text:style-name="Strong_20_Emphasis"><text:span text:style-name="T8">1</text:span></text:span><text:span text:style-name="T6"><text:line-break/></text:span><text:span text:style-name="Emphasis"><text:span text:style-name="T6">(Ma</text:span></text:span><text:span text:style-name="Emphasis"><text:span text:style-name="T7">i 2016</text:span></text:span><text:span text:style-name="Emphasis"><text:span text:style-name="T6">)</text:span></text:span></text:p>
        <text:p text:style-name="P6"/>
        <text:p text:style-name="P4"/>
        <text:p text:style-name="P4"/>
        <text:p text:style-name="P4"/>
        <text:p text:style-name="P4"/>
        <text:p text:style-name="P4"/>
        <text:p text:style-name="P4"/>
        <text:p text:style-name="P4"/>
        <text:p text:style-name="P4"/>
        <text:p text:style-name="P4"/>
        <text:p text:style-name="P4"/>
        <text:p text:style-name="P7">par Emmanuel Courcelle</text:p>
        <text:p text:style-name="P5">emmanuel.courcelle@<text:span text:style-name="T10">inp-</text:span>toulouse.fr</text:p>
        <text:p text:style-name="P6"/>
      </text:section>
      <text:p text:style-name="P10"/>
      <text:p text:style-name="P10"/>
      <text:section text:style-name="Sect1" text:name="Section3">
        <text:section text:style-name="Sect1" text:name="Section2">
          <text:h text:style-name="Heading_20_1" text:outline-level="1"><text:bookmark text:name="contenu"/><text:bookmark-start text:name="__RefHeading__16240_2073142818"/>Introduction<text:bookmark-end text:name="__RefHeading__16240_2073142818"/></text:h>
          <text:h text:style-name="Heading_20_2" text:outline-level="2"><text:bookmark text:name="copyleft"/><text:bookmark-start text:name="__RefHeading__16242_2073142818"/>A propos de ce cours<text:bookmark-end text:name="__RefHeading__16242_2073142818"/></text:h>
          <text:p text:style-name="Text_20_body">Vous pouvez <text:a xlink:type="simple" xlink:href="https://www.calmip.univ-toulouse.fr/c++" text:style-name="Internet_20_link" text:visited-style-name="Visited_20_Internet_20_Link">télécharger</text:a> l'ensemble des fichiers constituant ce cours. Vous pourrez alors l'installer sur votre machine personnelle et le lire avec tout navigateur. Il vous suffira d'ouvrir le fichier <text:span text:style-name="Source_20_Text">index.html</text:span></text:p>
          <text:p text:style-name="Text_20_body">Vous pouvez aussi installer ce cours sur votre serveur web, mais dans ce cas merci de noter que ce cours est placé sous licence <text:a xlink:type="simple" xlink:href="http://creativecommons.org/licenses/by-nc-nd/3.0/deed.fr" text:style-name="Internet_20_link" text:visited-style-name="Visited_20_Internet_20_Link">Creative Commons, "Attribution - Pas d’Utilisation Commerciale - Pas de Modification 3.0 non transposé (CC BY-NC-ND 3.0)" </text:a></text:p>
          <text:p text:style-name="Text_20_body">Si vous trouvez des inexactitudes, ou si vous avez des idées d'améliorations, merci de me contacter.</text:p>
          <text:h text:style-name="Heading_20_2" text:outline-level="2"><text:bookmark text:name="symboles"/><text:bookmark-start text:name="__RefHeading__16244_2073142818"/>Symboles et conventions utilisés dans ce cours<text:bookmark-end text:name="__RefHeading__16244_2073142818"/></text:h>
          <text:p text:style-name="List_20_Heading"><text:a xlink:type="simple" xlink:href="../../html/exos.html" text:style-name="Internet_20_link" text:visited-style-name="Visited_20_Internet_20_Link">Exercices</text:a> </text:p>
          <text:p text:style-name="List_20_Contents">Au boulot !!! Cliquez sur cette rubrique du menu et vous aurez quelques sujets d'exercices. Parmi eux, certains sont corrigés. Dans ce cas, promis-juré, j'ai réussi à compiler et à exécuter le programme, au moins avec gcc. </text:p>
          <text:p text:style-name="List_20_Heading"><text:a xlink:type="simple" xlink:href="http://www.cplusplus.com/ref/" text:style-name="Internet_20_link" text:visited-style-name="Visited_20_Internet_20_Link">cplusplus</text:a> </text:p>
          <text:p text:style-name="List_20_Contents">Un pointeur vers l'excellent site web http://www.cplusplus.com/. La référence du langage, y compris les entrées-sorties.(en Anglais). </text:p>
          <text:p text:style-name="List_20_Heading"><text:a xlink:type="simple" xlink:href="http://c.developpez.com/faq/cpp/" text:style-name="Internet_20_link" text:visited-style-name="Visited_20_Internet_20_Link">FAQ C++</text:a> </text:p>
          <text:p text:style-name="List_20_Contents">Les FAQ C++: un livre, mais aussi un site web ! A lire et à relire pour bien comprendre l'esprit du C++ </text:p>
          <text:p text:style-name="List_20_Heading"><text:a xlink:type="simple" xlink:href="http://www.stroustrup.com/C++11FAQ.html" text:style-name="Internet_20_link" text:visited-style-name="Visited_20_Internet_20_Link">C++11</text:a> </text:p>
          <text:p text:style-name="List_20_Contents">Par Bjarne Stroustrup, les innovations apportées par la norme de 2011 du C++ </text:p>
          <text:p text:style-name="List_20_Heading"><text:a xlink:type="simple" xlink:href="http://www.boost.org/" text:style-name="Internet_20_link" text:visited-style-name="Visited_20_Internet_20_Link">BOOST</text:a> </text:p>
          <text:p text:style-name="P17">Avant de programmer, allez donc voir si le projet BOOST n'aurait pas un objet tout fait à vous proposer! </text:p>
          <text:p text:style-name="Text_20_body"><draw:frame draw:style-name="fr2" draw:name="images6" text:anchor-type="as-char" svg:width="0.529cm" svg:height="0.529cm" draw:z-index="110"><draw:image xlink:href="../../html/61.gif" xlink:type="simple" xlink:show="embed" xlink:actuate="onLoad"/><svg:title>Pour les terriens</svg:title></draw:frame>Cliquez là-dessus pour accéder à une page destinée aux terriens normaux, qui vous donnera des explications plus simples à comprendre, en particulier grâce à des analogies avec le monde réel.</text:p>
          <text:p text:style-name="Text_20_body">Il y a des exemples de code dans le cours. Je ne garantis pas qu'ils fonctionnent, tout simplement parce qu'ils sont pour la plupart incomplets, ou sont du "pseudo-code" plutôt que du code réel. Regardez les exercices si vous voulez du code qui fonctionne pour de vrai.</text:p>
          <text:p text:style-name="Text_20_body">Peut-être voudrez-vous mettre en pratique les notions expliquées, sans obligatoirement regarder le corrigé des exercices. Dans ce cas, il vous faut savoir écrire un programme C++ minimum, par exemple celui qui écrit <text:span text:style-name="Source_20_Text">hello world</text:span> sur l'écran. </text:p>
          <text:p text:style-name="Preformatted_20_Text">#include &lt;iostream&gt;</text:p>
          <text:p text:style-name="Preformatted_20_Text">using namespace std;</text:p>
          <text:p text:style-name="Preformatted_20_Text"/>
          <text:p text:style-name="Preformatted_20_Text">int main(int argc, char* argv[]) {</text:p>
          <text:p text:style-name="Preformatted_20_Text"><text:s text:c="4"/>cout &lt;&lt; "Nombre de paramètres: " &lt;&lt; argc &lt;&lt; endl;</text:p>
          <text:p text:style-name="Preformatted_20_Text"><text:s text:c="4"/>cout &lt;&lt; "Nom du programme <text:s text:c="3"/>: " &lt;&lt; argv[0] &lt;&lt; endl;</text:p>
          <text:p text:style-name="Preformatted_20_Text"><text:s text:c="4"/>cout &lt;&lt; "Hello world" &lt;&lt; endl;</text:p>
          <text:p text:style-name="Preformatted_20_Text"><text:s text:c="4"/>cerr &lt;&lt; "Hello buggy world" &lt;&lt; endl;</text:p>
          <text:p text:style-name="Preformatted_20_Text"><text:s text:c="4"/>return 0;</text:p>
          <text:p text:style-name="P18">};</text:p>
          <text:p text:style-name="Text_20_body">Il s'agit d'instructions d'entrées-sorties. La première écrit sur la sortie standard, la seconde sur l'erreur standard. Les deux premières lignes vous permettent d'utiliser la bibliothèque standard. Prenez-les pour l'instant comme des formules magiques, ce n'est qu'à la fin du cours que vous comprendrez réellement de quoi il retourne <draw:a xlink:type="simple" xlink:href="../../html/stdlib.html"><draw:frame draw:style-name="fr3" draw:name="images7" text:anchor-type="as-char" svg:width="0.291cm" svg:height="0.344cm" draw:z-index="111"><draw:image xlink:href="../../html/apres.gif" xlink:type="simple" xlink:show="embed" xlink:actuate="onLoad"/><svg:title>apres</svg:title></draw:frame></draw:a></text:p>
          <text:p text:style-name="Text_20_body"><draw:frame draw:style-name="fr2" draw:name="images8" text:anchor-type="as-char" svg:width="0.397cm" svg:height="0.397cm" draw:z-index="112"><draw:image xlink:href="../../html/attention.gif" xlink:type="simple" xlink:show="embed" xlink:actuate="onLoad"/><svg:title>ATTENTION</svg:title></draw:frame>Le C++ est un langage très simple à apprendre (mais si...) mais il y a tout-de-même quelques difficultés. Celles-ci sont indiquées comme ce paragraphe-ci.</text:p>
          <text:p text:style-name="Text_20_body"><draw:frame draw:style-name="fr2" draw:name="images9" text:anchor-type="as-char" svg:width="0.503cm" svg:height="0.503cm" draw:z-index="113"><draw:image xlink:href="../../html/diam.gif" xlink:type="simple" xlink:show="embed" xlink:actuate="onLoad"/><svg:title>REGLE     D'OR</svg:title></draw:frame>Certaines règles, dites "règles d'or", sont plutôt des règles de bon usage que des règles imposées par le compilateur. Elles sont indiquées comme ceci.</text:p>
          <text:p text:style-name="Text_20_body"><draw:frame draw:style-name="fr2" draw:name="images10" text:anchor-type="as-char" svg:width="0.529cm" svg:height="0.529cm" draw:z-index="114"><draw:image xlink:href="../../html/dechirure.gif" xlink:type="simple" xlink:show="embed" xlink:actuate="onLoad"/><svg:title>Les autres ?</svg:title></draw:frame>Et chez les autres, comment ça se dit ? Derrière cette icône sont regroupées quelques comparaisons avec d'autres <text:soft-page-break/>langages objets: certaines notions se retrouvent (mais se disent différemment), alors que d'autres notions sont absentes de certains langages.</text:p>
          <text:p text:style-name="Text_20_body"><text:a xlink:type="simple" xlink:href="../../html/intro.html#" text:style-name="Internet_20_link" text:visited-style-name="Visited_20_Internet_20_Link"/></text:p>
          <text:h text:style-name="Heading_20_2" text:outline-level="2"><text:bookmark text:name="impasses"/><text:bookmark-start text:name="__RefHeading__16246_2073142818"/>Impasses...<text:bookmark-end text:name="__RefHeading__16246_2073142818"/></text:h>
          <text:p text:style-name="Text_20_body">J'ai volontairement fait l'impasse sur plusieurs aspects du langage:</text:p>
          <text:p text:style-name="List_20_Heading"><text:span text:style-name="T3">Fichiers sources</text:span> </text:p>
          <text:p text:style-name="List_20_Contents">Le découpage en fichiers <text:span text:style-name="Source_20_Text">.h</text:span> et <text:span text:style-name="Source_20_Text">.cpp</text:span> n'est pas abordé. </text:p>
          <text:p text:style-name="List_20_Heading"><text:span text:style-name="T3">Fonctions </text:span><text:span text:style-name="Source_20_Text"><text:span text:style-name="T3">inline</text:span></text:span> </text:p>
          <text:p text:style-name="List_20_Contents">Les fonctions peuvent être déclarées <text:span text:style-name="Source_20_Text">inline</text:span> pour améliroer la rapidité d'exécution; ce point n'est pas abordé en détails. </text:p>
          <text:p text:style-name="List_20_Heading"><text:span text:style-name="T3">Héritage privé ou protégé</text:span> </text:p>
          <text:p text:style-name="List_20_Contents">L'héritage privé ou protégé n'est pas abordé. </text:p>
          <text:p text:style-name="List_20_Heading"><text:span text:style-name="T3">R.T.T.I.</text:span> </text:p>
          <text:p text:style-name="List_20_Contents">Run Time Type Identification. Permet de déterminer quel est le type d'une variable. Dans de rares cas cela est indispensable, mais la plupart du tempsdes mécanismes basés sur l'héritage seront préférables. </text:p>
          <text:p text:style-name="List_20_Heading"><text:span text:style-name="T3">C++11</text:span> </text:p>
          <text:p text:style-name="P17">Les innovations de la nouvelle norme du C++, ne sont que très partiellement évoquées. </text:p>
          <text:h text:style-name="Heading_20_2" text:outline-level="2"><text:bookmark text:name="historique"/><text:bookmark-start text:name="__RefHeading__16248_2073142818"/>Un peu d'histoire.<text:bookmark-end text:name="__RefHeading__16248_2073142818"/></text:h>
          <text:p text:style-name="Text_20_body">Le C++ est apparu durant les années 80; il s'agit d'une création de Bjarne Stroustrup, un informaticien qui travaillait chez ATT sur de gros projets d'informatique distribuée. Quelques dates:</text:p>
          <text:list xml:id="list2061735648461175110" text:style-name="L1">
            <text:list-item>
              <text:p text:style-name="P132">1965-1970 Le langage BCPL est largement utilisé pour la programmation système, en particulier chez ATT </text:p>
            </text:list-item>
            <text:list-item>
              <text:p text:style-name="P132">1969-1972 Naissance du langage B, une évolution de BCPL, puis du langage C, lui-même une évolution de B </text:p>
            </text:list-item>
            <text:list-item>
              <text:p text:style-name="P132">1978 The C Programming Language par Richie et Kernighan, ce livre a tenu lieu de manuel de référence du langage pendant plusieurs années. </text:p>
            </text:list-item>
            <text:list-item>
              <text:p text:style-name="P132">1979 Bjorne Stroustrup commence à travailler sur un nouveau C ("C with Classes") </text:p>
            </text:list-item>
            <text:list-item>
              <text:p text:style-name="P132">1983 La première version du C++ est utilisée en interne chez ATT </text:p>
            </text:list-item>
            <text:list-item>
              <text:p text:style-name="P132">1983 Mise en place de la commission de normalisation du C par l'ANSI </text:p>
            </text:list-item>
            <text:list-item>
              <text:p text:style-name="P132">1985 Première implémentation commerciale du C++ </text:p>
            </text:list-item>
            <text:list-item>
              <text:p text:style-name="P132">1985 Normalisation du C ("C Ansi") </text:p>
            </text:list-item>
            <text:list-item>
              <text:p text:style-name="P132">1989 Premiers travaux de normalisation du C++ </text:p>
            </text:list-item>
            <text:list-item>
              <text:p text:style-name="P132">Nov 1997 - Approbation du nouveau standard (Ansi C++) par le comité de normalisation. Aussi appelé C++98 ou C++03 </text:p>
            </text:list-item>
            <text:list-item>
              <text:p text:style-name="P132">1998-2011 - Reprise des travaux de normalisation </text:p>
            </text:list-item>
            <text:list-item>
              <text:p text:style-name="P132">Juillet 2011 - Approbation du dernier standard à ce jour: C++11, appelé dans un premier temps C++0x. Ce document porte essentiellement sur le C++98, cependant certaines innovations du C++11 ont été ajoutées et seront signalées. </text:p>
            </text:list-item>
            <text:list-item>
              <text:p text:style-name="P29"><text:span text:style-name="Strong_20_Emphasis">A suivre...</text:span> </text:p>
            </text:list-item>
          </text:list>
          <text:p text:style-name="Text_20_body">La syntaxe évolue bien entendu d'un langage à l'autre, mais comme ceux-ci sont fortement apparentés entre eux, les différences de syntaxe sont au fond mineures. Par contre, la manière dont les données sont traitées va beaucoup évoluer au cours du temps; BCPL et B sont des langages non typés: cela signifie que les données seront toutes rassemblées dans des tableaux de "mots", encore appelés "cellules". La taille de chaque cellule est tout simplement la taille de cellule élémentaire utilisée sur la machine (18 bits). Normal, au fond, pour un langage destiné à remplacer l'assembleur, tout en gardant ses principales caractéristiques. Cela a cependant deux conséquences importantes:</text:p>
          <text:list xml:id="list8107478441861904324" text:style-name="L2">
            <text:list-item>
              <text:p text:style-name="P133">La notion de pointeur ne présente aucune difficulté à implémenter </text:p>
            </text:list-item>
            <text:list-item>
              <text:p text:style-name="P30">La correspondance forte entre pointeurs et tableau est parfaitement naturelle. </text:p>
            </text:list-item>
          </text:list>
          <text:p text:style-name="Text_20_body">En 1970, un nouvel ordinateur (DEC pdp 11) est acquis par l'équipe: dès lors, la taille des mots n'est plus 18 bits, mais 16 bits, et l'adressage se fait par octets. Le langage B est rapidement recodé pour fonctionner sur la nouvelle machine, mais de gros problèmes se posent alors:</text:p>
          <text:list xml:id="list8594783117881608444" text:style-name="L3">
            <text:list-item>
              <text:p text:style-name="P134">Les opérateurs mettant en jeu des pointeurs, conçus pour des machines sur 18 bits, deviennent très inefficaces avec la nouvelle machine. </text:p>
            </text:list-item>
            <text:list-item>
              <text:p text:style-name="P31">Le pdp 11 étant équipé de coprocesseur flottant, comment en tirer parti avec un langage ne connaissant que des <text:soft-page-break/>données sur un mot, alors que 16 bits est insuffisant pour représenter un nombre réel ??? (18 bits auraient été suffisants...) </text:p>
            </text:list-item>
          </text:list>
          <text:p text:style-name="Text_20_body">La seule manière de s'en sortir est alors de doter le langage de variables de différents <text:span text:style-name="Emphasis">types</text:span>. Le nouveau langage, appelé C, inclut donc la notion de types: <text:span text:style-name="Source_20_Text">int, char, float</text:span>, puis le type <text:span text:style-name="Source_20_Text">struct</text:span> fait son apparition un peu plus tard.</text:p>
          <text:h text:style-name="Heading_20_3" text:outline-level="3"><text:bookmark-start text:name="__RefHeading__16250_2073142818"/>Langage proche de la machine ou abstraction de données ?<text:bookmark-end text:name="__RefHeading__16250_2073142818"/></text:h>
          <text:p text:style-name="Text_20_body">On voit donc bien l'évolution, qui s'est poursuivie jusqu'au C++: on part d'une situation où le langage n'est au fond qu'un "super-assembleur", pour gagner petit à petit en abstraction, (type <text:span text:style-name="Source_20_Text">struct</text:span> en particulier), ce qui permettra au langage d'être utilisé pour un usage plus général. Toutefois, on reste toujours "proche de la machine", de sorte que le C peut dans la plupart des cas remplacer totalement l'assembleur, même pour développer du code proche du hardware (pilotes de périphériques, par exemple). Cette évolution a été poursuivie par Stroustrup lors de la conception du C++: le type <text:span text:style-name="Source_20_Text">class</text:span>, qui est l'aboutissement du type <text:span text:style-name="Source_20_Text">struct</text:span>, permet d'implémenter un très haut niveau d'abstraction des données; en même temps, le C++ étant un surensemble du C, il reste un langage de choix pour l'informatique système.</text:p>
        </text:section>
        <text:section text:style-name="Sect1" text:name="Section5">
          <text:h text:style-name="P11" text:outline-level="1"/>
          <text:h text:style-name="P11" text:outline-level="1"><text:bookmark text:name="contenu1"/><text:bookmark-start text:name="__RefHeading__16252_2073142818"/>La programmation objet<text:bookmark-end text:name="__RefHeading__16252_2073142818"/></text:h>
          <text:h text:style-name="Heading_20_2" text:outline-level="2"><text:bookmark text:name="probl"/><text:bookmark-start text:name="__RefHeading__16254_2073142818"/>Poser un problème<text:bookmark-end text:name="__RefHeading__16254_2073142818"/></text:h>
          <text:p text:style-name="Text_20_body">Avant de se précipiter sur son clavier pour écrire un programme, il convient de réfléchir afin de poser correctement le problème... Or, la manière même dont le problème sera posé influe sur l'écriture du programme. D'où la notion de "paradigme de programmation". Or, s'il est possible d'implémenter tous les paradigmes en utilisant n'importe quel langage, cela sera plus ou moins facile selon le langage utilisé. Ainsi, il est possible de programmer en objet en utilisant le C... mais le C++, conçu dans cet objectif, <text:span text:style-name="Strong_20_Emphasis">supporte</text:span> la programmation objet, par sa syntaxe d'une part, par les contrôles apportés tant au moment de la compilation que lors de l'exécution d'autre part.</text:p>
          <text:h text:style-name="Heading_20_2" text:outline-level="2"><text:bookmark text:name="prog"/><text:bookmark-start text:name="__RefHeading__16256_2073142818"/>La programmation objets expliquée aux programmeurs<text:bookmark-end text:name="__RefHeading__16256_2073142818"/></text:h>
          <text:p text:style-name="Text_20_body">Si vous êtes programmeur, mais habitué aux langages de programmation "procéduraux" (<text:span text:style-name="Source_20_Text">pascal</text:span>, <text:span text:style-name="Source_20_Text">fortran</text:span>, <text:span text:style-name="Source_20_Text">C</text:span>, <text:span text:style-name="Source_20_Text">perl</text:span>, etc.), ce chapitre est pour vous: il essaie d'expliquer comment on peut passer de la programmation procédurale à la programmation objet, via la programmation structurée.</text:p>
          <text:p text:style-name="Text_20_body"><draw:frame draw:style-name="fr2" draw:name="images17" text:anchor-type="as-char" svg:width="0.529cm" svg:height="0.529cm" draw:z-index="115"><draw:image xlink:href="../../html/61.gif" xlink:type="simple" xlink:show="embed" xlink:actuate="onLoad"/><svg:title>Pour les terriens</svg:title></draw:frame> Mais si vous êtes débutant en programmation, vous êtes encore des "gens normaux", dans ce cas vous pouvez passer directement au chapitre suivant.<draw:a xlink:type="simple" xlink:href="../../html/progobj.html#normaux"><draw:frame draw:style-name="fr4" draw:name="images18" text:anchor-type="as-char" svg:width="0.291cm" svg:height="0.344cm" draw:z-index="116"><draw:image xlink:href="../../html/apres.gif" xlink:type="simple" xlink:show="embed" xlink:actuate="onLoad"/><svg:title>apres</svg:title></draw:frame></draw:a> </text:p>
          <text:h text:style-name="Heading_20_2" text:outline-level="2"><text:bookmark text:name="proc"/><text:bookmark-start text:name="__RefHeading__16258_2073142818"/>L'approche procédurale<text:bookmark-end text:name="__RefHeading__16258_2073142818"/></text:h>
          <text:p text:style-name="Text_20_body">Elle met l'accent sur l'action représentée par le programme: on doit "faire quelque chose", mais cette chose sera exécutée par étapes successives. Chaque étape elle-même peut être découpée. On arrive ainsi à des découpages de plus en plus fins, jusqu'à obtenir des fonctions élémentaires. Certaines de ces fonctions peuvent figurer dans des bibliothèques, cela permettra de les réutiliser plus tard pour d'autres projets.</text:p>
          <text:h text:style-name="Heading_20_3" text:outline-level="3"><text:bookmark text:name="fonct"/><text:bookmark-start text:name="__RefHeading__16260_2073142818"/>Qu'est-ce qu'une fonction ? <text:bookmark-end text:name="__RefHeading__16260_2073142818"/></text:h>
          <text:p text:style-name="Text_20_body">Une fonction est un sous-programme caractérisé par:</text:p>
          <text:list xml:id="list7264690969727173516" text:style-name="L4">
            <text:list-item>
              <text:p text:style-name="P135">Son nom </text:p>
            </text:list-item>
            <text:list-item>
              <text:p text:style-name="P135">Des données en entrée (les paramètres) </text:p>
            </text:list-item>
            <text:list-item>
              <text:p text:style-name="P135">Une valeur de retour </text:p>
            </text:list-item>
            <text:list-item>
              <text:p text:style-name="P32">Une action sur le système, représentée par un algorithme </text:p>
            </text:list-item>
          </text:list>
          <text:h text:style-name="Heading_20_3" text:outline-level="3"><text:bookmark text:name="loca-glo"/><text:bookmark-start text:name="__RefHeading__16262_2073142818"/>Variables locales ou globales<text:bookmark-end text:name="__RefHeading__16262_2073142818"/></text:h>
          <text:p text:style-name="Text_20_body">Les variables peuvent être locales, mais aussi globales: si <text:span text:style-name="Source_20_Text">X</text:span> est une variable globale, une fonction <text:span text:style-name="Source_20_Text">f1</text:span> peut modifier la valeur de <text:span text:style-name="Source_20_Text">X</text:span>, mais une autre fonction <text:span text:style-name="Source_20_Text">f2</text:span> peut également modifier cette valeur. Un programme bien structuré aura le moins possible de variables globales... mais celles-ci ne pourront pas être totalement évitées.</text:p>
          <text:h text:style-name="Heading_20_2" text:outline-level="2"><text:bookmark text:name="modul"/><text:bookmark-start text:name="__RefHeading__16264_2073142818"/>L'approche modulaire<text:bookmark-end text:name="__RefHeading__16264_2073142818"/></text:h>
          <text:p text:style-name="Text_20_body">Supposons que dans notre programme, deux fonctions <text:span text:style-name="Source_20_Text">f1</text:span>, <text:span text:style-name="Source_20_Text">f2</text:span> et <text:span text:style-name="Source_20_Text">f3 </text:span>accèdent toutes deux aux variables globales <text:span text:style-name="Source_20_Text">A</text:span> et <text:span text:style-name="Source_20_Text">B</text:span>, mais <text:span text:style-name="Emphasis">ce sont les seules.</text:span> Dans ces conditions, peut-on vraiment dire que <text:span text:style-name="Source_20_Text">A</text:span> et <text:span text:style-name="Source_20_Text">B</text:span> sont des variables globales ?<text:line-break/>Il est tentant de regrouper ces fonctions et ces variables: c'est la notion de module. Nous pouvons regrouper les trois fonctions <text:span text:style-name="Source_20_Text">f1</text:span>, <text:span text:style-name="Source_20_Text">f2</text:span> et <text:span text:style-name="Source_20_Text">f3</text:span> d'une part, les deux variables <text:span text:style-name="Source_20_Text">A</text:span> et <text:span text:style-name="Source_20_Text">B</text:span> d'autre part, dans un module qui est constitué de deux parties:</text:p>
          <text:list xml:id="list7270536837023149872" text:style-name="L5">
            <text:list-item>
              <text:p text:style-name="P136">Une <text:span text:style-name="Emphasis">interface</text:span> qui spécifie exactement les fonctions qui seront visibles depuis l'extérieur. </text:p>
            </text:list-item>
            <text:list-item>
              <text:p text:style-name="P33">Une <text:span text:style-name="Emphasis">implémentation</text:span> qui contient des variables d'une part, du code d'autre part. </text:p>
            </text:list-item>
          </text:list>
          <text:h text:style-name="Heading_20_3" text:outline-level="3"><text:bookmark text:name="interf"/><text:bookmark-start text:name="__RefHeading__16266_2073142818"/>Interface publique...<text:bookmark-end text:name="__RefHeading__16266_2073142818"/></text:h>
          <text:p text:style-name="Text_20_body">Le module comporte une interface, c'est-à-dire un ensemble de fonctions (et éventuellement de variables), qui seules seront vues par l'utilisateur du module. Un soin particulier doit être apporté à l'écriture de l'interface, puisque la <text:soft-page-break/>modification de celui-ci pourra avoir des conséquences sur le code utilisateur du module. La seule modification de type d'une variable de fonction, par exemple, peut entraîner une impossibilité de compilation de l'application.</text:p>
          <text:h text:style-name="Heading_20_3" text:outline-level="3"><text:bookmark text:name="impl"/><text:bookmark-start text:name="__RefHeading__16268_2073142818"/>...Implémentation cachée<text:bookmark-end text:name="__RefHeading__16268_2073142818"/></text:h>
          <text:p text:style-name="Text_20_body">Les algorithmes constituant le corps des fonctions seront cachés, en ce sens qu'ils ne seront pas visibles par les utilisateurs du module. En conséquence, il est possible de les modifier, par exemple pour améliorer leur performance ou pour corriger une erreur, sans que cela ait d'impact sur le reste du programme... à condition toutefois que l'interface reste inchangée (ou tout au moins qu'il y ait compatibilité entre l'ancienne et la nouvelle interface). Il est même possible de modifier le découpage en fonctions du module, en ajoutant ou en supprimant des fonctions: tant qu'on ne touche pas aux fonctions déclarées dans l'interface, pas de problème par rapport à l'extérieur.</text:p>
          <text:h text:style-name="Heading_20_3" text:outline-level="3"><text:bookmark text:name="encaps"/><text:bookmark-start text:name="__RefHeading__16270_2073142818"/>Encapsulation des données<text:bookmark-end text:name="__RefHeading__16270_2073142818"/></text:h>
          <text:p text:style-name="Text_20_body">Les variables <text:span text:style-name="Source_20_Text">A</text:span> et <text:span text:style-name="Source_20_Text">B</text:span> étant cachées, on peut modifier leur type tout en limitant l'impact sur l'ensemble du programme. D'autre part, grâce à l'encapsulation, et en supposant que la fonction <text:span text:style-name="Source_20_Text">f4</text:span> n'est pas intégrée à ce module, on est sûr d'éviter le bogue suivant (pas toujours très simple à détecter): </text:p>
          <text:p text:style-name="Preformatted_20_Text">void f4 (){</text:p>
          <text:p text:style-name="Preformatted_20_Text"><text:s text:c="3"/>int A1;</text:p>
          <text:p text:style-name="Preformatted_20_Text"><text:s text:c="3"/>A=0; /* ERREUR, on voulait écrire A1=0 */</text:p>
          <text:p text:style-name="P18">}</text:p>
          <text:p text:style-name="Text_20_body">Si <text:span text:style-name="Source_20_Text">A</text:span> avait été une variable globale, la ligne <text:span text:style-name="Source_20_Text">A=0</text:span>, qui est une erreur du point-de-vue du programmeur, n'aurait pas été signalée par le compilateur, puisque <text:span text:style-name="Source_20_Text">A</text:span> est accessible. Si <text:span text:style-name="Source_20_Text">A</text:span> est "cachée" (encapsulée dans un module), le compilateur détectera une erreur: il sera alors aisé de la corriger.</text:p>
          <text:h text:style-name="Heading_20_3" text:outline-level="3"><text:bookmark text:name="proto"/><text:bookmark-start text:name="__RefHeading__16272_2073142818"/>Prototypage<text:bookmark-end text:name="__RefHeading__16272_2073142818"/></text:h>
          <text:p text:style-name="Text_20_body">Le mécanisme d'encapsulation des données, lorsqu'il est supporté par le langage de programmation, permet de travailler aisément en équipe sur un même projet: chaque programmeur écrit un module différent: il faut que tout le monde soit d'accord sur l'interface de chaque module, mais le codage lui-même peut se faire par chacun de manière indépendante. <text:line-break/>Il est également possible de travailler par prototypes: lors de la phase de prototypage, l'interface est écrit mais le code est incomplet. Cela permet toutefois d'utiliser l'interface du module dans d'autres parties de l'application, et ainsi de tester la cohérence du modèle.</text:p>
          <text:h text:style-name="Heading_20_2" text:outline-level="2"><text:bookmark text:name="obj"/><text:bookmark-start text:name="__RefHeading__16274_2073142818"/>L'approche objets<text:bookmark-end text:name="__RefHeading__16274_2073142818"/></text:h>
          <text:p text:style-name="Text_20_body">Il est possible de dépasser l'approche modulaire. Supposons que l'on veuille, dans un programme, définir une structure de pile de caractères. On pourra écrire un module, avec les deux fonctions interfaces suivantes:</text:p>
          <text:p text:style-name="Preformatted_20_Text">char pop();</text:p>
          <text:p text:style-name="P18">void push (char);</text:p>
          <text:p text:style-name="Text_20_body">On peut dire qu'un tel module est un "archéo-objet". Mais nous aimerions répondre aux trois questions suivantes:</text:p>
          <text:list xml:id="list3348965302089530587" text:style-name="L6">
            <text:list-item>
              <text:p text:style-name="P137">Comment faire si nous avons besoin de plusieurs piles dans notre programme ? </text:p>
            </text:list-item>
            <text:list-item>
              <text:p text:style-name="P137">Comment classer nos objets par "familles d'objets" ? </text:p>
            </text:list-item>
            <text:list-item>
              <text:p text:style-name="P34">Comment faire si nous avons besoin de piles d'entiers ? </text:p>
            </text:list-item>
          </text:list>
          <text:h text:style-name="Heading_20_3" text:outline-level="3"><text:bookmark text:name="obj-typ"/><text:bookmark-start text:name="__RefHeading__16276_2073142818"/>Des objets intégrés au système de typage<text:bookmark-end text:name="__RefHeading__16276_2073142818"/></text:h>
          <text:h text:style-name="Heading_20_4" text:outline-level="4"><text:bookmark-start text:name="__RefHeading__16278_2073142818"/>Donner un numéro d'identification aux piles:<text:bookmark-end text:name="__RefHeading__16278_2073142818"/></text:h>
          <text:p text:style-name="Text_20_body">On ajoute un paramètre aux fonctions <text:span text:style-name="Source_20_Text">pop</text:span> et <text:span text:style-name="Source_20_Text">push</text:span> définies ci-dessus, en l'occurence un numéro d'identification. Dès lors, on peut gérer autant de piles que l'on veut. Les fonctions interfaces deviennent:</text:p>
          <text:p text:style-name="Preformatted_20_Text"><text:soft-page-break/>char pop(int Id);</text:p>
          <text:p text:style-name="P18">void push(int Id, char c);</text:p>
          <text:h text:style-name="Heading_20_4" text:outline-level="4"><text:bookmark-start text:name="__RefHeading__16280_2073142818"/>La solution du C++<text:bookmark-end text:name="__RefHeading__16280_2073142818"/></text:h>
          <text:p text:style-name="Text_20_body">Le C++ apporte une solution beaucoup plus puissante: il permet au programmeur de définir un <text:span text:style-name="Emphasis">"un type de données qui se comporte</text:span> [presque] <text:span text:style-name="Emphasis">de la même manière qu'un type prédéfini". </text:span><text:span text:style-name="Emphasis"><draw:a xlink:type="simple" xlink:href="../../html/types.html#class"><draw:frame draw:style-name="fr3" draw:name="images19" text:anchor-type="as-char" svg:width="0.291cm" svg:height="0.344cm" draw:z-index="117"><draw:image xlink:href="../../html/apres.gif" xlink:type="simple" xlink:show="embed" xlink:actuate="onLoad"/><svg:title>apres</svg:title></draw:frame></draw:a></text:span>Le module devient alors tout simplement une déclaration de type, on peut déclarer des variables de ce type; Les fonctions sont "attachées" à ces variables, de sorte qu'on écrira dans le code des lignes du style:</text:p>
          <text:p text:style-name="Preformatted_20_Text">class stack {</text:p>
          <text:p text:style-name="Preformatted_20_Text"><text:s text:c="3"/>char pop();</text:p>
          <text:p text:style-name="Preformatted_20_Text"><text:s text:c="3"/>void push(char c);</text:p>
          <text:p text:style-name="Preformatted_20_Text">}</text:p>
          <text:p text:style-name="Preformatted_20_Text"/>
          <text:p text:style-name="Preformatted_20_Text">stack A;</text:p>
          <text:p text:style-name="Preformatted_20_Text">stack B;</text:p>
          <text:p text:style-name="Preformatted_20_Text">stack C;</text:p>
          <text:p text:style-name="Preformatted_20_Text"/>
          <text:p text:style-name="Preformatted_20_Text">A.pop();</text:p>
          <text:p text:style-name="P18">C.push(B.pop());</text:p>
          <text:h text:style-name="Heading_20_4" text:outline-level="4"><text:bookmark-start text:name="__RefHeading__16282_2073142818"/>Opérations sur les objets<text:bookmark-end text:name="__RefHeading__16282_2073142818"/></text:h>
          <text:p text:style-name="Text_20_body">La phrase "type de données qui se comporte presque de la même manière qu'un type prédéfini" entraîne de nombreuses conséquences. Par exemple, on pourra déclarer un tableau d'objets de type pile de la manière suivante:</text:p>
          <text:p text:style-name="P18">stack[10] Stacks;</text:p>
          <text:p text:style-name="Text_20_body">Une variable pourra être initialisée:</text:p>
          <text:p text:style-name="P18">stack S1=10;</text:p>
          <text:p text:style-name="Text_20_body">On pourra recopier une variable dans une autre grâce à l'opérateur d'affectation:</text:p>
          <text:p text:style-name="Preformatted_20_Text">stack A;</text:p>
          <text:p text:style-name="Preformatted_20_Text">stack B;</text:p>
          <text:p text:style-name="Preformatted_20_Text">...</text:p>
          <text:p text:style-name="P18">B=A;</text:p>
          <text:p text:style-name="Text_20_body">On pourra faire un transtypage (cast) d'un type dans un autre:</text:p>
          <text:p text:style-name="Preformatted_20_Text">stack A;</text:p>
          <text:p text:style-name="Preformatted_20_Text">int B;</text:p>
          <text:p text:style-name="Preformatted_20_Text">...</text:p>
          <text:p text:style-name="P18">B = (int) A;</text:p>
          <text:p text:style-name="Text_20_body">On pourra même additionner deux piles avec l'opérateur <text:span text:style-name="Source_20_Text">+</text:span>, les comparer avec <text:span text:style-name="Source_20_Text">&gt;</text:span>, etc. Le problème est bien sûr: quelle signification donner à ces opérations ? Si l'initialisation ne pose pas trop de problème, si l'affectation semble également évidente, que signifie additionner ou comparer deux piles ? Ces opérateurs étant définis par la personne qui définit l'objet, c'est également à elle de définir la signification précise des opérateurs du langage pour cet objet. C'est ce qu'on appelle la <text:span text:style-name="Emphasis">surcharge des opérateurs</text:span>. Il n'est pas obligatoire de surcharger les opérateurs: si, dans l'exemple précédent, l'opérateur <text:span text:style-name="Source_20_Text">+</text:span> n'est pas surchargé, l'opération <text:span text:style-name="Source_20_Text">A + B</text:span> renverra tout simplement une erreur à la compilation.</text:p>
          <text:h text:style-name="Heading_20_3" text:outline-level="3"><text:bookmark text:name="class-obj"/><text:bookmark-start text:name="__RefHeading__16284_2073142818"/>Classer les objets<text:bookmark-end text:name="__RefHeading__16284_2073142818"/></text:h>
          <text:p text:style-name="Text_20_body">Nous avons maintenant à notre disposition autant de types de variables que nous voulons. Nous allons avoir rapidement besoin de définir une classification.</text:p>
          <text:h text:style-name="Heading_20_4" text:outline-level="4"><text:bookmark-start text:name="__RefHeading__16286_2073142818"/>Un exemple tiré de la vie quotidienne<text:bookmark-end text:name="__RefHeading__16286_2073142818"/></text:h>
          <text:p text:style-name="Text_20_body">En effet, si nous prenons une comparaison avec la vie quotidienne, nous pouvons dire que nous avons à notre disposition: un couteau de cuisine, une Twingo, un tourne-vis, un couteau à beurre, une 205, un couteau à pain... et un raton laveur. On sent bien que nous aimerions écrire que nous avons des outils et des voitures; en l'occurrence un tourne-vis et plusieurs sortes de couteaux constituent les outils, alors que la 205 et la Twingo sont des voitures.</text:p>
          <text:h text:style-name="Heading_20_4" text:outline-level="4"><text:bookmark-start text:name="__RefHeading__16288_2073142818"/><text:soft-page-break/>Un objet de type "shape"<text:bookmark-end text:name="__RefHeading__16288_2073142818"/></text:h>
          <text:p text:style-name="Text_20_body">Suposons que nous voulions définir une série d'objets permettant de dessiner des formes à l'écran ("circle", "triangle", "square"). Nous pouvons procéder de plusieurs manières:</text:p>
          <text:h text:style-name="Heading_20_5" text:outline-level="5"><text:bookmark-start text:name="__RefHeading__16290_2073142818"/>La méthode "tout à plat"<text:bookmark-end text:name="__RefHeading__16290_2073142818"/></text:h>
          <text:p text:style-name="Text_20_body">C'est celle correspondant aux couteaux de cuisine ci-dessus: il suffit de définir trois objets différents, un pour chaque forme désirée. On aura alors des déclarations du style:</text:p>
          <text:p text:style-name="Preformatted_20_Text">class circle;</text:p>
          <text:p text:style-name="Preformatted_20_Text">class triangle;</text:p>
          <text:p text:style-name="P18">class square;</text:p>
          <text:p text:style-name="Text_20_body">Si mettre tout sur le même plan est stupide dans la vie quotidienne, ce n'est pas plus malin dans un programme informatique... mais en outre, cette méthode conduira à réécrire sans arrêt la même chose... justement ce que le C++ voudrait éviter.</text:p>
          <text:h text:style-name="Heading_20_5" text:outline-level="5"><text:bookmark-start text:name="__RefHeading__16292_2073142818"/>La méthode étiquette<text:bookmark-end text:name="__RefHeading__16292_2073142818"/></text:h>
          <text:p text:style-name="Text_20_body">Déjà un peu mieux... elle consiste à considérer qu'un cercle, un triangle, un carré sont des formes: nous créons donc une classe appelée <text:span text:style-name="Source_20_Text">shape</text:span>, définie de la manière suivante:</text:p>
          <text:p text:style-name="Preformatted_20_Text">enum kind {circle, triangle, square};</text:p>
          <text:p text:style-name="Preformatted_20_Text">class shape {</text:p>
          <text:p text:style-name="Preformatted_20_Text"><text:s text:c="3"/>point center;</text:p>
          <text:p text:style-name="Preformatted_20_Text"><text:s text:c="3"/>color col;</text:p>
          <text:p text:style-name="Preformatted_20_Text"><text:s text:c="3"/>kind k;</text:p>
          <text:p text:style-name="Preformatted_20_Text">public:</text:p>
          <text:p text:style-name="Preformatted_20_Text"><text:s text:c="3"/>point where() {return center};</text:p>
          <text:p text:style-name="Preformatted_20_Text"><text:s text:c="3"/>void draw();</text:p>
          <text:p text:style-name="P18">};</text:p>
          <text:p text:style-name="Text_20_body">Du point-de-vue de la conception, cela revient à dire qu'un cercle est une forme ayant l'étiquette "circle"... pas mal, mais pas fameux, car cela revient aussi à dire qu'il n'y a pas plus de différence entre un cercle rouge et un cercle noir qu'entre un cercle et un carré... même sans être un as en géométrie, on sent bien que cela ne correspond pas à la réalité...<text:line-break/>Du point-de-vue de l'écriture du code, la fonction <text:span text:style-name="Source_20_Text">draw</text:span> va tester le champ <text:span text:style-name="Source_20_Text">kind</text:span>, et suivant les cas dessinera un cercle, un triangle, un carré... cela présente quelques sérieux inconvénients:</text:p>
          <text:list xml:id="list3360041106862005806" text:style-name="L7">
            <text:list-item>
              <text:p text:style-name="P138">Plus le nombre de formes sera grand, plus la fonction draw sera longue. </text:p>
            </text:list-item>
            <text:list-item>
              <text:p text:style-name="P35">Si je rajoute une nouvelle forme (ellipse, par exemple), je vais devoir modifier la fonction draw... avec tous les risques d'ajout d'erreurs. </text:p>
            </text:list-item>
          </text:list>
          <text:p text:style-name="Text_20_body">Au fond, pour reprendre l'exemple concret précédent, tout se passe comme si les ingénieurs de Renault, lorsqu'ils ont conçu la Safrane, avaient réouvert le dossier de la Twingo et avaient modifié des dessins de celle-ci, en ajoutant des erreurs. Résultat: le jour de la sortie de la Safrane, les Twingo qui sortent de l'usine ont trois roues...</text:p>
          <text:p text:style-name="Text_20_body">En fait, ce qui manque ici, c'est de distinguer entre propriétés génériques, communes à tous les objets de type shape, et propriétés spécifiques à certaines formes.</text:p>
          <text:h text:style-name="Heading_20_5" text:outline-level="5"><text:bookmark-start text:name="__RefHeading__16294_2073142818"/>La méthode par l'héritage<text:bookmark-end text:name="__RefHeading__16294_2073142818"/></text:h>
          <text:p text:style-name="Text_20_body">L'héritage <draw:a xlink:type="simple" xlink:href="../../html/heritage.html"><draw:frame draw:style-name="fr4" draw:name="images20" text:anchor-type="as-char" svg:width="0.291cm" svg:height="0.344cm" draw:z-index="118"><draw:image xlink:href="../../html/apres.gif" xlink:type="simple" xlink:show="embed" xlink:actuate="onLoad"/><svg:title>apres</svg:title></draw:frame></draw:a>est précisément l'outil qui va nous permettre d'implémenter cette distinction: cela passera par la définition de 4 classes. Une classe "abstraite" comportant toutes les propriétés génériques, et trois classes comportant les propriétés spécifiques de chaque forme particulière. Voici le code de la classe de base:</text:p>
          <text:p text:style-name="Preformatted_20_Text">class shape {</text:p>
          <text:p text:style-name="Preformatted_20_Text"><text:s text:c="3"/>point center;</text:p>
          <text:p text:style-name="Preformatted_20_Text"><text:s text:c="3"/>color col;</text:p>
          <text:p text:style-name="Preformatted_20_Text">public:</text:p>
          <text:p text:style-name="Preformatted_20_Text"><text:s text:c="3"/>point where() {</text:p>
          <text:p text:style-name="Preformatted_20_Text"><text:s text:c="6"/>return center;</text:p>
          <text:p text:style-name="Preformatted_20_Text"><text:s text:c="3"/>};</text:p>
          <text:p text:style-name="Preformatted_20_Text"><text:s text:c="3"/>virtual void draw()=0;</text:p>
          <text:p text:style-name="P18">}</text:p>
          <text:h text:style-name="Heading_20_6" text:outline-level="6"><text:bookmark-start text:name="__RefHeading__16296_2073142818"/>La classe de base<text:bookmark-end text:name="__RefHeading__16296_2073142818"/></text:h>
          <text:p text:style-name="Text_20_body">La déclaration de fonction <draw:a xlink:type="simple" xlink:href="../../html/heritage.html#fct-virt"><draw:frame draw:style-name="fr3" draw:name="images21" text:anchor-type="as-char" svg:width="0.291cm" svg:height="0.344cm" draw:z-index="119"><draw:image xlink:href="../../html/apres.gif" xlink:type="simple" xlink:show="embed" xlink:actuate="onLoad"/><svg:title>apres</svg:title></draw:frame></draw:a><text:span text:style-name="Source_20_Text">draw</text:span> signifie qu'une forme doit pouvoir être dessinée, mais on ne sait pas encore, à ce <text:soft-page-break/>stade, comment elle sera dessinée. Une conséquence de la présence de cette fonction est qu'il est impossible d'écrire dans un code quelque chose comme:</text:p>
          <text:p text:style-name="P18">shape forme1;</text:p>
          <text:p text:style-name="Text_20_body">Le compilateur refusera cela, parce que <text:span text:style-name="Source_20_Text">shape</text:span> est une classe abstraite, c'est-à-dire une classe qui contient au moins une fonction virtuelle. Il ne sait pas quoi faire de cette fonction. En fait, cela est assez compréhensible: si je vous dis, "dessine-moi une forme"... et si vous êtes un ordinateur (donc complètement dépourvu d'imagination) vous ne saurez pas quoi dessiner comme forme. De même, si je dis "cette variable est de type forme", c'est à peu près comme si je disais "cette variable est un machin". Pas très précis... Par contre, rien ne m'empêche de passer à une fonction une variable de type <text:span text:style-name="Source_20_Text">shape</text:span>:</text:p>
          <text:p text:style-name="P18">void arriere_plan (shape s);</text:p>
          <text:p text:style-name="Text_20_body">Je ne peux pas dire "Bien, aujourd'hui je vais créer un machin", mais n'importe qui a le droit de demander son machin à un ami...</text:p>
          <text:h text:style-name="Heading_20_6" text:outline-level="6"><text:bookmark-start text:name="__RefHeading__16298_2073142818"/>Les classes dérivées<text:bookmark-end text:name="__RefHeading__16298_2073142818"/></text:h>
          <text:p text:style-name="Text_20_body">Un cercle, un triangle, un carré sont des formes ayant chacune leur particularité. Nous écrirons cela de la manière suivante:</text:p>
          <text:p text:style-name="Preformatted_20_Text">class circle: public shape {</text:p>
          <text:p text:style-name="Preformatted_20_Text"><text:s text:c="3"/>int radius;</text:p>
          <text:p text:style-name="Preformatted_20_Text"><text:s text:c="3"/>public:</text:p>
          <text:p text:style-name="Preformatted_20_Text"><text:s text:c="3"/>void draw();</text:p>
          <text:p text:style-name="Preformatted_20_Text">};</text:p>
          <text:p text:style-name="Preformatted_20_Text"/>
          <text:p text:style-name="Preformatted_20_Text">class triangle: public shape {</text:p>
          <text:p text:style-name="Preformatted_20_Text"><text:s text:c="3"/>...;</text:p>
          <text:p text:style-name="Preformatted_20_Text"><text:s text:c="3"/>public:</text:p>
          <text:p text:style-name="Preformatted_20_Text"><text:s text:c="6"/>void draw(); <text:s text:c="11"/>// dessine-moi un triangle</text:p>
          <text:p text:style-name="Preformatted_20_Text"><text:s text:c="6"/>coord getheight(1); <text:s text:c="4"/>// renvoie la hauteur principale <text:s/>du triangle</text:p>
          <text:p text:style-name="Preformatted_20_Text">};</text:p>
          <text:p text:style-name="Preformatted_20_Text"/>
          <text:p text:style-name="Preformatted_20_Text">class square: public shape {</text:p>
          <text:p text:style-name="Preformatted_20_Text"><text:s text:c="3"/>int cote;</text:p>
          <text:p text:style-name="Preformatted_20_Text">public:</text:p>
          <text:p text:style-name="Preformatted_20_Text"><text:s text:c="3"/>void draw();</text:p>
          <text:p text:style-name="Preformatted_20_Text">};</text:p>
          <text:p text:style-name="P18"/>
          <text:p text:style-name="Text_20_body">Ainsi, nos trois classes dérivées "héritent" des caractéristiques génériques de leur classe de base, mais ajoutent des caractéristiques particulières propres à chacune. Du point-de-vue de la modélisation, nous avons bien trois objets, qui sont un cercle, un triangle, un carré... mais ces trois objets sont <text:span text:style-name="Emphasis">aussi</text:span> une forme. On a donc réussi à introduire un fort degré d'abstraction de données... tout en gardant, à l'intérieur des fonctions, du code C, donc "proche de la machine". <text:line-break/>Du point-de-vue de l'implémentation, cela nous conduit à écrire trois versions différentes de la fonction <text:span text:style-name="Source_20_Text">draw</text:span>. Lorsque je devrai rajouter une nouvelle forme, je n'aurai pas à revenir sur les formes déjà définies, il y a donc moins de risques d'erreurs.</text:p>
          <text:h text:style-name="Heading_20_3" text:outline-level="3"><text:bookmark text:name="piles"/><text:bookmark-start text:name="__RefHeading__16300_2073142818"/>Définir des piles de n'importe quoi<text:bookmark-end text:name="__RefHeading__16300_2073142818"/></text:h>
          <text:p text:style-name="Text_20_body">Revenons à notre histoire de pile de caractères: justement, c'est d'une pile d'entiers dont j'ai besoin. Et dans un autre programme, j'aurai besoin d'une pile d'autre chose... Ce cas peut-il se traiter, lui aussi, par la méthode d'héritage  ? Certainement pas: d'un point-de-vue conceptuel, on ne peut pas dire qu'une pile d'entiers et une pile de réels soient des cas particuliers d'un objet plus général, comme a pu le faire avec les cercles, les triangles ou les carrés... par contre, on peut dire qu'une pile est toujours une pile, et que si on peut empiler des caractères il n'y a aucune raison pour qu'on ne puisse pas empiler autre chose que des caractères, en réutilisant les mêmes algorithmes. De même dans la plupart des langages, on peut déclarer des tableaux d'entiers, de réels, de structures... Le C++ permettra d'implémenter ce concept par des types paramétrés (encore appelés des <text:span text:style-name="T4">modèles</text:span>. On pourra par exemple définir des piles de formes en déclarant: <draw:a xlink:type="simple" xlink:href="../../html/modeles.html"><draw:frame draw:style-name="fr3" draw:name="images22" text:anchor-type="as-char" svg:width="0.291cm" svg:height="0.344cm" draw:z-index="120"><draw:image xlink:href="../../html/apres.gif" xlink:type="simple" xlink:show="embed" xlink:actuate="onLoad"/><svg:title>apres</svg:title></draw:frame></draw:a></text:p>
          <text:p text:style-name="P18">stack&lt;shape&gt; pile-de-formes;</text:p>
          <text:h text:style-name="Heading_20_3" text:outline-level="3"><text:bookmark text:name="heritcor"/><text:bookmark-start text:name="__RefHeading__16302_2073142818"/>Héritage correct: faire du neuf avec du vieux<text:bookmark-end text:name="__RefHeading__16302_2073142818"/></text:h>
          <text:p text:style-name="Text_20_body">Une conséquence de ce qui précède est que nous allons être capables de "faire du neuf avec du vieux": puisque je sais passer à une fonction une variable de type <text:span text:style-name="Source_20_Text">shape</text:span>, je peux dès la première version du programme écrire par exemple <text:soft-page-break/>une fonction qui me tapisse mon écran avec toujours la même forme. Lors de l'appel de la fonction, je devrai bien sûr préciser si je veux dessiner des cercles, des carrés ou des triangles... mais surtout, si dans dix ans ils me prend la fantaisie de vouloir dessiner des ballons de rugby (des ellipses), il me suffira de créer un objet de type <text:span text:style-name="Source_20_Text">ellipse</text:span>, et de recompiler <text:span text:style-name="Emphasis">le vieux programme</text:span> qui, lui, restera inchangé. Le mécanisme d'héritage et de fonctions virtuelles me garantit que cela fonctionnera. D'où une énorme souplesse pour faire évoluer les programmes. </text:p>
          <text:p text:style-name="Text_20_body"><draw:frame draw:style-name="fr2" draw:name="images23" text:anchor-type="as-char" svg:width="0.397cm" svg:height="0.397cm" draw:z-index="121"><draw:image xlink:href="../../html/attention.gif" xlink:type="simple" xlink:show="embed" xlink:actuate="onLoad"/><svg:title>ATTENTION</svg:title></draw:frame>Cela fonctionnera <text:span text:style-name="Emphasis">uniquement</text:span> à condition que les relations d'héritages soient "proprement" définies. En particulier, lorsqu'une classe hérite d'une autre, les fonctions virtuelles de la classe dérivée doivent <text:span text:style-name="Emphasis">faire au moins autant de choses</text:span> que celles de la classe de base, et elles ne <text:span text:style-name="Emphasis">doivent pas avoir des exigences supérieures </text:span>. En d'autres termes, la classe dérivée doit être <text:span text:style-name="Emphasis">une extension</text:span> de sa classe de base, <text:span text:style-name="Emphasis">pas une restriction</text:span>.</text:p>
          <text:h text:style-name="Heading_20_2" text:outline-level="2"><text:bookmark text:name="biblio"/><text:bookmark-start text:name="__RefHeading__16304_2073142818"/>Des bibliothèques d'objets<text:bookmark-end text:name="__RefHeading__16304_2073142818"/></text:h>
          <text:p text:style-name="Text_20_body">Il est possible d'écrire des bibliothèques d'objets, qui utiliseront soit la généricité soit les relations d'héritages. Ces bibliothèques seront utilisables par les programmeurs, qui pourront éventuellement continuer à créer de nouveaux objets qui hériteront des objets de la bibliothèque. Nous verrons ici la <text:span text:style-name="Source_20_Text">stdlib</text:span></text:p>
          <text:h text:style-name="Heading_20_2" text:outline-level="2"><text:bookmark text:name="normaux"/><text:bookmark-start text:name="__RefHeading__16306_2073142818"/>La programmation objets expliquée aux gens normaux<text:bookmark-end text:name="__RefHeading__16306_2073142818"/></text:h>
          <text:p text:style-name="Text_20_body">Ce chapitre s'adresse aux gens "normaux", c'est-à-dire aux personnes n'ayant pas d'expérience de programmation, quelque soit le langage utilisé. Les programmeurs chevronnés, eux, feraient mieux de lire le chapitre précédent <draw:a xlink:type="simple" xlink:href="../../html/progobj.html#prog"><draw:frame draw:style-name="fr3" draw:name="images24" text:anchor-type="as-char" svg:width="0.291cm" svg:height="0.344cm" draw:z-index="122"><draw:image xlink:href="../../html/avant.gif" xlink:type="simple" xlink:show="embed" xlink:actuate="onLoad"/><svg:title>avant</svg:title></draw:frame></draw:a></text:p>
          <text:h text:style-name="Heading_20_3" text:outline-level="3"><text:bookmark text:name="cafeteria"/><text:bookmark-start text:name="__RefHeading__16308_2073142818"/>Une cafétéria informatisée<text:bookmark-end text:name="__RefHeading__16308_2073142818"/></text:h>
          <text:p text:style-name="Text_20_body">Imaginons que nous devons modéliser une cafétéria automatique, comme on en trouve souvent sur les aires de repos des autoroutes, constituée d'un certain nombre de cafetières en libre-service.</text:p>
          <text:p text:style-name="Text_20_body">Pour corser la chose, il y a trois types différents de cafetières: </text:p>
          <text:list xml:id="list8370652827397218593" text:style-name="L8">
            <text:list-item>
              <text:p text:style-name="P139">Les machines à café utilisant du café en grain </text:p>
            </text:list-item>
            <text:list-item>
              <text:p text:style-name="P139">Les machines à café utilisant du café moulu </text:p>
            </text:list-item>
            <text:list-item>
              <text:p text:style-name="P36">Les machines à café utilisant du café soluble </text:p>
            </text:list-item>
          </text:list>
          <text:h text:style-name="Heading_20_3" text:outline-level="3"><text:bookmark text:name="cafproc"/><text:bookmark-start text:name="__RefHeading__16310_2073142818"/>Le café en programmation procédurale<text:bookmark-end text:name="__RefHeading__16310_2073142818"/></text:h>
          <text:p text:style-name="Text_20_body">En programmation procédurale, on s'intéressera essentiellement à ce que la machine doit <text:span text:style-name="Emphasis">faire</text:span>; en l'occurrence, on réfléchira à la manière de préparer le café lorsqu'un utilisateur l'aura demandé. Les <text:span text:style-name="Emphasis">objets</text:span> de l'application (en l'occurrence les spécifications des différentes machines à café) n'occuperont pas une place centrale dans notre réflexion.</text:p>
          <text:p text:style-name="Text_20_body">Ainsi, dans notre exemple, on écrira trois algorithmes différents, correspondant aux trois manières de faire le café suivant le type de machine. Cela pourra par exemple se traduire par une fonction du type:</text:p>
          <text:p text:style-name="P18">int faire_le_cafe (int cafid, int caftyp, int cafforce);</text:p>
          <text:p text:style-name="Text_20_body">où <text:span text:style-name="Source_20_Text">cafid</text:span> est un "identificateur de cafetière" (il faut bien donner une adresse ou un nom différents à chaque cafetière pour pouvoir les différentier), <text:span text:style-name="Source_20_Text">caftyp</text:span> est le type correspondant de la cafetière, alors que <text:span text:style-name="Source_20_Text">cafforce</text:span> est un nombre (de 1 pour du jus de chaussette à 10 pour du café italien) donnant une idée de la force du café désiré. La fonction <text:span text:style-name="Source_20_Text">faire_le_cafe</text:span> cache sous un interface commun plusieurs algorithmes différents (au moins un pour chaque type de cafetière); il peut être astucieux d'ailleurs d'écrire trois fonctions différents, d'où la structure suivante pour la fonction <text:span text:style-name="Source_20_Text">faire_le_cafe</text:span>:</text:p>
          <text:p text:style-name="Preformatted_20_Text"><text:soft-page-break/>int faire_le_cafe(int cafid, int caftyp, int cafforce) {</text:p>
          <text:p text:style-name="Preformatted_20_Text"><text:s text:c="4"/>int rvl=0;</text:p>
          <text:p text:style-name="Preformatted_20_Text"><text:s text:c="4"/>switch (caftyp) {</text:p>
          <text:p text:style-name="Preformatted_20_Text"><text:s text:c="7"/>case CAFE_EN_GRAIN:</text:p>
          <text:p text:style-name="Preformatted_20_Text"><text:s text:c="12"/>rvl = faire_le_cafe_en_grain(cafid,cafforce);</text:p>
          <text:p text:style-name="Preformatted_20_Text"><text:s text:c="12"/>break;</text:p>
          <text:p text:style-name="Preformatted_20_Text"><text:s text:c="7"/>case CAFE_MOULU:</text:p>
          <text:p text:style-name="Preformatted_20_Text"><text:s text:c="12"/>rvl = faire_le_cafe_moulu(cafid,cafforce);</text:p>
          <text:p text:style-name="Preformatted_20_Text"><text:s text:c="12"/>break;</text:p>
          <text:p text:style-name="Preformatted_20_Text"><text:s text:c="7"/>case CAFE_SOLUBLE:</text:p>
          <text:p text:style-name="Preformatted_20_Text"><text:s text:c="12"/>rvl = faire_le_cafe_soluble(cafid,cafforce);</text:p>
          <text:p text:style-name="Preformatted_20_Text"><text:s text:c="12"/>break;</text:p>
          <text:p text:style-name="Preformatted_20_Text"><text:s text:c="7"/>default:</text:p>
          <text:p text:style-name="Preformatted_20_Text"><text:s text:c="12"/>rvl = 9; <text:s/>/* Erreur, type inconnu */</text:p>
          <text:p text:style-name="Preformatted_20_Text"><text:s text:c="4"/>}</text:p>
          <text:p text:style-name="Preformatted_20_Text"><text:s text:c="4"/>return rvl;</text:p>
          <text:p text:style-name="P18">}</text:p>
          <text:p text:style-name="Text_20_body">Il faut connaître pour chaque machine quel est son type, cela peut faire l'objet d'un tableau <text:span text:style-name="Source_20_Text">caf_types</text:span>:</text:p>
          <text:p text:style-name="P18">int caf_types[15];</text:p>
          <text:p text:style-name="Text_20_body">Pour connaître le type de la machine numéro 10, il suffit de lire la valeur de <text:span text:style-name="Source_20_Text">caf_types[10]</text:span>.</text:p>
          <text:p text:style-name="Text_20_body">Par ailleurs, on a besoin de connaître l'état des différentes machines à café; par exemple, un client a-t-il demandé un café ? On peut donc imaginer une fonction, appelée <text:span text:style-name="Source_20_Text">lire_etat</text:span>, qui ira lire l'état de la machine à café. Elle renverra par exemple le code 0 pour dire "machine prête", et le code 1 pour dire "quelqu'un a demandé un café". On peut bien sûr imaginer encore d'autres codes pour dire par exemple que le réservoir d'eau est vide, etc.</text:p>
          <text:p text:style-name="Text_20_body">Un programme déclenchant N machines afin qu'elles fassent toutes du café ressemblera en fin de compte à celui-ci:</text:p>
          <text:p text:style-name="Preformatted_20_Text">for (int i=0; i &lt; N; i++) {</text:p>
          <text:p text:style-name="Preformatted_20_Text"><text:s text:c="4"/>if (lire_etat(i)==1) {</text:p>
          <text:p text:style-name="Preformatted_20_Text"><text:s text:c="7"/>int rvl = faire_le_cafe(i,caf_types[i],cafforce);</text:p>
          <text:p text:style-name="Preformatted_20_Text"><text:s text:c="7"/>if (rvl == 0) {</text:p>
          <text:p text:style-name="Preformatted_20_Text"><text:s text:c="10"/>printf "le cafe est pret\n";</text:p>
          <text:p text:style-name="Preformatted_20_Text"><text:s text:c="7"/>} else {</text:p>
          <text:p text:style-name="Preformatted_20_Text"><text:s text:c="10"/>printf "Machine en panne\n";</text:p>
          <text:p text:style-name="Preformatted_20_Text"><text:s text:c="7"/>};</text:p>
          <text:p text:style-name="Preformatted_20_Text"><text:s text:c="4"/>}</text:p>
          <text:p text:style-name="P18">}</text:p>
          <text:h text:style-name="Heading_20_3" text:outline-level="3"><text:bookmark text:name="cafobj"/><text:bookmark-start text:name="__RefHeading__16312_2073142818"/>Le café en programmation objet<text:bookmark-end text:name="__RefHeading__16312_2073142818"/></text:h>
          <text:p text:style-name="Text_20_body">Tout cela est bien beau, mais on voit d'emblée que cette manière de procéder peut poser quelques problèmes:</text:p>
          <text:list xml:id="list7520972560413309373" text:style-name="L9">
            <text:list-item>
              <text:p text:style-name="P140">Ecrite de cette manière, la programmation n'a qu'un très lointain rapport avec la manière dont nous pensons, de sorte qu'elle a un côté artificiel, y compris lors de la conception du programme. </text:p>
            </text:list-item>
            <text:list-item>
              <text:p text:style-name="P37">Le programme risque de se révéler fort peu robuste: en effet, si l'on désire le modifier afin d'ajouter un nouveau type de machine à café, on devra modifier la fonction <text:span text:style-name="Source_20_Text">faire_le_cafe</text:span>, afin d'ajouter une condition à l'instruction <text:span text:style-name="Source_20_Text">switch</text:span>. Pour peu que le programme soit complexe, il y aura un grand nombre de fonctions écrites sur le modèle de <text:span text:style-name="Source_20_Text">faire_le_cafe</text:span>. Il n'est pas évident de les retouver toutes lorsqu'on doit ajouter un nouveau modèle de cafetière. D'autant plus qu'elles seront probablement dispersées un peu partout dans le code. Lors de cette modification, on risque d'ajouter des erreurs dans les lignes de code <text:span text:style-name="T4">correspondant aux cafetières existant déjà</text:span>. </text:p>
            </text:list-item>
          </text:list>
          <text:h text:style-name="Heading_20_4" text:outline-level="4"><text:bookmark text:name="cafmodele"/><text:bookmark-start text:name="__RefHeading__16314_2073142818"/>Modéliser une cafetière<text:bookmark-end text:name="__RefHeading__16314_2073142818"/></text:h>
          <text:p text:style-name="Text_20_body">Il est bien plus naturel de raisonner en termes d'objets, car c'est notre manière quotidienne de penser: il s'agit en effet de faire fonctionner un ensemble <text:span text:style-name="Emphasis">d'objets</text:span>. Ceux-ci:</text:p>
          <text:list xml:id="list6295629649384556666" text:style-name="L10">
            <text:list-item>
              <text:p text:style-name="P141">Ont un grand nombre de points en commun (il s'agit toujours de machines à café) </text:p>
            </text:list-item>
            <text:list-item>
              <text:p text:style-name="P141">Sont cependant de plusieurs types </text:p>
            </text:list-item>
            <text:list-item>
              <text:p text:style-name="P141">Ont une certaine structure (en fait, ils contiennent d'autres objets), ainsi qu'un comportement vis-à-vis du monde extérieur: </text:p>
              <text:list>
                <text:list-item>
                  <text:p text:style-name="P141">On peut leur "donner l'ordre" de faire le café. </text:p>
                </text:list-item>
                <text:list-item>
                  <text:p text:style-name="P38">On peut leur "demander" dans quel état ils sont. </text:p>
                </text:list-item>
              </text:list>
            </text:list-item>
          </text:list>
          <text:p text:style-name="Text_20_body">La programmation objets va permettre de <text:span text:style-name="Emphasis">modéliser</text:span> cet ensemble d'objets et ainsi d'écrire un programme bien plus proche de la manière de penser humaine. D'autre part, la structure du programme est telle que la modification d'un objet <text:soft-page-break/>ne devrait pas avoir d'impact sur les caractéristiques d'un autre objet, ou sur les caractéristiques générales du programme; le programme sera donc plus robuste, et plus facile à maintenir.</text:p>
          <text:h text:style-name="Heading_20_4" text:outline-level="4"><text:bookmark text:name="cafecekoi"/><text:bookmark-start text:name="__RefHeading__16316_2073142818"/>qu'est-ce qu'une cafetière ?<text:bookmark-end text:name="__RefHeading__16316_2073142818"/></text:h>
          <text:p text:style-name="Text_20_body">Nous dirons qu'une cafetière est un objet. Cet objet est un ensemble de composants:</text:p>
          <text:list xml:id="list8539281610010989117" text:style-name="L11">
            <text:list-item>
              <text:p text:style-name="P142">Réservoir d'eau </text:p>
            </text:list-item>
            <text:list-item>
              <text:p text:style-name="P142">Réservoir de café </text:p>
            </text:list-item>
            <text:list-item>
              <text:p text:style-name="P142">Réservoir de sucre </text:p>
            </text:list-item>
            <text:list-item>
              <text:p text:style-name="P142">Réservoir de cuillers </text:p>
            </text:list-item>
            <text:list-item>
              <text:p text:style-name="P142">Réservoir de gobelets </text:p>
            </text:list-item>
            <text:list-item>
              <text:p text:style-name="P39">Résistance chauffante </text:p>
            </text:list-item>
          </text:list>
          <text:p text:style-name="Text_20_body">Lorsque nous écrirons le programme, il nous suffira de représenter ces objets par des <text:span text:style-name="Emphasis">variables</text:span>, ainsi il sera possible d'écrire:</text:p>
          <text:p text:style-name="P18">cafetiere A;</text:p>
          <text:p text:style-name="Text_20_body">de la même manière qu'on écrit en C:</text:p>
          <text:p text:style-name="P18">int B;</text:p>
          <text:h text:style-name="Heading_20_4" text:outline-level="4"><text:bookmark text:name="cafesortes"/><text:bookmark-start text:name="__RefHeading__16318_2073142818"/>Une cafetière est une cafetière, mais il y en a plusieurs sortes<text:bookmark-end text:name="__RefHeading__16318_2073142818"/></text:h>
          <text:p text:style-name="Text_20_body">Par ailleurs, nous avons vu qu'il pouvait exister plusieurs types de cafetières: or, même si une machine avec réserve de café en grain est de conception différente d'une machine avec réserve de café en poudre, nous savons parfaitement qu'il s'agit dans les deux cas de cafetières, c'est-à-dire que ces deux objets ont un grand nombre de caractéristiques communes. Nous allons exprimer cette relation dans notre programme objet, en utilisant les relations d'<text:span text:style-name="Emphasis">héritage</text:span>: nous aurons donc un nouveau type de variable (<text:span text:style-name="Source_20_Text">cafetiere_grain</text:span>), différent du type <text:span text:style-name="Source_20_Text">cafetiere</text:span>, mais qui <text:span text:style-name="Emphasis">hérite</text:span> de ce type un grand nombre de caractéristiques. Simplement, il <text:span text:style-name="Emphasis">ajoute</text:span> de nouvelles caractéristiques à ce type. Ces caractéristiques nous permettront de préciser à la machine le procédé exact pour faire le café, alors que les caractéristiques communes permettent de dire à quelles conditions un objet peut légitimement être appelé cafetière.</text:p>
          <text:h text:style-name="Heading_20_4" text:outline-level="4"><text:bookmark text:name="boutons"/><text:bookmark-start text:name="__RefHeading__16320_2073142818"/>Boutons marche-arrêt ou autres réglages<text:bookmark-end text:name="__RefHeading__16320_2073142818"/></text:h>
          <text:p text:style-name="Text_20_body">Lorsqu'on se trouve à l'extérieur de la cafetière, on n'a pas accès aux pièces composant la cafetière. De même, dans notre programme, un mécanisme permettra de <text:span text:style-name="Emphasis">cacher</text:span> les objets situés à l'intérieur de l'objet <text:span text:style-name="Source_20_Text">cafetiere</text:span>.<text:line-break/>Par contre, on a un moyen de remplir le réservoir d'eau ou le réservoir de café, de savoir combien d'eau il reste dans le réservoir, combien de sucre dans la réserve de sucre, etc. De même, on a plusieurs boutons de réglage (café fort, moyen, faible), et on a un bouton pour déclencher la mise en route du café. Dans notre modèle, cela correspond à des <text:span text:style-name="Source_20_Text">fonctions</text:span> que nous appellerons <text:span text:style-name="Emphasis">méthodes</text:span>, ou encore <text:span text:style-name="Emphasis">fonctions-membres</text:span>. Les fonctions-membres sont partie prenante de l'objet, de la même manière que le bouton de marche-arrêt de la (vraie) cafetière est une partie de la cafetière. Mais il s'agit de la partie "interface" avec le monde extérieur. Pour faire du café italien, nous pourrons alors écrire dans notre programme:</text:p>
          <text:p text:style-name="Preformatted_20_Text">cafetiere_grain A;</text:p>
          <text:p text:style-name="Preformatted_20_Text">A.force(10);</text:p>
          <text:p text:style-name="P18">A.faire_le_cafe();</text:p>
          <text:p text:style-name="Text_20_body">On voit que le style de programmation est considérablement différent de ce qui précède; alors que précédemment, le numéro de la cafetière, le type de cafetière, et peut-être encore d'autres informations sont passées en paramètre à une fonction <text:span text:style-name="Source_20_Text">faire_le_cafe</text:span>, cette fois la fonction <text:span text:style-name="Source_20_Text">faire_le_cafe</text:span> est directement intégrée à la variable <text:span text:style-name="Source_20_Text">A</text:span>, ce qui est bien plus proche de la réalité: c'est bien la machine à café, qui intègre un mécanisme permettant de faire du café; de la même manière, l'algorithme expliquant à l'ordinateur comment le café devra être fait se trouve "intégré" à l'objet de type <text:span text:style-name="Source_20_Text">cafetiere</text:span>.<text:line-break/>Plus précisément, on va pouvoir dire au programme que toute cafetiere doit avoir <text:span text:style-name="Emphasis">au moins</text:span> une fonction <text:span text:style-name="Source_20_Text">faire_le_cafe</text:span>, mais cette fonction sera très différente suivant le type de cafetière. La seule chose de sûre, c'est que cette fonction devra exister. <text:line-break/>Puisque la fonction est intégrée à l'objet <text:span text:style-name="Source_20_Text">cafetiere</text:span>, celui-ci peut aller chercher les informations dont il a besoin <text:span text:style-name="Emphasis">directement à l'intérieur</text:span> de l'objet: c'est ainsi que le paramètre <text:span text:style-name="Source_20_Text">cafforce</text:span> de tout-à-l'heure a été retiré; il n'est plus nécessaire, car la force du café a été fixée par la fonction <text:span text:style-name="Source_20_Text">force()</text:span>, qui est elle aussi une méthode de notre objet. A l'inverse de la fonction <text:span text:style-name="Source_20_Text">faire_le_cafe()</text:span>, par contre, on peut très bien imaginer que pour certains types de machines la fonction <text:span text:style-name="Source_20_Text">force()</text:span> est inexistante (dans ce cas la force du café est prédéfinie et ne peut être ajustée par l'utilisateur: c'est moins confortable, mais ça fait tout-de-même du café). Donc la fonction <text:span text:style-name="Source_20_Text">force()</text:span> sera une méthode <text:soft-page-break/>de <text:span text:style-name="Source_20_Text">cafetiere_grain</text:span>, <text:span text:style-name="Emphasis">pas</text:span> de <text:span text:style-name="Source_20_Text">cafetiere</text:span>.</text:p>
          <text:h text:style-name="Heading_20_4" text:outline-level="4"><text:bookmark text:name="voyants"/><text:bookmark-start text:name="__RefHeading__16322_2073142818"/>Voyants<text:bookmark-end text:name="__RefHeading__16322_2073142818"/></text:h>
          <text:p text:style-name="Text_20_body">La fonction appelée précédemment <text:span text:style-name="Source_20_Text">lire_etat</text:span> devient, elle aussi, une fonction-membre: elle joue alors le rôle d'un voyant.</text:p>
          <text:h text:style-name="Heading_20_4" text:outline-level="4"><text:bookmark text:name="cafemain"/><text:bookmark-start text:name="__RefHeading__16324_2073142818"/>Programme principal<text:bookmark-end text:name="__RefHeading__16324_2073142818"/></text:h>
          <text:p text:style-name="Text_20_body">Nous pouvons maintenant réécrire l'ébauche de notre programme: </text:p>
          <text:p text:style-name="Preformatted_20_Text">cafetiere C[100];</text:p>
          <text:p text:style-name="Preformatted_20_Text">... initialiser C[i] avec des objets de type cafetiere_grain,</text:p>
          <text:p text:style-name="Preformatted_20_Text">cafetiere_poudre, cafetiere_soluble ...</text:p>
          <text:p text:style-name="Preformatted_20_Text">for (int i=0; i &lt; N; i++) {</text:p>
          <text:p text:style-name="Preformatted_20_Text"><text:s text:c="4"/>if (C[i].lire_etat()==1) {</text:p>
          <text:p text:style-name="Preformatted_20_Text"><text:s text:c="7"/>int rvl = C[i].faire_le_cafe();</text:p>
          <text:p text:style-name="Preformatted_20_Text"><text:s text:c="7"/>if (rvl == 0) {</text:p>
          <text:p text:style-name="Preformatted_20_Text"><text:s text:c="10"/>printf "le cafe est pret\n";</text:p>
          <text:p text:style-name="Preformatted_20_Text"><text:s text:c="7"/>} else {</text:p>
          <text:p text:style-name="Preformatted_20_Text"><text:s text:c="10"/>printf "Machine en panne\n";</text:p>
          <text:p text:style-name="Preformatted_20_Text"><text:s text:c="7"/>};</text:p>
          <text:p text:style-name="Preformatted_20_Text"><text:s text:c="4"/>}</text:p>
          <text:p text:style-name="P18">}</text:p>
          <text:h text:style-name="Heading_20_4" text:outline-level="4"><text:bookmark text:name="robusta"/><text:bookmark-start text:name="__RefHeading__16326_2073142818"/>Des programmes plus robustes<text:bookmark-end text:name="__RefHeading__16326_2073142818"/></text:h>
          <text:p text:style-name="Text_20_body">Puisque les objets de type <text:span text:style-name="Source_20_Text">cafetiere</text:span> sont tout simplement des variables comme les autres, il est possible, par exemple, de les ranger dans un tableau. Chaque élément d'un tableau sera donc une <text:span text:style-name="Source_20_Text">cafetiere</text:span>, cependant certains éléments peuvent être un objet de type <text:span text:style-name="Source_20_Text">cafetiere_grain</text:span> alors que d'autres peuvent être un objet de type <text:span text:style-name="Source_20_Text">cafetiere_soluble</text:span>. De sorte que lorsque la fonction <text:span text:style-name="Source_20_Text">C[i].faire_le_cafe()</text:span> est appelée, rien ne dit qu'il se passe en réalité la même chose à chaque itération du tableau. C'était déjà le cas en programmation fonctionnelle, la différence ici est tout simplement que la structure <text:span text:style-name="Source_20_Text">switch</text:span> précédente a disparu: elle est remplacée par un mécanisme d'appel de fonctions intégré au système lui-même. Cela conduit à une <text:span text:style-name="Emphasis">totale séparation</text:span> entre les différents types de cafetière, donc si je rajoute dans un ou deux siècles un nouveau type de cafetière, je ne risque plus d'ajouter des erreurs et de faire planter les autres types. Le code est à la fois plus clair, parce que plus proche de la pensée humaine, <text:span text:style-name="Emphasis">et</text:span> plus robuste, en ce sens qu'une modification quelque part risque moins d'introduire des erreurs ailleurs. Ces deux caractéristiques conduisent à un code plus simple à maintenir.</text:p>
          <text:h text:style-name="Heading_20_2" text:outline-level="2"><text:bookmark text:name="obj-classes"/><text:bookmark-start text:name="__RefHeading__16328_2073142818"/>Classes et objets<text:bookmark-end text:name="__RefHeading__16328_2073142818"/></text:h>
          <text:p text:style-name="Text_20_body">Une <text:span text:style-name="Emphasis">classe</text:span> est une manière de décrire un type d'objets: on peut le voir comme un moule, qui servira à la fabrication des objets proprement dits. Une classe n'est donc pas un objet. Un objet se caractérise par trois choses: </text:p>
          <text:list xml:id="list4595770033560806571" text:style-name="L12">
            <text:list-item>
              <text:p text:style-name="P143">Un état </text:p>
            </text:list-item>
            <text:list-item>
              <text:p text:style-name="P143">Un comportement </text:p>
            </text:list-item>
            <text:list-item>
              <text:p text:style-name="P40">Une identité </text:p>
            </text:list-item>
          </text:list>
          <text:h text:style-name="Heading_20_4" text:outline-level="4"><text:bookmark text:name="obj-etat"/><text:bookmark-start text:name="__RefHeading__16330_2073142818"/>L'état d'un objet:<text:bookmark-end text:name="__RefHeading__16330_2073142818"/></text:h>
          <text:p text:style-name="Text_20_body">L'état d'un objet est la combinaison de ses propriétés: celles-ci peuvent elles-mêmes être des objets. Par exemple, l'état de la machine à café sera:</text:p>
          <text:list xml:id="list7063891222128406568" text:style-name="L13">
            <text:list-item>
              <text:p text:style-name="P144">En fonctionnement </text:p>
            </text:list-item>
            <text:list-item>
              <text:p text:style-name="P144">Prête à faire le café </text:p>
            </text:list-item>
            <text:list-item>
              <text:p text:style-name="P144">Réservoir à café plein ou vide </text:p>
            </text:list-item>
            <text:list-item>
              <text:p text:style-name="P41">etc. </text:p>
            </text:list-item>
          </text:list>
          <text:p text:style-name="Text_20_body">L'état d'un objet dépend de son histoire: si la machine à café est plusieurs fois en fonctionnement, son réservoir finira par se vider.</text:p>
          <text:h text:style-name="Heading_20_4" text:outline-level="4"><text:bookmark text:name="obj-comp"/><text:bookmark-start text:name="__RefHeading__16332_2073142818"/>Le comportement d'un objet: <text:bookmark-end text:name="__RefHeading__16332_2073142818"/></text:h>
          <text:p text:style-name="Text_20_body">Le comportement d'un objet est ce qu'il est capable de réaliser, la manière dont il réagira à des messages extérieurs, ... le comportement correspond donc au code qui sera inséré à l'intérieur de l'objet afin de la faire agir. Un changement d'état <text:soft-page-break/>peut générer un comportement particulier (le réservoir à café se vide: l'objet téléphone à la maintenance), et réciproquement une action entraînera un changement d'état.</text:p>
          <text:h text:style-name="Heading_20_4" text:outline-level="4"><text:bookmark text:name="obj-id"/><text:bookmark-start text:name="__RefHeading__16334_2073142818"/>L'identité d'un objet:<text:bookmark-end text:name="__RefHeading__16334_2073142818"/></text:h>
          <text:p text:style-name="Text_20_body">Si l'on veut que plusieurs objets cohabitent dans le programe, il faudra bien les différentier d'une manière ou d'une autre: l'identité est là pour cela. Le programmeur n'a généralement pas à s'en préoccuper, elle est directement gérée par le système. L'identité de l'objet en C++ est simplement l'adresse de l'objet dans la mémoire.</text:p>
          <text:h text:style-name="Heading_20_4" text:outline-level="4"><text:bookmark text:name="obj-met"/><text:bookmark-start text:name="__RefHeading__16336_2073142818"/>Des objets "métiers"<text:bookmark-end text:name="__RefHeading__16336_2073142818"/></text:h>
          <text:p text:style-name="Text_20_body">Les objets métiers sont des objets qui doivent être compris par toute personne du domaine concerné: par exemple, l'objet cafetière devrait être aisément compréhensible par tous ceux qui s'occupent réellement de la machine à café. Par contre, si on met les machines à café dans un tableau, qui lui-même sera un objet, ce tableau n'est utile que pour le déroulement du programme lui-même: les gens "du métier" n'ont aucune raison de s'y intéresser.</text:p>
          <text:h text:style-name="Heading_20_4" text:outline-level="4"><text:bookmark text:name="obj-rel"/><text:bookmark-start text:name="__RefHeading__16338_2073142818"/>Relations entre objets<text:bookmark-end text:name="__RefHeading__16338_2073142818"/></text:h>
          <text:p text:style-name="Text_20_body">Les objets vont communiquer entre eux en s'envoyant des <text:span text:style-name="Emphasis">messages</text:span>: dans la réalité, ces messages sont tout simplement des appels de fonctions, comme on l'a vu. Les objets sont en relation entre eux (un objet en relation avec aucun autre objet ne servirait à rien). On distingue plusieurs types de relations:</text:p>
          <text:p text:style-name="List_20_Heading"><text:span text:style-name="Emphasis">Association</text:span> </text:p>
          <text:p text:style-name="List_20_Contents">C'est la plus courante, aussi la moins forte: c'est la relation qui lie un enseignant et ses étudiants, par exemple. </text:p>
          <text:p text:style-name="List_20_Heading"><text:span text:style-name="Emphasis">Agrégation</text:span> </text:p>
          <text:p text:style-name="List_20_Contents">C'est la relation qui lie un objet et ses composants: la cafetière et son réservoir d'eau, de café, de gobelets, par exemple. Elle est plus forte que la relation d'association, toutefois une cafetière peut exister sans son réservoir à café. </text:p>
          <text:p text:style-name="List_20_Heading"><text:span text:style-name="Emphasis">Composition</text:span> </text:p>
          <text:p text:style-name="List_20_Contents">La relation la plus forte (utilisée rarement). Un immeuble de 10 étages ne peut exister sans tous ses étages, et réciproquement: on exprimera donc dans le code le fait que si l'objet immeuble est détruit, tous les objets le composant seront détruits également, et réciproquement. </text:p>
          <text:p text:style-name="List_20_Heading"><text:span text:style-name="Emphasis">Une sorte de</text:span> </text:p>
          <text:p text:style-name="List_20_Contents">On pourra exprimer le fait qu'une machine à café particulière est "une sorte de" machine à café. </text:p>
          <text:p text:style-name="List_20_Heading"><text:span text:style-name="Emphasis">Un tas de</text:span> </text:p>
          <text:p text:style-name="P17">Des objets particuliers (les conteneurs) nous permettront de mettre nos objets dans des structures de données: on pourra donc avoir "un tableau de cafetières", "une pile de cafetière", "une queue de cafetières", etc. </text:p>
          <text:p text:style-name="Text_20_body">Les relations d'association, d'agrégation et de composition s'expriment en insérant des variables membres dans une définition de classe (<draw:a xlink:type="simple" xlink:href="../../html/types.html#class"><draw:frame draw:style-name="fr3" draw:name="images25" text:anchor-type="as-char" svg:width="0.291cm" svg:height="0.344cm" draw:z-index="123"><draw:image xlink:href="../../html/apres.gif" xlink:type="simple" xlink:show="embed" xlink:actuate="onLoad"/><svg:title>apres</svg:title></draw:frame></draw:a>). Dans le cas de la relation de composition, il convient de s'assurer que les objets sont construits ou détruits ensemble. La relation "est une sorte de" s'exprime grâce à l'héritage (<text:a xlink:type="simple" xlink:href="../../html/heritage.html" text:style-name="Internet_20_link" text:visited-style-name="Visited_20_Internet_20_Link"> </text:a><draw:a xlink:type="simple" xlink:href="../../html/heritage.html"><draw:frame draw:style-name="fr3" draw:name="images26" text:anchor-type="as-char" svg:width="0.291cm" svg:height="0.344cm" draw:z-index="124"><draw:image xlink:href="../../html/apres.gif" xlink:type="simple" xlink:show="embed" xlink:actuate="onLoad"/><svg:title>apres</svg:title></draw:frame></draw:a>). Les autres relations s'expriment par les modèles (<draw:a xlink:type="simple" xlink:href="../../html/modeles.html"><draw:frame draw:style-name="fr3" draw:name="images27" text:anchor-type="as-char" svg:width="0.291cm" svg:height="0.344cm" draw:z-index="125"><draw:image xlink:href="../../html/apres.gif" xlink:type="simple" xlink:show="embed" xlink:actuate="onLoad"/><svg:title>apres</svg:title></draw:frame></draw:a>)</text:p>
          <text:p text:style-name="Sender"/>
        </text:section>
        <text:section text:style-name="Sect1" text:name="Section7">
          <text:h text:style-name="P11" text:outline-level="1"><text:bookmark text:name="type-base"/><text:bookmark text:name="contenu2"/><text:bookmark-start text:name="__RefHeading__16340_2073142818"/>Au coeur des langages C/C++<text:bookmark-end text:name="__RefHeading__16340_2073142818"/></text:h>
          <text:h text:style-name="Heading_20_2" text:outline-level="2"><text:bookmark text:name="expressions"/><text:bookmark-start text:name="__RefHeading__16342_2073142818"/>Les expressions<text:bookmark-end text:name="__RefHeading__16342_2073142818"/></text:h>
          <text:p text:style-name="Text_20_body">Une expression est composée d'opérateurs et d'opérandes (variables ou constantes). L'expression la plus simple ne comporte qu'une variable. Par exemple:</text:p>
          <text:p text:style-name="P18">a</text:p>
          <text:p text:style-name="Text_20_body">Une expression renvoie toujours quelque chose. Par exemple, <text:span text:style-name="Source_20_Text">3 + 4</text:span> renvoie 7. Pas étonnant. Mais l'expression <text:span text:style-name="Source_20_Text">b = 3 + 4</text:span> met 7 dans la variable b, mais <text:span text:style-name="Emphasis">en plus</text:span> elle renvoie 7. De sorte que l'expression <text:span text:style-name="Source_20_Text">a = (b = 3 + 4)</text:span> mettra 7 dans b, mais <text:span text:style-name="Emphasis">aussi</text:span> dans a.</text:p>
          <text:h text:style-name="Heading_20_2" text:outline-level="2"><text:bookmark text:name="instructions"/><text:bookmark-start text:name="__RefHeading__16344_2073142818"/>Les instructions<text:bookmark-end text:name="__RefHeading__16344_2073142818"/></text:h>
          <text:p text:style-name="Text_20_body">Une instruction est :</text:p>
          <text:list xml:id="list3883239016808337255" text:style-name="L14">
            <text:list-item>
              <text:p text:style-name="P145">soit une instruction simple: elle se termine toujours par un ";" </text:p>
            </text:list-item>
            <text:list-item>
              <text:p text:style-name="P145">soit un bloc d'instructions (instruction composée): il a la structure suivante: </text:p>
              <text:list>
                <text:list-item>
                  <text:p text:style-name="P145">Une accolade ouvrante "<text:span text:style-name="Source_20_Text"><text:span text:style-name="T3">{</text:span></text:span>" </text:p>
                </text:list-item>
                <text:list-item>
                  <text:p text:style-name="P145">Des définitions optionnelles (déclarations de variables) locales au bloc et des instructions </text:p>
                </text:list-item>
                <text:list-item>
                  <text:p text:style-name="P42">Une accolade fermante "<text:span text:style-name="Source_20_Text"><text:span text:style-name="T3">}</text:span></text:span>" </text:p>
                </text:list-item>
              </text:list>
            </text:list-item>
          </text:list>
          <text:p text:style-name="Text_20_body"><draw:frame draw:style-name="fr2" draw:name="images34" text:anchor-type="as-char" svg:width="0.397cm" svg:height="0.397cm" draw:z-index="126"><draw:image xlink:href="../../html/attention.gif" xlink:type="simple" xlink:show="embed" xlink:actuate="onLoad"/><svg:title>ATTENTION</svg:title></draw:frame>Il y a ici une importante différence entre le C et le C++: en C, le bloc doit commencer par les déclarations de variables locales au bloc, alors qu'en C++ on peut "mélanger" intructions simples et déclarations de variables. </text:p>
          <text:h text:style-name="Heading_20_3" text:outline-level="3"><text:bookmark-start text:name="__RefHeading__16346_2073142818"/>L'instruction conditionnelle <text:span text:style-name="Source_20_Text">if</text:span><text:bookmark-end text:name="__RefHeading__16346_2073142818"/></text:h>
          <text:p text:style-name="Text_20_body"><text:span text:style-name="Source_20_Text"><text:span text:style-name="T3">if ( expression ) instruction</text:span></text:span> L'expression est évaluée : si le résultat est différent de 0 (en C) ou de <text:span text:style-name="Source_20_Text">false</text:span> (en C++), l'instruction est exécutée, sinon rien n'est fait. Exemple:</text:p>
          <text:p text:style-name="P18"><text:s text:c="3"/>if (i==0) nb = nb + 1;</text:p>
          <text:p text:style-name="Text_20_body">L'instruction <text:span text:style-name="Source_20_Text">if</text:span> peut aussi rendre la forme <text:span text:style-name="Source_20_Text"><text:span text:style-name="T3">if... else</text:span></text:span><text:span text:style-name="Source_20_Text"> </text:span>:</text:p>
          <text:p text:style-name="Preformatted_20_Text">if ( expression ) </text:p>
          <text:p text:style-name="Preformatted_20_Text"><text:s text:c="3"/>instruction1;</text:p>
          <text:p text:style-name="Preformatted_20_Text">else</text:p>
          <text:p text:style-name="P18"><text:s text:c="3"/>instruction2;</text:p>
          <text:p text:style-name="Text_20_body">ou encore <text:span text:style-name="Source_20_Text"><text:span text:style-name="T3">if...else if...else</text:span></text:span>:</text:p>
          <text:p text:style-name="Preformatted_20_Text">if ( expression ) </text:p>
          <text:p text:style-name="Preformatted_20_Text"><text:s text:c="3"/>instruction1;</text:p>
          <text:p text:style-name="Preformatted_20_Text">else if ( expression2)</text:p>
          <text:p text:style-name="Preformatted_20_Text"><text:s text:c="3"/>instruction2; <text:s text:c="2"/></text:p>
          <text:p text:style-name="Preformatted_20_Text">else</text:p>
          <text:p text:style-name="P18"><text:s text:c="3"/>instruction3;</text:p>
          <text:h text:style-name="Heading_20_3" text:outline-level="3"><text:bookmark-start text:name="__RefHeading__16348_2073142818"/>L'instruction <text:span text:style-name="Source_20_Text">switch</text:span><text:bookmark-end text:name="__RefHeading__16348_2073142818"/></text:h>
          <text:p text:style-name="Text_20_body">Dans ce dernier cas, on risque d'aboutir à un code pas très lisible; l'instruction <text:span text:style-name="Source_20_Text"><text:span text:style-name="T3">switch</text:span></text:span> offre une meilleure structuration du code:</text:p>
          <text:p text:style-name="Preformatted_20_Text"><text:span text:style-name="T3">switch(expression)</text:span> {</text:p>
          <text:p text:style-name="Preformatted_20_Text"><text:s text:c="4"/><text:span text:style-name="T3">case valeur constante</text:span>: instructions1;</text:p>
          <text:p text:style-name="Preformatted_20_Text"><text:s text:c="4"/><text:span text:style-name="T3">case autre valeur constante</text:span>: instructions2;</text:p>
          <text:p text:style-name="Preformatted_20_Text"><text:s text:c="4"/><text:span text:style-name="T3">default</text:span>: instructions;</text:p>
          <text:p text:style-name="P18">}</text:p>
          <text:p text:style-name="Text_20_body">Le <text:span text:style-name="Source_20_Text"><text:span text:style-name="T3">switch</text:span></text:span> est une instruction de prise de décision à choix multiples qui, en fonction de la valeur de l'expression, effectue les instructions associées à la valeur correspondante.</text:p>
          <text:p text:style-name="Text_20_body"><text:soft-page-break/><draw:frame draw:style-name="fr2" draw:name="images35" text:anchor-type="as-char" svg:width="0.397cm" svg:height="0.397cm" draw:z-index="127"><draw:image xlink:href="../../html/attention.gif" xlink:type="simple" xlink:show="embed" xlink:actuate="onLoad"/><svg:title>ATTENTION</svg:title></draw:frame>Si l'expression est égale à la première valeur constante, les instructions1 seront exécutées, mais le programme continuera et exécutera aussi les instructions2. Si vous voulez sortir du switch, il vous faudra terminer instructions1 par break, ainsi qu'on le voit ci-dessous: </text:p>
          <text:p text:style-name="Preformatted_20_Text"><text:s text:c="3"/>switch(a) {</text:p>
          <text:p text:style-name="Preformatted_20_Text"><text:s text:c="7"/>case '-' : exp = a - b; <text:span text:style-name="T3">break</text:span>;</text:p>
          <text:p text:style-name="Preformatted_20_Text"><text:s text:c="7"/>case '+' : exp = a + b: <text:span text:style-name="T3">break</text:span>;</text:p>
          <text:p text:style-name="Preformatted_20_Text"><text:s text:c="7"/>default <text:s/>: cout &lt;&lt; "Operateur inconnu\n";</text:p>
          <text:p text:style-name="P18"><text:s text:c="3"/>}</text:p>
          <text:p text:style-name="Text_20_body"><draw:frame draw:style-name="fr2" draw:name="images36" text:anchor-type="as-char" svg:width="0.397cm" svg:height="0.397cm" draw:z-index="128"><draw:image xlink:href="../../html/attention.gif" xlink:type="simple" xlink:show="embed" xlink:actuate="onLoad"/><svg:title>ATTENTION</svg:title></draw:frame>L'utilisation des objets et de l'héritage vont permettre de supprimer un bon nombre d'instructions <text:span text:style-name="Source_20_Text"><text:span text:style-name="T3">switch</text:span></text:span> ou <text:span text:style-name="Source_20_Text"><text:span text:style-name="T3">if</text:span></text:span>.</text:p>
          <text:h text:style-name="Heading_20_3" text:outline-level="3"><text:bookmark-start text:name="__RefHeading__16350_2073142818"/>L'instruction <text:span text:style-name="T3">while</text:span><text:bookmark-end text:name="__RefHeading__16350_2073142818"/></text:h>
          <text:p text:style-name="Text_20_body"><text:span text:style-name="Source_20_Text"><text:span text:style-name="T3">while (expression) instruction;</text:span></text:span> L'expression est évaluée ; si elle est non nulle (en C) ou différente de false (en C++) le bloc instruction est exécuté et l'expression est à nouveau évaluée ceci jusqu'à ce que l'expression prenne la valeur nulle. Exemple:</text:p>
          <text:p text:style-name="Preformatted_20_Text"><text:span text:style-name="T3">while</text:span> (c!=' ') {</text:p>
          <text:p text:style-name="Preformatted_20_Text"><text:s text:c="3"/>c = getchar();</text:p>
          <text:p text:style-name="Preformatted_20_Text"><text:s text:c="3"/>chaine[i++] = c;</text:p>
          <text:p text:style-name="P18">}</text:p>
          <text:h text:style-name="Heading_20_3" text:outline-level="3"><text:bookmark-start text:name="__RefHeading__16352_2073142818"/>L'instruction de boucle <text:span text:style-name="Source_20_Text">for</text:span><text:bookmark-end text:name="__RefHeading__16352_2073142818"/></text:h>
          <text:p text:style-name="Text_20_body"><text:span text:style-name="Source_20_Text"><text:span text:style-name="T3">for (expression1; expression2; expression3) instruction;</text:span></text:span>: expression1 est évaluée (initialisation de la boucle); puis expression 2 est évaluée : si sa valeur est nulle (false en C++) la boucle s'arrête, sinon la boucle continue avec l'exécution de instruction, puis évaluation de l'expression3; (qui contient généralement l'incrémentation d'une variable entière ou d'un itérateur), puis expression2 est à nouveau évaluée. La boucle for est équivalente à: <text:span text:style-name="Source_20_Text"><text:span text:style-name="T3">expression1; while(expression2) {instruction; expression3; }</text:span></text:span>. Exemple d'utilisation de la boucle for; calcul de 2 <text:span text:style-name="T5">n</text:span>:</text:p>
          <text:p text:style-name="Preformatted_20_Text"><text:s text:c="3"/>x=1;</text:p>
          <text:p text:style-name="Preformatted_20_Text"><text:s text:c="3"/><text:span text:style-name="T3">for</text:span> (int i=0; i&lt;n; i++)</text:p>
          <text:p text:style-name="P18"><text:s text:c="7"/>x = 2*x;</text:p>
          <text:h text:style-name="Heading_20_4" text:outline-level="4"><text:bookmark-start text:name="__RefHeading__16354_2073142818"/>L'instruction de boucle <text:span text:style-name="Source_20_Text">for</text:span> basée sur des intervalles<text:bookmark-end text:name="__RefHeading__16354_2073142818"/></text:h>
          <text:p text:style-name="Text_20_body">Nous verrons dans le chapitre sur la stdlib qu'il existe une autre intruction for, basée sur la notion d'intervalles, et qui peut être très utile lorsque l'on travaille avec des conteneurs (équivalente au <text:span text:style-name="Source_20_Text">foreach</text:span> de java ou de perl).</text:p>
          <text:h text:style-name="Heading_20_3" text:outline-level="3"><text:bookmark-start text:name="__RefHeading__16356_2073142818"/>L'instruction <text:span text:style-name="Source_20_Text">do... while</text:span><text:bookmark-end text:name="__RefHeading__16356_2073142818"/></text:h>
          <text:p text:style-name="Text_20_body"><text:span text:style-name="Source_20_Text"><text:span text:style-name="T3">do instruction; while (expression);</text:span></text:span> Ressemble à l'instruction <text:span text:style-name="Source_20_Text">while</text:span> précédemment rencontrée, sauf que l'expression étant évaluée <text:span text:style-name="Emphasis">à la fin</text:span> de la boucle et non pas au début, le bloc instruction sera toujours exécuté au moins une fois.</text:p>
          <text:h text:style-name="Heading_20_3" text:outline-level="3"><text:bookmark-start text:name="__RefHeading__16358_2073142818"/>L'instruction ? :<text:bookmark-end text:name="__RefHeading__16358_2073142818"/></text:h>
          <text:p text:style-name="Text_20_body">Il s'agit d'un if..then..else très compact, et qui peut être utilisé dans les expressions elles-mêmes. Elle permet d'écrire un code très compact, mais qui risque d'être fort peu lisible. Aussi: ne pas en abuser !</text:p>
          <text:p text:style-name="Text_20_body">Les deux codes suivants sont équivalents:</text:p>
          <text:p text:style-name="Preformatted_20_Text"><text:soft-page-break/>int A;</text:p>
          <text:p text:style-name="Preformatted_20_Text">if ( b == 1 )</text:p>
          <text:p text:style-name="Preformatted_20_Text">{</text:p>
          <text:p text:style-name="Preformatted_20_Text"><text:s text:c="8"/>A = 3000;</text:p>
          <text:p text:style-name="Preformatted_20_Text">}</text:p>
          <text:p text:style-name="Preformatted_20_Text">else</text:p>
          <text:p text:style-name="Preformatted_20_Text">{</text:p>
          <text:p text:style-name="Preformatted_20_Text"><text:s text:c="8"/>A = -10;</text:p>
          <text:p text:style-name="P18">}</text:p>
          <text:p text:style-name="P18">int A = b==1?3000:-10;</text:p>
          <text:h text:style-name="Heading_20_3" text:outline-level="3"><text:bookmark-start text:name="__RefHeading__16360_2073142818"/>Autres instructions utiles:<text:bookmark-end text:name="__RefHeading__16360_2073142818"/></text:h>
          <text:p text:style-name="Text_20_body"><text:span text:style-name="Source_20_Text"><text:span text:style-name="T3">return</text:span></text:span> ou <text:span text:style-name="Source_20_Text"><text:span text:style-name="T3">return expression</text:span></text:span> L'instruction <text:span text:style-name="Source_20_Text">return</text:span> sert à sortir d'une fonction et à retourner au programme appelant ; si elle est suivie d'une expression, la valeur de l'expression est retournée au programme appelant.</text:p>
          <text:p text:style-name="Text_20_body"><text:span text:style-name="Source_20_Text"><text:span text:style-name="T3">break</text:span></text:span> L'instruction <text:span text:style-name="Source_20_Text">break</text:span> ne peut apparaître que dans un <text:span text:style-name="Source_20_Text">switch</text:span> ou une boucle <text:span text:style-name="Source_20_Text">while</text:span>, <text:span text:style-name="Source_20_Text">for</text:span> ou <text:span text:style-name="Source_20_Text">do...while</text:span>: : elle termine l'exécution du plus petit bloc (<text:span text:style-name="Source_20_Text">switch</text:span> ou boucle) qui l'entoure.</text:p>
          <text:p text:style-name="Text_20_body"><text:span text:style-name="Source_20_Text"><text:span text:style-name="T3">continue</text:span></text:span> L'instruction <text:span text:style-name="Source_20_Text">continue</text:span> est utilisée uniquement dans une boucle ; elle sert à se positionner en fin de boucle, c'est à dire, à aller évaluer l'expression de fin de boucle pour exécuter, éventuellement, l'occurrence suivante de la boucle.</text:p>
          <text:p text:style-name="Text_20_body"><text:span text:style-name="Source_20_Text"><text:span text:style-name="T3">goto identificateur</text:span></text:span> Dans l'instruction <text:span text:style-name="Source_20_Text">goto</text:span> l'identificateur doit être une étiquette située dans la fonction courante. L'exécution continue à la première instruction qui suit l'étiquette. (Une étiquette est un identificateur suivi de ; elle est visible dans toute la fonction où elle est déclarée.)</text:p>
          <text:p text:style-name="Text_20_body"><draw:frame draw:style-name="fr2" draw:name="images37" text:anchor-type="as-char" svg:width="0.397cm" svg:height="0.397cm" draw:z-index="129"><draw:image xlink:href="../../html/attention.gif" xlink:type="simple" xlink:show="embed" xlink:actuate="onLoad"/><svg:title>ATTENTION</svg:title></draw:frame>En C, comme en C++, comme dans tous les langages, on sait qu'on peut se passer de l'instruction goto: afin d'avoir un code bien structuré et lisible, <text:span text:style-name="Emphasis"><text:span text:style-name="T3">on doit</text:span></text:span> s'en passer.</text:p>
          <text:h text:style-name="Heading_20_2" text:outline-level="2"><text:bookmark text:name="constC"/><text:bookmark-start text:name="__RefHeading__16362_2073142818"/>Les constantes en langage C<text:bookmark-end text:name="__RefHeading__16362_2073142818"/></text:h>
          <text:p text:style-name="Text_20_body">Il n'est pas possible de déclarer en langage C des constantes autres que littérales (pi = 3.14). Le préprocesseur va nous permettre de définir des constantes symboliques, qui sont en fait vues comme des macros:</text:p>
          <text:p text:style-name="Preformatted_20_Text">#define PI 3.14</text:p>
          <text:p text:style-name="Preformatted_20_Text">#define PI2 3.14 * 3.14</text:p>
          <text:p text:style-name="Preformatted_20_Text">... </text:p>
          <text:p text:style-name="P18">float x = PI;</text:p>
          <text:p text:style-name="Text_20_body"><draw:frame draw:style-name="fr2" draw:name="images38" text:anchor-type="as-char" svg:width="0.397cm" svg:height="0.397cm" draw:z-index="130"><draw:image xlink:href="../../html/attention.gif" xlink:type="simple" xlink:show="embed" xlink:actuate="onLoad"/><svg:title>ATTENTION</svg:title></draw:frame>Dans l'exemple ci-dessus, PI sera remplacé dans l'étape précédent la compilation par <text:span text:style-name="Emphasis">tout ce qui se trouve à partir de l'espace suivant PI jusqu'à la fin de ligne</text:span>. Donc ne pas mettre de <text:span text:style-name="Emphasis">;</text:span>, ni de commentaire à la fin de la ligne. </text:p>
          <text:p text:style-name="Text_20_body">Nous verrons que la situation est très différente en C++</text:p>
          <text:h text:style-name="Heading_20_3" text:outline-level="3"><text:bookmark-start text:name="__RefHeading__16364_2073142818"/>Constantes entières<text:bookmark-end text:name="__RefHeading__16364_2073142818"/></text:h>
          <text:p text:style-name="Text_20_body">Les constantes entières peuvent être écrites en décimal (base 10), en octal (base 8) ou en hexadécimal (base 16). La détermination de la base se fait comme suit :</text:p>
          <text:list xml:id="list5379421935150578818" text:style-name="L15">
            <text:list-item>
              <text:p text:style-name="P146">un nombre qui ne commence pas par un 0 (chiffre zéro) est en base 10 </text:p>
            </text:list-item>
            <text:list-item>
              <text:p text:style-name="P146">un nombre qui commence par un 0 suivi d'un ou plusieurs chiffres est en base 8 </text:p>
            </text:list-item>
            <text:list-item>
              <text:p text:style-name="P43">un nombre qui commence par un 0 suivi d'un x ou d'un X puis d'un ou plusieurs chiffres est en base 16; un caractère majuscule ou minuscule peut être utilisé pour coder un chiffre hexadécimal (a,b,c,d,e,f ou A,B,C,D,E,F). </text:p>
            </text:list-item>
          </text:list>
          <text:p text:style-name="Text_20_body">On peut ajouter à une constante entière le suffixe u ou U pour indiquer qu'elle est non signée (<text:span text:style-name="Emphasis">unsigned</text:span>). On peut lui ajouter le suffixe l ou L pour indiquer qu'elle est de type <text:span text:style-name="Teletype"><text:span text:style-name="T3">long</text:span></text:span>.</text:p>
          <text:h text:style-name="Heading_20_4" text:outline-level="4"><text:bookmark-start text:name="__RefHeading__16366_2073142818"/>Quelques exemples :<text:bookmark-end text:name="__RefHeading__16366_2073142818"/></text:h>
          <table:table table:name="Tableau1" table:style-name="Tableau1">
            <table:table-column table:style-name="Tableau1.A"/>
            <table:table-column table:style-name="Tableau1.B"/>
            <table:table-row>
              <table:table-cell table:style-name="Tableau1.A1" office:value-type="string">
                <text:p text:style-name="Table_20_Heading">165</text:p>
              </table:table-cell>
              <table:table-cell table:style-name="Tableau1.A1" office:value-type="string">
                <text:p text:style-name="Table_20_Contents">constante entière en base 10</text:p>
              </table:table-cell>
            </table:table-row>
            <table:table-row>
              <table:table-cell table:style-name="Tableau1.A1" office:value-type="string">
                <text:p text:style-name="Table_20_Heading">0245</text:p>
              </table:table-cell>
              <table:table-cell table:style-name="Tableau1.A1" office:value-type="string">
                <text:p text:style-name="Table_20_Contents">constante entière en base 8</text:p>
              </table:table-cell>
            </table:table-row>
            <table:table-row>
              <table:table-cell table:style-name="Tableau1.A1" office:value-type="string">
                <text:p text:style-name="Table_20_Heading">0xA5</text:p>
              </table:table-cell>
              <table:table-cell table:style-name="Tableau1.A1" office:value-type="string">
                <text:p text:style-name="Table_20_Contents">constante entière en base 16</text:p>
              </table:table-cell>
            </table:table-row>
            <text:soft-page-break/>
            <table:table-row>
              <table:table-cell table:style-name="Tableau1.A1" office:value-type="string">
                <text:p text:style-name="Table_20_Heading">0xffff</text:p>
              </table:table-cell>
              <table:table-cell table:style-name="Tableau1.A1" office:value-type="string">
                <text:p text:style-name="Table_20_Contents">constante entière en base 16</text:p>
              </table:table-cell>
            </table:table-row>
            <table:table-row>
              <table:table-cell table:style-name="Tableau1.A1" office:value-type="string">
                <text:p text:style-name="Table_20_Heading">0x165u</text:p>
              </table:table-cell>
              <table:table-cell table:style-name="Tableau1.A1" office:value-type="string">
                <text:p text:style-name="Table_20_Contents">constante entière non signée en base 16</text:p>
              </table:table-cell>
            </table:table-row>
          </table:table>
          <text:h text:style-name="Heading_20_3" text:outline-level="3"><text:bookmark-start text:name="__RefHeading__16368_2073142818"/>Constantes flottantes:<text:bookmark-end text:name="__RefHeading__16368_2073142818"/></text:h>
          <text:p text:style-name="Text_20_body">Une constante flottante sert à représenter un nombre réel; elle se compose d'une partie entière, d'un point décimal, d'une partie fractionnaire, d'un e ou E, d'un exposant entier éventuellement signé, d'un suffixe de type f ou F (pour <text:span text:style-name="Teletype"><text:span text:style-name="T3">float</text:span></text:span>), l ou L (pour <text:span text:style-name="Teletype"><text:span text:style-name="T3">long double</text:span></text:span>). On peut omettre la partie entière ou la partie fractionnaire, mais pas les deux; on peut aussi omettre le point décimal ou le e suivi de l'exposant, mais pas les deux.</text:p>
          <text:h text:style-name="Heading_20_4" text:outline-level="4"><text:bookmark-start text:name="__RefHeading__16370_2073142818"/>Quelques exemples :<text:bookmark-end text:name="__RefHeading__16370_2073142818"/></text:h>
          <table:table table:name="Tableau2" table:style-name="Tableau2">
            <table:table-column table:style-name="Tableau2.A"/>
            <table:table-column table:style-name="Tableau2.B"/>
            <table:table-row>
              <table:table-cell table:style-name="Tableau2.A1" office:value-type="string">
                <text:p text:style-name="Table_20_Heading">notation C</text:p>
              </table:table-cell>
              <table:table-cell table:style-name="Tableau2.A1" office:value-type="string">
                <text:p text:style-name="Table_20_Heading">notation mathématique</text:p>
              </table:table-cell>
            </table:table-row>
            <table:table-row>
              <table:table-cell table:style-name="Tableau2.A1" office:value-type="string">
                <text:p text:style-name="Table_20_Contents">3.15</text:p>
              </table:table-cell>
              <table:table-cell table:style-name="Tableau2.A1" office:value-type="string">
                <text:p text:style-name="Table_20_Contents">3,15</text:p>
              </table:table-cell>
            </table:table-row>
            <table:table-row>
              <table:table-cell table:style-name="Tableau2.A1" office:value-type="string">
                <text:p text:style-name="Table_20_Contents">-45.20</text:p>
              </table:table-cell>
              <table:table-cell table:style-name="Tableau2.A1" office:value-type="string">
                <text:p text:style-name="Table_20_Contents">-45,2</text:p>
              </table:table-cell>
            </table:table-row>
            <table:table-row>
              <table:table-cell table:style-name="Tableau2.A1" office:value-type="string">
                <text:p text:style-name="Table_20_Contents">-3.e10</text:p>
              </table:table-cell>
              <table:table-cell table:style-name="Tableau2.A1" office:value-type="string">
                <text:p text:style-name="Table_20_Contents">-3 x 10<text:span text:style-name="T5">10</text:span></text:p>
              </table:table-cell>
            </table:table-row>
            <table:table-row>
              <table:table-cell table:style-name="Tableau2.A1" office:value-type="string">
                <text:p text:style-name="Table_20_Contents">8.5e-4</text:p>
              </table:table-cell>
              <table:table-cell table:style-name="Tableau2.A1" office:value-type="string">
                <text:p text:style-name="Table_20_Contents">8,5 x 10 <text:span text:style-name="T5">-4</text:span></text:p>
              </table:table-cell>
            </table:table-row>
            <table:table-row>
              <table:table-cell table:style-name="Tableau2.A1" office:value-type="string">
                <text:p text:style-name="Table_20_Contents">35E-3</text:p>
              </table:table-cell>
              <table:table-cell table:style-name="Tableau2.A1" office:value-type="string">
                <text:p text:style-name="Table_20_Contents">35 x 10 <text:span text:style-name="T5">-3</text:span></text:p>
              </table:table-cell>
            </table:table-row>
            <table:table-row>
              <table:table-cell table:style-name="Tableau2.A1" office:value-type="string">
                <text:p text:style-name="Table_20_Contents">-3E-5</text:p>
              </table:table-cell>
              <table:table-cell table:style-name="Tableau2.A1" office:value-type="string">
                <text:p text:style-name="Table_20_Contents">-3 x 10 <text:span text:style-name="T5">-5</text:span></text:p>
              </table:table-cell>
            </table:table-row>
          </table:table>
          <text:h text:style-name="Heading_20_3" text:outline-level="3"><text:bookmark-start text:name="__RefHeading__16372_2073142818"/>Constantes caractères<text:bookmark-end text:name="__RefHeading__16372_2073142818"/></text:h>
          <text:p text:style-name="Text_20_body">Une constante de type caractère est une séquence de un ou plusieurs caractères placés entre apostrophes, par exemple 'a'.</text:p>
          <text:p text:style-name="Text_20_body">La valeur d'une constante caractère ne contenant qu'un seul caractère est la valeur décimale du caractère sur la machine d'exécution (en général, le code ASCII).</text:p>
          <text:p text:style-name="Text_20_body">Pour affecter à une constante de type caractère certains caractères spéciaux, on utilise les séquences d'échappement suivantes :</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Table_20_Heading">Nom français</text:p>
              </table:table-cell>
              <table:table-cell table:style-name="Tableau3.A1" office:value-type="string">
                <text:p text:style-name="Table_20_Heading">Nom anglais</text:p>
              </table:table-cell>
              <table:table-cell table:style-name="Tableau3.A1" office:value-type="string">
                <text:p text:style-name="Table_20_Heading">notation abrégée</text:p>
              </table:table-cell>
              <table:table-cell table:style-name="Tableau3.A1" office:value-type="string">
                <text:p text:style-name="Table_20_Heading">notation C</text:p>
              </table:table-cell>
            </table:table-row>
            <table:table-row>
              <table:table-cell table:style-name="Tableau3.A1" office:value-type="string">
                <text:p text:style-name="Table_20_Contents">fin de ligne</text:p>
              </table:table-cell>
              <table:table-cell table:style-name="Tableau3.A1" office:value-type="string">
                <text:p text:style-name="Table_20_Contents">newline (linefeed)</text:p>
              </table:table-cell>
              <table:table-cell table:style-name="Tableau3.A1" office:value-type="string">
                <text:p text:style-name="Table_20_Contents">LF</text:p>
              </table:table-cell>
              <table:table-cell table:style-name="Tableau3.A1" office:value-type="string">
                <text:p text:style-name="Table_20_Contents">\n</text:p>
              </table:table-cell>
            </table:table-row>
            <table:table-row>
              <table:table-cell table:style-name="Tableau3.A1" office:value-type="string">
                <text:p text:style-name="Table_20_Contents">tabulation horizontale</text:p>
              </table:table-cell>
              <table:table-cell table:style-name="Tableau3.A1" office:value-type="string">
                <text:p text:style-name="Table_20_Contents">horizontal tab</text:p>
              </table:table-cell>
              <table:table-cell table:style-name="Tableau3.A1" office:value-type="string">
                <text:p text:style-name="Table_20_Contents">HT</text:p>
              </table:table-cell>
              <table:table-cell table:style-name="Tableau3.A1" office:value-type="string">
                <text:p text:style-name="Table_20_Contents">\t</text:p>
              </table:table-cell>
            </table:table-row>
            <table:table-row>
              <table:table-cell table:style-name="Tableau3.A1" office:value-type="string">
                <text:p text:style-name="Table_20_Contents">tabulation verticale</text:p>
              </table:table-cell>
              <table:table-cell table:style-name="Tableau3.A1" office:value-type="string">
                <text:p text:style-name="Table_20_Contents">vertical tab</text:p>
              </table:table-cell>
              <table:table-cell table:style-name="Tableau3.A1" office:value-type="string">
                <text:p text:style-name="Table_20_Contents">VT</text:p>
              </table:table-cell>
              <table:table-cell table:style-name="Tableau3.A1" office:value-type="string">
                <text:p text:style-name="Table_20_Contents">\v</text:p>
              </table:table-cell>
            </table:table-row>
            <table:table-row>
              <table:table-cell table:style-name="Tableau3.A1" office:value-type="string">
                <text:p text:style-name="Table_20_Contents">retour en arrière</text:p>
              </table:table-cell>
              <table:table-cell table:style-name="Tableau3.A1" office:value-type="string">
                <text:p text:style-name="Table_20_Contents">backspace</text:p>
              </table:table-cell>
              <table:table-cell table:style-name="Tableau3.A1" office:value-type="string">
                <text:p text:style-name="Table_20_Contents">BS</text:p>
              </table:table-cell>
              <table:table-cell table:style-name="Tableau3.A1" office:value-type="string">
                <text:p text:style-name="Table_20_Contents">\b</text:p>
              </table:table-cell>
            </table:table-row>
            <table:table-row>
              <table:table-cell table:style-name="Tableau3.A1" office:value-type="string">
                <text:p text:style-name="Table_20_Contents">retour chariot</text:p>
              </table:table-cell>
              <table:table-cell table:style-name="Tableau3.A1" office:value-type="string">
                <text:p text:style-name="Table_20_Contents">carriage return</text:p>
              </table:table-cell>
              <table:table-cell table:style-name="Tableau3.A1" office:value-type="string">
                <text:p text:style-name="Table_20_Contents">CR</text:p>
              </table:table-cell>
              <table:table-cell table:style-name="Tableau3.A1" office:value-type="string">
                <text:p text:style-name="Table_20_Contents">\r</text:p>
              </table:table-cell>
            </table:table-row>
            <table:table-row>
              <table:table-cell table:style-name="Tableau3.A1" office:value-type="string">
                <text:p text:style-name="Table_20_Contents">saut de page</text:p>
              </table:table-cell>
              <table:table-cell table:style-name="Tableau3.A1" office:value-type="string">
                <text:p text:style-name="Table_20_Contents">formfeed</text:p>
              </table:table-cell>
              <table:table-cell table:style-name="Tableau3.A1" office:value-type="string">
                <text:p text:style-name="Table_20_Contents">FF</text:p>
              </table:table-cell>
              <table:table-cell table:style-name="Tableau3.A1" office:value-type="string">
                <text:p text:style-name="Table_20_Contents">\f</text:p>
              </table:table-cell>
            </table:table-row>
            <table:table-row>
              <table:table-cell table:style-name="Tableau3.A1" office:value-type="string">
                <text:p text:style-name="Table_20_Contents">signal sonore</text:p>
              </table:table-cell>
              <table:table-cell table:style-name="Tableau3.A1" office:value-type="string">
                <text:p text:style-name="Table_20_Contents">audible alert</text:p>
              </table:table-cell>
              <table:table-cell table:style-name="Tableau3.A1" office:value-type="string">
                <text:p text:style-name="Table_20_Contents">BEL</text:p>
              </table:table-cell>
              <table:table-cell table:style-name="Tableau3.A1" office:value-type="string">
                <text:p text:style-name="Table_20_Contents">\</text:p>
              </table:table-cell>
            </table:table-row>
            <table:table-row>
              <table:table-cell table:style-name="Tableau3.A1" office:value-type="string">
                <text:p text:style-name="Table_20_Contents">antislash</text:p>
              </table:table-cell>
              <table:table-cell table:style-name="Tableau3.A1" office:value-type="string">
                <text:p text:style-name="Table_20_Contents">backslash</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point d'interrogation</text:p>
              </table:table-cell>
              <table:table-cell table:style-name="Tableau3.A1" office:value-type="string">
                <text:p text:style-name="Table_20_Contents">question mark</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apostrophe</text:p>
              </table:table-cell>
              <table:table-cell table:style-name="Tableau3.A1" office:value-type="string">
                <text:p text:style-name="Table_20_Contents">single quote</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table-cell table:style-name="Tableau3.A1" office:value-type="string">
                <text:p text:style-name="Table_20_Contents">guillemet</text:p>
              </table:table-cell>
              <table:table-cell table:style-name="Tableau3.A1" office:value-type="string">
                <text:p text:style-name="Table_20_Contents">double quote</text:p>
              </table:table-cell>
              <table:table-cell table:style-name="Tableau3.A1" office:value-type="string">
                <text:p text:style-name="Table_20_Contents"> </text:p>
              </table:table-cell>
              <table:table-cell table:style-name="Tableau3.A1" office:value-type="string">
                <text:p text:style-name="Table_20_Contents">\</text:p>
              </table:table-cell>
            </table:table-row>
            <table:table-row>
              <table:table-cell table:style-name="Tableau3.A1" office:value-type="string">
                <text:p text:style-name="Table_20_Contents">nombre octal</text:p>
              </table:table-cell>
              <table:table-cell table:style-name="Tableau3.A1" office:value-type="string">
                <text:p text:style-name="Table_20_Contents">octal number</text:p>
              </table:table-cell>
              <table:table-cell table:style-name="Tableau3.A1" office:value-type="string">
                <text:p text:style-name="Table_20_Contents">ooo</text:p>
              </table:table-cell>
              <table:table-cell table:style-name="Tableau3.A1" office:value-type="string">
                <text:p text:style-name="Table_20_Contents">\ooo (o : chiffre octal)</text:p>
              </table:table-cell>
            </table:table-row>
            <table:table-row>
              <table:table-cell table:style-name="Tableau3.A1" office:value-type="string">
                <text:p text:style-name="Table_20_Contents">nombre hexadécimal</text:p>
              </table:table-cell>
              <table:table-cell table:style-name="Tableau3.A1" office:value-type="string">
                <text:p text:style-name="Table_20_Contents">hexadecimal number</text:p>
              </table:table-cell>
              <table:table-cell table:style-name="Tableau3.A1" office:value-type="string">
                <text:p text:style-name="Table_20_Contents">hh</text:p>
              </table:table-cell>
              <table:table-cell table:style-name="Tableau3.A1" office:value-type="string">
                <text:p text:style-name="Table_20_Contents">\xhh (h : chiffre hexadécimal)</text:p>
              </table:table-cell>
            </table:table-row>
          </table:table>
          <text:h text:style-name="Heading_20_3" text:outline-level="3"><text:bookmark-start text:name="__RefHeading__16374_2073142818"/>Constantes chaînes de caractères<text:bookmark-end text:name="__RefHeading__16374_2073142818"/></text:h>
          <text:p text:style-name="Text_20_body">Une constante de type chaîne de caractères se compose d'une suite de caractères placés entre guillemets : <text:span text:style-name="Teletype"><text:span text:style-name="T3">"ceci est une chaine"</text:span></text:span>. </text:p>
          <text:p text:style-name="Text_20_body">De façon interne, une constante chaîne de caractères est un tableau de caractères ; elle se termine par un caractère nul `\0'. Pour stocker une chaîne de n caractères, il faut donc n+1 octets.</text:p>
          <text:p text:style-name="Text_20_body"><draw:frame draw:style-name="fr2" draw:name="images39" text:anchor-type="as-char" svg:width="0.397cm" svg:height="0.397cm" draw:z-index="131"><draw:image xlink:href="../../html/attention.gif" xlink:type="simple" xlink:show="embed" xlink:actuate="onLoad"/><svg:title>ATTENTION</svg:title></draw:frame>Attention à bien faire la différence entre une constante de type caractère et une chaîne de caractères qui ne contient qu'un caractère : la première est un entier, la seconde est un tableau qui contient un caractère et `\0'.</text:p>
          <text:h text:style-name="Heading_20_2" text:outline-level="2"><text:bookmark text:name="decl-var"/><text:bookmark-start text:name="__RefHeading__16376_2073142818"/><text:soft-page-break/>Déclarations de variables<text:bookmark-end text:name="__RefHeading__16376_2073142818"/></text:h>
          <text:p text:style-name="Text_20_body">Les types de base du <text:span text:style-name="Source_20_Text">C++</text:span> sont les mêmes que les types du <text:span text:style-name="Source_20_Text">C</text:span>, avec les extensions suivantes:</text:p>
          <text:list xml:id="list2909560046110707175" text:style-name="L16">
            <text:list-item>
              <text:p text:style-name="P147">Le type <text:span text:style-name="Source_20_Text">bool</text:span> </text:p>
            </text:list-item>
            <text:list-item>
              <text:p text:style-name="P147">La notion de référence </text:p>
            </text:list-item>
            <text:list-item>
              <text:p text:style-name="P44">Le type <text:span text:style-name="Source_20_Text">class</text:span> (fondamental, car c'est lui qui permet de définir les objets) </text:p>
            </text:list-item>
          </text:list>
          <text:h text:style-name="Heading_20_3" text:outline-level="3"><text:bookmark text:name="portee-nom"/><text:bookmark-start text:name="__RefHeading__16378_2073142818"/>La portée d'un nom<text:bookmark-end text:name="__RefHeading__16378_2073142818"/></text:h>
          <text:p text:style-name="Text_20_body">Un nom [de type, de variable, de fonction, ... ] n'est utilisable qu'entre telle et telle ligne du code. Cet espace est appelé la portée du nom. La portée du nom <text:span text:style-name="Source_20_Text">A</text:span> est définie de la manière suivante:</text:p>
          <text:list xml:id="list8153822375842460066" text:style-name="L17">
            <text:list-item>
              <text:p text:style-name="P148">Elle commence à la ligne de déclaration de <text:span text:style-name="Source_20_Text">A</text:span> </text:p>
            </text:list-item>
            <text:list-item>
              <text:p text:style-name="P45">Elle se termine à la fin du bloc dans lequel la variable <text:span text:style-name="Source_20_Text">A</text:span> a été définie. La fin de bloc est marquée par une accolade fermante <text:span text:style-name="Source_20_Text"><text:span text:style-name="T3">}</text:span></text:span>. </text:p>
            </text:list-item>
          </text:list>
          <text:p text:style-name="Text_20_body"><draw:frame draw:style-name="fr2" draw:name="images40" text:anchor-type="as-char" svg:width="0.529cm" svg:height="0.529cm" draw:z-index="132"><draw:image xlink:href="../../html/nepasfaire.png" xlink:type="simple" xlink:show="embed" xlink:actuate="onLoad"/><svg:title>NOOOOON</svg:title></draw:frame>Une variable peut être déclarée à n'importe quel endroit du code, alors que le C impose une déclaration de variable en début de bloc uniquement. Exemple:</text:p>
          <text:p text:style-name="Preformatted_20_Text">...</text:p>
          <text:p text:style-name="Preformatted_20_Text"><text:s text:c="3"/>{</text:p>
          <text:p text:style-name="Preformatted_20_Text"><text:s text:c="3"/>...</text:p>
          <text:p text:style-name="Preformatted_20_Text"><text:s text:c="3"/><text:span text:style-name="T3">int A=5; <text:s text:c="3"/>// DEBUT DE LA PORTEE DE A</text:span></text:p>
          <text:p text:style-name="Preformatted_20_Text"><text:s text:c="3"/>...</text:p>
          <text:p text:style-name="Preformatted_20_Text"><text:s text:c="3"/><text:span text:style-name="T3">}; <text:s text:c="9"/>// FIN DE LA PORTEE DE A</text:span></text:p>
          <text:p text:style-name="P18">...</text:p>
          <text:h text:style-name="Heading_20_4" text:outline-level="4"><text:bookmark text:name="nom-global"/><text:bookmark-start text:name="__RefHeading__16380_2073142818"/>Nom global<text:bookmark-end text:name="__RefHeading__16380_2073142818"/></text:h>
          <text:p text:style-name="Text_20_body">Un nom global est un nom défini à l'extérieur de toute fonction, de toute classe, de tout espace de noms (<draw:a xlink:type="simple" xlink:href="../../html/stdlib.html#namedecl"><draw:frame draw:style-name="fr3" draw:name="images41" text:anchor-type="as-char" svg:width="0.291cm" svg:height="0.344cm" draw:z-index="133"><draw:image xlink:href="../../html/apres.gif" xlink:type="simple" xlink:show="embed" xlink:actuate="onLoad"/><svg:title>apres</svg:title></draw:frame></draw:a>). Un nom global sera donc accessible dans tout le programme.</text:p>
          <text:p text:style-name="Text_20_body"><draw:frame draw:style-name="fr2" draw:name="images42" text:anchor-type="as-char" svg:width="0.397cm" svg:height="0.397cm" draw:z-index="134"><draw:image xlink:href="../../html/attention.gif" xlink:type="simple" xlink:show="embed" xlink:actuate="onLoad"/><svg:title>ATTENTION</svg:title></draw:frame> Ne pas confondre variable globale et variable locale à la fonction main:</text:p>
          <text:p text:style-name="Preformatted_20_Text">...</text:p>
          <text:p text:style-name="P21">int A; <text:s text:c="12"/>// variable globale</text:p>
          <text:p text:style-name="Preformatted_20_Text"/>
          <text:p text:style-name="Preformatted_20_Text">int main() {</text:p>
          <text:p text:style-name="Preformatted_20_Text"><text:s text:c="4"/><text:span text:style-name="T3">int B; <text:s text:c="8"/>// variable locale a main</text:span></text:p>
          <text:p text:style-name="Preformatted_20_Text"><text:s text:c="4"/>int C=f1();</text:p>
          <text:p text:style-name="Preformatted_20_Text">};</text:p>
          <text:p text:style-name="Preformatted_20_Text"><text:s text:c="4"/></text:p>
          <text:p text:style-name="Preformatted_20_Text">int f1() {</text:p>
          <text:p text:style-name="Preformatted_20_Text"><text:s text:c="4"/>...</text:p>
          <text:p text:style-name="Preformatted_20_Text"><text:s text:c="4"/>int C=A; <text:s text:c="6"/>// pas de pb, A est accessible</text:p>
          <text:p text:style-name="Preformatted_20_Text"><text:s text:c="4"/><text:span text:style-name="T3">C += B; <text:s text:c="7"/>// ERREUR B n'est pas connu ici</text:span></text:p>
          <text:p text:style-name="Preformatted_20_Text"><text:s text:c="4"/>return C;</text:p>
          <text:p text:style-name="Preformatted_20_Text">};</text:p>
          <text:p text:style-name="P18"/>
          <text:h text:style-name="Heading_20_4" text:outline-level="4"><text:bookmark text:name="portee-var"/><text:bookmark-start text:name="__RefHeading__16382_2073142818"/>La portée d'une variable<text:bookmark-end text:name="__RefHeading__16382_2073142818"/></text:h>
          <text:p text:style-name="Text_20_body">La portée d'une variable est bien entendu la portée du nom de cette variable. Concrètement, la mémoire est allouée dès le début de la portée, et la mémoire sera rendue au système dès la fin de la portée.</text:p>
          <text:p text:style-name="Text_20_body"><draw:frame draw:style-name="fr2" draw:name="images43" text:anchor-type="as-char" svg:width="0.397cm" svg:height="0.397cm" draw:z-index="135"><draw:image xlink:href="../../html/attention.gif" xlink:type="simple" xlink:show="embed" xlink:actuate="onLoad"/><svg:title>ATTENTION</svg:title></draw:frame> Une exception à la règle de la portée: dans l'exemple ci-dessous, la portée de la variable <text:span text:style-name="Source_20_Text">i</text:span> est le <text:span text:style-name="Emphasis">bloc</text:span> situé en-dessous de l'instruction <text:span text:style-name="Source_20_Text">for</text:span>. C'est parfaitement logique, car cela permet de définir des variables muettes dans les boucles <text:span text:style-name="Source_20_Text">for</text:span>, mais ce comportement est différent de ce qu'on connaît en <text:span text:style-name="Source_20_Text">C</text:span> (sauf depuis la norme de 99).</text:p>
          <text:p text:style-name="Preformatted_20_Text"><text:soft-page-break/>...</text:p>
          <text:p text:style-name="Preformatted_20_Text">for (<text:span text:style-name="T3">int i=0</text:span>; i&lt;10;i++) <text:s text:c="3"/>// DEBUT DE PORTEE DE i</text:p>
          <text:p text:style-name="Preformatted_20_Text"><text:s text:c="3"/>{...</text:p>
          <text:p text:style-name="Preformatted_20_Text"><text:s text:c="4"/>...</text:p>
          <text:p text:style-name="P18"><text:s text:c="3"/>}; <text:s text:c="21"/>// <text:s/>FIN DE PORTEE DE i</text:p>
          <text:h text:style-name="Heading_20_3" text:outline-level="3"><text:bookmark-start text:name="__RefHeading__16384_2073142818"/>La structure d'une déclaration de variables<text:bookmark-end text:name="__RefHeading__16384_2073142818"/></text:h>
          <text:p text:style-name="Text_20_body">Une déclaration de variables comprend:</text:p>
          <text:list xml:id="list5536968003017725152" text:style-name="L18">
            <text:list-item>
              <text:p text:style-name="P149">Un descripteur optionnel (<text:span text:style-name="Source_20_Text">const</text:span>, <text:span text:style-name="Source_20_Text">extern</text:span>, <text:span text:style-name="Source_20_Text">virtual</text:span>, ...) </text:p>
            </text:list-item>
            <text:list-item>
              <text:p text:style-name="P149">Un type de base <text:span text:style-name="Emphasis">obligatoire</text:span> (<text:span text:style-name="Source_20_Text">int</text:span> etc., ou type défini par le programmeur) </text:p>
            </text:list-item>
            <text:list-item>
              <text:p text:style-name="P149">Un déclarateur <text:span text:style-name="Emphasis">obligatoire</text:span>. Celui-ci est constitué de: </text:p>
              <text:list>
                <text:list-item>
                  <text:p text:style-name="P149">un nom choisi par le programmeur </text:p>
                </text:list-item>
                <text:list-item>
                  <text:p text:style-name="P149">un ou plusieurs opérateurs de déclaration. </text:p>
                </text:list-item>
              </text:list>
            </text:list-item>
            <text:list-item>
              <text:p text:style-name="P46">Un initialiseur optionnel. </text:p>
            </text:list-item>
          </text:list>
          <text:p text:style-name="Text_20_body">Exemple:</text:p>
          <text:p text:style-name="P18">int* A [];</text:p>
          <text:p text:style-name="Text_20_body">La déclaration de variables ci-dessus est constituée de la manière suivante:</text:p>
          <text:list xml:id="list5244765870945995290" text:style-name="L19">
            <text:list-item>
              <text:p text:style-name="P150">Pas de descripteur </text:p>
            </text:list-item>
            <text:list-item>
              <text:p text:style-name="P150">Type de base: <text:span text:style-name="Source_20_Text">int</text:span> </text:p>
            </text:list-item>
            <text:list-item>
              <text:p text:style-name="P150">Déclarateur constitué de: </text:p>
              <text:list>
                <text:list-item>
                  <text:p text:style-name="P150">Le nom <text:span text:style-name="Source_20_Text">A</text:span> </text:p>
                </text:list-item>
                <text:list-item>
                  <text:p text:style-name="P150">Les deux opérateurs de déclaration <text:span text:style-name="Source_20_Text"><text:span text:style-name="T3">*</text:span></text:span> et <text:span text:style-name="Source_20_Text"><text:span text:style-name="T3">[]</text:span></text:span>. Les opérateurs <text:span text:style-name="Emphasis">postfixés</text:span> (<text:span text:style-name="Source_20_Text"><text:span text:style-name="T3">[]</text:span></text:span>) ayant une priorité supérieure aux opérateur <text:span text:style-name="Emphasis">préfixés</text:span> (<text:span text:style-name="Source_20_Text"><text:span text:style-name="T3">*</text:span></text:span>), on a déclaré un tableau de pointeurs, non pas un pointeur vers un tableau. </text:p>
                </text:list-item>
              </text:list>
            </text:list-item>
            <text:list-item>
              <text:p text:style-name="P47">Pas d'initialiseur. </text:p>
            </text:list-item>
          </text:list>
          <text:p text:style-name="Text_20_body">Quelques déclarations légales:</text:p>
          <text:p text:style-name="Preformatted_20_Text">char* ctbl[] = {"bleu","blanc","rouge"}; <text:s text:c="3"/>// 3 parties sont spécifiées</text:p>
          <text:p text:style-name="Preformatted_20_Text">const int A = 2; <text:s text:c="27"/>// 4 parties</text:p>
          <text:p text:style-name="P18">int B; <text:s text:c="37"/>// 2 parties seulement</text:p>
          <text:p text:style-name="Text_20_body">quelques descripteurs sur lesquels nous reviendrons ultérieurement:</text:p>
          <text:p text:style-name="List_20_Heading"><text:span text:style-name="Source_20_Text"><text:span text:style-name="T3">const</text:span></text:span> </text:p>
          <text:p text:style-name="List_20_Contents">Permet de définir une variable constante. Par exemple, un objet constant. Nous verrons dans la suite que cela peut apporter quelques complications. </text:p>
          <text:p text:style-name="List_20_Heading"><text:span text:style-name="Source_20_Text"><text:span text:style-name="T3">mutable</text:span></text:span> </text:p>
          <text:p text:style-name="List_20_Contents">Utilisé dans les déclaration de classes, en lien avec <text:span text:style-name="Source_20_Text">const</text:span> </text:p>
          <text:p text:style-name="List_20_Heading"><text:span text:style-name="Source_20_Text"><text:span text:style-name="T3">static</text:span></text:span> </text:p>
          <text:p text:style-name="List_20_Contents">Utilisé dans les déclarations de classes ou de fonctions </text:p>
          <text:p text:style-name="List_20_Heading"><text:span text:style-name="Source_20_Text"><text:span text:style-name="T3">virtual</text:span></text:span> </text:p>
          <text:p text:style-name="P17">Utilisé dans les déclaration de classes </text:p>
          <text:h text:style-name="Heading_20_2" text:outline-level="2"><text:bookmark text:name="type-predef"/><text:bookmark-start text:name="__RefHeading__16386_2073142818"/>Les types de base<text:bookmark-end text:name="__RefHeading__16386_2073142818"/></text:h>
          <text:h text:style-name="Heading_20_3" text:outline-level="3"><text:bookmark text:name="char"/><text:bookmark-start text:name="__RefHeading__16388_2073142818"/>Le type caractère : char<text:bookmark-end text:name="__RefHeading__16388_2073142818"/></text:h>
          <text:p text:style-name="Text_20_body">Il est le support des caractères le plus souvent codés en ASCII parfois en EBCDIC. Il représente <text:span text:style-name="Emphasis">un entier sur 8 bits</text:span>; sa valeur peut aller de:</text:p>
          <text:list xml:id="list7822321499602044542" text:style-name="L20">
            <text:list-item>
              <text:p text:style-name="P151">-128 à +127 s'il est signé <text:span text:style-name="Source_20_Text">signed char</text:span> (positif ou négatif) </text:p>
            </text:list-item>
            <text:list-item>
              <text:p text:style-name="P48">de 0 à 255 s'il est non signé <text:span text:style-name="Source_20_Text">unsigned char</text:span> (uniquement positif). </text:p>
            </text:list-item>
          </text:list>
          <text:p text:style-name="Text_20_body"><draw:frame draw:style-name="fr2" draw:name="images44" text:anchor-type="as-char" svg:width="0.397cm" svg:height="0.397cm" draw:z-index="136"><draw:image xlink:href="../../html/attention.gif" xlink:type="simple" xlink:show="embed" xlink:actuate="onLoad"/><svg:title>ATTENTION</svg:title></draw:frame>La norme ANSI introduit un type permettant d'utiliser des alphabets de plus de 255 caractères : wchar_t; il est défini dans le fichier <text:span text:style-name="Source_20_Text">&lt;stddef.h&gt;</text:span> (en C), ou <text:span text:style-name="Source_20_Text">&lt;cstddef.h&gt;</text:span> (en C++)</text:p>
          <text:h text:style-name="Heading_20_3" text:outline-level="3"><text:bookmark-start text:name="__RefHeading__16390_2073142818"/><text:soft-page-break/>Le type entier : int<text:bookmark-end text:name="__RefHeading__16390_2073142818"/></text:h>
          <text:p text:style-name="Text_20_body">Ce type peut être utilisé avec des qualificatifs pour indiquer sa taille (<text:span text:style-name="Source_20_Text">long</text:span> ou <text:span text:style-name="Source_20_Text">short</text:span>), et le fait qu'il soit signé (<text:span text:style-name="Source_20_Text">signed</text:span>) ou non (<text:span text:style-name="Source_20_Text">unsigned</text:span>).</text:p>
          <text:p text:style-name="Text_20_body">Pour les entiers et les caractères, le qualificateur <text:span text:style-name="Source_20_Text">signed</text:span> est appliqué par défaut.</text:p>
          <text:h text:style-name="Heading_20_3" text:outline-level="3"><text:bookmark text:name="bool"/><text:bookmark-start text:name="__RefHeading__16392_2073142818"/>Le type booléen: bool (Seulement en C++)<text:bookmark-end text:name="__RefHeading__16392_2073142818"/></text:h>
          <text:p text:style-name="Text_20_body">Un booléen peut prendre les valeurs <text:span text:style-name="Source_20_Text">true</text:span> ou <text:span text:style-name="Source_20_Text">false</text:span>. Il est possible de convertir un booléen en entier et vice-versa; dans ce cas, <text:span text:style-name="Source_20_Text">true</text:span> se convertit en <text:span text:style-name="Source_20_Text">1</text:span>, <text:span text:style-name="Source_20_Text">false</text:span> se convertit en <text:span text:style-name="Source_20_Text">0</text:span>. Dans l'autre sens, <text:span text:style-name="Source_20_Text">0</text:span> est converti en <text:span text:style-name="Source_20_Text">false</text:span> et tout entier non nul est converti en <text:span text:style-name="Source_20_Text">true</text:span>. </text:p>
          <text:h text:style-name="Heading_20_3" text:outline-level="3"><text:bookmark-start text:name="__RefHeading__16394_2073142818"/>Le type énumération : enum<text:bookmark-end text:name="__RefHeading__16394_2073142818"/></text:h>
          <text:p text:style-name="Text_20_body">C'est un type particulier à valeurs entières; à chaque énumération est associée un ensemble de constantes nommées.:</text:p>
          <text:p text:style-name="Preformatted_20_Text"><text:span text:style-name="T3">enum</text:span> jour_t {lundi, mardi, mercredi, jeudi, vendredi, samedi, dimanche};</text:p>
          <text:p text:style-name="Preformatted_20_Text">jour_t jour;</text:p>
          <text:p text:style-name="Preformatted_20_Text">...</text:p>
          <text:p text:style-name="P18">jour = lundi;</text:p>
          <text:p text:style-name="Text_20_body">Par défaut, la valeur associée au premier nom est 0, au second 1, etc. Dans l'exemple précédent, la valeur associée à lundi sera 0, à mardi 1, etc. Il est possible de préciser la valeur associée à un ou plusieurs noms. Dans ce cas, les constantes qui suivent les constantes affectées sont incrémentées de 1:</text:p>
          <text:p text:style-name="P18"><text:span text:style-name="T3">enum</text:span> mois_t={JAN=1, FEV, MAR, AVR, MAI, JUN, JUL, AOU, SEP, OCT, NOV, DEC};</text:p>
          <text:p text:style-name="Text_20_body">JAN vaut 1, FEV 2, MAR 3, etc.</text:p>
          <text:h text:style-name="Heading_20_3" text:outline-level="3"><text:bookmark-start text:name="__RefHeading__16396_2073142818"/>Les types réels<text:bookmark-end text:name="__RefHeading__16396_2073142818"/></text:h>
          <text:p text:style-name="Text_20_body">Ils sont codés de façon interne sous forme mantisse + exposant.</text:p>
          <text:list xml:id="list430620778524760045" text:style-name="L21">
            <text:list-item>
              <text:p text:style-name="P152"><text:span text:style-name="T3">float</text:span>: c'est le type réel simple précision, codé sur 32 bits </text:p>
            </text:list-item>
            <text:list-item>
              <text:p text:style-name="P152"><text:span text:style-name="T3">double</text:span>: c'est le type réel en double précision, codé sur 64 bits. </text:p>
            </text:list-item>
            <text:list-item>
              <text:p text:style-name="P49"><text:span text:style-name="T3">long double</text:span>: c'est le type réel en précision étendue ou quadruple précision, codé sur 128 bits. </text:p>
            </text:list-item>
          </text:list>
          <text:h text:style-name="Heading_20_3" text:outline-level="3"><text:bookmark text:name="void"/><text:bookmark-start text:name="__RefHeading__16398_2073142818"/>Le type <text:span text:style-name="Emphasis">void</text:span><text:bookmark-end text:name="__RefHeading__16398_2073142818"/></text:h>
          <text:p text:style-name="Text_20_body">Il s'agit d'un "pseudo-type", qui veut dire "rien". On peut l'employer comme type de pointeur;</text:p>
          <text:p text:style-name="P18">void*</text:p>
          <text:p text:style-name="Text_20_body">signifie "pointeur vers n'importe quoi". <text:span text:style-name="Source_20_Text">void</text:span> peut aussi être employé comme type de retour de fonction:</text:p>
          <text:p text:style-name="P18">void <text:s/>f()</text:p>
          <text:p text:style-name="Text_20_body">signifie "fonction qui ne renvoie aucune valeur" (procédure en pascal).</text:p>
          <text:p text:style-name="Text_20_body"><draw:frame draw:style-name="fr2" draw:name="images45" text:anchor-type="as-char" svg:width="0.397cm" svg:height="0.397cm" draw:z-index="137"><draw:image xlink:href="../../html/attention.gif" xlink:type="simple" xlink:show="embed" xlink:actuate="onLoad"/><svg:title>ATTENTION</svg:title></draw:frame> La déclaration suivante:</text:p>
          <text:p text:style-name="P18">fonction();</text:p>
          <text:p text:style-name="Text_20_body">est illégale en C++, mais correspond en C à une fonction qui renvoie une valeur entière (la valeur par défaut). Pour ne rien renvoyer il faut spécifier:</text:p>
          <text:p text:style-name="P18">void fonction();</text:p>
          <text:h text:style-name="Heading_20_3" text:outline-level="3"><text:bookmark-start text:name="__RefHeading__16400_2073142818"/>Nombre d'octets pris par un type donné<text:bookmark-end text:name="__RefHeading__16400_2073142818"/></text:h>
          <text:p text:style-name="Text_20_body">L'opérateur <text:span text:style-name="Source_20_Text">sizeof</text:span> renvoie le nombre d'octets pris par une variable d'un type donné. Le C ne normalisant pas la taille de ses types de base (en particulier les entiers et les pointeurs), celle-ci dépend du compilateur et de la machine sur laquelle le code est exécuté. Il est donc important d'utiliser cet opérateur à chaque fois que l'on a besoin de connaître la taille d'une variable.</text:p>
          <text:p text:style-name="P18"><text:soft-page-break/>cout &lt;&lt; "Taille d'un entier = " &lt;&lt; sizeof( int );</text:p>
          <text:h text:style-name="Heading_20_3" text:outline-level="3"><text:bookmark-start text:name="__RefHeading__16402_2073142818"/>Des types entiers dont on connait la taille<text:bookmark-end text:name="__RefHeading__16402_2073142818"/></text:h>
          <text:p text:style-name="Text_20_body">Il est possible, en utilisant l'en-tête standard stdint.h, d'avoir des types entiers de taille prédictible, quelque soit le système sur lequel on se trouve: en effet, cet en-tête propose entre autres les types <text:span text:style-name="Source_20_Text">int8_t, int16_t, int32_t, int64_t</text:span>, ainsi que leurs versions non signées: <text:span text:style-name="Source_20_Text">uint8_t, uint16_t, uint32_t, uint64_t</text:span>.</text:p>
          <text:p text:style-name="Preformatted_20_Text">#include &lt;stdint.h&gt;</text:p>
          <text:p text:style-name="Preformatted_20_Text">...</text:p>
          <text:p text:style-name="Preformatted_20_Text">int8_t a;</text:p>
          <text:p text:style-name="Preformatted_20_Text">int16_t b;</text:p>
          <text:p text:style-name="P18">uint32_t c</text:p>
          <text:h text:style-name="Heading_20_2" text:outline-level="2"><text:bookmark text:name="type-deriv"/><text:bookmark-start text:name="__RefHeading__16404_2073142818"/>Types dérivés<text:bookmark-end text:name="__RefHeading__16404_2073142818"/></text:h>
          <text:p text:style-name="Text_20_body">En plus des types de base, il existe un nombre théoriquement infini de types pouvant être construits à partir des types de base :</text:p>
          <text:list xml:id="list9154316727367114849" text:style-name="L22">
            <text:list-item>
              <text:p text:style-name="P153">Des tableaux d'objets d'un certain type ; </text:p>
            </text:list-item>
            <text:list-item>
              <text:p text:style-name="P153">Des fonctions renvoyant des objets d'un certain type ; </text:p>
            </text:list-item>
            <text:list-item>
              <text:p text:style-name="P153">Des pointeurs (C/C++) ou des références (C++) sur des objets d'un certain type (cf. ci-dessous); </text:p>
            </text:list-item>
            <text:list-item>
              <text:p text:style-name="P153">Des structures contenant des objets de types divers ; </text:p>
            </text:list-item>
            <text:list-item>
              <text:p text:style-name="P50">Des unions qui peuvent contenir un objet parmi plusieurs de types divers. </text:p>
            </text:list-item>
          </text:list>
          <text:p text:style-name="P3">Ces constructions de types dérivés peuvent se faire en général de manière récursive.</text:p>
          <text:h text:style-name="Heading_20_2" text:outline-level="2"><text:bookmark text:name="type-auto"/><text:bookmark-start text:name="__RefHeading__16406_2073142818"/>Le type auto (C++11)<text:bookmark-end text:name="__RefHeading__16406_2073142818"/></text:h>
          <text:p text:style-name="Text_20_body">Le type auto est utilisé avec un initialiseur, il permet de dire au compilateur que le type de la variable que l'on est en train d'initialiser est le même que le type de la variable située à droite du signe = :</text:p>
          <text:p text:style-name="Preformatted_20_Text">int A;</text:p>
          <text:p text:style-name="Preformatted_20_Text">...</text:p>
          <text:p text:style-name="Preformatted_20_Text">int B = A;</text:p>
          <text:p text:style-name="P18"><text:span text:style-name="Strong_20_Emphasis">auto</text:span> C = A;</text:p>
          <text:p text:style-name="Text_20_body">Dans l'exemple ci-dessus, A,B et C sont tous les trois des entiers. Ce type est surtout intéressant lorsqu'on utilise des templates, a fortiori lorsqu'on utilise la bibliothèque standard: en effet, les déclarations de types sont dans ce cas assez fastidieuses.</text:p>
          <text:h text:style-name="Heading_20_2" text:outline-level="2"><text:bookmark text:name="tableau"/><text:bookmark-start text:name="__RefHeading__16408_2073142818"/>Les tableaux<text:bookmark-end text:name="__RefHeading__16408_2073142818"/></text:h>
          <text:p text:style-name="Text_20_body">Ce chapitre décrit les tableaux, tels qu'ils sont utilisés en langage C. Nous verrons plus loin que le C++, s'il permet la définition de tableaux "à la C", offre plusieurs autres possibilités pour définir des tableaux.</text:p>
          <text:p text:style-name="Text_20_body">Un tableau est un ensemble d'éléments de même type, chaque élément du tableau étant repéré par son ou ses indices. Un tableau peut être à une dimension (1 indice, identique à un vecteur), à 2 dimensions (2 indices, identique à une matrice) ou à n dimensions (n indices).</text:p>
          <text:h text:style-name="Heading_20_3" text:outline-level="3"><text:bookmark-start text:name="__RefHeading__16410_2073142818"/>Déclaration d'un tableau<text:bookmark-end text:name="__RefHeading__16410_2073142818"/></text:h>
          <text:p text:style-name="Text_20_body">La déclaration d'un tableau à une dimension se fait en donnant le type de base des éléments du tableau suivi du nom du tableau puis entre crochets le nombre de ses éléments, qui doit être une constante. Si <text:span text:style-name="Source_20_Text">n</text:span> est le nombre d'éléments du tableau, les indices de ses éléments varient de <text:span text:style-name="Source_20_Text"><text:span text:style-name="T3">0</text:span></text:span> à <text:span text:style-name="Source_20_Text"><text:span text:style-name="T3">n-1</text:span></text:span>.</text:p>
          <text:p text:style-name="Preformatted_20_Text"><text:span text:style-name="T3">int tab[10]</text:span>; <text:s text:c="4"/>/* Tableau de 10 entiers, les indices vont de 0 à 9 */</text:p>
          <text:p text:style-name="Preformatted_20_Text">tab[0] = 5;</text:p>
          <text:p text:style-name="P18">tab[5] = 2;</text:p>
          <text:p text:style-name="Text_20_body"><draw:frame draw:style-name="fr2" draw:name="images46" text:anchor-type="as-char" svg:width="0.397cm" svg:height="0.397cm" draw:z-index="138"><draw:image xlink:href="../../html/attention.gif" xlink:type="simple" xlink:show="embed" xlink:actuate="onLoad"/><svg:title>ATTENTION</svg:title></draw:frame>Pour des raisons d'extensibilité et de lisibilité, il est recommandé de définir une constante pour indiquer la dimension d'un tableau en utilisant la directive <text:span text:style-name="Source_20_Text"><text:span text:style-name="T3">#define</text:span></text:span> du préprocesseur:</text:p>
          <text:p text:style-name="Preformatted_20_Text"><text:soft-page-break/><text:span text:style-name="T3">#define TAILLE 10</text:span> <text:s text:c="8"/>/* Attention à la syntaxe: pas de ; */</text:p>
          <text:p text:style-name="P18">int tab[TAILLE];</text:p>
          <text:h text:style-name="Heading_20_3" text:outline-level="3"><text:bookmark-start text:name="__RefHeading__16412_2073142818"/>Initialisation du tableau<text:bookmark-end text:name="__RefHeading__16412_2073142818"/></text:h>
          <text:p text:style-name="Text_20_body">Comme pour une variable simple, un tableau peut être initialisé lors de sa déclaration par des valeurs constantes énumérées entre accolades et séparées par des virgules:</text:p>
          <text:p text:style-name="Preformatted_20_Text"><text:span text:style-name="T3">int tab[5]</text:span> = {0,1,2,3,4};</text:p>
          <text:p text:style-name="Preformatted_20_Text"><text:span text:style-name="T3">float x[5]</text:span> = {1.3,2.4,9.3}; <text:s text:c="2"/>/* Les constantes sont affectées aux 3 premiers éléments, </text:p>
          <text:p text:style-name="Preformatted_20_Text"><text:s text:c="33"/>les 2 derniers sont initialisés à 0 */</text:p>
          <text:p text:style-name="Preformatted_20_Text"><text:span text:style-name="T3">int num[]</text:span> = {0,1,2}; <text:s text:c="9"/>/* On peut ne pas spécifier la dimension, </text:p>
          <text:p text:style-name="P18"><text:s text:c="33"/>qui est alors égale au nombre de constantes */</text:p>
          <text:h text:style-name="Heading_20_3" text:outline-level="3"><text:bookmark-start text:name="__RefHeading__16414_2073142818"/>Passage d'un tableau à une fonction<text:bookmark-end text:name="__RefHeading__16414_2073142818"/></text:h>
          <text:p text:style-name="Text_20_body">Pour passer un tableau en paramètre d'une fonction, on doit passer obligatoirement <text:span text:style-name="Emphasis">deux paramètres:</text:span></text:p>
          <text:list xml:id="list5778626652579846174" text:style-name="L23">
            <text:list-item>
              <text:p text:style-name="P154">L'adresse de base du tableau </text:p>
            </text:list-item>
            <text:list-item>
              <text:p text:style-name="P51">La longueur du tableau (nombre de cases) </text:p>
            </text:list-item>
          </text:list>
          <text:h text:style-name="Heading_20_4" text:outline-level="4"><text:bookmark-start text:name="__RefHeading__16416_2073142818"/>Déclaration de paramètre de type tableau:<text:bookmark-end text:name="__RefHeading__16416_2073142818"/></text:h>
          <text:p text:style-name="Text_20_body">On peut procéder de deux manières équivalentes pour déclarer l'adresse de base du tableau:</text:p>
          <text:list xml:id="list6736049516988280585" text:style-name="L24">
            <text:list-item>
              <text:p text:style-name="P155">Utiliser la notation <text:span text:style-name="Source_20_Text">int tab[]</text:span>: il n'y a pas d'allocation mémoire à réaliser, donc la dimension du tableau n'est pas spécifiée dans la déclaration. </text:p>
            </text:list-item>
            <text:list-item>
              <text:p text:style-name="P52">Utiliser uniquement l'adresse de base du tableau, sous forme d'un pointeur: <text:span text:style-name="Source_20_Text">int *tab</text:span> </text:p>
            </text:list-item>
          </text:list>
          <text:p text:style-name="Preformatted_20_Text">// Déclaration de la fonction: 1ère manière</text:p>
          <text:p text:style-name="Preformatted_20_Text">void fonction_1(int tab[],int taille) {</text:p>
          <text:p text:style-name="Preformatted_20_Text">...</text:p>
          <text:p text:style-name="Preformatted_20_Text">}</text:p>
          <text:p text:style-name="Preformatted_20_Text"/>
          <text:p text:style-name="Preformatted_20_Text">// Déclaration de la fonction: 2nde manière</text:p>
          <text:p text:style-name="Preformatted_20_Text">void fonction_2(int* tab,int taille) {</text:p>
          <text:p text:style-name="Preformatted_20_Text">...</text:p>
          <text:p text:style-name="Preformatted_20_Text">}</text:p>
          <text:p text:style-name="Preformatted_20_Text"/>
          <text:p text:style-name="Preformatted_20_Text">// Utilisation de ces fontions: pas de différence !</text:p>
          <text:p text:style-name="Preformatted_20_Text">int main() {</text:p>
          <text:p text:style-name="Preformatted_20_Text"><text:s text:c="3"/>int t[TAILLE];</text:p>
          <text:p text:style-name="Preformatted_20_Text"><text:s text:c="3"/></text:p>
          <text:p text:style-name="Preformatted_20_Text"><text:s text:c="3"/>fonction_1(t,TAILLE);</text:p>
          <text:p text:style-name="Preformatted_20_Text"><text:s text:c="3"/>fonction_2(t,TAILLE);</text:p>
          <text:p text:style-name="P18"><text:s/>}</text:p>
          <text:h text:style-name="Heading_20_3" text:outline-level="3"><text:bookmark-start text:name="__RefHeading__16418_2073142818"/>Utilisation de tableaux<text:bookmark-end text:name="__RefHeading__16418_2073142818"/></text:h>
          <text:p text:style-name="Text_20_body">Lorsque l'on manipule des tableaux, on utilise fréquemment les boucles itératives ( for ou while) et les opérateurs d'incrémentation:</text:p>
          <text:p text:style-name="Text_20_body"><text:span text:style-name="T3">Exemple:</text:span>Initialisation d'un tableau avec une boucle for</text:p>
          <text:p text:style-name="Preformatted_20_Text">#define TAILLE 100</text:p>
          <text:p text:style-name="Preformatted_20_Text">float y[TAILLE];</text:p>
          <text:p text:style-name="Preformatted_20_Text">int i;</text:p>
          <text:p text:style-name="Preformatted_20_Text">for (i=0;i&lt;TAILLE;++i)</text:p>
          <text:p text:style-name="P18"><text:s text:c="3"/>y[i]=i*i;</text:p>
          <text:p text:style-name="Text_20_body"><text:span text:style-name="T3">Exemple:</text:span> Recherche du premier élément nul d'un tableau</text:p>
          <text:p text:style-name="Preformatted_20_Text"><text:soft-page-break/>int tab[TAILLE] ) {18, 15, 13, 10, 0, 67};</text:p>
          <text:p text:style-name="Preformatted_20_Text">int i = 0;</text:p>
          <text:p text:style-name="Preformatted_20_Text">while (i&lt;TAILLE &amp;&amp; tab[i]!=0) <text:s/>// Attention à ne pas déborder !</text:p>
          <text:p text:style-name="Preformatted_20_Text"><text:s text:c="3"/>++i;</text:p>
          <text:p text:style-name="P18">cout &lt;&lt; i &lt;&lt; '\n';</text:p>
          <text:h text:style-name="Heading_20_3" text:outline-level="3"><text:bookmark-start text:name="__RefHeading__16420_2073142818"/>Tableaux (chaîne) de caractères<text:bookmark-end text:name="__RefHeading__16420_2073142818"/></text:h>
          <text:p text:style-name="Text_20_body">En langage C, une chaîne de caractères est stockée en mémoire sous forme d'un tableau de caractères (voir constante chaîne de caractères).</text:p>
          <text:p text:style-name="Text_20_body">Par exemple, la chaîne littérale "bonjour" sera stockée ainsi:</text:p>
          <table:table table:name="Tableau4" table:style-name="Tableau4">
            <table:table-column table:style-name="Tableau4.A"/>
            <table:table-column table:style-name="Tableau4.B" table:number-columns-repeated="2"/>
            <table:table-column table:style-name="Tableau4.D"/>
            <table:table-column table:style-name="Tableau4.B" table:number-columns-repeated="2"/>
            <table:table-column table:style-name="Tableau4.D"/>
            <table:table-column table:style-name="Tableau4.H"/>
            <table:table-row>
              <table:table-cell table:style-name="Tableau4.A1" office:value-type="string">
                <text:p text:style-name="Table_20_Contents">b</text:p>
              </table:table-cell>
              <table:table-cell table:style-name="Tableau4.A1" office:value-type="string">
                <text:p text:style-name="Table_20_Contents">o</text:p>
              </table:table-cell>
              <table:table-cell table:style-name="Tableau4.A1" office:value-type="string">
                <text:p text:style-name="Table_20_Contents">n</text:p>
              </table:table-cell>
              <table:table-cell table:style-name="Tableau4.A1" office:value-type="string">
                <text:p text:style-name="Table_20_Contents">j</text:p>
              </table:table-cell>
              <table:table-cell table:style-name="Tableau4.A1" office:value-type="string">
                <text:p text:style-name="Table_20_Contents">o</text:p>
              </table:table-cell>
              <table:table-cell table:style-name="Tableau4.A1" office:value-type="string">
                <text:p text:style-name="Table_20_Contents">u</text:p>
              </table:table-cell>
              <table:table-cell table:style-name="Tableau4.A1" office:value-type="string">
                <text:p text:style-name="Table_20_Contents">r</text:p>
              </table:table-cell>
              <table:table-cell table:style-name="Tableau4.A1" office:value-type="string">
                <text:p text:style-name="Table_20_Contents">\0</text:p>
              </table:table-cell>
            </table:table-row>
          </table:table>
          <text:p text:style-name="Preformatted_20_Text"><text:span text:style-name="T3">char ligne[80];</text:span> <text:s text:c="35"/>/* Déclaration d'une chaine de 80 caractères */</text:p>
          <text:p text:style-name="Preformatted_20_Text"><text:span text:style-name="T3">char titre[]</text:span> = "Introduction"; <text:s text:c="20"/>/* Initialisation d'une chaine de 13 caractères */</text:p>
          <text:p text:style-name="Preformatted_20_Text"><text:span text:style-name="T3">char salut[]</text:span> = {'b','o','n','j','o','u','r','\0'}; /* Initialisation lourde mais correcte */</text:p>
          <text:p text:style-name="Preformatted_20_Text"><text:span text:style-name="T3">char salut[]</text:span> = "bonjour"; <text:s text:c="25"/>/* Pareil, mais plus élégant */</text:p>
          <text:p text:style-name="P18"><text:span text:style-name="T3">char pasplein[15]</text:span>="pas plein"; <text:s text:c="20"/>/* La chaine est complétée par des \0 */</text:p>
          <text:p text:style-name="Text_20_body">Stockage mémoire de la variable <text:span text:style-name="Source_20_Text"><text:span text:style-name="T3">pasplein</text:span></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B"/>
            <table:table-column table:style-name="Tableau5.F"/>
            <table:table-column table:style-name="Tableau5.E"/>
            <table:table-column table:style-name="Tableau5.J" table:number-columns-repeated="3"/>
            <table:table-column table:style-name="Tableau5.M"/>
            <table:table-row>
              <table:table-cell table:style-name="Tableau5.A1" office:value-type="string">
                <text:p text:style-name="Table_20_Contents">p</text:p>
              </table:table-cell>
              <table:table-cell table:style-name="Tableau5.A1" office:value-type="string">
                <text:p text:style-name="Table_20_Contents">a</text:p>
              </table:table-cell>
              <table:table-cell table:style-name="Tableau5.A1" office:value-type="string">
                <text:p text:style-name="Table_20_Contents">s</text:p>
              </table:table-cell>
              <table:table-cell table:style-name="Tableau5.A1" office:value-type="string">
                <text:p text:style-name="Table_20_Contents"> </text:p>
              </table:table-cell>
              <table:table-cell table:style-name="Tableau5.A1" office:value-type="string">
                <text:p text:style-name="Table_20_Contents">p</text:p>
              </table:table-cell>
              <table:table-cell table:style-name="Tableau5.A1" office:value-type="string">
                <text:p text:style-name="Table_20_Contents">l</text:p>
              </table:table-cell>
              <table:table-cell table:style-name="Tableau5.A1" office:value-type="string">
                <text:p text:style-name="Table_20_Contents">e</text:p>
              </table:table-cell>
              <table:table-cell table:style-name="Tableau5.A1" office:value-type="string">
                <text:p text:style-name="Table_20_Contents">i</text:p>
              </table:table-cell>
              <table:table-cell table:style-name="Tableau5.A1" office:value-type="string">
                <text:p text:style-name="Table_20_Contents">n</text:p>
              </table:table-cell>
              <table:table-cell table:style-name="Tableau5.A1" office:value-type="string">
                <text:p text:style-name="Table_20_Contents">\0</text:p>
              </table:table-cell>
              <table:table-cell table:style-name="Tableau5.A1" office:value-type="string">
                <text:p text:style-name="Table_20_Contents">\0</text:p>
              </table:table-cell>
              <table:table-cell table:style-name="Tableau5.A1" office:value-type="string">
                <text:p text:style-name="Table_20_Contents">\0</text:p>
              </table:table-cell>
              <table:table-cell table:style-name="Tableau5.A1" office:value-type="string">
                <text:p text:style-name="Table_20_Contents">\0</text:p>
              </table:table-cell>
            </table:table-row>
          </table:table>
          <text:h text:style-name="Heading_20_3" text:outline-level="3"><text:bookmark-start text:name="__RefHeading__16422_2073142818"/>Tableaux à 2 dimensions :<text:bookmark-end text:name="__RefHeading__16422_2073142818"/></text:h>
          <text:p text:style-name="Text_20_body">En C, un tableau à 2 dimensions est en fait un tableau à une dimension dont chaque élément est un tableau. L'exemple suivant déclare un tableau de 10 tableaux de 20 entiers:</text:p>
          <text:p text:style-name="P18">int tab[10][20];</text:p>
          <text:p text:style-name="Text_20_body">Pour accéder à un élément du tableau : </text:p>
          <text:p text:style-name="P18"><text:span text:style-name="T3">tab[i][j]</text:span> = 12;</text:p>
          <text:h text:style-name="Heading_20_3" text:outline-level="3"><text:bookmark-start text:name="__RefHeading__16424_2073142818"/>Initialisation du tableau à 2 dimensions:<text:bookmark-end text:name="__RefHeading__16424_2073142818"/></text:h>
          <text:p text:style-name="Preformatted_20_Text">int tab[4][3] = {{1,2,3},</text:p>
          <text:p text:style-name="Preformatted_20_Text"><text:s text:c="17"/>{4,5,6},</text:p>
          <text:p text:style-name="Preformatted_20_Text"><text:s text:c="17"/>{7,8,9},</text:p>
          <text:p text:style-name="P18"><text:s text:c="17"/>{10,11,12}};</text:p>
          <text:p text:style-name="Text_20_body">Un exemple d'utilisation d'un tableau à deux dimensions:</text:p>
          <text:p text:style-name="Preformatted_20_Text">#define LIGNES 5</text:p>
          <text:p text:style-name="Preformatted_20_Text">#define COLONNES 10</text:p>
          <text:p text:style-name="Preformatted_20_Text">int mat[LIGNES][COLONNES];</text:p>
          <text:p text:style-name="Preformatted_20_Text">int i,j;</text:p>
          <text:p text:style-name="Preformatted_20_Text">for (i=0;i&lt;LIGNES;i++) {</text:p>
          <text:p text:style-name="Preformatted_20_Text"><text:s text:c="4"/>for (j=0;j&lt;COLONNES;j++)</text:p>
          <text:p text:style-name="Preformatted_20_Text"><text:s text:c="8"/>tab[i][j] = 0;</text:p>
          <text:p text:style-name="P18">}</text:p>
          <text:h text:style-name="Heading_20_2" text:outline-level="2"><text:bookmark text:name="struct"/><text:bookmark-start text:name="__RefHeading__16426_2073142818"/>Les structures<text:bookmark-end text:name="__RefHeading__16426_2073142818"/></text:h>
          <text:h text:style-name="Heading_20_3" text:outline-level="3"><text:bookmark-start text:name="__RefHeading__16428_2073142818"/>Structure<text:bookmark-end text:name="__RefHeading__16428_2073142818"/></text:h>
          <text:p text:style-name="Text_20_body">La notion de structure permet de manipuler sous forme d'une entité unique un objet composé d'éléments, appelés membres ou champs, de types pouvant être différents. Elle est très proche de la notion de classe, que nous étudierons longuement ci-dessous.</text:p>
          <text:h text:style-name="Heading_20_3" text:outline-level="3"><text:bookmark-start text:name="__RefHeading__16430_2073142818"/>Déclaration d'une structure<text:bookmark-end text:name="__RefHeading__16430_2073142818"/></text:h>
          <text:p text:style-name="Text_20_body">Voici un exemple de déclaration d'une structure:</text:p>
          <text:p text:style-name="Preformatted_20_Text"><text:soft-page-break/><text:span text:style-name="T3">struct</text:span> personne {</text:p>
          <text:p text:style-name="Preformatted_20_Text"><text:s text:c="3"/>char nom[20];</text:p>
          <text:p text:style-name="Preformatted_20_Text"><text:s text:c="3"/>char prenom[20];</text:p>
          <text:p text:style-name="Preformatted_20_Text"><text:s text:c="3"/>int no_ss;</text:p>
          <text:p text:style-name="P18">}</text:p>
          <text:h text:style-name="Heading_20_3" text:outline-level="3"><text:bookmark-start text:name="__RefHeading__16432_2073142818"/>Initialisation d'une structure:<text:bookmark-end text:name="__RefHeading__16432_2073142818"/></text:h>
          <text:p text:style-name="Text_20_body">Voici un exemple d'initialisation d'une structure:</text:p>
          <text:p text:style-name="Preformatted_20_Text">struct complexe {</text:p>
          <text:p text:style-name="Preformatted_20_Text"><text:s text:c="4"/>double re;</text:p>
          <text:p text:style-name="Preformatted_20_Text"><text:s text:c="4"/>double im;</text:p>
          <text:p text:style-name="Preformatted_20_Text">};</text:p>
          <text:p text:style-name="P18">struct complexe z = {1.,1.};</text:p>
          <text:h text:style-name="Heading_20_3" text:outline-level="3"><text:bookmark-start text:name="__RefHeading__16434_2073142818"/>Accès aux champs d'une structure:<text:bookmark-end text:name="__RefHeading__16434_2073142818"/></text:h>
          <text:p text:style-name="Text_20_body">L'accès aux champs d'une structure se fait avec l'opérateur <text:span text:style-name="Source_20_Text"><text:span text:style-name="T3">.</text:span></text:span>. Par exemple, si l'on reprend la structure complexe z, on désignera le champ re par z.re. Les champs ainsi désignés peuvent être utilisés comme toute autre variable.</text:p>
          <text:h text:style-name="Heading_20_2" text:outline-level="2"><text:bookmark text:name="union"/><text:bookmark-start text:name="__RefHeading__16436_2073142818"/>Les unions<text:bookmark-end text:name="__RefHeading__16436_2073142818"/></text:h>
          <text:p text:style-name="Text_20_body">Une union est un objet qui contient, selon les moments, l'un de ses membres qui sont de types divers ; une union permet de stocker à une même adresse mémoire des objets de types différents.</text:p>
          <text:p text:style-name="Preformatted_20_Text">union etiq {</text:p>
          <text:p text:style-name="Preformatted_20_Text"><text:s text:c="4"/>int x;</text:p>
          <text:p text:style-name="Preformatted_20_Text"><text:s text:c="4"/>float y;</text:p>
          <text:p text:style-name="Preformatted_20_Text"><text:s text:c="4"/>char c;</text:p>
          <text:p text:style-name="Preformatted_20_Text">};</text:p>
          <text:p text:style-name="P18">etiq u;</text:p>
          <text:p text:style-name="Text_20_body">u aura une taille suffisante pour contenir un <text:span text:style-name="Source_20_Text">float</text:span> (le plus grand des 3 types utilisés dans l'union). A un instant donné u contiendra soit un entier, soit un réel, soit un caractère.</text:p>
          <text:h text:style-name="Heading_20_2" text:outline-level="2"><text:bookmark text:name="operateurs"/><text:bookmark-start text:name="__RefHeading__16438_2073142818"/>Opérateurs et expressions<text:bookmark-end text:name="__RefHeading__16438_2073142818"/></text:h>
          <text:p text:style-name="Text_20_body">Les opérateurs vont nous permettre d'écrire des expressions, logiques ou arithmétiques, soit pour faire des calculs, soit pour prendre des décisions. Tous les opérateurs renvoient une valeur, cela va nous permettre d'imbriquer les formules. Par exemple <text:span text:style-name="Source_20_Text">A = 3</text:span> renvoie <text:span text:style-name="Source_20_Text">A</text:span>, donc on pourra écrire <text:span text:style-name="Source_20_Text">B = A = 3;</text:span></text:p>
          <text:h text:style-name="Heading_20_3" text:outline-level="3"><text:bookmark-start text:name="__RefHeading__16440_2073142818"/>Opérateur d'affection<text:bookmark-end text:name="__RefHeading__16440_2073142818"/></text:h>
          <text:p text:style-name="Text_20_body"><text:span text:style-name="Strong_20_Emphasis">=</text:span></text:p>
          <text:p text:style-name="Text_20_body">Copie d'un objet sur un autre (voir plus loin)</text:p>
          <text:p text:style-name="P18">A = 3</text:p>
          <text:h text:style-name="Heading_20_3" text:outline-level="3"><text:bookmark-start text:name="__RefHeading__16442_2073142818"/>Opérateurs arithmétiques binaires<text:bookmark-end text:name="__RefHeading__16442_2073142818"/></text:h>
          <text:p text:style-name="Text_20_body"><text:span text:style-name="Strong_20_Emphasis">+ - * / % </text:span></text:p>
          <text:p text:style-name="P18">A = B + C</text:p>
          <text:h text:style-name="Heading_20_3" text:outline-level="3"><text:bookmark-start text:name="__RefHeading__16444_2073142818"/>Opérateurs arithmétiques unaires<text:bookmark-end text:name="__RefHeading__16444_2073142818"/></text:h>
          <text:p text:style-name="Text_20_body"><text:span text:style-name="Strong_20_Emphasis">+= -= *= /= %=</text:span></text:p>
          <text:p text:style-name="P18"><text:soft-page-break/>A += 4 // est un raccourci de A = A + 4</text:p>
          <text:h text:style-name="Heading_20_3" text:outline-level="3"><text:bookmark-start text:name="__RefHeading__16446_2073142818"/>Opérateur d'incrémentation ou de décrémentation<text:bookmark-end text:name="__RefHeading__16446_2073142818"/></text:h>
          <text:p text:style-name="Text_20_body"><text:span text:style-name="Strong_20_Emphasis">++ --</text:span></text:p>
          <text:p text:style-name="Text_20_body">Ils sont définis sur le type pointeur (voir ci-dessous) ou entier, ils servent à itérer dans une boucle. En C++, ils sont aussi définis sur les itérateurs</text:p>
          <text:p text:style-name="Text_20_body">La valeur retournée dépend de l'opérateur utilisé: si on utilise la post-itération, on renvoie la valeur de la variable, puis on itère. Par contre si on utilise la pré-itération, on itère puis on envoie la valeur de la variable:</text:p>
          <text:p text:style-name="Preformatted_20_Text">int i = 0;</text:p>
          <text:p text:style-name="Preformatted_20_Text">int A = i++; // A contient 0, i contient 1</text:p>
          <text:p text:style-name="Preformatted_20_Text"/>
          <text:p text:style-name="Preformatted_20_Text">int i = 0;</text:p>
          <text:p text:style-name="P18">int A = ++i; // A et i contiennent 1</text:p>
          <text:h text:style-name="Heading_20_3" text:outline-level="3"><text:bookmark-start text:name="__RefHeading__16448_2073142818"/>Opérateurs de comparaison<text:bookmark-end text:name="__RefHeading__16448_2073142818"/></text:h>
          <text:p text:style-name="Text_20_body"><text:span text:style-name="Strong_20_Emphasis">== != &lt; &lt;= &gt; &gt;=</text:span></text:p>
          <text:p text:style-name="Text_20_body">Ils renvoient 0 ou 1 (en C), false ou true (en C++). Ils sont utilisés dans les boucles while, if, etc.</text:p>
          <text:p text:style-name="P18">if ( A == 3 ) ...</text:p>
          <text:h text:style-name="Heading_20_3" text:outline-level="3"><text:bookmark-start text:name="__RefHeading__16450_2073142818"/>Opérateurs logiques<text:bookmark-end text:name="__RefHeading__16450_2073142818"/></text:h>
          <text:p text:style-name="Text_20_body"><text:span text:style-name="Strong_20_Emphasis">! &amp;&amp; ||</text:span></text:p>
          <text:p text:style-name="Text_20_body">NON, ET, OU</text:p>
          <text:p text:style-name="P18">if ( A==3 &amp;&amp; (B==4 || C==5) ) ...</text:p>
          <text:h text:style-name="Heading_20_3" text:outline-level="3"><text:bookmark-start text:name="__RefHeading__16452_2073142818"/>Opérateurs agissant sur un nombre binaire<text:bookmark-end text:name="__RefHeading__16452_2073142818"/></text:h>
          <text:p text:style-name="Text_20_body"><text:span text:style-name="Strong_20_Emphasis">&amp; | ^ &lt;&lt; &gt;&gt;</text:span></text:p>
          <text:p text:style-name="Text_20_body">ET OU NON bits à bits, décalage à gauche, décalage à droite. Le C++, par l'intermédiaire de la stdlib, redéfinit les opérateurs &lt;&lt; et &gt;&gt; appliqués sur des flots de sortie ou d'entrée, afin de réaliser effectivement les opérations d'entrée-sortie.</text:p>
          <text:p text:style-name="Preformatted_20_Text">int A=1;</text:p>
          <text:p text:style-name="Preformatted_20_Text">int B= A&lt;&lt;2; // A et B valent 2</text:p>
          <text:p text:style-name="P18">B = B&lt;&lt;2; <text:s text:c="3"/>// B vaut 4</text:p>
          <text:h text:style-name="Heading_20_3" text:outline-level="3"><text:bookmark-start text:name="__RefHeading__16454_2073142818"/>Opérateur de séparation d'instruction<text:bookmark-end text:name="__RefHeading__16454_2073142818"/></text:h>
          <text:p text:style-name="Text_20_body"><text:span text:style-name="Strong_20_Emphasis">,</text:span></text:p>
          <text:p text:style-name="Text_20_body">La virgule permet de séparer plusieurs instructions, la valeur retournée est la valeur retournée par la dernière instruction</text:p>
          <text:p text:style-name="P18">A = 4, B = 5; // La valeur retournée par cette expression est 5</text:p>
          <text:h text:style-name="Heading_20_2" text:outline-level="2"><text:bookmark text:name="fonctions"/><text:bookmark-start text:name="__RefHeading__16456_2073142818"/>Les fonctions<text:bookmark-end text:name="__RefHeading__16456_2073142818"/></text:h>
          <text:h text:style-name="Heading_20_3" text:outline-level="3"><text:bookmark text:name="decl-def"/><text:bookmark-start text:name="__RefHeading__16458_2073142818"/>Déclaration et définition de fonctions <text:bookmark-end text:name="__RefHeading__16458_2073142818"/></text:h>
          <text:p text:style-name="Text_20_body">Une <text:span text:style-name="Emphasis">fonction</text:span> comprend une ou deux parties distinctes:</text:p>
          <text:list xml:id="list8161065757719331328" text:style-name="L25">
            <text:list-item>
              <text:p text:style-name="P156"><text:span text:style-name="Emphasis">La déclaration</text:span> (optionnelle): Le nom de la fonction, les paramètres dont elle a besoin, et ce qu'elle renverra. </text:p>
            </text:list-item>
            <text:list-item>
              <text:p text:style-name="P53"><text:span text:style-name="Emphasis">La définition</text:span>: la déclaration (redite au besoin), suivie de ce que fait la fonction (le code). </text:p>
            </text:list-item>
          </text:list>
          <text:h text:style-name="Heading_20_4" text:outline-level="4"><text:bookmark text:name="decl"/><text:bookmark-start text:name="__RefHeading__16460_2073142818"/><text:soft-page-break/>Déclaration<text:bookmark-end text:name="__RefHeading__16460_2073142818"/></text:h>
          <text:p text:style-name="Text_20_body">Une <text:span text:style-name="Emphasis">déclaration de fonction</text:span> comprend trois parties:</text:p>
          <text:list xml:id="list9197289032537151396" text:style-name="L26">
            <text:list-item>
              <text:p text:style-name="P157">Le type de retour (éventuellement <text:span text:style-name="Source_20_Text">void</text:span> si elle ne renvoie rien) </text:p>
            </text:list-item>
            <text:list-item>
              <text:p text:style-name="P157">Le nom de la fonction </text:p>
            </text:list-item>
            <text:list-item>
              <text:p text:style-name="P54">La liste des arguments avec leur type (voir toutefois ci-dessous) </text:p>
            </text:list-item>
          </text:list>
          <text:p text:style-name="Text_20_body">Il est possible, mais pas indispensable de spécifier le nom des arguments: ceux-ci sont considérés par le compilateur comme des variables muettes, et sont ignorés. Leur type, par contre, est une information importante et ne doit pas être omis... sauf exception signalée ci-dessous. Voici un exemple de déclaration:</text:p>
          <text:p text:style-name="P18">int f1 (int,int,int);</text:p>
          <text:h text:style-name="Heading_20_4" text:outline-level="4"><text:bookmark text:name="def"/><text:bookmark-start text:name="__RefHeading__16462_2073142818"/>Définition<text:bookmark-end text:name="__RefHeading__16462_2073142818"/></text:h>
          <text:p text:style-name="Text_20_body">Une <text:span text:style-name="Emphasis">définition de fonction</text:span> comprend deux parties:</text:p>
          <text:list xml:id="list4205436668203966794" text:style-name="L27">
            <text:list-item>
              <text:p text:style-name="P158">La <text:span text:style-name="Emphasis">déclaration</text:span> de la fonction, <text:span text:style-name="Emphasis">avec cette fois le nom des paramètres</text:span> </text:p>
            </text:list-item>
            <text:list-item>
              <text:p text:style-name="P55">Le <text:span text:style-name="Emphasis">corps de la fonction</text:span>, sous la forme d'un bloc </text:p>
            </text:list-item>
          </text:list>
          <text:p text:style-name="Text_20_body"><draw:frame draw:style-name="fr2" draw:name="images47" text:anchor-type="as-char" svg:width="0.397cm" svg:height="0.397cm" draw:z-index="139"><draw:image xlink:href="../../html/attention.gif" xlink:type="simple" xlink:show="embed" xlink:actuate="onLoad"/><svg:title>ATTENTION</svg:title></draw:frame> La déclaration de fonction est optionnelle, seule est indispensable sa définition.</text:p>
          <text:p text:style-name="Text_20_body"><draw:frame draw:style-name="fr2" draw:name="images48" text:anchor-type="as-char" svg:width="0.397cm" svg:height="0.397cm" draw:z-index="140"><draw:image xlink:href="../../html/attention.gif" xlink:type="simple" xlink:show="embed" xlink:actuate="onLoad"/><svg:title>attention</svg:title></draw:frame> Si une fonction est déclarée avant d'être définie, <text:span text:style-name="Emphasis">déclaration et définition doivent être identiques</text:span> (mêmes nom, types de paramètres, type de valeur de retour): l'ensemble de ces trois caractéristiques constituant la <text:span text:style-name="Emphasis">signature</text:span> de la fonction. </text:p>
          <text:h text:style-name="Heading_20_4" text:outline-level="4"><text:bookmark text:name="recursivite"/><text:bookmark-start text:name="__RefHeading__16464_2073142818"/>Récursivité<text:bookmark-end text:name="__RefHeading__16464_2073142818"/></text:h>
          <text:p text:style-name="Text_20_body">Les fonctions du C comme du C++ sont récursives, c'est-à-dire qu'elles peuvent s'appeler elles-mêmes. Cette propriété permet d'écrire des algorithmes très concis et clairs à lire, mais attention toutefois: la consommation de mémoire peut être conséquente... et il ne faut bien sûr pas oublier la condition de sortie !</text:p>
          <text:p text:style-name="P18">int factorielle(int n) {return n==1?1:n*factorielle(n-1);}</text:p>
          <text:h text:style-name="Heading_20_2" text:outline-level="2"><text:bookmark text:name="lrvalue"/><text:bookmark-start text:name="__RefHeading__16466_2073142818"/>Lvalues, Rvalues<text:bookmark-end text:name="__RefHeading__16466_2073142818"/></text:h>
          <text:p text:style-name="Text_20_body">Une <text:span text:style-name="Strong_20_Emphasis">lvalue</text:span> est une expression qu'on peut mettre <text:span text:style-name="Strong_20_Emphasis">à gauche</text:span> du signe =. Par exemple, un identifiant de variable est une lvalue. Une fonction qui renvoie une référence (voir plus loin) est une lvalue. Une lvalue est <text:span text:style-name="Emphasis">aussi</text:span> une lvalue.</text:p>
          <text:p text:style-name="Preformatted_20_Text">A = 2; <text:s/>// A est une lvalue</text:p>
          <text:p text:style-name="P18">A[2] = 4; <text:s/>// La notation A[], ou dans le cas d'un objet l'operator[], sont des lvalues</text:p>
          <text:p text:style-name="Text_20_body">Une <text:span text:style-name="Strong_20_Emphasis">rvalue</text:span> est une expression qu'on ne peut mettre <text:span text:style-name="Strong_20_Emphasis">qu'à droite</text:span> du signe =. Une opération arithmétique, une constante littérale, sont des exemples de rvalues:</text:p>
          <text:p text:style-name="Preformatted_20_Text">A + B</text:p>
          <text:p text:style-name="Preformatted_20_Text">3</text:p>
          <text:p text:style-name="P18">A + 1</text:p>
          <text:p text:style-name="Text_20_body"><draw:frame draw:style-name="fr2" draw:name="images49" text:anchor-type="as-char" svg:width="0.397cm" svg:height="0.397cm" draw:z-index="141"><draw:image xlink:href="../../html/attention.gif" xlink:type="simple" xlink:show="embed" xlink:actuate="onLoad"/><svg:title>ATTENTION</svg:title></draw:frame> Une rvalue est toujours un objet temporaire: les résultats des expressions ci-dessus sont "jetés" dès que générés. Pour les conserver, il faut les mettre dans une variable, c'est-à-dire dans une lvalue ! Autrement dit, soit je n'ai pas besoin du résultat de mon expression et je laisse la rvalue à son triste sort, soit j'ai besoin de ce résultat et je dois copier la rvalue dans une lvalue.</text:p>
          <text:h text:style-name="Heading_20_2" text:outline-level="2"><text:bookmark text:name="ptr-ref-const"/><text:bookmark-start text:name="__RefHeading__16468_2073142818"/>Pointeurs (*), références (&amp;), descripteur const<text:bookmark-end text:name="__RefHeading__16468_2073142818"/></text:h>
          <text:p text:style-name="Text_20_body"><draw:frame draw:style-name="fr2" draw:name="images50" text:anchor-type="as-char" svg:width="0.397cm" svg:height="0.397cm" draw:z-index="142"><draw:image xlink:href="../../html/attention.gif" xlink:type="simple" xlink:show="embed" xlink:actuate="onLoad"/><svg:title>ATTENTION</svg:title></draw:frame><text:span text:style-name="T3">Note typographique</text:span>. On le verra dans la suite, il est aisé de confondre:</text:p>
          <text:list xml:id="list6941844522401436072" text:style-name="L28">
            <text:list-item>
              <text:p text:style-name="P159">les deux significations du caractère * dans: <text:span text:style-name="Source_20_Text">int * x</text:span> et <text:span text:style-name="Source_20_Text">y = *x </text:span></text:p>
            </text:list-item>
            <text:list-item>
              <text:p text:style-name="P56">les deux significations du caractère &amp; dans: <text:span text:style-name="Source_20_Text">int &amp; </text:span>et <text:span text:style-name="Source_20_Text">x = &amp; y </text:span></text:p>
            </text:list-item>
          </text:list>
          <text:p text:style-name="Text_20_body">Pour faciliter les choses, on écrira: </text:p>
          <text:list xml:id="list1713536667335829107" text:style-name="L29">
            <text:list-item>
              <text:p text:style-name="P160"><text:span text:style-name="Source_20_Text"><text:span text:style-name="T3">int* x</text:span></text:span> ou <text:span text:style-name="Source_20_Text"><text:span text:style-name="T3">int&amp; y </text:span></text:span>pour les déclarations </text:p>
            </text:list-item>
            <text:list-item>
              <text:p text:style-name="P57"><text:span text:style-name="Source_20_Text"><text:span text:style-name="T3">*x </text:span></text:span>ou <text:span text:style-name="Source_20_Text"><text:span text:style-name="T3">&amp;y </text:span></text:span>pour les opérateurs. </text:p>
            </text:list-item>
          </text:list>
          <text:p text:style-name="Text_20_body"><text:soft-page-break/>Notons que la norme du C++ permet d'insérer un espace entre le caractère et le nom de la variable ou du type, mais cette présentation est plus claire pour le lecteur, et correspond bien à la réalité du compilateur: en effet, dans une déclaration <text:span text:style-name="Source_20_Text">int * x </text:span>ou <text:span text:style-name="Source_20_Text">int &amp; y </text:span>, il s'agit bel et bien d'utiliser les <text:span text:style-name="T4">types</text:span> <text:span text:style-name="Source_20_Text">int*</text:span> ou <text:span text:style-name="Source_20_Text">int&amp;</text:span>.</text:p>
          <text:h text:style-name="Heading_20_2" text:outline-level="2"><text:bookmark text:name="ptr-ana"/><text:bookmark-start text:name="__RefHeading__16470_2073142818"/><draw:frame draw:style-name="fr2" draw:name="images51" text:anchor-type="as-char" svg:width="0.529cm" svg:height="0.529cm" draw:z-index="143"><draw:image xlink:href="../../html/61.gif" xlink:type="simple" xlink:show="embed" xlink:actuate="onLoad"/><svg:title>Pour les terriens</svg:title></draw:frame> Quelques analogies avec le monde dit "réel"<text:bookmark-end text:name="__RefHeading__16470_2073142818"/></text:h>
          <text:p text:style-name="Text_20_body">Soit un objet de type... <text:span text:style-name="Source_20_Text">homme</text:span>. Comment cet objet peut-il se manipuler, et quelle analogie peut-on faire avec la vie "réelle" ?</text:p>
          <text:h text:style-name="Heading_20_2" text:outline-level="2"><text:bookmark-start text:name="__RefHeading__16472_2073142818"/>Initialisation, opérateur = : Un peu de Science Fiction<text:bookmark-end text:name="__RefHeading__16472_2073142818"/></text:h>
          <text:p text:style-name="Text_20_body">Contrairement à ce qu'on pourrait penser, ces opérations, qui paraissent les plus simples (par analogie avec les maths), sont en fait très lourdes pour l'ordinateur...</text:p>
          <text:h text:style-name="Heading_20_3" text:outline-level="3"><text:bookmark text:name="clonage"/><text:bookmark-start text:name="__RefHeading__16474_2073142818"/>Initialisation = Clônage<text:bookmark-end text:name="__RefHeading__16474_2073142818"/></text:h>
          <text:p text:style-name="Preformatted_20_Text">homme jacques;</text:p>
          <text:p text:style-name="P19">homme paul = jacques;</text:p>
          <text:p text:style-name="Text_20_body"><text:span text:style-name="Source_20_Text">paul</text:span> est obtenu par "clônage" à partir de <text:span text:style-name="Source_20_Text">jacques</text:span>. Les deux objets sont parfaitement identiques lorsque le code ci-dessus est exécuté, mais ensuite ils vivent chacun leur vie, et leur destin peut être différent dans la suite du programme.</text:p>
          <text:p text:style-name="Text_20_body"><draw:frame draw:style-name="fr2" draw:name="images52" text:anchor-type="as-char" svg:width="0.397cm" svg:height="0.397cm" draw:z-index="144"><draw:image xlink:href="../../html/attention.gif" xlink:type="simple" xlink:show="embed" xlink:actuate="onLoad"/><svg:title>ATTENTION</svg:title></draw:frame>L'initialisation comme l'affectation ne sont pas des opérations simples a priori: elles se traduisent au minimum par une copie bit à bit, qui peut être longue si les objets sont gros, et éventuellement par des opérations plus complexes comme l'allocation de ressources. On essaiera donc de les éviter dans la mesure du possible, tout au moins lorsqu'on a affaire à des objets élaborés.</text:p>
          <text:h text:style-name="Heading_20_3" text:outline-level="3"><text:bookmark text:name="ptr-egal"/><text:bookmark-start text:name="__RefHeading__16476_2073142818"/>Opérateur= : Je me prends pour un autre.<text:bookmark-end text:name="__RefHeading__16476_2073142818"/></text:h>
          <text:p text:style-name="Preformatted_20_Text">homme pierre;</text:p>
          <text:p text:style-name="Preformatted_20_Text">...</text:p>
          <text:p text:style-name="P19">pierre = paul;</text:p>
          <text:p text:style-name="Text_20_body">Ici, <text:span text:style-name="Source_20_Text">pierre</text:span> a une vie avant sa rencontre avec <text:span text:style-name="Source_20_Text">paul</text:span>. L'opérateur= va "jeter" toutes les données qui concernent pierre et les remplacer par celles de <text:span text:style-name="Source_20_Text">paul</text:span>. Ensuite, chaque objet vit sa vie, comme précédemment...</text:p>
          <text:p text:style-name="Text_20_body"><draw:frame draw:style-name="fr2" draw:name="images53" text:anchor-type="as-char" svg:width="0.397cm" svg:height="0.397cm" draw:z-index="145"><draw:image xlink:href="../../html/attention.gif" xlink:type="simple" xlink:show="embed" xlink:actuate="onLoad"/><svg:title>ATTENTION</svg:title></draw:frame>Ces opérations permettent d'obtenir deux objets <text:span text:style-name="T4">égaux</text:span>, on l'a vu, mais pas <text:span text:style-name="T4">identiques</text:span>.</text:p>
          <text:h text:style-name="Heading_20_3" text:outline-level="3"><text:bookmark text:name="ptr-surnom"/><text:bookmark-start text:name="__RefHeading__16478_2073142818"/>Références = Surnoms<text:bookmark-end text:name="__RefHeading__16478_2073142818"/></text:h>
          <text:p text:style-name="Preformatted_20_Text">homme pierre;</text:p>
          <text:p text:style-name="P21">homme&amp; pierrot = pierre;</text:p>
          <text:p text:style-name="P19">homme&amp; tonton = pierre;</text:p>
          <text:p text:style-name="Text_20_body">La situation ci-contre est bien plus courante: tout simplement, <text:span text:style-name="Source_20_Text">pierre</text:span> porte plusieurs surnoms. Les uns l'appelleront <text:span text:style-name="Source_20_Text">pierrot</text:span>, les autres <text:span text:style-name="Source_20_Text">tonton</text:span>. Dans tous les cas,il s'agit de la même personne (du même objet). Tout ce qui arrivera à <text:span text:style-name="Source_20_Text">pierre</text:span> arrivera aussi à <text:span text:style-name="Source_20_Text">pierrot</text:span>, puisqu'il s'agit du même individu. De même qu'une personne peut avoir autant de surnoms qu'on le souhaite, de même un objet peut avoir un nombre illimité de références. Mais il n'y a jamais qu'un seul objet.</text:p>
          <text:p text:style-name="Text_20_body"><draw:frame draw:style-name="fr2" draw:name="images54" text:anchor-type="as-char" svg:width="0.397cm" svg:height="0.397cm" draw:z-index="146"><draw:image xlink:href="../../html/attention.gif" xlink:type="simple" xlink:show="embed" xlink:actuate="onLoad"/><svg:title>ATTENTION</svg:title></draw:frame>Cette fois, on a obtenu deux objets <text:span text:style-name="T4">identiques</text:span> (donc aussi égaux). </text:p>
          <text:h text:style-name="Heading_20_3" text:outline-level="3"><text:bookmark text:name="ptr-ptr"/><text:bookmark-start text:name="__RefHeading__16480_2073142818"/>Pointeurs = Attention, on vous montre du doigt<text:bookmark-end text:name="__RefHeading__16480_2073142818"/></text:h>
          <text:p text:style-name="Preformatted_20_Text">homme pierre;</text:p>
          <text:p text:style-name="P21">homme* ce_mec = <text:span text:style-name="T12">&amp;</text:span>pierre;</text:p>
          <text:p text:style-name="P21">homme* le_type_la_bas = <text:span text:style-name="T12">&amp;</text:span>pierre;</text:p>
          <text:p text:style-name="P19">homme* encore_un_bebe= new(homme);</text:p>
          <text:p text:style-name="Text_20_body"><text:span text:style-name="Source_20_Text">pierre</text:span> est montré du doigt une fois, deux fois, ... autant de fois que vous le désirez: donc <text:span text:style-name="Source_20_Text">homme</text:span> désigne un objet a priori compliqué, mais <text:span text:style-name="Source_20_Text">homme* </text:span>désigne tout simplement le doigt qui pointe sur un homme. (en C++, comme en C,on a autant de types de doigts différents que d'objets pointés. Cela permet d'éviter de nombreuses erreurs de programme).</text:p>
          <text:p text:style-name="Text_20_body"><text:soft-page-break/><draw:frame draw:style-name="fr2" draw:name="images55" text:anchor-type="as-char" svg:width="0.397cm" svg:height="0.397cm" draw:z-index="147"><draw:image xlink:href="../../html/attention.gif" xlink:type="simple" xlink:show="embed" xlink:actuate="onLoad"/><svg:title>ATTENTION</svg:title></draw:frame>Bien entendu, on peut avoir autant de pointeurs que l'on veut. Mais chaque pointeur est un nouvel objet. Les pointeurs sont délicats à manier, simplement parce qu'il est possible de "casser" le lien entre pointeur et objet pointé. Cela peut amener deux situations ennuyeuses:</text:p>
          <text:list xml:id="list2817653813645885536" text:style-name="L30">
            <text:list-item>
              <text:p text:style-name="P161">Le pointeur est détruit, mais pas l'objet pointé. Si rien ne pointe plus sur lui, on peut perdre sa trace dans la mémoire de l'ordinateur... celui-ci a alors la migraine (fuites de mémoire). </text:p>
            </text:list-item>
            <text:list-item>
              <text:p text:style-name="P58">L'objet pointé peut disparaître, alors que le pointeur continue de pointer sur lui: Risque important de plantages aléatoires. </text:p>
            </text:list-item>
          </text:list>
          <text:h text:style-name="Heading_20_2" text:outline-level="2"><text:bookmark-start text:name="__RefHeading__16482_2073142818"/>Pierre va chez le coiffeur...<text:bookmark-end text:name="__RefHeading__16482_2073142818"/></text:h>
          <text:p text:style-name="Text_20_body">Soit la fonction <text:span text:style-name="Source_20_Text">coupe</text:span> qui a deux paramètres: le coiffeur et le client, le coiffeur coupant les cheveux au client.</text:p>
          <text:h text:style-name="Heading_20_3" text:outline-level="3"><text:bookmark text:name="ptr-prmval"/><text:bookmark-start text:name="__RefHeading__16484_2073142818"/>Passage des paramètres par valeur<text:bookmark-end text:name="__RefHeading__16484_2073142818"/></text:h>
          <text:p text:style-name="Preformatted_20_Text">void coupe(<text:span text:style-name="T3">homme coiffeur, homme client</text:span>);</text:p>
          <text:p text:style-name="Preformatted_20_Text">...</text:p>
          <text:p text:style-name="Preformatted_20_Text">homme pierre;</text:p>
          <text:p text:style-name="Preformatted_20_Text">homme jacques;</text:p>
          <text:p text:style-name="P18">coupe(jacques, pierre);</text:p>
          <text:p text:style-name="Text_20_body"><draw:frame draw:style-name="fr2" draw:name="images56" text:anchor-type="as-char" svg:width="0.529cm" svg:height="0.529cm" draw:z-index="148"><draw:image xlink:href="../../html/nepasfaire.png" xlink:type="simple" xlink:show="embed" xlink:actuate="onLoad"/><svg:title>NOOON</svg:title></draw:frame><text:span text:style-name="Source_20_Text">pierre</text:span> ainsi que <text:span text:style-name="Source_20_Text">jacques</text:span> sont ici passés par valeur. Autrement dit, arrivés au salon de coiffure, la machine clône <text:span text:style-name="Source_20_Text">pierre</text:span> d'une part, <text:span text:style-name="Source_20_Text">jacques</text:span> d'autre part, et c'est le clône du coiffeur qui va couper les cheveux au clône de pierre. Après quoi, les deux clônes sont détruits, et <text:span text:style-name="Source_20_Text">pierre</text:span> repart avec les cheveux longs. L'histoire est stupide, certes, mais ce genre d'erreurs arrive fréquemment (en C++, en tous cas).</text:p>
          <text:h text:style-name="Heading_20_3" text:outline-level="3"><text:bookmark text:name="ptr-prmref"/><text:bookmark-start text:name="__RefHeading__16486_2073142818"/>Passage du client par référence<text:bookmark-end text:name="__RefHeading__16486_2073142818"/></text:h>
          <text:p text:style-name="Preformatted_20_Text">void coupe(<text:span text:style-name="T3">homme coiffeur, homme&amp; client</text:span>);</text:p>
          <text:p text:style-name="Preformatted_20_Text">...</text:p>
          <text:p text:style-name="Preformatted_20_Text">homme pierre;</text:p>
          <text:p text:style-name="Preformatted_20_Text">homme jacques;</text:p>
          <text:p text:style-name="P18">coupe(jacques, pierre);</text:p>
          <text:p text:style-name="Text_20_body"><draw:frame draw:style-name="fr2" draw:name="images57" text:anchor-type="as-char" svg:width="0.529cm" svg:height="0.529cm" draw:z-index="149"><draw:image xlink:href="../../html/nepasfaire.png" xlink:type="simple" xlink:show="embed" xlink:actuate="onLoad"/><svg:title>NOOON</svg:title></draw:frame><text:span text:style-name="Source_20_Text">pierre</text:span> est passé par référence à la fonction <text:span text:style-name="Source_20_Text">coupe</text:span>: <text:span text:style-name="Source_20_Text">client</text:span> est tout simplement un surnom qu'on lui donne dans ce contexte. <text:span text:style-name="Source_20_Text">jacques</text:span> est toujours passé par valeur, de sorte que dans cette histoire, c'est le clône de <text:span text:style-name="Source_20_Text">jacques</text:span> qui coupera les cheveux à son <text:span text:style-name="Source_20_Text">client</text:span>, qui se trouve être <text:span text:style-name="Source_20_Text">pierre</text:span>. Pas de problème, le clône de <text:span text:style-name="Source_20_Text">jacques</text:span> est par définition aussi bon coiffeur que <text:span text:style-name="Source_20_Text">jacques</text:span> lui-même. Mais le clônage n'est-il pas une opération un peu compliquée, simplement pour une histoire de coupe de cheveux ? Un avantage à signaler: si <text:span text:style-name="Source_20_Text">pierre</text:span> est mécontent du travail du coiffeur, il pourra toujours casser la figure au clône de <text:span text:style-name="Source_20_Text">jacques</text:span>, <text:span text:style-name="Source_20_Text">jacques</text:span> lui-même ne sera pas touché... en termes plus techniques, si la variable locale <text:span text:style-name="Source_20_Text">coiffeur</text:span> est modifiée par le programme, cela n'aura pas d'impact sur <text:span text:style-name="Source_20_Text">jacques</text:span> (pas d'effets de bords). </text:p>
          <text:h text:style-name="Heading_20_3" text:outline-level="3"><text:bookmark text:name="ptr-prmconstref"/><text:bookmark-start text:name="__RefHeading__16488_2073142818"/>Passage du coiffeur par const référence<text:bookmark-end text:name="__RefHeading__16488_2073142818"/></text:h>
          <text:p text:style-name="Preformatted_20_Text">void coupe(<text:span text:style-name="T3">const homme&amp; coiffeur, homme&amp; client</text:span>);</text:p>
          <text:p text:style-name="Preformatted_20_Text">...</text:p>
          <text:p text:style-name="Preformatted_20_Text">homme pierre;</text:p>
          <text:p text:style-name="Preformatted_20_Text">homme jacques;</text:p>
          <text:p text:style-name="P18">coupe(jacques, pierre);</text:p>
          <text:p text:style-name="Text_20_body">dans le contexte de la fonction <text:span text:style-name="Source_20_Text">coupe</text:span>, <text:span text:style-name="Source_20_Text">pierre</text:span> s'appelle maintenant <text:span text:style-name="Source_20_Text">client</text:span>, alors que <text:span text:style-name="Source_20_Text">jacques</text:span> s'appelle <text:span text:style-name="Source_20_Text">coiffeur</text:span>. Plus besoin d'opérations compliquées comme le clônage, alors qu'un surnom fait si bien l'affaire. De plus, le descripteur <text:span text:style-name="Source_20_Text">const</text:span> protège le coiffeur contre les clients mécontents: même si <text:span text:style-name="Source_20_Text">pierre</text:span> est mécontent de sa coupe, il ne pourra pas casser la figure à son coiffeur (car l'état de celui-ci ne peut changer, à cause de <text:span text:style-name="Source_20_Text">const</text:span>). D'un point-de-vue technique, la variable locale <text:span text:style-name="Source_20_Text">coiffeur</text:span> ne peut être modifiée, il ne peut donc là non plus y avoir d'effets de bords. Ainsi, la sémantique (signification) de cet appel et celle de l'appel précédent sont les mêmes, simplement le code est ici plus optimisé. </text:p>
          <text:h text:style-name="Heading_20_2" text:outline-level="2"><text:bookmark-start text:name="__RefHeading__16490_2073142818"/>Un accouchement difficile<text:bookmark-end text:name="__RefHeading__16490_2073142818"/></text:h>
          <text:p text:style-name="Text_20_body">Voici l'histoire d'un accouchement à haut risque, suite à l'exécution de la fonction <text:span text:style-name="Source_20_Text">coït</text:span>...</text:p>
          <text:h text:style-name="Heading_20_3" text:outline-level="3"><text:bookmark text:name="ptr-retval"/><text:bookmark-start text:name="__RefHeading__16492_2073142818"/><text:soft-page-break/>Retour d'un paramètre par valeur<text:bookmark-end text:name="__RefHeading__16492_2073142818"/></text:h>
          <text:p text:style-name="Preformatted_20_Text"><text:span text:style-name="T3">humain</text:span> coit(homme&amp; h, femme&amp; f) {</text:p>
          <text:p text:style-name="Preformatted_20_Text"><text:s text:c="3"/>...</text:p>
          <text:p text:style-name="Preformatted_20_Text"><text:s text:c="3"/>humain enfant = h + f;</text:p>
          <text:p text:style-name="Preformatted_20_Text"><text:s text:c="3"/>...</text:p>
          <text:p text:style-name="Preformatted_20_Text"><text:s text:c="3"/><text:span text:style-name="T3">return enfant;</text:span></text:p>
          <text:p text:style-name="Preformatted_20_Text">};</text:p>
          <text:p text:style-name="Preformatted_20_Text"/>
          <text:p text:style-name="Preformatted_20_Text">homme pierre;</text:p>
          <text:p text:style-name="Preformatted_20_Text">femme marie;</text:p>
          <text:p text:style-name="P18">humain loulou = coit(pierre,marie);</text:p>
          <text:p text:style-name="Text_20_body">Une drôle de manière de faire un enfant: l'enfant nait dans le contexte de la fonction <text:span text:style-name="Source_20_Text">coit</text:span>, mais à la fin de la fonction, on en fait un clône, on sort le clône et on massacre l'enfant. Merci de ne pas prévenir le comité d'éthique... C'est long, compliqué et immoral, mais ça marche.</text:p>
          <text:p text:style-name="Text_20_body">Que s'est-il passé au juste ? Tout simplement que la fonction a renvoyé une valeur.. qui est une rvalue (la valeur renvoyée par cette fonction ne peut se trouver à gauche du signe =). Comme on l'a déjà dit <draw:a xlink:type="simple" xlink:href="../../html/types.html#lrvalue"><draw:frame draw:style-name="fr3" draw:name="images58" text:anchor-type="as-char" svg:width="0.291cm" svg:height="0.344cm" draw:z-index="150"><draw:image xlink:href="../../html/avant.gif" xlink:type="simple" xlink:show="embed" xlink:actuate="onLoad"/><svg:title>avant</svg:title></draw:frame></draw:a>, si on désire pérenniser cette valeur, la seule solution est de la <text:span text:style-name="Emphasis">copier</text:span> dans une lvalue.</text:p>
          <text:h text:style-name="Heading_20_3" text:outline-level="3"><text:bookmark text:name="ptr-retref"/><text:bookmark-start text:name="__RefHeading__16494_2073142818"/>Retour d'un paramètre par référence<text:bookmark-end text:name="__RefHeading__16494_2073142818"/></text:h>
          <text:p text:style-name="Preformatted_20_Text"><text:span text:style-name="T3">humain&amp;</text:span> coit(homme&amp; h, femme&amp; f) {</text:p>
          <text:p text:style-name="Preformatted_20_Text"><text:s text:c="3"/>...</text:p>
          <text:p text:style-name="Preformatted_20_Text"><text:s text:c="3"/>humain enfant = h + f;</text:p>
          <text:p text:style-name="Preformatted_20_Text"><text:s text:c="3"/>...</text:p>
          <text:p text:style-name="Preformatted_20_Text"><text:s text:c="3"/><text:span text:style-name="T3">return enfant;</text:span></text:p>
          <text:p text:style-name="Preformatted_20_Text">};</text:p>
          <text:p text:style-name="Preformatted_20_Text"/>
          <text:p text:style-name="Preformatted_20_Text">homme pierre;</text:p>
          <text:p text:style-name="Preformatted_20_Text">femme marie;</text:p>
          <text:p text:style-name="P18">humain&amp; loulou = coit(pierre,marie);</text:p>
          <text:p text:style-name="Text_20_body">Voilà qui est encore pire: l'enfant, après sa naissance, est retourné sous le nom <text:span text:style-name="Source_20_Text">loulou</text:span>... mais tout-de-suite après il est détruit, puisqu'il s'agit d'une variable locale à la fonction <text:span text:style-name="Source_20_Text">coit</text:span>, qui n'existe donc que le temps que la fonction est exécutée.</text:p>
          <text:p text:style-name="Text_20_body"><draw:frame draw:style-name="fr2" draw:name="images59" text:anchor-type="as-char" svg:width="0.397cm" svg:height="0.397cm" draw:z-index="151"><draw:image xlink:href="../../html/attention.gif" xlink:type="simple" xlink:show="embed" xlink:actuate="onLoad"/><svg:title>ATTENTION</svg:title></draw:frame> Attention, cela ne veut pas dire qu'on ne doit pas renvoyer de références en sortie d'une fonction. On ne doit pas renvoyer de référence sur un objet interne à la fonction, car cet objet cesse d'exister lorsque la fonction a fini son exécution. Le pire, c'est que... ça peut marcher: rien ne dit que le système aura détruit tout-de-suite l'objet. Mais gare au plantage si vous changez de conditions (de compilateur, par exemple).</text:p>
          <text:h text:style-name="Heading_20_3" text:outline-level="3"><text:bookmark text:name="ptr-retptr"/><text:bookmark-start text:name="__RefHeading__16496_2073142818"/>Retour d'un paramètre par pointeur<text:bookmark-end text:name="__RefHeading__16496_2073142818"/></text:h>
          <text:p text:style-name="Preformatted_20_Text"><text:span text:style-name="T3">humain*</text:span> coit(homme&amp; h, femme&amp; f) {</text:p>
          <text:p text:style-name="Preformatted_20_Text"><text:s text:c="3"/>...</text:p>
          <text:p text:style-name="Preformatted_20_Text"><text:s text:c="3"/>humain* enfant = new humain(h,f);</text:p>
          <text:p text:style-name="Preformatted_20_Text"><text:s text:c="3"/>...</text:p>
          <text:p text:style-name="Preformatted_20_Text"><text:s text:c="3"/><text:span text:style-name="T3">return enfant;</text:span></text:p>
          <text:p text:style-name="Preformatted_20_Text">};</text:p>
          <text:p text:style-name="Preformatted_20_Text"/>
          <text:p text:style-name="Preformatted_20_Text">homme pierre;</text:p>
          <text:p text:style-name="Preformatted_20_Text">femme marie;</text:p>
          <text:p text:style-name="P18">humain* nouveau_ne = coit(pierre,marie);</text:p>
          <text:p text:style-name="Text_20_body">Cette fois, ça va mieux: l'enfant est créé par <text:span text:style-name="Source_20_Text">new</text:span>, mais il est <text:span text:style-name="T4">quelque part ailleurs</text:span>, et <text:span text:style-name="T4">il n'a pas été baptisé (pas de nom)</text:span>. On ne sait que l'appeler <text:span text:style-name="Source_20_Text">*enfant</text:span>. Seul le pointeur est interne à la fonction. On renvoie (par une recopie) le pointeur à l'extérieur, et on détruit le pointeur d'origine (mais cela n'a aucune importance, l'enfant est préservé). </text:p>
          <text:h text:style-name="Heading_20_3" text:outline-level="3"><text:bookmark text:name="move"/><text:bookmark-start text:name="__RefHeading__16498_2073142818"/>Utilisation du constructeur de déplacement (c++11)<text:bookmark-end text:name="__RefHeading__16498_2073142818"/></text:h>
          <text:p text:style-name="Text_20_body">Finalement, la meilleure solution pour renvoyer un objet créé dans une fonction est d'utiliser la sémantique de pointeurs tel que décrite ci-dessus. Or, cela est fort ennuyeux, en effet cela aboutit à un code fort peu lisible, alors que tout l'intérêt du C++, par rapport au C, est justement d'améliorer la lisibilité du code: la dernière norme, le C++11, répod à cette préoccupation grâce aux "Rvalue-references" et aux constructeurs de déplacement. Nous n'en dirons pas plus dans ce cours, sachez cependant que ces deux concepts permettent d'améliorer les performances des bibliothèques.</text:p>
          <text:h text:style-name="Heading_20_2" text:outline-level="2"><text:bookmark text:name="ptr-virt"/><text:bookmark-start text:name="__RefHeading__16500_2073142818"/><text:soft-page-break/>Retour au monde virtuel...<text:bookmark-end text:name="__RefHeading__16500_2073142818"/></text:h>
          <text:h text:style-name="Heading_20_3" text:outline-level="3"><text:bookmark text:name="ref"/><text:bookmark-start text:name="__RefHeading__16502_2073142818"/>Le type référence<text:bookmark-end text:name="__RefHeading__16502_2073142818"/></text:h>
          <text:p text:style-name="Text_20_body">Soit le programme suivant:</text:p>
          <text:p text:style-name="Preformatted_20_Text">int A=3;</text:p>
          <text:p text:style-name="Preformatted_20_Text">int&amp; a=A;</text:p>
          <text:p text:style-name="Preformatted_20_Text">A++;</text:p>
          <text:p text:style-name="P18">cout &lt;&lt; "valeur de A = " &lt;&lt; A &lt;&lt; "valeur de a = " &lt;&lt; a &lt;&lt; "\n";</text:p>
          <text:p text:style-name="Text_20_body">Le programme renvoie 4 pour A comme pour a. Que s'est-il passé ? La ligne <text:span text:style-name="Source_20_Text">int &amp;a=A</text:span> qui signifie "référence", revient à déclarer un <text:span text:style-name="Emphasis">synonyme</text:span> à A (même adresse mémoire, mais nom différent). L'adresse en mémoire sera donc <text:span text:style-name="Emphasis">la même</text:span> pour A et pour a.</text:p>
          <text:p text:style-name="Text_20_body"><draw:frame draw:style-name="fr2" draw:name="images60" text:anchor-type="as-char" svg:width="0.529cm" svg:height="0.529cm" draw:z-index="152"><draw:image xlink:href="../../html/nepasfaire.png" xlink:type="simple" xlink:show="embed" xlink:actuate="onLoad"/><svg:title>NOOON</svg:title></draw:frame> La déclaration suivante <text:span text:style-name="Emphasis">dans un programme ou une fonction</text:span> n'a pas de sens:</text:p>
          <text:p text:style-name="P18"><text:span text:style-name="T3">int &amp; a;</text:span> <text:s text:c="11"/>// ERREUR DE COMPILATION !!!</text:p>
          <text:p text:style-name="Text_20_body">En effet, un synonyme est un synonyme, encore faut-il préciser de quoi on est synonyme. Par contre, cette déclaration <text:span text:style-name="Emphasis">en tant que membre d'une classe</text:span> a un sens: on précisera de quoi on est synonyme lors de l'initialisation de la classe.<draw:a xlink:type="simple" xlink:href="../../html/types.html#init-memb"><draw:frame draw:style-name="fr3" draw:name="images61" text:anchor-type="as-char" svg:width="0.291cm" svg:height="0.344cm" draw:z-index="153"><draw:image xlink:href="../../html/apres.gif" xlink:type="simple" xlink:show="embed" xlink:actuate="onLoad"/><svg:title>apres</svg:title></draw:frame></draw:a>). De même, une telle déclaration dans une liste de paramètres d'une fonction a une signification <draw:a xlink:type="simple" xlink:href="../../html/types.html#prm-ref"><draw:frame draw:style-name="fr3" draw:name="images62" text:anchor-type="as-char" svg:width="0.291cm" svg:height="0.344cm" draw:z-index="154"><draw:image xlink:href="../../html/apres.gif" xlink:type="simple" xlink:show="embed" xlink:actuate="onLoad"/><svg:title>apres</svg:title></draw:frame></draw:a></text:p>
          <text:p text:style-name="Text_20_body"><draw:frame draw:style-name="fr2" draw:name="images63" text:anchor-type="as-char" svg:width="0.397cm" svg:height="0.397cm" draw:z-index="155"><draw:image xlink:href="../../html/attention.gif" xlink:type="simple" xlink:show="embed" xlink:actuate="onLoad"/><svg:title>ATTENTION</svg:title></draw:frame> On <text:span text:style-name="Emphasis">ne peut pas</text:span> changer de "cible": une fois qu'on a dit que <text:span text:style-name="Source_20_Text">a</text:span> est synonyme de <text:span text:style-name="Source_20_Text">A</text:span>, <text:span text:style-name="Source_20_Text">a</text:span> reste synonyme de <text:span text:style-name="Source_20_Text">A</text:span> durant toute sa portée. Dans le code suivant: </text:p>
          <text:p text:style-name="Preformatted_20_Text">int A=3;</text:p>
          <text:p text:style-name="Preformatted_20_Text">int&amp; a=A;</text:p>
          <text:p text:style-name="Preformatted_20_Text"/>
          <text:p text:style-name="Preformatted_20_Text">int B=5;</text:p>
          <text:p text:style-name="P19">a=B;</text:p>
          <text:p text:style-name="Text_20_body">L'expression: <text:span text:style-name="Source_20_Text"><text:span text:style-name="T3">a=B</text:span></text:span> changera la <text:span text:style-name="Emphasis">valeur</text:span> de <text:span text:style-name="Source_20_Text">a</text:span>, donc aussi la valeur de <text:span text:style-name="Source_20_Text">A</text:span>.</text:p>
          <text:h text:style-name="Heading_20_3" text:outline-level="3"><text:bookmark text:name="ptr"/><text:bookmark-start text:name="__RefHeading__16504_2073142818"/>Le type pointeur<text:bookmark-end text:name="__RefHeading__16504_2073142818"/></text:h>
          <text:p text:style-name="Text_20_body">De même que ci-dessus, Le programme suivant imprimera deux fois le chiffre 4:</text:p>
          <text:p text:style-name="Preformatted_20_Text">int A=3;</text:p>
          <text:p text:style-name="Preformatted_20_Text">int* a;</text:p>
          <text:p text:style-name="Preformatted_20_Text"/>
          <text:p text:style-name="P21">a = &amp;A;</text:p>
          <text:p text:style-name="Preformatted_20_Text">A++;</text:p>
          <text:p text:style-name="P18">cout &lt;&lt; "valeur de A = " &lt;&lt; A &lt;&lt; "valeur pointee par a = " &lt;&lt; *a &lt;&lt; "\n";</text:p>
          <text:p text:style-name="Text_20_body"><text:span text:style-name="Source_20_Text"><text:span text:style-name="T3">a</text:span></text:span> est un <text:span text:style-name="Emphasis">pointeur sur un entier</text:span>; A l'inverse des références, il est possible (<text:span text:style-name="Emphasis">quoique dangereux</text:span>) de ne pas l'initialiser; d'autre part, <text:span text:style-name="Source_20_Text"><text:span text:style-name="T3">a</text:span></text:span> peut pointer sur <text:span text:style-name="Emphasis">n'importe quelle variable de type int</text:span>, ainsi que le montre le code suivant:</text:p>
          <text:p text:style-name="Preformatted_20_Text">int A=3;</text:p>
          <text:p text:style-name="Preformatted_20_Text">int B=6;</text:p>
          <text:p text:style-name="Preformatted_20_Text">int* a;</text:p>
          <text:p text:style-name="Preformatted_20_Text"/>
          <text:p text:style-name="P21">a= &amp;A;</text:p>
          <text:p text:style-name="Preformatted_20_Text">cout &lt;&lt; "valeur de A = " &lt;&lt; A &lt;&lt; "valeur pointee par a = " &lt;&lt; *a &lt;&lt; "\n";</text:p>
          <text:p text:style-name="P21">a= &amp;B;</text:p>
          <text:p text:style-name="P18">cout &lt;&lt; "valeur de B = " &lt;&lt; B &lt;&lt; "valeur pointee par a = " &lt;&lt; *a &lt;&lt; "\n";</text:p>
          <text:p text:style-name="Text_20_body"><draw:frame draw:style-name="fr2" draw:name="images64" text:anchor-type="as-char" svg:width="0.397cm" svg:height="0.397cm" draw:z-index="156"><draw:image xlink:href="../../html/attention.gif" xlink:type="simple" xlink:show="embed" xlink:actuate="onLoad"/><svg:title>ATTENTION</svg:title></draw:frame>Dans l'expression <text:span text:style-name="Source_20_Text"><text:span text:style-name="T3">a= &amp;B</text:span></text:span> le signe <text:span text:style-name="Source_20_Text"><text:span text:style-name="T3">&amp;</text:span></text:span> est un <text:span text:style-name="Emphasis">opérateur</text:span>. Il ne s'agit pas d'une déclaration de type comme dans le paragraphe précédent: le même symbole a donc deux significations différentes. </text:p>
          <text:p text:style-name="Text_20_body"><draw:frame draw:style-name="fr2" draw:name="images65" text:anchor-type="as-char" svg:width="0.397cm" svg:height="0.397cm" draw:z-index="157"><draw:image xlink:href="../../html/attention.gif" xlink:type="simple" xlink:show="embed" xlink:actuate="onLoad"/><svg:title>ATTENTION</svg:title></draw:frame> Il est très dangereux de laisser un pointeur non initialisé: cela signifie que le pointeur contient n'importe quoi, donc qu'il pointe sur une zône mémoire arbitraire. Cela peut se traduire ultérieurement par des plantages difficiles à tracer. On doit donc <text:span text:style-name="Emphasis">toujours</text:span> initialiser son pointeur, quitte à l'initialiser à la valeur <text:span text:style-name="Source_20_Text">NULL</text:span>: il sera aisé de tester la valeur du pointeur pour savoir s'il est initialisé ou non:</text:p>
          <text:p text:style-name="Preformatted_20_Text"><text:soft-page-break/>int * p = NULL;</text:p>
          <text:p text:style-name="Preformatted_20_Text">...</text:p>
          <text:p text:style-name="Preformatted_20_Text">if ( p == NULL )</text:p>
          <text:p text:style-name="Preformatted_20_Text">{</text:p>
          <text:p text:style-name="Preformatted_20_Text"><text:s text:c="3"/>...</text:p>
          <text:p text:style-name="P18">}</text:p>
          <text:h text:style-name="Heading_20_4" text:outline-level="4"><text:bookmark-start text:name="__RefHeading__16506_2073142818"/>Les pointeurs de type void *<text:bookmark-end text:name="__RefHeading__16506_2073142818"/></text:h>
          <text:p text:style-name="Text_20_body">Lorsqu'on déclare un pointeur, on doit déclarer le type de la variable pointée: <text:span text:style-name="Source_20_Text">int * </text:span>et <text:span text:style-name="Source_20_Text">float *</text:span> sont deux types de variables différents. Cependant, il est possible de déclarer une variable de type pointeur sans préciser le type de la variable pointée: il suffit de déclarer une variable de type <text:span text:style-name="Source_20_Text">void *</text:span>.</text:p>
          <text:p text:style-name="Text_20_body"><draw:frame draw:style-name="fr2" draw:name="images66" text:anchor-type="as-char" svg:width="0.397cm" svg:height="0.397cm" draw:z-index="158"><draw:image xlink:href="../../html/attention.gif" xlink:type="simple" xlink:show="embed" xlink:actuate="onLoad"/><svg:title>ATTENTION</svg:title></draw:frame> Les <text:span text:style-name="Source_20_Text">void *</text:span> permettent d'échanger des adresses mémoire avec des fonctions système (voir plus loin les fonctions de type <text:span text:style-name="Source_20_Text">malloc</text:span>), cependant pour travailler avec, il faudra les convertir en de "vrais" pointeurs: </text:p>
          <text:p text:style-name="Preformatted_20_Text">void * p = ...;</text:p>
          <text:p text:style-name="P18">int * q <text:s/>= (int *) p;</text:p>
          <text:h text:style-name="Heading_20_3" text:outline-level="3"><text:bookmark-start text:name="__RefHeading__16508_2073142818"/>Pointeurs et tableaux<text:bookmark-end text:name="__RefHeading__16508_2073142818"/></text:h>
          <text:p text:style-name="Text_20_body">Lorsque l'on déclare un tableau, le nom du tableau est en fait un pointeur sur le premier élément du tableau (élément d'indice 0). On peut incrémenter un pointeur, ce qui revient à le faire pointer sur l'élément suivant. Ainsi, <text:span text:style-name="Source_20_Text"><text:span text:style-name="T3">tab+1</text:span></text:span> pointe sur l'élément d'indice 1 de <text:span text:style-name="Source_20_Text">tab</text:span>.</text:p>
          <text:p text:style-name="Text_20_body">De façon plus générale, on peut ajouter un entier i à un pointeur: <text:span text:style-name="Source_20_Text"><text:span text:style-name="T3">tab+i</text:span></text:span> pointe sur l'élément d'indice i de tab. Les écritures <text:span text:style-name="Source_20_Text"><text:span text:style-name="T3">tab[i]</text:span></text:span> et <text:span text:style-name="Source_20_Text"><text:span text:style-name="T3">*(tab+i)</text:span></text:span> sont équivalentes, elles renvoient le <text:span text:style-name="Emphasis">contenu</text:span> de la cellule i du tableau. De même, <text:span text:style-name="Source_20_Text"><text:span text:style-name="T3">&amp;tab[i]</text:span></text:span> et <text:span text:style-name="Source_20_Text"><text:span text:style-name="T3">tab+i</text:span></text:span> sont deux notations équivalentes, elles renvoient <text:span text:style-name="Emphasis">l'adresse mémoire de l'élément i</text:span>.</text:p>
          <text:p text:style-name="Text_20_body"><draw:frame draw:style-name="fr2" draw:name="images67" text:anchor-type="as-char" svg:width="0.397cm" svg:height="0.397cm" draw:z-index="159"><draw:image xlink:href="../../html/attention.gif" xlink:type="simple" xlink:show="embed" xlink:actuate="onLoad"/><svg:title>ATTENTION</svg:title></draw:frame>Si l'adresse mémoire que contient tab (pointeur sur un tableau d'entiers) est 2886, l'adresse contenue dans tab+1 ne sera pas 2887 : ce sera 2886+sizeof(int). Cette remarque concerne tous les pointeurs : pour pouvoir faire des opérations arithmétiques sur des pointeurs, il faut que les pointeurs soient de même type, c'est à dire qu'ils pointent sur des objets de même taille.</text:p>
          <text:p text:style-name="Text_20_body"><text:span text:style-name="Strong_20_Emphasis">Quelques exemples:</text:span></text:p>
          <text:p text:style-name="Preformatted_20_Text">#define TAILLE 100</text:p>
          <text:p text:style-name="Preformatted_20_Text">int tab[TAILLE];</text:p>
          <text:p text:style-name="Preformatted_20_Text">int *p, *q, *r;</text:p>
          <text:p text:style-name="Preformatted_20_Text">p = &amp;tab[0]; <text:s text:c="4"/>/* p pointe sur le premier élément */</text:p>
          <text:p text:style-name="Preformatted_20_Text">q = p + (TAILLE-1); <text:s text:c="2"/>/* q pointe sur le dernier élément */</text:p>
          <text:p text:style-name="Preformatted_20_Text">r = q - (TAILLE-1); <text:s text:c="2"/>/* r pointe sur le premier élément */</text:p>
          <text:p text:style-name="Preformatted_20_Text"/>
          <text:p text:style-name="Preformatted_20_Text">// Initialiser le tableau en utilisant les pointeurs</text:p>
          <text:p text:style-name="Preformatted_20_Text">for (int i=0, int* p=tab; i &lt; TAILLE; ++i)</text:p>
          <text:p text:style-name="Preformatted_20_Text">{</text:p>
          <text:p text:style-name="Preformatted_20_Text"><text:s text:c="4"/>*p++ = 0;</text:p>
          <text:p text:style-name="Preformatted_20_Text">}</text:p>
          <text:p text:style-name="Preformatted_20_Text"/>
          <text:p text:style-name="Preformatted_20_Text">// Copier le tableau tab dans tab1</text:p>
          <text:p text:style-name="Preformatted_20_Text">for (int i=0, int* p=tab, int* q=tab1; i &lt; TAILLE; ++i)</text:p>
          <text:p text:style-name="Preformatted_20_Text">{</text:p>
          <text:p text:style-name="Preformatted_20_Text"><text:s text:c="4"/>*q++ = *p++;</text:p>
          <text:p text:style-name="P18">}</text:p>
          <text:p text:style-name="Text_20_body"><draw:frame draw:style-name="fr2" draw:name="images68" text:anchor-type="as-char" svg:width="0.397cm" svg:height="0.397cm" draw:z-index="160"><draw:image xlink:href="../../html/attention.gif" xlink:type="simple" xlink:show="embed" xlink:actuate="onLoad"/><svg:title>ATTENTION</svg:title></draw:frame> Le type <text:span text:style-name="Source_20_Text">void *</text:span> ne <text:span text:style-name="Emphasis">peut pas </text:span>être utilisé pour définir un tableau. De manière générale, il n'est pas possible de faire des calculs d'adresse avec un <text:span text:style-name="Source_20_Text">void *</text:span>: en effet, comme on ne sait pas sur quel type de donnée on pointe, on ne sait pas a fortiori la taille prise par chaque donnée individuelle. Donc tout calcul d'adresse est impossible.</text:p>
          <text:h text:style-name="Heading_20_2" text:outline-level="2"><text:bookmark text:name="structptr"/><text:bookmark-start text:name="__RefHeading__16510_2073142818"/>Pointeurs sur une structure<text:bookmark-end text:name="__RefHeading__16510_2073142818"/></text:h>
          <text:p text:style-name="Text_20_body">L'accès aux champs d'une structure par l'intermédiaire d'un pointeur se fait avec l'opérateur <text:span text:style-name="Source_20_Text"><text:span text:style-name="T3">-&gt;</text:span></text:span>:</text:p>
          <text:p text:style-name="Preformatted_20_Text"><text:soft-page-break/>struct personne</text:p>
          <text:p text:style-name="Preformatted_20_Text">{</text:p>
          <text:p text:style-name="Preformatted_20_Text"><text:s text:c="3"/>string nom;</text:p>
          <text:p text:style-name="Preformatted_20_Text"><text:s text:c="3"/>string prenom;</text:p>
          <text:p text:style-name="Preformatted_20_Text"><text:s text:c="3"/>int age;</text:p>
          <text:p text:style-name="Preformatted_20_Text">};</text:p>
          <text:p text:style-name="Preformatted_20_Text"/>
          <text:p text:style-name="Preformatted_20_Text">personne *p;</text:p>
          <text:p text:style-name="Preformatted_20_Text">p -&gt; nom <text:s text:c="3"/>= "Dupont";</text:p>
          <text:p text:style-name="Preformatted_20_Text">p -&gt; prenom = "Claude";</text:p>
          <text:p text:style-name="P18">p -&gt; age <text:s text:c="3"/>= 20;</text:p>
          <text:p text:style-name="Text_20_body">Dans l'exemple ci-dessus, on aurait aussi pu accéder au champ age par: <text:span text:style-name="Source_20_Text"><text:span text:style-name="T3">*(p.age)</text:span></text:span></text:p>
          <text:p text:style-name="Text_20_body"><draw:frame draw:style-name="fr2" draw:name="images69" text:anchor-type="as-char" svg:width="0.397cm" svg:height="0.397cm" draw:z-index="161"><draw:image xlink:href="../../html/attention.gif" xlink:type="simple" xlink:show="embed" xlink:actuate="onLoad"/><svg:title>ATTENTION</svg:title></draw:frame>La taille d'une structure (donnée par l'opérateur sizeof) n'est pas forcément égale à la somme de la taille de ses champs.</text:p>
          <text:h text:style-name="Heading_20_3" text:outline-level="3"><text:bookmark text:name="ref-pourquoi"/><text:bookmark-start text:name="__RefHeading__16512_2073142818"/>Une référence, pour quoi faire ?<text:bookmark-end text:name="__RefHeading__16512_2073142818"/></text:h>
          <text:p text:style-name="Text_20_body">Les principales utilisations des références sont les suivantes:</text:p>
          <text:list xml:id="list4659108558424655588" text:style-name="L31">
            <text:list-item>
              <text:p text:style-name="P162">Le passage des paramètres aux fonctions </text:p>
            </text:list-item>
            <text:list-item>
              <text:p text:style-name="P162">La déclaration de membres de classes </text:p>
            </text:list-item>
            <text:list-item>
              <text:p text:style-name="P59">La valeur de retour renvoyée par les fonctions </text:p>
            </text:list-item>
          </text:list>
          <text:p text:style-name="Text_20_body">Les deux premières utilisations sont utiles pour:</text:p>
          <text:list xml:id="list4383928524914059083" text:style-name="L32">
            <text:list-item>
              <text:p text:style-name="P163">Economiser de la place en mémoire, si les objets à passer prennent beaucoup de mémoire. </text:p>
            </text:list-item>
            <text:list-item>
              <text:p text:style-name="P60">Utiliser le polymorphisme <draw:a xlink:type="simple" xlink:href="../../html/heritage.html"><draw:frame draw:style-name="fr3" draw:name="images70" text:anchor-type="as-char" svg:width="0.291cm" svg:height="0.344cm" draw:z-index="162"><draw:image xlink:href="../../html/apres.gif" xlink:type="simple" xlink:show="embed" xlink:actuate="onLoad"/><svg:title>apres</svg:title></draw:frame></draw:a></text:p>
            </text:list-item>
          </text:list>
          <text:h text:style-name="Heading_20_4" text:outline-level="4"><text:bookmark text:name="prm-ref"/><text:bookmark-start text:name="__RefHeading__16514_2073142818"/>Passage des paramètres par référence<text:bookmark-end text:name="__RefHeading__16514_2073142818"/></text:h>
          <text:p text:style-name="Text_20_body">Le programme ci-dessous imprime 5:</text:p>
          <text:p text:style-name="Preformatted_20_Text">void f(<text:span text:style-name="T3">int X</text:span>) {</text:p>
          <text:p text:style-name="Preformatted_20_Text"><text:s text:c="3"/>X=0;</text:p>
          <text:p text:style-name="Preformatted_20_Text">};</text:p>
          <text:p text:style-name="Preformatted_20_Text"/>
          <text:p text:style-name="Preformatted_20_Text">main() {</text:p>
          <text:p text:style-name="Preformatted_20_Text"><text:s text:c="3"/>int A=5;</text:p>
          <text:p text:style-name="Preformatted_20_Text"><text:s text:c="3"/><text:span text:style-name="T3">f(A);</text:span></text:p>
          <text:p text:style-name="Preformatted_20_Text"><text:s text:c="3"/>cout &lt;&lt; A &lt;&lt; "\n";</text:p>
          <text:p text:style-name="P18">};</text:p>
          <text:p text:style-name="Text_20_body">En effet, lorsque la variable <text:span text:style-name="Source_20_Text">X</text:span> est passée à la fonction <text:span text:style-name="Source_20_Text">f</text:span>, sa <text:span text:style-name="Emphasis">valeur</text:span> est recopiée dans la variable locale <text:span text:style-name="Source_20_Text">X</text:span>. C'est la copie locale de <text:span text:style-name="Source_20_Text">X</text:span> qui est mise à zéro, elle sera détruite dès le retour de la fonction. Par contre, le programme ci-dessous imprime 0:</text:p>
          <text:p text:style-name="Preformatted_20_Text">void f(<text:span text:style-name="T3">int&amp; X</text:span>) {</text:p>
          <text:p text:style-name="Preformatted_20_Text"><text:s text:c="3"/>X=0;</text:p>
          <text:p text:style-name="Preformatted_20_Text">};</text:p>
          <text:p text:style-name="Preformatted_20_Text"/>
          <text:p text:style-name="Preformatted_20_Text">main() {</text:p>
          <text:p text:style-name="Preformatted_20_Text"><text:s text:c="3"/>int A=5;</text:p>
          <text:p text:style-name="Preformatted_20_Text"><text:s text:c="3"/><text:span text:style-name="T3">f(A);</text:span></text:p>
          <text:p text:style-name="Preformatted_20_Text"><text:s text:c="3"/>cout &lt;&lt; A &lt;&lt; "\n";</text:p>
          <text:p text:style-name="P18">};</text:p>
          <text:p text:style-name="Text_20_body">En effet, la déclaration <text:span text:style-name="Source_20_Text"><text:span text:style-name="T3">int&amp; X</text:span></text:span> dans le prototype de la fonction <text:span text:style-name="Source_20_Text">f</text:span> indique un passage des paramètres par référence. <text:span text:style-name="Source_20_Text">X</text:span> est donc un <text:span text:style-name="Emphasis">synonyme</text:span> de la variable passée, et non plus une recopie. En conséquence, la ligne <text:span text:style-name="Source_20_Text"><text:span text:style-name="T3">X=0</text:span></text:span> dans <text:span text:style-name="Source_20_Text">f</text:span> remet à 0 la variable <text:span text:style-name="Source_20_Text">A</text:span>. Passer un paramètre par référence revient donc à passer un paramètre à la fonction, tout en laissant à celle-ci la possibilité de modifier la valeur de la variable ainsi passée, donc d'en faire aussi une<text:span text:style-name="Emphasis"> valeur de retour</text:span></text:p>
          <text:h text:style-name="Heading_20_4" text:outline-level="4"><text:bookmark text:name="pourquoi-renv-ref"/><text:bookmark-start text:name="__RefHeading__16516_2073142818"/>Pourquoi renvoyer des références ?<text:bookmark-end text:name="__RefHeading__16516_2073142818"/></text:h>
          <text:p text:style-name="Text_20_body">Renvoyer une référence permet de renvoyer une "<text:span text:style-name="Source_20_Text">lvalue</text:span>", c'est-à-dire quelque chose qui peut se mettre à gauche d'un signe <text:span text:style-name="Source_20_Text">=</text:span>.</text:p>
          <text:p text:style-name="Text_20_body">Regardons en effet le programme suivant:</text:p>
          <text:p text:style-name="Preformatted_20_Text"><text:soft-page-break/>int A,B;</text:p>
          <text:p text:style-name="Preformatted_20_Text">int&amp; renvAouB(bool s) {</text:p>
          <text:p text:style-name="Preformatted_20_Text"><text:s text:c="2"/>return (s==true ?) A : B;</text:p>
          <text:p text:style-name="Preformatted_20_Text">};</text:p>
          <text:p text:style-name="Preformatted_20_Text"/>
          <text:p text:style-name="Preformatted_20_Text">main() {</text:p>
          <text:p text:style-name="Preformatted_20_Text"><text:s text:c="2"/>A = 10;</text:p>
          <text:p text:style-name="Preformatted_20_Text"><text:s text:c="2"/>B = 20;</text:p>
          <text:p text:style-name="Preformatted_20_Text"><text:s text:c="2"/>cout &lt;&lt; A &lt;&lt; B &lt;&lt;"\n"; <text:s/>// ecrit 10 20</text:p>
          <text:p text:style-name="Preformatted_20_Text"><text:s text:c="2"/><text:span text:style-name="T3">renvAouB(true) = 5;</text:span> </text:p>
          <text:p text:style-name="Preformatted_20_Text"><text:s text:c="2"/>cout &lt;&lt; A &lt;&lt; B &lt;&lt;"\n"; <text:s/>// ecrit 5 20</text:p>
          <text:p text:style-name="P18">};</text:p>
          <text:p text:style-name="Text_20_body">La fonction renv renvoie une <text:span text:style-name="Emphasis">référence</text:span> vers la variable <text:span text:style-name="Source_20_Text">A</text:span>. Il est donc légal d'écrire <text:span text:style-name="Source_20_Text"><text:span text:style-name="T3">renv(true)=5</text:span></text:span> même s'il peut paraître surprenant de mettre à gauche du signe égal un appel de fonction.<text:line-break/>Ce mécanisme est utilisé par les objets définis par la bibliothèque standard (<draw:a xlink:type="simple" xlink:href="../../html/stdlib.html#"><draw:frame draw:style-name="fr3" draw:name="images71" text:anchor-type="as-char" svg:width="0.291cm" svg:height="0.344cm" draw:z-index="163"><draw:image xlink:href="../../html/apres.gif" xlink:type="simple" xlink:show="embed" xlink:actuate="onLoad"/><svg:title>apres</svg:title></draw:frame></draw:a>), en particulier <text:span text:style-name="Source_20_Text"><text:span text:style-name="T3">map</text:span></text:span>, <text:span text:style-name="Source_20_Text"><text:span text:style-name="T3">vector</text:span></text:span> etc. Il est également courant, dans beaucoup de fonctions-membres ou d'opérateurs surchargés, de renvoyer une référence, par exemple une référence à l'objet courant <text:span text:style-name="Source_20_Text">*this</text:span><draw:a xlink:type="simple" xlink:href="../../html/types.html#this"><draw:frame draw:style-name="fr3" draw:name="images72" text:anchor-type="as-char" svg:width="0.291cm" svg:height="0.344cm" draw:z-index="164"><draw:image xlink:href="../../html/apres.gif" xlink:type="simple" xlink:show="embed" xlink:actuate="onLoad"/><svg:title>apres</svg:title></draw:frame></draw:a></text:p>
          <text:p text:style-name="Text_20_body"><text:bookmark text:name="ref-boum"/><draw:frame draw:style-name="fr2" draw:name="images73" text:anchor-type="as-char" svg:width="0.397cm" svg:height="0.397cm" draw:z-index="165"><draw:image xlink:href="../../html/attention.gif" xlink:type="simple" xlink:show="embed" xlink:actuate="onLoad"/><svg:title>ATTENTION</svg:title></draw:frame> La fonction suivante a de fortes chances de planter à l'exécution: en effet, elle renvoie une référence vers une variable <text:span text:style-name="Emphasis">locale</text:span>, et lorsque l'instruction <text:span text:style-name="Source_20_Text">return</text:span> est exécutée, cette variable est détruite... le résultat est non prédictible, et gcc envoie un warning à la compilation... dont je vous conseille de tenir compte.</text:p>
          <text:p text:style-name="Preformatted_20_Text">int A;</text:p>
          <text:p text:style-name="Preformatted_20_Text">int&amp; renv() {</text:p>
          <text:p text:style-name="Preformatted_20_Text"><text:s text:c="2"/><text:span text:style-name="T3">int A=99;</text:span></text:p>
          <text:p text:style-name="Preformatted_20_Text"><text:s text:c="2"/>return A; <text:s text:c="5"/>// boum !!! plantage probable.</text:p>
          <text:p text:style-name="P18">};</text:p>
          <text:h text:style-name="Heading_20_3" text:outline-level="3"><text:bookmark text:name="desc-const"/><text:bookmark-start text:name="__RefHeading__16518_2073142818"/>Le descripteur const<text:bookmark-end text:name="__RefHeading__16518_2073142818"/></text:h>
          <text:h text:style-name="Heading_20_4" text:outline-level="4"><text:bookmark text:name="const-ref"/><text:bookmark-start text:name="__RefHeading__16520_2073142818"/>Utilisation avec des références:<text:bookmark-end text:name="__RefHeading__16520_2073142818"/></text:h>
          <text:p text:style-name="Text_20_body">Pourquoi passer les paramètres par référence ? Pour deux raisons:</text:p>
          <text:list xml:id="list7038713282758211392" text:style-name="L33">
            <text:list-item>
              <text:p text:style-name="P164">Le paramètre est utilisé <text:span text:style-name="Emphasis">en entrée</text:span>, mais aussi <text:span text:style-name="Emphasis">en sortie</text:span>... cf. ci-dessus. </text:p>
            </text:list-item>
            <text:list-item>
              <text:p text:style-name="P61">Le paramètre est bien un paramètre d'entrée pur, mais sa recopie prendrait un temps processeur non négligeable: cela peut être le cas si l'on passe une variable de type <text:span text:style-name="Source_20_Text">struct</text:span> ou <text:span text:style-name="Source_20_Text">class</text:span> avec un grand nombre de champs. </text:p>
            </text:list-item>
          </text:list>
          <text:p text:style-name="Text_20_body">Dans le second cas, il y a danger: en effet, si l'un ou l'autre champ de l'objet passé en paramètre est modifié, on se retrouve avec un "effet de bord" non désiré, erreur pas simple à détecter... dans ce cas, le <text:span text:style-name="Source_20_Text">C++</text:span> offre un moyen bien pratique d'éviter cela: le descripteur <text:span text:style-name="Source_20_Text"><text:span text:style-name="T3">const</text:span></text:span>, placé devant la déclaration du paramètre, assure que celui-ci <text:span text:style-name="Emphasis">ne pourra pas</text:span> être modifié par la fonction. Ainsi, le programme suivant ne pourra pas être compilé:</text:p>
          <text:p text:style-name="Preformatted_20_Text">void f( const int&amp; X) {</text:p>
          <text:p text:style-name="Preformatted_20_Text"><text:s text:c="3"/><text:span text:style-name="T3">X=0;</text:span> <text:s text:c="9"/>// Erreur, car X est constant</text:p>
          <text:p text:style-name="P18">};</text:p>
          <text:h text:style-name="Heading_20_5" text:outline-level="5"><text:bookmark text:name="ptr-prm"/><text:bookmark-start text:name="__RefHeading__16522_2073142818"/>Passage des paramètres par pointeur<text:bookmark-end text:name="__RefHeading__16522_2073142818"/></text:h>
          <text:p text:style-name="Text_20_body">Les possibilités offertes par le passage de paramètres par référence rendent obsolète l'équivalent en C: le passage des paramètres par pointeurs. Voici deux programmes équivalents, à vous de décider lequel est le plus lisible:</text:p>
          <text:p text:style-name="P3">En C:</text:p>
          <text:p text:style-name="Preformatted_20_Text">void f(<text:span text:style-name="T3">int* X</text:span>) {</text:p>
          <text:p text:style-name="Preformatted_20_Text"><text:s text:c="3"/><text:span text:style-name="T3">*X=0;</text:span></text:p>
          <text:p text:style-name="Preformatted_20_Text">};</text:p>
          <text:p text:style-name="Preformatted_20_Text"/>
          <text:p text:style-name="Preformatted_20_Text">main() {</text:p>
          <text:p text:style-name="Preformatted_20_Text"><text:s text:c="3"/>int A=5;</text:p>
          <text:p text:style-name="Preformatted_20_Text"><text:s text:c="3"/><text:span text:style-name="T3">f(&amp;A);</text:span></text:p>
          <text:p text:style-name="P18">};</text:p>
          <text:p text:style-name="P3">En C++:</text:p>
          <text:p text:style-name="Preformatted_20_Text"><text:soft-page-break/>void f(<text:span text:style-name="T3">int&amp; X</text:span>) {</text:p>
          <text:p text:style-name="Preformatted_20_Text"><text:s text:c="3"/><text:span text:style-name="T3">X=0;</text:span></text:p>
          <text:p text:style-name="Preformatted_20_Text">};</text:p>
          <text:p text:style-name="Preformatted_20_Text"/>
          <text:p text:style-name="Preformatted_20_Text">main() {</text:p>
          <text:p text:style-name="Preformatted_20_Text"><text:s text:c="3"/>int A=5;</text:p>
          <text:p text:style-name="Preformatted_20_Text"><text:s text:c="3"/><text:span text:style-name="T3">f(A);</text:span></text:p>
          <text:p text:style-name="P18">};</text:p>
          <text:p text:style-name="Text_20_body">Le programme C++ est bien plus lisible, ne serait-ce que parce que c'est lui qui minimise l'utilisation des signes barbares tels que <text:span text:style-name="Source_20_Text">&amp;</text:span> ou <text:span text:style-name="Source_20_Text">*</text:span>.</text:p>
          <text:p text:style-name="Text_20_body"><draw:frame draw:style-name="fr2" draw:name="images75" text:anchor-type="as-char" svg:width="0.503cm" svg:height="0.503cm" draw:z-index="166"><draw:image xlink:href="../../html/diam.gif" xlink:type="simple" xlink:show="embed" xlink:actuate="onLoad"/><svg:title>REGLE  D'OR</svg:title></draw:frame> Il n'est utile de passer les paramètres par pointeur que dans deux cas:</text:p>
          <text:list xml:id="list1812268233660842739" text:style-name="L34">
            <text:list-item>
              <text:p text:style-name="P165">Pour passer un tableau, mais dans ce cas la notation [] est probablement plus lisible. </text:p>
            </text:list-item>
            <text:list-item>
              <text:p text:style-name="P62">si le cas pointeur=NULL doit être envisagé: </text:p>
              <text:p text:style-name="P233">void f( int* X) {</text:p>
              <text:p text:style-name="P233"><text:s text:c="3"/>if (X == NULL) {</text:p>
              <text:p text:style-name="P233"><text:s text:c="6"/>...faire quelque chose</text:p>
              <text:p text:style-name="P233"><text:s text:c="3"/>} else {</text:p>
              <text:p text:style-name="P233"><text:s text:c="6"/>...faire autre chose</text:p>
              <text:p text:style-name="P233"><text:s text:c="3"/>};</text:p>
              <text:p text:style-name="P234">};</text:p>
              <text:p text:style-name="P62">Il n'est pas possible de gérer ce cas avec des références, puisqu'une référence n'est par définition "synonyme" de quelque chose.</text:p>
            </text:list-item>
          </text:list>
          <text:p text:style-name="Text_20_body"><draw:frame draw:style-name="fr2" draw:name="images76" text:anchor-type="as-char" svg:width="0.397cm" svg:height="0.397cm" draw:z-index="167"><draw:image xlink:href="../../html/attention.gif" xlink:type="simple" xlink:show="embed" xlink:actuate="onLoad"/><svg:title>ATTENTION</svg:title></draw:frame> Une fonction prenant des paramètres par <text:span text:style-name="Source_20_Text">const &amp;</text:span> ne <text:span text:style-name="Emphasis">doit jamais renvoyer ce paramètre</text:span>... il y a risque important de crash. Exemple:</text:p>
          <text:p text:style-name="Preformatted_20_Text">const int&amp; f(<text:span text:style-name="T3">const int&amp; x</text:span>) {</text:p>
          <text:p text:style-name="Preformatted_20_Text"><text:s text:c="2"/><text:span text:style-name="T3">return x;</text:span></text:p>
          <text:p text:style-name="Preformatted_20_Text">};</text:p>
          <text:p text:style-name="Preformatted_20_Text"/>
          <text:p text:style-name="Preformatted_20_Text">main() {</text:p>
          <text:p text:style-name="Preformatted_20_Text"><text:s text:c="2"/>int A = 10;</text:p>
          <text:p text:style-name="Preformatted_20_Text"><text:s text:c="2"/>int B = f(A);</text:p>
          <text:p text:style-name="Preformatted_20_Text"><text:s text:c="2"/>int C = f(4);</text:p>
          <text:p text:style-name="P18">};</text:p>
          <text:p text:style-name="Text_20_body">La ligne <text:span text:style-name="Source_20_Text">int B=f(A)</text:span> ne pose pas de problème, par contre que se passe-t-il avec la ligne <text:span text:style-name="Source_20_Text">int C=f(4)</text:span> ? Le compilateur crée une variable temporaire de type entier, l'initialise à 4, appelle la fonction <text:span text:style-name="Source_20_Text">f</text:span> qui renverra une référence à cette variable temporaire... et <text:span text:style-name="Emphasis">supprime juste après la variable temporaire</text:span>. Résultat, on se retrouve avec une référence qui pointe sur... rien du tout, risque important de plantages. Voir ci-dessous (chapitre gestion de la mémoire) d'autres exemples de gags du même genre <draw:a xlink:type="simple" xlink:href="../../html/mem.html"><draw:frame draw:style-name="fr3" draw:name="images77" text:anchor-type="as-char" svg:width="0.291cm" svg:height="0.344cm" draw:z-index="168"><draw:image xlink:href="../../html/apres.gif" xlink:type="simple" xlink:show="embed" xlink:actuate="onLoad"/><svg:title>apres</svg:title></draw:frame></draw:a></text:p>
          <text:h text:style-name="Heading_20_4" text:outline-level="4"><text:bookmark text:name="const-ptr"/><text:bookmark-start text:name="__RefHeading__16524_2073142818"/>Utilisation de const avec des pointeurs<text:bookmark-end text:name="__RefHeading__16524_2073142818"/></text:h>
          <text:p text:style-name="Text_20_body">Le descripteur <text:span text:style-name="Source_20_Text">const</text:span> peut s'employer également avec des pointeurs, de sorte que les différentes déclarations ci-dessous sont légales, et empêchent d'écrire certaines instructions... donc empêchent de faire certaines erreurs:</text:p>
          <text:p text:style-name="Preformatted_20_Text"><text:span text:style-name="T3">const</text:span> int* a <text:s text:c="5"/>= new(int);</text:p>
          <text:p text:style-name="Preformatted_20_Text"><text:span text:style-name="T3">*</text:span>a = 10; <text:s text:c="23"/>// Erreur car *a est constant</text:p>
          <text:p text:style-name="Preformatted_20_Text">int* <text:span text:style-name="T3">const</text:span> b <text:s text:c="5"/>= new(int);</text:p>
          <text:p text:style-name="Preformatted_20_Text">b = <text:span text:style-name="T3">new</text:span>(int); <text:s text:c="18"/>// Erreur car b est constant</text:p>
          <text:p text:style-name="Preformatted_20_Text"><text:span text:style-name="T3">const</text:span> int* <text:span text:style-name="T3">const</text:span> c = new(int);</text:p>
          <text:p text:style-name="Preformatted_20_Text"><text:span text:style-name="T3">*</text:span>c = 10; <text:s text:c="23"/>// Erreur car *c est constant</text:p>
          <text:p text:style-name="P18">c <text:s/>= <text:span text:style-name="T3">new</text:span>(int); <text:s text:c="17"/>// Erreur car c est constant</text:p>
          <text:p text:style-name="Text_20_body"><draw:frame draw:style-name="fr2" draw:name="images78" text:anchor-type="as-char" svg:width="0.397cm" svg:height="0.397cm" draw:z-index="169"><draw:image xlink:href="../../html/attention.gif" xlink:type="simple" xlink:show="embed" xlink:actuate="onLoad"/><svg:title>ATTENTION</svg:title></draw:frame> L'expression <text:span text:style-name="Source_20_Text"><text:span text:style-name="T3">const int* a</text:span></text:span> <text:span text:style-name="Emphasis">ne garantit pas</text:span> que <text:span text:style-name="Source_20_Text"><text:span text:style-name="T3">*a</text:span></text:span> ne changera jamais de valeur. Il garantit <text:span text:style-name="Emphasis">uniquement</text:span> qu'il sera impossible de taper quelque chose dans le style <text:span text:style-name="Source_20_Text"><text:span text:style-name="T3">*a=10</text:span></text:span>. Mais le code suivant montre qu'il est parfaitement possible que <text:span text:style-name="Source_20_Text"><text:span text:style-name="T3">*a</text:span></text:span> change de valeur. Il suffit pour cela qu'un autre pointeur, non constant, soit défini avec la même adresse:</text:p>
          <text:p text:style-name="Preformatted_20_Text"><text:soft-page-break/>int A=10;</text:p>
          <text:p text:style-name="Preformatted_20_Text">const int* a = &amp;A;</text:p>
          <text:p text:style-name="Preformatted_20_Text">cout &lt;&lt; "*a = " &lt;&lt; *a &lt;&lt; "\n";</text:p>
          <text:p text:style-name="Preformatted_20_Text">A=100;</text:p>
          <text:p text:style-name="P18">cout &lt;&lt; "*a = " &lt;&lt; *a &lt;&lt; "\n";</text:p>
          <text:h text:style-name="Heading_20_2" text:outline-level="2"><text:bookmark text:name="malloc"/><text:bookmark-start text:name="__RefHeading__16526_2073142818"/>Allocation dynamique de la mémoire en C<text:bookmark-end text:name="__RefHeading__16526_2073142818"/></text:h>
          <text:p text:style-name="Text_20_body">Un programme C ou C++ dispose en général de 4 types de mémoire :</text:p>
          <text:list xml:id="list5228359598118738511" text:style-name="L35">
            <text:list-item>
              <text:p text:style-name="P166">une mémoire statique, ou permanente, gérée par le compilateur (allocation statique) où les variables restent pendant toute la durée de l'exécution du programme ; </text:p>
            </text:list-item>
            <text:list-item>
              <text:p text:style-name="P166">une mémoire dynamique (la pile, stack en anglais), gérée elle aussi par le compilateur (allocation dynamique), qui constitue la pile d'exécution du programme, où les variables sont continuellement allouées (empilées) ou désallouées (dépilées) au rythme des activations de fonctions ou d'instructions composées ; </text:p>
            </text:list-item>
            <text:list-item>
              <text:p text:style-name="P166">quelques registres, dont l'allocation dynamique est faite par le compilateur à la demande du programmeur qui souhaite optimiser le temps d'accès à certaines variables ; </text:p>
            </text:list-item>
            <text:list-item>
              <text:p text:style-name="P63">un entrepôt à octets (le tas, heap en anglais), dont la gestion est à la charge du programmeur (allocation programmée), où il peut ranger des objets créés au fur et à mesure des besoins. </text:p>
            </text:list-item>
          </text:list>
          <text:p text:style-name="Text_20_body">L'allocation et la désallocation de la mémoire dans l'entrepôt à octets se font à l'aide de fonctions de la bibliothèque standard définies dans <text:span text:style-name="Teletype">&lt;stdlib.h&gt;</text:span>.</text:p>
          <text:h text:style-name="Heading_20_3" text:outline-level="3"><text:bookmark-start text:name="__RefHeading__16528_2073142818"/>Allocation dynamique<text:bookmark-end text:name="__RefHeading__16528_2073142818"/></text:h>
          <text:p text:style-name="Text_20_body">Lorsque l'on déclare un pointeur sur une variable, le compilateur alloue la mémoire pour stocker le pointeur mais n'alloue pas de mémoire pour la variable pointée. Cette allocation est à la charge du programmeur (on parle d'allocation programmée). L'oubli de ces allocations est à l'origine de nombreuses erreurs d'exécution qui donneront des messages d'erreur de type: </text:p>
          <text:p text:style-name="P18">segmentation fault : core dump</text:p>
          <text:p text:style-name="Text_20_body">Les fonctions d'allocation mémoire sont principalement <text:span text:style-name="Source_20_Text"><text:span text:style-name="T3">malloc</text:span></text:span> (allocation simple) et <text:span text:style-name="Source_20_Text"><text:span text:style-name="T3">realloc</text:span></text:span> (modification de la dimension d'un espace mémoire précédemment alloué). La fonction de desallocation (libération de la mémoire) est : <text:span text:style-name="Source_20_Text"><text:span text:style-name="T3">free</text:span></text:span></text:p>
          <text:h text:style-name="Heading_20_3" text:outline-level="3">Prototype des fonctions (tels qu'ils sont définis dans stdlib.h)</text:h>
          <text:list xml:id="list9020404973501110203" text:style-name="L36">
            <text:list-item>
              <text:p text:style-name="P167"><text:span text:style-name="Source_20_Text"><text:span text:style-name="T3">void * malloc (size_t size);</text:span></text:span> </text:p>
            </text:list-item>
            <text:list-item>
              <text:p text:style-name="P167"><text:span text:style-name="Source_20_Text"><text:span text:style-name="T3">void * calloc (size_t nbelts, size_t size);</text:span></text:span> </text:p>
            </text:list-item>
            <text:list-item>
              <text:p text:style-name="P167"><text:span text:style-name="Source_20_Text"><text:span text:style-name="T3">void * realloc (void * ptr, size_t size);</text:span></text:span> </text:p>
            </text:list-item>
            <text:list-item>
              <text:p text:style-name="P64"><text:span text:style-name="Source_20_Text"><text:span text:style-name="T3">void free (void * ptr);</text:span></text:span> </text:p>
            </text:list-item>
          </text:list>
          <text:p text:style-name="Text_20_body">Le type <text:span text:style-name="Source_20_Text">size_t</text:span> est défini dans <text:span text:style-name="Source_20_Text">stdlib.h</text:span>; il est équivalent, suivant les systèmes, à <text:span text:style-name="Source_20_Text">unsigned int</text:span> ou <text:span text:style-name="Source_20_Text">unsigned long int</text:span>. La fonction <text:span text:style-name="Source_20_Text">malloc</text:span> alloue <text:span text:style-name="Source_20_Text">size</text:span> octets de mémoire contiguë; elle renvoie un pointeur générique sur la zone allouée ou NULL en cas d'échec. </text:p>
          <text:p text:style-name="Text_20_body">La fonction <text:span text:style-name="Source_20_Text">calloc</text:span> alloue nbelts de size taille dans une zone mémoire, mais surtout <text:span text:style-name="Strong_20_Emphasis">elle les initialise</text:span> (à zéro), ce qui peut être important du point-de-vue de la sécurité.</text:p>
          <text:p text:style-name="Text_20_body">La fonction <text:span text:style-name="Source_20_Text">realloc</text:span> modifie la taille du bloc mémoire pointé par <text:span text:style-name="Source_20_Text">ptr</text:span> (ce bloc doit avoir été alloué au préalable par <text:span text:style-name="Source_20_Text">malloc</text:span> ou <text:span text:style-name="Source_20_Text">calloc</text:span>) pour l'amener à une taille de <text:span text:style-name="Source_20_Text">size</text:span> octets; elle conserve le contenu de la zone mémoire commune à l'ancien et au nouveau bloc; le contenu de la zone nouvellement alloué n'est pas initialisé. Si <text:span text:style-name="Source_20_Text">ptr</text:span> est nul, l'appel à <text:span text:style-name="Source_20_Text">realloc</text:span> est équivalent à un appel à <text:span text:style-name="Source_20_Text">malloc</text:span>. La fonction <text:span text:style-name="Source_20_Text">realloc</text:span> renvoie un pointeur générique sur la nouvelle zone allouée.</text:p>
          <text:p text:style-name="Text_20_body">La fonction <text:span text:style-name="Source_20_Text">free</text:span> libère l'espace mémoire alloué par une des fonctions précédentes; <text:span text:style-name="Source_20_Text">ptr</text:span> est le pointeur sur la zone mémoire à désallouer. Voici un exemple d'utilisation de <text:span text:style-name="Source_20_Text">calloc</text:span>, dans lequel on alloue dynamiquement un tableau de 1000 entiers:</text:p>
          <text:p text:style-name="Preformatted_20_Text">size_t dimension = 1000;</text:p>
          <text:p text:style-name="Preformatted_20_Text">int* tab = (int *) calloc ( dimension, sizeof(int) );</text:p>
          <text:p text:style-name="Preformatted_20_Text">if ( tab==NULL) { ...traitement d'erreur... };</text:p>
          <text:p text:style-name="P18">free(tab);</text:p>
          <text:p text:style-name="Text_20_body"><text:bookmark text:name="class1"/></text:p>
          <text:h text:style-name="Heading_20_2" text:outline-level="2"><text:bookmark text:name="class"/><text:bookmark-start text:name="__RefHeading__16532_2073142818"/><text:soft-page-break/>Le type class<text:bookmark-end text:name="__RefHeading__16532_2073142818"/></text:h>
          <text:p text:style-name="Text_20_body">Le type class va nous permettre de créer différents objets. C'est donc grâce à ce type qu'il est possible de faire de la programmation objets en C++.</text:p>
          <text:p text:style-name="Text_20_body"><draw:frame draw:style-name="fr2" draw:name="images79" text:anchor-type="as-char" svg:width="0.397cm" svg:height="0.397cm" draw:z-index="170"><draw:image xlink:href="../../html/attention.gif" xlink:type="simple" xlink:show="embed" xlink:actuate="onLoad"/><svg:title>ATTENTION</svg:title></draw:frame> Attention, une déclaration de classe est une <text:span text:style-name="Emphasis">déclaration de type</text:span>. Or, un objet est <text:span text:style-name="Emphasis">une variable</text:span>. Une classe va permettre de créer (on dit aussi instancier) des objets d'un certain type. En d'autres termes, une classe est un <text:span text:style-name="Emphasis">moule</text:span>, elle sert à créer des objets, mais elle n'est pas un objet elle-même.</text:p>
          <text:h text:style-name="Heading_20_3" text:outline-level="3"><text:bookmark text:name="priv-prot-pub"/><text:bookmark-start text:name="__RefHeading__16534_2073142818"/>Sections privées, protégées, publiques<text:bookmark-end text:name="__RefHeading__16534_2073142818"/></text:h>
          <text:p text:style-name="Text_20_body">Voici la déclaration d'une classe qui implémente des nombres complexes:</text:p>
          <text:p text:style-name="Preformatted_20_Text">class complexe {</text:p>
          <text:p text:style-name="P21">public:</text:p>
          <text:p text:style-name="Preformatted_20_Text"><text:s text:c="3"/>void init(float x, float y);</text:p>
          <text:p text:style-name="Preformatted_20_Text"><text:s text:c="3"/>void copie(const complexe&amp; y);</text:p>
          <text:p text:style-name="P21">private:</text:p>
          <text:p text:style-name="Preformatted_20_Text"><text:s text:c="3"/>float r;</text:p>
          <text:p text:style-name="Preformatted_20_Text"><text:s text:c="3"/>float i;</text:p>
          <text:p text:style-name="P18">} <text:s text:c="2"/></text:p>
          <text:p text:style-name="Text_20_body">Il s'agit d'une déclaration très proche du type <text:span text:style-name="Source_20_Text">struct</text:span> du C. Cependant, par rapport à la <text:span text:style-name="Source_20_Text">struct</text:span> du C, plusieurs différences fondamentales:</text:p>
          <text:list xml:id="list6866746645603793062" text:style-name="L37">
            <text:list-item>
              <text:p text:style-name="P168">Certains membres sont des fonctions </text:p>
            </text:list-item>
            <text:list-item>
              <text:p text:style-name="P168">On peut déclarer des membres qui sont eux-mêmes des types <draw:a xlink:type="simple" xlink:href="../../html/stdlib.html#localtype"><draw:frame draw:style-name="fr3" draw:name="images80" text:anchor-type="as-char" svg:width="0.291cm" svg:height="0.344cm" draw:z-index="171"><draw:image xlink:href="../../html/apres.gif" xlink:type="simple" xlink:show="embed" xlink:actuate="onLoad"/><svg:title>apres</svg:title></draw:frame></draw:a>(on parle alors de types locaux). </text:p>
            </text:list-item>
            <text:list-item>
              <text:p text:style-name="P65">Les membres sont déclarés dans différentes sections avec des notions de protection par rapport à l'extérieur </text:p>
            </text:list-item>
          </text:list>
          <text:p text:style-name="Text_20_body">On retrouve ainsi la notion de protection (encapsulation) des variables et des fonctions propre à la programmation structurée, mais intégrée au système de typage, puisqu'il s'agit de déclarer un nouveau type de données. Ce qui correspond à l'implémentation se trouve dans la section <text:span text:style-name="Source_20_Text">private</text:span>, alors que ce qui correspond à l'interface se trouve dans la section <text:span text:style-name="Source_20_Text">public</text:span>. En d'autres termes, l'intérieur de l'objet (son squelette) se trouve dans la section <text:span text:style-name="Source_20_Text">private</text:span>, alors que l'interface avec le monde extérieur (les boutons, voyants, en un mot son comportement) se trouve dans la section <text:span text:style-name="Source_20_Text">public</text:span>.</text:p>
          <text:h text:style-name="Heading_20_4" text:outline-level="4"><text:bookmark text:name="priv"/><text:bookmark-start text:name="__RefHeading__16536_2073142818"/>Section private<text:bookmark-end text:name="__RefHeading__16536_2073142818"/></text:h>
          <text:p text:style-name="Text_20_body">Tout ce qui est déclaré dans cette section sera utilisable <text:span text:style-name="Emphasis">uniquement</text:span> (ou presque, il y a aussi les amis <draw:a xlink:type="simple" xlink:href="../../html/types.html#fct-amies"><draw:frame draw:style-name="fr3" draw:name="images81" text:anchor-type="as-char" svg:width="0.291cm" svg:height="0.344cm" draw:z-index="172"><draw:image xlink:href="../../html/apres.gif" xlink:type="simple" xlink:show="embed" xlink:actuate="onLoad"/><svg:title>apres</svg:title></draw:frame></draw:a>) à partir d'une variable de même classe; ainsi, dans l'exemple ci-dessus, le code:</text:p>
          <text:p text:style-name="Preformatted_20_Text">complexe X;</text:p>
          <text:p text:style-name="Preformatted_20_Text">...</text:p>
          <text:p text:style-name="P21">X.r=0;</text:p>
          <text:p text:style-name="P19">X.i=0;</text:p>
          <text:p text:style-name="Text_20_body"><draw:frame draw:style-name="fr2" draw:name="images82" text:anchor-type="as-char" svg:width="0.529cm" svg:height="0.529cm" draw:z-index="173"><draw:image xlink:href="../../html/nepasfaire.png" xlink:type="simple" xlink:show="embed" xlink:actuate="onLoad"/><svg:title>NOOON</svg:title></draw:frame> produira une erreur à la compilation, car <text:span text:style-name="Source_20_Text">r</text:span> et <text:span text:style-name="Source_20_Text">i</text:span> étant des membres privés, ils ne sont pas accessibles à partir "de l'extérieur". Par contre, si <text:span text:style-name="Source_20_Text">X</text:span> et <text:span text:style-name="Source_20_Text">Y</text:span> sont deux complexes, le code écrit <text:span text:style-name="Emphasis">dans les fonctions-membres de la classe complexe</text:span> peut atteindre les variables privées <text:span text:style-name="Emphasis">de toutes les variables de type complexe</text:span>, ainsi qu'on le voit dans l'exemple ci-dessous (fonctions <text:span text:style-name="Source_20_Text">init</text:span> et <text:span text:style-name="Source_20_Text">copie</text:span>):</text:p>
          <text:p text:style-name="Preformatted_20_Text">class complexe {</text:p>
          <text:p text:style-name="Preformatted_20_Text">public:</text:p>
          <text:p text:style-name="Preformatted_20_Text"><text:s text:c="3"/>void init(float x, float y) {r=x; <text:s text:c="2"/>i=y;};</text:p>
          <text:p text:style-name="Preformatted_20_Text"><text:s text:c="3"/>void copie(const complexe&amp; y) <text:s/>{r=y.r; i=y.i;};</text:p>
          <text:p text:style-name="P21">private:</text:p>
          <text:p text:style-name="Preformatted_20_Text"><text:s text:c="3"/>float r;</text:p>
          <text:p text:style-name="Preformatted_20_Text"><text:s text:c="3"/>float i;</text:p>
          <text:p text:style-name="P18">} <text:s text:c="2"/></text:p>
          <text:h text:style-name="Heading_20_4" text:outline-level="4"><text:bookmark text:name="priv-nota"/><text:bookmark-start text:name="__RefHeading__16538_2073142818"/>Notations<text:bookmark-end text:name="__RefHeading__16538_2073142818"/></text:h>
          <text:p text:style-name="Text_20_body">La fonction <text:span text:style-name="Source_20_Text">init</text:span> accède aux membres privés de la variable elle-même. Dans ce cas, il suffit de les appeler par leur nom de membre (il ne peut y avoir d'ambiguité) et l'expression <text:span text:style-name="Source_20_Text">r=x</text:span> signifie "affecter la partie réelle de ce complexe à la valeur passée par paramètre".</text:p>
          <text:p text:style-name="Text_20_body">La fonction <text:span text:style-name="Source_20_Text">copie</text:span> accède aux membres privés de la variable, mais <text:span text:style-name="Source_20_Text">aussi</text:span> aux membres privés du complexe y. Dans <text:soft-page-break/>ce cas, il faut spécifier le nom de variable en plus du nom de champ, d'où l'expression <text:span text:style-name="Source_20_Text">y.r</text:span></text:p>
          <text:h text:style-name="Heading_20_3" text:outline-level="3"><text:bookmark text:name="pub"/><text:bookmark-start text:name="__RefHeading__16540_2073142818"/>Section public<text:bookmark-end text:name="__RefHeading__16540_2073142818"/></text:h>
          <text:p text:style-name="Text_20_body">Tout ce qui est déclaré dans cette section sera utilisable depuis l'extérieur de l'objet. Ainsi, dans l'exemple précédent les fonctions <text:span text:style-name="Source_20_Text">init</text:span> et <text:span text:style-name="Source_20_Text">copie</text:span> peuvent être appelées depuis le programme principal:</text:p>
          <text:p text:style-name="Preformatted_20_Text">complexe X;</text:p>
          <text:p text:style-name="Preformatted_20_Text">...</text:p>
          <text:p text:style-name="P18">X.init(0,0);</text:p>
          <text:h text:style-name="Heading_20_3" text:outline-level="3"><text:bookmark text:name="prot"/><text:bookmark-start text:name="__RefHeading__16542_2073142818"/>Section protected<text:bookmark-end text:name="__RefHeading__16542_2073142818"/></text:h>
          <text:p text:style-name="Text_20_body">Cette section sera décrite plus tard, lorsque nous aborderons l'héritage <draw:a xlink:type="simple" xlink:href="../../html/heritage.html"><draw:frame draw:style-name="fr3" draw:name="images83" text:anchor-type="as-char" svg:width="0.291cm" svg:height="0.344cm" draw:z-index="174"><draw:image xlink:href="../../html/apres.gif" xlink:type="simple" xlink:show="embed" xlink:actuate="onLoad"/><svg:title>apres</svg:title></draw:frame></draw:a>.</text:p>
          <text:h text:style-name="Heading_20_3" text:outline-level="3"><text:bookmark text:name="fct-memb"/><text:bookmark-start text:name="__RefHeading__16544_2073142818"/>Fonctions membres <text:bookmark-end text:name="__RefHeading__16544_2073142818"/></text:h>
          <text:p text:style-name="Text_20_body">Les membres d'une <text:span text:style-name="Source_20_Text">class</text:span> peuvent être soit des types, soit des variables, soit des fonctions. Dans ce dernier cas, on parle de fonctions membres, ou encore de méthodes.</text:p>
          <text:h text:style-name="Heading_20_4" text:outline-level="4"><text:bookmark text:name="def-fct-memb"/><text:bookmark-start text:name="__RefHeading__16546_2073142818"/>Définition des fonctions-membres<text:bookmark-end text:name="__RefHeading__16546_2073142818"/></text:h>
          <text:p text:style-name="Text_20_body">Dans l'exemple précédent, nous avons déclaré et défini les deux fonctions-membres à l'intérieur de l'objet lui-même (voir plus loin <draw:a xlink:type="simple" xlink:href="../../html/surch.html#decl-def"><draw:frame draw:style-name="fr3" draw:name="images84" text:anchor-type="as-char" svg:width="0.291cm" svg:height="0.344cm" draw:z-index="175"><draw:image xlink:href="../../html/apres.gif" xlink:type="simple" xlink:show="embed" xlink:actuate="onLoad"/><svg:title>apres</svg:title></draw:frame></draw:a>la différence entre déclaration et définition). Cela offre deux avantages:</text:p>
          <text:list xml:id="list7879079672810067751" text:style-name="L38">
            <text:list-item>
              <text:p text:style-name="P169">Code plus compact et plus lisible pour de petites fonctions </text:p>
            </text:list-item>
            <text:list-item>
              <text:p text:style-name="P66">Rapidité d'exécution plus importante, car la fonction est ainsi déclarée implicitement <text:span text:style-name="Emphasis">inline</text:span>, ce qui veut dire que le compilateur mettra directement les instructions dans le code, en évitant ainsi la perte de temps dûe aux appels de fonctions. </text:p>
            </text:list-item>
          </text:list>
          <text:p text:style-name="Text_20_body">Toutefois, cela est difficilement concevable pour des fonctions plus longues. Dans ce cas, on ne met dans la déclaration de classe que la déclaration de la fonction, sa définition viendra plus tard... oui, mais alors il faudra bien spécifier l'appartenance de cette fonction à une classe donnée. Cela se fait avec l'opérateur de portée <text:span text:style-name="Source_20_Text">::</text:span> (Voir ci-dessous les exemples).</text:p>
          <text:h text:style-name="Heading_20_3" text:outline-level="3"><text:bookmark text:name="fct-amies"/><text:bookmark-start text:name="__RefHeading__16548_2073142818"/>Fonctions et classes amies<text:bookmark-end text:name="__RefHeading__16548_2073142818"/></text:h>
          <text:p text:style-name="Text_20_body">Il est possible de donner l'accès aux membres privés et protégés de la classe à certaines fonctions définies par ailleurs dans le programme, ou à <text:span text:style-name="Emphasis">toutes</text:span> les fonctions membres d'une autre classe: il suffit de déclarer ces fonctions ou ces classes dans la section <text:span text:style-name="Source_20_Text">public</text:span> (il s'agit d'une fonctionnalité de l'interface) en ajoutant devant la définition de fonction le mot-clé <text:span text:style-name="Source_20_Text">friend</text:span>. Nous reparlerons des fonctions amies lors de la discussion sur la surcharge des opérateurs <draw:a xlink:type="simple" xlink:href="../../html/surch.html#ope-ami"><draw:frame draw:style-name="fr3" draw:name="images85" text:anchor-type="as-char" svg:width="0.291cm" svg:height="0.344cm" draw:z-index="176"><draw:image xlink:href="../../html/apres.gif" xlink:type="simple" xlink:show="embed" xlink:actuate="onLoad"/><svg:title>apres</svg:title></draw:frame></draw:a></text:p>
          <text:p text:style-name="Text_20_body"><draw:frame draw:style-name="fr2" draw:name="images86" text:anchor-type="as-char" svg:width="0.397cm" svg:height="0.397cm" draw:z-index="177"><draw:image xlink:href="../../html/attention.gif" xlink:type="simple" xlink:show="embed" xlink:actuate="onLoad"/><svg:title>ATTENTION</svg:title></draw:frame> Une fonction-membre d'une classe a accès aux données privées <text:span text:style-name="T4">de tous les objets de sa classe</text:span>. Cela revient à dire que l'unité de protection n'est pas l'objet, mais <text:span text:style-name="T4">la classe</text:span>. Et la notion de fonction amie, et surtout de classe amie permet encore d'élargir cette notion de protection au "groupe de classes". On peut se poser la question suivante: n'y a-t-il pas contradiction entre l'encapsulation des données d'une part et cette notion d'amies d'autre part ? Bien évidemment si: à manier avec précaution... toutefois, dans certains cas, il est utile de déclarer des classes amies: certaines "abstractions" ne sont pas nécessairement implémentées par une seule classe, mais par deux ou plusieurs classes. Dans ce cas, les différentes classes participant à cette abstraction devront avoir accès aux mêmes données privées... sans quoi nous devrons enrichir l'interface de manière exagérée, au risque justement de <text:span text:style-name="Emphasis">casser</text:span> le processus d'encapsulation.</text:p>
          <text:h text:style-name="Heading_20_3" text:outline-level="3"><text:bookmark text:name="acces-donn"/><text:bookmark-start text:name="__RefHeading__16550_2073142818"/>Accès aux données<text:bookmark-end text:name="__RefHeading__16550_2073142818"/></text:h>
          <text:p text:style-name="Text_20_body"><draw:frame draw:style-name="fr2" draw:name="images87" text:anchor-type="as-char" svg:width="0.503cm" svg:height="0.503cm" draw:z-index="178"><draw:image xlink:href="../../html/diam.gif" xlink:type="simple" xlink:show="embed" xlink:actuate="onLoad"/><svg:title>REGLE  D'OR</svg:title></draw:frame> Dans chaque section, on peut trouver des types, des variables, ou des fonctions. Cependant, même si le langage ne l'impose pas, il est préférable de s'en tenir aux usages suivants:</text:p>
          <text:list xml:id="list6603829969424684248" text:style-name="L39">
            <text:list-item>
              <text:p text:style-name="P170">Les types (énumérations notamment) peuvent être définis aussi bien dans la section <text:span text:style-name="Source_20_Text">public</text:span> que dans la section <text:span text:style-name="Source_20_Text">private</text:span>. </text:p>
            </text:list-item>
            <text:list-item>
              <text:p text:style-name="P170">Les variables ne seront définies <text:span text:style-name="Emphasis">que</text:span> dans la section <text:span text:style-name="Source_20_Text">private</text:span>: en effet, les variables jouent en quelque sorte le rôle de squelette de l'objet, elles définissent sa <text:span text:style-name="Emphasis">structure interne</text:span> </text:p>
            </text:list-item>
            <text:list-item>
              <text:p text:style-name="P170">Les fonctions peuvent être définies aussi bien dans la section <text:span text:style-name="Source_20_Text">private</text:span> que dans la section <text:span text:style-name="Source_20_Text">public</text:span>. </text:p>
              <text:list>
                <text:list-item>
                  <text:p text:style-name="P170">Dans la section <text:span text:style-name="Source_20_Text">private</text:span>, on trouvera les fonctions qui participent au <text:span text:style-name="Emphasis">fonctionnement interne</text:span> de <text:soft-page-break/>l'objet. </text:p>
                </text:list-item>
                <text:list-item>
                  <text:p text:style-name="P67">Dans la section <text:span text:style-name="Source_20_Text">public</text:span>, on trouvera les <text:span text:style-name="Emphasis">fonctions d'interface</text:span>. En particulier, on trouvera des fonctions permettant de modifier les variables privées (<text:span text:style-name="Emphasis">mutator</text:span>), ou encore des fonctions permettant de lire la valeur de ces variables (<text:span text:style-name="Emphasis">accessor</text:span>). Le fait de passer par des fonctions pour ces opérations, plutôt que de déclarer simplement la variable dans la section <text:span text:style-name="Source_20_Text">public</text:span>, offre une très grande souplesse, car les fonctions membres peuvent parfaitement faire autre chose, en interne, que de simplement écrire ou lire une variable. </text:p>
                </text:list-item>
              </text:list>
            </text:list-item>
          </text:list>
          <text:p text:style-name="Text_20_body">Cela permettra donc de contrôler très précisément l'accès aux données. La contrepartie étant, bien sûr, une plus grande lourdeur, puisqu'il y a plus de fonctions à écrire. Notre objet <text:span text:style-name="Source_20_Text">complexe</text:span> pourrait devenir:</text:p>
          <text:p text:style-name="Preformatted_20_Text">class complexe {</text:p>
          <text:p text:style-name="Preformatted_20_Text">public:</text:p>
          <text:p text:style-name="Preformatted_20_Text"><text:s text:c="3"/><text:span text:style-name="T3">void init(float x, float y)</text:span> {r=x; <text:s text:c="2"/>i=y; _calc_module();};</text:p>
          <text:p text:style-name="Preformatted_20_Text"><text:s text:c="3"/><text:span text:style-name="T3">copie(const complexe&amp; y)</text:span> <text:s/>{r=y.r; i=y.i; m=y.m;};</text:p>
          <text:p text:style-name="Preformatted_20_Text"><text:s text:c="3"/><text:span text:style-name="T3">float get_r()</text:span> { return r;};</text:p>
          <text:p text:style-name="Preformatted_20_Text"><text:s text:c="3"/><text:span text:style-name="T3">float get_i()</text:span> { return i;};</text:p>
          <text:p text:style-name="Preformatted_20_Text"><text:s text:c="3"/><text:span text:style-name="T3">void set_r(float x)</text:span> { r=x; _calc_module();};</text:p>
          <text:p text:style-name="Preformatted_20_Text"><text:s text:c="3"/><text:span text:style-name="T3">void set_i(float x)</text:span> { i=x; _calc_module();};</text:p>
          <text:p text:style-name="Preformatted_20_Text"><text:s text:c="3"/><text:span text:style-name="T3">float get_m()</text:span> {return m;};</text:p>
          <text:p text:style-name="Preformatted_20_Text">private:</text:p>
          <text:p text:style-name="Preformatted_20_Text"><text:s text:c="3"/>float r;</text:p>
          <text:p text:style-name="Preformatted_20_Text"><text:s text:c="3"/>float i;</text:p>
          <text:p text:style-name="Preformatted_20_Text"><text:s text:c="3"/>float m;</text:p>
          <text:p text:style-name="Preformatted_20_Text"><text:s text:c="3"/>void _calc_module();</text:p>
          <text:p text:style-name="Preformatted_20_Text">}</text:p>
          <text:p text:style-name="Preformatted_20_Text"/>
          <text:p text:style-name="Preformatted_20_Text">void complexe::_calc_module() {</text:p>
          <text:p text:style-name="Preformatted_20_Text"><text:s text:c="4"/>m = sqrt(r*r + i*i);</text:p>
          <text:p text:style-name="P18">}</text:p>
          <text:p text:style-name="Text_20_body">Nous venons d'introduire un nouveau champ: <text:span text:style-name="Source_20_Text">m</text:span>, qui représente le module. La fonction <text:span text:style-name="Source_20_Text">_calc_module</text:span> est une fonction privée, appelée automatiquement dès que la partie réelle ou la partie imaginaire du complexe est modifiée. Ainsi, les fonctions <text:span text:style-name="Source_20_Text">set_r</text:span> et <text:span text:style-name="Source_20_Text">set_i</text:span> modifient les champs <text:span text:style-name="Source_20_Text">r</text:span> et <text:span text:style-name="Source_20_Text">i</text:span> de notre objet, mais elles font <text:span text:style-name="Emphasis">aussi</text:span> autre chose: elles lancent le calcul du module. Il ne serait pas possible d'implémenter ce type de fonctionnement en utilisant pour <text:span text:style-name="Source_20_Text">r</text:span> et <text:span text:style-name="Source_20_Text">i</text:span> des champs publics. Le prix à payer est toutefois l'existence des fonctions <text:span text:style-name="Source_20_Text">get_r</text:span>, <text:span text:style-name="Source_20_Text">get_i</text:span> et <text:span text:style-name="Source_20_Text">get_m</text:span>, qui sont triviales. Etant déclarées <text:span text:style-name="Source_20_Text">inline</text:span> dans le corps de l'objet, elles ne causeront cependant pas de perte de performance.<text:line-break/>Par ailleurs, il est évident que le champ <text:span text:style-name="Source_20_Text">m</text:span> ne <text:span text:style-name="Emphasis">doit pas</text:span> être public: en effet, si tel était le cas, le code suivant:</text:p>
          <text:p text:style-name="Text_20_body"><draw:frame draw:style-name="fr2" draw:name="images88" text:anchor-type="as-char" svg:width="0.529cm" svg:height="0.529cm" draw:z-index="179"><draw:image xlink:href="../../html/nepasfaire.png" xlink:type="simple" xlink:show="embed" xlink:actuate="onLoad"/><svg:title>NOOON</svg:title></draw:frame> </text:p>
          <text:p text:style-name="Preformatted_20_Text">complexe X;</text:p>
          <text:p text:style-name="Preformatted_20_Text">X.init(5,5);</text:p>
          <text:p text:style-name="P19">X.m=2;</text:p>
          <text:p text:style-name="Text_20_body">serait autorisé par le compilateur, avec un résultat désastreux (aucune cohérence dans les champs de l'objet). On peut bien sûr se demander s'il est utile de programmer un objet complexe de cette manière. Après tout, il serait aussi simple de lancer le calcul du module directement dans la fonction <text:span text:style-name="Source_20_Text">get_m</text:span>... bien sûr, mais cette manière de faire présente certains avantages:</text:p>
          <text:list xml:id="list8143588717259521126" text:style-name="L40">
            <text:list-item>
              <text:p text:style-name="P171">L'objet <text:span text:style-name="Source_20_Text">complexe</text:span> ainsi défini est cohérent, puisqu'on est assuré que le module, maintenu par l'objet lui-même, sera toujours correct. Et la variable <text:span text:style-name="Source_20_Text">m</text:span> peut être utilisée par d'autres fonctions membres, puisque l'on est sûr qu'elle est en permanence à jour. </text:p>
            </text:list-item>
            <text:list-item>
              <text:p text:style-name="P68">Supposons un programme qui initialise de temps en temps des complexes, mais qui passe son temps à utiliser le module des complexes dans d'autres calculs: cet objet se révèlera très performant, puisque le calcul du module ne sera effectué que lors de l'initialisation. Cet argument, peut être très fort lorsqu'il s'agit de calculs coûteux en ressources. </text:p>
            </text:list-item>
          </text:list>
          <text:p text:style-name="Text_20_body">Mais peut-être qu'au cours du développement, nous allons justement nous apercevoir que le programme passe son temps à initialiser des complexes, et n'utilise le calcul du module qu'une fois de temps en temps. Dans ce cas, l'argument ci-dessus se renverse, et cette implémentation conduit à un objet peu performant. Qu'à cela ne tienne, nous allons réécrire l'objet <text:span text:style-name="Emphasis">complexe</text:span>:</text:p>
          <text:p text:style-name="Preformatted_20_Text"><text:soft-page-break/>class complexe {</text:p>
          <text:p text:style-name="Preformatted_20_Text">public:</text:p>
          <text:p text:style-name="Preformatted_20_Text"><text:s text:c="3"/><text:span text:style-name="T3">void init(float x, float y)</text:span> {r=x; <text:s text:c="2"/>i=y;};</text:p>
          <text:p text:style-name="Preformatted_20_Text"><text:s text:c="3"/><text:span text:style-name="T3">copie(const complexe&amp; y)</text:span> <text:s/>{r=y.r; i=y.i;};</text:p>
          <text:p text:style-name="Preformatted_20_Text"><text:s text:c="3"/><text:span text:style-name="T3">float get_r()</text:span> { return r;};</text:p>
          <text:p text:style-name="Preformatted_20_Text"><text:s text:c="3"/><text:span text:style-name="T3">float get_i()</text:span> { return i;};</text:p>
          <text:p text:style-name="Preformatted_20_Text"><text:s text:c="3"/><text:span text:style-name="T3">void set_r(float x)</text:span> { r=x;};</text:p>
          <text:p text:style-name="Preformatted_20_Text"><text:s text:c="3"/><text:span text:style-name="T3">void set_i(float x)</text:span> { i=x;};</text:p>
          <text:p text:style-name="Preformatted_20_Text"><text:s text:c="3"/><text:span text:style-name="T3">float get_m()</text:span> {return sqrt(r*r+i*i);};</text:p>
          <text:p text:style-name="Preformatted_20_Text">private:</text:p>
          <text:p text:style-name="Preformatted_20_Text"><text:s text:c="3"/>float r;</text:p>
          <text:p text:style-name="Preformatted_20_Text"><text:s text:c="3"/>float i;</text:p>
          <text:p text:style-name="P18">}</text:p>
          <text:p text:style-name="Text_20_body">Le nouveau <text:span text:style-name="Source_20_Text">complexe</text:span> est plus simple que le précédent, il calcule le module uniquement lorsque l'on en a besoin: il n'est donc plus nécessaire de maintenir le champ <text:span text:style-name="Source_20_Text">m</text:span>.<text:line-break/>Par contre, il a un autre défaut: à chaque appel de <text:span text:style-name="Source_20_Text">get_m()</text:span>, le module est recalculé, ce qui peut s'avérer coûteux si les appels à cette fonction sont nombreux. La version suivante de <text:span text:style-name="Source_20_Text">complexe</text:span> résoudra ce problème. Le module est calculé <text:span text:style-name="Emphasis">uniquement</text:span> en cas de besoin, c'est-à-dire non pas lors de <text:span text:style-name="Emphasis">chaque</text:span> appel à <text:span text:style-name="Source_20_Text">get_m()</text:span>, <text:span text:style-name="Emphasis">uniquement</text:span> lors du premier appel à <text:span text:style-name="Source_20_Text">get_m()</text:span> suivant une modification du module. Voici le code, qui se complique un peu:</text:p>
          <text:p text:style-name="Preformatted_20_Text">class complexe {</text:p>
          <text:p text:style-name="Preformatted_20_Text">public:</text:p>
          <text:p text:style-name="Preformatted_20_Text"><text:s text:c="2"/><text:span text:style-name="T3">void init(float x, float y)</text:span> {r=x; i=y; m=0; m_flg=false;};</text:p>
          <text:p text:style-name="Preformatted_20_Text"><text:s text:c="2"/><text:span text:style-name="T3">void copie(const complexe&amp; y )</text:span> <text:s/>{r=y.r; i=y.i; m=y.m;};</text:p>
          <text:p text:style-name="Preformatted_20_Text"><text:s text:c="2"/><text:span text:style-name="T3">float get_r()</text:span> { return r;};</text:p>
          <text:p text:style-name="Preformatted_20_Text"><text:s text:c="2"/><text:span text:style-name="T3">float get_i()</text:span> { return i;};</text:p>
          <text:p text:style-name="Preformatted_20_Text"><text:s text:c="2"/><text:span text:style-name="T3">void set_r(float x)</text:span> { r=x; m_flg=false;};</text:p>
          <text:p text:style-name="Preformatted_20_Text"><text:s text:c="2"/><text:span text:style-name="T3">void set_i(float x)</text:span> { i=x; m_flg=false;};</text:p>
          <text:p text:style-name="Preformatted_20_Text"><text:s text:c="2"/><text:span text:style-name="T3">float get_m();</text:span></text:p>
          <text:p text:style-name="Preformatted_20_Text">private:</text:p>
          <text:p text:style-name="Preformatted_20_Text"><text:s text:c="2"/>float r;</text:p>
          <text:p text:style-name="Preformatted_20_Text"><text:s text:c="2"/>float i;</text:p>
          <text:p text:style-name="Preformatted_20_Text"><text:s text:c="2"/><text:span text:style-name="T3">bool m_flg;</text:span></text:p>
          <text:p text:style-name="Preformatted_20_Text"><text:s text:c="2"/>float m;</text:p>
          <text:p text:style-name="Preformatted_20_Text"><text:s text:c="2"/>void _calc_module() {m=sqrt(r*r+i*i);};</text:p>
          <text:p text:style-name="Preformatted_20_Text">};</text:p>
          <text:p text:style-name="Preformatted_20_Text"/>
          <text:p text:style-name="Preformatted_20_Text">float complexe::get_m() {</text:p>
          <text:p text:style-name="Preformatted_20_Text"><text:s text:c="2"/>if (!m_flg) {</text:p>
          <text:p text:style-name="Preformatted_20_Text"><text:s text:c="4"/>_calc_module();</text:p>
          <text:p text:style-name="Preformatted_20_Text"><text:s text:c="4"/>m_flg=true;</text:p>
          <text:p text:style-name="Preformatted_20_Text"><text:s text:c="2"/>};</text:p>
          <text:p text:style-name="Preformatted_20_Text"><text:s text:c="2"/>return m;</text:p>
          <text:p text:style-name="P18">};</text:p>
          <text:p text:style-name="Text_20_body">Ce qui est remarquable, c'est que dans ces trois versions, <text:span text:style-name="Emphasis">seule l'implémentation a changé</text:span>. Autrement dit, tout le code qui <text:span text:style-name="Emphasis">utilise</text:span> cet objet restera identique. C'est très important, car ce code est peut-être gros, peut-être écrit par d'autres personnes, etc. D'où l'importance de <text:span text:style-name="Emphasis">bien spécifier l'interface</text:span>, et de ne mettre dans l'interface <text:span text:style-name="Emphasis">que des fonctions</text:span>: une fonction triviale un jour peut se révéler compliquée le lendemain, si son interface est la même le passage de l'une à l'autre sera indolore. Passer d'une opération d'affectation de membre à un appel de fonction (ou réciproquement) est une autre histoire... Cet argument de maintenabilité du code vaut largement que l'on écrive des fonctions triviales comme <text:span text:style-name="Source_20_Text">get_r</text:span> ou <text:span text:style-name="Source_20_Text">get_i</text:span>...</text:p>
          <text:p text:style-name="Text_20_body"><draw:frame draw:style-name="fr2" draw:name="images89" text:anchor-type="as-char" svg:width="0.397cm" svg:height="0.397cm" draw:z-index="180"><draw:image xlink:href="../../html/attention.gif" xlink:type="simple" xlink:show="embed" xlink:actuate="onLoad"/><svg:title>ATTENTION</svg:title></draw:frame> Il ne faut pas abuser des fonctions <text:span text:style-name="Source_20_Text">get_xxx</text:span> et <text:span text:style-name="Source_20_Text">set_xxx</text:span>: en effet, attention à ne donner ainsi l'accès <text:span text:style-name="Emphasis">qu'à certains membres</text:span> privés. Sans cela, donner un accès, même réduit, à tous les membres privés, risque de vous conduire à nier la notion d'encapsulation des données, et de rendre problématique l'évolution de l'objet.</text:p>
          <text:h text:style-name="Heading_20_3" text:outline-level="3"><text:bookmark text:name="construct"/><text:bookmark-start text:name="__RefHeading__16552_2073142818"/>Constructeurs<text:bookmark-end text:name="__RefHeading__16552_2073142818"/></text:h>
          <text:p text:style-name="Text_20_body">Nous avons dit précédemment que les types définis par l'utilisateur devaient se comporter "presque" comme les types de base du langage. Cela est loin d'être vrai pour ce qui est de notre objet <text:span text:style-name="Source_20_Text">complexe</text:span>: par exemple, pour déclarer une variable réelle, nous pouvons écrire <text:span text:style-name="Source_20_Text">float X=2;</text:span> Comment faire pour déclarer un objet complexe, tout en l'initialisant à la valeur (2,0), par exemple ? Actuellement, nous devons écrire:</text:p>
          <text:p text:style-name="Preformatted_20_Text">complexe X;</text:p>
          <text:p text:style-name="P18">X.init(2,0);</text:p>
          <text:p text:style-name="Text_20_body">Ce n'est pas génial... d'une part le code est assez différent de ce qu'il est pour initialiser des réels ou des entiers, mais surtout que se passe-t-il si nous oublions d'appeler la fonction init ? Cet oubli est possible, justement parce que l'initialisation du <text:span text:style-name="Source_20_Text">complexe</text:span> se fait de manière différente des autres types.<text:line-break/><text:soft-page-break/>C'est pour résoudre ce problème que le C++ propose une fonction membre spéciale, appelée constructeur. Le constructeur possède deux spécificités:</text:p>
          <text:list xml:id="list5690467279242793215" text:style-name="L41">
            <text:list-item>
              <text:p text:style-name="P172">Le nom est imposé (même nom que le nom de la classe). </text:p>
            </text:list-item>
            <text:list-item>
              <text:p text:style-name="P69">Il ne renvoie aucune valeur. </text:p>
            </text:list-item>
          </text:list>
          <text:p text:style-name="Preformatted_20_Text">class complexe {</text:p>
          <text:p text:style-name="Preformatted_20_Text">public:</text:p>
          <text:p text:style-name="Preformatted_20_Text"><text:s text:c="2"/><text:span text:style-name="T3">complexe(float x, float y):r(x),i(y),m_flg(true) {_calc_module();};</text:span> </text:p>
          <text:p text:style-name="Preformatted_20_Text"><text:s text:c="2"/>void copie(const complexe&amp; y ) <text:s/>{r=y.r; i=y.i; m=y.m;};</text:p>
          <text:p text:style-name="Preformatted_20_Text"><text:s text:c="2"/>float get_r() { return r;};</text:p>
          <text:p text:style-name="Preformatted_20_Text"><text:s text:c="2"/>float get_i() { return i;};</text:p>
          <text:p text:style-name="Preformatted_20_Text"><text:s text:c="2"/>void set_r(float x) { r=x; m_flg=false;};</text:p>
          <text:p text:style-name="Preformatted_20_Text"><text:s text:c="2"/>void set_i(float x) { i=x; m_flg=false;};</text:p>
          <text:p text:style-name="Preformatted_20_Text"><text:s text:c="2"/>float get_m() const;</text:p>
          <text:p text:style-name="Preformatted_20_Text">private:</text:p>
          <text:p text:style-name="Preformatted_20_Text"><text:s text:c="2"/>float r;</text:p>
          <text:p text:style-name="Preformatted_20_Text"><text:s text:c="2"/>float i;</text:p>
          <text:p text:style-name="Preformatted_20_Text"><text:s text:c="2"/>bool m_flg;</text:p>
          <text:p text:style-name="Preformatted_20_Text"><text:s text:c="2"/>float m;</text:p>
          <text:p text:style-name="Preformatted_20_Text"><text:s text:c="2"/>void _calc_module() {m=sqrt(r*r+i*i);};</text:p>
          <text:p text:style-name="P18">};</text:p>
          <text:p text:style-name="Text_20_body">Rien n'a changé, à part la fonction <text:span text:style-name="Source_20_Text">init</text:span>, remplacée par le constructeur (<text:span text:style-name="Source_20_Text">complexe</text:span>). Mais cela change tout: en effet, on peut maintenant écrire dans le programme utilisateur de la classe:</text:p>
          <text:p text:style-name="Preformatted_20_Text">float A = 5;</text:p>
          <text:p text:style-name="Preformatted_20_Text">...</text:p>
          <text:p text:style-name="P19">complexe X(2,0);</text:p>
          <text:p text:style-name="Text_20_body">On voit qu'on a une déclaration "presque" équivalente à ce qu'on a avec un type prédéfini. La différence provient <text:span text:style-name="Emphasis">uniquement</text:span> de ce que nous avons besoin de deux paramètres pour initialiser un complexe, et non pas un seul comme pour un entier ou un réel. Mais nous verrons au paragraphe suivant qu'il y a moyen de faire encore mieux.</text:p>
          <text:h text:style-name="Heading_20_4" text:outline-level="4"><text:bookmark text:name="construct-predef"/><text:bookmark-start text:name="__RefHeading__16554_2073142818"/>Constructeur prédéfini<text:bookmark-end text:name="__RefHeading__16554_2073142818"/></text:h>
          <text:p text:style-name="Text_20_body">En fait, il n'est pas indispensable de définir un constructeur: si l'on supprime le constructeur de la définition de classe précédente, le programme compilera toujours. Simplement, il ne sera pas possible d'initialiser explicitement l'objet. En d'autres termes, l'expression <text:span text:style-name="Source_20_Text">complexe X;</text:span> sera valide, mais l'expression <text:span text:style-name="Source_20_Text">complexe X(0,0)</text:span> sera refusée par le compilateur. Le compilateur appellera simplement le constructeur par défaut de l'objet... Attention toutefois, celui-ci n'initialisera pas les membres de l'objet.</text:p>
          <text:p text:style-name="Text_20_body"><draw:frame draw:style-name="fr2" draw:name="images90" text:anchor-type="as-char" svg:width="0.397cm" svg:height="0.397cm" draw:z-index="181"><draw:image xlink:href="../../html/attention.gif" xlink:type="simple" xlink:show="embed" xlink:actuate="onLoad"/><svg:title>ATTENTION</svg:title></draw:frame> Le (ou les, cf. plus loin) constructeurs définis pas l'utilisateur ne s'ajoutent pas au constructeur par défaut, ils le <text:span text:style-name="Emphasis">remplacent</text:span>. Autrement dit, nous avons le choix entre:</text:p>
          <text:list xml:id="list1572262527782105872" text:style-name="L42">
            <text:list-item>
              <text:p text:style-name="P173">Une classe <text:span text:style-name="Source_20_Text">complexe</text:span> sans constructeur. Dans ce cas, l'expression <text:span text:style-name="Source_20_Text">complexe C;</text:span> sera acceptée, mais l'expression <text:span text:style-name="Source_20_Text">complexe C(0,0);</text:span> sera refusée. </text:p>
            </text:list-item>
            <text:list-item>
              <text:p text:style-name="P70">Une classe <text:span text:style-name="Source_20_Text">complexe</text:span> avec constructeur, telle que définie ci-dessus. Dans ce cas, l'expression <text:span text:style-name="Source_20_Text">complexe C;</text:span> sera refusée, mais l'expression <text:span text:style-name="Source_20_Text">complexe C(0,0)</text:span> sera acceptée. </text:p>
            </text:list-item>
          </text:list>
          <text:p text:style-name="Text_20_body">Bien sûr, il y a moyen de dépasser ces limitations, nous verrons comment un peu plus tard <draw:a xlink:type="simple" xlink:href="../../html/surch.html#valdef-construc"><draw:frame draw:style-name="fr3" draw:name="images91" text:anchor-type="as-char" svg:width="0.291cm" svg:height="0.344cm" draw:z-index="182"><draw:image xlink:href="../../html/apres.gif" xlink:type="simple" xlink:show="embed" xlink:actuate="onLoad"/><svg:title>apres</svg:title></draw:frame></draw:a>.</text:p>
          <text:p text:style-name="Text_20_body"><draw:frame draw:style-name="fr2" draw:name="images92" text:anchor-type="as-char" svg:width="0.397cm" svg:height="0.397cm" draw:z-index="183"><draw:image xlink:href="../../html/attention.gif" xlink:type="simple" xlink:show="embed" xlink:actuate="onLoad"/><svg:title>ATTENTION</svg:title></draw:frame> Si vous définissez votre constructeur par défaut, attention à bien initialiser <text:span text:style-name="Emphasis">tous</text:span> les membres de votre objet: le constructeur par défaut du système est complètement désactivé, vous devez tout initialiser explicitement.</text:p>
          <text:h text:style-name="Heading_20_4" text:outline-level="4"><text:bookmark text:name="init-memb"/><text:bookmark-start text:name="__RefHeading__16556_2073142818"/>Initialisation des membres<text:bookmark-end text:name="__RefHeading__16556_2073142818"/></text:h>
          <text:p text:style-name="Text_20_body">Le constructeur est le lieu idéal pour faire deux choses:</text:p>
          <text:list xml:id="list2532509649330588842" text:style-name="L43">
            <text:list-item>
              <text:p text:style-name="P174">Initialiser les données membres </text:p>
            </text:list-item>
            <text:list-item>
              <text:p text:style-name="P71">Allouer des ressources (mémoire en particulier, mais aussi éventuellement ouverture d'une connexion réseau, création d'un fichier, etc). </text:p>
            </text:list-item>
          </text:list>
          <text:p text:style-name="Text_20_body">En fait, ces deux actions sont différentes. Il existe une syntaxe particulière, permettant de mettre en valeur ces différences: l'initialisation des membres peut se faire <text:span text:style-name="Emphasis">avant</text:span> le bloc de définition de la fonction constructeur, mais <text:span text:style-name="Emphasis">après</text:span> le nom de la fonction, comme on le voit dans le code suivant:</text:p>
          <text:p text:style-name="Preformatted_20_Text"><text:soft-page-break/>class complexe {</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public:</text:p>
          <text:p text:style-name="Preformatted_20_Text"><text:s text:c="3"/><text:span text:style-name="T3">complexe(float x, float y) : r(x), i(y), m(0), m_flg(false) { };</text:span> </text:p>
          <text:p text:style-name="Preformatted_20_Text"><text:s text:c="3"/>...</text:p>
          <text:p text:style-name="P18">}</text:p>
          <text:p text:style-name="Text_20_body">Cette manière de procéder est intéressante, car elle sépare proprement les deux fonctions du constructeur: initalisation des membres d'une part, exécution de code (allocation de mémoire ou autre ressource) d'autre part. S'il n'y a rien d'autre à faire que des initialistations, le corps de la fonction peut être vide: dans ce cas, on doit écrire des accolades vides <text:span text:style-name="Source_20_Text">{}</text:span> à la suite de la liste d'initialisation. </text:p>
          <text:p text:style-name="Text_20_body"><draw:frame draw:style-name="fr2" draw:name="images93" text:anchor-type="as-char" svg:width="0.397cm" svg:height="0.397cm" draw:z-index="184"><draw:image xlink:href="../../html/attention.gif" xlink:type="simple" xlink:show="embed" xlink:actuate="onLoad"/><svg:title>ATTENTION</svg:title></draw:frame>Lorsqu'un membre est déclaré en tant que référence, la <text:span text:style-name="Emphasis">seule manière</text:span> de l'initialiser est de passer par la liste d'initialisation:</text:p>
          <text:p text:style-name="Preformatted_20_Text">class objet {</text:p>
          <text:p text:style-name="Preformatted_20_Text">private:</text:p>
          <text:p text:style-name="Preformatted_20_Text"><text:s text:c="3"/><text:span text:style-name="T3">complexe&amp; X;</text:span></text:p>
          <text:p text:style-name="Preformatted_20_Text"><text:s text:c="3"/>...</text:p>
          <text:p text:style-name="Preformatted_20_Text">public:</text:p>
          <text:p text:style-name="Preformatted_20_Text"><text:s text:c="3"/><text:span text:style-name="T3">object (const complexe&amp; C) : X(C) {};</text:span></text:p>
          <text:p text:style-name="P18">};</text:p>
          <text:h text:style-name="Heading_20_3" text:outline-level="3"><text:bookmark text:name="destruct"/><text:bookmark-start text:name="__RefHeading__16558_2073142818"/>Destructeur<text:bookmark-end text:name="__RefHeading__16558_2073142818"/></text:h>
          <text:p text:style-name="Text_20_body">Nous avons vu qu'une fonction, le constructeur, est appelée lors de la création de la variable. De même, une autre fonction, le <text:span text:style-name="Emphasis">destructeur,</text:span> est appelée lors de sa destruction. Le destructeur possède les spécificités suivantes:</text:p>
          <text:list xml:id="list2024399401737333592" text:style-name="L44">
            <text:list-item>
              <text:p text:style-name="P175">Le nom est imposé (caractère ~ suivi du nom de la classe) </text:p>
            </text:list-item>
            <text:list-item>
              <text:p text:style-name="P175">Il ne renvoie rien. </text:p>
            </text:list-item>
            <text:list-item>
              <text:p text:style-name="P72">Il ne prend pas de paramètre </text:p>
            </text:list-item>
          </text:list>
          <text:p text:style-name="Text_20_body">Un des rôles du constructeur est de demander au système certaines ressources: fichier, mémoire, etc. Il faut bien un jour rendre la ressource au système, c'est précisément le rôle du destructeur: fermeture de fichier, libération de mémoire,...</text:p>
          <text:h text:style-name="Heading_20_4" text:outline-level="4"><text:bookmark text:name="compl-debug"/><text:bookmark-start text:name="__RefHeading__16560_2073142818"/>Le type complexe en mode debug<text:bookmark-end text:name="__RefHeading__16560_2073142818"/></text:h>
          <text:p text:style-name="Text_20_body">A titre d'exemple pour l'utilisation du constructeur et du destructeur, nous allons adjoindre un système de débogage à notre objet <text:span text:style-name="Source_20_Text">complexe</text:span>: le constructeur écrira un message sur l'erreur standard, tandis que le destructeur écrira un autre message. Ainsi, même dans le code le plus compliqué, nous aurons toujours une trace de la création ou de la destruction de la variable. Cela pourrait s'écrire de la manière suivante:</text:p>
          <text:p text:style-name="Preformatted_20_Text"><text:soft-page-break/>class complexe {</text:p>
          <text:p text:style-name="Preformatted_20_Text">public:</text:p>
          <text:p text:style-name="Preformatted_20_Text"><text:s text:c="3"/><text:span text:style-name="T3">complexe(float x, float y);</text:span></text:p>
          <text:p text:style-name="Preformatted_20_Text"><text:s text:c="3"/><text:span text:style-name="T3">~complexe();</text:span></text:p>
          <text:p text:style-name="Preformatted_20_Text"><text:s text:c="3"/>...</text:p>
          <text:p text:style-name="Preformatted_20_Text">private:</text:p>
          <text:p text:style-name="Preformatted_20_Text"><text:s text:c="3"/>...</text:p>
          <text:p text:style-name="Preformatted_20_Text">}</text:p>
          <text:p text:style-name="Preformatted_20_Text"/>
          <text:p text:style-name="P21">complexe::complexe(float x, float y):r(x),i(y),m_flg(false) {</text:p>
          <text:p text:style-name="Preformatted_20_Text"><text:s text:c="3"/><text:span text:style-name="T3">cerr &lt;&lt; "Creation d'un objet de type complexe\n";</text:span></text:p>
          <text:p text:style-name="P21">}</text:p>
          <text:p text:style-name="Preformatted_20_Text"/>
          <text:p text:style-name="Preformatted_20_Text"><text:span text:style-name="T3">complexe::~complexe()</text:span> {</text:p>
          <text:p text:style-name="Preformatted_20_Text"><text:s text:c="3"/>cerr &lt;&lt; "Destruction d'un objet de type complexe\n";</text:p>
          <text:p text:style-name="Preformatted_20_Text">}</text:p>
          <text:p text:style-name="Preformatted_20_Text"/>
          <text:p text:style-name="Preformatted_20_Text">main() {</text:p>
          <text:p text:style-name="Preformatted_20_Text"><text:s text:c="3"/>...</text:p>
          <text:p text:style-name="Preformatted_20_Text"><text:s text:c="3"/>if (...) {</text:p>
          <text:p text:style-name="Preformatted_20_Text"><text:s text:c="6"/><text:span text:style-name="T3">complexe A(0,0);</text:span> <text:s text:c="2"/>// Appel du constructeur</text:p>
          <text:p text:style-name="Preformatted_20_Text"><text:s text:c="6"/>...</text:p>
          <text:p text:style-name="P18"><text:s text:c="3"/>}; <text:s text:c="36"/>// Appel du destructeur</text:p>
          <text:p text:style-name="Text_20_body">A l'exécution, ce programme enverra un message sur l'erreur standard dès que l'instruction <text:span text:style-name="Source_20_Text">complex A(0,0);</text:span> sera exécutée (c'est-à-dire à l'entrée du <text:span text:style-name="Source_20_Text">if</text:span>), et à nouveau lors de la destruction de la même variable, c'est-à-dire lors du passage sur l'accolade fermante (<text:span text:style-name="Source_20_Text"><text:span text:style-name="T3">}</text:span></text:span>) (fin de la portée de la variable).</text:p>
          <text:h text:style-name="Heading_20_3" text:outline-level="3"><text:bookmark text:name="static"/><text:bookmark-start text:name="__RefHeading__16562_2073142818"/>Le descripteur <text:span text:style-name="Source_20_Text">static</text:span><text:bookmark-end text:name="__RefHeading__16562_2073142818"/></text:h>
          <text:p text:style-name="Text_20_body">Le code ci-dessus envoie un message lors de chaque appel du constructeur et du destructeur. Cela peut être une aide précieuse lors de la mise au point du programme, mais il serait souhaitable de pouvoir inhiber ce fonctionnement: lorsque le programme sera mis en exploitation, le mode debug n'aura plus aucune raison d'être. Même en période de déboguage, nous voulons avoir la possibilité de passer ponctuellement en mode débug, ou de le désactiver. Voici un premier essai:</text:p>
          <text:p text:style-name="Preformatted_20_Text">class complexe {</text:p>
          <text:p text:style-name="Preformatted_20_Text">public:</text:p>
          <text:p text:style-name="Preformatted_20_Text"><text:s text:c="3"/>complexe(float x, float y): r(x),i(y),m_flg(false),<text:span text:style-name="T3">debflg(false)</text:span> {};</text:p>
          <text:p text:style-name="Preformatted_20_Text"><text:s text:c="3"/>~complexe();</text:p>
          <text:p text:style-name="Preformatted_20_Text"><text:s text:c="3"/><text:span text:style-name="T3">void set_debug() { debflg=true;};</text:span></text:p>
          <text:p text:style-name="Preformatted_20_Text"><text:s text:c="3"/><text:span text:style-name="T3">void clr_debug() { debflg=false;};</text:span></text:p>
          <text:p text:style-name="Preformatted_20_Text"><text:s text:c="3"/>...</text:p>
          <text:p text:style-name="Preformatted_20_Text">private:</text:p>
          <text:p text:style-name="Preformatted_20_Text"><text:s text:c="3"/>...</text:p>
          <text:p text:style-name="Preformatted_20_Text"><text:s text:c="3"/><text:span text:style-name="T3">bool debflg;</text:span></text:p>
          <text:p text:style-name="Preformatted_20_Text">}</text:p>
          <text:p text:style-name="Preformatted_20_Text"/>
          <text:p text:style-name="Preformatted_20_Text">complexe::complexe(float x, float y) {</text:p>
          <text:p text:style-name="Preformatted_20_Text"><text:s text:c="3"/>...</text:p>
          <text:p text:style-name="Preformatted_20_Text"><text:s text:c="3"/><text:span text:style-name="T3">if (debflg) {cerr &lt;&lt; "Creation d'un objet de type complexe\n";};</text:span></text:p>
          <text:p text:style-name="Preformatted_20_Text">}</text:p>
          <text:p text:style-name="Preformatted_20_Text"/>
          <text:p text:style-name="Preformatted_20_Text">~complexe::complexe() {</text:p>
          <text:p text:style-name="Preformatted_20_Text"><text:s text:c="3"/><text:span text:style-name="T3">if (debflg) {cerr &lt;&lt; "Destruction d'un objet de type complexe\n";};</text:span></text:p>
          <text:p text:style-name="P18">}</text:p>
          <text:p text:style-name="Text_20_body">Ce code nous pose deux problèmes:</text:p>
          <text:list xml:id="list6204260125705721945" text:style-name="L45">
            <text:list-item>
              <text:p text:style-name="P176">Le constructeur n'enverra jamais de message: en effet, <text:span text:style-name="Source_20_Text">debflg</text:span> est false par défaut, et l'objet aura déjà été créé, donc le constructeur aura déjà été appelé lorsque nous serons en mesure d'appeler la fonction <text:span text:style-name="Source_20_Text">set_debug</text:span>. </text:p>
            </text:list-item>
            <text:list-item>
              <text:p text:style-name="P73">Il serait fastidieux... et pour tout dire sujet à bien des erreurs, d'appeler <text:span text:style-name="Source_20_Text">set_debug</text:span> ou <text:span text:style-name="Source_20_Text">clr_debug</text:span> pour chaque objet, de manière individuelle. Nous avons besoin au contraire d'un membre et d'une fonction-membre qui puisse contrôler le mode debug simultanément pour <text:span text:style-name="Emphasis">tous</text:span> les objets <text:span text:style-name="Source_20_Text">complexe</text:span>. </text:p>
            </text:list-item>
          </text:list>
          <text:h text:style-name="Heading_20_4" text:outline-level="4"><text:bookmark text:name="static-memb"/><text:bookmark-start text:name="__RefHeading__16564_2073142818"/>Une donnée membre statique<text:bookmark-end text:name="__RefHeading__16564_2073142818"/></text:h>
          <text:p text:style-name="Text_20_body">La déclaration suivante résout une partie de notre problème:</text:p>
          <text:p text:style-name="Preformatted_20_Text"><text:soft-page-break/>class complexe {</text:p>
          <text:p text:style-name="Preformatted_20_Text">public:</text:p>
          <text:p text:style-name="Preformatted_20_Text"><text:s text:c="3"/>complexe(float x, float y): r(x),i(y),m_flg(false) {};</text:p>
          <text:p text:style-name="Preformatted_20_Text">private:</text:p>
          <text:p text:style-name="Preformatted_20_Text"><text:s text:c="3"/>...</text:p>
          <text:p text:style-name="Preformatted_20_Text"><text:s text:c="3"/><text:span text:style-name="T3">static</text:span> bool debflg;</text:p>
          <text:p text:style-name="P18">}</text:p>
          <text:p text:style-name="Text_20_body">Le descripteur <text:span text:style-name="Source_20_Text">static</text:span> signifie que <text:span text:style-name="Source_20_Text">debflg</text:span> est un membre <text:span text:style-name="Emphasis">commun à tous les objets de type </text:span><text:span text:style-name="Emphasis"><text:span text:style-name="Source_20_Text">complexe</text:span></text:span>: alors qu'un membre "ordinaire" est spécifique à chaque <text:span text:style-name="Emphasis">objet</text:span>, un membre statique sera spécifique à chaque <text:span text:style-name="Emphasis">classe d'objet</text:span>. Du point-de-vue de l'allocation mémoire, on peut considérer qu'il s'agit d'une référence à une zône de mémoire allouée ailleurs. Du coup:</text:p>
          <text:list xml:id="list172242072315117846" text:style-name="L46">
            <text:list-item>
              <text:p text:style-name="P177">la déclaration <text:span text:style-name="Source_20_Text">static bool debflg</text:span> ne provoquera pas de nouvelle allocation mémoire </text:p>
            </text:list-item>
            <text:list-item>
              <text:p text:style-name="P74">il est interdit d'initialiser ce membre comme on le ferait avec un membre ordinaire. </text:p>
            </text:list-item>
          </text:list>
          <text:p text:style-name="Text_20_body">Cette seconde restriction est compréhensible; en effet, un initialisateur posé au même endroit que la déclaration aurait pour conséquence la réinitialisation du membre statique à chaque création de variable de type complexe. Ce qui rendrait ledit membre complètement inutile. Il faudra donc avoir quelque part dans le code une déclaration et initalisation de variable:</text:p>
          <text:p text:style-name="P18">bool complexe::debflg=false;</text:p>
          <text:p text:style-name="Text_20_body"><draw:frame draw:style-name="fr2" draw:name="images94" text:anchor-type="as-char" svg:width="0.397cm" svg:height="0.397cm" draw:z-index="185"><draw:image xlink:href="../../html/attention.gif" xlink:type="simple" xlink:show="embed" xlink:actuate="onLoad"/><svg:title>ATTENTION</svg:title></draw:frame>La ligne de code ci-dessus correspond à une allocation de mémoire, elle n'est pas concernée par les restrictions d'accès (section private de l'objet). Il s'agit d'une directive donnée au compilateur pour allouer de la mémoire, pas d'une ligne de code exécutable.</text:p>
          <text:p text:style-name="Text_20_body"><draw:frame draw:style-name="fr2" draw:name="images95" text:anchor-type="as-char" svg:width="0.397cm" svg:height="0.397cm" draw:z-index="186"><draw:image xlink:href="../../html/attention.gif" xlink:type="simple" xlink:show="embed" xlink:actuate="onLoad"/><svg:title>ATTENTION</svg:title></draw:frame>Les variables statiques ressemblent en effet à des variables globales, en ce sens que la mémoire est allouée dans la partie statique des données, c'est-à-dire dès que le programme démarre: leur durée de vie est égale à celle du programme. Par contre, elles sont protégées par les mêmes mécanismes qu'un membre ordinaire d'objet.</text:p>
          <text:h text:style-name="Heading_20_4" text:outline-level="4"><text:bookmark text:name="static-fct-memb"/><text:bookmark-start text:name="__RefHeading__16566_2073142818"/>Fonctions membres statiques<text:bookmark-end text:name="__RefHeading__16566_2073142818"/></text:h>
          <text:p text:style-name="Text_20_body">Le code ci-dessus présente encore un gros inconvénient: il est impossible de jouer avec <text:span text:style-name="Source_20_Text">debflg</text:span> avant d'avoir créé au moins une variable de type <text:span text:style-name="Source_20_Text">complexe</text:span>. La solution est d'utiliser, en plus du membre statique <text:span text:style-name="Source_20_Text">debflg</text:span>, deux <text:span text:style-name="Emphasis">fonctions-membres</text:span> statiques; <text:span text:style-name="Source_20_Text">set_debug</text:span> et <text:span text:style-name="Source_20_Text">clr_debug</text:span>. De même que les membres statiques sont <text:span text:style-name="Emphasis">liés à une classe d'objets</text:span>, les fonctions-membres statiques sont <text:span text:style-name="Emphasis">liées à une classe d'objet</text:span>, pas à un objet.</text:p>
          <text:p text:style-name="Text_20_body">Le code devient alors:</text:p>
          <text:p text:style-name="Preformatted_20_Text">class complexe {</text:p>
          <text:p text:style-name="Preformatted_20_Text">public:</text:p>
          <text:p text:style-name="Preformatted_20_Text"><text:s text:c="3"/>...</text:p>
          <text:p text:style-name="Preformatted_20_Text"><text:s text:c="3"/><text:span text:style-name="T3">static</text:span> void set_debug() { debflg=1;};</text:p>
          <text:p text:style-name="Preformatted_20_Text"><text:s text:c="3"/><text:span text:style-name="T3">static</text:span> void clr_debug() { debflg=0;};</text:p>
          <text:p text:style-name="Preformatted_20_Text">private:</text:p>
          <text:p text:style-name="Preformatted_20_Text"><text:s text:c="3"/>...</text:p>
          <text:p text:style-name="Preformatted_20_Text"><text:s text:c="3"/>static bool debflg;</text:p>
          <text:p text:style-name="Preformatted_20_Text"><text:s text:c="3"/>...</text:p>
          <text:p text:style-name="Preformatted_20_Text">};</text:p>
          <text:p text:style-name="Preformatted_20_Text"/>
          <text:p text:style-name="Preformatted_20_Text">bool complexe::debflg=false;</text:p>
          <text:p text:style-name="Preformatted_20_Text"/>
          <text:p text:style-name="Preformatted_20_Text">main () {</text:p>
          <text:p text:style-name="Preformatted_20_Text"><text:s text:c="3"/><text:span text:style-name="T3">complexe::set_debug();</text:span> <text:s text:c="7"/>// passe en mode debug</text:p>
          <text:p text:style-name="Preformatted_20_Text"><text:s text:c="3"/>...</text:p>
          <text:p text:style-name="P18"><text:s text:c="3"/><text:span text:style-name="T3">complexe::clr_debug();</text:span> <text:s text:c="7"/>// sort du mode debug</text:p>
          <text:p text:style-name="Text_20_body"><draw:frame draw:style-name="fr2" draw:name="images96" text:anchor-type="as-char" svg:width="0.397cm" svg:height="0.397cm" draw:z-index="187"><draw:image xlink:href="../../html/attention.gif" xlink:type="simple" xlink:show="embed" xlink:actuate="onLoad"/><svg:title>ATTENTION</svg:title></draw:frame> Les membres statiques ou les fonctions-membres statiques sont des choses <text:span text:style-name="Emphasis">très différentes</text:span> des membres ou fonctions-membres ordinaires:</text:p>
          <text:list xml:id="list7255376649193965972" text:style-name="L47">
            <text:list-item>
              <text:p text:style-name="P178">Ils obéissent aux règles de portée des membres </text:p>
            </text:list-item>
            <text:list-item>
              <text:p text:style-name="P75">Les fonctions-membres statiques ont le droit d'accéder aux membres privés de l'objet, par contre ils doivent pour cela utiliser le pointeur <text:span text:style-name="Source_20_Text">*this</text:span> <draw:a xlink:type="simple" xlink:href="../../html/types.html#this"><draw:frame draw:style-name="fr3" draw:name="images97" text:anchor-type="as-char" svg:width="0.291cm" svg:height="0.344cm" draw:z-index="188"><draw:image xlink:href="../../html/apres.gif" xlink:type="simple" xlink:show="embed" xlink:actuate="onLoad"/><svg:title>apres</svg:title></draw:frame></draw:a></text:p>
            </text:list-item>
          </text:list>
          <text:p text:style-name="Text_20_body"><draw:frame draw:style-name="fr2" draw:name="images98" text:anchor-type="as-char" svg:width="0.397cm" svg:height="0.397cm" draw:z-index="189"><draw:image xlink:href="../../html/attention.gif" xlink:type="simple" xlink:show="embed" xlink:actuate="onLoad"/><svg:title>ATTENTION</svg:title></draw:frame> Les fonctions membres statiques ressemblent beaucoup aux fonctions amies <draw:a xlink:type="simple" xlink:href="../../html/types.html#fct-amies"><draw:frame draw:style-name="fr3" draw:name="images99" text:anchor-type="as-char" svg:width="0.291cm" svg:height="0.344cm" draw:z-index="190"><draw:image xlink:href="../../html/avant.gif" xlink:type="simple" xlink:show="embed" xlink:actuate="onLoad"/><svg:title>avant</svg:title></draw:frame></draw:a>:</text:p>
          <text:list xml:id="list4252405358727315376" text:style-name="L48">
            <text:list-item>
              <text:p text:style-name="P179">De même qu'une fonction amie de la classe, elles ont accès à l'ensemble des membres et des fonctions membres (private, protected, public) de celle-ci. </text:p>
            </text:list-item>
            <text:list-item>
              <text:p text:style-name="P179">Par contre, une fonction amie peut être: </text:p>
              <text:list>
                <text:list-item>
                  <text:p text:style-name="P179">Soit une fonction "ordinaire" </text:p>
                </text:list-item>
                <text:list-item>
                  <text:p text:style-name="P179"><text:soft-page-break/>Soit une fonction membre d'une autre classe </text:p>
                </text:list-item>
              </text:list>
              <text:p text:style-name="P76">Une fonction membre statique d'une classe est... uniquement une fonction membre de cette classe: c'est donc uniquement la portée qui différencie fonction membre statique et fonction amie. </text:p>
            </text:list-item>
          </text:list>
          <text:h text:style-name="Heading_20_3" text:outline-level="3"><text:bookmark text:name="const"/><text:bookmark-start text:name="__RefHeading__16568_2073142818"/>Le descripteur const<text:bookmark-end text:name="__RefHeading__16568_2073142818"/></text:h>
          <text:p text:style-name="Text_20_body">Le descripteur <text:span text:style-name="Source_20_Text">const</text:span> est un des plus utilisés parce que très utile, mais il est aussi un des plus délicats à utiliser. Toute variable peut être déclarée comme <text:span text:style-name="Source_20_Text">const</text:span>, ce qui veut dire que cette variable est en fait... une constante.</text:p>
          <text:p text:style-name="Text_20_body"><draw:frame draw:style-name="fr2" draw:name="images100" text:anchor-type="as-char" svg:width="0.397cm" svg:height="0.397cm" draw:z-index="191"><draw:image xlink:href="../../html/attention.gif" xlink:type="simple" xlink:show="embed" xlink:actuate="onLoad"/><svg:title>ATTENTION</svg:title></draw:frame> Puisqu'il sera impossible, une fois la constante déclarée, de modifier sa valeur, il est indispensable de l'initialiser. Donc l'expression <text:span text:style-name="Source_20_Text">const int A;</text:span> produira un message d'erreur, alors que <text:span text:style-name="Source_20_Text">const int A=5;</text:span> sera accepté par le compilateur.</text:p>
          <text:h text:style-name="Heading_20_4" text:outline-level="4"><text:bookmark-start text:name="__RefHeading__16570_2073142818"/>const, pourquoi faire ?<text:bookmark-end text:name="__RefHeading__16570_2073142818"/></text:h>
          <text:p text:style-name="Text_20_body">Il est utile, par exemple lorsqu'on passe un objet par référence à une fonction, d'exprimer le fait que cet objet est constant, c'est-à-dire que toute opération visant à <text:span text:style-name="Emphasis">modifier explicitement </text:span>l'objet doit être interdite. <draw:a xlink:type="simple" xlink:href="../../html/types.html#desc-const"><draw:frame draw:style-name="fr3" draw:name="images101" text:anchor-type="as-char" svg:width="0.291cm" svg:height="0.344cm" draw:z-index="192"><draw:image xlink:href="../../html/avant.gif" xlink:type="simple" xlink:show="embed" xlink:actuate="onLoad"/><svg:title>avant</svg:title></draw:frame></draw:a></text:p>
          <text:h text:style-name="Heading_20_4" text:outline-level="4"><text:bookmark-start text:name="__RefHeading__16572_2073142818"/>membres constants<text:bookmark-end text:name="__RefHeading__16572_2073142818"/></text:h>
          <text:p text:style-name="Text_20_body">Un objet peut avoir une donnée membre constante. Soit une classe appelée <text:span text:style-name="Source_20_Text">tableau</text:span>. Dans son constructeur, cette classe alloue de la mémoire pour un tableau d'entiers. La mémoire est rendue au système dans le destructeur. La taille du tableau est constante durant toute la durée de vie de l'objet (une fois que le tableau existe, il n'est pas prévu qu'on puisse lui changer sa taille). Par contre, la taille du tableau peut être choisie lors de la construction de l'objet. <text:line-break/>Afin de faire ressortir dans le code cette spécificité, et afin d'être sûr qu'un bogue ne modifie pas la taille du tableau inopinément, on utilise une donnée membre constante.</text:p>
          <text:p text:style-name="Preformatted_20_Text">class tableau {</text:p>
          <text:p text:style-name="Preformatted_20_Text">public:</text:p>
          <text:p text:style-name="Preformatted_20_Text"><text:s text:c="2"/>tableau(int);</text:p>
          <text:p text:style-name="Preformatted_20_Text"><text:s text:c="2"/>~tableau() {free<text:span text:style-name="T12">(</text:span>buffer<text:span text:style-name="T12">)</text:span>; buffer = NULL;};</text:p>
          <text:p text:style-name="Preformatted_20_Text">private:</text:p>
          <text:p text:style-name="Preformatted_20_Text"><text:s text:c="2"/><text:span text:style-name="T3">const</text:span> size_t <text:span text:style-name="T12">taille</text:span>;</text:p>
          <text:p text:style-name="Preformatted_20_Text"><text:s text:c="2"/>int* buffer;</text:p>
          <text:p text:style-name="Preformatted_20_Text">};</text:p>
          <text:p text:style-name="Preformatted_20_Text"/>
          <text:p text:style-name="Preformatted_20_Text">tableau::tableau(int s) : <text:span text:style-name="T3">taille(s)</text:span> {</text:p>
          <text:p text:style-name="Preformatted_20_Text"><text:s text:c="2"/>buffer = (int *) malloc ( taille * sizeof(int) );</text:p>
          <text:p text:style-name="Preformatted_20_Text">};</text:p>
          <text:p text:style-name="Preformatted_20_Text"/>
          <text:p text:style-name="Preformatted_20_Text">void main() {</text:p>
          <text:p text:style-name="Preformatted_20_Text"><text:s text:c="2"/>tableau <text:span text:style-name="T12">t1</text:span>(1000);</text:p>
          <text:p text:style-name="P22"><text:s text:c="2"/>tableau <text:span text:style-name="T12">t2</text:span>(1000);</text:p>
          <text:p text:style-name="P20">};</text:p>
          <text:h text:style-name="Heading_20_4" text:outline-level="4"><text:bookmark-start text:name="__RefHeading__16574_2073142818"/>Objets constants<text:bookmark-end text:name="__RefHeading__16574_2073142818"/></text:h>
          <text:p text:style-name="Text_20_body">Il est bien sûr possible d'utiliser le descripteur <text:span text:style-name="Source_20_Text">const</text:span> avec des objets, pas seulement avec des variables de types prédéfinis.</text:p>
          <text:h text:style-name="Heading_20_5" text:outline-level="5"><text:bookmark-start text:name="__RefHeading__16576_2073142818"/>Les fonctions membres constantes<text:bookmark-end text:name="__RefHeading__16576_2073142818"/></text:h>
          <text:p text:style-name="Text_20_body">Par exemple, si nous retournons à notre objet complexe, on pourrait définir le complexe constant i par: <text:span text:style-name="Source_20_Text">const complexe i(0,i);</text:span>Oui, mais nous avons un problème: le code suivant ne compilera jamais.<draw:frame draw:style-name="fr2" draw:name="images102" text:anchor-type="as-char" svg:width="0.529cm" svg:height="0.529cm" draw:z-index="193"><draw:image xlink:href="../../html/nepasfaire.png" xlink:type="simple" xlink:show="embed" xlink:actuate="onLoad"/><svg:title>NOOON</svg:title></draw:frame></text:p>
          <text:p text:style-name="Preformatted_20_Text"><text:soft-page-break/>class complexe {</text:p>
          <text:p text:style-name="Preformatted_20_Text">public:</text:p>
          <text:p text:style-name="Preformatted_20_Text"><text:s text:c="3"/>complexe(float, float);</text:p>
          <text:p text:style-name="Preformatted_20_Text"><text:s text:c="3"/>float get_r() { return r;};</text:p>
          <text:p text:style-name="Preformatted_20_Text"><text:s text:c="3"/>float get_i() { return i;};</text:p>
          <text:p text:style-name="Preformatted_20_Text"><text:s text:c="3"/>...</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text:p>
          <text:p text:style-name="Preformatted_20_Text">main() {</text:p>
          <text:p text:style-name="Preformatted_20_Text"><text:s text:c="3"/>const complexe i(0,1);</text:p>
          <text:p text:style-name="Preformatted_20_Text"><text:s text:c="3"/><text:span text:style-name="T3">float X = i.get_i();</text:span></text:p>
          <text:p text:style-name="P18">}</text:p>
          <text:p text:style-name="Text_20_body">En effet, <text:span text:style-name="Emphasis">personne</text:span> ne peut garantir au compilateur que la fonction <text:span text:style-name="Source_20_Text">get_i()</text:span> ne va pas elle-même modifier l'objet i. Il est clair que <text:span text:style-name="Emphasis">certaines</text:span> fonctions-membres doivent être utilisables sur des objets constants (<text:span text:style-name="Source_20_Text">get_r, get_i</text:span> par exemple), parce qu'elles ne vont <text:span text:style-name="Emphasis">pas modifier</text:span> cet objet (ce sont des <text:span text:style-name="Emphasis">accessor</text:span>), alors que d'autres fonctions ne peuvent pas être utilisées dans ce contexte (<text:span text:style-name="Source_20_Text">set_r, set_i</text:span>), car elles vont modifier l'objet (ce sont des <text:span text:style-name="Emphasis">mutator</text:span>). Il suffit d'ajouter le mot-clé <text:span text:style-name="Source_20_Text">const</text:span> <text:span text:style-name="Emphasis">après</text:span> la définition de la fonction pour définir un accessor. Dans ce cas, toute tentative de modification de l'objet (qui serait une incohérence dans le code) sera détectée par le compilateur. Notre objet complexe s'écrit donc:</text:p>
          <text:p text:style-name="Preformatted_20_Text">class complexe {</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public:</text:p>
          <text:p text:style-name="Preformatted_20_Text"><text:s text:c="3"/>complexe(float, float);</text:p>
          <text:p text:style-name="Preformatted_20_Text"><text:s text:c="3"/>float get_r() <text:span text:style-name="T3">const</text:span> { return r;};</text:p>
          <text:p text:style-name="Preformatted_20_Text"><text:s text:c="3"/>float get_i() <text:span text:style-name="T3">const</text:span> { return i;};</text:p>
          <text:p text:style-name="Preformatted_20_Text"><text:s text:c="3"/>...</text:p>
          <text:p text:style-name="Preformatted_20_Text">};</text:p>
          <text:p text:style-name="Preformatted_20_Text">main() {</text:p>
          <text:p text:style-name="Preformatted_20_Text"><text:s text:c="3"/>const complexe i(0,1);</text:p>
          <text:p text:style-name="Preformatted_20_Text"><text:s text:c="3"/>float X = i.get_i();</text:p>
          <text:p text:style-name="P18">}</text:p>
          <text:h text:style-name="Heading_20_5" text:outline-level="5"><text:bookmark-start text:name="__RefHeading__16578_2073142818"/>Le descripteur mutable<text:bookmark-end text:name="__RefHeading__16578_2073142818"/></text:h>
          <text:p text:style-name="Text_20_body">Essayons d'utiliser le descripteur <text:span text:style-name="Source_20_Text">const</text:span> avec le complexe troisième version écrit plus haut. Il y a un problème avec la fonction <text:span text:style-name="Source_20_Text">get_m()</text:span>. En effet, pour pouvoir utiliser cette fonction avec un objet constant, il faut lui attribuer le descripteur <text:span text:style-name="Source_20_Text">const</text:span>... Or, le compilateur refusera, car <text:span text:style-name="Source_20_Text">get_r()</text:span> ne fait pas que de renvoyer la valeur du module, il lui arrive également de le <text:span text:style-name="Emphasis">calculer</text:span>. Donc, les membres <text:span text:style-name="Source_20_Text">m</text:span> et <text:span text:style-name="Source_20_Text">flg_m</text:span> seront modifiés. Que se passe-t-il ? Cela veut-il dire que cette implémentation est incompatible avec le fait de déclarer des complexes constants ? Ce serait une sévère limitation: c'est l'implémentation la plus efficace ! Pour s'en sortir, il faut tout d'abord remarquer que <text:span text:style-name="Source_20_Text">get_m</text:span> ne va pas <text:span text:style-name="Emphasis">réellement</text:span> modifier l'objet. Cette fonction modifie deux membres privés, mais <text:span text:style-name="Emphasis">uniquement</text:span> pour des raisons d'implémentation. En fait, vis-à-vis de l'extérieur, rien n'a changé: on parle de <text:span text:style-name="Emphasis">constante logique</text:span>, par opposition aux <text:span text:style-name="Emphasis">constantes physiques</text:span>. Les champs qui ont le droit de varier tout en laissant l'objet constant du point-de-vue logique sont affublés du descripteur <text:span text:style-name="Source_20_Text">mutate</text:span>. Dans notre cas, il s'agit des champs <text:span text:style-name="Source_20_Text">m</text:span> et <text:span text:style-name="Source_20_Text">m_flg</text:span>. L'objet devient alors:</text:p>
          <text:p text:style-name="Preformatted_20_Text"><text:soft-page-break/>class complexe {</text:p>
          <text:p text:style-name="Preformatted_20_Text">public:</text:p>
          <text:p text:style-name="Preformatted_20_Text"><text:s text:c="2"/>...</text:p>
          <text:p text:style-name="Preformatted_20_Text"><text:s text:c="2"/>float get_r() const { return r;};</text:p>
          <text:p text:style-name="Preformatted_20_Text"><text:s text:c="2"/>float get_i() const { return i;};</text:p>
          <text:p text:style-name="Preformatted_20_Text"><text:s text:c="2"/>float get_m() const;</text:p>
          <text:p text:style-name="Preformatted_20_Text">private:</text:p>
          <text:p text:style-name="Preformatted_20_Text"><text:s text:c="2"/>...</text:p>
          <text:p text:style-name="Preformatted_20_Text"><text:s text:c="2"/><text:span text:style-name="T3">mutable</text:span> bool m_flg;</text:p>
          <text:p text:style-name="Preformatted_20_Text"><text:s text:c="2"/><text:span text:style-name="T3">mutable</text:span> float m;</text:p>
          <text:p text:style-name="Preformatted_20_Text"><text:s text:c="2"/>void _calc_module() const {m=sqrt(r*r+i*i);};</text:p>
          <text:p text:style-name="Preformatted_20_Text">};</text:p>
          <text:p text:style-name="Preformatted_20_Text"/>
          <text:p text:style-name="Preformatted_20_Text">float complexe::get_m() const {</text:p>
          <text:p text:style-name="Preformatted_20_Text"><text:s text:c="2"/>if (!m_flg) {</text:p>
          <text:p text:style-name="Preformatted_20_Text"><text:s text:c="4"/>_calc_module();</text:p>
          <text:p text:style-name="Preformatted_20_Text"><text:s text:c="4"/>m_flg=true;</text:p>
          <text:p text:style-name="Preformatted_20_Text"><text:s text:c="2"/>};</text:p>
          <text:p text:style-name="Preformatted_20_Text"><text:s text:c="2"/>return m;</text:p>
          <text:p text:style-name="P18">};</text:p>
          <text:h text:style-name="Heading_20_3" text:outline-level="3"><text:bookmark text:name="this"/><text:bookmark-start text:name="__RefHeading__16580_2073142818"/>Le pointeur *this<text:bookmark-end text:name="__RefHeading__16580_2073142818"/></text:h>
          <text:p text:style-name="Text_20_body">Supposons que l'on veuille modifier à la fois la valeur de la partie réelle et la valeur de la partie imaginaire de notre nombre complexe. Nous pouvons écrire le code suivant:</text:p>
          <text:p text:style-name="Preformatted_20_Text">complexe C(0,0);</text:p>
          <text:p text:style-name="Preformatted_20_Text">C.set_r(2);</text:p>
          <text:p text:style-name="P18">C.set_i(3);</text:p>
          <text:p text:style-name="Text_20_body">Or, les fonctions <text:span text:style-name="Source_20_Text">set_r</text:span> et <text:span text:style-name="Source_20_Text">set_i</text:span> agissent sur le complexe C. Il est utile de se débrouiller pour qu'elles renvoient le complexe qu'elles viennent de modifier, plutôt que rien du tout. Cela permet par exemple d'écrire le code suivant:</text:p>
          <text:p text:style-name="P18">C.set_r(2).set_i(3);</text:p>
          <text:p text:style-name="Text_20_body">Cette expression ne peut avoir un sens que si la valeur renvoyée par <text:span text:style-name="Source_20_Text">set_r(2)</text:span> est une <text:span text:style-name="Emphasis">référence</text:span> vers le même objet que <text:span text:style-name="Source_20_Text">C</text:span>: dans ce cas <text:span text:style-name="Source_20_Text">C.set_r(2)</text:span> exécute la fonction <text:span text:style-name="Source_20_Text">set_r(2)</text:span>, renvoie <text:span text:style-name="Source_20_Text">C</text:span>, de sorte que <text:span text:style-name="Source_20_Text">C.set_r(2).set_r(3)</text:span> est équivalent à <text:span text:style-name="Source_20_Text">C.set_r(3)</text:span><text:line-break/>Le C++ offre un outil pour arriver à ce résultat: il s'agit du pointeur <text:span text:style-name="Source_20_Text">*this</text:span>. Ce pointeur est une variable privée prédéfinie qui pointe <text:span text:style-name="Emphasis">toujours</text:span> sur l'objet dans lequel on se trouve. Pour arriver au résultat ci-dessus, il suffira donc de renvoyer <text:span text:style-name="Source_20_Text">*this</text:span> comme valeur de retour. D'où la définition suivante des fonctions <text:span text:style-name="Source_20_Text">set_xxx</text:span>:</text:p>
          <text:p text:style-name="Preformatted_20_Text">class complexe {</text:p>
          <text:p text:style-name="Preformatted_20_Text">public:</text:p>
          <text:p text:style-name="Preformatted_20_Text"><text:s text:c="3"/><text:span text:style-name="T3">complexe&amp;</text:span> set_r(float x) { r=x; return *this;};</text:p>
          <text:p text:style-name="Preformatted_20_Text"><text:s text:c="3"/><text:span text:style-name="T3">complexe&amp;</text:span> set_i(float y) { r=y; return *this;};</text:p>
          <text:p text:style-name="Preformatted_20_Text">private:</text:p>
          <text:p text:style-name="P18"><text:s text:c="3"/>...</text:p>
          <text:p text:style-name="Text_20_body">Le pointeur <text:span text:style-name="Source_20_Text">*this</text:span> est très utilisé pour les opérateurs, et prendra tout son sens avec eux <draw:a xlink:type="simple" xlink:href="../../html/surch.html"><draw:frame draw:style-name="fr3" draw:name="images103" text:anchor-type="as-char" svg:width="0.291cm" svg:height="0.344cm" draw:z-index="194"><draw:image xlink:href="../../html/apres.gif" xlink:type="simple" xlink:show="embed" xlink:actuate="onLoad"/><svg:title>apres</svg:title></draw:frame></draw:a>. Voilà au passage une nouvelle utilisation de la référence en tant que valeur de retour d'une fonction <draw:a xlink:type="simple" xlink:href="../../html/types.html#ptr-retref"><draw:frame draw:style-name="fr3" draw:name="images104" text:anchor-type="as-char" svg:width="0.291cm" svg:height="0.344cm" draw:z-index="195"><draw:image xlink:href="../../html/avant.gif" xlink:type="simple" xlink:show="embed" xlink:actuate="onLoad"/><svg:title>avant</svg:title></draw:frame></draw:a>.</text:p>
          <text:h text:style-name="Heading_20_4" text:outline-level="4"><text:bookmark-start text:name="__RefHeading__16582_2073142818"/>Utilisation de this pour nommer les variables<text:bookmark-end text:name="__RefHeading__16582_2073142818"/></text:h>
          <text:p text:style-name="Text_20_body">Dans les exemples précédents, on s'est toujours arrangé pour donner un nom différent à la varaible membre d'un objet et au paramêtre du constructeur. En effet, il faut éviter d'utiliser des constructions dans le genre <text:span text:style-name="Source_20_Text">x(x)</text:span> ou <text:span text:style-name="Source_20_Text">x=x</text:span>. <text:span text:style-name="Source_20_Text">this</text:span> permet d'éviter de se creuser trop la tête:</text:p>
          <text:p text:style-name="Preformatted_20_Text">class complexe {</text:p>
          <text:p text:style-name="Preformatted_20_Text">public:</text:p>
          <text:p text:style-name="Preformatted_20_Text"><text:s text:c="3"/>complexe(float r, float i): this-&gt;r(r),this-&gt;i(i),...{};</text:p>
          <text:p text:style-name="Preformatted_20_Text">private:</text:p>
          <text:p text:style-name="Preformatted_20_Text"><text:s text:c="3"/>float x,y;</text:p>
          <text:p text:style-name="P18">}</text:p>
          <text:p text:style-name="Text_20_body"/>
          <text:p text:style-name="P13"><text:bookmark-start text:name="__RefHeading__16584_2073142818"/><text:bookmark-end text:name="__RefHeading__16584_2073142818"/></text:p>
        </text:section>
        <text:section text:style-name="Sect1" text:name="Section8">
          <text:p text:style-name="P15"/>
        </text:section>
        <text:section text:style-name="Sect1" text:name="Section9">
          <text:h text:style-name="Heading_20_1" text:outline-level="1"><text:bookmark text:name="surch-fonc-op"/><text:bookmark text:name="contenu3"/><text:bookmark-start text:name="__RefHeading__16586_2073142818"/>Surcharger fonctions et opérateurs <text:bookmark-end text:name="__RefHeading__16586_2073142818"/></text:h>
          <text:h text:style-name="Heading_20_2" text:outline-level="2"><text:bookmark text:name="existant"/><text:bookmark-start text:name="__RefHeading__16588_2073142818"/>Modifier une fonction sans remettre en cause l'existant <text:bookmark-end text:name="__RefHeading__16588_2073142818"/></text:h>
          <text:p text:style-name="Text_20_body">Il est fréquent, dans un processus de développement, de se trouver confrontés au problème suivant: Lors du codage de la version initiale du programme, nous avons utilisé une fonction <text:span text:style-name="Source_20_Text">f(X)</text:span>, où <text:span text:style-name="Source_20_Text">X</text:span> est un entier. Or, justement dans la seconde version du programme, nous sommes capables de travailler non plus seulement avec des entiers, mais aussi avec des complexes. Il nous faudra donc une fonction <text:span text:style-name="Source_20_Text">f(X)</text:span>, où <text:span text:style-name="Source_20_Text">X</text:span> est un nombre complexe. <draw:a xlink:type="simple" xlink:href="../../html/surch.html#surch-fonc"><draw:frame draw:style-name="fr3" draw:name="images112" text:anchor-type="as-char" svg:width="0.291cm" svg:height="0.344cm" draw:z-index="196"><draw:image xlink:href="../../html/apres.gif" xlink:type="simple" xlink:show="embed" xlink:actuate="onLoad"/><svg:title>apres</svg:title></draw:frame></draw:a>Autre situation fréquente: l'algorithme de <text:span text:style-name="Source_20_Text">f</text:span> s'est un peu compliqué, et maintenant nous avons besoin de passer à <text:span text:style-name="Source_20_Text">f</text:span> un second paramètre... <draw:a xlink:type="simple" xlink:href="../../html/surch.html#valdef"><draw:frame draw:style-name="fr3" draw:name="images113" text:anchor-type="as-char" svg:width="0.291cm" svg:height="0.344cm" draw:z-index="197"><draw:image xlink:href="../../html/apres.gif" xlink:type="simple" xlink:show="embed" xlink:actuate="onLoad"/><svg:title>apres</svg:title></draw:frame></draw:a>Comment allons-nous faire ? Deux solutions si nous travaillons en C:</text:p>
          <text:list xml:id="list137303892168884982" text:style-name="L49">
            <text:list-item>
              <text:p text:style-name="P180">Changer le prototype de la fonction... mais cela veut probablement dire réécrire en partie le code qui <text:span text:style-name="Emphasis">utilise</text:span> cette fonction <text:span text:style-name="Source_20_Text">f</text:span>. Qui dit réécriture du code dit risque d'ajout d'erreurs. </text:p>
            </text:list-item>
            <text:list-item>
              <text:p text:style-name="P77">Créer une nouvelle fonction <text:span text:style-name="Source_20_Text">f_compl</text:span>, qui prendra un nombre complexe comme paramètre... faisable, mais illogique, sachant que <text:span text:style-name="Source_20_Text">f</text:span> et <text:span text:style-name="Source_20_Text">f_compl</text:span> font exactement la même chose: si deux fonctions font la même chose, on a envie de leur donner le même nom. Programmes plus simples à lire, donc à comprendre, donc à maîtriser. </text:p>
            </text:list-item>
          </text:list>
          <text:h text:style-name="Heading_20_3" text:outline-level="3"><text:bookmark text:name="surch-fonc"/><text:bookmark-start text:name="__RefHeading__16590_2073142818"/>Surcharge de fonctions<text:bookmark-end text:name="__RefHeading__16590_2073142818"/></text:h>
          <text:p text:style-name="Text_20_body">En C++, il est possible de déclarer et définir plusieurs fonctions ayant même nom, <text:span text:style-name="Emphasis">à condition que les listes de leurs arguments diffèrent</text:span>: cela résout en partie le problème que nous avons évoqué plus haut, comme on le voit ci-dessous:</text:p>
          <text:p text:style-name="Preformatted_20_Text"><text:span text:style-name="T3">float fonction (float x)</text:span> { <text:s text:c="18"/></text:p>
          <text:p text:style-name="Preformatted_20_Text"><text:s text:c="3"/>float y = 3 * x + 2;</text:p>
          <text:p text:style-name="Preformatted_20_Text"><text:s text:c="3"/>return y;</text:p>
          <text:p text:style-name="Preformatted_20_Text">}</text:p>
          <text:p text:style-name="Preformatted_20_Text"/>
          <text:p text:style-name="Preformatted_20_Text"><text:span text:style-name="T3">complexe fonction (const complexe &amp; x)</text:span> {</text:p>
          <text:p text:style-name="Preformatted_20_Text"><text:s text:c="3"/>complexe y(0,0);</text:p>
          <text:p text:style-name="Preformatted_20_Text"><text:s text:c="3"/>y.set_r (3*x.get_r() + 2);</text:p>
          <text:p text:style-name="Preformatted_20_Text"><text:s text:c="3"/>y.set_i (3*x.get_i());</text:p>
          <text:p text:style-name="Preformatted_20_Text"><text:s text:c="3"/>return y;</text:p>
          <text:p text:style-name="P18">}</text:p>
          <text:p text:style-name="Text_20_body"><draw:frame draw:style-name="fr2" draw:name="images114" text:anchor-type="as-char" svg:width="0.397cm" svg:height="0.397cm" draw:z-index="198"><draw:image xlink:href="../../html/attention.gif" xlink:type="simple" xlink:show="embed" xlink:actuate="onLoad"/><svg:title>ATTENTION</svg:title></draw:frame> Il n'est <text:span text:style-name="Emphasis">pas possible</text:span> de surcharger une fonction par une autre fonction qui aurait même nom et même liste d'arguments <text:span text:style-name="Emphasis">mais une valeur de retour différente</text:span>. </text:p>
          <text:p text:style-name="Text_20_body"><draw:frame draw:style-name="fr2" draw:name="images115" text:anchor-type="as-char" svg:width="0.397cm" svg:height="0.397cm" draw:z-index="199"><draw:image xlink:href="../../html/attention.gif" xlink:type="simple" xlink:show="embed" xlink:actuate="onLoad"/><svg:title>ATTENTION</svg:title></draw:frame> <text:span text:style-name="Emphasis">Rien</text:span> ne garantit que les deux versions de la fonction <text:span text:style-name="Source_20_Text">f</text:span> ci-dessus font la même chose: c'est au programmeur de s'en assurer, afin que le code reste compréhensible.</text:p>
          <text:p text:style-name="Text_20_body"><draw:frame draw:style-name="fr2" draw:name="images116" text:anchor-type="as-char" svg:width="0.397cm" svg:height="0.397cm" draw:z-index="200"><draw:image xlink:href="../../html/attention.gif" xlink:type="simple" xlink:show="embed" xlink:actuate="onLoad"/><svg:title>ATTENTION</svg:title></draw:frame> Ce mécanisme est extrêmement puissant, en ce sens qu'il va nous permettre de donner un même nom à plusieurs fonctions, travaillant sur des paramètres de types différents. Mais comme souvent, ce qui donne de la simplicité à l'homme est source de complication pour la machine... il n'est pas toujours évident pour le compilateur de décider quelle version de la fonction sera utilisée. Il peut même y avoir parfois ambiguïté. D'où l'existence de règles de surcharge, qui ne seront pas explicitées ici. </text:p>
          <text:h text:style-name="Heading_20_3" text:outline-level="3"><text:bookmark text:name="surch-construc"/><text:bookmark-start text:name="__RefHeading__16592_2073142818"/>Surcharge et constructeurs: le constructeur de copie<text:bookmark-end text:name="__RefHeading__16592_2073142818"/></text:h>
          <text:p text:style-name="Text_20_body">Un constructeur <draw:a xlink:type="simple" xlink:href="../../html/types.html#construct"><draw:frame draw:style-name="fr3" draw:name="images117" text:anchor-type="as-char" svg:width="0.291cm" svg:height="0.344cm" draw:z-index="201"><draw:image xlink:href="../../html/avant.gif" xlink:type="simple" xlink:show="embed" xlink:actuate="onLoad"/><svg:title>avant</svg:title></draw:frame></draw:a>est une fonction "presque" comme une autre... donc, il n'y a pas de raison pour qu'on ne puisse pas la surcharger. La surcharge du constructeur permet de fournir plusieurs possibilités d'initialisation, à partir de plusieurs types d'objets. </text:p>
          <text:p text:style-name="Text_20_body">Un de ces constructeurs est particulièrement important: il s'agit du constructeur de copie, qui va nous permettre d'initialiser un objet à partir d'un autre objet <text:span text:style-name="Emphasis">de la même classe</text:span>.</text:p>
          <text:p text:style-name="Preformatted_20_Text"><text:soft-page-break/>class complexe {</text:p>
          <text:p text:style-name="Preformatted_20_Text">public:</text:p>
          <text:p text:style-name="Preformatted_20_Text"><text:s text:c="3"/><text:span text:style-name="T3">complexe(float x,float y)</text:span> : r(x), i(y) {};</text:p>
          <text:p text:style-name="Preformatted_20_Text"><text:s text:c="3"/><text:span text:style-name="T3">complexe(const complexe&amp; c)</text:span> : r(c.r),i(c.i) {</text:p>
          <text:p text:style-name="Preformatted_20_Text"><text:s text:c="7"/>cout &lt;&lt; "ici constructeur de copie de complexe" &lt;&lt; endl};</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text:p>
          <text:p text:style-name="Preformatted_20_Text"/>
          <text:p text:style-name="Preformatted_20_Text">main() {</text:p>
          <text:p text:style-name="Preformatted_20_Text"><text:s text:c="3"/>const complexe j(0,1);</text:p>
          <text:p text:style-name="Preformatted_20_Text"><text:s text:c="3"/>complexe A=j;</text:p>
          <text:p text:style-name="P18">}</text:p>
          <text:p text:style-name="Text_20_body"><draw:frame draw:style-name="fr2" draw:name="images118" text:anchor-type="as-char" svg:width="0.397cm" svg:height="0.397cm" draw:z-index="202"><draw:image xlink:href="../../html/attention.gif" xlink:type="simple" xlink:show="embed" xlink:actuate="onLoad"/><svg:title>ATTENTION</svg:title></draw:frame> Attention au prototype du constructeur de copie. En particulier, le passage <text:span text:style-name="Emphasis">par référence</text:span> est indispensable: si l'on essaie de passer l'objet <text:span text:style-name="Emphasis">par valeur</text:span>, on demande au compilateur de faire une copie de l'objet afin de la passer au constructeur de copie. Comme le C++ est un langage récursif, le constructeur de copie va s'appeler lui-même jusqu'à épuisement de la mémoire.</text:p>
          <text:p text:style-name="Text_20_body"><draw:frame draw:style-name="fr2" draw:name="images119" text:anchor-type="as-char" svg:width="0.503cm" svg:height="0.503cm" draw:z-index="203"><draw:image xlink:href="../../html/diam.gif" xlink:type="simple" xlink:show="embed" xlink:actuate="onLoad"/><svg:title>REGLE  D'OR</svg:title></draw:frame> De même que le langage offre un constructeur par défaut, de même il offre un constructeur de copie par défaut. Celui-ci fait tout simplement une copie membre à membre. Lorsque le constructeur par défaut est suffisant, <text:span text:style-name="Emphasis">utilisez celui-ci</text:span>. Mais lorsque le constructeur doit aussi faire autre chose (comme dans l'exemple ci-dessus), vous devez fournir un constructeur de copie.</text:p>
          <text:h text:style-name="Heading_20_3" text:outline-level="3"><text:bookmark text:name="valdef"/><text:bookmark-start text:name="__RefHeading__16594_2073142818"/>Valeurs par défaut des arguments<text:bookmark-end text:name="__RefHeading__16594_2073142818"/></text:h>
          <text:p text:style-name="Text_20_body">Dans une définition de fonction, il est possible de spécifier des valeurs par défaut à chaque argument. Il s'agit là encore d'un moyen très puissant pour modifier une fonction sans tout remettre en cause; Soit par exemple le code suivant:</text:p>
          <text:p text:style-name="Preformatted_20_Text"><text:span text:style-name="T3">float mult (float x)</text:span> {</text:p>
          <text:p text:style-name="Preformatted_20_Text"><text:s text:c="4"/>return 2 * x;</text:p>
          <text:p text:style-name="Preformatted_20_Text">};</text:p>
          <text:p text:style-name="Preformatted_20_Text"/>
          <text:p text:style-name="Preformatted_20_Text">main() {</text:p>
          <text:p text:style-name="Preformatted_20_Text"><text:s text:c="3"/>...</text:p>
          <text:p text:style-name="Preformatted_20_Text"><text:s text:c="3"/>float y = f (4.5);</text:p>
          <text:p text:style-name="P18">};</text:p>
          <text:p text:style-name="Text_20_body">Supposons qu'on désire modifier la fonction <text:span text:style-name="Source_20_Text">mult</text:span> afin qu'elle soit capable de multiplier son argument par n'importe quel nombre entier, et pas seulement 2. L'ancienne version correspondrait toujours à une multiplication par deux. Nous donnons donc 2 comme valeur par défaut au second paramètre, ce qui s'écrit: <text:span text:style-name="Source_20_Text">float mult (float x, int m=2);</text:span>. A partir de là, seront acceptés:</text:p>
          <text:list xml:id="list932156313041643430" text:style-name="L50">
            <text:list-item>
              <text:p text:style-name="P181">Les appels "à l'ancienne mode" type <text:span text:style-name="Source_20_Text">mult (x)</text:span> </text:p>
            </text:list-item>
            <text:list-item>
              <text:p text:style-name="P78">Les appels "à la nouvelle mode" type <text:span text:style-name="Source_20_Text">mult (x,3)</text:span> </text:p>
            </text:list-item>
          </text:list>
          <text:p text:style-name="Text_20_body">Voilà ce que cela donne dans notre exemple:</text:p>
          <text:p text:style-name="Preformatted_20_Text"><text:span text:style-name="T3">float mult (float x, int m=2)</text:span> {</text:p>
          <text:p text:style-name="Preformatted_20_Text"><text:s text:c="4"/>return <text:s/>m * x;</text:p>
          <text:p text:style-name="Preformatted_20_Text">};</text:p>
          <text:p text:style-name="Preformatted_20_Text"/>
          <text:p text:style-name="Preformatted_20_Text">main() {</text:p>
          <text:p text:style-name="Preformatted_20_Text"><text:s text:c="3"/>...</text:p>
          <text:p text:style-name="Preformatted_20_Text"><text:s text:c="3"/>float y = f(4.5); <text:s text:c="8"/>// meme resultat que ci-dessus</text:p>
          <text:p text:style-name="Preformatted_20_Text"><text:s text:c="3"/>float z = f(4.5,3); <text:s text:c="6"/>// cela etait impossible avec la version precedente</text:p>
          <text:p text:style-name="P18">};</text:p>
          <text:p text:style-name="Text_20_body"><draw:frame draw:style-name="fr2" draw:name="images120" text:anchor-type="as-char" svg:width="0.397cm" svg:height="0.397cm" draw:z-index="204"><draw:image xlink:href="../../html/attention.gif" xlink:type="simple" xlink:show="embed" xlink:actuate="onLoad"/><svg:title>ATTENTION</svg:title></draw:frame> Les arguments ayant des valeurs par défaut <text:span text:style-name="Emphasis">se trouvent obligatoirement</text:span> en fin de liste: sinon, le compilateur n'aurait aucun moyen de savoir de quels arguments vous parlez (il n'y a pas, en C++, de possibilité de fournir des arguments nommés, comme en perl ou en fortran 90).</text:p>
          <text:h text:style-name="Heading_20_3" text:outline-level="3"><text:bookmark text:name="valdef-construc"/><text:bookmark-start text:name="__RefHeading__16596_2073142818"/>Valeurs par défaut et constructeurs<text:bookmark-end text:name="__RefHeading__16596_2073142818"/></text:h>
          <text:p text:style-name="Text_20_body">Nous avons eu précédemment <draw:a xlink:type="simple" xlink:href="../../html/types.html#construct-predef"><draw:frame draw:style-name="fr3" draw:name="images121" text:anchor-type="as-char" svg:width="0.291cm" svg:height="0.344cm" draw:z-index="205"><draw:image xlink:href="../../html/avant.gif" xlink:type="simple" xlink:show="embed" xlink:actuate="onLoad"/><svg:title>avant</svg:title></draw:frame></draw:a>quelques ennuis avec le constructeur de la classe <text:span text:style-name="Source_20_Text">complexe</text:span>, tel qu'il était défini alors. La solution à nos problèmes est toute simple: il suffit d'utiliser des valeurs par défaut pour les paramètres passés au constructeur. Voici le code:</text:p>
          <text:p text:style-name="Preformatted_20_Text"><text:soft-page-break/>class complexe {</text:p>
          <text:p text:style-name="Preformatted_20_Text">private:</text:p>
          <text:p text:style-name="Preformatted_20_Text"><text:s text:c="2"/>...</text:p>
          <text:p text:style-name="Preformatted_20_Text">public:</text:p>
          <text:p text:style-name="Preformatted_20_Text"><text:s text:c="2"/><text:span text:style-name="T3">complexe(float x=0, float y=0)</text:span> {r=x; <text:s text:c="2"/>i=y; _calc_module();};</text:p>
          <text:p text:style-name="Preformatted_20_Text"><text:s text:c="2"/>...</text:p>
          <text:p text:style-name="Preformatted_20_Text">};</text:p>
          <text:p text:style-name="Preformatted_20_Text"/>
          <text:p text:style-name="Preformatted_20_Text">main() {</text:p>
          <text:p text:style-name="Preformatted_20_Text"><text:s text:c="2"/>complexe C; <text:s text:c="7"/>// sous-entendu initialiser a 0</text:p>
          <text:p text:style-name="Preformatted_20_Text"><text:s text:c="2"/>complexe C1(2); <text:s text:c="3"/>// sous-entendu initialiser a (2,0) [reel]</text:p>
          <text:p text:style-name="Preformatted_20_Text"><text:s text:c="2"/>complexe C2(2,2);</text:p>
          <text:p text:style-name="P18">}</text:p>
          <text:h text:style-name="Heading_20_3" text:outline-level="3"><text:bookmark text:name="facil"/><text:bookmark-start text:name="__RefHeading__16598_2073142818"/>Une facilité d'écriture<text:bookmark-end text:name="__RefHeading__16598_2073142818"/></text:h>
          <text:p text:style-name="Text_20_body">Le code ci-dessus permet d'écrire:</text:p>
          <text:p text:style-name="Preformatted_20_Text">main() {</text:p>
          <text:p text:style-name="Preformatted_20_Text"><text:s text:c="3"/><text:span text:style-name="T3">complexe A(5);</text:span></text:p>
          <text:p text:style-name="Preformatted_20_Text"><text:s text:c="3"/><text:span text:style-name="T3">complexe B=5;</text:span></text:p>
          <text:p text:style-name="Preformatted_20_Text"><text:s text:c="3"/><text:span text:style-name="T3">complexe C;</text:span></text:p>
          <text:p text:style-name="P18">};</text:p>
          <text:p text:style-name="Text_20_body">Les deux premières lignes ont exactement la même signification, simplement <text:span text:style-name="Source_20_Text">C=5</text:span> est plus parlant.Tout le monde comprend que l'initialisation d'un complexe par un réel donne un complexe avec une partie imaginaire nulle. D'autre part, la troisième ligne conduit à l'initialisation à 0 d'un nombre complexe.</text:p>
          <text:h text:style-name="Heading_20_4" text:outline-level="4"><text:bookmark-start text:name="__RefHeading__16600_2073142818"/>Le mot-clé explicit<text:bookmark-end text:name="__RefHeading__16600_2073142818"/></text:h>
          <text:p text:style-name="Text_20_body">La facilité d'un jour devient handicap le lendemain: en effet, revenons sur la classe tableau ( <draw:a xlink:type="simple" xlink:href="../../html/types.html#const"><draw:frame draw:style-name="fr3" draw:name="images122" text:anchor-type="as-char" svg:width="0.291cm" svg:height="0.344cm" draw:z-index="206"><draw:image xlink:href="../../html/avant.gif" xlink:type="simple" xlink:show="embed" xlink:actuate="onLoad"/><svg:title>avant</svg:title></draw:frame></draw:a>); Puisque le constructeur ne comporte qu'un seul paramètre, nous pouvons écrire le code suivant:</text:p>
          <text:p text:style-name="Preformatted_20_Text">main() {</text:p>
          <text:p text:style-name="Preformatted_20_Text"><text:s text:c="3"/>tableau B = 1024;</text:p>
          <text:p text:style-name="P18">}</text:p>
          <text:p text:style-name="Text_20_body">Là, il n'est pas du tout évident, lorsqu'on lit le code ci-dessus, que cela signifie "allouer un buffer de <text:span text:style-name="Emphasis">taille</text:span> 1024 octets"... Le concepteur de <text:span text:style-name="Source_20_Text">tableau</text:span> devrait donc inhiber cette écriture, qui se révèle inadéquate. D'autant plus que cette écriture correspond en fait à une conversion (depuis le type int vers le type tableau), qui en l'occurrence n'est pas souhaitable, et peut provoquer des soucis soit à la compilation, soit à l'exécution. On peut donc inhiber cette conversion implicite en utilisant le mot-clé <text:span text:style-name="Source_20_Text">explicit</text:span> devant la définition du constructeur:</text:p>
          <text:p text:style-name="Preformatted_20_Text">class tableau {</text:p>
          <text:p text:style-name="Preformatted_20_Text"><text:s text:c="2"/>...</text:p>
          <text:p text:style-name="Preformatted_20_Text">public:</text:p>
          <text:p text:style-name="Preformatted_20_Text"><text:s text:c="2"/>explicit tableau(int); <text:s text:c="45"/></text:p>
          <text:p text:style-name="P18">};</text:p>
          <text:h text:style-name="Heading_20_2" text:outline-level="2"><text:bookmark text:name="surch-op"/><text:bookmark-start text:name="__RefHeading__16602_2073142818"/>Surcharger les opérateurs<text:bookmark-end text:name="__RefHeading__16602_2073142818"/></text:h>
          <text:p text:style-name="Text_20_body">Lorsque nous écrivons le code suivant, en C:</text:p>
          <text:p text:style-name="Preformatted_20_Text">int A=2;</text:p>
          <text:p text:style-name="Preformatted_20_Text">int B=3;</text:p>
          <text:p text:style-name="Preformatted_20_Text">int C;</text:p>
          <text:p text:style-name="Preformatted_20_Text">double A1=2.1;</text:p>
          <text:p text:style-name="Preformatted_20_Text">double B1=3.1,</text:p>
          <text:p text:style-name="Preformatted_20_Text">double C1;</text:p>
          <text:p text:style-name="Preformatted_20_Text">main() {</text:p>
          <text:p text:style-name="Preformatted_20_Text"><text:s text:c="3"/>C = A + B;</text:p>
          <text:p text:style-name="Preformatted_20_Text"><text:s text:c="3"/>C1= A1+B1;</text:p>
          <text:p text:style-name="P18">}</text:p>
          <text:p text:style-name="Text_20_body">Nous utilisons la surcharge des opérateurs "sans le savoir", tel M.Jourdain faisant de la prose. En effet, du point-de-vue des instructions en langage machine, l'opérateur <text:span text:style-name="Source_20_Text">+</text:span> ne produira pas le même code dans la première et dans la seconde ligne. Dans le premier cas, on fait une addition en arithmétique entière, dans le second cas on fait l'addition en arithmétique flottante. <text:line-break/>Le C++ permettra de donner une signification à l'opérateur <text:span text:style-name="Source_20_Text">+</text:span> (ainsi qu'à tous les opérateurs du langage) spécifique pour <text:soft-page-break/><text:span text:style-name="Emphasis">chaque classe définie</text:span>.</text:p>
          <text:h text:style-name="Heading_20_3" text:outline-level="3"><text:bookmark text:name="ope-fonc"/><text:bookmark-start text:name="__RefHeading__16604_2073142818"/>Opérateurs et fonctions<text:bookmark-end text:name="__RefHeading__16604_2073142818"/></text:h>
          <text:p text:style-name="Text_20_body">L'expression: <text:span text:style-name="Source_20_Text">C = A + B</text:span> peut être vue comme une manière différente d'écrire un appel de fonction. En effet, on pourrait aussi écrire: <text:span text:style-name="Source_20_Text">C = add(A,B)</text:span> Le résultat serait le même que l'expression ci-dessus, mais le code nettement moins lisible. Le C++ respecte tout simplement la convention suivante: lorsqu'il rencontre une instruction <text:span text:style-name="Source_20_Text">C = A + B</text:span>, il exécute en réalité l'instruction <text:span text:style-name="Source_20_Text">C = operator+(A,</text:span><text:span text:style-name="Source_20_Text"><text:span text:style-name="T11">B</text:span></text:span><text:span text:style-name="Source_20_Text">)</text:span>.</text:p>
          <text:p text:style-name="Text_20_body">La fonction <text:span text:style-name="Source_20_Text">operator+</text:span> doit accepter deux paramètres de type <text:span text:style-name="Source_20_Text">complexe</text:span> en entrée, et elle doit renvoyer également un complexe, d'où le prototype suivant:</text:p>
          <text:p text:style-name="P18">complexe operator+(const complexe&amp;, const complexe&amp;);</text:p>
          <text:p text:style-name="Text_20_body">L'addition de trois complexes peut s'écrire <text:span text:style-name="Source_20_Text">D = A + B + C</text:span> soit (l'opérateur + étant associatif à droite): <text:span text:style-name="Source_20_Text">D = A + (B + C)</text:span>, ou encore <text:span text:style-name="Source_20_Text">D = A + operator+(B,C)</text:span> soit <text:span text:style-name="Source_20_Text">D = operator+(A,operator+(B,C))</text:span> Il va sans dire que la première écriture est bien plus compréhensible que la dernière, cependant il est bon de l'avoir présente à l'esprit, en particulier lorsqu'on définit le prototype de la fonction.</text:p>
          <text:p text:style-name="Text_20_body">La forme utilisant un appel de fonction et la forme utilisant les opérateurs <text:span text:style-name="Emphasis">sont équivalentes</text:span>. Simplement, la surcharge des opérateurs va permettre à l'utilisateur de nos objets d'écrire un programme plus élégant.</text:p>
          <text:p text:style-name="Text_20_body"><draw:frame draw:style-name="fr2" draw:name="images123" text:anchor-type="as-char" svg:width="0.397cm" svg:height="0.397cm" draw:z-index="207"><draw:image xlink:href="../../html/attention.gif" xlink:type="simple" xlink:show="embed" xlink:actuate="onLoad"/><svg:title>ATTENTION</svg:title></draw:frame> Il ne s'agit pas de <text:span text:style-name="Emphasis">créer</text:span> de nouveaux opérateurs, il s'agit bien de <text:span text:style-name="Emphasis">surcharger</text:span> les opérateurs existants. Ni plus, ni moins. Les règles de priorité et d'associativité définies pour les opérateurs du langage s'appliquent également aux opérateurs surchargés.</text:p>
          <text:h text:style-name="Heading_20_4" text:outline-level="4"><text:bookmark text:name="ope-surch"/><text:bookmark-start text:name="__RefHeading__16606_2073142818"/>Opérateurs: le bestiaire<text:bookmark-end text:name="__RefHeading__16606_2073142818"/></text:h>
          <text:p text:style-name="Text_20_body">Les tables ci-dessous indiquent:</text:p>
          <text:list xml:id="list4020233002717261393" text:style-name="L51">
            <text:list-item>
              <text:p text:style-name="P182">La liste (<text:span text:style-name="T4">non exhaustive</text:span>) des opérateurs, leurs significations, et la possibilité ou non de surcharge </text:p>
            </text:list-item>
            <text:list-item>
              <text:p text:style-name="P79">Les priorités et associativités des principaux opérateurs </text:p>
            </text:list-item>
          </text:list>
          <text:p text:style-name="P8">Principaux opérateurs du C++</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Table_20_Heading">Opérateurs</text:p>
              </table:table-cell>
              <table:table-cell table:style-name="Tableau8.A1" office:value-type="string">
                <text:p text:style-name="Table_20_Heading">signification </text:p>
              </table:table-cell>
              <table:table-cell table:style-name="Tableau8.A1" office:value-type="string">
                <text:p text:style-name="Table_20_Heading">Surcharge </text:p>
              </table:table-cell>
              <table:table-cell table:style-name="Tableau8.A1" office:value-type="string">
                <text:p text:style-name="Table_20_Heading">Intérêt de la surcharge </text:p>
              </table:table-cell>
            </table:table-row>
            <table:table-row>
              <table:table-cell table:style-name="Tableau8.A1" office:value-type="string">
                <text:p text:style-name="Table_20_Contents">:: </text:p>
              </table:table-cell>
              <table:table-cell table:style-name="Tableau8.A1" office:value-type="string">
                <text:p text:style-name="Table_20_Contents">Résolution de portée</text:p>
              </table:table-cell>
              <table:table-cell table:style-name="Tableau8.A1" office:value-type="string">
                <text:p text:style-name="Table_20_Contents">NON </text:p>
              </table:table-cell>
              <table:table-cell table:style-name="Tableau8.A1" office:value-type="string">
                <text:p text:style-name="Table_20_Contents"> </text:p>
              </table:table-cell>
            </table:table-row>
            <table:table-row>
              <table:table-cell table:style-name="Tableau8.A1" office:value-type="string">
                <text:p text:style-name="Table_20_Contents">. </text:p>
              </table:table-cell>
              <table:table-cell table:style-name="Tableau8.A1" office:value-type="string">
                <text:p text:style-name="Table_20_Contents">Sélection de membre</text:p>
              </table:table-cell>
              <table:table-cell table:style-name="Tableau8.A1" office:value-type="string">
                <text:p text:style-name="Table_20_Contents">NON </text:p>
              </table:table-cell>
              <table:table-cell table:style-name="Tableau8.A1" office:value-type="string">
                <text:p text:style-name="Table_20_Contents"> </text:p>
              </table:table-cell>
            </table:table-row>
            <table:table-row>
              <table:table-cell table:style-name="Tableau8.A1" office:value-type="string">
                <text:p text:style-name="Table_20_Contents">+= <text:line-break/>-= <text:line-break/>*= <text:line-break/>/= <text:line-break/>%= </text:p>
              </table:table-cell>
              <table:table-cell table:style-name="Tableau8.A1" office:value-type="string">
                <text:p text:style-name="Table_20_Contents"><text:line-break/><text:line-break/>Opérateurs unaires arithmétiques.<text:line-break/><text:line-break/></text:p>
              </table:table-cell>
              <table:table-cell table:style-name="Tableau8.A1" office:value-type="string">
                <text:p text:style-name="Table_20_Contents"><text:line-break/><text:line-break/>OUI<text:line-break/><text:line-break/></text:p>
              </table:table-cell>
              <table:table-cell table:style-name="Tableau8.A1" office:value-type="string">
                <text:p text:style-name="Table_20_Contents"><text:line-break/>Opérations arithmétiques unaires et performantes<text:line-break/><text:line-break/></text:p>
              </table:table-cell>
            </table:table-row>
            <table:table-row>
              <table:table-cell table:style-name="Tableau8.A1" office:value-type="string">
                <text:p text:style-name="Table_20_Contents">+ <text:line-break/>- <text:line-break/>* <text:line-break/>/ <text:line-break/>% </text:p>
              </table:table-cell>
              <table:table-cell table:style-name="Tableau8.A1" office:value-type="string">
                <text:p text:style-name="Table_20_Contents"><text:line-break/><text:line-break/>Opérateurs binaires arithmétiques.<text:line-break/><text:line-break/></text:p>
              </table:table-cell>
              <table:table-cell table:style-name="Tableau8.A1" office:value-type="string">
                <text:p text:style-name="Table_20_Contents"><text:line-break/><text:line-break/>OUI<text:line-break/><text:line-break/></text:p>
              </table:table-cell>
              <table:table-cell table:style-name="Tableau8.A1" office:value-type="string">
                <text:p text:style-name="Table_20_Contents"><text:line-break/><text:line-break/>Opérations arithmétiques binaires<text:line-break/><text:line-break/></text:p>
              </table:table-cell>
            </table:table-row>
            <table:table-row>
              <table:table-cell table:style-name="Tableau8.A1" office:value-type="string">
                <text:p text:style-name="Table_20_Contents">++ <text:line-break/>-- </text:p>
              </table:table-cell>
              <table:table-cell table:style-name="Tableau8.A1" office:value-type="string">
                <text:p text:style-name="Table_20_Contents">Incrémentation, décrémentation</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Itérateurs</text:p>
                <text:p text:style-name="Table_20_Contents"/>
              </table:table-cell>
            </table:table-row>
            <table:table-row>
              <table:table-cell table:style-name="Tableau8.A1" office:value-type="string">
                <text:p text:style-name="Table_20_Contents">=</text:p>
                <text:p text:style-name="Table_20_Contents"/>
              </table:table-cell>
              <table:table-cell table:style-name="Tableau8.A1" office:value-type="string">
                <text:p text:style-name="Table_20_Contents">Opérateur d'égalité.</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Clônage entre deux objets.</text:p>
                <text:p text:style-name="Table_20_Contents"/>
              </table:table-cell>
            </table:table-row>
            <table:table-row>
              <table:table-cell table:style-name="Tableau8.A1" office:value-type="string">
                <text:p text:style-name="Table_20_Contents">&gt;&gt;<text:line-break/>&lt;&lt;</text:p>
              </table:table-cell>
              <table:table-cell table:style-name="Tableau8.A1" office:value-type="string">
                <text:p text:style-name="Table_20_Contents">Décalage à gauche ou à droite</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entrée<text:line-break/>sortie.</text:p>
              </table:table-cell>
            </table:table-row>
            <table:table-row>
              <table:table-cell table:style-name="Tableau8.A1" office:value-type="string">
                <text:p text:style-name="Table_20_Contents">[]</text:p>
              </table:table-cell>
              <table:table-cell table:style-name="Tableau8.A1" office:value-type="string">
                <text:p text:style-name="Table_20_Contents">Accès aux membres d'un tableau</text:p>
              </table:table-cell>
              <table:table-cell table:style-name="Tableau8.A1" office:value-type="string">
                <text:p text:style-name="Table_20_Contents">OUI</text:p>
              </table:table-cell>
              <table:table-cell table:style-name="Tableau8.A1" office:value-type="string">
                <text:p text:style-name="Table_20_Contents">Indiçage généralisé</text:p>
              </table:table-cell>
            </table:table-row>
            <table:table-row>
              <table:table-cell table:style-name="Tableau8.A1" office:value-type="string">
                <text:p text:style-name="Table_20_Contents">()</text:p>
              </table:table-cell>
              <table:table-cell table:style-name="Tableau8.A1" office:value-type="string">
                <text:p text:style-name="Table_20_Contents">Appel de fonction</text:p>
              </table:table-cell>
              <table:table-cell table:style-name="Tableau8.A1" office:value-type="string">
                <text:p text:style-name="Table_20_Contents">OUI</text:p>
              </table:table-cell>
              <table:table-cell table:style-name="Tableau8.A1" office:value-type="string">
                <text:p text:style-name="Table_20_Contents">Objets-fonctions </text:p>
              </table:table-cell>
            </table:table-row>
            <table:table-row>
              <table:table-cell table:style-name="Tableau8.A1" office:value-type="string">
                <text:p text:style-name="Table_20_Contents">! </text:p>
              </table:table-cell>
              <table:table-cell table:style-name="Tableau8.A1" office:value-type="string">
                <text:p text:style-name="Table_20_Contents">Opération logique </text:p>
              </table:table-cell>
              <table:table-cell table:style-name="Tableau8.A1" office:value-type="string">
                <text:p text:style-name="Table_20_Contents">OUI</text:p>
              </table:table-cell>
              <table:table-cell table:style-name="Tableau8.A1" office:value-type="string">
                <text:p text:style-name="Table_20_Contents">Permet de comparer un objet à true/false</text:p>
              </table:table-cell>
            </table:table-row>
            <table:table-row>
              <table:table-cell table:style-name="Tableau8.A1" office:value-type="string">
                <text:p text:style-name="Table_20_Contents">==<text:line-break/>!=</text:p>
              </table:table-cell>
              <table:table-cell table:style-name="Tableau8.A1" office:value-type="string">
                <text:p text:style-name="Table_20_Contents">Egalité, non égalité</text:p>
                <text:p text:style-name="Table_20_Contents"/>
              </table:table-cell>
              <table:table-cell table:style-name="Tableau8.A1" office:value-type="string">
                <text:p text:style-name="Table_20_Contents">OUI</text:p>
                <text:p text:style-name="Table_20_Contents"/>
              </table:table-cell>
              <table:table-cell table:style-name="Tableau8.A1" office:value-type="string">
                <text:p text:style-name="Table_20_Contents">Egalité, non égalité entre deux objets</text:p>
                <text:p text:style-name="Table_20_Contents"/>
              </table:table-cell>
            </table:table-row>
            <table:table-row>
              <table:table-cell table:style-name="Tableau8.A1" office:value-type="string">
                <text:p text:style-name="Table_20_Contents">&gt;<text:line-break/>&lt;<text:line-break/>&gt;=<text:line-break/>&lt;=</text:p>
              </table:table-cell>
              <table:table-cell table:style-name="Tableau8.A1" office:value-type="string">
                <text:p text:style-name="Table_20_Contents"/>
                <text:p text:style-name="Table_20_Contents">Inégalités</text:p>
                <text:p text:style-name="Table_20_Contents"/>
                <text:p text:style-name="Table_20_Contents"/>
              </table:table-cell>
              <table:table-cell table:style-name="Tableau8.A1" office:value-type="string">
                <text:p text:style-name="Table_20_Contents"><text:line-break/>OUI<text:line-break/><text:line-break/></text:p>
              </table:table-cell>
              <table:table-cell table:style-name="Tableau8.A1" office:value-type="string">
                <text:p text:style-name="Table_20_Contents"><text:line-break/>Inégalités <text:line-break/><text:line-break/></text:p>
              </table:table-cell>
            </table:table-row>
            <text:soft-page-break/>
            <table:table-row>
              <table:table-cell table:style-name="Tableau8.A1" office:value-type="string">
                <text:p text:style-name="Table_20_Contents">-&gt; <text:line-break/>-&gt;* <text:line-break/>.* </text:p>
              </table:table-cell>
              <table:table-cell table:style-name="Tableau8.A1" office:value-type="string">
                <text:p text:style-name="Table_20_Contents">Sélection de membre depuis un ou vers un pointeur.<text:line-break/></text:p>
              </table:table-cell>
              <table:table-cell table:style-name="Tableau8.A1" office:value-type="string">
                <text:p text:style-name="Table_20_Contents"><text:line-break/>OUI<text:line-break/></text:p>
              </table:table-cell>
              <table:table-cell table:style-name="Tableau8.A1" office:value-type="string">
                <text:p text:style-name="Table_20_Contents"/>
                <text:p text:style-name="Table_20_Contents">Contrôle de l'accès aux membres</text:p>
                <text:p text:style-name="Table_20_Contents"/>
              </table:table-cell>
            </table:table-row>
            <table:table-row>
              <table:table-cell table:style-name="Tableau8.A1" office:value-type="string">
                <text:p text:style-name="Table_20_Contents">&amp; <text:line-break/>* </text:p>
              </table:table-cell>
              <table:table-cell table:style-name="Tableau8.A1" office:value-type="string">
                <text:p text:style-name="Table_20_Contents">Pointeur, référence.<text:line-break/></text:p>
              </table:table-cell>
              <table:table-cell table:style-name="Tableau8.A1" office:value-type="string">
                <text:p text:style-name="Table_20_Contents">OUI<text:line-break/></text:p>
              </table:table-cell>
              <table:table-cell table:style-name="Tableau8.A1" office:value-type="string">
                <text:p text:style-name="Table_20_Contents">Objets à comptage de référence, itérateurs<text:line-break/></text:p>
              </table:table-cell>
            </table:table-row>
            <table:table-row>
              <table:table-cell table:style-name="Tableau8.A1" office:value-type="string">
                <text:p text:style-name="Table_20_Contents">int<text:line-break/>long<text:line-break/>short<text:line-break/>float<text:line-break/>double<text:line-break/>etc. </text:p>
              </table:table-cell>
              <table:table-cell table:style-name="Tableau8.A1" office:value-type="string">
                <text:p text:style-name="Table_20_Contents"><text:line-break/><text:line-break/>Conversion de types <text:line-break/><text:line-break/><text:line-break/></text:p>
              </table:table-cell>
              <table:table-cell table:style-name="Tableau8.A1" office:value-type="string">
                <text:p text:style-name="Table_20_Contents"><text:line-break/><text:line-break/>OUI<text:line-break/><text:line-break/><text:line-break/></text:p>
              </table:table-cell>
              <table:table-cell table:style-name="Tableau8.A1" office:value-type="string">
                <text:p text:style-name="Table_20_Contents"><text:line-break/><text:line-break/>Conversion vers un type prédéfini depuis un objet<text:line-break/><text:line-break/></text:p>
              </table:table-cell>
            </table:table-row>
          </table:table>
          <text:p text:style-name="Text_20_body"><draw:frame draw:style-name="fr2" draw:name="images124" text:anchor-type="as-char" svg:width="0.397cm" svg:height="0.397cm" draw:z-index="208"><draw:image xlink:href="../../html/attention.gif" xlink:type="simple" xlink:show="embed" xlink:actuate="onLoad"/><svg:title>ATTENTION</svg:title></draw:frame> Vous pouvez mettre <text:span text:style-name="Emphasis">n'importe quoi</text:span> dans le code. Rien (sinon votre bon sens) ne vous empêche de mettre une multiplication dans un opérateur <text:span text:style-name="Source_20_Text">+</text:span>. Autrement dit, c'est un jeu d'enfant de faire dire à un programme C++: <text:span text:style-name="Source_20_Text">16 = 4 + 4</text:span>... Mais bien sûr ce n'est pas fait pour cela ! Au contraire, le seul intérêt de la surcharge des opérateurs est que les <text:span text:style-name="Emphasis">utilisateurs</text:span> de vos objets pourront écrire des programmes plus clairs. Utilisez la dernière colonne du tableau ci-dessus afin de surcharger vos opérateurs à bon essient.</text:p>
          <text:p text:style-name="P8">Priorité et associativité des opérateurs</text:p>
          <table:table table:name="Tableau9" table:style-name="Tableau9">
            <table:table-column table:style-name="Tableau9.A"/>
            <table:table-column table:style-name="Tableau9.B" table:number-columns-repeated="3"/>
            <table:table-column table:style-name="Tableau9.E"/>
            <table:table-column table:style-name="Tableau9.F"/>
            <table:table-column table:style-name="Tableau9.G"/>
            <table:table-column table:style-name="Tableau9.H"/>
            <table:table-column table:style-name="Tableau9.I"/>
            <table:table-column table:style-name="Tableau9.J"/>
            <table:table-column table:style-name="Tableau9.A"/>
            <table:table-column table:style-name="Tableau9.L"/>
            <table:table-row>
              <table:table-cell table:style-name="Tableau9.A1" table:number-columns-spanned="11" office:value-type="string">
                <text:p text:style-name="Table_20_Heading">Opérateurs (par priorité descendante)</text:p>
              </table:table-cell>
              <table:covered-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Heading">Associativité</text:p>
              </table:table-cell>
            </table:table-row>
            <table:table-row>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gt; </text:p>
              </table:table-cell>
              <table:table-cell table:style-name="Tableau9.A1" office:value-type="string">
                <text:p text:style-name="Table_20_Contents">. </text:p>
              </table:table-cell>
              <table:table-cell table:style-name="Tableau9.A1" table:number-columns-spanned="7" office:value-type="string">
                <text:p text:style-name="Table_20_Contents"> </text:p>
              </table: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amp;</text:p>
              </table:table-cell>
              <table:table-cell table:style-name="Tableau9.A1" office:value-type="string">
                <text:p text:style-name="Table_20_Contents">(int)</text:p>
              </table:table-cell>
              <table:table-cell table:style-name="Tableau9.A1" office:value-type="string">
                <text:p text:style-name="Table_20_Contents">sizeof</text:p>
              </table:table-cell>
              <table:table-cell table:style-name="Tableau9.A1" office:value-type="string">
                <text:p text:style-name="Table_20_Contents"> </text:p>
              </table:table-cell>
              <table:table-cell table:style-name="Tableau9.A1" office:value-type="string">
                <text:p text:style-name="Table_20_Contents">&l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table:number-columns-spanned="8" office:value-type="string">
                <text:p text:style-name="Table_20_Contents">  </text:p>
              </table: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lt;&lt;</text:p>
              </table:table-cell>
              <table:table-cell table:style-name="Tableau9.A1" office:value-type="string">
                <text:p text:style-name="Table_20_Contents">&gt;&gt;</text:p>
              </table:table-cell>
              <table:table-cell table:style-name="Tableau9.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lt;</text:p>
              </table:table-cell>
              <table:table-cell table:style-name="Tableau9.A1" office:value-type="string">
                <text:p text:style-name="Table_20_Contents">&lt;=</text:p>
              </table:table-cell>
              <table:table-cell table:style-name="Tableau9.A1" office:value-type="string">
                <text:p text:style-name="Table_20_Contents">&gt;</text:p>
              </table:table-cell>
              <table:table-cell table:style-name="Tableau9.A1" office:value-type="string">
                <text:p text:style-name="Table_20_Contents">&gt;=</text:p>
              </table:table-cell>
              <table:table-cell table:style-name="Tableau9.A1" table:number-columns-spanned="7" office:value-type="string">
                <text:p text:style-name="Table_20_Contents">  </text:p>
              </table: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amp;</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amp;&amp;</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lt;--</text:p>
              </table:table-cell>
            </table:table-row>
            <table:table-row>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amp;=</text:p>
              </table:table-cell>
              <table:table-cell table:style-name="Tableau9.A1" office:value-type="string">
                <text:p text:style-name="Table_20_Contents">^=</text:p>
              </table:table-cell>
              <table:table-cell table:style-name="Tableau9.A1" office:value-type="string">
                <text:p text:style-name="Table_20_Contents">|=</text:p>
              </table:table-cell>
              <table:table-cell table:style-name="Tableau9.A1" office:value-type="string">
                <text:p text:style-name="Table_20_Contents">&lt;&lt;=</text:p>
              </table:table-cell>
              <table:table-cell table:style-name="Tableau9.A1" office:value-type="string">
                <text:p text:style-name="Table_20_Contents">&gt;&gt;=</text:p>
              </table:table-cell>
              <table:table-cell table:style-name="Tableau9.A1" office:value-type="string">
                <text:p text:style-name="Table_20_Contents">&lt;--</text:p>
              </table:table-cell>
            </table:table-row>
            <table:table-row>
              <table:table-cell table:style-name="Tableau9.A1" office:value-type="string">
                <text:p text:style-name="Table_20_Contents">,</text:p>
              </table:table-cell>
              <table:table-cell table:style-name="Tableau9.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9.A1" office:value-type="string">
                <text:p text:style-name="Table_20_Contents">--&gt;</text:p>
              </table:table-cell>
            </table:table-row>
          </table:table>
          <text:h text:style-name="Heading_20_4" text:outline-level="4"><text:bookmark text:name="ope-ami"/><text:bookmark-start text:name="__RefHeading__16608_2073142818"/>Fonction membre ou fonction ordinaire ?<text:bookmark-end text:name="__RefHeading__16608_2073142818"/></text:h>
          <text:p text:style-name="Text_20_body"><draw:frame draw:style-name="fr2" draw:name="images125" text:anchor-type="as-char" svg:width="0.503cm" svg:height="0.503cm" draw:z-index="209"><draw:image xlink:href="../../html/diam.gif" xlink:type="simple" xlink:show="embed" xlink:actuate="onLoad"/><svg:title>REGLE  D'OR</svg:title></draw:frame> Faut-il spécifier un opérateur comme une fonction-membre ou comme une fonction ordinaire (éventuellement amie) ? La règle générale est la suivante: </text:p>
          <text:list xml:id="list5453030442479049381" text:style-name="L52">
            <text:list-item>
              <text:p text:style-name="P183">Opérateur unaire (ex: <text:span text:style-name="Source_20_Text">++</text:span>). Fonction membre </text:p>
            </text:list-item>
            <text:list-item>
              <text:p text:style-name="P80">Opérateur binaire (ex: <text:span text:style-name="Source_20_Text">+</text:span>). Fonction ordinaire </text:p>
            </text:list-item>
          </text:list>
          <text:p text:style-name="Text_20_body">En effet, un opérateur unaire modifie par nature l'objet sur lequel il opère (<text:span text:style-name="Source_20_Text">a +=3</text:span> modifie <text:span text:style-name="Source_20_Text">a</text:span>). Il est donc cohérent d'en faire une fonction-membre. Un opérateur binaire, par contre, opère sur <text:span text:style-name="Emphasis">deux</text:span> objets. En faire une fonction-membre revient à "privilégier" de manière arbitraire l'un des deux objets. Au mieux c'est incohérent, au pire cela ne fonctionnera pas.</text:p>
          <text:h text:style-name="Heading_20_3" text:outline-level="3"><text:bookmark text:name="ope-plus"/><text:bookmark-start text:name="__RefHeading__16610_2073142818"/>Les quatre opérations<text:bookmark-end text:name="__RefHeading__16610_2073142818"/></text:h>
          <text:p text:style-name="Text_20_body">Le code suivant montre une implémentation de l'opérateur <text:span text:style-name="Source_20_Text">+=</text:span> sur la classe <text:span text:style-name="Source_20_Text">complexe</text:span>. <text:span text:style-name="Source_20_Text">+=</text:span> est implémenté en tant que fonction membre:</text:p>
          <text:p text:style-name="Preformatted_20_Text"><text:soft-page-break/>class complexe {</text:p>
          <text:p text:style-name="Preformatted_20_Text">private:</text:p>
          <text:p text:style-name="Preformatted_20_Text"><text:s text:c="2"/>...</text:p>
          <text:p text:style-name="Preformatted_20_Text">public:</text:p>
          <text:p text:style-name="Preformatted_20_Text"><text:s text:c="2"/>...</text:p>
          <text:p text:style-name="Preformatted_20_Text"><text:s text:c="2"/><text:span text:style-name="T3">complexe&amp; operator+= (const complexe&amp;)</text:span>;</text:p>
          <text:p text:style-name="Preformatted_20_Text">};</text:p>
          <text:p text:style-name="Preformatted_20_Text"/>
          <text:p text:style-name="P21">complexe&amp; complexe::operator+=(const complexe&amp; c) {</text:p>
          <text:p text:style-name="Preformatted_20_Text"><text:s text:c="2"/><text:span text:style-name="T3">r += c.r;</text:span></text:p>
          <text:p text:style-name="Preformatted_20_Text"><text:s text:c="2"/><text:span text:style-name="T3">i += c.i;</text:span></text:p>
          <text:p text:style-name="Preformatted_20_Text"><text:s text:c="2"/><text:span text:style-name="T3">return *this;</text:span></text:p>
          <text:p text:style-name="P19">};</text:p>
          <text:p text:style-name="Text_20_body">Le code suivant montre l'implémentation de l'opérateur <text:span text:style-name="Source_20_Text">+</text:span>, qui est simplement une fonction ordinaire, prenant deux complexes comme paramètres, et renvoyant un autre complexe:</text:p>
          <text:p text:style-name="Preformatted_20_Text">complexe operator+(const complexe&amp; a, const complexe&amp; b) {</text:p>
          <text:p text:style-name="Preformatted_20_Text"><text:s text:c="2"/>complexe r=a;</text:p>
          <text:p text:style-name="Preformatted_20_Text"><text:s text:c="2"/><text:span text:style-name="T3">r += b;</text:span></text:p>
          <text:p text:style-name="Preformatted_20_Text"><text:s text:c="2"/>return r;</text:p>
          <text:p text:style-name="P18">};</text:p>
          <text:p text:style-name="Text_20_body">Nous avons défini <text:span text:style-name="Emphasis">deux opérateurs</text:span> (<text:span text:style-name="Source_20_Text">+</text:span> et <text:span text:style-name="Source_20_Text">+=</text:span>), mais seul l'un d'entre eux (<text:span text:style-name="Source_20_Text">+=</text:span>) accède aux données privées. Cela signifie que si nous modifions l'implémentation de <text:span text:style-name="Source_20_Text">complexe</text:span> (hypothèse réaliste, nous avons déjà vu trois implémentations différentes) nous n'aurons <text:span text:style-name="Emphasis">qu'un seul</text:span> opérateur à modifier: moins de travail, surtout moins de risque d'erreur.</text:p>
          <text:p text:style-name="Text_20_body"><draw:frame draw:style-name="fr2" draw:name="images126" text:anchor-type="as-char" svg:width="0.397cm" svg:height="0.397cm" draw:z-index="210"><draw:image xlink:href="../../html/attention.gif" xlink:type="simple" xlink:show="embed" xlink:actuate="onLoad"/><svg:title>ATTENTION</svg:title></draw:frame> Attention aux types de retour des opérateurs: en effet, <text:span text:style-name="Source_20_Text">operator+=</text:span> renvoie un <text:span text:style-name="Source_20_Text">complexe&amp;</text:span>, tandis que <text:span text:style-name="Source_20_Text">operator+</text:span> renvoie simplement un <text:span text:style-name="Source_20_Text">complexe</text:span>. Pourquoi ? Il est toujours préférable de renvoyer une référence plutôt qu'un objet, pour des questions de performances: en effet, renvoyer un objet signifie effectuer une copie, opération éventuellement longue pour des objets volumineux, alors que renvoyer une référence signifie renvoyer simplement... une adresse. Opération très rapide, et indépendante de la taille de l'objet. C'est ainsi que <text:span text:style-name="Source_20_Text">operator+=</text:span> renvoie une référence. Par contre, <text:span text:style-name="Source_20_Text">operator+</text:span> renvoie un <text:span text:style-name="Source_20_Text">complexe</text:span>. Ce serait en effet une erreur dans ce cas de renvoyer une référence, car celle-ci pointerait sur une <text:span text:style-name="Emphasis">variable locale</text:span> <draw:a xlink:type="simple" xlink:href="../../html/types.html#ref-boum"><draw:frame draw:style-name="fr3" draw:name="images127" text:anchor-type="as-char" svg:width="0.291cm" svg:height="0.344cm" draw:z-index="211"><draw:image xlink:href="../../html/avant.gif" xlink:type="simple" xlink:show="embed" xlink:actuate="onLoad"/><svg:title>avant</svg:title></draw:frame></draw:a>. Cela a d'ailleurs une conséquence dans le code que nous écrirons lors de l'utilisation de ces opérateurs: ainsi il sera plus performant d'écrire <text:span text:style-name="Source_20_Text">a += b</text:span> que d'écrire <text:span text:style-name="Source_20_Text">a = a + b </text:span>, bien que les deux écritures soient autorisées et signifient la même chose. C'est vrai dès que <text:span text:style-name="Source_20_Text">a</text:span> et <text:span text:style-name="Source_20_Text">b</text:span> sont des objets.</text:p>
          <text:h text:style-name="Heading_20_3" text:outline-level="3"><text:bookmark text:name="ope-incr"/><text:bookmark-start text:name="__RefHeading__16612_2073142818"/>Les opérateurs d'incrémentation ou décrémentation<text:bookmark-end text:name="__RefHeading__16612_2073142818"/></text:h>
          <text:p text:style-name="Text_20_body">Les opérateurs <text:span text:style-name="Source_20_Text">++</text:span> et <text:span text:style-name="Source_20_Text">--</text:span> peuvent bien sûr être surchargés, cependant un problème se pose: en C comme en C++, les versions prédéfinies de ces opérateurs peuvent être:</text:p>
          <text:list xml:id="list6052255215436114808" text:style-name="L53">
            <text:list-item>
              <text:p text:style-name="P184">soit préfixées </text:p>
            </text:list-item>
            <text:list-item>
              <text:p text:style-name="P81">soit postfixées </text:p>
            </text:list-item>
          </text:list>
          <text:p text:style-name="Text_20_body">L'opération est la même, simplement la valeur de retour sera différente:</text:p>
          <text:list xml:id="list6388261920449977423" text:style-name="L54">
            <text:list-item>
              <text:p text:style-name="P185">dans le cas <text:span text:style-name="Source_20_Text">++i</text:span>, on incrémente, <text:span text:style-name="Emphasis">puis</text:span> on évalue le résultat et on le renvoie </text:p>
            </text:list-item>
            <text:list-item>
              <text:p text:style-name="P82">dans le cas <text:span text:style-name="Source_20_Text">i++</text:span>, on évalue la variable, on incrémente, mais on renvoie la variable <text:span text:style-name="Emphasis">avant incrémentation</text:span> </text:p>
            </text:list-item>
          </text:list>
          <text:p text:style-name="Text_20_body">Il est possible (et même recommandé) d'utiliser la même distinction avec des opérateurs surchargés. La convention adoptée par le langage est d'effectuer deux déclarations de fonctions différentes:</text:p>
          <text:list xml:id="list4519351458464862056" text:style-name="L55">
            <text:list-item>
              <text:p text:style-name="P186"><text:span text:style-name="Source_20_Text">operator++()</text:span> pour la version <text:span text:style-name="Emphasis">préfixée</text:span> </text:p>
            </text:list-item>
            <text:list-item>
              <text:p text:style-name="P83"><text:span text:style-name="Source_20_Text">operator++(int)</text:span> pour la version <text:span text:style-name="Emphasis">postfixée</text:span> </text:p>
            </text:list-item>
          </text:list>
          <text:p text:style-name="Text_20_body"><draw:frame draw:style-name="fr2" draw:name="images128" text:anchor-type="as-char" svg:width="0.503cm" svg:height="0.503cm" draw:z-index="212"><draw:image xlink:href="../../html/diam.gif" xlink:type="simple" xlink:show="embed" xlink:actuate="onLoad"/><svg:title>REGLE  D'OR</svg:title></draw:frame> Dans le cas de l'opérateur postfixé, on doit:</text:p>
          <text:list xml:id="list7717101829971864729" text:style-name="L56">
            <text:list-item>
              <text:p text:style-name="P187">faire une copie locale de l'objet </text:p>
            </text:list-item>
            <text:list-item>
              <text:p text:style-name="P84">renvoyer la copie de l'objet, donc impossible de renvoyer une référence. </text:p>
            </text:list-item>
          </text:list>
          <text:p text:style-name="Text_20_body">d'où surcoût (qui peut ne pas être négligeable, suivant la taille de l'objet). Moralité: utilisez <text:span text:style-name="Emphasis">toujours</text:span> la version préfixée, sauf nécessité absolue.</text:p>
          <text:p text:style-name="Text_20_body">Les opérateurs <text:span text:style-name="Source_20_Text">++</text:span> et <text:span text:style-name="Source_20_Text">--</text:span> servent à définir des itérateurs <draw:a xlink:type="simple" xlink:href="../../html/stdlib.html#iterateurs"><draw:frame draw:style-name="fr3" draw:name="images129" text:anchor-type="as-char" svg:width="0.291cm" svg:height="0.344cm" draw:z-index="213"><draw:image xlink:href="../../html/apres.gif" xlink:type="simple" xlink:show="embed" xlink:actuate="onLoad"/><svg:title>après</svg:title></draw:frame></draw:a>.</text:p>
          <text:h text:style-name="Heading_20_3" text:outline-level="3"><text:bookmark text:name="ope-affec"/><text:bookmark-start text:name="__RefHeading__16614_2073142818"/><text:soft-page-break/>L'opérateur d'affectation<text:bookmark-end text:name="__RefHeading__16614_2073142818"/></text:h>
          <text:h text:style-name="Heading_20_4" text:outline-level="4"><text:bookmark text:name="affec-init"/><text:bookmark-start text:name="__RefHeading__16616_2073142818"/>Affectation n'est pas initialisation<text:bookmark-end text:name="__RefHeading__16616_2073142818"/></text:h>
          <text:p text:style-name="Text_20_body"><draw:frame draw:style-name="fr2" draw:name="images130" text:anchor-type="as-char" svg:width="0.529cm" svg:height="0.529cm" draw:z-index="214"><draw:image xlink:href="../../html/nepasfaire.png" xlink:type="simple" xlink:show="embed" xlink:actuate="onLoad"/><svg:title>NOOON</svg:title></draw:frame>En dépit des apparences, les deux lignes de code ci-dessous ne sont pas équivalentes.</text:p>
          <text:p text:style-name="Preformatted_20_Text">complexe A=4;</text:p>
          <text:p text:style-name="P18">A=5;</text:p>
          <text:p text:style-name="Text_20_body">En effet, la première ligne correspond à une déclaration de variable avec <text:span text:style-name="Emphasis">initialisation</text:span>, alors que la seconde ligne correspond à une <text:span text:style-name="Emphasis">affectation</text:span>. L'initialisation est une affectation <text:span text:style-name="Emphasis">précédée d'une allocation de mémoire</text:span>. Dans le cas de l'initialisation, la fonction appelée est le <text:span text:style-name="Emphasis">constructeur de copie</text:span>, dans le cas de l'affectation il s'agit de l'<text:span text:style-name="Source_20_Text">operator=</text:span>. Afin d'éviter de réécrire du code, la manière habituelle de procéder est de définir une fonction privée de copie, fonction qui sera appelée par le constructeur <text:span text:style-name="Emphasis">et</text:span> par l'opérateur d'affectation. Cela pourrait donner par exemple, pour notre objet <text:span text:style-name="Source_20_Text">tableau</text:span>:</text:p>
          <text:p text:style-name="Preformatted_20_Text">class tableau {</text:p>
          <text:p text:style-name="Preformatted_20_Text">public:</text:p>
          <text:p text:style-name="Preformatted_20_Text"><text:s text:c="2"/>explicit tableau(int);</text:p>
          <text:p text:style-name="Preformatted_20_Text"><text:s text:c="2"/>tableau(const tableau&amp;);</text:p>
          <text:p text:style-name="Preformatted_20_Text"><text:s text:c="2"/>tableau&amp; operator=(const tableau&amp;);</text:p>
          <text:p text:style-name="Preformatted_20_Text"><text:s text:c="2"/>~tableau() {free buffer;};</text:p>
          <text:p text:style-name="Preformatted_20_Text"><text:s text:c="2"/></text:p>
          <text:p text:style-name="Preformatted_20_Text">private:</text:p>
          <text:p text:style-name="Preformatted_20_Text"><text:s text:c="2"/>int taille;</text:p>
          <text:p text:style-name="Preformatted_20_Text"><text:s text:c="2"/>char* buffer;</text:p>
          <text:p text:style-name="Preformatted_20_Text"><text:s text:c="2"/><text:span text:style-name="T3">void copie(const tableau&amp;);</text:span></text:p>
          <text:p text:style-name="Preformatted_20_Text"/>
          <text:p text:style-name="Preformatted_20_Text">};</text:p>
          <text:p text:style-name="Preformatted_20_Text"/>
          <text:p text:style-name="Preformatted_20_Text">void tableau::copie(const tableau&amp; b) {</text:p>
          <text:p text:style-name="Preformatted_20_Text"><text:s text:c="2"/>... copier le buffer de b ...</text:p>
          <text:p text:style-name="Preformatted_20_Text">};</text:p>
          <text:p text:style-name="Preformatted_20_Text"/>
          <text:p text:style-name="Preformatted_20_Text">tableau::tableau(int t) {</text:p>
          <text:p text:style-name="Preformatted_20_Text"><text:s text:c="2"/>buffer = malloc(t * sizeof(char));</text:p>
          <text:p text:style-name="Preformatted_20_Text">};</text:p>
          <text:p text:style-name="Preformatted_20_Text"/>
          <text:p text:style-name="Preformatted_20_Text">tableau::tableau(const tableau&amp; b) {</text:p>
          <text:p text:style-name="Preformatted_20_Text"><text:s text:c="2"/>taille = b.taille; </text:p>
          <text:p text:style-name="Preformatted_20_Text"><text:s text:c="2"/>buffer = malloc(taille * sizeof(char)); </text:p>
          <text:p text:style-name="Preformatted_20_Text"><text:s text:c="2"/>copie(b);</text:p>
          <text:p text:style-name="Preformatted_20_Text">};</text:p>
          <text:p text:style-name="Preformatted_20_Text"><text:s text:c="2"/></text:p>
          <text:p text:style-name="Preformatted_20_Text">tableau&amp; tableau::operator=(const tableau&amp; b) {</text:p>
          <text:p text:style-name="Preformatted_20_Text"><text:s text:c="2"/>if (this !=&amp;b)</text:p>
          <text:p text:style-name="Preformatted_20_Text"><text:s text:c="2"/>{</text:p>
          <text:p text:style-name="Preformatted_20_Text"><text:s text:c="4"/>if (taille != b.taille)</text:p>
          <text:p text:style-name="Preformatted_20_Text"><text:s text:c="6"/>buffer = realloc(buffer,b.taille * sizeof(char));</text:p>
          <text:p text:style-name="Preformatted_20_Text"><text:s text:c="4"/>copie(b);</text:p>
          <text:p text:style-name="Preformatted_20_Text"><text:s text:c="2"/>}</text:p>
          <text:p text:style-name="Preformatted_20_Text"><text:s text:c="2"/>return *this;</text:p>
          <text:p text:style-name="Preformatted_20_Text">};</text:p>
          <text:p text:style-name="Preformatted_20_Text"/>
          <text:p text:style-name="Preformatted_20_Text">void main() {</text:p>
          <text:p text:style-name="Preformatted_20_Text"><text:s text:c="2"/>tableau B(1000);</text:p>
          <text:p text:style-name="Preformatted_20_Text"><text:s text:c="2"/>tableau A(1000);</text:p>
          <text:p text:style-name="Preformatted_20_Text"><text:s text:c="2"/>A=B;</text:p>
          <text:p text:style-name="P18">};</text:p>
          <text:h text:style-name="Heading_20_5" text:outline-level="5"><text:bookmark text:name="auto-ref"/><text:bookmark-start text:name="__RefHeading__16618_2073142818"/>Auto références<text:bookmark-end text:name="__RefHeading__16618_2073142818"/></text:h>
          <text:p text:style-name="Text_20_body">Il est important de prévoir, dans les opérateurs d'affectation, le cas <text:span text:style-name="Emphasis">a priori</text:span> stupide où une variable est affectée à elle-même: cela est un cas de figure tout-à-fait possible, par le jeu des pointeurs et des références. Or, <text:span text:style-name="Source_20_Text">operator=</text:span> risque alors de provoquer un plantage (on croit traviller sur l'objet destination, alors qu'on travaille <text:span text:style-name="Emphasis">aussi</text:span> sur l'objet source: D'où dans le code ci-dessous le <text:span text:style-name="Source_20_Text">if (this != &amp;b)</text:span>.</text:p>
          <text:h text:style-name="Heading_20_4" text:outline-level="4"><text:bookmark text:name="affect-trio"/><text:bookmark-start text:name="__RefHeading__16620_2073142818"/>Le trio infernal<text:bookmark-end text:name="__RefHeading__16620_2073142818"/></text:h>
          <text:p text:style-name="Text_20_body">Le trio infernal est constitué par les trois fonctions suivantes:</text:p>
          <text:list xml:id="list1146352248621554078" text:style-name="L57">
            <text:list-item>
              <text:p text:style-name="P188"><text:soft-page-break/>Constructeur de copie </text:p>
            </text:list-item>
            <text:list-item>
              <text:p text:style-name="P188">Opérateur d'affectation </text:p>
            </text:list-item>
            <text:list-item>
              <text:p text:style-name="P85">Destructeur </text:p>
            </text:list-item>
          </text:list>
          <text:p text:style-name="Text_20_body">Si l'une de ces trois fonctions est inexistante, le compilateur en produira une version par défaut. Dans le cas du constructeur de copie ou de l'affectation, la version par défaut consiste en une simple copie membre à membre. De sorte que de nombreuses classes se contentent de la version fournie par défaut.</text:p>
          <text:p text:style-name="Text_20_body"><draw:frame draw:style-name="fr2" draw:name="images131" text:anchor-type="as-char" svg:width="0.503cm" svg:height="0.503cm" draw:z-index="215"><draw:image xlink:href="../../html/diam.gif" xlink:type="simple" xlink:show="embed" xlink:actuate="onLoad"/><svg:title>REGLE  D'OR</svg:title></draw:frame> <text:span text:style-name="Emphasis">Si vous fournissez l'une de ces trois fonctions, fournissez les trois</text:span>. Sinon, gros risques de plantages, le compilateur se chargeant de fournir ses versions "à lui" de la ou des fonctions manquantes...</text:p>
          <text:h text:style-name="Heading_20_4" text:outline-level="4"><text:bookmark text:name="trio-cage"/><text:bookmark-start text:name="__RefHeading__16622_2073142818"/>La mise en cage du trio infernal<text:bookmark-end text:name="__RefHeading__16622_2073142818"/></text:h>
          <text:p text:style-name="Text_20_body">Lorsque l'on écrit un objet, on peut parfaitement <text:span text:style-name="Emphasis">empêcher</text:span> les utilisateurs de l'objet en question d'utiliser copie et constructeur de copie: pour cela, il suffit de les définir <text:span text:style-name="Emphasis">dans la section private</text:span>. Ainsi, seul l'objet lui-même (c'est-à-dire <text:span text:style-name="Emphasis">vous</text:span>, le concepteur) sera capable de les utiliser. Vous interdisez aux <text:span text:style-name="Emphasis">utilisateurs</text:span> de l'objet toute copie de celui-ci. Dans ce cas, constructeur de copie et opérateur d'affectation peuvent d'ailleurs être des fonctions vides...</text:p>
          <text:p text:style-name="Preformatted_20_Text">class unique {</text:p>
          <text:p text:style-name="Preformatted_20_Text">private:</text:p>
          <text:p text:style-name="Preformatted_20_Text"><text:s text:c="3"/>unique(const unique&amp;) {};</text:p>
          <text:p text:style-name="Preformatted_20_Text"><text:s text:c="3"/>unique&amp; operator=(const unique&amp;) {};</text:p>
          <text:p text:style-name="P18"><text:s text:c="3"/>...</text:p>
          <text:p text:style-name="Text_20_body">Nous verrons lors du chapitre sur l'héritage une mise en cage un peu moins brutale de l'opérateur = <draw:a xlink:type="simple" xlink:href="../../html/heritage.html#prot-affect"><draw:frame draw:style-name="fr3" draw:name="images132" text:anchor-type="as-char" svg:width="0.291cm" svg:height="0.344cm" draw:z-index="216"><draw:image xlink:href="../../html/apres.gif" xlink:type="simple" xlink:show="embed" xlink:actuate="onLoad"/><svg:title>après</svg:title></draw:frame></draw:a>.</text:p>
          <text:h text:style-name="Heading_20_3" text:outline-level="3"><text:bookmark text:name="conv-ope"/><text:bookmark-start text:name="__RefHeading__16624_2073142818"/>Conversions et opérateurs<text:bookmark-end text:name="__RefHeading__16624_2073142818"/></text:h>
          <text:h text:style-name="Heading_20_4" text:outline-level="4"><text:bookmark-start text:name="__RefHeading__16626_2073142818"/>Conversions vers une classe<text:bookmark-end text:name="__RefHeading__16626_2073142818"/></text:h>
          <text:p text:style-name="Text_20_body">Nous avons défini un opérateur <text:span text:style-name="Source_20_Text">+</text:span>, mais celui-ci ne nous permet que d'ajouter deux complexes entre eux. Et pourtant, le code suivant est valide:</text:p>
          <text:p text:style-name="Preformatted_20_Text">complexe A(1,1);</text:p>
          <text:p text:style-name="Preformatted_20_Text">float B=1;</text:p>
          <text:p text:style-name="Preformatted_20_Text">complexe C;</text:p>
          <text:p text:style-name="Preformatted_20_Text">C = A + B;</text:p>
          <text:p text:style-name="P18">C = B + A;</text:p>
          <text:p text:style-name="Text_20_body">En fait, dans un cas comme celui-ci, le compilateur cherche à effectuer des conversions de types. Puisque nous avons défini des valeurs par défaut pour les paramètres du constructeur <draw:a xlink:type="simple" xlink:href="../../html/surch.html#valdef-construc"><draw:frame draw:style-name="fr3" draw:name="images133" text:anchor-type="as-char" svg:width="0.291cm" svg:height="0.344cm" draw:z-index="217"><draw:image xlink:href="../../html/avant.gif" xlink:type="simple" xlink:show="embed" xlink:actuate="onLoad"/><svg:title>avant</svg:title></draw:frame></draw:a>, le compilateur sait générer un complexe à partir d'un flottant. Il sait donc faire une conversion de types flottant vers complexe. Toutes les conversions de types seront donc traitées à l'aide de constructeurs surchargés.</text:p>
          <text:h text:style-name="Heading_20_4" text:outline-level="4"><text:bookmark-start text:name="__RefHeading__16628_2073142818"/>Conversions depuis une classe<text:bookmark-end text:name="__RefHeading__16628_2073142818"/></text:h>
          <text:p text:style-name="Text_20_body">Cependant, comment allons-nous effectuer une conversion de type <text:span text:style-name="Emphasis">depuis</text:span> la classe <text:span text:style-name="Source_20_Text">complexe</text:span> <text:span text:style-name="Emphasis">vers</text:span> un type de base du langage ? La technique ci-dessus ne le permet pas, car le compilateur ne peut deviner <text:span text:style-name="Emphasis">ce que signifierait</text:span> une telle conversion. Nous allons alors définir, puis utiliser, un <text:span text:style-name="Emphasis">opérateur de conversion</text:span>. Dans le cas des nombres complexes, par exemple, nous pourrions considérer qu'une conversion d'un complexe vers un flottant consiste à prendre la partie réelle du complexe. D'où la définition suivante:</text:p>
          <text:p text:style-name="Preformatted_20_Text">class complexe {</text:p>
          <text:p text:style-name="Preformatted_20_Text"><text:s text:c="5"/>public:</text:p>
          <text:p text:style-name="Preformatted_20_Text"><text:s text:c="7"/>...</text:p>
          <text:p text:style-name="Preformatted_20_Text"><text:s text:c="7"/><text:span text:style-name="T3">operator float() {return r;};</text:span></text:p>
          <text:p text:style-name="Preformatted_20_Text"><text:s text:c="5"/>private:</text:p>
          <text:p text:style-name="Preformatted_20_Text"><text:s text:c="7"/>...</text:p>
          <text:p text:style-name="P18"><text:s text:c="5"/>};</text:p>
          <text:p text:style-name="Text_20_body">A partir de maintenant, on peut faire une conversion de type comme on a l'habitude en C:</text:p>
          <text:p text:style-name="Preformatted_20_Text"><text:soft-page-break/>...</text:p>
          <text:p text:style-name="Preformatted_20_Text"/>
          <text:p text:style-name="Preformatted_20_Text">complexe J(1,0);</text:p>
          <text:p text:style-name="P19">float I = (float)J;</text:p>
          <text:p text:style-name="Text_20_body"><draw:frame draw:style-name="fr2" draw:name="images134" text:anchor-type="as-char" svg:width="0.397cm" svg:height="0.397cm" draw:z-index="218"><draw:image xlink:href="../../html/attention.gif" xlink:type="simple" xlink:show="embed" xlink:actuate="onLoad"/><svg:title>ATTENTION</svg:title></draw:frame> Lorsqu'on définit un <text:span text:style-name="Source_20_Text">operator type()</text:span>, il ne <text:span text:style-name="Emphasis">faut pas</text:span> spécifier de type de retour. C'est un peu bizarre, mais assez logique, compte-tenu du fait que le type est déjà spécifié dans le nom de l'opérateur lui-même. </text:p>
          <text:h text:style-name="Heading_20_3" text:outline-level="3"><text:bookmark text:name="autres-ope"/><text:bookmark-start text:name="__RefHeading__16630_2073142818"/>Autres opérateurs<text:bookmark-end text:name="__RefHeading__16630_2073142818"/></text:h>
          <text:p text:style-name="Text_20_body">Certains opérateurs seront évoqués un peu plus loin:</text:p>
          <text:list xml:id="list4607901845354420177" text:style-name="L58">
            <text:list-item>
              <text:p text:style-name="P189"><text:span text:style-name="Source_20_Text">&lt;&lt;</text:span> et <text:span text:style-name="Source_20_Text">&gt;&gt;</text:span> sont utilisés pour les entrées-sorties <draw:a xlink:type="simple" xlink:href="../../html/stdlib.html#stream-fmt"><draw:frame draw:style-name="fr3" draw:name="images135" text:anchor-type="as-char" svg:width="0.291cm" svg:height="0.344cm" draw:z-index="219"><draw:image xlink:href="../../html/apres.gif" xlink:type="simple" xlink:show="embed" xlink:actuate="onLoad"/><svg:title>après</svg:title></draw:frame></draw:a></text:p>
            </text:list-item>
            <text:list-item>
              <text:p text:style-name="P189"><text:span text:style-name="Source_20_Text">*</text:span>, <text:span text:style-name="Source_20_Text">-&gt;</text:span>, <text:span text:style-name="Source_20_Text">-&gt;*</text:span>, <text:span text:style-name="Source_20_Text">new</text:span> et <text:span text:style-name="Source_20_Text">delete</text:span> permettent de définir des fonctions avancées de gestion de mémoire <draw:a xlink:type="simple" xlink:href="../../html/mem.html#compt"><draw:frame draw:style-name="fr3" draw:name="images136" text:anchor-type="as-char" svg:width="0.291cm" svg:height="0.344cm" draw:z-index="220"><draw:image xlink:href="../../html/apres.gif" xlink:type="simple" xlink:show="embed" xlink:actuate="onLoad"/><svg:title>après</svg:title></draw:frame></draw:a></text:p>
            </text:list-item>
            <text:list-item>
              <text:p text:style-name="P189"><text:span text:style-name="Source_20_Text">[]</text:span> permet de définir des opérateurs d'accès aux tableaux. </text:p>
            </text:list-item>
            <text:list-item>
              <text:p text:style-name="P189"><text:span text:style-name="Source_20_Text">()</text:span> permet de simuler des accès à des tableaux multidimensionnels </text:p>
            </text:list-item>
            <text:list-item>
              <text:p text:style-name="P86"><text:span text:style-name="Source_20_Text">()</text:span> permet également de définir des objets fonctions: un objet fonction est un objet dont <text:span text:style-name="Emphasis">la seule raison d'être</text:span> est d'encapsuler un appel de fonction. cf. les exercices sur ce chapitre pour plus de détails, et le chapitre sur la bibliothèque standard, qui fait largement appel à cette notion d'objets fonctions </text:p>
            </text:list-item>
          </text:list>
        </text:section>
        <text:section text:style-name="Sect1" text:name="Section11">
          <text:h text:style-name="Heading_20_1" text:outline-level="1"/>
          <text:h text:style-name="P11" text:outline-level="1"/>
          <text:h text:style-name="P11" text:outline-level="1"><text:bookmark text:name="heritage"/><text:bookmark text:name="contenu4"/><text:bookmark-start text:name="__RefHeading__16632_2073142818"/>Héritage<text:bookmark-end text:name="__RefHeading__16632_2073142818"/></text:h>
          <text:p text:style-name="Text_20_body">Jusqu'à présent, nous avons vu comment définir des classes, qui permettront de créer des objets dans notre programme. Or, pour l'instant, nous ne pouvons exprimer que certaines relations entre nos objets: les relations d'association, d'agrégation et de composition, qui s'expriment par le fait qu'une donnée membre d'un objet peut être elle aussi un objet. L'héritage est l'outil qui va nous permettre d'exprimer entre nos classes une relation de type "est une sorte de". Cet outil est très puissant, car grâce à lui nous pourrons déclarer des classes d'objets très généraux, puis progressivement "spécialiser" ces classes d'objets. Cette spécialisation est aussi une "extension" de la classe de base: si l'on reste dans les généralités, on n'a pas grand-chose à dire. Plus les choses se précisent, plus on doit détailler. Donc à chaque étape du processus, on rajoutera du code. Le fait de partir d'une classe de base générale permet d'exprimer directement dans le code des concepts abstraits</text:p>
          <text:h text:style-name="Heading_20_2" text:outline-level="2"><text:bookmark text:name="abstraites"/><text:bookmark-start text:name="__RefHeading__16634_2073142818"/>Classes abstraites...<text:bookmark-end text:name="__RefHeading__16634_2073142818"/></text:h>
          <text:p text:style-name="Text_20_body">Reprenons l'exemple des machines à café abordé lors de l'introduction à la programmation objet pour les gens normaux <draw:a xlink:type="simple" xlink:href="../../html/progobj.html#cafeteria"><draw:frame draw:style-name="fr3" draw:name="images144" text:anchor-type="as-char" svg:width="0.291cm" svg:height="0.344cm" draw:z-index="221"><draw:image xlink:href="../../html/avant.gif" xlink:type="simple" xlink:show="embed" xlink:actuate="onLoad"/><svg:title>avant</svg:title></draw:frame></draw:a>. Posons-nous la question suivante: "qu'est-ce qu'un cafetière ?" On peut aussi poser la question autrement: "Quels sont les <text:span text:style-name="Emphasis">points communs</text:span> à toutes les cafetières ?".</text:p>
          <text:p text:style-name="Text_20_body">Une petite réflexion montre qu'une cafetière est une machine qui est capable de:</text:p>
          <text:list xml:id="list7760976742687896445" text:style-name="L59">
            <text:list-item>
              <text:p text:style-name="P190">faire du café </text:p>
            </text:list-item>
            <text:list-item>
              <text:p text:style-name="P190">Produire un système de voyants permettant à l'utilisateur de lire son état. </text:p>
            </text:list-item>
            <text:list-item>
              <text:p text:style-name="P87">Prendre un gobelet, une cuiller, un peu d'eau chaude, à partir de trois réservoirs distincts. </text:p>
            </text:list-item>
          </text:list>
          <text:p text:style-name="Text_20_body">Nous devrons donc avoir deux fonctions: <text:span text:style-name="Source_20_Text">faire_le_cafe</text:span> d'une part, <text:span text:style-name="Source_20_Text">lire_etat</text:span> d'autre part. Mais quel code mettrons-nous dans ces fonctions, puisque à ce stade nous n'avons aucune idée de la manière dont le café serait fait ? La réponse est simple: nous ne mettrons... rien ! Par contre, nous pouvons d'ores et déjà implémenter les mécanismes concernant les réservoirs cités ci-dessus. D'où la modélisation UML suivante:</text:p>
          <text:p text:style-name="P2"><draw:frame draw:style-name="fr5" draw:name="images145" text:anchor-type="as-char" svg:width="5.953cm" svg:height="6.403cm" draw:z-index="298"><draw:image xlink:href="../../html/heritage/cafetiere.png" xlink:type="simple" xlink:show="embed" xlink:actuate="onLoad"/><svg:title>cafetiere en UML</svg:title></draw:frame></text:p>
          <text:p text:style-name="Text_20_body"/>
          <text:p text:style-name="Text_20_body">et le code suivant:</text:p>
          <text:p text:style-name="Preformatted_20_Text"><text:soft-page-break/>class Cafetiere {</text:p>
          <text:p text:style-name="Preformatted_20_Text"><text:s text:c="3"/>public:</text:p>
          <text:p text:style-name="Preformatted_20_Text"><text:s text:c="6"/><text:span text:style-name="Strong_20_Emphasis">virtual void faire_le_cafe() = 0;</text:span></text:p>
          <text:p text:style-name="Preformatted_20_Text"><text:span text:style-name="Strong_20_Emphasis"><text:s text:c="6"/>virtual int lire_etat() = 0;</text:span></text:p>
          <text:p text:style-name="Preformatted_20_Text"><text:s text:c="6"/>void encaisser_monnaie();</text:p>
          <text:p text:style-name="Preformatted_20_Text"><text:s text:c="2"/></text:p>
          <text:p text:style-name="Preformatted_20_Text"><text:s text:c="3"/><text:span text:style-name="Strong_20_Emphasis">protected:</text:span></text:p>
          <text:p text:style-name="Preformatted_20_Text"><text:s text:c="6"/>void verser_eau();</text:p>
          <text:p text:style-name="Preformatted_20_Text"><text:s text:c="6"/>void sucre();</text:p>
          <text:p text:style-name="Preformatted_20_Text"><text:s text:c="6"/>void donner_gobelet();</text:p>
          <text:p text:style-name="Preformatted_20_Text"><text:s text:c="6"/>void donner_cuiller();</text:p>
          <text:p text:style-name="Preformatted_20_Text"><text:s text:c="6"/></text:p>
          <text:p text:style-name="Preformatted_20_Text"><text:s text:c="3"/>private:</text:p>
          <text:p text:style-name="Preformatted_20_Text"><text:s text:c="6"/>ReservoirEau eau;</text:p>
          <text:p text:style-name="Preformatted_20_Text"><text:s text:c="6"/>ReservoirSucre sucre;</text:p>
          <text:p text:style-name="Preformatted_20_Text"><text:s text:c="6"/>ReservoirGobelets gobelets;</text:p>
          <text:p text:style-name="Preformatted_20_Text"><text:s text:c="6"/>ReservoirCuillers cuillers;</text:p>
          <text:p text:style-name="P18">}</text:p>
          <text:p text:style-name="Text_20_body">La syntaxe <text:span text:style-name="Source_20_Text">virtual faire_le_cafe() = 0</text:span> permet de définir une <text:span text:style-name="Strong_20_Emphasis">fonction virtuelle pure</text:span>: on se contente ici de dire au compilateur que les objets <text:span text:style-name="Source_20_Text">Cafetiere</text:span> seront dotés de cette fonction, mais nous lui dirons ultérieurement ce que ces fonctions devront faire concrètement. Le diagramme UML met ces fonctions <text:span text:style-name="Emphasis">en italique</text:span>.</text:p>
          <text:p text:style-name="Text_20_body">Le fait que la classe <text:span text:style-name="Source_20_Text">Cafetiere</text:span> contienne dans sa définition <text:span text:style-name="Strong_20_Emphasis">au moins une fonction virtuelle pure</text:span> entraine que cette classe est <text:span text:style-name="Emphasis">abstraite</text:span>. D'où le nom de la classe en italiques dans le diagramme UML.</text:p>
          <text:h text:style-name="Heading_20_2" text:outline-level="2"><text:bookmark text:name="concretes"/><text:bookmark-start text:name="__RefHeading__16636_2073142818"/>...Classes concrètes <text:bookmark-end text:name="__RefHeading__16636_2073142818"/></text:h>
          <text:p text:style-name="Text_20_body">Notre cafetière peut se décliner en plusieurs modèles:</text:p>
          <text:list xml:id="list4312690426990529397" text:style-name="L60">
            <text:list-item>
              <text:p text:style-name="P191">Un modèle à café soluble. </text:p>
            </text:list-item>
            <text:list-item>
              <text:p text:style-name="P88">Un modèle à café en poudre. </text:p>
            </text:list-item>
          </text:list>
          <text:p text:style-name="Text_20_body">Nous savons comment faire le café pour du café soluble ou pour du café en poudre. Nous pouvons donc <text:span text:style-name="Emphasis">redéfinir</text:span> nos fonctions virtuelles, comme on le voit sur le diagramme et le code ci-dessous:</text:p>
          <text:p text:style-name="Text_20_body"><draw:frame draw:style-name="fr2" draw:name="images146" text:anchor-type="as-char" svg:width="15.61cm" svg:height="11.748cm" draw:z-index="222"><draw:image xlink:href="../../html/heritage/cafetiere2.png" xlink:type="simple" xlink:show="embed" xlink:actuate="onLoad"/><svg:title>cafetiere soluble en poudre en UML</svg:title></draw:frame></text:p>
          <text:p text:style-name="Text_20_body">et le code suivant:</text:p>
          <text:p text:style-name="Preformatted_20_Text"><text:soft-page-break/>class <text:span text:style-name="Strong_20_Emphasis">CafetiereSoluble: public Cafetiere</text:span> {</text:p>
          <text:p text:style-name="Preformatted_20_Text"/>
          <text:p text:style-name="Preformatted_20_Text">public:</text:p>
          <text:p text:style-name="Preformatted_20_Text"><text:s text:c="2"/><text:span text:style-name="Strong_20_Emphasis">virtual int faire_le_cafe();</text:span></text:p>
          <text:p text:style-name="Preformatted_20_Text"><text:span text:style-name="Strong_20_Emphasis"><text:s text:c="2"/>virtual int lire_etat();</text:span></text:p>
          <text:p text:style-name="Preformatted_20_Text"/>
          <text:p text:style-name="Preformatted_20_Text">protected:</text:p>
          <text:p text:style-name="Preformatted_20_Text"><text:s text:c="2"/>void verser_cafe();</text:p>
          <text:p text:style-name="Preformatted_20_Text"><text:s text:c="2"/></text:p>
          <text:p text:style-name="Preformatted_20_Text">private:</text:p>
          <text:p text:style-name="Preformatted_20_Text"><text:s text:c="2"/>ReservoirCafeSoluble cafe;</text:p>
          <text:p text:style-name="Preformatted_20_Text">}</text:p>
          <text:p text:style-name="Preformatted_20_Text"/>
          <text:p text:style-name="Preformatted_20_Text">class <text:span text:style-name="Strong_20_Emphasis">CafetierePoudre: public Cafetiere</text:span> {</text:p>
          <text:p text:style-name="Preformatted_20_Text"/>
          <text:p text:style-name="Preformatted_20_Text">public:</text:p>
          <text:p text:style-name="Preformatted_20_Text"><text:s text:c="2"/><text:span text:style-name="Strong_20_Emphasis">virtual int faire_le_cafe();</text:span></text:p>
          <text:p text:style-name="Preformatted_20_Text"><text:span text:style-name="Strong_20_Emphasis"><text:s text:c="2"/>virtual int lire_etat();</text:span></text:p>
          <text:p text:style-name="Preformatted_20_Text"/>
          <text:p text:style-name="Preformatted_20_Text">protected:</text:p>
          <text:p text:style-name="Preformatted_20_Text"><text:s text:c="2"/>void verser_cafe_dans_filtre();</text:p>
          <text:p text:style-name="Preformatted_20_Text"><text:s text:c="2"/></text:p>
          <text:p text:style-name="Preformatted_20_Text">private:</text:p>
          <text:p text:style-name="Preformatted_20_Text"><text:s text:c="2"/>ReservoirCafePoudre cafe;</text:p>
          <text:p text:style-name="P18">}</text:p>
          <text:p text:style-name="Text_20_body">On a ainsi défini une <text:span text:style-name="Strong_20_Emphasis">relation d'héritage</text:span> entre nos objets. On dit que <text:span text:style-name="Source_20_Text">CafetierePoudre</text:span> <text:span text:style-name="Emphasis">hérite</text:span> de <text:span text:style-name="Source_20_Text">Cafetiere</text:span>, ou encore que <text:span text:style-name="Source_20_Text">Cafetiere</text:span> est une <text:span text:style-name="Emphasis">super-classe</text:span> de <text:span text:style-name="Source_20_Text">CafetierePoudre</text:span></text:p>
          <text:p text:style-name="Text_20_body">On dit que la classe <text:span text:style-name="Source_20_Text">CafetiereSoluble</text:span> est <text:span text:style-name="Emphasis">dérivée</text:span> de <text:span text:style-name="Source_20_Text">Cafetiere</text:span>, <text:span text:style-name="Source_20_Text">Cafetiere</text:span> étant une <text:span text:style-name="Emphasis">classe de base</text:span> par rapport à <text:span text:style-name="Source_20_Text">CafetiereSoluble</text:span>. et <text:span text:style-name="Source_20_Text">CafetierePoudre</text:span>. <text:span text:style-name="Source_20_Text">CafetiereSoluble</text:span> et <text:span text:style-name="Source_20_Text">CafetierePoudre</text:span> sont en quelque sorte des "sous-types" de <text:span text:style-name="Source_20_Text">Cafetiere</text:span>, de sorte que les variables de type <text:span text:style-name="Source_20_Text">CafetiereSoluble</text:span> sont <text:span text:style-name="Emphasis">aussi</text:span> des variables de type <text:span text:style-name="Source_20_Text">Cafetiere</text:span>. Les <text:span text:style-name="Source_20_Text">CafetiereSoluble</text:span> et <text:span text:style-name="Source_20_Text">CafetierePoudre</text:span> sont donc des <text:span text:style-name="Emphasis">sortes de</text:span> Cafetiere, ils constituent une <text:span text:style-name="Emphasis">extension</text:span> de <text:span text:style-name="Source_20_Text">Cafetiere</text:span></text:p>
          <text:h text:style-name="Heading_20_3" text:outline-level="3"><text:bookmark text:name="prot1"/><text:bookmark-start text:name="__RefHeading__16638_2073142818"/>Accès aux données: la section protected<text:bookmark-end text:name="__RefHeading__16638_2073142818"/></text:h>
          <text:p text:style-name="Text_20_body">Puisque <text:span text:style-name="Source_20_Text">CafetiereSoluble</text:span> et <text:span text:style-name="Source_20_Text">CafetierePoudre</text:span> étendent le type <text:span text:style-name="Source_20_Text">Cafetiere</text:span>, ils encapsulent des objets tels que <text:span text:style-name="Source_20_Text">eau</text:span>, qui représente le réservoir d'eau, etc. Mais parce que ces objets sont déclarés dans la section <text:span text:style-name="Source_20_Text">private</text:span> de <text:span text:style-name="Source_20_Text">Cafetiere</text:span>, <text:span text:style-name="Source_20_Text">CafetiereSoluble</text:span> ni <text:span text:style-name="Source_20_Text">CafetierePoudre</text:span> n'auront accès à ces variables.</text:p>
          <text:p text:style-name="Text_20_body"><draw:frame draw:style-name="fr2" draw:name="images147" text:anchor-type="as-char" svg:width="0.397cm" svg:height="0.397cm" draw:z-index="223"><draw:image xlink:href="../../html/attention.gif" xlink:type="simple" xlink:show="embed" xlink:actuate="onLoad"/><svg:title>ATTENTION</svg:title></draw:frame> On peut être surpris, à première vue, que les classes dérivées n'aient pas accès à la section <text:span text:style-name="Source_20_Text">private</text:span> de leurs classes de bases... et pourtant, c'est la moindre des choses:</text:p>
          <text:list xml:id="list5995165952440901650" text:style-name="L61">
            <text:list-item>
              <text:p text:style-name="P192">Cela serait trop simple de "casser" le mécanisme d'encapsulation simplement en faisant une classe qui dérive d'une autre... les sections <text:span text:style-name="Source_20_Text">private</text:span> n'auraient dès lors plus aucune raison d'être. </text:p>
            </text:list-item>
            <text:list-item>
              <text:p text:style-name="P89">Le plus souvent, <text:span text:style-name="Emphasis">l'utilisateur d'une bibliothèque d'objets</text:span> va dériver de nouveaux objets d'un objet de la bibliothèque. Or, il serait très imprudent pour celui-ci d'utiliser des données de la section <text:span text:style-name="Source_20_Text">private</text:span>: en effet, celles-ci peuvent changer du jour au lendemain; seul l'interface est "garanti" par le concepteur de la bibliothèque. </text:p>
            </text:list-item>
          </text:list>
          <text:p text:style-name="Text_20_body">L'idéal pour une classe dérivée est donc de n'utiliser que les fonctions-membres publiques de la classe de base, au même titre que n'importe quelle autre fonction. Cependant, certaines fonctionnalités ou certaines données n'ont pas à être utilisées par tout le monde, mais seulement par les classes dérivées: ainsi dans notre cafetière, tous les modèles de cafetière doivent avoir accès au réservoir d'eau, mais les <text:span text:style-name="Emphasis">utilisateurs</text:span> de la machine à café n'ont pas de raison, eux, d'y avoir accès. D'où la nécessité de créer une nouvelle section: <text:span text:style-name="Source_20_Text">protected</text:span>; tout ce qui sera déclaré dans cette section sera utilisable par les classes dérivées, <text:span text:style-name="Emphasis">et uniquement par elles</text:span>. Ainsi, dans notre exemple, on mettra dans <text:span text:style-name="Source_20_Text">protected</text:span> des fonctions d'accès aux éléments constitutifs de la machine à café (<text:span text:style-name="Source_20_Text">verser_eau()</text:span>). On considère qu'une bonne conception doit respecter les règles suivantes:</text:p>
          <text:p text:style-name="Text_20_body"><draw:frame draw:style-name="fr2" draw:name="images148" text:anchor-type="as-char" svg:width="0.503cm" svg:height="0.503cm" draw:z-index="224"><draw:image xlink:href="../../html/diam.gif" xlink:type="simple" xlink:show="embed" xlink:actuate="onLoad"/><svg:title>REGLE  D'OR</svg:title></draw:frame> </text:p>
          <text:list xml:id="list2845387998033543392" text:style-name="L62">
            <text:list-item>
              <text:p text:style-name="P193">Dans la section <text:span text:style-name="Source_20_Text">private</text:span>, se trouvent les données encapsulées par l'objet, ainsi que quelques fonctions membres correspondant au conctionnement interne de l'objet. </text:p>
            </text:list-item>
            <text:list-item>
              <text:p text:style-name="P193">Dans la section <text:span text:style-name="Source_20_Text">protected</text:span>, ne se trouvent <text:span text:style-name="T3">que</text:span> des fonctions-membres. </text:p>
            </text:list-item>
            <text:list-item>
              <text:p text:style-name="P90">Dans la fonction <text:span text:style-name="Source_20_Text">public</text:span>, ne se trouvent <text:span text:style-name="T3">que</text:span> des fonctions-membres </text:p>
            </text:list-item>
          </text:list>
          <text:p text:style-name="Text_20_body">Ainsi, il est <text:span text:style-name="Emphasis">toujours</text:span> possible de dériver une classe à partir d'une autre. La classe dérivée aura toujours accès aux fonctions publiques de sa classe de base. Mais il est souhaitable de <text:span text:style-name="Emphasis">prévoir</text:span> la dérivation, en définissant une section <text:span text:style-name="Source_20_Text">protected</text:span> "réservée" aux classes dérivées.</text:p>
          <text:h text:style-name="Heading_20_3" text:outline-level="3"><text:bookmark text:name="const1"/><text:bookmark-start text:name="__RefHeading__16640_2073142818"/><text:soft-page-break/>Constructeurs...<text:bookmark-end text:name="__RefHeading__16640_2073142818"/></text:h>
          <text:p text:style-name="Text_20_body">En reprenant les classes définies ci-dessus, que se passe-t-il lorsqu'on écrit:</text:p>
          <text:p text:style-name="P18">CafetiereSoluble ma_cafetiere;</text:p>
          <text:p text:style-name="Text_20_body">Il se passe les choses suivantes:</text:p>
          <text:list xml:id="list7696228981445043298" text:style-name="L63">
            <text:list-item>
              <text:p text:style-name="P194">Allocation de mémoire.<text:line-break/>Autant d'octets que nécessaire compte-tenu des champs de <text:span text:style-name="Source_20_Text">CafetiereSoluble</text:span> <text:span text:style-name="Emphasis">et</text:span> de a (ou ses) classes de base. </text:p>
            </text:list-item>
            <text:list-item>
              <text:p text:style-name="P194">Appel du <text:span text:style-name="Emphasis">constructeur par défaut</text:span> de <text:span text:style-name="Source_20_Text">Cafetiere</text:span> </text:p>
            </text:list-item>
            <text:list-item>
              <text:p text:style-name="P91">Appel du <text:span text:style-name="Emphasis">constructeur par défaut</text:span> de <text:span text:style-name="Source_20_Text">CafetiereSoluble</text:span> </text:p>
            </text:list-item>
          </text:list>
          <text:p text:style-name="Text_20_body">Autrement dit, tant qu'on travaille avec les constructeurs par défaut, tout se passe bien: le système se charge d'appeler les constructeur par défaut des classes de base, dans le bon ordre.</text:p>
          <text:h text:style-name="Heading_20_3" text:outline-level="3"><text:bookmark text:name="copie"/><text:bookmark-start text:name="__RefHeading__16642_2073142818"/>Constructeur de copie: <text:bookmark-end text:name="__RefHeading__16642_2073142818"/></text:h>
          <text:p text:style-name="Text_20_body">Le constructeur de copie doit être écrit de la manière suivante:</text:p>
          <text:p text:style-name="Preformatted_20_Text">class CafetiereSoluble: public Cafetiere {</text:p>
          <text:p text:style-name="Preformatted_20_Text">public:</text:p>
          <text:p text:style-name="Preformatted_20_Text"><text:s text:c="3"/><text:span text:style-name="T3">CafetiereSoluble(const CafetiereSoluble&amp; m) : Cafetiere(m),cafe(m.cafe) {...};</text:span></text:p>
          <text:p text:style-name="P18">}</text:p>
          <text:p text:style-name="Text_20_body">en effet, il faut dire <text:span text:style-name="Emphasis">explicitement</text:span> au compilateur quel constructeur il dit appeler pour la classe de base. Cela peut se faire dans la liste d'initialisation de <text:span text:style-name="Source_20_Text">CafetiereSoluble</text:span>:</text:p>
          <text:p text:style-name="Text_20_body">L'expression <text:span text:style-name="Source_20_Text">Cafetiere(m)</text:span> est correcte puisque <text:span text:style-name="Source_20_Text">m</text:span> étant une CafetiereSoluble, <text:span text:style-name="Source_20_Text">m</text:span> est <text:span text:style-name="Emphasis">aussi</text:span> une <text:span text:style-name="Source_20_Text">Cafetiere</text:span>.</text:p>
          <text:p text:style-name="Text_20_body"><draw:frame draw:style-name="fr2" draw:name="images149" text:anchor-type="as-char" svg:width="0.397cm" svg:height="0.397cm" draw:z-index="225"><draw:image xlink:href="../../html/attention.gif" xlink:type="simple" xlink:show="embed" xlink:actuate="onLoad"/><svg:title>ATTENTION</svg:title></draw:frame> Si on utilise les contructeurs de copie par défaut (c'est le cas, sauf lorsque l'on ne peut faire autrement), tout se passe correctement.</text:p>
          <text:p text:style-name="Text_20_body"><draw:frame draw:style-name="fr2" draw:name="images150" text:anchor-type="as-char" svg:width="0.397cm" svg:height="0.397cm" draw:z-index="226"><draw:image xlink:href="../../html/attention.gif" xlink:type="simple" xlink:show="embed" xlink:actuate="onLoad"/><svg:title>ATTENTION</svg:title></draw:frame> En fait, cela fonctionne <text:span text:style-name="Emphasis">parce que </text:span>le paramètre <text:span text:style-name="Source_20_Text">m</text:span> est passé par référence au constructeur de copie <draw:a xlink:type="simple" xlink:href="../../html/heritage.html#virt-dest"><draw:frame draw:style-name="fr3" draw:name="images151" text:anchor-type="as-char" svg:width="0.291cm" svg:height="0.344cm" draw:z-index="227"><draw:image xlink:href="../../html/apres.gif" xlink:type="simple" xlink:show="embed" xlink:actuate="onLoad"/><svg:title>apres</svg:title></draw:frame></draw:a>. </text:p>
          <text:h text:style-name="Heading_20_3" text:outline-level="3"><text:bookmark text:name="autres-const"/><text:bookmark-start text:name="__RefHeading__16644_2073142818"/>Autres constructeurs<text:bookmark-end text:name="__RefHeading__16644_2073142818"/></text:h>
          <text:p text:style-name="Text_20_body">rien n'empêche de définir sur <text:span text:style-name="Source_20_Text">Cafetiere</text:span> un constructeur à qui on passe des paramètres, par exemple les quantités initiales d'eau, de sucre, ainsi que le nombre de gobelets et de cuillers:</text:p>
          <text:p text:style-name="Preformatted_20_Text">class Cafetiere {</text:p>
          <text:p text:style-name="Preformatted_20_Text">public:</text:p>
          <text:p text:style-name="Preformatted_20_Text"><text:s text:c="3"/><text:span text:style-name="T3">Cafetiere(float e, int g, int c,float s) : eau(e), gobelets(g),</text:span></text:p>
          <text:p text:style-name="Preformatted_20_Text"><text:s/><text:span text:style-name="T3">cuillers(c), sucre(s) {};</text:span></text:p>
          <text:p text:style-name="Preformatted_20_Text">...</text:p>
          <text:p text:style-name="P18">}</text:p>
          <text:p text:style-name="Text_20_body">De même, rien n'empêche de définir un constructeur pour <text:span text:style-name="Source_20_Text">CafetiereSoluble</text:span>, à qui on donnera <text:span text:style-name="Emphasis">en plus</text:span> la quantité de café soluble à incorporer dans le réservoir adhoc. Là encore, le système ne <text:span text:style-name="Emphasis">peut pas savoir</text:span> quel constructeur de la classe de base doit être appelé: c'est donc <text:span text:style-name="Emphasis">de la responsabilité du constructeur de la classe dérivée d'appeler le constructeur de sa classe de base</text:span>, en utilisant la liste d'initialisation:</text:p>
          <text:p text:style-name="Preformatted_20_Text">class CafetiereSoluble: public Cafetiere {</text:p>
          <text:p text:style-name="Preformatted_20_Text">public:</text:p>
          <text:p text:style-name="Preformatted_20_Text"><text:s text:c="3"/><text:span text:style-name="T3">CafetiereSoluble(float e, int g, int c,float s, float f) : </text:span></text:p>
          <text:p text:style-name="Preformatted_20_Text"><text:s text:c="3"/><text:span text:style-name="T3">Cafetiere(e,g,c,s), cafe(f) {};</text:span></text:p>
          <text:p text:style-name="Preformatted_20_Text">...</text:p>
          <text:p text:style-name="Preformatted_20_Text">}</text:p>
          <text:p text:style-name="Preformatted_20_Text">class CafetierePoudre: public Cafetiere {</text:p>
          <text:p text:style-name="Preformatted_20_Text">public:</text:p>
          <text:p text:style-name="Preformatted_20_Text"><text:s text:c="3"/><text:span text:style-name="T3">CafetierePoudre(float e, int g, int c,float s, float f) : </text:span></text:p>
          <text:p text:style-name="Preformatted_20_Text"><text:s text:c="3"/><text:span text:style-name="T3">Cafetiere(e,g,c,s), cafe(f) {};</text:span></text:p>
          <text:p text:style-name="Preformatted_20_Text">...</text:p>
          <text:p text:style-name="P18">}</text:p>
          <text:p text:style-name="Text_20_body"><draw:frame draw:style-name="fr2" draw:name="images152" text:anchor-type="as-char" svg:width="0.397cm" svg:height="0.397cm" draw:z-index="228"><draw:image xlink:href="../../html/attention.gif" xlink:type="simple" xlink:show="embed" xlink:actuate="onLoad"/><svg:title>ATTENTION</svg:title></draw:frame> On ne peut pas initialiser directement les membres de la classe de base dans la classe dérivée: le code suivant:</text:p>
          <text:p text:style-name="Preformatted_20_Text"><text:soft-page-break/><text:s/></text:p>
          <text:p text:style-name="Preformatted_20_Text">CafetierePoudre(float e, int g, int c, float s, float f) : </text:p>
          <text:p text:style-name="Preformatted_20_Text">eau(e),gobelets(g),cuillers(c),sucre(s),</text:p>
          <text:p text:style-name="P18">cafe(f){};</text:p>
          <text:p text:style-name="Text_20_body">ne compilera pas, car <text:span text:style-name="Source_20_Text">eau</text:span>, <text:span text:style-name="Source_20_Text">gobelets</text:span>, <text:span text:style-name="Source_20_Text">cuillers</text:span>, <text:span text:style-name="Source_20_Text">sucre</text:span> sont des membres de la classe <text:span text:style-name="Source_20_Text">Cafetiere</text:span>, <text:span text:style-name="Emphasis">pas </text:span>de <text:span text:style-name="Source_20_Text">CafetierePoudre</text:span>. Il faut obligatoirement passer par un constructeur de <text:span text:style-name="Source_20_Text">Cafetiere</text:span>.</text:p>
          <text:p text:style-name="Text_20_body">.</text:p>
          <text:h text:style-name="Heading_20_3" text:outline-level="3"><text:bookmark text:name="dest"/><text:bookmark-start text:name="__RefHeading__16646_2073142818"/>...et destructeurs<text:bookmark-end text:name="__RefHeading__16646_2073142818"/></text:h>
          <text:p text:style-name="Text_20_body">Lorsqu'un objet de type <text:span text:style-name="Source_20_Text">CafetiereSoluble</text:span> est détruit, il se passe la séquence suivante:</text:p>
          <text:list xml:id="list7714824865942256228" text:style-name="L64">
            <text:list-item>
              <text:p text:style-name="P195">Le destructeur de <text:span text:style-name="Source_20_Text">CafetiereSoluble</text:span> est appelé </text:p>
            </text:list-item>
            <text:list-item>
              <text:p text:style-name="P195">Le destructeur de <text:span text:style-name="Source_20_Text">Cafetiere</text:span> est appelé </text:p>
            </text:list-item>
            <text:list-item>
              <text:p text:style-name="P92">La mémoire est rendue au système </text:p>
            </text:list-item>
          </text:list>
          <text:p text:style-name="Text_20_body"><draw:frame draw:style-name="fr2" draw:name="images153" text:anchor-type="as-char" svg:width="0.397cm" svg:height="0.397cm" draw:z-index="229"><draw:image xlink:href="../../html/attention.gif" xlink:type="simple" xlink:show="embed" xlink:actuate="onLoad"/><svg:title>ATTENTION</svg:title></draw:frame> Si on utilise avec des pointeurs ou des références, on peut avoir quelques surprises, qui nécessitent l'utilisation de destructeurs virtuels. <draw:a xlink:type="simple" xlink:href="../../html/heritage.html#virt-dest"><draw:frame draw:style-name="fr3" draw:name="images154" text:anchor-type="as-char" svg:width="0.291cm" svg:height="0.344cm" draw:z-index="230"><draw:image xlink:href="../../html/apres.gif" xlink:type="simple" xlink:show="embed" xlink:actuate="onLoad"/><svg:title>apres</svg:title></draw:frame></draw:a></text:p>
          <text:h text:style-name="Heading_20_3" text:outline-level="3"><text:bookmark text:name="poly"/><text:bookmark-start text:name="__RefHeading__16648_2073142818"/>Le polymorphisme<text:bookmark-end text:name="__RefHeading__16648_2073142818"/></text:h>
          <text:p text:style-name="Text_20_body">Observons le code ci-dessous, dans lequel on gère trois machines à café, de deux types différents, par l'intermédiaire d'un tableau de pointeurs:</text:p>
          <text:p text:style-name="Preformatted_20_Text">Cafetiere* machines[3];</text:p>
          <text:p text:style-name="Preformatted_20_Text">machines[0] = new CafetiereSoluble(1.5,500,500,2,0.5);</text:p>
          <text:p text:style-name="Preformatted_20_Text">machines[1] = new CafetiereSoluble(1.5,500,500,2,0.5);</text:p>
          <text:p text:style-name="Preformatted_20_Text">machines[2] = new CafetierePoudre(1.5,500,500,2,0.9);</text:p>
          <text:p text:style-name="Preformatted_20_Text"/>
          <text:p text:style-name="Preformatted_20_Text">for (int i=0; i&lt;3; ++i) {</text:p>
          <text:p text:style-name="Preformatted_20_Text"><text:s text:c="4"/>if (machines[i]-&gt;lire_etat() == 1) {</text:p>
          <text:p text:style-name="Preformatted_20_Text"><text:s text:c="7"/>machines[i]-&gt;faire_le_cafe();</text:p>
          <text:p text:style-name="Preformatted_20_Text"><text:s text:c="7"/>machines[i]-&gt;encaisser_monnaie();</text:p>
          <text:p text:style-name="Preformatted_20_Text"><text:s text:c="4"/>};</text:p>
          <text:p text:style-name="P18">};</text:p>
          <text:p text:style-name="Text_20_body">Le code ci-dessus déclare un tableau de trois objets de type pointeur sur <text:span text:style-name="Source_20_Text">Cafetiere</text:span>, puis remplit le tableau avec deux machines à café soluble et une en poudre. Souvenez-vous que les fonctions <text:span text:style-name="Source_20_Text">lire_etat</text:span> et <text:span text:style-name="Source_20_Text">faire_le_cafe</text:span> ont été délarées avec le mot-clé <text:span text:style-name="Source_20_Text"><text:span text:style-name="T3">virtual</text:span></text:span>: ce mot signifie que le compilateur ne cherche pas à savoir exactement quelle fonction <text:span text:style-name="Source_20_Text">lire_etat</text:span> sera appelée, ni quelle fonction <text:span text:style-name="Source_20_Text">faire_le_cafe()</text:span> sera appelée, puisque l'allocation mémoire se fait de manière dynamique: il retient donc simplement qu'il devra appeler la version de la fonction <text:span text:style-name="Source_20_Text">faire_le_cafe</text:span> <text:span text:style-name="Emphasis">qui va bien</text:span>, en fonction du type d'objet qui sera appelé à l'exécution du programme. Le mot <text:span text:style-name="Emphasis">polymorphisme</text:span> décrit la propriété de ces deux fonctions d'adopter "plusieurs formes", suivant le contexte du programme. On parle aussi d'édition de liens dynamique. Remarquons qu'une fois de plus, on retrouve une manière de penser parfaitement naturelle: si je vous passe une casserole (classe de base) en vous demandant de la laver (fonction qui opère sur le type générique casserole), je vous passe en réalité une casserole bien particulière, et pas toujours la même (hier c'était le vieux chaudron à confiture qui me vient de ma grand-mère, aujourd'hui c'est une casserole en aluminium, dans les deux cas il s'agit d'un type de casserole particulier). Dans les deux cas vous allez la laver... mais suivant le type de casserole, vous vous y prendrez différemment. Par contre, la fonction <text:span text:style-name="Source_20_Text"><text:span text:style-name="T3">encaisser_monnaie</text:span></text:span> fait l'objet d'une édition de liens statiques (il n'y a pas le mot <text:span text:style-name="Source_20_Text">virtual</text:span> devant, donc il n'y a pas ici de polymorphisme).</text:p>
          <text:p text:style-name="Text_20_body"><draw:frame draw:style-name="fr2" draw:name="images155" text:anchor-type="as-char" svg:width="0.397cm" svg:height="0.397cm" draw:z-index="231"><draw:image xlink:href="../../html/attention.gif" xlink:type="simple" xlink:show="embed" xlink:actuate="onLoad"/><svg:title>ATTENTION</svg:title></draw:frame> Lorsque vous redéfinissez une fonction virtuelle, <text:span text:style-name="T3">la nouvelle définition doit avoir soit le même type de retour</text:span> que la fonction originale, soit <text:span text:style-name="T3">un type dérivé</text:span> (on parle dans ce cas de "types de retour covariants"). Sinon, le compilateur refusera votre code. Bien entendu, elles devront avoir également les mêmes signatures, sinon il s'agit de deux fonctions différentes, et le mécanisme d'édition de liens dynamiques ne s'applique pas.</text:p>
          <text:p text:style-name="Text_20_body"><draw:frame draw:style-name="fr2" draw:name="images156" text:anchor-type="as-char" svg:width="0.397cm" svg:height="0.397cm" draw:z-index="232"><draw:image xlink:href="../../html/attention.gif" xlink:type="simple" xlink:show="embed" xlink:actuate="onLoad"/><svg:title>ATTENTION</svg:title></draw:frame> Pourquoi les fonctions ne sont-elles pas automatiquement virtuelles ? C'est le cas dans d'autres langages orientés objets, java par exemple. Le problème avec les fonctions virtuelles, c'est qu'elles sont moins performantes que les fonctions classiques. C'est normal: le mécanisme d'édition de liens dynamiques est très puissant, mais il a un coût. Donc, il est recommandé de ne les utiliser <text:span text:style-name="Emphasis">que lorsque c'est nécessaire</text:span>, et pas lorsque la performance est rédhibitoire.</text:p>
          <text:p text:style-name="Text_20_body"><draw:frame draw:style-name="fr2" draw:name="images157" text:anchor-type="as-char" svg:width="0.503cm" svg:height="0.503cm" draw:z-index="233"><draw:image xlink:href="../../html/diam.gif" xlink:type="simple" xlink:show="embed" xlink:actuate="onLoad"/><svg:title>REGLE  D'OR</svg:title></draw:frame> Si vous surchargez une fonction virtuelle, la fonction surchargée ne sera pas virtuelle automatiquement: il vous faut le spécifier explicitement. </text:p>
          <text:h text:style-name="Heading_20_2" text:outline-level="2"><text:bookmark text:name="abc"/><text:bookmark-start text:name="__RefHeading__16650_2073142818"/><text:soft-page-break/>Classes de bases abstraites<text:bookmark-end text:name="__RefHeading__16650_2073142818"/></text:h>
          <text:p text:style-name="Text_20_body">Le code suivant ne sera jamais compilé:</text:p>
          <text:p text:style-name="P18"><text:s text:c="2"/>Cafetiere C1;</text:p>
          <text:p text:style-name="Text_20_body">En effet, la présence des fonctions virtuelles pures <text:span text:style-name="Source_20_Text">faire_le_cafe</text:span> et <text:span text:style-name="Source_20_Text">lire_etat</text:span> empêche le compilateur de générer un objet de type Cafetiere. En d'autres termes, <text:span text:style-name="Emphasis">on ne peut pas</text:span> dire au compilateur "donne-moi de la mémoire et initialise cette cafetière". Il veut savoir <text:span text:style-name="Emphasis">précisément</text:span> de quoi il s'agit. La classe <text:span text:style-name="Source_20_Text">Cafetiere</text:span> est une <text:span text:style-name="Emphasis">classe de base abstraite</text:span>, (c'est-à-dire une classe qui a <text:span text:style-name="Emphasis">au moins une </text:span>fonction virtuelle pure). En tant que telle, on peut la passer en paramètres <text:span text:style-name="Emphasis">(par référence ou par pointeur),mais </text:span><text:span text:style-name="Emphasis"><text:span text:style-name="T3">pas</text:span></text:span><text:span text:style-name="Emphasis"> par valeur</text:span> à une fonction, mais on ne peut pas déclarer d'objet de cette classe.</text:p>
          <text:p text:style-name="Text_20_body">Ainsi, le code suivant ne pose aucun problème:</text:p>
          <text:p text:style-name="P18"><text:s text:c="2"/>Cafetiere* C1;</text:p>
          <text:p text:style-name="Text_20_body">En effet, il est toujours possible de déclarer un pointeur sur une classe abstraite. Le type <text:span text:style-name="Emphasis">réel</text:span> de la classe est précisé lorsque le pointeur sera initialisé, le plus souvent en utilisant l'opérateur <text:span text:style-name="Source_20_Text">new</text:span>.<draw:a xlink:type="simple" xlink:href="../../html/mem.html#new"><draw:frame draw:style-name="fr3" draw:name="images158" text:anchor-type="as-char" svg:width="0.291cm" svg:height="0.344cm" draw:z-index="234"><draw:image xlink:href="../../html/apres.gif" xlink:type="simple" xlink:show="embed" xlink:actuate="onLoad"/><svg:title>apres</svg:title></draw:frame></draw:a>.</text:p>
          <text:p text:style-name="Text_20_body">Le code suivant est utilisable également:</text:p>
          <text:p text:style-name="Preformatted_20_Text"><text:s text:c="3"/>void une_fonction(Cafetiere&amp; c) {...};</text:p>
          <text:p text:style-name="Preformatted_20_Text"><text:s text:c="3"/></text:p>
          <text:p text:style-name="Preformatted_20_Text"><text:s text:c="3"/>CafetiereSoluble cs(1.5,500,500,2,0.5);</text:p>
          <text:p text:style-name="Preformatted_20_Text"><text:s text:c="3"/>CafetierePoudre cp(1.5,500,500,2,0.9);</text:p>
          <text:p text:style-name="Preformatted_20_Text"><text:s text:c="3"/></text:p>
          <text:p text:style-name="Preformatted_20_Text"><text:s text:c="3"/>une_fonction(cs);</text:p>
          <text:p text:style-name="P18"><text:s text:c="3"/>une_fonction(cp);</text:p>
          <text:p text:style-name="Text_20_body">Parce qu'on passe la variable par <text:span text:style-name="Emphasis">référence</text:span> et pas par valeur, il est possible d'utiliser le polymorphisme, de même qu'avec des pointeurs.</text:p>
          <text:h text:style-name="Heading_20_3" text:outline-level="3"><text:bookmark text:name="virt-const"/><text:bookmark-start text:name="__RefHeading__16652_2073142818"/>Constructeurs virtuels...<text:bookmark-end text:name="__RefHeading__16652_2073142818"/></text:h>
          <text:p text:style-name="Text_20_body"><text:span text:style-name="Emphasis">ça n'existe pas</text:span>: le principe d'une fonction virtuelle est que la fonction <text:span text:style-name="Emphasis">réellement</text:span> appelée à l'exécution est la fonction correspondant au type de l'objet existant. Encore faut-il que l'objet soit existant, ce qui n'est pas le cas lors de l'appel d'un constructeur.</text:p>
          <text:h text:style-name="Heading_20_3" text:outline-level="3"><text:bookmark text:name="virt-dest"/><text:bookmark-start text:name="__RefHeading__16654_2073142818"/>...et destructeurs virtuels<text:bookmark-end text:name="__RefHeading__16654_2073142818"/></text:h>
          <text:p text:style-name="Text_20_body">là, ça existe: et c'est même fort utile. En effet, le code suivant risque d'entraîner des résultats catastrophiques:</text:p>
          <text:p text:style-name="Preformatted_20_Text">for (int i=0; i&lt;10; i++) {</text:p>
          <text:p text:style-name="P18"><text:s text:c="4"/>delete machines[i];</text:p>
          <text:p text:style-name="Text_20_body">Le problème ici est que <text:span text:style-name="Emphasis">seul</text:span> le destructeur de la classe de base a été appelé. Si le destructeur de la classe <text:span text:style-name="Source_20_Text">modele_poudre</text:span> devait faire quelque chose de particulier (rendre la mémoire allouée pour le <text:span text:style-name="Source_20_Text">reservoir_cafe_en_poudre</text:span>, par exemple), c'est raté. Le destructeur n'a pas été appelé, et il y a un réservoir à café qui traîne au fond de la mémoire... Il est donc toujours préférable de déclarer pour la classe <text:span text:style-name="Source_20_Text">Cafetiere</text:span> un destructeur virtuel... quitte à ce que celui-ci ne fasse rien:</text:p>
          <text:p text:style-name="Preformatted_20_Text">class Cafetiere {</text:p>
          <text:p text:style-name="Preformatted_20_Text"><text:s text:c="2"/>virtual ~Cafetiere() {};</text:p>
          <text:p text:style-name="P18">};</text:p>
          <text:p text:style-name="Text_20_body"><draw:frame draw:style-name="fr2" draw:name="images159" text:anchor-type="as-char" svg:width="0.503cm" svg:height="0.503cm" draw:z-index="235"><draw:image xlink:href="../../html/diam.gif" xlink:type="simple" xlink:show="embed" xlink:actuate="onLoad"/><svg:title>REGLE  D'OR</svg:title></draw:frame> On pourrait bien sûr considérer que tous les destructeurs doivent être virtuels. Malheureusement, déclarer une fonction virtuelle prend des ressources... c'est d'ailleurs pour cela que toutes les fonctions ne sont pas virtuelles. Généralement, on peut considérer que la déclaration de la <text:span text:style-name="Emphasis">première</text:span> fonction virtuelle prend pas mal de ressources, les fonctions suivantes nettement moins. D'où la recommandation suivante: <text:span text:style-name="Emphasis">toute classe abstraite, ainsi que les classes qui en dérivent, doivent avoir un destructeur virtuel.</text:span> Une classe non abstraite ayant peu ou pas de classes dérivées le destructeur virtuel a moins de chances d'être indispensable </text:p>
          <text:h text:style-name="Heading_20_3" text:outline-level="3"><text:bookmark text:name="affect"/><text:bookmark-start text:name="__RefHeading__16656_2073142818"/>L'opérateur d'affectation dans une classe de base<text:bookmark-end text:name="__RefHeading__16656_2073142818"/></text:h>
          <text:p text:style-name="Text_20_body">Si l'opérateur d'affectation (<text:span text:style-name="Source_20_Text">operator=()</text:span>) d'une classe dérivée doit être défini (c'est-à-dire si l'opérateur d'affectation <text:soft-page-break/>fourni par le compilateur n'est pas suffisant), celui-ci <text:span text:style-name="Emphasis">doit</text:span> appeler l'opérateur d'affectation de sa classe de base: sinon, <text:span text:style-name="Emphasis">tous les champs ne seront pas copiés !!!</text:span>. Par contre, s'il n'est pas nécessaire de définir un opérateur d'affectation particulier pour une classe dérivée, le compilateur se chargera correctement d'appeler l'opérateur d'affectation de la classe de base.</text:p>
          <text:p text:style-name="Preformatted_20_Text">class CafetiereSoluble: public Cafetiere {</text:p>
          <text:p text:style-name="Preformatted_20_Text">public:</text:p>
          <text:p text:style-name="Preformatted_20_Text"><text:s text:c="4"/>CafetiereSoluble&amp; operator=(const CafetiereSoluble&amp; c) {</text:p>
          <text:p text:style-name="Preformatted_20_Text"><text:s text:c="7"/>Cafetiere::operator=(c); <text:s/>// copie de la partie commune</text:p>
          <text:p text:style-name="Preformatted_20_Text"><text:s text:c="7"/>cafe = c.cafe; <text:s text:c="11"/>// copie du reservoir de café</text:p>
          <text:p text:style-name="Preformatted_20_Text"><text:s text:c="7"/>return *this;</text:p>
          <text:p text:style-name="Preformatted_20_Text"><text:s text:c="4"/>};</text:p>
          <text:p text:style-name="P18">}</text:p>
          <text:h text:style-name="Heading_20_4" text:outline-level="4"><text:bookmark text:name="prot-affect"/><text:bookmark-start text:name="__RefHeading__16658_2073142818"/>Protéger l'opérateur d'affectation d'une classe de base abstraite<text:bookmark-end text:name="__RefHeading__16658_2073142818"/></text:h>
          <text:p text:style-name="Text_20_body">L'opérateur d'affectation d'une classe de base abstraite doit normalement être déclaré <text:span text:style-name="Emphasis">dans une section </text:span><text:span text:style-name="Emphasis"><text:span text:style-name="Source_20_Text">protected</text:span></text:span>, quitte à déclarer un <text:span text:style-name="Source_20_Text">operator=</text:span> <text:span text:style-name="Emphasis">uniquement dans ce but</text:span>. En effet, par défaut l'<text:span text:style-name="Source_20_Text">operator=</text:span> est public. Mais pour une classe abstraite, cela risque de conduire à des catastrophes:<draw:frame draw:style-name="fr2" draw:name="images160" text:anchor-type="as-char" svg:width="0.529cm" svg:height="0.529cm" draw:z-index="236"><draw:image xlink:href="../../html/nepasfaire.png" xlink:type="simple" xlink:show="embed" xlink:actuate="onLoad"/><svg:title>NOOON</svg:title></draw:frame></text:p>
          <text:p text:style-name="Preformatted_20_Text">void f(Cafetiere&amp;c1, const Cafetiere&amp;c2) {</text:p>
          <text:p text:style-name="Preformatted_20_Text"><text:s text:c="3"/>...</text:p>
          <text:p text:style-name="Preformatted_20_Text"><text:s text:c="3"/>c1 = c2;</text:p>
          <text:p text:style-name="Preformatted_20_Text"><text:s text:c="3"/>...</text:p>
          <text:p text:style-name="Preformatted_20_Text">};</text:p>
          <text:p text:style-name="Preformatted_20_Text"/>
          <text:p text:style-name="Preformatted_20_Text">main() {</text:p>
          <text:p text:style-name="Preformatted_20_Text"><text:s text:c="2"/>CafetiereSoluble S;</text:p>
          <text:p text:style-name="Preformatted_20_Text"><text:s text:c="2"/>CafetierePoudre P;</text:p>
          <text:p text:style-name="Preformatted_20_Text"><text:s text:c="2"/>f (S,P);</text:p>
          <text:p text:style-name="P18">}</text:p>
          <text:p text:style-name="Text_20_body">Cela aboutit à écrire une égalité entre une machine à café en grains et une machine à capuccino (café soluble+chocolat). Il est clair que cela ne peut pas fonctionner... et pourtant le compilateur a bêtement accepté. D'où le code suivant:</text:p>
          <text:p text:style-name="Preformatted_20_Text">class Cafetiere {</text:p>
          <text:p text:style-name="Preformatted_20_Text">protected:</text:p>
          <text:p text:style-name="Preformatted_20_Text"><text:s text:c="4"/>Cafetiere&amp; operator=(const Cafetiere&amp;c);</text:p>
          <text:p text:style-name="P18">}</text:p>
          <text:p text:style-name="Text_20_body">L'opérateur = étant déclaré dans la section protected, il peut être utilisé par les classes dérivées, <text:span text:style-name="Emphasis">mais il est inaccessible pour le reste du monde</text:span>. De sorte que la fonction suivante ne sera pas compilée:</text:p>
          <text:p text:style-name="Preformatted_20_Text">void f(Cafetiere&amp;c1, const Cafetiere&amp;c2) {</text:p>
          <text:p text:style-name="Preformatted_20_Text"><text:s text:c="3"/>c1 = c2; <text:s text:c="4"/>// ERREUR ! operator= est prive !</text:p>
          <text:p text:style-name="P18">};</text:p>
          <text:h text:style-name="Heading_20_3" text:outline-level="3"><text:bookmark text:name="clonage-polymorphique"/><text:bookmark-start text:name="__RefHeading__16660_2073142818"/>Le clônage polymorphique<text:bookmark-end text:name="__RefHeading__16660_2073142818"/></text:h>
          <text:p text:style-name="Text_20_body">Dans certains cas, on veut bénéficier d'une opération de copie d'un objet dans l'autre, en s'arrangeant pour que l'objet de destination prenne le type de l'objet copié. Il s'agit d'un clônage polymorphique, il ne s'obtient pas avec l'operateur=, mais avec une fonction Clone, définie dans <text:span text:style-name="Emphasis">chaque classe</text:span> de la hiérarchie de la manière suivante:</text:p>
          <text:p text:style-name="Preformatted_20_Text"><text:soft-page-break/>class Cafetiere {</text:p>
          <text:p text:style-name="Preformatted_20_Text"><text:s text:c="3"/>...</text:p>
          <text:p text:style-name="Preformatted_20_Text"><text:s text:c="3"/><text:span text:style-name="T3">virtual Cafetiere* Clone() = 0;</text:span></text:p>
          <text:p text:style-name="Preformatted_20_Text">}</text:p>
          <text:p text:style-name="Preformatted_20_Text"/>
          <text:p text:style-name="Preformatted_20_Text">class CafetiereSoluble {</text:p>
          <text:p text:style-name="Preformatted_20_Text"><text:s text:c="3"/>...</text:p>
          <text:p text:style-name="Preformatted_20_Text"><text:s text:c="3"/><text:span text:style-name="T3">virtual CafetiereSoluble* Clone()</text:span></text:p>
          <text:p text:style-name="Preformatted_20_Text"><text:s text:c="3"/><text:span text:style-name="T3">{</text:span></text:p>
          <text:p text:style-name="Preformatted_20_Text"><text:s text:c="8"/><text:span text:style-name="T3">return new CafetiereSoluble(*this);</text:span></text:p>
          <text:p text:style-name="Preformatted_20_Text"><text:s text:c="3"/><text:span text:style-name="T3">}</text:span></text:p>
          <text:p text:style-name="Preformatted_20_Text">};</text:p>
          <text:p text:style-name="Preformatted_20_Text"/>
          <text:p text:style-name="Preformatted_20_Text">void f(const Cafetiere&amp;c2) {</text:p>
          <text:p text:style-name="Preformatted_20_Text"><text:s text:c="3"/>Cafetiere* c1 = c2.Clone();</text:p>
          <text:p text:style-name="Preformatted_20_Text"><text:s text:c="3"/>...</text:p>
          <text:p text:style-name="Preformatted_20_Text">};</text:p>
          <text:p text:style-name="Preformatted_20_Text"/>
          <text:p text:style-name="Preformatted_20_Text">main() {</text:p>
          <text:p text:style-name="Preformatted_20_Text"><text:s text:c="2"/>modele_grain G;</text:p>
          <text:p text:style-name="Preformatted_20_Text"><text:s text:c="2"/>f (G);</text:p>
          <text:p text:style-name="P18">}</text:p>
          <text:p text:style-name="Text_20_body"><draw:frame draw:style-name="fr2" draw:name="images161" text:anchor-type="as-char" svg:width="0.397cm" svg:height="0.397cm" draw:z-index="237"><draw:image xlink:href="../../html/attention.gif" xlink:type="simple" xlink:show="embed" xlink:actuate="onLoad"/><svg:title>ATTENTION</svg:title></draw:frame> La fonction Clone doit être redéfinie dans <text:span text:style-name="T3">toutes les classes dérivées</text:span> de la classe de base. A chaque fois, la définition sera la même, mais on doit la réécrire. Si on oublie une redéfinition, le compilateur ne s'apercevra de rien, mais on risque d'avoir un comportement erratique lors de l'exécution du programme. </text:p>
          <text:h text:style-name="Heading_20_2" text:outline-level="2"><text:bookmark text:name="mult"/><text:bookmark-start text:name="__RefHeading__16662_2073142818"/>L'héritage multiple<text:bookmark-end text:name="__RefHeading__16662_2073142818"/></text:h>
          <text:p text:style-name="Text_20_body">Il est possible, bien que d'une utilisation délicate, de déclarer qu'une classe dérive de plusieurs superclasses. L'utilisation la plus intéressante de l'héritage multiple est la définition d'interfaces:</text:p>
          <text:h text:style-name="Heading_20_3" text:outline-level="3"><text:bookmark-start text:name="__RefHeading__16664_2073142818"/>Implémentation du "pattern" observateur en utilisant l'héritage multiple<text:bookmark-end text:name="__RefHeading__16664_2073142818"/></text:h>
          <text:p text:style-name="Text_20_body">Imaginons la situation suivante, extrêmement courante:</text:p>
          <text:list xml:id="list7514150487140659043" text:style-name="L65">
            <text:list-item>
              <text:p text:style-name="P196">Un objet de type <text:span text:style-name="Source_20_Text">traitement</text:span> appelle la fonction-membre <text:span text:style-name="Source_20_Text">run()</text:span>, qui dure plusieurs minutes. </text:p>
            </text:list-item>
            <text:list-item>
              <text:p text:style-name="P196">Cet objet fait partie d'une chaîne d'héritage, c'est-à-dire qu'il hérite d'un autre objet, ainsi qu'il a paru judicieux au concepteur de la chaîne de traitement de concevoir la chose. </text:p>
            </text:list-item>
            <text:list-item>
              <text:p text:style-name="P93">Cet objet est utilisé tantôt dans un contexte graphique, en grâce à tel ou tel "framework" graphique, ou encore dans un contexte "console": on souhaite que, quelque soit le contexte, il soit possible d'afficher régulièrement l'état d'avancement de la tâche, et ce sans introduire de dépendances entre l'objet <text:span text:style-name="Source_20_Text">traitement</text:span> et un framework particulier. </text:p>
            </text:list-item>
          </text:list>
          <text:p text:style-name="Text_20_body"/>
          <text:p text:style-name="Text_20_body">Le pattern observateur permet de répondre à ce cahier des charges:</text:p>
          <text:p text:style-name="Text_20_body"><draw:frame draw:style-name="fr6" draw:name="images162" text:anchor-type="as-char" svg:y="-6.311cm" svg:width="17cm" svg:height="6.973cm" draw:z-index="238"><draw:image xlink:href="../../html/heritage/observateur.png" xlink:type="simple" xlink:show="embed" xlink:actuate="onLoad"/><svg:title>diagramme UML</svg:title></draw:frame></text:p>
          <text:p text:style-name="Preformatted_20_Text"><text:soft-page-break/><text:span text:style-name="T3">class Observateur</text:span> {</text:p>
          <text:p text:style-name="Preformatted_20_Text"><text:s text:c="4"/>public:</text:p>
          <text:p text:style-name="Preformatted_20_Text"><text:s text:c="4"/>virtual void update(float r) = 0;</text:p>
          <text:p text:style-name="Preformatted_20_Text">};</text:p>
          <text:p text:style-name="Preformatted_20_Text"><text:span text:style-name="T3">class Diffuseur</text:span> {</text:p>
          <text:p text:style-name="Preformatted_20_Text"><text:s text:c="3"/>public:</text:p>
          <text:p text:style-name="Preformatted_20_Text"><text:s text:c="3"/>void notifier(float r) {</text:p>
          <text:p text:style-name="Preformatted_20_Text"><text:s text:c="8"/>for(int i=0;i&lt;abonnes.length();i++) {</text:p>
          <text:p text:style-name="Preformatted_20_Text"><text:s text:c="12"/>abonnes[i]-&gt;update(r);</text:p>
          <text:p text:style-name="Preformatted_20_Text"><text:s text:c="8"/>};</text:p>
          <text:p text:style-name="Preformatted_20_Text"><text:s text:c="3"/>};</text:p>
          <text:p text:style-name="Preformatted_20_Text"><text:s text:c="3"/>void abonne(Observateur * o) {</text:p>
          <text:p text:style-name="Preformatted_20_Text"><text:s text:c="7"/>if (o!=NULL)</text:p>
          <text:p text:style-name="Preformatted_20_Text"><text:s text:c="10"/>abonnes.push_back(o);</text:p>
          <text:p text:style-name="Preformatted_20_Text"><text:s text:c="3"/>};</text:p>
          <text:p text:style-name="Preformatted_20_Text"><text:s text:c="3"/>private:</text:p>
          <text:p text:style-name="Preformatted_20_Text"><text:s text:c="6"/>vector&lt;Observateur*&gt;abonnes;</text:p>
          <text:p text:style-name="Preformatted_20_Text">};</text:p>
          <text:p text:style-name="Preformatted_20_Text"><text:span text:style-name="T3">class Traitement: public BaseTraitement, public Diffuseur</text:span> {</text:p>
          <text:p text:style-name="Preformatted_20_Text"><text:s text:c="3"/>public:</text:p>
          <text:p text:style-name="Preformatted_20_Text"><text:s text:c="6"/>void run() {</text:p>
          <text:p text:style-name="Preformatted_20_Text"><text:s text:c="10"/>while(...) {</text:p>
          <text:p text:style-name="Preformatted_20_Text"><text:s text:c="15"/>...</text:p>
          <text:p text:style-name="Preformatted_20_Text"><text:s text:c="15"/>notifier(x);</text:p>
          <text:p text:style-name="Preformatted_20_Text"><text:s text:c="10"/>};</text:p>
          <text:p text:style-name="Preformatted_20_Text"><text:s text:c="6"/>};</text:p>
          <text:p text:style-name="Preformatted_20_Text">}</text:p>
          <text:p text:style-name="Preformatted_20_Text"/>
          <text:p text:style-name="Preformatted_20_Text"><text:span text:style-name="T3">class ProgressionBar: public ProgressionBarWidget, public Observateur</text:span> {</text:p>
          <text:p text:style-name="Preformatted_20_Text"><text:s text:c="4"/>public:</text:p>
          <text:p text:style-name="Preformatted_20_Text"><text:s text:c="8"/>virtual void update(float r) {</text:p>
          <text:p text:style-name="Preformatted_20_Text"><text:s text:c="11"/>...</text:p>
          <text:p text:style-name="Preformatted_20_Text"><text:s text:c="8"/>};</text:p>
          <text:p text:style-name="P18">};</text:p>
          <text:p text:style-name="Text_20_body">Une fois n'est pas coutune, vous pouvez <text:a xlink:type="simple" xlink:href="../../html/heritage/pattern_observateur.tgz" text:style-name="Internet_20_link" text:visited-style-name="Visited_20_Internet_20_Link">télécharger ici</text:a> un petit programme que vous devriez pouvoir compiler. On voit que:</text:p>
          <text:list xml:id="list1246554674657468841" text:style-name="L66">
            <text:list-item>
              <text:p text:style-name="P197">La classe <text:span text:style-name="Source_20_Text">Diffuseur</text:span> comprend une fonction <text:span text:style-name="Source_20_Text">abonne</text:span>, qui permettra à des objets dérivant de la classe <text:span text:style-name="Source_20_Text">Observateur</text:span> de s'abonner, afin d'être notifés d'un événement quelconque. </text:p>
            </text:list-item>
            <text:list-item>
              <text:p text:style-name="P197">La classe <text:span text:style-name="Source_20_Text">Traitement</text:span> dérive de la classe <text:span text:style-name="Source_20_Text">Diffuseur</text:span>, elle pourra donc appeler la fonction <text:span text:style-name="Source_20_Text">notifier</text:span>. Celle-ci appelle <text:span text:style-name="Source_20_Text">update</text:span> sur tous ses abonnés. Comme seuls des objets dérivant de <text:span text:style-name="Source_20_Text">Observateur</text:span> peuvent s'abonner, elle est sûre de trouver cette fonction implémentée. </text:p>
            </text:list-item>
            <text:list-item>
              <text:p text:style-name="P197">La classe <text:span text:style-name="Source_20_Text">Observateur</text:span> ne comprend qu'une seule fonction virtuelle pure (<text:span text:style-name="Source_20_Text">void update(float)</text:span>), <text:span text:style-name="Emphasis">c'est donc une classe interface</text:span>. </text:p>
            </text:list-item>
            <text:list-item>
              <text:p text:style-name="P197">La classe <text:span text:style-name="Source_20_Text">ProgressionBar</text:span> dérive de <text:span text:style-name="Source_20_Text">Observateur</text:span>, elle devra donc impémenter la fonction <text:span text:style-name="Source_20_Text">update</text:span>, ce qui lui permettra d'être notifiée en temps utile. </text:p>
            </text:list-item>
            <text:list-item>
              <text:p text:style-name="P94"><text:span text:style-name="Source_20_Text">ProgressionBar</text:span> et <text:span text:style-name="Source_20_Text">Traitement</text:span> dérivent par ailleurs d'autres classes, suivant la manière dont l'application a été conçue: elles utilisent donc l'héritage multiple. </text:p>
            </text:list-item>
          </text:list>
        </text:section>
        <text:section text:style-name="Sect1" text:name="Section13">
          <text:h text:style-name="Heading_20_1" text:outline-level="1"/>
          <text:p text:style-name="P13"/>
          <text:h text:style-name="P11" text:outline-level="1"><text:bookmark text:name="modeles"/><text:bookmark text:name="titre_page"/><text:bookmark text:name="contenu5"/><text:bookmark-start text:name="__RefHeading__16668_2073142818"/>Les modèles <text:bookmark-end text:name="__RefHeading__16668_2073142818"/></text:h>
          <text:p text:style-name="Text_20_body">Nous sommes maintenant capables d'exprimer plusieurs types de relations entre objets:</text:p>
          <text:list xml:id="list5294976577407022964" text:style-name="L67">
            <text:list-item>
              <text:p text:style-name="P198">Associations, agrégation, composition: </text:p>
            </text:list-item>
            <text:list-item>
              <text:p text:style-name="P95">Est une sorte de </text:p>
            </text:list-item>
          </text:list>
          <text:p text:style-name="Text_20_body">Nous allons voir dans ce chapitre comment exprimer la relation: <text:span text:style-name="Emphasis">Est une liste de</text:span>, ou <text:span text:style-name="Emphasis">Est un tableau de</text:span>, etc.; nous avons défini au début du cours une classe appelée <text:span text:style-name="Source_20_Text">complexe</text:span>, qui comprend essentiellement deux membres privés, <text:span text:style-name="Source_20_Text">r</text:span> et <text:span text:style-name="Source_20_Text">i</text:span>. Or, ces deux nombres étaient définis comme des <text:span text:style-name="Source_20_Text">float</text:span>, ce qui peut paraître un peu restrictif... Ne faudrait-il pas plutôt définir les parties réelle et imaginaire des complexes comme des double, pour avoir une meilleure précision lors des calculs numériques ? Nous ne voulons pas avoir à choisir, en tous cas <text:span text:style-name="Emphasis">pas au moment d'écrire l'objet </text:span><text:span text:style-name="Emphasis"><text:span text:style-name="Source_20_Text">complexe</text:span></text:span>: les algorithmes utilisés seront les mêmes, quelque soit le type des champs utilisés pour la partie réelle et pour la partie imaginaire. D'où la notion de <text:span text:style-name="Emphasis">modèles</text:span>.</text:p>
          <text:p text:style-name="Text_20_body">Les modèles sont très utilisés pour créer des objets de type conteneurs: ce sont des objets qui vont en "contenir" d'autres. Nous en reparlerons dans le chapitre sur la bibliothèque standard <draw:a xlink:type="simple" xlink:href="../../html/stdlib.html"><draw:frame draw:style-name="fr3" draw:name="images170" text:anchor-type="as-char" svg:width="0.291cm" svg:height="0.344cm" draw:z-index="239"><draw:image xlink:href="../../html/apres.gif" xlink:type="simple" xlink:show="embed" xlink:actuate="onLoad"/><svg:title>apres</svg:title></draw:frame></draw:a></text:p>
          <text:h text:style-name="Heading_20_2" text:outline-level="2"><text:bookmark text:name="modele-fct"/><text:bookmark-start text:name="__RefHeading__16670_2073142818"/>Les modèles de fonctions<text:bookmark-end text:name="__RefHeading__16670_2073142818"/></text:h>
          <text:p text:style-name="Text_20_body">La fonction <text:span text:style-name="Source_20_Text">min</text:span> ci-dessous renvoie simplement le plus petit de deux nombres... ou de deux objets:</text:p>
          <text:p text:style-name="P21">template &lt;typename T&gt; const min(T const&amp; a,T const&amp; b)</text:p>
          <text:p text:style-name="P21">{</text:p>
          <text:p text:style-name="Preformatted_20_Text"><text:s text:c="3"/><text:span text:style-name="T3">return a &gt; b ? b : a;</text:span></text:p>
          <text:p text:style-name="P19">}</text:p>
          <text:p text:style-name="Text_20_body">La fonction peut être utilisée avec n'importe quel objet (ou presque):</text:p>
          <text:p text:style-name="P21">int i=4,j=6;</text:p>
          <text:p text:style-name="P21">int m = min(i,j);</text:p>
          <text:p text:style-name="Preformatted_20_Text"/>
          <text:p text:style-name="P21">float x=3.14, y=5.65;</text:p>
          <text:p text:style-name="P21">float z= min(x,y);</text:p>
          <text:p text:style-name="Preformatted_20_Text"/>
          <text:p text:style-name="P21">string s1="houlala", s2="aieaieaie";</text:p>
          <text:p text:style-name="P21">string s = min(s1, s2);</text:p>
          <text:p text:style-name="Preformatted_20_Text"/>
          <text:p text:style-name="P21">complexe c1=0, c2=1;</text:p>
          <text:p text:style-name="P19">complexe c = min(c1,c2); <text:s text:c="2"/>// NON !!! Ne passe pas à la compilation !</text:p>
          <text:p text:style-name="Text_20_body">Dans le code ci-dessus, quatre versions de la même fonction ont été compilées. On dit qu'elles ont été "instantiées". Le compilateur a choisi la fonction à instantier à partir du type des arguments. Cependant, la quatrième a abouti à une erreur de compilation, car l'opérateur &lt; n'est pas défini pour la classe <text:span text:style-name="Source_20_Text">complexe</text:span>.</text:p>
          <text:p text:style-name="Text_20_body">Le code suivant aboutit lui aussi à une erreur de compilation:</text:p>
          <text:p text:style-name="Preformatted_20_Text">int i=4;</text:p>
          <text:p text:style-name="Preformatted_20_Text">float y=3.14;</text:p>
          <text:p text:style-name="P19">cout &lt;&lt; min(i,y) &lt;&lt; endl;</text:p>
          <text:p text:style-name="Text_20_body">En effet, le compilateur n'a aucun moyen de savoir quelle fonction template doit être utilisée, il se retrouve devant une ambiguïté. Le programmeur doit dans ce cas soit forcer une conversion, soit imposer le type d'instantiation. Cela s'écrit de la manière suivante:</text:p>
          <text:p text:style-name="Preformatted_20_Text">int i=4;</text:p>
          <text:p text:style-name="Preformatted_20_Text">float y=3.14;</text:p>
          <text:p text:style-name="P19">cout &lt;&lt; min&lt;float&gt;(i,y) &lt;&lt; endl;</text:p>
          <text:h text:style-name="Heading_20_2" text:outline-level="2"><text:bookmark text:name="class-param"/><text:bookmark-start text:name="__RefHeading__16672_2073142818"/>Classes paramétrées<text:bookmark-end text:name="__RefHeading__16672_2073142818"/></text:h>
          <text:h text:style-name="Heading_20_3" text:outline-level="3"><text:bookmark text:name="def-class-param"/><text:bookmark-start text:name="__RefHeading__16674_2073142818"/>Définition d'une classe paramétrée<text:bookmark-end text:name="__RefHeading__16674_2073142818"/></text:h>
          <text:p text:style-name="Text_20_body">Voici la nouvelle définition de la classe <text:span text:style-name="Source_20_Text">complexe</text:span>, en utilisant des modèles:</text:p>
          <text:p text:style-name="Preformatted_20_Text"><text:soft-page-break/><text:span text:style-name="T3">template&lt;typename NUM=float&gt;</text:span> class complexe {</text:p>
          <text:p text:style-name="Preformatted_20_Text">public:</text:p>
          <text:p text:style-name="Preformatted_20_Text"><text:s/>complexe(<text:span text:style-name="T3">NUM</text:span> x=0, <text:span text:style-name="T3">NUM</text:span> y=0);</text:p>
          <text:p text:style-name="Preformatted_20_Text"><text:s/>complexe(const <text:span text:style-name="T3">complexe&lt;NUM&gt;</text:span> &amp; );</text:p>
          <text:p text:style-name="Preformatted_20_Text"><text:s/>~complexe();</text:p>
          <text:p text:style-name="Preformatted_20_Text"><text:s/>operator <text:span text:style-name="T3">NUM</text:span>();</text:p>
          <text:p text:style-name="Preformatted_20_Text"><text:s/><text:span text:style-name="T3">complexe&lt;NUM&gt;</text:span> &amp; operator=(const <text:span text:style-name="T3">complexe&lt;NUM&gt;</text:span> &amp;);</text:p>
          <text:p text:style-name="Preformatted_20_Text"><text:s/><text:span text:style-name="T3">complexe&lt;NUM&gt;</text:span> &amp; operator+= (const <text:span text:style-name="T3">complexe&lt;NUM&gt;</text:span> &amp;);</text:p>
          <text:p text:style-name="Preformatted_20_Text"><text:s/><text:span text:style-name="T3">NUM</text:span> get_r() const { return r;};</text:p>
          <text:p text:style-name="Preformatted_20_Text"><text:s/><text:span text:style-name="T3">NUM</text:span> get_i() const { return i;};</text:p>
          <text:p text:style-name="Preformatted_20_Text"><text:s/>void set_r(<text:span text:style-name="T3">NUM</text:span> x) { r=x; m_flg=false;};</text:p>
          <text:p text:style-name="Preformatted_20_Text"><text:s/>void set_i(<text:span text:style-name="T3">NUM</text:span> x) { i=x; m_flg=false;};</text:p>
          <text:p text:style-name="Preformatted_20_Text"><text:s/><text:span text:style-name="T3">NUM</text:span> get_m() const;</text:p>
          <text:p text:style-name="Preformatted_20_Text"><text:s/>static void set_debug() { debflg=true;};</text:p>
          <text:p text:style-name="Preformatted_20_Text"><text:s/>static void clr_debug() { debflg=false;};</text:p>
          <text:p text:style-name="Preformatted_20_Text">private:</text:p>
          <text:p text:style-name="Preformatted_20_Text"><text:s/><text:span text:style-name="T3">NUM</text:span> r;</text:p>
          <text:p text:style-name="Preformatted_20_Text"><text:s/><text:span text:style-name="T3">NUM</text:span> i;</text:p>
          <text:p text:style-name="Preformatted_20_Text"><text:s/>mutable bool m_flg;</text:p>
          <text:p text:style-name="Preformatted_20_Text"><text:s/>mutable <text:span text:style-name="T3">NUM</text:span> m;</text:p>
          <text:p text:style-name="Preformatted_20_Text"><text:s/>static bool debflg;</text:p>
          <text:p text:style-name="Preformatted_20_Text"><text:s/>void _calc_module() const {m=sqrt(r*r+i*i);};</text:p>
          <text:p text:style-name="P18">};</text:p>
          <text:p text:style-name="Text_20_body">Le nom de classe est précédé par le mot-clé <text:span text:style-name="Source_20_Text">template&lt;typename NUM&gt;</text:span> (que l'on traduit par <text:span text:style-name="Emphasis">modèle</text:span>,ou <text:span text:style-name="Emphasis">patron</text:span>), ce qui signifie qu'un certain <text:span text:style-name="Emphasis">type</text:span> sera utilisé lors de l'instantiation de cette classe. D'autre part, dès que le nom complexe est utilisé pour désigner la classe qui est en train d'être définie, on <text:span text:style-name="Emphasis">doit</text:span> citer le paramètre, d'où la notation un peu lourde <text:span text:style-name="Source_20_Text">complexe&lt;NUM&gt;</text:span> partout dans la définition des paramètres.</text:p>
          <text:p text:style-name="Text_20_body"><draw:frame draw:style-name="fr2" draw:name="images171" text:anchor-type="as-char" svg:width="0.397cm" svg:height="0.397cm" draw:z-index="240"><draw:image xlink:href="../../html/attention.gif" xlink:type="simple" xlink:show="embed" xlink:actuate="onLoad"/><svg:title>ATTENTION</svg:title></draw:frame> L'expression <text:span text:style-name="Source_20_Text">typename NUM</text:span>, peut aussi s'écrire <text:span text:style-name="Source_20_Text">class NUM</text:span>. Dans ce contexte, <text:span text:style-name="Source_20_Text">class</text:span> signifie en fait "n'importe quel type"; La notation <text:span text:style-name="Source_20_Text">typename</text:span>, plus récente, est donc bien meilleure et doit être utilisée dans les nouveaux codes.</text:p>
          <text:p text:style-name="Text_20_body"><draw:frame draw:style-name="fr2" draw:name="images172" text:anchor-type="as-char" svg:width="0.397cm" svg:height="0.397cm" draw:z-index="241"><draw:image xlink:href="../../html/attention.gif" xlink:type="simple" xlink:show="embed" xlink:actuate="onLoad"/><svg:title>ATTENTION</svg:title></draw:frame>Le type est <text:span text:style-name="Source_20_Text">complexe&lt;T&gt;</text:span>, on fera référence à ce type complet lorsqu'on annoncera par exemple un type de retour de fonction. Par contre, le constructeur a pour nom <text:span text:style-name="Source_20_Text">complexe</text:span>, le destructeur <text:span text:style-name="Source_20_Text">~complexe</text:span>.</text:p>
          <text:p text:style-name="Text_20_body"><draw:frame draw:style-name="fr2" draw:name="images173" text:anchor-type="as-char" svg:width="0.397cm" svg:height="0.397cm" draw:z-index="242"><draw:image xlink:href="../../html/attention.gif" xlink:type="simple" xlink:show="embed" xlink:actuate="onLoad"/><svg:title>ATTENTION</svg:title></draw:frame>Définir une fonction <text:span text:style-name="Emphasis">en-dehors de la portée de la déclaration de classe</text:span> revient à définir un modèle de fonction:</text:p>
          <text:p text:style-name="P18"><text:span text:style-name="T3">template &lt;typename NUM&gt; complexe&lt;NUM&gt;</text:span>::~complexe()</text:p>
          <text:p text:style-name="Text_20_body">Ce qui signifie:</text:p>
          <text:list xml:id="list4521044105105299504" text:style-name="L68">
            <text:list-item>
              <text:p text:style-name="P199">la fonction est un modèle paramétré par <text:span text:style-name="Source_20_Text">NUM</text:span> </text:p>
            </text:list-item>
            <text:list-item>
              <text:p text:style-name="P199">Le nom de la classe est <text:span text:style-name="Source_20_Text"><text:span text:style-name="T3">complexe&lt;NUM&gt;</text:span></text:span> </text:p>
            </text:list-item>
            <text:list-item>
              <text:p text:style-name="P96">Le nom de la fonction est <text:span text:style-name="Source_20_Text">~complexe</text:span> (le destructeur, en l'occurrence) </text:p>
            </text:list-item>
          </text:list>
          <text:h text:style-name="Heading_20_3" text:outline-level="3"><text:bookmark text:name="def-prm"/><text:bookmark-start text:name="__RefHeading__16676_2073142818"/>Paramètres par défaut<text:bookmark-end text:name="__RefHeading__16676_2073142818"/></text:h>
          <text:p text:style-name="Text_20_body">Dans le code ci-dessus, on remarque la structure <text:span text:style-name="Source_20_Text"><text:span text:style-name="T3">typename NUM=float</text:span></text:span>, qui revient à donner à <text:span text:style-name="Source_20_Text">NUM</text:span> une valeur par défaut (<text:span text:style-name="Source_20_Text">float</text:span> en l'occurrence).</text:p>
          <text:h text:style-name="Heading_20_3" text:outline-level="3"><text:bookmark text:name="instant"/><text:bookmark-start text:name="__RefHeading__16678_2073142818"/>Instantiation<text:bookmark-end text:name="__RefHeading__16678_2073142818"/></text:h>
          <text:p text:style-name="Text_20_body">Le programme principal ressemblera à ce qui suit:</text:p>
          <text:p text:style-name="Preformatted_20_Text">typedef complexe&lt;&gt; complexe_float;</text:p>
          <text:p text:style-name="Preformatted_20_Text">typedef complexe&lt;double&gt; complexe_double;</text:p>
          <text:p text:style-name="Preformatted_20_Text"/>
          <text:p text:style-name="Preformatted_20_Text">main() {</text:p>
          <text:p text:style-name="Preformatted_20_Text"><text:s/>complexe_float F;</text:p>
          <text:p text:style-name="Preformatted_20_Text"><text:s/>complexe_double D;</text:p>
          <text:p text:style-name="P18">}</text:p>
          <text:p text:style-name="Text_20_body">Le <text:span text:style-name="Source_20_Text">typedef</text:span> ne fait <text:span text:style-name="Emphasis">rien d'autre</text:span> que de déclarer un <text:span text:style-name="Emphasis">synonyme</text:span>. Autrement dit, il ne crée pas un nouveau type. Il n'est pas indispensable, mais simplement <text:span text:style-name="Emphasis">très souhaitable</text:span> pour la lisibilité du code: en effet, la syntaxe <text:span text:style-name="Source_20_Text">complexe&lt;float&gt;</text:span> se révèle difficilement lisible.</text:p>
          <text:p text:style-name="Text_20_body">Dans le cas des flottants, il suffit de déclarer <text:span text:style-name="Source_20_Text">complexe&lt;&gt;</text:span>, le symbole <text:span text:style-name="Source_20_Text">&lt;&gt;</text:span> étant là pour rappeler qu'il s'agit bien d'un modèle.</text:p>
          <text:h text:style-name="Heading_20_3" text:outline-level="3"><text:bookmark text:name="param-util"/><text:bookmark-start text:name="__RefHeading__16680_2073142818"/><text:soft-page-break/>Paramètres utilisables<text:bookmark-end text:name="__RefHeading__16680_2073142818"/></text:h>
          <text:p text:style-name="Text_20_body">On peut mettre plusieurs paramètres dans les modèles. Ces paramètres peuvent être de deux sortes:</text:p>
          <text:list xml:id="list8908896471420866593" text:style-name="L69">
            <text:list-item>
              <text:p text:style-name="P200">Le mot-clé <text:span text:style-name="Source_20_Text">typename</text:span> suivi d'un nom de type existant. </text:p>
            </text:list-item>
            <text:list-item>
              <text:p text:style-name="P97"><text:span text:style-name="Source_20_Text">int</text:span> suivi d'un nombre, pour exprimer par exemple une dimension. </text:p>
            </text:list-item>
          </text:list>
          <text:h text:style-name="Heading_20_4" text:outline-level="4"><text:bookmark-start text:name="__RefHeading__16682_2073142818"/>Exemple: La classe tableau<text:bookmark-end text:name="__RefHeading__16682_2073142818"/></text:h>
          <text:p text:style-name="Text_20_body">La classe <text:span text:style-name="Source_20_Text">tableau</text:span> <draw:a xlink:type="simple" xlink:href="../../html/types.html#const"><draw:frame draw:style-name="fr3" draw:name="images174" text:anchor-type="as-char" svg:width="0.291cm" svg:height="0.344cm" draw:z-index="243"><draw:image xlink:href="../../html/avant.gif" xlink:type="simple" xlink:show="embed" xlink:actuate="onLoad"/><svg:title>avant</svg:title></draw:frame></draw:a>définie ci-dessus peut être réécrite en utilisant un modèle:</text:p>
          <text:p text:style-name="Preformatted_20_Text">template&lt;size_t TAILLE&gt; class tableau {</text:p>
          <text:p text:style-name="Preformatted_20_Text"><text:s/>char buffer[TAILLE];</text:p>
          <text:p text:style-name="Preformatted_20_Text"><text:s/>void copie(const tableau&lt;TAILLE&gt; &amp;);</text:p>
          <text:p text:style-name="Preformatted_20_Text">public:</text:p>
          <text:p text:style-name="Preformatted_20_Text"><text:s/>tableau(){};</text:p>
          <text:p text:style-name="Preformatted_20_Text"><text:s/>tableau(const tableau &amp;);</text:p>
          <text:p text:style-name="Preformatted_20_Text"><text:s/>tableau&lt;TAILLE&gt; &amp; operator=(const tableau&lt;TAILLE&gt; &amp;);</text:p>
          <text:p text:style-name="Preformatted_20_Text"><text:s/>~tableau() {delete buffer;};</text:p>
          <text:p text:style-name="Preformatted_20_Text">};</text:p>
          <text:p text:style-name="Preformatted_20_Text">template&lt;size_t TAILLE&gt; tableau&lt;TAILLE&gt;::tableau(const tableau &amp; b ) {</text:p>
          <text:p text:style-name="Preformatted_20_Text"><text:s/>copie(b);</text:p>
          <text:p text:style-name="Preformatted_20_Text"><text:s/>cout &lt;&lt; "copie effectuee par const de copie\n";</text:p>
          <text:p text:style-name="Preformatted_20_Text">};</text:p>
          <text:p text:style-name="Preformatted_20_Text">template&lt;size_t TAILLE&gt; void tableau&lt;TAILLE&gt;::copie(const</text:p>
          <text:p text:style-name="Preformatted_20_Text">tableau&lt;TAILLE&gt; &amp; b) { </text:p>
          <text:p text:style-name="Preformatted_20_Text"><text:s/>memcpy(buffer,b.buffer,TAILLE);</text:p>
          <text:p text:style-name="P18">};</text:p>
          <text:p text:style-name="Text_20_body">Cette implémentation est intéressante, parce qu'on n'a plus besoin d'utiliser l'opérateur <text:span text:style-name="Source_20_Text">new</text:span> dans le constructeur. Du coup, on n'a plus besoin non plus du "trio infernal" <draw:a xlink:type="simple" xlink:href="../../html/surch.html#affect-trio"><draw:frame draw:style-name="fr3" draw:name="images175" text:anchor-type="as-char" svg:width="0.291cm" svg:height="0.344cm" draw:z-index="244"><draw:image xlink:href="../../html/avant.gif" xlink:type="simple" xlink:show="embed" xlink:actuate="onLoad"/><svg:title>avant</svg:title></draw:frame></draw:a>Par contre, on ne peut plus choisir la taille du tableau lors de l'exécution du code, celle-ci doit être fixée à la compilation.</text:p>
          <text:h text:style-name="Heading_20_2" text:outline-level="2"><text:bookmark text:name="modele-spe"/><text:bookmark-start text:name="__RefHeading__16684_2073142818"/>Spécialisation<text:bookmark-end text:name="__RefHeading__16684_2073142818"/></text:h>
          <text:p text:style-name="Text_20_body">Il n'est pas toujours possible de s'en tenir à l'écriture du code général, tel que le modèle l'implémente: ne serait-ce que pour des raisons de performance, il est parfois nécessaire de réécrire le code pour certains types particuliers. Par exemple, une pile d'objets peut être implémenté sous forme de modèle mais on conçoit qu'une pile de booléens peut être écrite différemment, en utilisant le fait que des booléens ne tiennent pas sur un ou plusieurs octets, mais sur un <text:span text:style-name="Source_20_Text">bit</text:span>. On écrira cette spécialisation de la manière suivante:</text:p>
          <text:p text:style-name="Preformatted_20_Text"><text:span text:style-name="T3">template&lt;&gt; class pile&lt;bool&gt;</text:span> {</text:p>
          <text:p text:style-name="P18">}</text:p>
          <text:p text:style-name="Text_20_body">Le nom de type correspondant à la spécialisation se trouve <text:span text:style-name="Emphasis">après</text:span> le nom du template.</text:p>
          <text:h text:style-name="Heading_20_3" text:outline-level="3"><text:bookmark-start text:name="__RefHeading__16686_2073142818"/>Spécialisation partielle<text:bookmark-end text:name="__RefHeading__16686_2073142818"/></text:h>
          <text:p text:style-name="Text_20_body">On peut aussi spécialiser partiellement les modèles. Par exemple, la classe générale:</text:p>
          <text:p text:style-name="Preformatted_20_Text">template&lt;typename T1, typename T2&gt; class Machin {</text:p>
          <text:p text:style-name="Preformatted_20_Text">...</text:p>
          <text:p text:style-name="P18">}</text:p>
          <text:p text:style-name="Text_20_body">peut être spécialisée de plusieurs manières:</text:p>
          <text:p text:style-name="Preformatted_20_Text"><text:soft-page-break/>// Les deux paramètres ont le même type</text:p>
          <text:p text:style-name="Preformatted_20_Text"><text:span text:style-name="T3">template&lt;typename T&gt; class Machin&lt;T,T&gt;</text:span> {</text:p>
          <text:p text:style-name="Preformatted_20_Text">...</text:p>
          <text:p text:style-name="Preformatted_20_Text">}</text:p>
          <text:p text:style-name="Preformatted_20_Text"/>
          <text:p text:style-name="Preformatted_20_Text">// Le second type est double</text:p>
          <text:p text:style-name="Preformatted_20_Text"><text:span text:style-name="T3">template&lt;typename T1&gt; class Machin&lt;T1,double&gt;</text:span> {</text:p>
          <text:p text:style-name="Preformatted_20_Text">...</text:p>
          <text:p text:style-name="Preformatted_20_Text">}</text:p>
          <text:p text:style-name="Preformatted_20_Text"/>
          <text:p text:style-name="Preformatted_20_Text">// On travaille avec des pointeurs</text:p>
          <text:p text:style-name="Preformatted_20_Text"><text:span text:style-name="T3">template&lt;typename T1, typename T2&gt; class Machin&lt;T1 *, T2 *&gt;</text:span> {</text:p>
          <text:p text:style-name="Preformatted_20_Text">...</text:p>
          <text:p text:style-name="P18">}</text:p>
          <text:h text:style-name="Heading_20_2" text:outline-level="2"><text:bookmark text:name="conseils"/><text:bookmark-start text:name="__RefHeading__16688_2073142818"/>Quelques conseils...<text:bookmark-end text:name="__RefHeading__16688_2073142818"/></text:h>
          <text:p text:style-name="Text_20_body">Les modèles permettent de définir des objets de manière extrêmement générale, en ce sens ils constituent un outil très puissant. Mais, chaque médaille ayant son revers, ils sont d'une utilisation assez délicate. Il semble d'ailleurs que, encore actuellement, tous les compilateurs n'implémentent pas les modèles de manière complètement identique, ce qui n'est pas pour faciliter les choses...</text:p>
          <text:p text:style-name="Text_20_body">Il est important de connaître la syntaxe des modèles, car elle est employée en permanence dans la bibliothèque standard: cela est tout-à-fait compréhensible, dans la mesure où une bonne partie de la bibliothèque standard est constituée de "conteneurs" et d'algorithmes associées, c'est-à-dire d'objets encapsulant des structures de données: seuls les modèles permettent de les décrire de manière générale </text:p>
          <text:p text:style-name="Text_20_body">Quelques conseils, pour ne pas se noyer dans les modèles:</text:p>
          <text:list xml:id="list5398434721287637262" text:style-name="L70">
            <text:list-item>
              <text:p text:style-name="P201"><text:span text:style-name="Emphasis">toujours</text:span> utiliser des <text:span text:style-name="Source_20_Text">typedef</text:span>, afin de n'entrer qu'une seule fois le modèle lui-même avec toute sa complexité. </text:p>
            </text:list-item>
            <text:list-item>
              <text:p text:style-name="P98">Lors de <text:span text:style-name="Emphasis">l'écriture</text:span> de nouveaux modèles, il convient de démarrer d'abord avec des types ordinaires (<text:span text:style-name="Source_20_Text">int</text:span>, par exemple) ou des constantes littérales. Mettez au point votre code, <text:span text:style-name="Emphasis">alors seulement</text:span> remplacez vos types et vos constantes par des paramètres, afin de gagner en généralité. Cette approche progressive permettra d'isoler les problèmes liés à l'utilisation des modèles, et les problèmes plus classiques liés à tout programme en cours d'écriture. </text:p>
            </text:list-item>
          </text:list>
          <text:p text:style-name="P4"/>
        </text:section>
        <text:section text:style-name="Sect1" text:name="Section15">
          <text:h text:style-name="P11" text:outline-level="1"><text:bookmark text:name="surch-fonc-op1"/><text:bookmark text:name="contenu6"/><text:bookmark-start text:name="__RefHeading__16690_2073142818"/>Exceptions<text:bookmark-end text:name="__RefHeading__16690_2073142818"/></text:h>
          <text:h text:style-name="Heading_20_2" text:outline-level="2"><text:bookmark text:name="erreur"/><text:bookmark-start text:name="__RefHeading__16692_2073142818"/>Que faire en cas d'erreur ?<text:bookmark-end text:name="__RefHeading__16692_2073142818"/></text:h>
          <text:p text:style-name="Text_20_body">Que le programme doit-il faire lorsqu'il découvre une condition d'erreur lors de son exécution: par exemple une division par 0, ou encore l'ouverture d'un fichier inexistant (ou qui ne peut pas être lu pour un problème de permissions). Le problème est généralement le suivant: l'erreur se produit dans une bibliothèque; un objet doit ouvrir un fichier dont on lui a passé le nom en paramètres. L'objet voit bien qu'il y a une erreur (il n'a pas trouvé le fichier), mais comment doit-il réagir ? En fait, il ne <text:span text:style-name="Emphasis">le sait pas</text:span>... parce que ce n'est pas à lui de réagir. C'est au programme utilisateur de l'objet: suivant les cas, la réaction de celui-ci sera soit l'arrêt du programme avec impression d'un message, soit tentative de reprise après avoir demandé à l'utilisateur un nouveau nom de fichier, soit génération automatique d'un nouveau nom de fichier, ... L'objet doit donc se borner à prévenir le programme appelant qu'il y a eu une erreur. Il y a trois moyens:</text:p>
          <text:list xml:id="list2200805531307208288" text:style-name="L71">
            <text:list-item>
              <text:p text:style-name="P202">Retourner un code d'erreur comme valeur de retour de la fonction. </text:p>
            </text:list-item>
            <text:list-item>
              <text:p text:style-name="P202">Mettre un code d'erreur dans une valeur globale (<text:span text:style-name="Source_20_Text">errno</text:span> en C) </text:p>
            </text:list-item>
            <text:list-item>
              <text:p text:style-name="P99">Générer une exception. </text:p>
            </text:list-item>
          </text:list>
          <text:p text:style-name="Text_20_body">Les deux premiers moyens présentent certains inconvénients: tout d'abord, si la fonction, dans son fonctionnement normal, doit déjà renvoyer une valeur, comment renvoyer le code d'erreur ? Par une valeur illégale peut-être, mais ce n'est pas toujours possible... ainsi une fonction qui doit renvoyer un entier ne peut renvoyer une valeur illégale. D'autre part, une bonne partie du code utilisateur risque d'être consacrée au traitement des erreurs... à condition que le programmeur ait assez de courage ou de conscience professionnelle. On estime que dans certains cas le code peut <text:span text:style-name="Emphasis">doubler</text:span> simplement à cause du traitement d'erreurs. De manière plus fondamentale, on aura une totale imbrication du code de traitement d'erreurs et du code de l'application, d'où une mauvaise lisibilité du code. Le C++ offre un système d'exceptions qui améliore considérablement la situation.</text:p>
          <text:h text:style-name="Heading_20_2" text:outline-level="2"><text:bookmark text:name="poste"/><text:bookmark-start text:name="__RefHeading__16694_2073142818"/><draw:frame draw:style-name="fr2" draw:name="images183" text:anchor-type="as-char" svg:width="0.529cm" svg:height="0.529cm" draw:z-index="245"><draw:image xlink:href="../../html/61.gif" xlink:type="simple" xlink:show="embed" xlink:actuate="onLoad"/><svg:title>Pour les terriens</svg:title></draw:frame>Une analogie avec la vie courante<text:bookmark-end text:name="__RefHeading__16694_2073142818"/></text:h>
          <text:p text:style-name="Text_20_body">Afin de bien comprendre le système des exceptions, imaginons l'administration des postes d'un pays quelconque. L'organisation est la suivante:</text:p>
          <text:list xml:id="list7696494889262934270" text:style-name="L72">
            <text:list-item>
              <text:p text:style-name="P203">Service National des Postes </text:p>
            </text:list-item>
            <text:list-item>
              <text:p text:style-name="P203">Service Régional des Postes </text:p>
            </text:list-item>
            <text:list-item>
              <text:p text:style-name="P203">Bureau de Postes de quartier </text:p>
            </text:list-item>
            <text:list-item>
              <text:p text:style-name="P100">Facteur </text:p>
            </text:list-item>
          </text:list>
          <text:p text:style-name="Text_20_body">Il faut comprendre cette analogie de la manière suivante:</text:p>
          <text:list xml:id="list5822099847626572669" text:style-name="L73">
            <text:list-item>
              <text:p text:style-name="P204">Le Service National des Postes correspond au programme principal </text:p>
            </text:list-item>
            <text:list-item>
              <text:p text:style-name="P204">Le Service Régional correspond à une fonction appelée par le programme principal. </text:p>
            </text:list-item>
            <text:list-item>
              <text:p text:style-name="P204">Le Bureau de postes de quartier correspond à une fonction appelée par la fonction précédente. </text:p>
            </text:list-item>
            <text:list-item>
              <text:p text:style-name="P101">Le facteur est une méthode appartenant à un objet utilisé par la fonction précédente. </text:p>
            </text:list-item>
          </text:list>
          <text:p text:style-name="Text_20_body">Imaginons donc le facteur, en train de distribuer le courrier. La plupart du temps, tout se passe correctement et la mission du facteur est menée à bien. Mais quelques problèmes peuvent survenir; par exemple, une lettre adressée à M. Dupond est notée 105 rue des Mimosas, alors que les dupond habitent au 15 rue des Mimosas: le facteur connait le quartier, il mettra l'enveloppe dans la boîte aux lettres des Dupond, même si l'adresse est mauvaise. Il s'agit d'un cas d'erreur qui a pu être corrigé par le facteur - par l'objet. Rien ni personne ne sera au courant qu'il y a eu un problème avec cette enveloppe. Autre problème possible: une lettre est adressée à M. Durand, or il n'y a pas de M. Durand dans le quartier. Cette fois, le facteur mettra la lettre dans une boîte appelée "Adresses inconnues", et il continuera sa tournée. <text:line-break/>Voilà que le facteur tombe sur une lettre qui comporte la bonne adresse, mais il s'agit d'une rue située dans un autre quartier: le facteur mettra la lettre dans une nouvelle boîte, appelée "autres quartiers". <text:line-break/>A la fin de sa tournée, le facteur regarde l'état de ses deux boîtes: si elles sont vides, il rentre chez lui tout simplement. La méthode "facteur" a fait son travail sans histoire. Si au moins l'une des deux est pleine, le facteur, avant de rentrer chez lui, va déposer à un endroit réservé à cet usage, au bureau de postes, le ou les cartons contenant les lettres en cause: il "lance une exception"; celle-ci sera traitée soit au niveau du bureau de poste du quartier, soit au niveau supérieur; <text:span text:style-name="T4">mais en aucun cas le facteur ne prend de décision à propos de cette lettre</text:span>: ce n'est tout simplement pas son travail.<text:line-break/>Le bureau de poste de quartier, voyant qu'il y a une "exception", va alors la traiter: si l'adresse située sur la lettre "autres secteurs" correspond à un secteur géré par ce bureau de poste, il suffira de la donner à un autre facteur pour que le problème soit résolu. L'erreur a été corrigée au niveau Bureau de Poste, et personne à un plus haut niveau n'en saura rien. Sinon, le bureau de poste la renvoie à l'échelon supérieur (régional) qui se chargera du problème, à moins qu'il ne <text:soft-page-break/>le renvoie à nouveau à un échelon supérieur... </text:p>
          <text:p text:style-name="Text_20_body">C'est un système analogue qui est employé par le C++ pour traiter les exceptions:</text:p>
          <text:list xml:id="list4935184712042826514" text:style-name="L74">
            <text:list-item>
              <text:p text:style-name="P205">Si une fonction peut traiter l'exception, elle la traite. </text:p>
            </text:list-item>
            <text:list-item>
              <text:p text:style-name="P102">Si une fonction ne peut pas la traiter, elle renvoie un objet; celui-ci sera intercepté à un niveau d'appel supérieur: à ce niveau de décider s'il sait traiter l'exception ou s'il la renvoie lui aussi à un niveau supérieur </text:p>
            </text:list-item>
          </text:list>
          <text:p text:style-name="Text_20_body">Il est possible de renvoyer ainsi n'importe quel objet, et de mettre donc dans cet objet n'importe quelle information: un code d'erreur, par exemple, avec une chaîne de caractères explicative, mais aussi des données (d'autres objets, par exemple) permettant aux niveaux supérieurs de traiter effectivement l'exception.</text:p>
          <text:h text:style-name="Heading_20_2" text:outline-level="2"><text:bookmark text:name="excep"/><text:bookmark-start text:name="__RefHeading__16696_2073142818"/>Le système d'exceptions<text:bookmark-end text:name="__RefHeading__16696_2073142818"/></text:h>
          <text:p text:style-name="Text_20_body">Voici une implémentation de l'opérateur /= permettant de diviser un complexe par un flottant quelconque:</text:p>
          <text:p text:style-name="Preformatted_20_Text">complexe&amp; complexe::operator/=(float x) {</text:p>
          <text:p text:style-name="Preformatted_20_Text"><text:s text:c="2"/>r /= x;</text:p>
          <text:p text:style-name="Preformatted_20_Text"><text:s text:c="2"/>i /= x;</text:p>
          <text:p text:style-name="Preformatted_20_Text"><text:s text:c="2"/>return *this;</text:p>
          <text:p text:style-name="P18">}</text:p>
          <text:p text:style-name="Text_20_body">Il n'y a ici <text:span text:style-name="Emphasis">aucun traitement d'erreur.</text:span> Si on passe 0 à cette fonction, le programme va se planter, mais nous n'avons aucun moyen de récupérer la situation.</text:p>
          <text:p text:style-name="Text_20_body">Voici une première manière d'introduire un traitement d'erreur:</text:p>
          <text:p text:style-name="Preformatted_20_Text">complexe&amp; complexe::operator/=(float x) {</text:p>
          <text:p text:style-name="Preformatted_20_Text"><text:s text:c="2"/>if ( x == 0 ) <text:span text:style-name="T3">throw</text:span> ( "division par zéro" ); <text:s/></text:p>
          <text:p text:style-name="Preformatted_20_Text"><text:s text:c="2"/>r /= x;</text:p>
          <text:p text:style-name="Preformatted_20_Text"><text:s text:c="2"/>i /= x;</text:p>
          <text:p text:style-name="Preformatted_20_Text"><text:s text:c="2"/>return *this;</text:p>
          <text:p text:style-name="P18">}</text:p>
          <text:p text:style-name="Text_20_body">La fonction se contente de "lancer" un <text:span text:style-name="Source_20_Text">const char*</text:span>. Celui-ci sera "rattrapé" par une fonction située dans la pile d'appels (c'est-à-dire la fonction appelante, ou la fonction ayant appelé la fonction appelante, etc.) par exemple la fonction main, dont voici une première implémentation:</text:p>
          <text:p text:style-name="Preformatted_20_Text">int main() {</text:p>
          <text:p text:style-name="Preformatted_20_Text"><text:s text:c="3"/>complexe c(5,6);</text:p>
          <text:p text:style-name="Preformatted_20_Text"><text:s text:c="3"/><text:span text:style-name="T3">try</text:span></text:p>
          <text:p text:style-name="Preformatted_20_Text"><text:s text:c="3"/>{</text:p>
          <text:p text:style-name="Preformatted_20_Text"><text:s text:c="8"/>float x;</text:p>
          <text:p text:style-name="Preformatted_20_Text"><text:s text:c="8"/>cout &lt;&lt; "Entrez un dividende: ";</text:p>
          <text:p text:style-name="Preformatted_20_Text"><text:s text:c="8"/>cin &gt;&gt; x;</text:p>
          <text:p text:style-name="Preformatted_20_Text"><text:s text:c="8"/>c /= x;</text:p>
          <text:p text:style-name="Preformatted_20_Text"><text:s text:c="3"/>}</text:p>
          <text:p text:style-name="Preformatted_20_Text"><text:s text:c="3"/><text:span text:style-name="T3">catch</text:span> ( const char * c )</text:p>
          <text:p text:style-name="Preformatted_20_Text"><text:s text:c="3"/>{</text:p>
          <text:p text:style-name="Preformatted_20_Text"><text:s text:c="8"/>cout &lt;&lt; c &lt;&lt; "\n";</text:p>
          <text:p text:style-name="Preformatted_20_Text"><text:s text:c="3"/>}</text:p>
          <text:p text:style-name="Preformatted_20_Text"><text:s text:c="3"/>return 0;</text:p>
          <text:p text:style-name="P18">}</text:p>
          <text:p text:style-name="Text_20_body">La fonction <text:span text:style-name="Source_20_Text">main</text:span> a "attrapé" l'objet envoyé (ici un <text:span text:style-name="Source_20_Text">const char *</text:span>) et l'a simplement affiché. La version suivante va plus loin: elle demande à l'utilisateur de rentrer une valeur jusqu'à ce que celle-ci soit différente de 0.</text:p>
          <text:p text:style-name="Preformatted_20_Text"><text:soft-page-break/>int main() {</text:p>
          <text:p text:style-name="Preformatted_20_Text"><text:s text:c="3"/>complexe c(5,6);</text:p>
          <text:p text:style-name="Preformatted_20_Text"><text:s text:c="3"/><text:span text:style-name="T3">do</text:span></text:p>
          <text:p text:style-name="Preformatted_20_Text"><text:s text:c="3"/>{</text:p>
          <text:p text:style-name="Preformatted_20_Text"><text:s text:c="6"/>try</text:p>
          <text:p text:style-name="Preformatted_20_Text"><text:s text:c="6"/>{</text:p>
          <text:p text:style-name="Preformatted_20_Text"><text:s text:c="9"/>float x;</text:p>
          <text:p text:style-name="Preformatted_20_Text"><text:s text:c="9"/>cout &lt;&lt; "Entrez un dividende: ";</text:p>
          <text:p text:style-name="Preformatted_20_Text"><text:s text:c="9"/>cin &gt;&gt; x;</text:p>
          <text:p text:style-name="Preformatted_20_Text"><text:s text:c="9"/>c /= x;</text:p>
          <text:p text:style-name="Preformatted_20_Text"><text:s text:c="9"/><text:span text:style-name="T3">break</text:span>;</text:p>
          <text:p text:style-name="Preformatted_20_Text"><text:s text:c="6"/>}</text:p>
          <text:p text:style-name="Preformatted_20_Text"><text:s text:c="6"/>catch ( const char * msg )</text:p>
          <text:p text:style-name="Preformatted_20_Text"><text:s text:c="6"/>{</text:p>
          <text:p text:style-name="Preformatted_20_Text"><text:s text:c="9"/>cout &lt;&lt; msg &lt;&lt; " Recommencez\n";</text:p>
          <text:p text:style-name="Preformatted_20_Text"><text:s text:c="6"/>}</text:p>
          <text:p text:style-name="Preformatted_20_Text"><text:s text:c="3"/>} <text:span text:style-name="T3">while (true)</text:span>;</text:p>
          <text:p text:style-name="Preformatted_20_Text"><text:s text:c="3"/>return 0;</text:p>
          <text:p text:style-name="P18">}</text:p>
          <text:p text:style-name="Text_20_body">On voit donc ici que si le traitement de l'erreur (dans la fonction main) a changé, la génération de l'erreur, elle, est la même. Le code suivant montre une troisième manière de procéder: tout le traitement d'erreur se fait ici au niveau de la fonction <text:span text:style-name="Source_20_Text">input_et_divise</text:span>:</text:p>
          <text:p text:style-name="Preformatted_20_Text">void input_et_divise(complexe&amp; c) {</text:p>
          <text:p text:style-name="Preformatted_20_Text"><text:s text:c="3"/><text:span text:style-name="T3">do</text:span></text:p>
          <text:p text:style-name="Preformatted_20_Text"><text:s text:c="3"/>{</text:p>
          <text:p text:style-name="Preformatted_20_Text"><text:s text:c="6"/>try</text:p>
          <text:p text:style-name="Preformatted_20_Text"><text:s text:c="6"/>{</text:p>
          <text:p text:style-name="Preformatted_20_Text"><text:s text:c="9"/>float x;</text:p>
          <text:p text:style-name="Preformatted_20_Text"><text:s text:c="9"/>cout &lt;&lt; "Entrez un dividende: ";</text:p>
          <text:p text:style-name="Preformatted_20_Text"><text:s text:c="9"/>cin &gt;&gt; x;</text:p>
          <text:p text:style-name="Preformatted_20_Text"><text:s text:c="9"/>c /= x;</text:p>
          <text:p text:style-name="Preformatted_20_Text"><text:s text:c="9"/><text:span text:style-name="T3">break</text:span>;</text:p>
          <text:p text:style-name="Preformatted_20_Text"><text:s text:c="6"/>}</text:p>
          <text:p text:style-name="Preformatted_20_Text"><text:s text:c="6"/>catch ( const char * msg )</text:p>
          <text:p text:style-name="Preformatted_20_Text"><text:s text:c="6"/>{</text:p>
          <text:p text:style-name="Preformatted_20_Text"><text:s text:c="9"/>cout &lt;&lt; msg &lt;&lt; " Recommencez\n";</text:p>
          <text:p text:style-name="Preformatted_20_Text"><text:s text:c="6"/>}</text:p>
          <text:p text:style-name="Preformatted_20_Text"><text:s text:c="3"/>} <text:span text:style-name="T3">while (true)</text:span>;</text:p>
          <text:p text:style-name="Preformatted_20_Text">}</text:p>
          <text:p text:style-name="Preformatted_20_Text"/>
          <text:p text:style-name="Preformatted_20_Text">int main() {</text:p>
          <text:p text:style-name="Preformatted_20_Text"><text:s text:c="3"/>complexe c(5,6);</text:p>
          <text:p text:style-name="Preformatted_20_Text"><text:s text:c="3"/>input_et_divise(c);</text:p>
          <text:p text:style-name="Preformatted_20_Text"><text:s text:c="3"/>cout &lt;&lt; "Partie reelle <text:s text:c="3"/>: " &lt;&lt; c.get_r() &lt;&lt; "\n";</text:p>
          <text:p text:style-name="Preformatted_20_Text"><text:s text:c="3"/>cout &lt;&lt; "Partie imaginaire: " &lt;&lt; c.get_i() &lt;&lt; "\n";</text:p>
          <text:p text:style-name="P18">}</text:p>
          <text:h text:style-name="Heading_20_3" text:outline-level="3"><text:bookmark text:name="hier"/><text:bookmark-start text:name="__RefHeading__16698_2073142818"/>Les hiérarchies d'objets exceptions<text:bookmark-end text:name="__RefHeading__16698_2073142818"/></text:h>
          <text:p text:style-name="Text_20_body">Plutôt que d'envoyer directement des chaines de caractère, il est beaucoup plus riche d'encapsuler ces messages dans des objets. On peut bien sûr définir ses propres exceptions, mais il est bien plus simple d'utiliser les exceptions déjà définies dans la bibliothèque standard du C++. Si vous préférez définir des objets exceptions, <text:span text:style-name="Emphasis">faites-les dériver de l'une de ces classes</text:span> (ne serait-ce que la classe exception).</text:p>
          <text:p text:style-name="Text_20_body">La figure ci-dessous montre les différentes exceptions définies dans la bibliothèque standard, anisi que les liens d'hritage qui les relient. La classe de base (<text:span text:style-name="Source_20_Text">exception</text:span>) possède une méthode abstraite: <text:span text:style-name="Source_20_Text">what()</text:span>, qui renvoie le message d'erreur encapsulé par l'objet. Lors du throw, on pourra donc générer un message d'erreur suffisamment précis pour que le diagnostic de l'erreur soit aisé.</text:p>
          <text:p text:style-name="Text_20_body"><text:soft-page-break/><draw:frame draw:style-name="fr2" draw:name="images184" text:anchor-type="as-char" svg:width="17.383cm" svg:height="7.382cm" draw:z-index="246"><draw:image xlink:href="../../html/hierarchie-exception.png" xlink:type="simple" xlink:show="embed" xlink:actuate="onLoad"/><svg:title>La hiérarchie d'exceptions standards</svg:title></draw:frame> </text:p>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Table_20_Heading">Nom</text:p>
              </table:table-cell>
              <table:table-cell table:style-name="Tableau13.A1" office:value-type="string">
                <text:p text:style-name="Table_20_Heading">Dérive de</text:p>
              </table:table-cell>
              <table:table-cell table:style-name="Tableau13.A1" office:value-type="string">
                <text:p text:style-name="P26">Constructeur</text:p>
              </table:table-cell>
              <table:table-cell table:style-name="Tableau13.A1" office:value-type="string">
                <text:p text:style-name="Table_20_Heading">Signification</text:p>
              </table:table-cell>
            </table:table-row>
            <table:table-row>
              <table:table-cell table:style-name="Tableau13.A1" office:value-type="string">
                <text:p text:style-name="Table_20_Contents"><text:span text:style-name="Strong_20_Emphasis">exception</text:span></text:p>
              </table:table-cell>
              <table:table-cell table:style-name="Tableau13.A1" office:value-type="string">
                <text:p text:style-name="Table_20_Contents"> </text:p>
              </table:table-cell>
              <table:table-cell table:style-name="Tableau13.A1" office:value-type="string">
                <text:p text:style-name="Table_20_Contents"><text:span text:style-name="Teletype"><text:span text:style-name="T9">exception()</text:span></text:span></text:p>
              </table:table-cell>
              <table:table-cell table:style-name="Tableau13.A1" office:value-type="string">
                <text:p text:style-name="Table_20_Contents">Toutes les exceptions dérivent de cette classe</text:p>
              </table:table-cell>
            </table:table-row>
            <table:table-row>
              <table:table-cell table:style-name="Tableau13.A1" office:value-type="string">
                <text:p text:style-name="Table_20_Contents"><text:span text:style-name="Strong_20_Emphasis">bad_alloc</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9">bad_alloc()</text:span></text:span></text:p>
                <text:p text:style-name="Table_20_Contents"><text:span text:style-name="Teletype"><text:span text:style-name="T9"/></text:span></text:p>
              </table:table-cell>
              <table:table-cell table:style-name="Tableau13.A1" office:value-type="string">
                <text:p text:style-name="Table_20_Contents">Problème d'allocation mémoire, peut être lancée par l'opérateur <text:span text:style-name="Teletype">new</text:span></text:p>
              </table:table-cell>
            </table:table-row>
            <table:table-row>
              <table:table-cell table:style-name="Tableau13.A1" office:value-type="string">
                <text:p text:style-name="Table_20_Contents"><text:span text:style-name="Strong_20_Emphasis">ios_base::failure</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9">failure(const string&amp;)</text:span></text:span></text:p>
                <text:p text:style-name="Table_20_Contents"><text:span text:style-name="Teletype"><text:span text:style-name="T9"/></text:span></text:p>
              </table:table-cell>
              <table:table-cell table:style-name="Tableau13.A1" office:value-type="string">
                <text:p text:style-name="Table_20_Contents">Problème d'entrées-sorties, peut être lancée par les fonctions d'entrées-sorties</text:p>
              </table:table-cell>
            </table:table-row>
            <table:table-row>
              <table:table-cell table:style-name="Tableau13.A1" office:value-type="string">
                <text:p text:style-name="Table_20_Contents"><text:span text:style-name="Strong_20_Emphasis">runtime_error</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9">runtime_error(const string&amp;)</text:span></text:span></text:p>
              </table:table-cell>
              <table:table-cell table:style-name="Tableau13.A1" office:value-type="string">
                <text:p text:style-name="Table_20_Contents">Erreurs difficiles à éviter, en particulier dans des programmes de calcul.</text:p>
              </table:table-cell>
            </table:table-row>
            <table:table-row>
              <table:table-cell table:style-name="Tableau13.A1" office:value-type="string">
                <text:p text:style-name="Table_20_Contents"><text:span text:style-name="Strong_20_Emphasis">range_error</text:span></text:p>
                <text:p text:style-name="Table_20_Contents"><text:span text:style-name="Strong_20_Emphasis"/></text:p>
              </table:table-cell>
              <table:table-cell table:style-name="Tableau13.A1" office:value-type="string">
                <text:p text:style-name="Table_20_Contents"><text:span text:style-name="Emphasis">runtime_error</text:span></text:p>
                <text:p text:style-name="Table_20_Contents"><text:span text:style-name="Emphasis"/></text:p>
              </table:table-cell>
              <table:table-cell table:style-name="Tableau13.A1" office:value-type="string">
                <text:p text:style-name="Table_20_Contents"><text:span text:style-name="Teletype"><text:span text:style-name="T9">range_error(const string&amp;)</text:span></text:span></text:p>
              </table:table-cell>
              <table:table-cell table:style-name="Tableau13.A1" office:value-type="string">
                <text:p text:style-name="Table_20_Contents">Erreur dans les valeurs retournées lors d'un calcul interne</text:p>
              </table:table-cell>
            </table:table-row>
            <table:table-row>
              <table:table-cell table:style-name="Tableau13.A1" office:value-type="string">
                <text:p text:style-name="Table_20_Contents"><text:span text:style-name="Strong_20_Emphasis">overflow_error</text:span></text:p>
                <text:p text:style-name="Table_20_Contents"><text:span text:style-name="Strong_20_Emphasis"/></text:p>
              </table:table-cell>
              <table:table-cell table:style-name="Tableau13.A1" office:value-type="string">
                <text:p text:style-name="Table_20_Contents"><text:span text:style-name="Emphasis">runtime_error</text:span></text:p>
                <text:p text:style-name="Table_20_Contents"><text:span text:style-name="Emphasis"/></text:p>
              </table:table-cell>
              <table:table-cell table:style-name="Tableau13.A1" office:value-type="string">
                <text:p text:style-name="Table_20_Contents"><text:span text:style-name="Teletype"><text:span text:style-name="T9">overflow_error(const string&amp;)</text:span></text:span></text:p>
              </table:table-cell>
              <table:table-cell table:style-name="Tableau13.A1" office:value-type="string">
                <text:p text:style-name="Table_20_Contents">Dépassement de capacité lors d'un calcul (nombre trop gros)</text:p>
              </table:table-cell>
            </table:table-row>
            <table:table-row>
              <table:table-cell table:style-name="Tableau13.A1" office:value-type="string">
                <text:p text:style-name="Table_20_Contents"><text:span text:style-name="Strong_20_Emphasis">underflow_error</text:span></text:p>
                <text:p text:style-name="Table_20_Contents"><text:span text:style-name="Strong_20_Emphasis"/></text:p>
              </table:table-cell>
              <table:table-cell table:style-name="Tableau13.A1" office:value-type="string">
                <text:p text:style-name="Table_20_Contents"><text:span text:style-name="Emphasis">runtime_error</text:span></text:p>
                <text:p text:style-name="Table_20_Contents"><text:span text:style-name="Emphasis"/></text:p>
              </table:table-cell>
              <table:table-cell table:style-name="Tableau13.A1" office:value-type="string">
                <text:p text:style-name="Table_20_Contents"><text:span text:style-name="Teletype"><text:span text:style-name="T9">underflow_error(const string&amp;)</text:span></text:span></text:p>
              </table:table-cell>
              <table:table-cell table:style-name="Tableau13.A1" office:value-type="string">
                <text:p text:style-name="Table_20_Contents">Dépassement de capacité lors d'un calcul (nombre trop proche de zéro)</text:p>
              </table:table-cell>
            </table:table-row>
            <table:table-row>
              <table:table-cell table:style-name="Tableau13.A1" office:value-type="string">
                <text:p text:style-name="Table_20_Contents"><text:span text:style-name="Strong_20_Emphasis">logic_error</text:span></text:p>
                <text:p text:style-name="Table_20_Contents"><text:span text:style-name="Strong_20_Emphasis"/></text:p>
              </table:table-cell>
              <table:table-cell table:style-name="Tableau13.A1" office:value-type="string">
                <text:p text:style-name="Table_20_Contents"><text:span text:style-name="Emphasis">Exception</text:span></text:p>
                <text:p text:style-name="Table_20_Contents"><text:span text:style-name="Emphasis"/></text:p>
              </table:table-cell>
              <table:table-cell table:style-name="Tableau13.A1" office:value-type="string">
                <text:p text:style-name="Table_20_Contents"><text:span text:style-name="Teletype"><text:span text:style-name="T9">logic_error(const string&amp;)</text:span></text:span></text:p>
              </table:table-cell>
              <table:table-cell table:style-name="Tableau13.A1" office:value-type="string">
                <text:p text:style-name="Table_20_Contents">Erreur dans la logique interne du programme (devraient être évitables)</text:p>
              </table:table-cell>
            </table:table-row>
            <table:table-row>
              <table:table-cell table:style-name="Tableau13.A1" office:value-type="string">
                <text:p text:style-name="Table_20_Contents"><text:span text:style-name="Strong_20_Emphasis">domain_error</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9">domain_error(const string&amp;)</text:span></text:span></text:p>
              </table:table-cell>
              <table:table-cell table:style-name="Tableau13.A1" office:value-type="string">
                <text:p text:style-name="Table_20_Contents">Erreur de domaine (au sens mathématique du terme). Exemple: division par 0</text:p>
              </table:table-cell>
            </table:table-row>
            <table:table-row>
              <table:table-cell table:style-name="Tableau13.A1" office:value-type="string">
                <text:p text:style-name="Table_20_Contents"><text:span text:style-name="Strong_20_Emphasis">invalid_argument</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9">invalid_argument(const string&amp;)</text:span></text:span></text:p>
              </table:table-cell>
              <table:table-cell table:style-name="Tableau13.A1" office:value-type="string">
                <text:p text:style-name="Table_20_Contents">Mauvais argument passé à une fonction</text:p>
                <text:p text:style-name="Table_20_Contents"/>
              </table:table-cell>
            </table:table-row>
            <table:table-row>
              <table:table-cell table:style-name="Tableau13.A1" office:value-type="string">
                <text:p text:style-name="Table_20_Contents"><text:span text:style-name="Strong_20_Emphasis">length_error</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9">length_error(const string&amp;)</text:span></text:span></text:p>
                <text:p text:style-name="Table_20_Contents"><text:span text:style-name="Teletype"><text:span text:style-name="T9"/></text:span></text:p>
              </table:table-cell>
              <table:table-cell table:style-name="Tableau13.A1" office:value-type="string">
                <text:p text:style-name="Table_20_Contents">Vous avez voulu créer un objet trop gros pour le système (par exemple une chaîne plus longue que std::string::max_size()</text:p>
              </table:table-cell>
            </table:table-row>
            <table:table-row>
              <table:table-cell table:style-name="Tableau13.A1" office:value-type="string">
                <text:p text:style-name="Table_20_Contents"><text:span text:style-name="Strong_20_Emphasis">out_of_range</text:span></text:p>
                <text:p text:style-name="Table_20_Contents"><text:span text:style-name="Strong_20_Emphasis"/></text:p>
              </table:table-cell>
              <table:table-cell table:style-name="Tableau13.A1" office:value-type="string">
                <text:p text:style-name="Table_20_Contents"><text:span text:style-name="Emphasis">logic_error</text:span></text:p>
                <text:p text:style-name="Table_20_Contents"><text:span text:style-name="Emphasis"/></text:p>
              </table:table-cell>
              <table:table-cell table:style-name="Tableau13.A1" office:value-type="string">
                <text:p text:style-name="Table_20_Contents"><text:span text:style-name="Teletype"><text:span text:style-name="T9">out_of_range(const string&amp;)</text:span></text:span></text:p>
              </table:table-cell>
              <table:table-cell table:style-name="Tableau13.A1" office:value-type="string">
                <text:p text:style-name="Table_20_Contents">Par exemple: "index inférieur à 0" pour un tableau</text:p>
              </table:table-cell>
            </table:table-row>
          </table:table>
          <text:p text:style-name="Text_20_body">Il est très simple d'utiliser ces exceptions dans votre programme. L'opérateur précédent peut être réécrit de la manière suivante:</text:p>
          <text:p text:style-name="Preformatted_20_Text">complexe&amp; complexe::operator/=(float x) {</text:p>
          <text:p text:style-name="Preformatted_20_Text"><text:s text:c="2"/>if ( x == 0 ) {</text:p>
          <text:p text:style-name="Preformatted_20_Text"><text:s text:c="5"/><text:span text:style-name="T3">domain_error e ("division par zero" );</text:span></text:p>
          <text:p text:style-name="Preformatted_20_Text"><text:s text:c="5"/><text:span text:style-name="T3">throw (e)</text:span>;</text:p>
          <text:p text:style-name="Preformatted_20_Text"><text:s text:c="2"/>}</text:p>
          <text:p text:style-name="Preformatted_20_Text"><text:s text:c="2"/>r /= x;</text:p>
          <text:p text:style-name="Preformatted_20_Text"><text:s text:c="2"/>i /= x;</text:p>
          <text:p text:style-name="Preformatted_20_Text"><text:s text:c="2"/>return *this;</text:p>
          <text:p text:style-name="P18">}</text:p>
          <text:p text:style-name="Text_20_body">ou encore, de manière plus concise:</text:p>
          <text:p text:style-name="Preformatted_20_Text"><text:soft-page-break/>complexe&amp; complexe::operator/=(float x) {</text:p>
          <text:p text:style-name="Preformatted_20_Text"><text:s text:c="2"/>if ( x == 0 ) {</text:p>
          <text:p text:style-name="Preformatted_20_Text"><text:s text:c="5"/><text:span text:style-name="T3">throw domain_error( "division par zero" )</text:span>;</text:p>
          <text:p text:style-name="Preformatted_20_Text"><text:s text:c="2"/>}</text:p>
          <text:p text:style-name="Preformatted_20_Text"><text:s text:c="2"/>r /= x;</text:p>
          <text:p text:style-name="Preformatted_20_Text"><text:s text:c="2"/>i /= x;</text:p>
          <text:p text:style-name="Preformatted_20_Text"><text:s text:c="2"/>return *this;</text:p>
          <text:p text:style-name="P18">}</text:p>
          <text:p text:style-name="Text_20_body">Le traitement d'erreur première manière s'écrira cette fois:</text:p>
          <text:p text:style-name="Preformatted_20_Text">int main() {</text:p>
          <text:p text:style-name="Preformatted_20_Text"><text:s text:c="3"/>complexe c(5,6);</text:p>
          <text:p text:style-name="Preformatted_20_Text"><text:s text:c="3"/>try</text:p>
          <text:p text:style-name="Preformatted_20_Text"><text:s text:c="3"/>{</text:p>
          <text:p text:style-name="Preformatted_20_Text"><text:s text:c="8"/>float x;</text:p>
          <text:p text:style-name="Preformatted_20_Text"><text:s text:c="8"/>cout &lt;&lt; "Entrez un dividende: ";</text:p>
          <text:p text:style-name="Preformatted_20_Text"><text:s text:c="8"/>cin &gt;&gt; x;</text:p>
          <text:p text:style-name="Preformatted_20_Text"><text:s text:c="8"/>c /= x;</text:p>
          <text:p text:style-name="Preformatted_20_Text"><text:s text:c="3"/>}</text:p>
          <text:p text:style-name="Preformatted_20_Text"><text:s text:c="3"/><text:span text:style-name="T3">catch ( exception &amp; e )</text:span> </text:p>
          <text:p text:style-name="Preformatted_20_Text"><text:s text:c="3"/>{</text:p>
          <text:p text:style-name="Preformatted_20_Text"><text:s text:c="8"/>cout &lt;&lt; e.what() &lt;&lt; "\n";</text:p>
          <text:p text:style-name="Preformatted_20_Text"><text:s text:c="3"/>}</text:p>
          <text:p text:style-name="Preformatted_20_Text"><text:s text:c="3"/>return 0;</text:p>
          <text:p text:style-name="P18">}</text:p>
          <text:p text:style-name="Text_20_body">Le traitement d'erreur troisième manière s'écrira comme indiqué ci-dessous. Si une exception de type domain_error est attrapée par la fonction <text:span text:style-name="Source_20_Text">input_et_divise</text:span>, elle la traite. Si une autre exception dérivant du type générique <text:span text:style-name="Source_20_Text">exception</text:span> est émise, elle ne sera pas attrapée par <text:span text:style-name="Source_20_Text">input_et_divise</text:span>, mais elle sera traitée de manière générique par <text:span text:style-name="Source_20_Text">main</text:span>.</text:p>
          <text:p text:style-name="Preformatted_20_Text">void input_et_divise(complexe&amp; c) {</text:p>
          <text:p text:style-name="Preformatted_20_Text"><text:s text:c="8"/>do</text:p>
          <text:p text:style-name="Preformatted_20_Text"><text:s text:c="8"/>{</text:p>
          <text:p text:style-name="Preformatted_20_Text"><text:s text:c="6"/>try</text:p>
          <text:p text:style-name="Preformatted_20_Text"><text:s text:c="6"/>{</text:p>
          <text:p text:style-name="Preformatted_20_Text"><text:s text:c="9"/>float x;</text:p>
          <text:p text:style-name="Preformatted_20_Text"><text:s text:c="9"/>cout &lt;&lt; "Entrez un dividende: ";</text:p>
          <text:p text:style-name="Preformatted_20_Text"><text:s text:c="9"/>cin &gt;&gt; x;</text:p>
          <text:p text:style-name="Preformatted_20_Text"><text:s text:c="9"/>c /= x;</text:p>
          <text:p text:style-name="Preformatted_20_Text"><text:s text:c="9"/>break;</text:p>
          <text:p text:style-name="Preformatted_20_Text"><text:s text:c="6"/>}</text:p>
          <text:p text:style-name="Preformatted_20_Text"><text:s text:c="6"/><text:span text:style-name="T3">catch ( const domain_error&amp; e )</text:span></text:p>
          <text:p text:style-name="Preformatted_20_Text"><text:s text:c="6"/>{</text:p>
          <text:p text:style-name="Preformatted_20_Text"><text:s text:c="9"/>cout &lt;&lt; e.what() &lt;&lt; " Recommencez\n";</text:p>
          <text:p text:style-name="Preformatted_20_Text"><text:s text:c="6"/>}</text:p>
          <text:p text:style-name="Preformatted_20_Text"><text:s text:c="3"/>} while (true);</text:p>
          <text:p text:style-name="Preformatted_20_Text">}</text:p>
          <text:p text:style-name="Preformatted_20_Text"/>
          <text:p text:style-name="Preformatted_20_Text">int main() {</text:p>
          <text:p text:style-name="Preformatted_20_Text"><text:s text:c="3"/>complexe c(5,6);</text:p>
          <text:p text:style-name="Preformatted_20_Text"><text:s text:c="3"/>try</text:p>
          <text:p text:style-name="Preformatted_20_Text"><text:s text:c="3"/>{</text:p>
          <text:p text:style-name="Preformatted_20_Text"><text:s text:c="6"/>input_et_divise(c);</text:p>
          <text:p text:style-name="Preformatted_20_Text"><text:s text:c="6"/>cout &lt;&lt; "Partie reelle <text:s text:c="3"/>: " &lt;&lt; c.get_r() &lt;&lt; "\n";</text:p>
          <text:p text:style-name="Preformatted_20_Text"><text:s text:c="6"/>cout &lt;&lt; "Partie imaginaire: " &lt;&lt; c.get_i() &lt;&lt; "\n";</text:p>
          <text:p text:style-name="Preformatted_20_Text"><text:s text:c="3"/>}</text:p>
          <text:p text:style-name="Preformatted_20_Text"><text:s text:c="3"/>catch ( const exception&amp; e )</text:p>
          <text:p text:style-name="Preformatted_20_Text"><text:s text:c="3"/>{</text:p>
          <text:p text:style-name="Preformatted_20_Text"><text:s text:c="6"/>cout &lt;&lt; e.what() &lt;&lt; "\n";</text:p>
          <text:p text:style-name="Preformatted_20_Text"><text:s text:c="3"/>}</text:p>
          <text:p text:style-name="P18">}</text:p>
          <text:p text:style-name="Text_20_body"><draw:frame draw:style-name="fr2" draw:name="images185" text:anchor-type="as-char" svg:width="0.397cm" svg:height="0.397cm" draw:z-index="247"><draw:image xlink:href="../../html/attention.gif" xlink:type="simple" xlink:show="embed" xlink:actuate="onLoad"/><svg:title>ATTENTION</svg:title></draw:frame> En fait, plusieurs programmes de capture d'exceptions auraient pu être écrits, suivant la finesse avec laquelle on veut traiter les exceptions:</text:p>
          <text:list xml:id="list2472689505968115284" text:style-name="L75">
            <text:list-item>
              <text:p text:style-name="P206">On pourrait se contenter de capturer les exceptions de type <text:span text:style-name="Source_20_Text">domain_error</text:span> </text:p>
            </text:list-item>
            <text:list-item>
              <text:p text:style-name="P206">Dans un traitement plus grossier, on peut capturer les exceptions de type <text:span text:style-name="Source_20_Text">logic_error</text:span> </text:p>
            </text:list-item>
            <text:list-item>
              <text:p text:style-name="P103">Dans un traitement encore plus grossier, on peut se contenter de capturer les exceptions de type <text:span text:style-name="Source_20_Text">exception</text:span>. </text:p>
            </text:list-item>
          </text:list>
          <text:p text:style-name="Text_20_body"><draw:frame draw:style-name="fr2" draw:name="images186" text:anchor-type="as-char" svg:width="0.503cm" svg:height="0.503cm" draw:z-index="248"><draw:image xlink:href="../../html/diam.gif" xlink:type="simple" xlink:show="embed" xlink:actuate="onLoad"/><svg:title>REGLE  D'OR</svg:title></draw:frame> Il est donc important de passer l'objet exception par <text:span text:style-name="Source_20_Text"><text:span text:style-name="T3">const exception &amp;</text:span></text:span>, afin de s'assurer que le bon objet sera au final utilisé (notamment la bonne version de la fonction <text:span text:style-name="Source_20_Text">what()</text:span>).</text:p>
          <text:p text:style-name="Text_20_body"><text:soft-page-break/><draw:frame draw:style-name="fr2" draw:name="images187" text:anchor-type="as-char" svg:width="0.503cm" svg:height="0.503cm" draw:z-index="249"><draw:image xlink:href="../../html/diam.gif" xlink:type="simple" xlink:show="embed" xlink:actuate="onLoad"/><svg:title>REGLE  D'OR</svg:title></draw:frame> Il est plus simple d'utiliser les exception prédéfinies, néanmoins il est possible de redéfinir ses propres exception. Dans ce cas, il est important de les définir de manière hiérarchique, et de préférence comme des classes dérivées de la classe <text:span text:style-name="Source_20_Text">exception</text:span>. Cela permet en effet le traitement hiérarchisé des exceptions, ainsi qu'on vient de le voir. </text:p>
          <text:h text:style-name="Heading_20_3" text:outline-level="3"><text:bookmark text:name="noncapt"/><text:bookmark-start text:name="__RefHeading__16700_2073142818"/>Exceptions non capturées<text:bookmark-end text:name="__RefHeading__16700_2073142818"/></text:h>
          <text:p text:style-name="Text_20_body">Que se passe-t-il si une exception <text:span text:style-name="Source_20_Text">bad_alloc</text:span> est générée ? Elle ne sera pas traitée: à la place, elle sera transmise à nouveau à la fonction appelante, et ainsi de suite jusqu'à <text:span text:style-name="Source_20_Text">main</text:span>. Si <text:span text:style-name="Source_20_Text">main</text:span> ne prévoit aucune capture d'exception, l'exception se terminera par un arrêt du programme. Il est cependant possible de prévoir simplement un traitement d'erreur pour les exceptions non prévues:</text:p>
          <text:p text:style-name="Preformatted_20_Text"><text:s text:c="2"/>try {</text:p>
          <text:p text:style-name="Preformatted_20_Text"><text:s text:c="4"/><text:span text:style-name="Emphasis">blabla</text:span></text:p>
          <text:p text:style-name="Preformatted_20_Text"><text:s text:c="2"/>}</text:p>
          <text:p text:style-name="Preformatted_20_Text"><text:s text:c="2"/>catch (const <text:s/>&amp; domain_error e) {</text:p>
          <text:p text:style-name="Preformatted_20_Text"><text:s text:c="4"/><text:span text:style-name="Emphasis">blabla</text:span></text:p>
          <text:p text:style-name="Preformatted_20_Text"><text:s text:c="2"/>}</text:p>
          <text:p text:style-name="Preformatted_20_Text"><text:s text:c="2"/>catch (const <text:s/>&amp; bad_alloc e) {</text:p>
          <text:p text:style-name="Preformatted_20_Text"><text:s text:c="4"/><text:span text:style-name="Emphasis"><text:s/>blabla</text:span></text:p>
          <text:p text:style-name="Preformatted_20_Text"><text:s text:c="2"/>} <text:s/></text:p>
          <text:p text:style-name="Preformatted_20_Text"><text:s text:c="2"/>catch (<text:span text:style-name="Strong_20_Emphasis">...</text:span>) {</text:p>
          <text:p text:style-name="Preformatted_20_Text"><text:s text:c="4"/>cout &lt;&lt; "Autre exception\n";</text:p>
          <text:p text:style-name="Preformatted_20_Text"><text:s text:c="2"/>};</text:p>
          <text:p text:style-name="P18">} </text:p>
          <text:h text:style-name="Heading_20_3" text:outline-level="3"><text:bookmark text:name="line"/><text:bookmark-start text:name="__RefHeading__16702_2073142818"/>Introduire le numéro de ligne dans l'exception générée<text:bookmark-end text:name="__RefHeading__16702_2073142818"/></text:h>
          <text:p text:style-name="Text_20_body">Pour ajouter le nom du fichier et le numéro de la ligne, c'est un peu plus compliqué, parce que la macro <text:span text:style-name="Teletype">__LINE__</text:span> qui renvoie le numéro de ligne renvoie un entier, alors que nous avons besoin d'une string. On peut toutefois s'en sortir avec deux macros (voir par exemple <text:a xlink:type="simple" xlink:href="http://www.decompile.com/cpp/faq/file_and_line_error_string.htm" text:style-name="Internet_20_link" text:visited-style-name="Visited_20_Internet_20_Link">ici</text:a> pour des explications plus complètes sur la nécessité de passer par deux macros):</text:p>
          <text:p text:style-name="Preformatted_20_Text">#include &lt;stdexcept&gt;</text:p>
          <text:p text:style-name="Preformatted_20_Text"/>
          <text:p text:style-name="Preformatted_20_Text">#define STRINGIFY(x) #x</text:p>
          <text:p text:style-name="Preformatted_20_Text">#define TOSTRING(x) STRINGIFY(x)</text:p>
          <text:p text:style-name="Preformatted_20_Text">#define AT __FILE__ ":" TOSTRING(__LINE__)</text:p>
          <text:p text:style-name="Preformatted_20_Text">...</text:p>
          <text:p text:style-name="Preformatted_20_Text">string msg = "ERREUR - division par 0 - Fichier ";</text:p>
          <text:p text:style-name="Preformatted_20_Text">msg += AT;</text:p>
          <text:p text:style-name="P18">throw(runtime_error(AT));</text:p>
          <text:h text:style-name="Heading_20_3" text:outline-level="3"><text:bookmark text:name="callstack"/><text:bookmark-start text:name="__RefHeading__16704_2073142818"/>Afficher la pile d'appels lors d'une exception<text:bookmark-end text:name="__RefHeading__16704_2073142818"/></text:h>
          <text:p text:style-name="Text_20_body">Contrairement à java, python ou perl, Il n'est pas évident d'afficher la pile d'appels lorsqu'une exception est générée: le C++ est un langage complé, et les symboles sont en général absents de l'exécutable. La manière la plus évidente de procéder est d'utiliser le programme à travers un débogueur (<text:span text:style-name="Teletype">gdb</text:span> par exemple); il est possible d'afficher la pile d'appels sans passer par le débogueur. Cependant, cela nécessite de faire appel à des primitives système, qui dépendent du compilateur: ce code ne sera par définition pas portable.</text:p>
          <text:p text:style-name="Text_20_body">Le programme suivant, que vous pouvez télécharger et utiliser dans vos propres applications, vous offre une solution à ce problème, utilisable exclusivement avec <text:span text:style-name="Teletype">gcc</text:span> sous unix. On a défini une nouvelle exception, qui dérive de <text:span text:style-name="Teletype">runtime_error</text:span>, et qui formatte la pile d'appels dans son constructeur, de sorte que la pile d'appels est automatiquement affichée lors de l'exécution de la méthode <text:span text:style-name="Teletype">what()</text:span>. Cet objet repose sur les fonctions suivantes, de la bibliothèque de gnu:</text:p>
          <text:list xml:id="list1719143380157410399" text:style-name="L76">
            <text:list-item>
              <text:p text:style-name="P207"><text:span text:style-name="Teletype">backtrace</text:span> </text:p>
            </text:list-item>
            <text:list-item>
              <text:p text:style-name="P207"><text:span text:style-name="Teletype">backtrace_symbols</text:span> </text:p>
            </text:list-item>
            <text:list-item>
              <text:p text:style-name="P104"><text:span text:style-name="Teletype">abi::__cxa_demangle</text:span> </text:p>
            </text:list-item>
          </text:list>
          <text:p text:style-name="Text_20_body">Le programme peut être téléchargé ici:</text:p>
          <text:list xml:id="list8886613893678099749" text:style-name="L77">
            <text:list-item>
              <text:p text:style-name="P208"><text:a xlink:type="simple" xlink:href="../../html/rtstack/rtstack.hpp" text:style-name="Internet_20_link" text:visited-style-name="Visited_20_Internet_20_Link"><text:span text:style-name="Teletype">rtstack.hpp</text:span></text:a> <text:a xlink:type="simple" xlink:href="../../html/rtstack/rtstack.cpp" text:style-name="Internet_20_link" text:visited-style-name="Visited_20_Internet_20_Link"><text:span text:style-name="Teletype">rtstack.cpp</text:span></text:a> L'objet à réutiliser </text:p>
            </text:list-item>
            <text:list-item>
              <text:p text:style-name="P105"><text:a xlink:type="simple" xlink:href="../../html/rtstack/rtstack-main.cpp" text:style-name="Internet_20_link" text:visited-style-name="Visited_20_Internet_20_Link"><text:span text:style-name="Teletype">rtstack-main.cpp</text:span></text:a> Un petit programme de démo </text:p>
            </text:list-item>
          </text:list>
          <text:p text:style-name="Horizontal_20_Line"/>
          <text:h text:style-name="Heading_20_2" text:outline-level="2"><text:bookmark text:name="exceptet"/><text:bookmark-start text:name="__RefHeading__16706_2073142818"/><text:soft-page-break/>Exceptions et ...<text:bookmark-end text:name="__RefHeading__16706_2073142818"/></text:h>
          <text:h text:style-name="Heading_20_3" text:outline-level="3"><text:bookmark text:name="const2"/><text:bookmark-start text:name="__RefHeading__16708_2073142818"/>...constructeurs<text:bookmark-end text:name="__RefHeading__16708_2073142818"/></text:h>
          <text:p text:style-name="Text_20_body">Le système des exceptions est <text:span text:style-name="Emphasis">le système de traitement d'erreurs</text:span> à employer pour des constructeurs d'objet, <text:span text:style-name="Emphasis">à l'exclusion de tout autre</text:span>: on pourrait par exemple imaginer une variable <text:span text:style-name="Source_20_Text">err</text:span> qui indiquerait que l'objet est construit, certes, mais dans un état "bizarre", donc pas vraiment utilisable. C'est ce qu'on appelle les "objets zombies"... cela peut conduire à des comportements inattendus (variables internes non initialisées, par exemple), à moins que l'objet soit suffisamment bien écrit pour que toutes les fonctions-membres testent la valeur de <text:span text:style-name="Source_20_Text">err</text:span> afin de s'assurer que l'objet n'est pas un zombie... Par contre, si le constructeur est interrompu par une exception, <text:span text:style-name="Emphasis">l'objet ne sera pas construit du tout</text:span>... Or, un vrai mort vaut mieux qu'un faux zombie, qui ira prétendre le contraire ?</text:p>
          <text:h text:style-name="Heading_20_3" text:outline-level="3"><text:bookmark text:name="dest1"/><text:bookmark-start text:name="__RefHeading__16710_2073142818"/>...destructeurs<text:bookmark-end text:name="__RefHeading__16710_2073142818"/></text:h>
          <text:p text:style-name="Text_20_body">Le système des exceptions est le système de traitement d'erreurs <text:span text:style-name="Emphasis">à ne pas employer</text:span> avec les destructeurs: en effet, un destructeur peut être appelé lors du déroulement normal du programme; mais il peut aussi être appelé lors de la génération <text:span text:style-name="Emphasis">d'une autre exception</text:span>. Dans ce cas, le programme sera immédiatement arrêté.<text:line-break/>Evidemment, rien n'empêche un destructeur d'appeler des fonctions qui, elles, sont suceptibles de générer une exception. Mais dans ce cas, ces appels de fonction doivent être encadrés par des blocs <text:span text:style-name="Source_20_Text">try...catch</text:span>, et <text:span text:style-name="Emphasis">aucune exception ne doit s'échapper</text:span> du destructeur. Cela signifie que les destructeurs, s'ils ont une erreur à faire remonter, devront trouver un autre système. Par exemple écrire sur une fenêtre ou dans un fichier de log.</text:p>
          <text:p text:style-name="Text_20_body"><draw:frame draw:style-name="fr2" draw:name="images188" text:anchor-type="as-char" svg:width="0.397cm" svg:height="0.397cm" draw:z-index="250"><draw:image xlink:href="../../html/attention.gif" xlink:type="simple" xlink:show="embed" xlink:actuate="onLoad"/><svg:title>ATTENTION</svg:title></draw:frame> Cette dissymétrie peut paraître surprenante à première vue... mais en fait, en informatique comme dans la vie, il est bien plus simple de détruire que de construire: on peut avoir du mal à construire une maison, rien ne devrait pouvoir vous empêcher de la détruire... De même, le constructeur peut rencontrer un grand nombre de problèmes (ressources impossibles à trouver, par exemple), mais normalement le destructeur ne <text:span text:style-name="Emphasis">devrait pas</text:span> générer d'erreur... ou alors, c'est grave, car cela signifie que le système refuse de récupérer une ressource. </text:p>
          <text:p text:style-name="P4"/>
        </text:section>
        <text:section text:style-name="Sect1" text:name="Section17">
          <text:h text:style-name="Heading_20_1" text:outline-level="1"/>
          <text:h text:style-name="P11" text:outline-level="1"/>
          <text:h text:style-name="P11" text:outline-level="1"><text:bookmark text:name="surch-fonc-op2"/><text:bookmark text:name="contenu7"/><text:bookmark-start text:name="__RefHeading__16712_2073142818"/>Gestion de la mémoire<text:bookmark-end text:name="__RefHeading__16712_2073142818"/></text:h>
          <text:p text:style-name="Text_20_body">Ce paragraphe traite des pointeurs, des problèmes liés à l'allocation dynamique de mémoire, et des moyens qui existent de résoudre ces problèmes... plutôt d'éviter leur apparition, car en ce domaine le préventif est bien plus aisé que le curatif...</text:p>
          <text:h text:style-name="Heading_20_2" text:outline-level="2"><text:bookmark text:name="alloc-dynam"/><text:bookmark-start text:name="__RefHeading__16714_2073142818"/>Qu'est-ce que l'allocation dynamique de mémoire ?<text:bookmark-end text:name="__RefHeading__16714_2073142818"/></text:h>
          <text:p text:style-name="Text_20_body">Nous avons vu précédemment que la durée de vie d'une variable s'étendait durant toute la portée <draw:a xlink:type="simple" xlink:href="../../html/types.html#portee-nom"><draw:frame draw:style-name="fr3" draw:name="images196" text:anchor-type="as-char" svg:width="0.291cm" svg:height="0.344cm" draw:z-index="251"><draw:image xlink:href="../../html/avant.gif" xlink:type="simple" xlink:show="embed" xlink:actuate="onLoad"/><svg:title>avant</svg:title></draw:frame></draw:a>de son nom. La mémoire est allouée, et le constructeur de l'objet est appelé en début de portée; le destructeur est appelé et la mémoire est rendue au système à la fin de portée. Les objets utilisés ainsi utilisent une partie de la mémoire vive appelée <text:span text:style-name="Source_20_Text">la pile</text:span>. La structure de pile est en effet parfaitement adaptée à la gestion des règles de portée. Or, il peut être intéressant de stocker des données à des endroits de la mémoire qui ne seront pas sujets soumis aux règles de portée; cela peut se faire grâce à:</text:p>
          <text:list xml:id="list1108935223421178323" text:style-name="L78">
            <text:list-item>
              <text:p text:style-name="P209">d'une part l'utilisation de pointeurs </text:p>
            </text:list-item>
            <text:list-item>
              <text:p text:style-name="P106">d'autre part à des opérateurs permettant de gérer explicitement l'allocation mémoire et sa libération. </text:p>
            </text:list-item>
          </text:list>
          <text:p text:style-name="Text_20_body">L'allocation-libération de mémoire étant à la charge du programmeur, elle peut se faire dans n'importe quel ordre. La structure de pile n'est alors plus adaptée, et de fait la mémoire est allouée dans une autre zône de la mémoire, appelée <text:span text:style-name="Source_20_Text">le tas</text:span> (<text:span text:style-name="Source_20_Text">heap</text:span>).</text:p>
          <text:p text:style-name="Text_20_body"><draw:frame draw:style-name="fr2" draw:name="images197" text:anchor-type="as-char" svg:width="0.397cm" svg:height="0.397cm" draw:z-index="252"><draw:image xlink:href="../../html/attention.gif" xlink:type="simple" xlink:show="embed" xlink:actuate="onLoad"/><svg:title>ATTENTION</svg:title></draw:frame> Le programmeur doit <text:span text:style-name="Emphasis">effectivement</text:span> gérer la libération de mémoire... s'il ne le fait pas, ou s'il le fait mal, les pires conséquences (à savoir un plantage du programme) peuvent arriver.</text:p>
          <text:h text:style-name="Heading_20_3" text:outline-level="3"><text:bookmark text:name="pile-tas"/><text:bookmark-start text:name="__RefHeading__16716_2073142818"/>Pointeurs empilés, objets entassés<text:bookmark-end text:name="__RefHeading__16716_2073142818"/></text:h>
          <text:p text:style-name="Text_20_body">La seule zône de mémoire que le programme <text:span text:style-name="Emphasis">peut adresser directement</text:span> est la pile. Les pointeurs se trouveront donc quelque part dans la pile, au même titre que n'importe quelle variable. Les <text:span text:style-name="Emphasis">objets pointés</text:span>, par contre, se trouveront dans le tas. Il doit y avoir <text:span text:style-name="Emphasis">en permanence</text:span> un lien entre ces deux zônes de mémoire. Garder ce lien intact est la première préoccupation d'une bonne gestion de la mémoire.</text:p>
          <text:h text:style-name="Heading_20_3" text:outline-level="3"><text:bookmark text:name="fuite-mem"/><text:bookmark-start text:name="__RefHeading__16718_2073142818"/>Objets perdus et fuites de mémoire<text:bookmark-end text:name="__RefHeading__16718_2073142818"/></text:h>
          <text:p text:style-name="Text_20_body">Lorsqu'un objet est alloué dynamiquement, <text:span text:style-name="Emphasis">au moins un pointeur</text:span> doit pointer sur lui: sinon, le lien évoqué ci-dessus est brisé, et l'objet est inutilisable. On peut dire qu'il est perdu, mais surtout <text:span text:style-name="Emphasis">la mémoire correspondante</text:span> est perdue. Avant de briser le lien, il aurait fallu rendre la mémoire au système. Suivant les cas de figure, cela peut être grave ou pas. Par exemple, si l'allocation de mémoire a lieu dans une boucle, à chaque itération de la boucle on perd un peu de mémoire... d'oû l'expressoin fuite de mémoire. Si le nombre d'itérations est important, il y a un moment oû le système refusera de donner de la mémoire supplémentaire au programme, et celui-ci sera interrompu brutalement.</text:p>
          <text:h text:style-name="Heading_20_3" text:outline-level="3"><text:bookmark text:name="dangling"/><text:bookmark-start text:name="__RefHeading__16720_2073142818"/>Les pointeurs qui pendouillent<text:bookmark-end text:name="__RefHeading__16720_2073142818"/></text:h>
          <text:p text:style-name="Text_20_body">Il est parfaitement possible de faire pointer plusieurs pointeurs vers le même objet. Mais dans ce cas si l'objet est détruit (car le programmeur a consciencieusement rendu la mémoire au système) les autres pointeurs pointeront sur une zône de mémoire qui ne contient plus de données valides... soit elle contient n'importe quoi ("du jargon" (<text:span text:style-name="Source_20_Text">garbage</text:span>)), soit elle contient de nouvelles données, mais qui ne sont peut-être pas structurées de la même manière que les précédentes. Le pointeur va donc "pendouiller", et si on cherche à l'utiliser, il peut se passer n'importe quoi, mais le pire est à craindre.</text:p>
          <text:h text:style-name="Heading_20_3" text:outline-level="3"><text:bookmark text:name="proprio"/><text:bookmark-start text:name="__RefHeading__16722_2073142818"/>Propriétaires et référents<text:bookmark-end text:name="__RefHeading__16722_2073142818"/></text:h>
          <text:p text:style-name="Text_20_body">Compte tenu de ce qui précède, on voit donc qu'on peut définir deux sortes de pointeurs:</text:p>
          <text:list xml:id="list702032720875373131" text:style-name="L79">
            <text:list-item>
              <text:p text:style-name="P210">Un pointeur <text:span text:style-name="Emphasis">propriétaire</text:span> de l'objet. Il a la responsabilité de la destruction de cet objet. L'objet est le <text:span text:style-name="Emphasis">référent</text:span>. </text:p>
            </text:list-item>
            <text:list-item>
              <text:p text:style-name="P107">Les autres pointeurs. Ils peuvent accéder à l'objet tant que celui-ci existe, mais ils ne sont pas censés s'occuper de sa destruction. </text:p>
            </text:list-item>
          </text:list>
          <text:p text:style-name="Text_20_body">Bien sûr, la propriété d'un objet peut passer d'un pointeur à l'autre. D'autre part, il faut bien avoir présent à l'esprit que ces notions, importantes lors de la phase de conception, <text:span text:style-name="Emphasis">ne sont pas présentes dans le langage lui-même</text:span>: le C++ ne comprend en effet aucune gestion de la mémoire, celle-ci restant à la charge du programmeur. Cependant, des objets <text:soft-page-break/>(dont l'un d'entre eux se trouve déclaré dans la bibliothèque standard) vont pouvoir nous aider.</text:p>
          <text:h text:style-name="Heading_20_2" text:outline-level="2"><text:bookmark text:name="oper"/><text:bookmark-start text:name="__RefHeading__16724_2073142818"/>Opérateurs et fonctions<text:bookmark-end text:name="__RefHeading__16724_2073142818"/></text:h>
          <text:h text:style-name="Heading_20_3" text:outline-level="3"><text:bookmark text:name="new"/><text:bookmark-start text:name="__RefHeading__16726_2073142818"/>Les opérateurs <text:span text:style-name="Source_20_Text">new</text:span> et <text:span text:style-name="Source_20_Text">delete</text:span><text:bookmark-end text:name="__RefHeading__16726_2073142818"/></text:h>
          <text:p text:style-name="Text_20_body">L'opérateur <text:span text:style-name="Source_20_Text">new</text:span> est utilisé pour allouer de la mémoire pour un objet, <text:span text:style-name="Source_20_Text">delete</text:span> est utilisé pour redonner la mémoire au système. Le (ou les) paramètres passés à <text:span text:style-name="Source_20_Text">new</text:span> seront passés au constructeur de l'objet:</text:p>
          <text:p text:style-name="Preformatted_20_Text">main() {</text:p>
          <text:p text:style-name="Preformatted_20_Text"><text:s text:c="3"/>const complexe J(0,1);</text:p>
          <text:p text:style-name="Preformatted_20_Text"><text:s text:c="3"/><text:span text:style-name="T3">complexe* C = new complexe(5,5);</text:span></text:p>
          <text:p text:style-name="Preformatted_20_Text"><text:s text:c="3"/>*C = J;</text:p>
          <text:p text:style-name="Preformatted_20_Text"><text:s text:c="3"/><text:span text:style-name="T3">delete C;</text:span></text:p>
          <text:p text:style-name="P18">};</text:p>
          <text:h text:style-name="Heading_20_3" text:outline-level="3"><text:bookmark text:name="new-tab"/><text:bookmark-start text:name="__RefHeading__16728_2073142818"/>Les opérateurs <text:span text:style-name="Source_20_Text">new[]</text:span> et <text:span text:style-name="Source_20_Text">delete[]</text:span><text:bookmark-end text:name="__RefHeading__16728_2073142818"/></text:h>
          <text:p text:style-name="Text_20_body">Ils servent à allouer de la mémoire pour un <text:span text:style-name="Emphasis">tableau</text:span> d'objets. Ils ne peuvent etre utilisés qu'à la condition qu'existe pour notre objet un constructeur par défaut, à qui on puisse ne pas passer de paramètres. C'est le cas pour notre objet <text:span text:style-name="Source_20_Text">complexe</text:span>, nous pouvons donc écrire:</text:p>
          <text:p text:style-name="Preformatted_20_Text">main() {</text:p>
          <text:p text:style-name="Preformatted_20_Text"><text:s text:c="3"/>const complexe J(0,1);</text:p>
          <text:p text:style-name="Preformatted_20_Text"><text:s text:c="3"/>int taille=100;</text:p>
          <text:p text:style-name="Preformatted_20_Text"><text:s text:c="3"/><text:span text:style-name="T3">complexe* C = new complexe[taille];</text:span></text:p>
          <text:p text:style-name="Preformatted_20_Text"><text:s text:c="3"/>for (int i=0; i&lt;100; ++i) {</text:p>
          <text:p text:style-name="Preformatted_20_Text"><text:s text:c="7"/>C[i] = J;</text:p>
          <text:p text:style-name="Preformatted_20_Text"><text:s text:c="3"/>}</text:p>
          <text:p text:style-name="Preformatted_20_Text"><text:s text:c="3"/><text:span text:style-name="T3">delete[] C;</text:span></text:p>
          <text:p text:style-name="P18">};</text:p>
          <text:p text:style-name="Text_20_body">Un tableau de 100 complexes est dynamiquement alloué. Les complexes sont tous initialisés à 0 (constructeur par défaut), puis affectés à la valeur <text:span text:style-name="Source_20_Text">J</text:span>. Enfin, le tableau est détruit et la mémoire est rendue au système.</text:p>
          <text:p text:style-name="Text_20_body"><draw:frame draw:style-name="fr2" draw:name="images198" text:anchor-type="as-char" svg:width="0.397cm" svg:height="0.397cm" draw:z-index="253"><draw:image xlink:href="../../html/attention.gif" xlink:type="simple" xlink:show="embed" xlink:actuate="onLoad"/><svg:title>ATTENTION</svg:title></draw:frame> On ne peut allouer un tableau d'objets de cette manière <text:span text:style-name="Emphasis">que</text:span> si les objets en question possèdent un constructeur par défaut. Il n'est pas possible de passer des paramètres aux constructeurs des objets créés.</text:p>
          <text:p text:style-name="Text_20_body"><draw:frame draw:style-name="fr2" draw:name="images199" text:anchor-type="as-char" svg:width="0.397cm" svg:height="0.397cm" draw:z-index="254"><draw:image xlink:href="../../html/attention.gif" xlink:type="simple" xlink:show="embed" xlink:actuate="onLoad"/><svg:title>ATTENTION</svg:title></draw:frame>La taille peut parfaitement être une variable, comme on le voit dans cet exemple.</text:p>
          <text:h text:style-name="Heading_20_3" text:outline-level="3"><text:bookmark text:name="malloc1"/><text:bookmark-start text:name="__RefHeading__16730_2073142818"/>Fonctions malloc, free, realloc<text:bookmark-end text:name="__RefHeading__16730_2073142818"/></text:h>
          <text:p text:style-name="Text_20_body">Nous avons en <text:span text:style-name="Source_20_Text">C</text:span> des fonctions d'allocation dynamique de mémoire: <text:span text:style-name="Source_20_Text">malloc</text:span> et <text:span text:style-name="Source_20_Text">free</text:span> pour allouer de la mémoire et la rendre au système, <text:span text:style-name="Source_20_Text">realloc</text:span> pour refaire une allocation mémoire lorsque le bloc précédemment alloué est trop juste. Tout cela est réutilisable, à condition de prendre quelques précautions:</text:p>
          <text:list xml:id="list5982997719593550037" text:style-name="L80">
            <text:list-item>
              <text:p text:style-name="P211"><text:span text:style-name="Source_20_Text">new</text:span> alloue la mémoire, <text:span text:style-name="Emphasis">puis</text:span> appelle le constructeur. <text:span text:style-name="Source_20_Text">malloc</text:span> <text:span text:style-name="Emphasis">n'appelle pas le constructeur</text:span>. Attention, donc à l'initialisation correcte de l'objet. </text:p>
            </text:list-item>
            <text:list-item>
              <text:p text:style-name="P211"><text:span text:style-name="Source_20_Text">delete</text:span> appelle le destructeur <text:span text:style-name="T4">puis</text:span> rend la mémoire au système. <text:span text:style-name="Source_20_Text">free</text:span> <text:span text:style-name="Emphasis">n'appelle pas le destructeur</text:span>. Attention donc au code qui ne sera pas exécuté </text:p>
            </text:list-item>
            <text:list-item>
              <text:p text:style-name="P211"><text:span text:style-name="Source_20_Text">realloc</text:span> <text:span text:style-name="Emphasis">ne doit pas être utilisé</text:span> dans le cas d'objets de type class: <text:span text:style-name="Source_20_Text">realloc</text:span> va provoquer une copie de la mémoire bit à bit, ce qui risque de provoquer des catastrophes dans certains cas. </text:p>
            </text:list-item>
            <text:list-item>
              <text:p text:style-name="P108"><text:span text:style-name="Emphasis">Soyez cohérent</text:span>: si vous avez utilisé <text:span text:style-name="Source_20_Text">new</text:span> pour créer un objet, utilisez <text:span text:style-name="Source_20_Text">delete</text:span> pour le détruire. Si vous avez utilisé <text:span text:style-name="Source_20_Text">alloc</text:span> pour créer un objet, utilisez <text:span text:style-name="Source_20_Text">free</text:span> pour le détruire. </text:p>
            </text:list-item>
          </text:list>
          <text:p text:style-name="Text_20_body">Conclusion: pour du code C++, il n'y a aucune raison de ne pas utiliser les opérateurs du C++, <text:span text:style-name="Source_20_Text">new</text:span> et <text:span text:style-name="Source_20_Text">delete</text:span>. Mais il faut savoir que le code C écrit avec <text:span text:style-name="Source_20_Text">malloc</text:span> et <text:span text:style-name="Source_20_Text">free</text:span> (même <text:span text:style-name="Source_20_Text">realloc</text:span> dans le cas de zônes d'entiers ou de caractères, par exemple) reste utilisable.</text:p>
          <text:h text:style-name="Heading_20_3" text:outline-level="3"><text:bookmark text:name="constr-destr"/><text:bookmark-start text:name="__RefHeading__16732_2073142818"/>Allocation mémoire et constructeurs-destructeurs<text:bookmark-end text:name="__RefHeading__16732_2073142818"/></text:h>
          <text:p text:style-name="Text_20_body">Le constructeur d'un objet est l'endroit rêvé pour appeler <text:span text:style-name="Source_20_Text">new</text:span>. De même, le destructeur du même objet est l'endroit rôvé pour appeler <text:span text:style-name="Source_20_Text">delete</text:span>.</text:p>
          <text:h text:style-name="Heading_20_4" text:outline-level="4"><text:bookmark-start text:name="__RefHeading__16734_2073142818"/><text:soft-page-break/>Constructeurs de copie<text:bookmark-end text:name="__RefHeading__16734_2073142818"/></text:h>
          <text:p text:style-name="Text_20_body">Attention au constructeur de copie; à chaque copie, il faudra prendre une décision; il peut en effet se présenter plusieurs cas de figure:</text:p>
          <text:list xml:id="list2180624730725576435" text:style-name="L81">
            <text:list-item>
              <text:p text:style-name="P212">L'objet source est propriétaire d'un objet référent, l'objet copié pointe vers le référent sans être propriétaire. </text:p>
            </text:list-item>
            <text:list-item>
              <text:p text:style-name="P212">L'objet source est propriétaire d'un référent, à la suite de la copie l'objet copié devient le nouveau propriétaire. </text:p>
            </text:list-item>
            <text:list-item>
              <text:p text:style-name="P109">Le référent de l'objet source est copié dans une autre zône mémoire, et l'objet copié est propriétaire de la copie du référent. </text:p>
            </text:list-item>
          </text:list>
          <text:p text:style-name="Text_20_body"><draw:frame draw:style-name="fr2" draw:name="images200" text:anchor-type="as-char" svg:width="0.397cm" svg:height="0.397cm" draw:z-index="255"><draw:image xlink:href="../../html/attention.gif" xlink:type="simple" xlink:show="embed" xlink:actuate="onLoad"/><svg:title>ATTENTION</svg:title></draw:frame> Des trois solutions ci-dessus, la première est <text:span text:style-name="Emphasis">très dangereuse</text:span>: en effet, elle risque fort d'aboutir à des objets "irresponsables" vis-à-vis de l'allocation mémoire. Cette solution est toutefois acceptable lorsque les objets référents comptent eux-mêmes les références <draw:a xlink:type="simple" xlink:href="../../html/mem.html#compt"><draw:frame draw:style-name="fr3" draw:name="images201" text:anchor-type="as-char" svg:width="0.291cm" svg:height="0.344cm" draw:z-index="256"><draw:image xlink:href="../../html/apres.gif" xlink:type="simple" xlink:show="embed" xlink:actuate="onLoad"/><svg:title>apres</svg:title></draw:frame></draw:a>. La seconde solution peut être implémentée par un <text:span text:style-name="Source_20_Text">auto_ptr</text:span>.</text:p>
          <text:h text:style-name="Heading_20_2" text:outline-level="2"><text:bookmark text:name="obj1"/><text:bookmark-start text:name="__RefHeading__16736_2073142818"/>Objets utilisés pour la gestion de la mémoire<text:bookmark-end text:name="__RefHeading__16736_2073142818"/></text:h>
          <text:h text:style-name="Heading_20_3" text:outline-level="3"><text:bookmark text:name="auto_ptr"/><text:bookmark-start text:name="__RefHeading__16738_2073142818"/>L'objet <text:span text:style-name="Source_20_Text">auto_ptr</text:span><text:bookmark-end text:name="__RefHeading__16738_2073142818"/></text:h>
          <text:p text:style-name="Text_20_body"><text:span text:style-name="Source_20_Text">auto_ptr</text:span> fait partie de la bibliothèque standard du C++ <draw:a xlink:type="simple" xlink:href="../../html/stdlib.html"><draw:frame draw:style-name="fr3" draw:name="images202" text:anchor-type="as-char" svg:width="0.291cm" svg:height="0.344cm" draw:z-index="257"><draw:image xlink:href="../../html/apres.gif" xlink:type="simple" xlink:show="embed" xlink:actuate="onLoad"/><svg:title>apres</svg:title></draw:frame></draw:a>. Il sert à définir un pointeur "intelligent"... en tous cas fort sympathique, ayant les caractéristiques suivantes:</text:p>
          <text:list xml:id="list3469327072598234801" text:style-name="L82">
            <text:list-item>
              <text:p text:style-name="P213">Un <text:span text:style-name="Source_20_Text">auto_ptr</text:span> est <text:span text:style-name="Emphasis">toujours</text:span> propriétaire de l'objet sur lequel il pointe </text:p>
            </text:list-item>
            <text:list-item>
              <text:p text:style-name="P213">Lorsque l'<text:span text:style-name="Source_20_Text">auto_ptr</text:span> est détruit, l'objet sur lequel il pointe est détruit également. On est donc assuré de ne pas avoir de pointeur pendouillant. </text:p>
            </text:list-item>
            <text:list-item>
              <text:p text:style-name="P110">Si l'on copie un <text:span text:style-name="Source_20_Text">auto_ptr</text:span>, l'<text:span text:style-name="Source_20_Text">auto_ptr</text:span> original perd l'objet pointé, de sorte que s'il est détruit, le référent ne sera pas détruit. Par contre, si le <text:span text:style-name="Emphasis">nouvel</text:span> <text:span text:style-name="Source_20_Text">auto_ptr</text:span> est détruit, le référent sera détruit puisque la copie est le nouveau propriétaire. </text:p>
            </text:list-item>
          </text:list>
          <text:p text:style-name="Text_20_body">Le code suivant, qui utilise des objets de type <text:span text:style-name="Source_20_Text">complexe</text:span>, illustre l'utilisation d'<text:span text:style-name="Source_20_Text">auto_ptr</text:span>:</text:p>
          <text:p text:style-name="Preformatted_20_Text">typedef auto_ptr&lt;complexe&gt; complexe_ptr;</text:p>
          <text:p text:style-name="Preformatted_20_Text"/>
          <text:p text:style-name="Preformatted_20_Text">void main() {</text:p>
          <text:p text:style-name="Preformatted_20_Text"><text:s text:c="2"/><text:span text:style-name="T3">complexe_ptr c2(new complexe);</text:span> <text:s text:c="11"/>// allocation d'un auto_ptr.</text:p>
          <text:p text:style-name="Preformatted_20_Text"><text:s text:c="2"/>{</text:p>
          <text:p text:style-name="Preformatted_20_Text"><text:s text:c="4"/><text:span text:style-name="T3">complexe_ptr c1(new complexe(5,5));</text:span> <text:s text:c="4"/>// allocation d'un auto_ptr</text:p>
          <text:p text:style-name="Preformatted_20_Text"><text:s text:c="4"/>c2=c1; <text:s text:c="33"/>// c2 devient proprietaire du complexe</text:p>
          <text:p text:style-name="Preformatted_20_Text"><text:s text:c="44"/>// son ancien referent est detruit</text:p>
          <text:p text:style-name="Preformatted_20_Text"><text:s text:c="44"/>// c1 n'est plus le propriétaire, </text:p>
          <text:p text:style-name="Preformatted_20_Text"><text:s text:c="2"/>}; <text:s text:c="39"/>// il peut être détruit.</text:p>
          <text:p text:style-name="P18">}</text:p>
          <text:p text:style-name="Text_20_body">Un objet de type <text:span text:style-name="Source_20_Text">auto_ptr</text:span> peut donc avantageusement être alloué dans le constructeur à la place d'un objet ordinaire. La destruction du référent sera automatique au moment de la destruction de l'objet, sans même qu'il soit nécessaire de le spécifier dans le destructeur. Dans le code ci-dessus, tous nos ennuis viennent en effet uniquement de <text:span text:style-name="Source_20_Text">c3</text:span>, déclaré comme <text:span text:style-name="Source_20_Text">complexe*</text:span>.</text:p>
          <text:p text:style-name="Text_20_body"><draw:frame draw:style-name="fr2" draw:name="images203" text:anchor-type="as-char" svg:width="0.397cm" svg:height="0.397cm" draw:z-index="258"><draw:image xlink:href="../../html/attention.gif" xlink:type="simple" xlink:show="embed" xlink:actuate="onLoad"/><svg:title>ATTENTION</svg:title></draw:frame> En fait, l'important n'est pas là: après tout, vous êtes bien assez malin pour ne pas oublier d'écrire les quelques lignes de code du destructeur correspondant aux instructions <text:span text:style-name="Source_20_Text">delete</text:span>. L'important, c'est qu'il est fort possible que le constructeur, <text:span text:style-name="Emphasis">après avoir alloué un ou plusieurs pointeurs</text:span>, génère une exception (fonctionnement normal pour un constructeur). La construction de l'objet est alors interrompue, et <text:span text:style-name="Emphasis">le destructeur n'est pas appelé</text:span>. Résultat: une fuite de mémoire. L'<text:span text:style-name="Source_20_Text">auto_ptr</text:span> est donc la solution élégante, car lorsque l'auto_ptr sera détruit, le référent sera lui aussi détruit. </text:p>
          <text:h text:style-name="Heading_20_3" text:outline-level="3"><text:bookmark text:name="gest"/><text:bookmark-start text:name="__RefHeading__16740_2073142818"/>Objets gestionnaires de ressources<text:bookmark-end text:name="__RefHeading__16740_2073142818"/></text:h>
          <text:p text:style-name="Text_20_body">Pour éviter les ennuis évoqués ci-dessus, arrangez-vous pour qu'un objet <text:span text:style-name="Emphasis">ne gère qu'une seule ressource</text:span>. Eventuellement, si vous devez gérer trois ressources, rien ne vous empêche d'utiliser trois objets différents, quitte à les insérer dans un autre objet.</text:p>
          <text:p text:style-name="Text_20_body"><draw:frame draw:style-name="fr2" draw:name="images204" text:anchor-type="as-char" svg:width="0.503cm" svg:height="0.503cm" draw:z-index="259"><draw:image xlink:href="../../html/diam.gif" xlink:type="simple" xlink:show="embed" xlink:actuate="onLoad"/><svg:title>REGLE  D'OR</svg:title></draw:frame> Les trois principes fondamentaux pour gérer les ressources sont:</text:p>
          <text:p text:style-name="List_20_Heading"><text:span text:style-name="T3">Propriété</text:span> </text:p>
          <text:p text:style-name="List_20_Contents">A chaque ressource allouée, correspond <text:span text:style-name="Emphasis">un et un seul</text:span> objet gestionnaire, qui sera propriétaire de cette ressource. </text:p>
          <text:p text:style-name="List_20_Heading"><text:span text:style-name="T3">Responsabilité</text:span> </text:p>
          <text:p text:style-name="List_20_Contents">L'objet gestionnaire est <text:span text:style-name="Emphasis">responsable</text:span> de la ressource, et il est <text:span text:style-name="Emphasis">le seul responsable</text:span> </text:p>
          <text:p text:style-name="List_20_Heading"><text:span text:style-name="T3">Simplicité</text:span> </text:p>
          <text:p text:style-name="P17"><text:soft-page-break/>L'objet gestionnaire ne fait <text:span text:style-name="Emphasis">rien d'autre</text:span>. </text:p>
          <text:p text:style-name="Text_20_body"><text:span text:style-name="Source_20_Text">auto_ptr</text:span> est un bon exemple d'objet dont l'unique raison d'être est la gestion d'une ressource (en l'occurrence la mémoire).</text:p>
          <text:h text:style-name="Heading_20_3" text:outline-level="3"><text:bookmark text:name="robuste"/><text:bookmark-start text:name="__RefHeading__16742_2073142818"/>Produire du code robuste, malgré les exceptions<text:bookmark-end text:name="__RefHeading__16742_2073142818"/></text:h>
          <text:p text:style-name="Text_20_body">On l'a vu, les exceptions peuvent avoir pour conséquence l'apparition de fuites de mémoire ou de pointeurs pendouillants. Voici quelques astuces permettant d'éviter ces désagrément.</text:p>
          <text:h text:style-name="Heading_20_4" text:outline-level="4"><text:bookmark-start text:name="__RefHeading__16744_2073142818"/>auto_ptr<text:bookmark-end text:name="__RefHeading__16744_2073142818"/></text:h>
          <text:p text:style-name="Text_20_body">Utiliser <text:span text:style-name="Source_20_Text">auto_ptr</text:span> le plus souvent possible.</text:p>
          <text:h text:style-name="Heading_20_4" text:outline-level="4"><text:bookmark-start text:name="__RefHeading__16746_2073142818"/>p=NULL<text:bookmark-end text:name="__RefHeading__16746_2073142818"/></text:h>
          <text:p text:style-name="Text_20_body">Après avoir exécuté <text:span text:style-name="Source_20_Text">delete p</text:span>, <text:span text:style-name="Emphasis">on se retrouve avec un pointeur pendouillant</text:span>. Donc, remettez les choses en ordre <text:span text:style-name="Emphasis">dès la ligne suivante</text:span> (à moins, bien sûr, qu'on ne sorte de la portée). Par exemple avec <text:span text:style-name="Source_20_Text">p=NULL;</text:span> En effet, s'il arrive qu'un second appel <text:span text:style-name="Source_20_Text">delete</text:span> soit lancé (par exemple à partir du destructeur), il ne se passera rien si <text:span text:style-name="Source_20_Text">p</text:span> vaut <text:span text:style-name="Source_20_Text">NULL</text:span>, alors que le résultat sera catastrophique si <text:span text:style-name="Source_20_Text">p</text:span> pendouille.</text:p>
          <text:p text:style-name="Text_20_body"><draw:frame draw:style-name="fr2" draw:name="images205" text:anchor-type="as-char" svg:width="0.397cm" svg:height="0.397cm" draw:z-index="260"><draw:image xlink:href="../../html/attention.gif" xlink:type="simple" xlink:show="embed" xlink:actuate="onLoad"/><svg:title>ATTENTION</svg:title></draw:frame> Le code suivant est <text:span text:style-name="Emphasis">dangereux</text:span>:<draw:frame draw:style-name="fr2" draw:name="images206" text:anchor-type="as-char" svg:width="0.529cm" svg:height="0.529cm" draw:z-index="261"><draw:image xlink:href="../../html/nepasfaire.png" xlink:type="simple" xlink:show="embed" xlink:actuate="onLoad"/><svg:title>NOOON</svg:title></draw:frame></text:p>
          <text:p text:style-name="Preformatted_20_Text">delete p ;</text:p>
          <text:p text:style-name="P18">p = new toto();</text:p>
          <text:p text:style-name="Text_20_body"><draw:frame draw:style-name="fr2" draw:name="images207" text:anchor-type="as-char" svg:width="0.503cm" svg:height="0.503cm" draw:z-index="262"><draw:image xlink:href="../../html/diam.gif" xlink:type="simple" xlink:show="embed" xlink:actuate="onLoad"/><svg:title>REGLE  D'OR</svg:title></draw:frame>Si <text:span text:style-name="Source_20_Text">toto</text:span> envoie une exception, <text:span text:style-name="Source_20_Text">p</text:span> continue à pendouiller. Il vaut mieux faire:</text:p>
          <text:p text:style-name="Preformatted_20_Text">delete p ;</text:p>
          <text:p text:style-name="Preformatted_20_Text">p = NULL;</text:p>
          <text:p text:style-name="Preformatted_20_Text">p = new toto();</text:p>
          <text:p text:style-name="P18"/>
          <text:h text:style-name="Heading_20_3" text:outline-level="3"><text:bookmark text:name="compt"/><text:bookmark-start text:name="__RefHeading__16748_2073142818"/>Les objets à comptage de référence<text:bookmark-end text:name="__RefHeading__16748_2073142818"/></text:h>
          <text:p text:style-name="Text_20_body">Il est possible d'implémenter des objets qui <text:span text:style-name="Emphasis">comptent</text:span> le nombre de pointeurs mis sur eux. De cette manière, il est aisé, lorsque ce nombre arrive à 0, de faire en sorte que ces objets s'auto-détruisent. Cela passe, bien sûr, par la surcharge des opérateurs <text:span text:style-name="Source_20_Text">=, *, -&gt;</text:span>.</text:p>
          <text:p text:style-name="P14"/>
        </text:section>
        <text:section text:style-name="Sect1" text:name="Section19">
          <text:h text:style-name="Heading_20_1" text:outline-level="1"/>
          <text:h text:style-name="P11" text:outline-level="1"><text:bookmark text:name="contenu8"/><text:bookmark-start text:name="__RefHeading__16750_2073142818"/>La bibliothèque standard <text:bookmark-end text:name="__RefHeading__16750_2073142818"/></text:h>
          <text:p text:style-name="Text_20_body">La bibliothèque standard est livrée avec le compilateur, à condition que celui-ci soit assez récent pour respecter la norme ANSI de 1997 du C++: il est donc important d'utiliser toujours <text:span text:style-name="Emphasis">la version la plus récente possible</text:span> de son compilateur. La bibliothèque comprend une multitude d'objets et de fonctions fort utiles, dont nous présentons brièvement ici <text:span text:style-name="Emphasis">les plus importants</text:span>.</text:p>
          <text:h text:style-name="Heading_20_2" text:outline-level="2"><text:bookmark text:name="compl"/><text:bookmark-start text:name="__RefHeading__16752_2073142818"/>Compléments sur le langage<text:bookmark-end text:name="__RefHeading__16752_2073142818"/></text:h>
          <text:p text:style-name="Text_20_body">Certaines particularités du langage n'ont pas encore été abordées: elles peuvent en effet être ignorées, dans une première approche du C++. Cependant, il est nécessaire de les connaître, ne serait-ce que pour comprendre la documentation ou le code de la bibliothèque standard.</text:p>
          <text:h text:style-name="Heading_20_3" text:outline-level="3"><text:bookmark text:name="namespace"/><text:bookmark-start text:name="__RefHeading__16754_2073142818"/>Les espaces de noms<text:bookmark-end text:name="__RefHeading__16754_2073142818"/></text:h>
          <text:p text:style-name="Text_20_body">Un problème se pose dès lors que l'on travaille avec des bibliothèques venant de plusieurs sources différentes: les noms de classes, de fonctions, de types, etc. employés par les uns et par les autres peuvent parfaitement entrer en conflit; Une manière classique de résoudre le problème est d'inciter les développeurs à utiliser des noms ayant peu de chances d'entrer en conflit, par exemple en mettant devant chaque nom un préfixe particulier. Ainsi, si la bibliothèque <text:span text:style-name="Source_20_Text">GenialeBibliotheque</text:span> utilise le type <text:span text:style-name="Source_20_Text">string</text:span>, elle l'appellera <text:span text:style-name="Source_20_Text">GenialeBibliotheque_string </text:span>. Si la bibliothèque <text:span text:style-name="Source_20_Text">SublimeBibliotheque</text:span> définit elle aussi un type <text:span text:style-name="Source_20_Text">string</text:span>, elle l'appellera <text:span text:style-name="Source_20_Text">SublimeBiblitoheque_string</text:span>. Cependant, le C++ offre un mécanisme bien plus astucieux;</text:p>
          <text:h text:style-name="Heading_20_4" text:outline-level="4"><text:bookmark text:name="namedecl"/><text:bookmark-start text:name="__RefHeading__16756_2073142818"/>La déclaration <text:span text:style-name="Source_20_Text">namespace</text:span><text:bookmark-end text:name="__RefHeading__16756_2073142818"/></text:h>
          <text:p text:style-name="Text_20_body">Chacune des deux bibliothèques encapsule toutes ses déclarations dans un bloc appelé <text:span text:style-name="Source_20_Text">namespace</text:span>, comme on le voit ci-dessous:</text:p>
          <text:p text:style-name="Preformatted_20_Text">namespace GenialeBibliotheque {</text:p>
          <text:p text:style-name="Preformatted_20_Text"><text:s text:c="3"/>class string {</text:p>
          <text:p text:style-name="Preformatted_20_Text"><text:s text:c="6"/>...</text:p>
          <text:p text:style-name="Preformatted_20_Text"><text:s text:c="3"/>}</text:p>
          <text:p text:style-name="P18">}</text:p>
          <text:p text:style-name="Text_20_body">pour la première bibliothèque et:</text:p>
          <text:p text:style-name="Preformatted_20_Text">namespace SublimeBibliotheque {</text:p>
          <text:p text:style-name="Preformatted_20_Text"><text:s text:c="3"/>class string {</text:p>
          <text:p text:style-name="Preformatted_20_Text"><text:s text:c="6"/>...</text:p>
          <text:p text:style-name="Preformatted_20_Text"><text:s text:c="3"/>}</text:p>
          <text:p text:style-name="P18">}</text:p>
          <text:p text:style-name="Text_20_body">pour la seconde.</text:p>
          <text:h text:style-name="Heading_20_4" text:outline-level="4"><text:bookmark text:name="namealia"/><text:bookmark-start text:name="__RefHeading__16758_2073142818"/>Les aliases d'espaces de noms<text:bookmark-end text:name="__RefHeading__16758_2073142818"/></text:h>
          <text:p text:style-name="Text_20_body">On conseille de donner des noms longs pour les espaces de noms: plus le long sera long plus le risque de conflit sera faible. Par contre, plus le long sera long plus la souffrance sera aigûe pour l'utilisateur. Mais, heureusement, nous avons la possibilité de définir des aliases d'espaces de noms comme suit:</text:p>
          <text:p text:style-name="Preformatted_20_Text">namespace GB = GenialeBibliotheque;</text:p>
          <text:p text:style-name="P18">namespace SB = SublimeBibliotheque;</text:p>
          <text:h text:style-name="Heading_20_4" text:outline-level="4"><text:bookmark text:name="nameutil"/><text:bookmark-start text:name="__RefHeading__16760_2073142818"/>L'utilisation des espaces de noms<text:bookmark-end text:name="__RefHeading__16760_2073142818"/></text:h>
          <text:p text:style-name="Text_20_body">A partir de là, comment le code utilisateur va-t-il prévenir le compilateur qu'il veut utiliser l'un ou l'autre des espaces de noms ? Trois solutions:</text:p>
          <text:list xml:id="list2547340629629408155" text:style-name="L83">
            <text:list-item>
              <text:p text:style-name="P214">L'opérateur de portée </text:p>
            </text:list-item>
            <text:list-item>
              <text:p text:style-name="P214">Les déclarations <text:span text:style-name="Source_20_Text">using</text:span> </text:p>
            </text:list-item>
            <text:list-item>
              <text:p text:style-name="P111">La directive <text:span text:style-name="Source_20_Text">using</text:span> </text:p>
            </text:list-item>
          </text:list>
          <text:p text:style-name="Text_20_body">L'opérateur de portée permet de spécifier la totalité du nom, comme indiqué ci-dessous:</text:p>
          <text:p text:style-name="P18"><text:soft-page-break/>GB::string S;</text:p>
          <text:p text:style-name="Text_20_body">La notation est lourde, conduisant à un code peu lisible.</text:p>
          <text:p text:style-name="Text_20_body">Les <text:span text:style-name="T4">déclarations</text:span> <text:span text:style-name="Source_20_Text">using</text:span> sont intéressantes, elles permettent de déclarer, objet par objet, le nom de l'espace de nom correspondant. L'opérateur de portée figure dans la déclaration, mais ensuite il est sous-entendu. Par exemple:</text:p>
          <text:p text:style-name="Preformatted_20_Text">using GB::string;</text:p>
          <text:p text:style-name="P18">string S;</text:p>
          <text:p text:style-name="Text_20_body">On a autant de contrôle qu'avec la méthode précédente, mais sans la lourdeur de la notation.</text:p>
          <text:p text:style-name="Text_20_body">La <text:span text:style-name="T4">directive</text:span> <text:span text:style-name="Source_20_Text">using</text:span> est plus radicale: elle dit au compilateur que tous les objets de l'espace de noms considéré doivent être accessibles:</text:p>
          <text:p text:style-name="Preformatted_20_Text">using namespace GB;</text:p>
          <text:p text:style-name="P18">string S;</text:p>
          <text:p text:style-name="Text_20_body">Sympathique, car la notation est allégée mais attention: si un nouveau symbole apparaît lors de la prochaine version de la bibliothèque SublimeBibliotheque, par exemple la classe <text:span text:style-name="Source_20_Text">class1</text:span>, un nouveau conflit peut être généré dans le code utilisateur... il est toujours très désagréable d'avoir de nouvelles erreurs de compilation parce qu'on a changé de version de bibliothèque. La solution la meilleure semble donc bien être celle des déclarations <text:span text:style-name="Source_20_Text">using</text:span>.</text:p>
          <text:h text:style-name="Heading_20_4" text:outline-level="4"><text:bookmark text:name="namestd"/><text:bookmark-start text:name="__RefHeading__16762_2073142818"/>L'espace de noms de la bibliothèque standard<text:bookmark-end text:name="__RefHeading__16762_2073142818"/></text:h>
          <text:p text:style-name="Text_20_body">Tous les symboles définis par la bibliothèque standard se trouvent dans l'espace de noms <text:span text:style-name="Source_20_Text">std</text:span>. D'autre part, les en-tétes de la bibliothèque standard ne comprennent pas le traditionnel <text:span text:style-name="Source_20_Text">.h</text:span>. D'où les quelques lignes suivantes que l'on trouve en tête des programmes:</text:p>
          <text:p text:style-name="Preformatted_20_Text">#include &lt;iostream&gt;</text:p>
          <text:p text:style-name="P18">using namespace std;</text:p>
          <text:p text:style-name="Text_20_body"><draw:frame draw:style-name="fr2" draw:name="images214" text:anchor-type="as-char" svg:width="0.397cm" svg:height="0.397cm" draw:z-index="263"><draw:image xlink:href="../../html/attention.gif" xlink:type="simple" xlink:show="embed" xlink:actuate="onLoad"/><svg:title>ATTENTION</svg:title></draw:frame>Certains compilateurs nécessitent l'utilisation d'une option de compilation pour utiliser la bibliothèque standard. A vérifier dans votre documentation.</text:p>
          <text:h text:style-name="Heading_20_3" text:outline-level="3"><text:bookmark text:name="typedef"/><text:bookmark-start text:name="__RefHeading__16764_2073142818"/>Les instructions <text:span text:style-name="Source_20_Text">typedef</text:span> et <text:span text:style-name="Source_20_Text">auto</text:span><text:bookmark-end text:name="__RefHeading__16764_2073142818"/></text:h>
          <text:p text:style-name="Text_20_body">L'instruction <text:span text:style-name="Source_20_Text">typedef</text:span> (issue du <text:span text:style-name="Source_20_Text">C</text:span>) ne définit pas, contrairement à ce que son nom pourrait laisser croire, un nouveau type. Elle ne fait que donner un autre nom (synonyme) <text:span text:style-name="T4">à un type existant</text:span>. Il est recommandé de s'en servir, car l'utilisation systématique des modèles dans la bibliothèque standard rend le code difficilement compréhensible si on ne l'utilise pas.</text:p>
          <text:p text:style-name="Text_20_body">Une autre manière de rendre le code lisible est l'utilisation du spécificateur de type <text:span text:style-name="Source_20_Text">auto</text:span>.</text:p>
          <text:h text:style-name="Heading_20_3" text:outline-level="3"><text:bookmark text:name="localtype"/><text:bookmark-start text:name="__RefHeading__16766_2073142818"/>Les types locaux<text:bookmark-end text:name="__RefHeading__16766_2073142818"/></text:h>
          <text:p text:style-name="Text_20_body">Nous avons vu <draw:a xlink:type="simple" xlink:href="../../html/types.html#priv-prot-pub"><draw:frame draw:style-name="fr3" draw:name="images215" text:anchor-type="as-char" svg:width="0.291cm" svg:height="0.344cm" draw:z-index="264"><draw:image xlink:href="../../html/avant.gif" xlink:type="simple" xlink:show="embed" xlink:actuate="onLoad"/><svg:title>avant</svg:title></draw:frame></draw:a>qu'il est possible de définir des types à l'intérieur d'une classe: on parle alors de <text:span text:style-name="Emphasis">types locaux</text:span>. La bibliothèque standard fait largement appel à la notion de types locaux, par exemple pour définir des énumérations:</text:p>
          <text:p text:style-name="Preformatted_20_Text">class semaine {</text:p>
          <text:p text:style-name="Preformatted_20_Text">public:</text:p>
          <text:p text:style-name="Preformatted_20_Text"><text:s text:c="3"/>enum jour {lundi,mardi,mercredi,jeudi,</text:p>
          <text:p text:style-name="Preformatted_20_Text"><text:s text:c="14"/>vendredi,samedi,dimanche};</text:p>
          <text:p text:style-name="Preformatted_20_Text"><text:s text:c="3"/>jour j;</text:p>
          <text:p text:style-name="Preformatted_20_Text">...</text:p>
          <text:p text:style-name="Preformatted_20_Text">}</text:p>
          <text:p text:style-name="Preformatted_20_Text"/>
          <text:p text:style-name="Preformatted_20_Text">...</text:p>
          <text:p text:style-name="Preformatted_20_Text">if (j == semaine::lundi) {</text:p>
          <text:p text:style-name="Preformatted_20_Text"><text:s text:c="3"/>...</text:p>
          <text:p text:style-name="P18">}</text:p>
          <text:p text:style-name="Text_20_body">Remarquez la notation <text:span text:style-name="Source_20_Text">semaine::lundi</text:span>, utilisant l'opérateur de portée <text:span text:style-name="Source_20_Text">::</text:span><text:line-break/>Les itérateurs <draw:a xlink:type="simple" xlink:href="../../html/stdlib.html#iterateurs"><draw:frame draw:style-name="fr3" draw:name="images216" text:anchor-type="as-char" svg:width="0.291cm" svg:height="0.344cm" draw:z-index="265"><draw:image xlink:href="../../html/apres.gif" xlink:type="simple" xlink:show="embed" xlink:actuate="onLoad"/><svg:title>apres</svg:title></draw:frame></draw:a>décrits ci-dessous, apparaissent eux aussi comme des types locaux dans les prototypes de la bibliothèque standard. D'où la syntaxe que nous verrons ci-dessous:</text:p>
          <text:p text:style-name="P18"><text:soft-page-break/>typedef vector &lt;int&gt;::iterator i_int;</text:p>
          <text:h text:style-name="Heading_20_3" text:outline-level="3"><text:bookmark text:name="typename"/><text:bookmark-start text:name="__RefHeading__16768_2073142818"/>L'instruction <text:span text:style-name="Source_20_Text">typename</text:span><text:bookmark-end text:name="__RefHeading__16768_2073142818"/></text:h>
          <text:p text:style-name="Text_20_body">Dans certains cas, lors de la définition de modèles, il n'est pas simple pour le compilateur de déterminer si une déclaration est une déclaration de type ou de variable: en fait, cette détermination n'est possible que lors de l'instantiation du modèle. Or, suivant qu'il s'agit d'un type ou d'une variable, l'utilisation ultérieure de la chose sera bien différente. On doit donc pouvoir dire au compilateur que tel objet est soit une variable, soit un type. La règle est la suivante:</text:p>
          <text:list xml:id="list3113696995869003205" text:style-name="L84">
            <text:list-item>
              <text:p text:style-name="P215">Soit rien n'est spécifié, dans ce cas il s'agit d'une variable </text:p>
            </text:list-item>
            <text:list-item>
              <text:p text:style-name="P112">Si on veut forcer une définition de type, on emploie <text:span text:style-name="Source_20_Text">typename</text:span> </text:p>
            </text:list-item>
          </text:list>
          <text:h text:style-name="Heading_20_2" text:outline-level="2"><text:bookmark text:name="conteneurs"/><text:bookmark-start text:name="__RefHeading__16770_2073142818"/>Les conteneurs<text:bookmark-end text:name="__RefHeading__16770_2073142818"/></text:h>
          <text:p text:style-name="Text_20_body">Les conteneurs sont des objets qui <text:span text:style-name="Emphasis">en contiennent</text:span> d'autres: ce terme général inclue un grand nombre de structures de données: les tableaux, les listes, les queues, ... mais aussi les tableaux associatifs. Comme on pouvait s'y attendre, les conteneurs sont implémentés grâce aux <text:span text:style-name="Emphasis">modèles</text:span> <draw:a xlink:type="simple" xlink:href="../../html/modeles.html"><draw:frame draw:style-name="fr3" draw:name="images217" text:anchor-type="as-char" svg:width="0.291cm" svg:height="0.344cm" draw:z-index="266"><draw:image xlink:href="../../html/avant.gif" xlink:type="simple" xlink:show="embed" xlink:actuate="onLoad"/><svg:title>avant</svg:title></draw:frame></draw:a>: on devra donc spécifier "ce que" le conteneur contient lors de la déclaration de la variable. Par rapport à un tableau classique "à la C", un conteneur offre un certain nombre d'avantages:</text:p>
          <text:list xml:id="list5189546434522196267" text:style-name="L85">
            <text:list-item>
              <text:p text:style-name="P216">Allocation dynamique et automatique de mémoire </text:p>
            </text:list-item>
            <text:list-item>
              <text:p text:style-name="P216">Possibilité d'insérer ou supprimer les éléments, pour certains types de conteneurs </text:p>
            </text:list-item>
            <text:list-item>
              <text:p text:style-name="P113">Utilisation d'algorithmes prédéfinis sur ces conteneurs </text:p>
            </text:list-item>
          </text:list>
          <text:p text:style-name="Text_20_body"><draw:frame draw:style-name="fr2" draw:name="images218" text:anchor-type="as-char" svg:width="0.397cm" svg:height="0.397cm" draw:z-index="267"><draw:image xlink:href="../../html/attention.gif" xlink:type="simple" xlink:show="embed" xlink:actuate="onLoad"/><svg:title>ATTENTION</svg:title></draw:frame> <text:span text:style-name="Emphasis">Ne pas utiliser</text:span> de tableaux "à la C" en C++: il est bien plus commode et aussi performant (à condition de prendre quelques précautions) d'utiliser à la place un conteneur de type <text:span text:style-name="Source_20_Text">vector</text:span> </text:p>
          <text:p text:style-name="Text_20_body">La surcharge des opérateurs permettra d'écrire du code lisible (opérateur <text:span text:style-name="Source_20_Text">[]</text:span> pour l'accès aux données dans un vecteur ou opérateur <text:span text:style-name="Source_20_Text">++</text:span> pour les itérateurs, par exemple). Suivant les opérations que l'on doit réaliser, on devra utiliser tel ou tel type de conteneur, afin d'obtenir la meilleure performance. D'ailleurs, certaines opérations ne seront pas implémentées sur <text:span text:style-name="Emphasis">tous</text:span> les conteneurs, non pas parce que ce ne serait pas possible, mais parce que ce serait inefficace.</text:p>
          <text:h text:style-name="Heading_20_3" text:outline-level="3"><text:bookmark text:name="contobjptr"/><text:bookmark-start text:name="__RefHeading__16772_2073142818"/>Conteneurs d'objets ou conteneurs de pointeurs ?<text:bookmark-end text:name="__RefHeading__16772_2073142818"/></text:h>
          <text:p text:style-name="Text_20_body">Un conteneur doit-il contenir des <text:span text:style-name="Emphasis">objets</text:span> ou des <text:span text:style-name="Emphasis">pointeurs vers des objets</text:span> ? Le problème avec les conteneurs est qu'on est amené, lorsqu'on remplit le conteneur, à <text:span text:style-name="Emphasis">copier</text:span> les objets. Ceux-ci doivent donc avoir un constructeur de copie et un opérateur=. Si le conteneur contient beaucoup d'objets, si les objets eux-mêmes sont gros, cela peut conduire à une utilisation excessive de la mémoire. Dans ce cas, il peut être intéressant d'utiliser un conteneur de pointeurs. Cependant, une solution plus élégante, disponible en C++11, consiste à définir pour vos objets un constructeur de déplacement et un opérateur= de déplacement: ceux-ci seront utilisés et permettront alors de générer des "copies" bien plus efficaces. Attention tout de même, l'existence de ces fonction entraine quelques conséquences sur l'écriture des objets eux-mếmes <text:span text:style-name="Emphasis">(non abordées dans ce cours)</text:span>.</text:p>
          <text:p text:style-name="Text_20_body"><draw:frame draw:style-name="fr2" draw:name="images219" text:anchor-type="as-char" svg:width="0.397cm" svg:height="0.397cm" draw:z-index="268"><draw:image xlink:href="../../html/attention.gif" xlink:type="simple" xlink:show="embed" xlink:actuate="onLoad"/><svg:title>ATTENTION</svg:title></draw:frame> On a déjà évoqué <draw:a xlink:type="simple" xlink:href="../../html/mem.html#alloc-dynam"><draw:frame draw:style-name="fr3" draw:name="images220" text:anchor-type="as-char" svg:width="0.291cm" svg:height="0.344cm" draw:z-index="269"><draw:image xlink:href="../../html/avant.gif" xlink:type="simple" xlink:show="embed" xlink:actuate="onLoad"/><svg:title>avant</svg:title></draw:frame></draw:a>les problèmes posés par les pointeurs: les conteneurs de pointeurs n'y échappent pas, bien entendu. En particulier, attention, si l'objet est détruit le pointeur correspondant doit être retiré du conteneur, faute de quoi il pendouillera. </text:p>
          <text:p text:style-name="Text_20_body">Une possibilité offerte par les conteneurs de pointeurs: mettre un même objet "dans" plusieurs conteneurs. Attention toutefois à ce qui précède: lors de la destruction de l'objet, il faudra supprimer <text:span text:style-name="Emphasis">plusieurs pointeurs</text:span> dans <text:span text:style-name="Emphasis">plusieurs conteneurs</text:span> différents. Une solution peut être alors d'utiliser des objets qui comptent leurs références</text:p>
          <text:p text:style-name="Text_20_body"><draw:frame draw:style-name="fr2" draw:name="images221" text:anchor-type="as-char" svg:width="0.397cm" svg:height="0.397cm" draw:z-index="270"><draw:image xlink:href="../../html/attention.gif" xlink:type="simple" xlink:show="embed" xlink:actuate="onLoad"/><svg:title>ATTENTION</svg:title></draw:frame> L'objet <text:span text:style-name="Source_20_Text">auto_ptr</text:span> <draw:a xlink:type="simple" xlink:href="../../html/mem.html#auto_ptr"><draw:frame draw:style-name="fr3" draw:name="images222" text:anchor-type="as-char" svg:width="0.291cm" svg:height="0.344cm" draw:z-index="271"><draw:image xlink:href="../../html/avant.gif" xlink:type="simple" xlink:show="embed" xlink:actuate="onLoad"/><svg:title>avant</svg:title></draw:frame></draw:a><text:span text:style-name="Emphasis">n'est pas</text:span> une bonne solution dans ce cas: lors de la copie d'un <text:span text:style-name="Source_20_Text">auto_ptr</text:span>, l'objet source est en effet détruit.</text:p>
          <text:h text:style-name="Heading_20_4" text:outline-level="4"><text:bookmark-start text:name="__RefHeading__16774_2073142818"/>Conteneurs hétérogènes ou homogènes ?<text:bookmark-end text:name="__RefHeading__16774_2073142818"/></text:h>
          <text:p text:style-name="Text_20_body">Reprenons l'exemple des <text:span text:style-name="Source_20_Text">shape</text:span> <draw:a xlink:type="simple" xlink:href="../../html/progobj.html#class-obj"><draw:frame draw:style-name="fr3" draw:name="images223" text:anchor-type="as-char" svg:width="0.291cm" svg:height="0.344cm" draw:z-index="272"><draw:image xlink:href="../../html/avant.gif" xlink:type="simple" xlink:show="embed" xlink:actuate="onLoad"/><svg:title>avant</svg:title></draw:frame></draw:a>: un conteneur hétérogène pourrait contenir des <text:span text:style-name="Source_20_Text">shape*</text:span>; cela permettrait de mettre dans le conteneur n'importe quelle forme; le problème est au moment de récupérer l'objet: qu'est-ce que j'ai bien pu mettre là dedans ? Les conteneurs de classes de bases sont les seuls conteneurs hétérogènes vraiment utiles: grâce à l'utilisation des relations d'héritage et des fonctions virtuelles, vous n'aurez pas à vous poser cette question.</text:p>
          <text:p text:style-name="Text_20_body"><draw:frame draw:style-name="fr2" draw:name="images224" text:anchor-type="as-char" svg:width="0.503cm" svg:height="0.503cm" draw:z-index="273"><draw:image xlink:href="../../html/diam.gif" xlink:type="simple" xlink:show="embed" xlink:actuate="onLoad"/><svg:title>REGLE D'OR</svg:title></draw:frame> La règle d'or:</text:p>
          <text:list xml:id="list9017136124319138744" text:style-name="L86">
            <text:list-item>
              <text:p text:style-name="P217">Utilisez les <text:span text:style-name="Emphasis">conteneurs de valeurs</text:span>, sauf si vous ne pouvez faire autrement. </text:p>
            </text:list-item>
            <text:list-item>
              <text:p text:style-name="P217"><text:soft-page-break/>Dans ce cas, utilisez les <text:span text:style-name="Emphasis">conteneurs de pointeurs.</text:span> </text:p>
            </text:list-item>
            <text:list-item>
              <text:p text:style-name="P217">Utilisez les <text:span text:style-name="Emphasis">conteneurs homogènes</text:span> autant que possible. </text:p>
            </text:list-item>
            <text:list-item>
              <text:p text:style-name="P217">En cas de besoin, les conteneurs hétérogènes sont utilisables également. Ils seront implémentés sous la forme de conteneurs de pointeurs vers une classe de base. </text:p>
            </text:list-item>
            <text:list-item>
              <text:p text:style-name="P114">En aucun cas, vous ne pourrez utiliser de <text:span text:style-name="Emphasis">conteneurs de références.</text:span> </text:p>
            </text:list-item>
          </text:list>
          <text:h text:style-name="Heading_20_3" text:outline-level="3"><text:bookmark text:name="contseqass"/><text:bookmark-start text:name="__RefHeading__16776_2073142818"/>Conteneurs séquentiels et conteneurs associatifs (ordonnés).<text:bookmark-end text:name="__RefHeading__16776_2073142818"/></text:h>
          <text:p text:style-name="Text_20_body">Les conteneurs de la bibliothèque standard se regroupent en deux familles principales:</text:p>
          <text:list xml:id="list4419821874182954793" text:style-name="L87">
            <text:list-item>
              <text:p text:style-name="P218">Conteneurs séquentiels </text:p>
            </text:list-item>
            <text:list-item>
              <text:p text:style-name="P115">Conteneurs ordonnés, ou encore conteneurs associatifs </text:p>
            </text:list-item>
          </text:list>
          <text:p text:style-name="Text_20_body">Les conteneurs séquentiels permettent au programmeur de contrôler l'ordre dans lequel les éléments sont insérés.</text:p>
          <text:p text:style-name="Text_20_body">Les conteneurs ordonnés déterminent eux-mêmes l'ordre dans lequel les éléments sont rangés: ils seront mis dans un ordre permettant de les rechercher très rapidement. Un accès par clé permet d'ailleurs cette recherche: il s'agit donc de conteneurs associatifs, qui fonctionnement de la même manière qu'un tableau associatif en perl, ou un dictionnaire en python.</text:p>
          <text:p text:style-name="Text_20_body"><draw:frame draw:style-name="fr2" draw:name="images225" text:anchor-type="as-char" svg:width="0.397cm" svg:height="0.397cm" draw:z-index="274"><draw:image xlink:href="../../html/attention.gif" xlink:type="simple" xlink:show="embed" xlink:actuate="onLoad"/><svg:title>ATTENTION</svg:title></draw:frame> Certains conteneurs, en particulier <text:span text:style-name="Source_20_Text">map</text:span> et <text:span text:style-name="Source_20_Text">multimap</text:span>, utilisent la <text:span text:style-name="Source_20_Text">struct</text:span> modèle <text:span text:style-name="Source_20_Text">pair</text:span>, qui comprend deux champs: <text:span text:style-name="Source_20_Text">first</text:span> et <text:span text:style-name="Source_20_Text">second</text:span>, ainsi qu'on peut le voir ci-dessous:</text:p>
          <text:p text:style-name="Preformatted_20_Text">typedef pair&lt;int,int&gt; p_i_i;</text:p>
          <text:p text:style-name="Preformatted_20_Text">p_i_i p;</text:p>
          <text:p text:style-name="Preformatted_20_Text">p.first=67;</text:p>
          <text:p text:style-name="P18">p.second=54;</text:p>
          <text:h text:style-name="Heading_20_3" text:outline-level="3"><text:bookmark text:name="constd"/><text:bookmark-start text:name="__RefHeading__16778_2073142818"/>Les conteneurs de la bibliothèque standard<text:bookmark-end text:name="__RefHeading__16778_2073142818"/></text:h>
          <text:p text:style-name="Text_20_body">Les conteneurs disponibles dans la bibliothèque standard sont présentés rapidement ci-dessous:</text:p>
          <text:h text:style-name="Heading_20_4" text:outline-level="4"><text:bookmark-start text:name="__RefHeading__16780_2073142818"/>Conteneurs séquentiels généralistes:<text:bookmark-end text:name="__RefHeading__16780_2073142818"/></text:h>
          <text:p text:style-name="List_20_Heading"><text:a xlink:type="simple" xlink:href="http://www.cplusplus.com/reference/stl/vector" text:style-name="Internet_20_link" text:visited-style-name="Visited_20_Internet_20_Link"><text:span text:style-name="Source_20_Text">vector</text:span></text:a> </text:p>
          <text:p text:style-name="List_20_Contents">Tableau à une dimension </text:p>
          <text:p text:style-name="List_20_Heading"><text:a xlink:type="simple" xlink:href="http://www.cplusplus.com/reference/stl/List" text:style-name="Internet_20_link" text:visited-style-name="Visited_20_Internet_20_Link"><text:span text:style-name="Source_20_Text">list</text:span></text:a> </text:p>
          <text:p text:style-name="List_20_Contents">Liste doublement chaînée </text:p>
          <text:p text:style-name="List_20_Heading"><text:a xlink:type="simple" xlink:href="http://www.cplusplus.com/reference/stl/deque" text:style-name="Internet_20_link" text:visited-style-name="Visited_20_Internet_20_Link"><text:span text:style-name="Source_20_Text">deque</text:span></text:a> </text:p>
          <text:p text:style-name="List_20_Contents">Ressemble à un vecteur, sauf que l'insertion et la suppression en tête de liste sont plus performantes. </text:p>
          <text:p text:style-name="List_20_Heading"><text:a xlink:type="simple" xlink:href="http://www.cplusplus.com/reference/stl/queue" text:style-name="Internet_20_link" text:visited-style-name="Visited_20_Internet_20_Link"><text:span text:style-name="Source_20_Text">queue</text:span></text:a> </text:p>
          <text:p text:style-name="List_20_Contents">File d'attente (premier entré, premier sorti). <text:span text:style-name="Emphasis">Une queue est un adaptateur de conteneur, qui repose (par dé faut) sur un conteneur de type deque.</text:span> </text:p>
          <text:p text:style-name="List_20_Heading"><text:a xlink:type="simple" xlink:href="http://www.cplusplus.com/reference/stl/stack" text:style-name="Internet_20_link" text:visited-style-name="Visited_20_Internet_20_Link"><text:span text:style-name="Source_20_Text">stack</text:span></text:a> </text:p>
          <text:p text:style-name="P17">Pile (dernier entré, premier sorti). <text:span text:style-name="Emphasis">C'est un adaptateur de conteneur.</text:span> </text:p>
          <text:h text:style-name="Heading_20_4" text:outline-level="4"><text:bookmark-start text:name="__RefHeading__16782_2073142818"/>Conteneurs ordonnés généralistes:<text:bookmark-end text:name="__RefHeading__16782_2073142818"/></text:h>
          <text:p text:style-name="List_20_Heading"><text:a xlink:type="simple" xlink:href="http://www.cplusplus.com/reference/stl/map" text:style-name="Internet_20_link" text:visited-style-name="Visited_20_Internet_20_Link"><text:span text:style-name="Source_20_Text">map</text:span></text:a>, <text:a xlink:type="simple" xlink:href="http://www.cplusplus.com/reference/stl/multimap" text:style-name="Internet_20_link" text:visited-style-name="Visited_20_Internet_20_Link"><text:span text:style-name="Source_20_Text">multimap</text:span></text:a> </text:p>
          <text:p text:style-name="List_20_Contents">Tableau associatif, dans le cas de multimap plusieurs éléments peuvent avoir la même clé </text:p>
          <text:p text:style-name="List_20_Heading"><text:a xlink:type="simple" xlink:href="http://www.cplusplus.com/reference/stl/set" text:style-name="Internet_20_link" text:visited-style-name="Visited_20_Internet_20_Link"><text:span text:style-name="Source_20_Text">set</text:span></text:a>, <text:a xlink:type="simple" xlink:href="http://www.cplusplus.com/reference/stl/multiset" text:style-name="Internet_20_link" text:visited-style-name="Visited_20_Internet_20_Link"><text:span text:style-name="Source_20_Text">multiset</text:span></text:a> </text:p>
          <text:p text:style-name="List_20_Contents">Ensemble (set), dans le cas de multiset on peut avoir plusieurs fois le même élément. </text:p>
          <text:p text:style-name="List_20_Heading"><text:a xlink:type="simple" xlink:href="http://www.cplusplus.com/reference/stl/priority_queue" text:style-name="Internet_20_link" text:visited-style-name="Visited_20_Internet_20_Link"><text:span text:style-name="Source_20_Text">priority_queue</text:span></text:a> </text:p>
          <text:p text:style-name="P17">File d'attente. On accède uniquement à l'objet situé en haut de la queue. De plus, le conteneur garantit que l'objet situï¿œ en haut est le "plus grand". <text:span text:style-name="Emphasis">Il s'agit d'un adaptateur de conteneur, qui repose sur un vecteur.</text:span> </text:p>
          <text:h text:style-name="Heading_20_4" text:outline-level="4"><text:bookmark-start text:name="__RefHeading__16784_2073142818"/>Conteneurs spécialisés:<text:bookmark-end text:name="__RefHeading__16784_2073142818"/></text:h>
          <text:p text:style-name="List_20_Heading"><text:a xlink:type="simple" xlink:href="http://www.cplusplus.com/reference/string" text:style-name="Internet_20_link" text:visited-style-name="Visited_20_Internet_20_Link"><text:span text:style-name="Source_20_Text">string, wstring</text:span></text:a> </text:p>
          <text:p text:style-name="List_20_Contents">Chaînes de caractères </text:p>
          <text:p text:style-name="List_20_Heading"><text:soft-page-break/><text:a xlink:type="simple" xlink:href="http://www.cplusplus.com/reference/stl/bitset" text:style-name="Internet_20_link" text:visited-style-name="Visited_20_Internet_20_Link"><text:span text:style-name="Source_20_Text">bitset</text:span></text:a> </text:p>
          <text:p text:style-name="P17">Tableau de booléens. </text:p>
          <text:p text:style-name="Text_20_body"><draw:frame draw:style-name="fr2" draw:name="images226" text:anchor-type="as-char" svg:width="0.397cm" svg:height="0.397cm" draw:z-index="275"><draw:image xlink:href="../../html/attention.gif" xlink:type="simple" xlink:show="embed" xlink:actuate="onLoad"/><svg:title>ATTENTION</svg:title></draw:frame> Les type <text:span text:style-name="Source_20_Text">bitset</text:span>, <text:span text:style-name="Source_20_Text">multimap</text:span>, <text:span text:style-name="Source_20_Text">multiset</text:span>, <text:span text:style-name="Source_20_Text">priority_queue</text:span> ne seront pas abordés plus avant dans ce cours.</text:p>
          <text:h text:style-name="Heading_20_3" text:outline-level="3"><text:bookmark text:name="typecont"/><text:bookmark-start text:name="__RefHeading__16786_2073142818"/>Types définis sur les conteneurs<text:bookmark-end text:name="__RefHeading__16786_2073142818"/></text:h>
          <text:p text:style-name="Text_20_body">Les conteneurs définissent des <text:span text:style-name="Emphasis">types</text:span> en tant que membres publics dont les plus importants sont écrits ci-dessous. On supposera dans ce qui suit qu'on travaille avec l'un de ces deux objets:</text:p>
          <text:list xml:id="list8555754144529317791" text:style-name="L88">
            <text:list-item>
              <text:p text:style-name="P219"><text:span text:style-name="Source_20_Text">seq&lt;objet&gt;</text:span> (un conteneur séquentiel) </text:p>
            </text:list-item>
            <text:list-item>
              <text:p text:style-name="P116"><text:span text:style-name="Source_20_Text">ord&lt;cle,valeur&gt;</text:span> ou <text:span text:style-name="Source_20_Text">ord&lt;cle&gt;</text:span> (un conteneur ordonné paramétré par un type de clé et éventuellement de valeur). </text:p>
            </text:list-item>
          </text:list>
          <text:p text:style-name="Text_20_body"><draw:frame draw:style-name="fr2" draw:name="images227" text:anchor-type="as-char" svg:width="0.397cm" svg:height="0.397cm" draw:z-index="276"><draw:image xlink:href="../../html/attention.gif" xlink:type="simple" xlink:show="embed" xlink:actuate="onLoad"/><svg:title>ATTENTION</svg:title></draw:frame> Même si cela peut paraitre lourd à première vue, il est important d'utiliser ces types, pour générer du code portable: peut-être que sur votre système le type <text:span text:style-name="Source_20_Text">size_type</text:span> est équivalent à <text:span text:style-name="Source_20_Text">unsigned int</text:span>. Mais sur un autre système, <text:span text:style-name="Source_20_Text">size_type</text:span> risque d'être en fait équivalent à <text:span text:style-name="Source_20_Text">unsigned long</text:span>. D'où de gros soucis de portabilité.</text:p>
          <text:p text:style-name="List_20_Heading"><text:span text:style-name="Source_20_Text"><text:span text:style-name="T3">value_type</text:span></text:span> </text:p>
          <text:p text:style-name="List_20_Contents">Type d'élément: <text:span text:style-name="Source_20_Text">seq&lt;objet&gt;::value_type</text:span> n'est autre que <text:span text:style-name="Source_20_Text">objet</text:span> </text:p>
          <text:p text:style-name="List_20_Heading"><text:span text:style-name="Source_20_Text"><text:span text:style-name="T3">reference</text:span></text:span> </text:p>
          <text:p text:style-name="List_20_Contents"><text:span text:style-name="Source_20_Text"><text:span text:style-name="T3">value_type&amp;</text:span></text:span> (ici <text:span text:style-name="Source_20_Text"><text:span text:style-name="T3">objet &amp;</text:span></text:span>) </text:p>
          <text:p text:style-name="List_20_Heading"><text:span text:style-name="Source_20_Text"><text:span text:style-name="T3">const_reference</text:span></text:span> </text:p>
          <text:p text:style-name="List_20_Contents"><text:span text:style-name="Source_20_Text"><text:span text:style-name="T3">const value_type &amp; </text:span></text:span>(ici <text:span text:style-name="Source_20_Text"><text:span text:style-name="T3">const objet &amp; </text:span></text:span>) </text:p>
          <text:p text:style-name="List_20_Heading"><text:span text:style-name="Source_20_Text"><text:span text:style-name="T3">size_type</text:span></text:span> </text:p>
          <text:p text:style-name="List_20_Contents">Numéros d'indices, nombre d'éléments, etc. </text:p>
          <text:p text:style-name="List_20_Heading"><text:span text:style-name="Source_20_Text"><text:span text:style-name="T3">iterator</text:span></text:span> </text:p>
          <text:p text:style-name="List_20_Contents"><text:span text:style-name="Source_20_Text"><text:span text:style-name="T3">value_type*</text:span></text:span>, (ici <text:span text:style-name="Source_20_Text"><text:span text:style-name="T3">objet *</text:span></text:span>) permet de balayer le conteneur <draw:a xlink:type="simple" xlink:href="../../html/stdlib.html#iterateurs"><draw:frame draw:style-name="fr3" draw:name="images228" text:anchor-type="as-char" svg:width="0.291cm" svg:height="0.344cm" draw:z-index="277"><draw:image xlink:href="../../html/apres.gif" xlink:type="simple" xlink:show="embed" xlink:actuate="onLoad"/><svg:title>apres</svg:title></draw:frame></draw:a></text:p>
          <text:p text:style-name="List_20_Heading"><text:span text:style-name="Source_20_Text"><text:span text:style-name="T3">const_iterator</text:span></text:span> </text:p>
          <text:p text:style-name="List_20_Contents">Méme chose, mais garantit que les objets récupérés ne seront pas modifiés. </text:p>
          <text:p text:style-name="List_20_Heading"><text:span text:style-name="Source_20_Text"><text:span text:style-name="T3">reverse_iterator</text:span></text:span> </text:p>
          <text:p text:style-name="List_20_Contents">Pour balayer le conteneur à l'envers </text:p>
          <text:p text:style-name="List_20_Heading"><text:span text:style-name="Source_20_Text"><text:span text:style-name="T3">const_reverse_iterator</text:span></text:span> </text:p>
          <text:p text:style-name="List_20_Contents">no comment </text:p>
          <text:p text:style-name="List_20_Heading"><text:span text:style-name="Source_20_Text"><text:span text:style-name="T3">difference_type</text:span></text:span> </text:p>
          <text:p text:style-name="P17">Différence entre deux itérateurs </text:p>
          <text:h text:style-name="Heading_20_4" text:outline-level="4"><text:bookmark-start text:name="__RefHeading__16788_2073142818"/>Cas des conteneurs associatifs<text:bookmark-end text:name="__RefHeading__16788_2073142818"/></text:h>
          <text:p text:style-name="Text_20_body">Les conteneurs associatifs définissent également les types suivants:</text:p>
          <text:p text:style-name="List_20_Heading"><text:span text:style-name="Source_20_Text"><text:span text:style-name="T3">Key</text:span></text:span> ou <text:span text:style-name="Source_20_Text"><text:span text:style-name="T3">key_type</text:span></text:span> </text:p>
          <text:p text:style-name="List_20_Contents">Clé d'accès aux éléments. (Ici, <text:span text:style-name="Source_20_Text">cle</text:span>) </text:p>
          <text:p text:style-name="List_20_Heading"><text:span text:style-name="Source_20_Text"><text:span text:style-name="T3">T</text:span></text:span> ou <text:span text:style-name="Source_20_Text"><text:span text:style-name="T3">data_type</text:span></text:span> </text:p>
          <text:p text:style-name="List_20_Contents">Type d'éléments stockés. (Ici, <text:span text:style-name="Source_20_Text">valeur</text:span>) </text:p>
          <text:p text:style-name="List_20_Heading"><text:span text:style-name="Source_20_Text"><text:span text:style-name="T3">pair&lt;key,T&gt;</text:span></text:span> </text:p>
          <text:p text:style-name="P17">Les objets stockés dans un <text:span text:style-name="Source_20_Text">map</text:span> (donc <text:span text:style-name="Source_20_Text">value_type</text:span>). On accède à la clé par le champ <text:span text:style-name="Source_20_Text">first</text:span>, à la valeur par le champ <text:span text:style-name="Source_20_Text">second</text:span>. A noter que les paires sont rangées par ordre croissant du champ <text:span text:style-name="Source_20_Text">key</text:span>. Il est possible de définir ce qu'est cet ordre (cf. la documentation de l'objet <text:a xlink:type="simple" xlink:href="http://www.sgi.com/tech/stl/map" text:style-name="Internet_20_link" text:visited-style-name="Visited_20_Internet_20_Link"><text:span text:style-name="Source_20_Text">map</text:span></text:a>). </text:p>
          <text:h text:style-name="Heading_20_3" text:outline-level="3"><text:bookmark text:name="fctopcont"/><text:bookmark-start text:name="__RefHeading__16790_2073142818"/>Quelques fonctions membres ou opérateurs définis sur les conteneurs<text:bookmark-end text:name="__RefHeading__16790_2073142818"/></text:h>
          <text:p text:style-name="Text_20_body">Ce paragraphe expose quelques fonctions-membres (les plus utiles) définies sur les conteneurs les plus souvent utilisés: autant dire qu'il ne prétend en aucune façon à l'exhaustivité. Ne sont en effet considérés ici que les conteneurs suivants: <text:span text:style-name="Source_20_Text">vector, list, deque, queue, stack, map, set</text:span>.</text:p>
          <text:list xml:id="list4685167419006787931" text:style-name="L89">
            <text:list-item>
              <text:p text:style-name="P117"><text:span text:style-name="T3">Itérateurs</text:span> </text:p>
              <text:p text:style-name="P237"><text:span text:style-name="Source_20_Text"><text:span text:style-name="T3">iterator begin()</text:span></text:span>, <text:span text:style-name="Source_20_Text"><text:span text:style-name="T3">const_iterator begin()</text:span></text:span> <text:span text:style-name="Emphasis">(tous)</text:span> </text:p>
              <text:p text:style-name="P238">Retourne un itérateur qui pointe sur le premier élément. Permet donc de démarrer une boucle pour faire <text:soft-page-break/>défiler tous les éléments du conteneur. </text:p>
              <text:p text:style-name="P237"><text:span text:style-name="Source_20_Text"><text:span text:style-name="T3">iterator end()</text:span></text:span>,<text:span text:style-name="Source_20_Text"><text:span text:style-name="T3">const_iterator begin()</text:span></text:span> <text:span text:style-name="Emphasis">(tous)</text:span> </text:p>
              <text:p text:style-name="P239">Retourne un itérateur qui pointe <text:span text:style-name="Emphasis">après</text:span> le dernier élément. Permet donc de donner une condition de fin à la boucle. Cet objet est aussi utilisé par de nombreuses fonctions (algorithmes <draw:a xlink:type="simple" xlink:href="../../html/stdlib.html#algo"><draw:frame draw:style-name="fr3" draw:name="images229" text:anchor-type="as-char" svg:width="0.291cm" svg:height="0.344cm" draw:z-index="278"><draw:image xlink:href="../../html/apres.gif" xlink:type="simple" xlink:show="embed" xlink:actuate="onLoad"/><svg:title>apres</svg:title></draw:frame></draw:a>), par exemple <text:span text:style-name="Source_20_Text">find</text:span> pour signifier que l'objet recherché n'a pas été trouvé. </text:p>
              <text:p text:style-name="P235">typedef conteneur&lt;int&gt;::const_iterator citr;</text:p>
              <text:p text:style-name="P235">for (citr i=V1.begin(); i!=V1.end(); ++i) {</text:p>
              <text:p text:style-name="P235"><text:s text:c="3"/>cout &lt;&lt; *i &lt;&lt; endl;</text:p>
              <text:p text:style-name="P236">}</text:p>
              <text:p text:style-name="P239"><text:span text:style-name="Emphasis">ou, plus lisible, en c++11:</text:span> </text:p>
              <text:p text:style-name="P235">for ( auto i=V1.begin(); i!=V1.end(); ++i) {</text:p>
              <text:p text:style-name="P235"><text:s text:c="3"/>cout &lt;&lt; *i &lt;&lt; endl;</text:p>
              <text:p text:style-name="P236">}</text:p>
              <text:p text:style-name="P239"><text:span text:style-name="Emphasis">encore plus lisible, toujours en c++11:</text:span> </text:p>
              <text:p text:style-name="P235">for ( auto x : V1 ) {</text:p>
              <text:p text:style-name="P235"><text:s text:c="3"/>cout &lt;&lt; x &lt;&lt; endl;</text:p>
              <text:p text:style-name="P236">}</text:p>
            </text:list-item>
            <text:list-item>
              <text:p text:style-name="P117"><text:span text:style-name="T3">Accès aux éléments</text:span> </text:p>
              <text:p text:style-name="P237"><text:span text:style-name="Source_20_Text"><text:span text:style-name="T3">reference top() const</text:span></text:span>, <text:span text:style-name="Source_20_Text"><text:span text:style-name="T3">const_reference top() const</text:span></text:span> <text:span text:style-name="Emphasis">(stack)</text:span> </text:p>
              <text:p text:style-name="P238">Renvoie l'élément situé en haut de la pile. Temps d'exécution constant. La pile ne doit pas être vide. </text:p>
              <text:p text:style-name="P237"><text:span text:style-name="Source_20_Text"><text:span text:style-name="T3">reference front() const</text:span></text:span>, <text:span text:style-name="Source_20_Text"><text:span text:style-name="T3">const_reference front() const</text:span></text:span> <text:span text:style-name="Emphasis">(vector,list,deque)</text:span> </text:p>
              <text:p text:style-name="P238">Renvoie le premier élément </text:p>
              <text:p text:style-name="P237"><text:span text:style-name="Source_20_Text"><text:span text:style-name="T3">reference back() const</text:span></text:span>,<text:span text:style-name="Source_20_Text"><text:span text:style-name="T3">const_reference back() const</text:span></text:span> <text:span text:style-name="Emphasis">(vector,list,deque)</text:span> </text:p>
              <text:p text:style-name="P239">Renvoie le dernier élément </text:p>
              <text:p text:style-name="P235">vector&lt;int&gt; V1;</text:p>
              <text:p text:style-name="P235">...</text:p>
              <text:p text:style-name="P235">int f = V1.front();</text:p>
              <text:p text:style-name="P235">int b = V1.back();</text:p>
              <text:p text:style-name="P235"/>
              <text:p text:style-name="P235">cout &lt;&lt; "Premier entier " &lt;&lt; f <text:s/>&lt;&lt; endl;</text:p>
              <text:p text:style-name="P236">cout &lt;&lt; "Dernier entier " &lt;&lt; b <text:s/>&lt;&lt; endl;</text:p>
              <text:p text:style-name="P237"><text:span text:style-name="Source_20_Text"><text:span text:style-name="T3">reference operator[](size_type n)</text:span></text:span>, <text:span text:style-name="Source_20_Text"><text:span text:style-name="T3">const_reference operator[](size_type n)</text:span></text:span> <text:span text:style-name="Emphasis">(vector,string,deque )</text:span> </text:p>
              <text:p text:style-name="P239">Permet d'accéder à un élément indicé. Attention, il n'y a pas de contrôle de débordement. Le premier élément a l'indice 0. </text:p>
              <text:p text:style-name="P235">string s = "hello";</text:p>
              <text:p text:style-name="P236">cout &lt;&lt; s[0]; // renvoie h</text:p>
              <text:p text:style-name="P237"><text:span text:style-name="Source_20_Text"><text:span text:style-name="T3">data_type &amp; operator[](const key_type&amp; k)</text:span></text:span> <text:span text:style-name="Emphasis">(map)</text:span> </text:p>
              <text:p text:style-name="P239">Permet d'accéder à un élément à partir de sa clé. Si l'élément n'existe pas, un nouvel enregistrement est créé et inséré dans le conteneur. En conséquence, il n'existe pas de version <text:span text:style-name="Source_20_Text">const</text:span> de cet opérateur. </text:p>
              <text:p text:style-name="P235">map&lt;string,string&gt; couleurs;</text:p>
              <text:p text:style-name="P235">...</text:p>
              <text:p text:style-name="P235">couleurs["foreground_color"]="rouge";</text:p>
              <text:p text:style-name="P236">couleurs["background_color"]="blanc";</text:p>
              <text:p text:style-name="P237"><text:span text:style-name="Source_20_Text"><text:span text:style-name="T3">iterator find(const key_type &amp; k)</text:span></text:span>, <text:span text:style-name="Source_20_Text"><text:span text:style-name="T3">const_iterator find(const key_type &amp; k)</text:span></text:span> <text:span text:style-name="Emphasis">(map,set)</text:span> </text:p>
              <text:p text:style-name="P239">Renvoie un itérateur pointant sur l'élément de clé <text:span text:style-name="Source_20_Text">k</text:span>. S'il n'y a pas d'élément de clé k, renvoie <text:span text:style-name="Source_20_Text">end()</text:span> </text:p>
              <text:p text:style-name="P235"><text:soft-page-break/>map&lt;string,string&gt; couleurs;</text:p>
              <text:p text:style-name="P235">...</text:p>
              <text:p text:style-name="P235">map&lt;string,string&gt;::iterator i = couleurs.find("foreground_color");</text:p>
              <text:p text:style-name="P235">if (i==couleurs.end()) {</text:p>
              <text:p text:style-name="P235"><text:s text:c="3"/>cout &lt;&lt; "Pas trouvé" &lt;&lt; endl;</text:p>
              <text:p text:style-name="P235">} else {</text:p>
              <text:p text:style-name="P236"><text:s text:c="3"/>cout <text:s/>&lt;&lt; "clé=" &lt;&lt; i-&gt;first &lt;&lt; "valeur=" &lt;&lt; i-&gt;second &lt;&lt; endl;</text:p>
              <text:p text:style-name="P239"><text:span text:style-name="Emphasis">ou, plus lisible, en c++11:</text:span> </text:p>
              <text:p text:style-name="P235">map&lt;string,string&gt; couleurs;</text:p>
              <text:p text:style-name="P235">...</text:p>
              <text:p text:style-name="P235">auto i = couleurs.find("foreground_color");</text:p>
              <text:p text:style-name="P235">if (i==couleurs.end()) {</text:p>
              <text:p text:style-name="P235"><text:s text:c="3"/>cout &lt;&lt; "Pas trouvé" &lt;&lt; endl;</text:p>
              <text:p text:style-name="P235">} else {</text:p>
              <text:p text:style-name="P236"><text:s text:c="3"/>cout <text:s/>&lt;&lt; "clé=" &lt;&lt; i-&gt;first &lt;&lt; "valeur=" &lt;&lt; i-&gt;second &lt;&lt; endl;</text:p>
            </text:list-item>
            <text:list-item>
              <text:p text:style-name="P117"><text:span text:style-name="T3">Opérations d'insertion et de suppression d'éléments.</text:span> </text:p>
              <text:p text:style-name="P237"><text:span text:style-name="Source_20_Text"><text:span text:style-name="T3">void push(const value_type &amp; x)</text:span></text:span><text:span text:style-name="Emphasis">(stack,queue)</text:span> </text:p>
              <text:p text:style-name="P238">Insère <text:span text:style-name="Source_20_Text">x</text:span> en haut de la pile ou à la fin de la queue. Temps d'exécution constant. </text:p>
              <text:p text:style-name="P237"><text:span text:style-name="Source_20_Text"><text:span text:style-name="T3">void pop()</text:span></text:span><text:span text:style-name="Emphasis">(stack,queue)</text:span> </text:p>
              <text:p text:style-name="P238">Supprime l'élément situé en haut de la pile ou en tête de la queue. Temps d'exécution constant. La pile ou la queue ne doit pas être vide. </text:p>
              <text:p text:style-name="P237"><text:span text:style-name="Source_20_Text"><text:span text:style-name="T3">void push_front(const value_type &amp; x)</text:span></text:span> <text:span text:style-name="Emphasis">(deque,list)</text:span> </text:p>
              <text:p text:style-name="P238">Insère <text:span text:style-name="Source_20_Text">x</text:span> au début. </text:p>
              <text:p text:style-name="P237"><text:span text:style-name="Source_20_Text"><text:span text:style-name="T3">void pop_front()</text:span></text:span> <text:span text:style-name="Emphasis">(deque,list)</text:span> </text:p>
              <text:p text:style-name="P238">Supprime <text:span text:style-name="Source_20_Text">x</text:span> du début. Ces fonctions ont un comportement indéfini si le conteneur est vide: utiliser la fonction <text:span text:style-name="Source_20_Text">empty()</text:span> auparavant. </text:p>
              <text:p text:style-name="P237"><text:span text:style-name="Source_20_Text"><text:span text:style-name="T3">void push_back(const value_type &amp; x)</text:span></text:span> <text:span text:style-name="Emphasis">(string, deque,list,vector)</text:span> </text:p>
              <text:p text:style-name="P238">Insère <text:span text:style-name="Source_20_Text">x</text:span> à la fin. </text:p>
              <text:p text:style-name="P237"><text:span text:style-name="Source_20_Text"><text:span text:style-name="T3">void pop_back()</text:span></text:span> <text:span text:style-name="Emphasis">(string, deque,list,vector)</text:span> </text:p>
              <text:p text:style-name="P238">Supprime <text:span text:style-name="Source_20_Text">x</text:span> à la fin. Ces fonctions ont un comportement indéfini si le conteneur est vide: utiliser la fonction <text:span text:style-name="Source_20_Text">empty()</text:span> auparavant. </text:p>
              <text:p text:style-name="P237"><text:span text:style-name="Source_20_Text"><text:span text:style-name="T3">iterator insert(iterator p,const value_type &amp; x)</text:span></text:span> <text:span text:style-name="Emphasis">(vector,list,deque)</text:span> </text:p>
              <text:p text:style-name="P238">Insère <text:span text:style-name="Source_20_Text">x</text:span> avant <text:span text:style-name="Source_20_Text">p</text:span> et retourne un itérateur pointant sur <text:span text:style-name="Source_20_Text">x</text:span>. </text:p>
              <text:p text:style-name="P237"><text:span text:style-name="Source_20_Text"><text:span text:style-name="T3">void insert(iterator p, In first, In last)</text:span></text:span> <text:span text:style-name="Emphasis">(vector,list,deque)</text:span> </text:p>
              <text:p text:style-name="P239">Insère les éléments de l'intervalle semi-fermé <text:span text:style-name="Source_20_Text">[first,last[</text:span> immédiatement avant <text:span text:style-name="Source_20_Text">p</text:span>. Le code suivant insère tout le vecteur <text:span text:style-name="Source_20_Text">V1</text:span>, moins les trois premiers éléments, au début de la liste <text:span text:style-name="Source_20_Text">L1</text:span>. Cette insertion est performante, puisque le conteneur de destination est une liste. Par ailleurs, on remarquera que la nature des conteneurs source et destination n'a aucune importance. </text:p>
              <text:p text:style-name="P235">vector&lt;int&gt; V1;</text:p>
              <text:p text:style-name="P235">list&lt;int&gt; L1;</text:p>
              <text:p text:style-name="P235">...</text:p>
              <text:p text:style-name="P235">vector&lt;int&gt;::iterator i=V1.begin()+3;</text:p>
              <text:p text:style-name="P236">L1.insert(L1.begin(),i, V1.end());</text:p>
              <text:p text:style-name="P239"><text:span text:style-name="Emphasis">ou, plus lisible, en c++11:</text:span> </text:p>
              <text:p text:style-name="P235">vector&lt;int&gt; V1;</text:p>
              <text:p text:style-name="P235">list&lt;int&gt; L1;</text:p>
              <text:p text:style-name="P235">...</text:p>
              <text:p text:style-name="P235">auto i=V1.begin()+3;</text:p>
              <text:p text:style-name="P236">L1.insert(L1.begin(),i, V1.end());</text:p>
              <text:p text:style-name="P237"><text:span text:style-name="Source_20_Text"><text:span text:style-name="T3">iterator erase(iterator p)</text:span></text:span> <text:span text:style-name="Emphasis">(vector,deque,list)</text:span><text:line-break/><text:span text:style-name="Source_20_Text"><text:span text:style-name="T3">void erase(iterator p)</text:span></text:span> <text:span text:style-name="Emphasis">(map,set)</text:span> </text:p>
              <text:p text:style-name="P238">Supprime l'élément sur lequel pointe <text:span text:style-name="Source_20_Text">p</text:span>. La performance dépend du type de conteneur. Pour un conteneur séquentiel, renvoie un itï¿œrateur pointant sur le successeur immédiat de l'élément détruit, éventuellement <text:span text:style-name="Source_20_Text">end()</text:span>. </text:p>
              <text:p text:style-name="P237"><text:span text:style-name="Source_20_Text"><text:span text:style-name="T3">iterator erase(iterator first, iterator last)</text:span></text:span> <text:span text:style-name="Emphasis">(vector,deque,list)</text:span><text:line-break/><text:soft-page-break/><text:span text:style-name="Source_20_Text"><text:span text:style-name="T3">void erase(iterator first, iterator last)</text:span></text:span> <text:span text:style-name="Emphasis">(map,set)</text:span> </text:p>
              <text:p text:style-name="P238">Supprime tous les éléments de l'intervalle semi-ouvert <text:span text:style-name="Source_20_Text">[first,last[</text:span>. La performance dépend du type de conteneur. Pour un conteneur séquentiel, renvoie un itérateur pointant sur le successeur immédiat du dernier élément détruit, éventuellement <text:span text:style-name="Source_20_Text">end()</text:span>. </text:p>
              <text:p text:style-name="P237"><text:span text:style-name="Source_20_Text"><text:span text:style-name="T3">void remove(const value_type &amp; valeur)</text:span></text:span> <text:span text:style-name="Emphasis">(list)</text:span> </text:p>
              <text:p text:style-name="P238">Supprime de la liste tous les éléments égaux à <text:span text:style-name="Source_20_Text">valeur</text:span> </text:p>
              <text:p text:style-name="P237"><text:span text:style-name="Source_20_Text"><text:span text:style-name="T3">void unique()</text:span></text:span> <text:span text:style-name="Emphasis">(list)</text:span> </text:p>
              <text:p text:style-name="P238">Supprime de la liste tous les éléments conécutifs égaux de la liste, sauf un. </text:p>
              <text:p text:style-name="P237"><text:span text:style-name="Source_20_Text"><text:span text:style-name="T3">void clear()</text:span></text:span> <text:span text:style-name="Emphasis">(tous sauf stack)</text:span> </text:p>
              <text:p text:style-name="P238">Efface tous les éléments. </text:p>
            </text:list-item>
            <text:list-item>
              <text:p text:style-name="P117"><text:span text:style-name="T3">Opérations affectant l'ordre des éléments </text:span><text:span text:style-name="Emphasis"><text:span text:style-name="T3">(uniquement list)</text:span></text:span> </text:p>
              <text:p text:style-name="P237"><text:span text:style-name="Source_20_Text"><text:span text:style-name="T3">void reverse()</text:span></text:span> </text:p>
              <text:p text:style-name="P238">Retourne l'ordre des éléments dans la liste. </text:p>
              <text:p text:style-name="P237"><text:span text:style-name="Source_20_Text"><text:span text:style-name="T3">void sort()</text:span></text:span> </text:p>
              <text:p text:style-name="P238">Trie les éléments de la liste en utilisant <text:span text:style-name="Source_20_Text">operator&lt;</text:span> </text:p>
            </text:list-item>
            <text:list-item>
              <text:p text:style-name="P117"><text:span text:style-name="T3">Opérations diverses</text:span> </text:p>
              <text:p text:style-name="P237"><text:span text:style-name="Source_20_Text"><text:span text:style-name="T3">size_type size() const</text:span></text:span> <text:span text:style-name="Emphasis">(tous)</text:span> </text:p>
              <text:p text:style-name="P238">renvoie le nombre d'éléments dans le conteneur. </text:p>
              <text:p text:style-name="P237"><text:span text:style-name="Source_20_Text"><text:span text:style-name="T3">bool empty() const</text:span></text:span> <text:span text:style-name="Emphasis">(tous)</text:span> </text:p>
              <text:p text:style-name="P239">renvoie <text:span text:style-name="Source_20_Text">true</text:span> si le conteneur est vide. </text:p>
            </text:list-item>
          </text:list>
          <text:p text:style-name="Text_20_body"><text:a xlink:type="simple" xlink:href="../../html/stdlib.html#" text:style-name="Internet_20_link" text:visited-style-name="Visited_20_Internet_20_Link"/></text:p>
          <text:p text:style-name="Horizontal_20_Line"/>
          <text:h text:style-name="Heading_20_3" text:outline-level="3"><text:bookmark text:name="string"/><text:bookmark-start text:name="__RefHeading__16792_2073142818"/>string: les chaînes de caractères<text:bookmark-end text:name="__RefHeading__16792_2073142818"/></text:h>
          <text:p text:style-name="Text_20_body">Ce conteneur permet de définir un type chaîne de caractères et de le manipuler simplement et efficacement. Voici quelques-unes des fonctions-membres associées:</text:p>
          <text:p text:style-name="List_20_Heading"><text:span text:style-name="Emphasis">Construction de chaînes</text:span> </text:p>
          <text:p text:style-name="List_20_Contents">On peut utiliser un constructeur par défaut, un constructeur permettant d'initialiser le <text:span text:style-name="Source_20_Text">string</text:span> à partir d'un <text:span text:style-name="Source_20_Text">char *</text:span>, ainsi que beaucoup d'autres constructeurs. </text:p>
          <text:p text:style-name="List_20_Heading"><text:span text:style-name="Emphasis">Concaténation de chaînes</text:span> </text:p>
          <text:p text:style-name="P17">Surcharge de l'opérateur <text:span text:style-name="Source_20_Text"><text:span text:style-name="T3">+</text:span></text:span> </text:p>
          <text:p text:style-name="P23">string A="hello";</text:p>
          <text:p text:style-name="P23">string B="world";</text:p>
          <text:p text:style-name="P23">string C = A + " <text:s text:c="2"/>" + B; <text:s text:c="2"/>// C contient hello world</text:p>
          <text:p text:style-name="P24">...</text:p>
          <text:p text:style-name="List_20_Heading"><text:span text:style-name="Emphasis">Tester l'égalité entre deux chaînes.</text:span> </text:p>
          <text:p text:style-name="List_20_Contents">Comme d'habitude, les opéteurs <text:span text:style-name="Source_20_Text"><text:span text:style-name="T3">==</text:span></text:span>, <text:span text:style-name="Source_20_Text"><text:span text:style-name="T3">!=</text:span></text:span>, <text:span text:style-name="Source_20_Text"><text:span text:style-name="T3">&lt;</text:span></text:span>, <text:span text:style-name="Source_20_Text"><text:span text:style-name="T3">&gt;</text:span></text:span> etc. sont là pour cela. </text:p>
          <text:p text:style-name="List_20_Heading"><text:span text:style-name="Emphasis">Connaître la longueur d'une chaîne.</text:span> </text:p>
          <text:p text:style-name="List_20_Contents">Par la fonction-membre <text:span text:style-name="Source_20_Text"><text:span text:style-name="T3">length()</text:span></text:span>. </text:p>
          <text:p text:style-name="List_20_Heading"><text:span text:style-name="Emphasis">Trouver un caractère ou une sous-chaîne dans une chaîne</text:span> </text:p>
          <text:p text:style-name="P17">La fonction-membre <text:span text:style-name="Source_20_Text"><text:span text:style-name="T3">find</text:span></text:span> renvoie un nombre de type <text:span text:style-name="Source_20_Text"><text:span text:style-name="T3">string::size_type</text:span></text:span>. Si le caractère n'existe pas, elle renvoie le membre constant <text:span text:style-name="Source_20_Text"><text:span text:style-name="T3">string::npos</text:span></text:span>. Comme pour les autres conteneurs, le premier élément a pour indice 0. </text:p>
          <text:p text:style-name="P23">...</text:p>
          <text:p text:style-name="P23">string::size_type p1 = C.find('o'); <text:s text:c="6"/>// renvoie 4</text:p>
          <text:p text:style-name="P23">string::size_type p2 = C.find('o',p1+1); <text:s/>// renvoie 9</text:p>
          <text:p text:style-name="P23">string::size_type p3 = C.find('z'); <text:s text:c="6"/>// renvoie npos</text:p>
          <text:p text:style-name="P23">if (p3 == string::npos) {</text:p>
          <text:p text:style-name="P23"><text:s text:c="3"/>cout &lt;&lt; "Pas de lettre z " &lt;&lt; endl;</text:p>
          <text:p text:style-name="P24">...</text:p>
          <text:p text:style-name="P17"><text:span text:style-name="Emphasis">ou, plus lisible, en c++11:</text:span> </text:p>
          <text:p text:style-name="P23"><text:soft-page-break/>...</text:p>
          <text:p text:style-name="P23">auto p1 = C.find('o'); <text:s text:c="3"/>// renvoie 4</text:p>
          <text:p text:style-name="P23">auto p2 = C.find('o',p1+1); <text:s/>// renvoie 9</text:p>
          <text:p text:style-name="P23">auto p3 = C.find('z'); <text:s text:c="6"/>// renvoie npos</text:p>
          <text:p text:style-name="P23">if (p3 == string::npos) {</text:p>
          <text:p text:style-name="P23"><text:s text:c="3"/>cout &lt;&lt; "Pas de lettre z " &lt;&lt; endl;</text:p>
          <text:p text:style-name="P24">...</text:p>
          <text:p text:style-name="List_20_Heading"><text:span text:style-name="Emphasis">Touver un caractère différent d'un caractère donné:</text:span> </text:p>
          <text:p text:style-name="P17">La fonction-membre <text:span text:style-name="Source_20_Text"><text:span text:style-name="T3">find_first_not_of</text:span></text:span> est faite pour cela: </text:p>
          <text:p text:style-name="P23">...</text:p>
          <text:p text:style-name="P23">string::size_type c1 = C.find(' '); <text:s text:c="17"/>// renvoie 5</text:p>
          <text:p text:style-name="P23">string::size_type m2 = C.find_first_not_of(' ',c1); <text:s/>// renvoie 8</text:p>
          <text:p text:style-name="P24">...</text:p>
          <text:p text:style-name="P17"><text:span text:style-name="Emphasis">ou, plus lisible, en c++11:</text:span> </text:p>
          <text:p text:style-name="P23">...</text:p>
          <text:p text:style-name="P23">auto c1 = C.find(' '); <text:s text:c="14"/>// renvoie 5</text:p>
          <text:p text:style-name="P23">auto c2 = C.find_first_not_of(' ',c1); <text:s/>// renvoie 8</text:p>
          <text:p text:style-name="P24">...</text:p>
          <text:p text:style-name="List_20_Heading"><text:span text:style-name="Emphasis">Définir une sous-chaîne</text:span> </text:p>
          <text:p text:style-name="P17">Fonction-membre <text:span text:style-name="Source_20_Text"><text:span text:style-name="T3">substr</text:span></text:span>. Ses deux paramètres sont: la position à partir de laquelle démarrer la sous-chaîne, et la longueur de celle-ci. </text:p>
          <text:p text:style-name="P23">...</text:p>
          <text:p text:style-name="P23">string milieu = C.substr(p1,p2-p1+1); // renvoie o <text:s text:c="2"/>wo </text:p>
          <text:p text:style-name="P24">...</text:p>
          <text:p text:style-name="List_20_Heading"><text:span text:style-name="Emphasis">Effacer une sous-chaîne</text:span> </text:p>
          <text:p text:style-name="P17">Fonction-membre <text:span text:style-name="Source_20_Text"><text:span text:style-name="T3">erase</text:span></text:span>. Ses deux paramètres sont: la position à partir de laquelle démarrer la sous-chaîne, et la longueur de celle-ci. Renvoie la chaîne après la suppression réalisée: </text:p>
          <text:p text:style-name="P23">...</text:p>
          <text:p text:style-name="P23">C.erase(p1,p2-p1+1); <text:s text:c="2"/>// C vaut maintenant hellrld</text:p>
          <text:p text:style-name="P23">string milieu = C.substr(p1,p2-p1+1); // renvoie o <text:s text:c="2"/>wo </text:p>
          <text:p text:style-name="P24">...</text:p>
          <text:p text:style-name="List_20_Heading"><text:span text:style-name="Emphasis">Insérer une sous-chaîne</text:span> </text:p>
          <text:p text:style-name="P17">Fonction-membre <text:span text:style-name="Source_20_Text"><text:span text:style-name="T3">insert</text:span></text:span>. Ses deux paramètres sont: la position à partir de laquelle démarrer l'insertion, et la chaîne à insérer. </text:p>
          <text:p text:style-name="P23">...</text:p>
          <text:p text:style-name="P23">C.insert(1,milieu); <text:s text:c="3"/>// C vaut maintenant ho <text:s text:c="2"/>woellrld </text:p>
          <text:p text:style-name="P24">...</text:p>
          <text:p text:style-name="List_20_Heading"><text:span text:style-name="Emphasis">Ajouter des caractères en fin de chaîne</text:span> </text:p>
          <text:p text:style-name="List_20_Contents">La fonction-membre <text:span text:style-name="Source_20_Text"><text:span text:style-name="T3">push_back</text:span></text:span> est utilisable dans ce but. </text:p>
          <text:p text:style-name="List_20_Heading"><text:span text:style-name="Emphasis">Travailler avec des </text:span><text:span text:style-name="Emphasis"><text:span text:style-name="Source_20_Text">char *</text:span></text:span> </text:p>
          <text:p text:style-name="P17">De nombreuses fonctions C utilisent non pas l'objet <text:span text:style-name="Source_20_Text"><text:span text:style-name="T3">string</text:span></text:span>, mais le type <text:span text:style-name="Source_20_Text"><text:span text:style-name="T3">char *</text:span></text:span>. La fonction <text:span text:style-name="Source_20_Text"><text:span text:style-name="T3">c_str()</text:span></text:span> permet de passer d'une <text:span text:style-name="Source_20_Text">string</text:span> vers un <text:span text:style-name="Source_20_Text">char *</text:span>, alors que le constructeur de chaîne permet de passer d'un <text:span text:style-name="Source_20_Text">char *</text:span> vers une <text:span text:style-name="Source_20_Text">string</text:span>, ainsi qu'on l'a vu au dï¿œbut de ce chapitre. </text:p>
          <text:p text:style-name="P23">...</text:p>
          <text:p text:style-name="P23">char * c = C.c_str();</text:p>
          <text:p text:style-name="P24">...</text:p>
          <text:h text:style-name="Heading_20_2" text:outline-level="2"><text:bookmark text:name="iterateurs"/><text:bookmark-start text:name="__RefHeading__16794_2073142818"/>Les itérateurs<text:bookmark-end text:name="__RefHeading__16794_2073142818"/></text:h>
          <text:p text:style-name="Text_20_body">Un itérateur est un objet associé à un conteneur, qui va permettre de balayer l'ensemble des objets se trouvant dans le conteneur, et ceci sans avoir aucune idée de la structure de données sous-jacente; des boucles <text:span text:style-name="Source_20_Text">for</text:span> ou <text:span text:style-name="Source_20_Text">while</text:span> <text:soft-page-break/>permettront de balayer le conteneur, <text:span text:style-name="Emphasis">exactement</text:span> comme on balaierait un tableau classique en C:</text:p>
          <text:p text:style-name="Preformatted_20_Text">typedef vector&lt;int&gt; v_int;</text:p>
          <text:p text:style-name="Preformatted_20_Text">typedef vector&lt;int&gt;::iterator v_int_it;</text:p>
          <text:p text:style-name="Preformatted_20_Text"/>
          <text:p text:style-name="Preformatted_20_Text">v_int V;</text:p>
          <text:p text:style-name="Preformatted_20_Text">V.push_back(1);</text:p>
          <text:p text:style-name="Preformatted_20_Text">V.push_back(2);</text:p>
          <text:p text:style-name="Preformatted_20_Text">V.push_back(3);</text:p>
          <text:p text:style-name="Preformatted_20_Text">...</text:p>
          <text:p text:style-name="Preformatted_20_Text">V.push_back(10);</text:p>
          <text:p text:style-name="Preformatted_20_Text"/>
          <text:p text:style-name="P21">for (v_int_it i=V.begin();i!=V.end();++i) {</text:p>
          <text:p text:style-name="Preformatted_20_Text"><text:s text:c="2"/><text:span text:style-name="T3">cout &lt;&lt; *i &lt;&lt; endl;</text:span></text:p>
          <text:p text:style-name="Preformatted_20_Text">};</text:p>
          <text:p text:style-name="P18"><text:s text:c="2"/>...</text:p>
          <text:p text:style-name="Text_20_body"><text:span text:style-name="Emphasis">ou, plus lisible, en c++11:</text:span> </text:p>
          <text:p text:style-name="Preformatted_20_Text">vector&lt;int&gt; V;</text:p>
          <text:p text:style-name="Preformatted_20_Text">V.push_back(1);</text:p>
          <text:p text:style-name="Preformatted_20_Text">V.push_back(2);</text:p>
          <text:p text:style-name="Preformatted_20_Text">V.push_back(3);</text:p>
          <text:p text:style-name="Preformatted_20_Text">...</text:p>
          <text:p text:style-name="Preformatted_20_Text">V.push_back(10);</text:p>
          <text:p text:style-name="Preformatted_20_Text"/>
          <text:p text:style-name="P21">for (auto i=V.begin();i!=V.end();++i) {</text:p>
          <text:p text:style-name="Preformatted_20_Text"><text:s text:c="2"/><text:span text:style-name="T3">cout &lt;&lt; *i &lt;&lt; endl;</text:span></text:p>
          <text:p text:style-name="Preformatted_20_Text">};</text:p>
          <text:p text:style-name="P18"><text:s text:c="2"/>...</text:p>
          <text:p text:style-name="Text_20_body"><text:span text:style-name="Emphasis">ou, encore plus lisible, toujours en c++11 (utilisation de la liste d'initialisation et de la boucle for par intervalles):</text:span> </text:p>
          <text:p text:style-name="Preformatted_20_Text">vector&lt;int&gt; V{1,2,3,4,5,6,7,8,9,10};</text:p>
          <text:p text:style-name="P21">for (auto x : V) {</text:p>
          <text:p text:style-name="Preformatted_20_Text"><text:s text:c="2"/><text:span text:style-name="T3">cout &lt;&lt; x &lt;&lt; endl;</text:span></text:p>
          <text:p text:style-name="Preformatted_20_Text">};</text:p>
          <text:p text:style-name="P18"><text:s text:c="2"/>...</text:p>
          <text:p text:style-name="Text_20_body"><draw:frame draw:style-name="fr2" draw:name="images230" text:anchor-type="as-char" svg:width="0.397cm" svg:height="0.397cm" draw:z-index="279"><draw:image xlink:href="../../html/attention.gif" xlink:type="simple" xlink:show="embed" xlink:actuate="onLoad"/><svg:title>ATTENTION</svg:title></draw:frame>La ligne <text:span text:style-name="Source_20_Text">cout &lt;&lt; *i &lt;&lt; endl </text:span>ne signifie pas que <text:span text:style-name="Source_20_Text">i</text:span> est un véritable pointeur: <text:span text:style-name="Source_20_Text">i</text:span> est un <text:span text:style-name="Emphasis">objet</text:span> qui implémente une <text:span text:style-name="Emphasis">abstraction</text:span> de la notion de pointeur: l'opérateur <text:span text:style-name="Source_20_Text">*</text:span> est ici surchargé.</text:p>
          <text:p text:style-name="Text_20_body"><draw:frame draw:style-name="fr2" draw:name="images231" text:anchor-type="as-char" svg:width="0.397cm" svg:height="0.397cm" draw:z-index="280"><draw:image xlink:href="../../html/attention.gif" xlink:type="simple" xlink:show="embed" xlink:actuate="onLoad"/><svg:title>ATTENTION</svg:title></draw:frame> <text:span text:style-name="Source_20_Text">V1.begin()</text:span> et <text:span text:style-name="Source_20_Text">V1.end()</text:span> sont tous deux des itérateurs, mais alors que <text:span text:style-name="Source_20_Text">V1.begin()</text:span> pointe sur le <text:span text:style-name="Emphasis">premier</text:span> élément du conteneur, <text:span text:style-name="Source_20_Text">V1.end()</text:span> pointe <text:span text:style-name="Emphasis">après</text:span> le dernier élément. De la sorte, pour balayer l'ensemble du conteneur, il faut:</text:p>
          <text:list xml:id="list2929452130517933136" text:style-name="L90">
            <text:list-item>
              <text:p text:style-name="P220">Initialiser l'itérateur sur <text:span text:style-name="Source_20_Text">V1.begin()</text:span> </text:p>
            </text:list-item>
            <text:list-item>
              <text:p text:style-name="P220">Incrémenter (<text:span text:style-name="Source_20_Text">++</text:span>) l'itérateur à chaque itération, de préférence à l'aide de la version préfixée <draw:a xlink:type="simple" xlink:href="../../html/surch.html#ope-incr"><draw:frame draw:style-name="fr3" draw:name="images232" text:anchor-type="as-char" svg:width="0.291cm" svg:height="0.344cm" draw:z-index="281"><draw:image xlink:href="../../html/avant.gif" xlink:type="simple" xlink:show="embed" xlink:actuate="onLoad"/><svg:title>avant</svg:title></draw:frame></draw:a></text:p>
            </text:list-item>
            <text:list-item>
              <text:p text:style-name="P118">Sortir de la boucle dès que l'itérateur est égal à <text:span text:style-name="Source_20_Text">V1.end()</text:span> </text:p>
            </text:list-item>
          </text:list>
          <text:p text:style-name="Text_20_body"><draw:frame draw:style-name="fr2" draw:name="images233" text:anchor-type="as-char" svg:width="0.397cm" svg:height="0.397cm" draw:z-index="282"><draw:image xlink:href="../../html/attention.gif" xlink:type="simple" xlink:show="embed" xlink:actuate="onLoad"/><svg:title>ATTENTION</svg:title></draw:frame> La troisième version de la boucle for est particulièrement intéressante, car l'itérateur est masqué, de sorte qu'on peut utiliser une sémantique de valeurs, toujours plus sûre et plus claire qu'une sémantique pointeurs.</text:p>
          <text:h text:style-name="Heading_20_3" text:outline-level="3"><text:bookmark text:name="it-val"/><text:bookmark-start text:name="__RefHeading__16796_2073142818"/>Itérateurs valides et invalides<text:bookmark-end text:name="__RefHeading__16796_2073142818"/></text:h>
          <text:p text:style-name="Text_20_body">Un itérateur qui pointe sur un élément est dit <text:span text:style-name="Emphasis">valide</text:span>. Dans ce cas, <text:span text:style-name="Source_20_Text">*i</text:span> renvoie un élément du conteneur. Un itérateur peut être valide à un certain moment de l'exécution du programme, puis être invalide un peu plus tard. Un itérateur peut être <text:span text:style-name="Emphasis">invalide</text:span> pour les raisons suivantes:</text:p>
          <text:list xml:id="list6518733827084054355" text:style-name="L91">
            <text:list-item>
              <text:p text:style-name="P221">Il n'a pas été initialisé </text:p>
            </text:list-item>
            <text:list-item>
              <text:p text:style-name="P221">Le conteneur a été redimensionné (par des insertions ou des suppressions, par exemple). </text:p>
            </text:list-item>
            <text:list-item>
              <text:p text:style-name="P221">Le conteneur a été détruit </text:p>
            </text:list-item>
            <text:list-item>
              <text:p text:style-name="P119">L'itérateur pointe sur la fin de la séquence (<text:span text:style-name="Source_20_Text">V1.end()</text:span> dans l'exemple ci-dessus). </text:p>
            </text:list-item>
          </text:list>
          <text:p text:style-name="Text_20_body">Les conteneurs se différencient par la manière dont les itérateurs deviennent invalides: par exemple, le code suivant a toutes les chances d'invalider <text:span text:style-name="Source_20_Text">i</text:span>:</text:p>
          <text:p text:style-name="Preformatted_20_Text"><text:soft-page-break/>vector &lt;int&gt; V1;</text:p>
          <text:p text:style-name="Preformatted_20_Text">i=V1.begin() + 4; <text:s text:c="5"/>// pointe sur le 5 è élément.</text:p>
          <text:p text:style-name="Preformatted_20_Text"><text:span text:style-name="T3">V1.insert(i,100000,0); // insère plein de cases juste avant </text:span><text:span text:style-name="Source_20_Text"><text:span text:style-name="T3">i</text:span></text:span></text:p>
          <text:p text:style-name="P19">cout &lt;&lt; *i &lt;&lt;endl; <text:s text:c="4"/>// plantage car i est devenu invalide</text:p>
          <text:p text:style-name="Text_20_body">En effet, lors de l'insertion de 100000 entiers, il y a fort à parier que le vecteur s'est trouvé une autre zône de mémoire, de sorte que l'itérateur s'est mis à pendouiller bêtement. Par contre, le code suivant ne présentera pas de problème:</text:p>
          <text:p text:style-name="P21">typedef list &lt;int&gt; l_int;</text:p>
          <text:p text:style-name="Preformatted_20_Text">typedef list &lt;int&gt;::iterator l_int_it;</text:p>
          <text:p text:style-name="Preformatted_20_Text"/>
          <text:p text:style-name="Preformatted_20_Text">l_int L1;</text:p>
          <text:p text:style-name="Preformatted_20_Text">L1.push_back(1);</text:p>
          <text:p text:style-name="Preformatted_20_Text">L1.push_back(2);</text:p>
          <text:p text:style-name="Preformatted_20_Text">L1.push_back(3);</text:p>
          <text:p text:style-name="Preformatted_20_Text">...</text:p>
          <text:p text:style-name="Preformatted_20_Text">L1.push_back(10);</text:p>
          <text:p text:style-name="Preformatted_20_Text"/>
          <text:p text:style-name="Preformatted_20_Text">l_int_v1 i = L1.begin();</text:p>
          <text:p text:style-name="Preformatted_20_Text">i++;i++;i++;i++; <text:s text:c="6"/>// pointe sur le 5 è élément.</text:p>
          <text:p text:style-name="Preformatted_20_Text"><text:span text:style-name="T3">L1.insert(i,100000,0); // insère plein de cases juste avant </text:span><text:span text:style-name="Source_20_Text"><text:span text:style-name="T3">i</text:span></text:span></text:p>
          <text:p text:style-name="P19">cout &lt;&lt; *i &lt;&lt;endl; <text:s text:c="4"/>// Pas de plantage</text:p>
          <text:p text:style-name="Text_20_body">En effet, l'objet de type <text:span text:style-name="Source_20_Text">list</text:span> s'arrange pour que <text:span text:style-name="Source_20_Text">i</text:span> reste toujours valide dans ce cas.</text:p>
          <text:h text:style-name="Heading_20_3" text:outline-level="3"><text:bookmark text:name="it-cat"/><text:bookmark-start text:name="__RefHeading__16798_2073142818"/>Les différentes catégories d'itérateurs<text:bookmark-end text:name="__RefHeading__16798_2073142818"/></text:h>
          <text:p text:style-name="Text_20_body">Les itérateurs peuvent être classés en plusieurs catégories; suivant les catégories auxquelles ils appartiennent, nous avons plus ou moins d'opérations à notre disposition;</text:p>
          <text:h text:style-name="Heading_20_4" text:outline-level="4"><text:bookmark-start text:name="__RefHeading__16800_2073142818"/>Intérateurs In (Input)<text:bookmark-end text:name="__RefHeading__16800_2073142818"/></text:h>
          <text:p text:style-name="Text_20_body">On ne peut effectuer que 4 opérations:</text:p>
          <text:list xml:id="list2727337750642532977" text:style-name="L92">
            <text:list-item>
              <text:p text:style-name="P222"><text:span text:style-name="Emphasis">égalité</text:span> <text:span text:style-name="Source_20_Text"><text:span text:style-name="T3">j = i </text:span></text:span></text:p>
            </text:list-item>
            <text:list-item>
              <text:p text:style-name="P222"><text:span text:style-name="Emphasis">Incrémentation</text:span> <text:span text:style-name="Source_20_Text"><text:span text:style-name="T3">++i</text:span></text:span> ou <text:span text:style-name="Source_20_Text"><text:span text:style-name="T3">i++</text:span></text:span> </text:p>
            </text:list-item>
            <text:list-item>
              <text:p text:style-name="P222"><text:span text:style-name="Emphasis">Déréférencement, en lecture seule</text:span> <text:span text:style-name="Source_20_Text"><text:span text:style-name="T3">A = *i </text:span></text:span></text:p>
            </text:list-item>
            <text:list-item>
              <text:p text:style-name="P120"><text:span text:style-name="Emphasis">Test d'égalité</text:span> <text:span text:style-name="Source_20_Text"><text:span text:style-name="T3">i == j </text:span></text:span></text:p>
            </text:list-item>
          </text:list>
          <text:p text:style-name="Text_20_body"><draw:frame draw:style-name="fr2" draw:name="images234" text:anchor-type="as-char" svg:width="0.397cm" svg:height="0.397cm" draw:z-index="283"><draw:image xlink:href="../../html/attention.gif" xlink:type="simple" xlink:show="embed" xlink:actuate="onLoad"/><svg:title>ATTENTION</svg:title></draw:frame>Il est impossible de faire <text:span text:style-name="Source_20_Text"><text:span text:style-name="T3">*i = A </text:span></text:span>avec cet itérateur.</text:p>
          <text:p text:style-name="Text_20_body"><draw:frame draw:style-name="fr2" draw:name="images235" text:anchor-type="as-char" svg:width="0.397cm" svg:height="0.397cm" draw:z-index="284"><draw:image xlink:href="../../html/attention.gif" xlink:type="simple" xlink:show="embed" xlink:actuate="onLoad"/><svg:title>ATTENTION</svg:title></draw:frame>Il est impossible de déréférencer plus d'une fois le même élément. Ainsi, le code <text:span text:style-name="Source_20_Text"><text:span text:style-name="T3">A = *i; B = *i</text:span></text:span> ne marche pas.</text:p>
          <text:p text:style-name="Text_20_body">On doit penser à cet itérateur comme à un objet permettant de lire un fichier.</text:p>
          <text:h text:style-name="Heading_20_4" text:outline-level="4"><text:bookmark-start text:name="__RefHeading__16802_2073142818"/>Intérateurs Out (Output)<text:bookmark-end text:name="__RefHeading__16802_2073142818"/></text:h>
          <text:p text:style-name="Text_20_body">On ne peut effectuer que 3 opérations:</text:p>
          <text:list xml:id="list7749146287862731665" text:style-name="L93">
            <text:list-item>
              <text:p text:style-name="P223"><text:span text:style-name="Emphasis">égalité</text:span> <text:span text:style-name="Source_20_Text"><text:span text:style-name="T3">j = i </text:span></text:span></text:p>
            </text:list-item>
            <text:list-item>
              <text:p text:style-name="P223"><text:span text:style-name="Emphasis">Incrémentation</text:span> <text:span text:style-name="Source_20_Text"><text:span text:style-name="T3">++i</text:span></text:span> ou <text:span text:style-name="Source_20_Text"><text:span text:style-name="T3">i++</text:span></text:span> </text:p>
            </text:list-item>
            <text:list-item>
              <text:p text:style-name="P121"><text:span text:style-name="Emphasis">Déréférencement, en écriture seule</text:span> <text:span text:style-name="Source_20_Text"><text:span text:style-name="T3">*i = A </text:span></text:span></text:p>
            </text:list-item>
          </text:list>
          <text:p text:style-name="Text_20_body"><draw:frame draw:style-name="fr2" draw:name="images236" text:anchor-type="as-char" svg:width="0.397cm" svg:height="0.397cm" draw:z-index="285"><draw:image xlink:href="../../html/attention.gif" xlink:type="simple" xlink:show="embed" xlink:actuate="onLoad"/><svg:title>ATTENTION</svg:title></draw:frame>Il est impossible de faire <text:span text:style-name="Source_20_Text"><text:span text:style-name="T3">A = *i</text:span></text:span> avec cet itérateur.</text:p>
          <text:p text:style-name="Text_20_body"><draw:frame draw:style-name="fr2" draw:name="images237" text:anchor-type="as-char" svg:width="0.397cm" svg:height="0.397cm" draw:z-index="286"><draw:image xlink:href="../../html/attention.gif" xlink:type="simple" xlink:show="embed" xlink:actuate="onLoad"/><svg:title>ATTENTION</svg:title></draw:frame>Il est impossible de déréférencer plus d'une fois le même élément. Ainsi, le code <text:span text:style-name="Source_20_Text"><text:span text:style-name="T3">*i = A; *i = B</text:span></text:span> ne marche pas.</text:p>
          <text:p text:style-name="Text_20_body">On doit penser à cet itérateur comme à un objet permettant d'écrire un fichier.</text:p>
          <text:h text:style-name="Heading_20_4" text:outline-level="4"><text:bookmark-start text:name="__RefHeading__16804_2073142818"/>Intérateurs For (Forward)<text:bookmark-end text:name="__RefHeading__16804_2073142818"/></text:h>
          <text:p text:style-name="Text_20_body">Permet de balayer une séquence du début à la fin, mais sans retour en arrière possible. Les opérations supportées par les itérateurs In <text:span text:style-name="Emphasis">et</text:span> Out sont également disponibles avec cet itérateur. On peut également déréférencer l'itérateur autant de fois qu'on veut. </text:p>
          <text:p text:style-name="Text_20_body"><draw:frame draw:style-name="fr2" draw:name="images238" text:anchor-type="as-char" svg:width="0.397cm" svg:height="0.397cm" draw:z-index="287"><draw:image xlink:href="../../html/attention.gif" xlink:type="simple" xlink:show="embed" xlink:actuate="onLoad"/><svg:title>ATTENTION</svg:title></draw:frame> Partout où un itérateur <text:span text:style-name="Source_20_Text">In</text:span> ou <text:span text:style-name="Source_20_Text">Out</text:span> est requis, vous pourrez fournir un itérateur <text:span text:style-name="Source_20_Text">For</text:span>.</text:p>
          <text:h text:style-name="Heading_20_4" text:outline-level="4"><text:bookmark-start text:name="__RefHeading__16806_2073142818"/><text:soft-page-break/>Intérateurs Bi (Bidirectionnels)<text:bookmark-end text:name="__RefHeading__16806_2073142818"/></text:h>
          <text:p text:style-name="Text_20_body">Tout ce qui est permis par l'itérateur <text:span text:style-name="Source_20_Text">For</text:span>, avec en plus:</text:p>
          <text:list xml:id="list2872664584234126644" text:style-name="L94">
            <text:list-item>
              <text:p text:style-name="P122"><text:span text:style-name="Emphasis">Décrémentation</text:span> <text:span text:style-name="Source_20_Text"><text:span text:style-name="T3">--i</text:span></text:span> ou <text:span text:style-name="Source_20_Text"><text:span text:style-name="T3">i--</text:span></text:span> </text:p>
            </text:list-item>
          </text:list>
          <text:p text:style-name="Text_20_body"><draw:frame draw:style-name="fr2" draw:name="images239" text:anchor-type="as-char" svg:width="0.397cm" svg:height="0.397cm" draw:z-index="288"><draw:image xlink:href="../../html/attention.gif" xlink:type="simple" xlink:show="embed" xlink:actuate="onLoad"/><svg:title>ATTENTION</svg:title></draw:frame> Partout où un itérateur <text:span text:style-name="Source_20_Text">In</text:span> ou <text:span text:style-name="Source_20_Text">In</text:span>, <text:span text:style-name="Source_20_Text">Out</text:span> ou <text:span text:style-name="Source_20_Text">For</text:span> est requis, vous pourrez fournir un itérateur <text:span text:style-name="Source_20_Text">Bi</text:span>.</text:p>
          <text:h text:style-name="Heading_20_4" text:outline-level="4"><text:bookmark-start text:name="__RefHeading__16808_2073142818"/>Intérateurs Ran (Random)<text:bookmark-end text:name="__RefHeading__16808_2073142818"/></text:h>
          <text:p text:style-name="Text_20_body">Tout ce qui est permis par l'itérateur <text:span text:style-name="Source_20_Text">Bi</text:span>, avec en plus:</text:p>
          <text:list xml:id="list2524091710204677250" text:style-name="L95">
            <text:list-item>
              <text:p text:style-name="P224"><text:span text:style-name="Emphasis">Opérateur d'indexation</text:span> <text:span text:style-name="Source_20_Text"><text:span text:style-name="T3">i[3]</text:span></text:span> </text:p>
            </text:list-item>
            <text:list-item>
              <text:p text:style-name="P224"><text:span text:style-name="Emphasis">Ajout ou suppression d'entiers</text:span> <text:span text:style-name="Source_20_Text"><text:span text:style-name="T3">j=i+3; j=i-4; i +=2;</text:span></text:span> </text:p>
            </text:list-item>
            <text:list-item>
              <text:p text:style-name="P123"><text:span text:style-name="Emphasis">Opérateur </text:span><text:span text:style-name="Emphasis"><text:span text:style-name="T3">-</text:span></text:span><text:span text:style-name="Emphasis">: la différence entre deux itérateurs random est un entier</text:span> <text:span text:style-name="Source_20_Text"><text:span text:style-name="T3">if (j-i==4)...</text:span></text:span> </text:p>
            </text:list-item>
          </text:list>
          <text:p text:style-name="Text_20_body"><draw:frame draw:style-name="fr2" draw:name="images240" text:anchor-type="as-char" svg:width="0.397cm" svg:height="0.397cm" draw:z-index="289"><draw:image xlink:href="../../html/attention.gif" xlink:type="simple" xlink:show="embed" xlink:actuate="onLoad"/><svg:title>ATTENTION</svg:title></draw:frame> Partout où un itérateur <text:span text:style-name="Source_20_Text">In</text:span> ou <text:span text:style-name="Source_20_Text">In</text:span>, <text:span text:style-name="Source_20_Text">Out</text:span>, <text:span text:style-name="Source_20_Text">For</text:span> ou <text:span text:style-name="Source_20_Text">Bi</text:span> est requis, vous pourrez fournir un itérateur <text:span text:style-name="Source_20_Text">Bi</text:span>.</text:p>
          <text:p text:style-name="Text_20_body"><draw:frame draw:style-name="fr2" draw:name="images241" text:anchor-type="as-char" svg:width="0.397cm" svg:height="0.397cm" draw:z-index="290"><draw:image xlink:href="../../html/attention.gif" xlink:type="simple" xlink:show="embed" xlink:actuate="onLoad"/><svg:title>ATTENTION</svg:title></draw:frame> Un itérateur random offre les mêmes possibilités qu'un pointeur conventionnel. </text:p>
          <text:h text:style-name="Heading_20_4" text:outline-level="4"><text:bookmark-start text:name="__RefHeading__16810_2073142818"/>Les itérateurs <text:span text:style-name="Source_20_Text">const</text:span><text:bookmark-end text:name="__RefHeading__16810_2073142818"/></text:h>
          <text:p text:style-name="Text_20_body">La fonction suivante ne pourra pas être compilée:</text:p>
          <text:p text:style-name="Preformatted_20_Text">typedef list&lt;int&gt; li;</text:p>
          <text:p text:style-name="Preformatted_20_Text">typedef list&lt;int&gt;::iterator ili;</text:p>
          <text:p text:style-name="Preformatted_20_Text"/>
          <text:p text:style-name="Preformatted_20_Text">void <text:s/>print_list(const li &amp; L) {</text:p>
          <text:p text:style-name="Preformatted_20_Text"><text:s text:c="2"/>for(ili i=L.begin();i!=L.end();i++) {</text:p>
          <text:p text:style-name="Preformatted_20_Text"><text:s text:c="4"/><text:span text:style-name="T3">cout &lt;&lt; *i &lt;&lt; <text:s/>endl;</text:span></text:p>
          <text:p text:style-name="Preformatted_20_Text"><text:s text:c="2"/>};</text:p>
          <text:p text:style-name="P18">};</text:p>
          <text:p text:style-name="Text_20_body">En effet, le type <text:span text:style-name="Source_20_Text">ili</text:span> ne peut s'appliquer sur un objet constant, puisqu'il est susceptible de modifier cet objet. Il faut dans ce cas déclarer un <text:span text:style-name="Source_20_Text">const_iterator</text:span>, d'où le code ci-dessous:</text:p>
          <text:p text:style-name="Preformatted_20_Text">typedef list&lt;int&gt; li;</text:p>
          <text:p text:style-name="P21">typedef list&lt;int&gt;::const_iterator cili;</text:p>
          <text:p text:style-name="Preformatted_20_Text"/>
          <text:p text:style-name="Preformatted_20_Text">void <text:s/>print_list(const li &amp; L) {</text:p>
          <text:p text:style-name="Preformatted_20_Text"><text:s text:c="2"/>for(cili i=L.begin();i!=L.end();i++) {</text:p>
          <text:p text:style-name="Preformatted_20_Text"><text:s text:c="4"/><text:span text:style-name="T3">cout &lt;&lt; *i &lt;&lt; <text:s/>endl;</text:span></text:p>
          <text:p text:style-name="Preformatted_20_Text"><text:s text:c="2"/>};</text:p>
          <text:p text:style-name="P18">};</text:p>
          <text:p text:style-name="Text_20_body"><text:span text:style-name="Emphasis">Là encore, le C++11 permet au programmeur de ne plus se creuser la tête:</text:span> </text:p>
          <text:p text:style-name="Preformatted_20_Text">typedef list&lt;int&gt; li;</text:p>
          <text:p text:style-name="Preformatted_20_Text">void <text:s/>print_list(const li &amp; L) {</text:p>
          <text:p text:style-name="Preformatted_20_Text"><text:s text:c="2"/>for(<text:span text:style-name="T3">auto</text:span> i=L.begin();i!=L.end();i++) {</text:p>
          <text:p text:style-name="Preformatted_20_Text"><text:s text:c="4"/><text:span text:style-name="T3">cout &lt;&lt; *i &lt;&lt; <text:s/>endl;</text:span></text:p>
          <text:p text:style-name="Preformatted_20_Text"><text:s text:c="2"/>};</text:p>
          <text:p text:style-name="P18">};</text:p>
          <text:h text:style-name="Heading_20_4" text:outline-level="4"><text:bookmark-start text:name="__RefHeading__16812_2073142818"/>Les itérateurs <text:span text:style-name="Source_20_Text">reverse</text:span><text:bookmark-end text:name="__RefHeading__16812_2073142818"/></text:h>
          <text:p text:style-name="Text_20_body">Ils permettent de balayer la séquence en sens inverse. </text:p>
          <text:p text:style-name="Text_20_body"><text:span text:style-name="Emphasis">Un exemple simple en c++11</text:span> </text:p>
          <text:p text:style-name="Preformatted_20_Text">typedef list&lt;int&gt; li;</text:p>
          <text:p text:style-name="Preformatted_20_Text">void <text:s/>print_list(const li &amp; L) {</text:p>
          <text:p text:style-name="Preformatted_20_Text"><text:s text:c="2"/>for(<text:span text:style-name="T3">auto</text:span> i=L.<text:span text:style-name="T3">rbegin</text:span>();i!=L.<text:span text:style-name="T3">rend</text:span>();i++) {</text:p>
          <text:p text:style-name="Preformatted_20_Text"><text:s text:c="4"/><text:span text:style-name="T3">cout &lt;&lt; *i &lt;&lt; <text:s/>endl;</text:span></text:p>
          <text:p text:style-name="Preformatted_20_Text"><text:s text:c="2"/>};</text:p>
          <text:p text:style-name="P18">};</text:p>
          <text:p text:style-name="Text_20_body"><text:span text:style-name="Strong_20_Emphasis">Leur description complète sort toutefois du cadre de ce cours.</text:span></text:p>
          <text:h text:style-name="Heading_20_3" text:outline-level="3"><text:bookmark text:name="it-int"/><text:bookmark-start text:name="__RefHeading__16814_2073142818"/><text:soft-page-break/>Spécifier un intervalle à l'aide de deux itérateurs.<text:bookmark-end text:name="__RefHeading__16814_2073142818"/></text:h>
          <text:p text:style-name="Text_20_body">Un grand nombre de fonctions membres, ou d'algorithmes, demandent deux itérateurs en entrée, afin de spécifier un intervalle: <text:span text:style-name="Emphasis">Dans tous les cas</text:span>, cet intervalle est semi-ouvert:</text:p>
          <text:list xml:id="list5887015536452389710" text:style-name="L96">
            <text:list-item>
              <text:p text:style-name="P225">Fermé sur la borne inférieure </text:p>
            </text:list-item>
            <text:list-item>
              <text:p text:style-name="P124">Ouvert sur la borne supérieure </text:p>
            </text:list-item>
          </text:list>
          <text:p text:style-name="Text_20_body">En effet, utiliser des intervalles de ce type présente plusieurs intérêts:</text:p>
          <text:list xml:id="list1275922320558872223" text:style-name="L97">
            <text:list-item>
              <text:p text:style-name="P226">La borne supérieure de l'intervalle étant en-dehors de celui-ci, on peut utiliser la fonction <text:span text:style-name="Source_20_Text">end()</text:span>, présente dans tous les conteneurs, pour signifier qu'on va jusqu'au bout de celui-ci. Même si le dernier élément change au cours du temps, (lorsqu'on ajoute un élément en bout de conteneur, par exemple) <text:span text:style-name="Source_20_Text">end()</text:span> ne changera pas </text:p>
            </text:list-item>
            <text:list-item>
              <text:p text:style-name="P125">Dans le cas d'itérateurs "Random", la différence entre borne supérieure et borne inférieure renverra toujours le nombre d'éléments se trouvant entre les deux bornes: pas besoin de se creuser la tête pour résoudre des problèmes tordus d'intervalles... </text:p>
            </text:list-item>
          </text:list>
          <text:p text:style-name="Text_20_body"><draw:frame draw:style-name="fr2" draw:name="images242" text:anchor-type="as-char" svg:width="0.397cm" svg:height="0.397cm" draw:z-index="291"><draw:image xlink:href="../../html/attention.gif" xlink:type="simple" xlink:show="embed" xlink:actuate="onLoad"/><svg:title>ATTENTION</svg:title></draw:frame> Lorsque vous spécifiez un intervalle par <text:span text:style-name="Source_20_Text">[first,last[</text:span> <text:span text:style-name="Source_20_Text">first</text:span> et <text:span text:style-name="Source_20_Text">last</text:span> doivent être deux itérateurs valides <text:span text:style-name="Emphasis">du même conteneur</text:span>. Le type de conteneur n'a par contre aucune importance. </text:p>
          <text:h text:style-name="Heading_20_3" text:outline-level="3"><text:bookmark text:name="kikoi"/><text:bookmark-start text:name="__RefHeading__16816_2073142818"/>Qui fait quoi ? <text:bookmark-end text:name="__RefHeading__16816_2073142818"/></text:h>
          <text:p text:style-name="Text_20_body">Les tableaux ci-dessous ne sont qu'un résumé des paragraphes ci-dessus. En particulier, on a insité ici sur les différences de performances entre les différents conteneurs, suivant les fonctions membres.</text:p>
          <text:list xml:id="list6660445834848824268" text:style-name="L98">
            <text:list-item>
              <text:p text:style-name="P227"><text:span text:style-name="Source_20_Text"><text:span text:style-name="T3">o</text:span></text:span> Fonction-membre présente </text:p>
            </text:list-item>
            <text:list-item>
              <text:p text:style-name="P227"><text:span text:style-name="Source_20_Text"><text:span text:style-name="T3">const</text:span></text:span> Fonction-membre présente, performance constante (quelque soit le nombre d'éléments dans le conteneur) </text:p>
            </text:list-item>
            <text:list-item>
              <text:p text:style-name="P227"><text:span text:style-name="Source_20_Text"><text:span text:style-name="T3">O(n)</text:span></text:span> Fonction-membre présente, durée proportionnelle au nombre d'éléments </text:p>
            </text:list-item>
            <text:list-item>
              <text:p text:style-name="P227"><text:span text:style-name="Source_20_Text"><text:span text:style-name="T3">O(log(n))</text:span></text:span> Fonction-membre présente, durée proportionnelle au logarithme du nombre d'éléments </text:p>
            </text:list-item>
            <text:list-item>
              <text:p text:style-name="P126"><text:span text:style-name="Source_20_Text"><text:span text:style-name="T3">+</text:span></text:span> surcoût à prévoir de temps en temps (lors de demandes automatiques d'allocation mémoire, par exemple) </text:p>
            </text:list-item>
          </text:list>
          <text:p text:style-name="P8"><text:span text:style-name="Emphasis">Fonctions membres "non mutantes"</text:span></text:p>
          <table:table table:name="Tableau15" table:style-name="Tableau15">
            <table:table-column table:style-name="Tableau15.A"/>
            <table:table-column table:style-name="Tableau15.B"/>
            <table:table-column table:style-name="Tableau15.C"/>
            <table:table-column table:style-name="Tableau15.D"/>
            <table:table-column table:style-name="Tableau15.E" table:number-columns-repeated="2"/>
            <table:table-column table:style-name="Tableau15.G"/>
            <table:table-row>
              <table:table-cell table:style-name="Tableau15.A1" office:value-type="string">
                <text:p text:style-name="Table_20_Heading">Conteneurs </text:p>
              </table:table-cell>
              <table:table-cell table:style-name="Tableau15.A1" office:value-type="string">
                <text:p text:style-name="Table_20_Heading">Itérateurs </text:p>
              </table:table-cell>
              <table:table-cell table:style-name="Tableau15.A1" table:number-columns-spanned="5" office:value-type="string">
                <text:p text:style-name="Table_20_Heading">Fonctions membres </text:p>
              </table:table-cell>
              <table:covered-table-cell/>
              <table:covered-table-cell/>
              <table:covered-table-cell/>
              <table:covered-table-cell/>
            </table:table-row>
            <table:table-row>
              <table:table-cell table:style-name="Tableau15.A1" office:value-type="string">
                <text:p text:style-name="Table_20_Contents"> </text:p>
                <text:p text:style-name="Table_20_Contents"/>
              </table:table-cell>
              <table:table-cell table:style-name="Tableau15.A1" office:value-type="string">
                <text:p text:style-name="Table_20_Contents"> </text:p>
                <text:p text:style-name="Table_20_Contents"/>
              </table:table-cell>
              <table:table-cell table:style-name="Tableau15.A1" office:value-type="string">
                <text:p text:style-name="Table_20_Contents"><text:span text:style-name="Source_20_Text">(r)begin()</text:span>,<text:line-break/><text:span text:style-name="Source_20_Text">(r)end()</text:span></text:p>
              </table:table-cell>
              <table:table-cell table:style-name="Tableau15.A1" office:value-type="string">
                <text:p text:style-name="Table_20_Contents"><text:span text:style-name="Source_20_Text">front()</text:span>,<text:line-break/><text:span text:style-name="Source_20_Text">back()</text:span></text:p>
              </table:table-cell>
              <table:table-cell table:style-name="Tableau15.A1" office:value-type="string">
                <text:p text:style-name="Table_20_Contents"><text:span text:style-name="Source_20_Text">[]</text:span></text:p>
                <text:p text:style-name="Table_20_Contents"><text:span text:style-name="Source_20_Text"/></text:p>
              </table:table-cell>
              <table:table-cell table:style-name="Tableau15.A1" office:value-type="string">
                <text:p text:style-name="Table_20_Contents"><text:span text:style-name="Source_20_Text">Find()</text:span></text:p>
                <text:p text:style-name="Table_20_Contents"><text:span text:style-name="Source_20_Text"/></text:p>
              </table:table-cell>
              <table:table-cell table:style-name="Tableau15.A1" office:value-type="string">
                <text:p text:style-name="Table_20_Contents"><text:span text:style-name="Source_20_Text">Size()</text:span></text:p>
                <text:p text:style-name="Table_20_Contents"><text:span text:style-name="Source_20_Text"/></text:p>
              </table:table-cell>
            </table:table-row>
            <table:table-row>
              <table:table-cell table:style-name="Tableau15.A1" office:value-type="string">
                <text:p text:style-name="Table_20_Contents"><text:span text:style-name="Source_20_Text"><text:span text:style-name="T3">vector</text:span></text:span> </text:p>
              </table:table-cell>
              <table:table-cell table:style-name="Tableau15.A1" office:value-type="string">
                <text:p text:style-name="P25">Ran</text:p>
              </table:table-cell>
              <table:table-cell table:style-name="Tableau15.A1" office:value-type="string">
                <text:p text:style-name="P25">o</text:p>
              </table:table-cell>
              <table:table-cell table:style-name="Tableau15.A1" office:value-type="string">
                <text:p text:style-name="P25">o</text:p>
              </table:table-cell>
              <table:table-cell table:style-name="Tableau15.A1" office:value-type="string">
                <text:p text:style-name="P25">const</text:p>
              </table:table-cell>
              <table:table-cell table:style-name="Tableau15.A1" office:value-type="string">
                <text:p text:style-name="Table_20_Contents"> </text:p>
              </table:table-cell>
              <table:table-cell table:style-name="Tableau15.A1" office:value-type="string">
                <text:p text:style-name="P25">o</text:p>
              </table:table-cell>
            </table:table-row>
            <table:table-row>
              <table:table-cell table:style-name="Tableau15.A1" office:value-type="string">
                <text:p text:style-name="Table_20_Contents"><text:span text:style-name="Source_20_Text"><text:span text:style-name="T3">list</text:span></text:span> </text:p>
              </table:table-cell>
              <table:table-cell table:style-name="Tableau15.A1" office:value-type="string">
                <text:p text:style-name="P25">Bi</text:p>
              </table:table-cell>
              <table:table-cell table:style-name="Tableau15.A1" office:value-type="string">
                <text:p text:style-name="P25">o</text:p>
              </table:table-cell>
              <table:table-cell table:style-name="Tableau15.A1" office:value-type="string">
                <text:p text:style-name="P25">o</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5">o</text:p>
              </table:table-cell>
            </table:table-row>
            <table:table-row>
              <table:table-cell table:style-name="Tableau15.A1" office:value-type="string">
                <text:p text:style-name="Table_20_Contents"><text:span text:style-name="Source_20_Text"><text:span text:style-name="T3">deque</text:span></text:span> </text:p>
              </table:table-cell>
              <table:table-cell table:style-name="Tableau15.A1" office:value-type="string">
                <text:p text:style-name="P25">Ran</text:p>
              </table:table-cell>
              <table:table-cell table:style-name="Tableau15.A1" office:value-type="string">
                <text:p text:style-name="P25">o</text:p>
              </table:table-cell>
              <table:table-cell table:style-name="Tableau15.A1" office:value-type="string">
                <text:p text:style-name="P25">o</text:p>
              </table:table-cell>
              <table:table-cell table:style-name="Tableau15.A1" office:value-type="string">
                <text:p text:style-name="P25">const</text:p>
              </table:table-cell>
              <table:table-cell table:style-name="Tableau15.A1" office:value-type="string">
                <text:p text:style-name="Table_20_Contents"> </text:p>
              </table:table-cell>
              <table:table-cell table:style-name="Tableau15.A1" office:value-type="string">
                <text:p text:style-name="P25">o</text:p>
              </table:table-cell>
            </table:table-row>
            <table:table-row>
              <table:table-cell table:style-name="Tableau15.A1" office:value-type="string">
                <text:p text:style-name="Table_20_Contents"><text:span text:style-name="Source_20_Text"><text:span text:style-name="T3">queue</text:span></text:span>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5">o</text:p>
              </table:table-cell>
            </table:table-row>
            <table:table-row>
              <table:table-cell table:style-name="Tableau15.A1" office:value-type="string">
                <text:p text:style-name="Table_20_Contents"><text:span text:style-name="Source_20_Text"><text:span text:style-name="T3">priority_queue</text:span></text:span>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5">o</text:p>
              </table:table-cell>
            </table:table-row>
            <table:table-row>
              <table:table-cell table:style-name="Tableau15.A1" office:value-type="string">
                <text:p text:style-name="Table_20_Contents"><text:span text:style-name="Source_20_Text"><text:span text:style-name="T3">stack</text:span></text:span>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5">o</text:p>
              </table:table-cell>
            </table:table-row>
            <table:table-row>
              <table:table-cell table:style-name="Tableau15.A1" office:value-type="string">
                <text:p text:style-name="Table_20_Contents"><text:span text:style-name="Source_20_Text"><text:span text:style-name="T3">map</text:span></text:span> </text:p>
              </table:table-cell>
              <table:table-cell table:style-name="Tableau15.A1" office:value-type="string">
                <text:p text:style-name="P25">Bi</text:p>
              </table:table-cell>
              <table:table-cell table:style-name="Tableau15.A1" office:value-type="string">
                <text:p text:style-name="P25">o</text:p>
              </table:table-cell>
              <table:table-cell table:style-name="Tableau15.A1" office:value-type="string">
                <text:p text:style-name="Table_20_Contents"> </text:p>
              </table:table-cell>
              <table:table-cell table:style-name="Tableau15.A1" office:value-type="string">
                <text:p text:style-name="P25">O(log(n))</text:p>
              </table:table-cell>
              <table:table-cell table:style-name="Tableau15.A1" office:value-type="string">
                <text:p text:style-name="P25">O(log(n))</text:p>
              </table:table-cell>
              <table:table-cell table:style-name="Tableau15.A1" office:value-type="string">
                <text:p text:style-name="P25">o</text:p>
              </table:table-cell>
            </table:table-row>
            <table:table-row>
              <table:table-cell table:style-name="Tableau15.A1" office:value-type="string">
                <text:p text:style-name="Table_20_Contents"><text:span text:style-name="Source_20_Text"><text:span text:style-name="T3">set</text:span></text:span> </text:p>
              </table:table-cell>
              <table:table-cell table:style-name="Tableau15.A1" office:value-type="string">
                <text:p text:style-name="P25">Bi</text:p>
              </table:table-cell>
              <table:table-cell table:style-name="Tableau15.A1" office:value-type="string">
                <text:p text:style-name="P25">o</text:p>
              </table:table-cell>
              <table:table-cell table:style-name="Tableau15.A1" office:value-type="string">
                <text:p text:style-name="Table_20_Contents"> </text:p>
              </table:table-cell>
              <table:table-cell table:style-name="Tableau15.A1" office:value-type="string">
                <text:p text:style-name="Table_20_Contents"> </text:p>
              </table:table-cell>
              <table:table-cell table:style-name="Tableau15.A1" office:value-type="string">
                <text:p text:style-name="P25">O(log(n))</text:p>
              </table:table-cell>
              <table:table-cell table:style-name="Tableau15.A1" office:value-type="string">
                <text:p text:style-name="P25">o</text:p>
              </table:table-cell>
            </table:table-row>
          </table:table>
          <text:p text:style-name="Text_20_body"/>
          <text:p text:style-name="P8"><text:span text:style-name="Emphasis">Fonctions membres "mutantes"</text:span></text:p>
          <table:table table:name="Tableau16" table:style-name="Tableau16">
            <table:table-column table:style-name="Tableau16.A"/>
            <table:table-column table:style-name="Tableau16.B"/>
            <table:table-column table:style-name="Tableau16.C"/>
            <table:table-column table:style-name="Tableau16.D" table:number-columns-repeated="2"/>
            <table:table-column table:style-name="Tableau16.F"/>
            <table:table-column table:style-name="Tableau16.G"/>
            <table:table-column table:style-name="Tableau16.H"/>
            <table:table-row>
              <table:table-cell table:style-name="Tableau16.A1" office:value-type="string">
                <text:p text:style-name="Table_20_Heading">Conteneurs </text:p>
              </table:table-cell>
              <table:table-cell table:style-name="Tableau16.A1" table:number-columns-spanned="7" office:value-type="string">
                <text:p text:style-name="Table_20_Heading">Fonctions membres </text:p>
              </table:table-cell>
              <table:covered-table-cell/>
              <table:covered-table-cell/>
              <table:covered-table-cell/>
              <table:covered-table-cell/>
              <table:covered-table-cell/>
              <table:covered-table-cell/>
            </table:table-row>
            <table:table-row>
              <table:table-cell table:style-name="Tableau16.A1" office:value-type="string">
                <text:p text:style-name="Table_20_Contents"> </text:p>
                <text:p text:style-name="Table_20_Contents"/>
              </table:table-cell>
              <table:table-cell table:style-name="Tableau16.A1" office:value-type="string">
                <text:p text:style-name="Table_20_Contents"><text:span text:style-name="Source_20_Text">push_back</text:span>,<text:line-break/><text:span text:style-name="Source_20_Text">pop_back</text:span></text:p>
              </table:table-cell>
              <table:table-cell table:style-name="Tableau16.A1" office:value-type="string">
                <text:p text:style-name="Table_20_Contents"><text:span text:style-name="Source_20_Text">push_front</text:span>,<text:line-break/><text:span text:style-name="Source_20_Text">pop_front</text:span></text:p>
              </table:table-cell>
              <table:table-cell table:style-name="Tableau16.A1" office:value-type="string">
                <text:p text:style-name="Table_20_Contents"><text:span text:style-name="Source_20_Text">Pop</text:span></text:p>
                <text:p text:style-name="Table_20_Contents"><text:span text:style-name="Source_20_Text"/></text:p>
              </table:table-cell>
              <table:table-cell table:style-name="Tableau16.A1" office:value-type="string">
                <text:p text:style-name="Table_20_Contents"><text:span text:style-name="Source_20_Text">Push</text:span></text:p>
                <text:p text:style-name="Table_20_Contents"><text:span text:style-name="Source_20_Text"/></text:p>
              </table:table-cell>
              <table:table-cell table:style-name="Tableau16.A1" office:value-type="string">
                <text:p text:style-name="Table_20_Contents"><text:span text:style-name="Source_20_Text"/></text:p>
                <text:p text:style-name="Table_20_Contents"><text:span text:style-name="Source_20_Text"/></text:p>
              </table:table-cell>
              <table:table-cell table:style-name="Tableau16.A1" office:value-type="string">
                <text:p text:style-name="Table_20_Contents"><text:span text:style-name="Source_20_Text">insert()<text:line-break/>erase()</text:span></text:p>
              </table:table-cell>
              <table:table-cell table:style-name="Tableau16.A1" office:value-type="string">
                <text:p text:style-name="Table_20_Contents"><text:span text:style-name="Source_20_Text">Clear()</text:span></text:p>
                <text:p text:style-name="Table_20_Contents"><text:span text:style-name="Source_20_Text"/></text:p>
              </table:table-cell>
            </table:table-row>
            <table:table-row>
              <table:table-cell table:style-name="Tableau16.A1" office:value-type="string">
                <text:p text:style-name="Table_20_Contents"><text:span text:style-name="Source_20_Text"><text:span text:style-name="T3">vector</text:span></text:span> </text:p>
              </table:table-cell>
              <table:table-cell table:style-name="Tableau16.A1" office:value-type="string">
                <text:p text:style-name="P25">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5">O(n)+</text:p>
              </table:table-cell>
              <table:table-cell table:style-name="Tableau16.A1" office:value-type="string">
                <text:p text:style-name="P25">o</text:p>
              </table:table-cell>
            </table:table-row>
            <table:table-row>
              <table:table-cell table:style-name="Tableau16.A1" office:value-type="string">
                <text:p text:style-name="Table_20_Contents"><text:span text:style-name="Source_20_Text"><text:span text:style-name="T3">list</text:span></text:span> </text:p>
              </table:table-cell>
              <table:table-cell table:style-name="Tableau16.A1" office:value-type="string">
                <text:p text:style-name="P25">const</text:p>
              </table:table-cell>
              <table:table-cell table:style-name="Tableau16.A1" office:value-type="string">
                <text:p text:style-name="P25">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5">const</text:p>
              </table:table-cell>
              <table:table-cell table:style-name="Tableau16.A1" office:value-type="string">
                <text:p text:style-name="P25">o</text:p>
              </table:table-cell>
            </table:table-row>
            <table:table-row>
              <table:table-cell table:style-name="Tableau16.A1" office:value-type="string">
                <text:p text:style-name="Table_20_Contents"><text:span text:style-name="Source_20_Text"><text:span text:style-name="T3">deque</text:span></text:span> </text:p>
              </table:table-cell>
              <table:table-cell table:style-name="Tableau16.A1" office:value-type="string">
                <text:p text:style-name="P25">const</text:p>
              </table:table-cell>
              <table:table-cell table:style-name="Tableau16.A1" office:value-type="string">
                <text:p text:style-name="P25">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5">O(n)</text:p>
              </table:table-cell>
              <table:table-cell table:style-name="Tableau16.A1" office:value-type="string">
                <text:p text:style-name="P25">o</text:p>
              </table:table-cell>
            </table:table-row>
            <table:table-row>
              <table:table-cell table:style-name="Tableau16.A1" office:value-type="string">
                <text:p text:style-name="Table_20_Contents"><text:span text:style-name="Source_20_Text"><text:span text:style-name="T3">queue</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5">const</text:p>
              </table:table-cell>
              <table:table-cell table:style-name="Tableau16.A1" office:value-type="string">
                <text:p text:style-name="P25">const+</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row>
            <table:table-row>
              <table:table-cell table:style-name="Tableau16.A1" office:value-type="string">
                <text:p text:style-name="Table_20_Contents"><text:span text:style-name="Source_20_Text"><text:span text:style-name="T3">priority_queue</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5">O(log(n))</text:p>
              </table:table-cell>
              <table:table-cell table:style-name="Tableau16.A1" office:value-type="string">
                <text:p text:style-name="P25">O(log(n))</text:p>
              </table:table-cell>
              <table:table-cell table:style-name="Tableau16.A1" office:value-type="string">
                <text:p text:style-name="P25">o</text:p>
              </table:table-cell>
              <table:table-cell table:style-name="Tableau16.A1" office:value-type="string">
                <text:p text:style-name="Table_20_Contents"> </text:p>
              </table:table-cell>
              <table:table-cell table:style-name="Tableau16.A1" office:value-type="string">
                <text:p text:style-name="Table_20_Contents"> </text:p>
              </table:table-cell>
            </table:table-row>
            <table:table-row>
              <table:table-cell table:style-name="Tableau16.A1" office:value-type="string">
                <text:p text:style-name="Table_20_Contents"><text:span text:style-name="Source_20_Text"><text:span text:style-name="T3">stack</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5">const</text:p>
              </table:table-cell>
              <table:table-cell table:style-name="Tableau16.A1" office:value-type="string">
                <text:p text:style-name="P25">const+</text:p>
              </table:table-cell>
              <table:table-cell table:style-name="Tableau16.A1" office:value-type="string">
                <text:p text:style-name="P25">o</text:p>
              </table:table-cell>
              <table:table-cell table:style-name="Tableau16.A1" office:value-type="string">
                <text:p text:style-name="Table_20_Contents"> </text:p>
              </table:table-cell>
              <table:table-cell table:style-name="Tableau16.A1" office:value-type="string">
                <text:p text:style-name="Table_20_Contents"> </text:p>
              </table:table-cell>
            </table:table-row>
            <table:table-row>
              <table:table-cell table:style-name="Tableau16.A1" office:value-type="string">
                <text:p text:style-name="Table_20_Contents"><text:span text:style-name="Source_20_Text"><text:span text:style-name="T3">map</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5">O(log(n))+</text:p>
              </table:table-cell>
              <table:table-cell table:style-name="Tableau16.A1" office:value-type="string">
                <text:p text:style-name="P25">o</text:p>
              </table:table-cell>
            </table:table-row>
            <table:table-row>
              <table:table-cell table:style-name="Tableau16.A1" office:value-type="string">
                <text:p text:style-name="Table_20_Contents"><text:span text:style-name="Source_20_Text"><text:span text:style-name="T3">set</text:span></text:span>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Table_20_Contents"> </text:p>
              </table:table-cell>
              <table:table-cell table:style-name="Tableau16.A1" office:value-type="string">
                <text:p text:style-name="P25">O(log(n))+</text:p>
              </table:table-cell>
              <table:table-cell table:style-name="Tableau16.A1" office:value-type="string">
                <text:p text:style-name="P25">o</text:p>
              </table:table-cell>
            </table:table-row>
          </table:table>
          <text:h text:style-name="Heading_20_2" text:outline-level="2"><text:bookmark text:name="algo"/><text:bookmark-start text:name="__RefHeading__16818_2073142818"/><text:soft-page-break/>Algorithmes<text:bookmark-end text:name="__RefHeading__16818_2073142818"/></text:h>
          <text:p text:style-name="Text_20_body">La bibliothèque standard fournit également des algorithmes (fonctions) qui permettent de réaliser toutes sortes d'opérations sur les éléments d'un conteneur. Il sera souvent nécessaire de passer un objet fonction en paramètre; par exemple l'algorithme <text:span text:style-name="Source_20_Text"><text:span text:style-name="T3">find_if</text:span></text:span> qui recherche dans un conteneur les éléments qui répondent à une condition donnée: la condition sera passée sous forme d'un objet fonction à un paramètre, qui renverra soit <text:span text:style-name="Source_20_Text">true</text:span>, soit <text:span text:style-name="Source_20_Text">false</text:span> (un tel objet est appelé un <text:span text:style-name="Emphasis">prédicat</text:span>). <text:line-break/>Les principales fonctionnalités sont les suivantes:</text:p>
          <text:list xml:id="list5551119882487489642" text:style-name="L99">
            <text:list-item>
              <text:p text:style-name="P228">Appeler une fonction pour chaque objet d'un conteneur (<text:span text:style-name="Source_20_Text">for_each</text:span>, équivalente à la fonction prédéfinie <text:span text:style-name="Source_20_Text">map</text:span> du perl). </text:p>
            </text:list-item>
            <text:list-item>
              <text:p text:style-name="P228">Trouver un élément, une paire d'éléments </text:p>
            </text:list-item>
            <text:list-item>
              <text:p text:style-name="P228">Trouver la première occurrence, ou la dernière occurrence d'une valeur dans une séquence. </text:p>
            </text:list-item>
            <text:list-item>
              <text:p text:style-name="P228">Compter les occurrences d'une valeur dans une séquence </text:p>
            </text:list-item>
            <text:list-item>
              <text:p text:style-name="P228">copie, remplace, copie si telle condition est réalisée,... </text:p>
            </text:list-item>
            <text:list-item>
              <text:p text:style-name="P228">retire un élément, retire tous les éléments correspondant à une condition particulière,... </text:p>
            </text:list-item>
            <text:list-item>
              <text:p text:style-name="P228">Trie, effectue une recherche binaire (sur une séquence triée) </text:p>
            </text:list-item>
            <text:list-item>
              <text:p text:style-name="P228">recherche le minimum ou le maximum </text:p>
            </text:list-item>
            <text:list-item>
              <text:p text:style-name="P127">etc. </text:p>
            </text:list-item>
          </text:list>
          <text:h text:style-name="Heading_20_3" text:outline-level="3"><text:bookmark-start text:name="__RefHeading__16820_2073142818"/>Un exemple d'utilisation d'algorithmes<text:bookmark-end text:name="__RefHeading__16820_2073142818"/></text:h>
          <text:p text:style-name="Text_20_body">L'extrait de code ci-dessous montre une manière amusante d'imprimer tous les éléments d'un conteneur (quelque soit le conteneur, d'ailleurs):</text:p>
          <text:p text:style-name="Preformatted_20_Text">class sortie {</text:p>
          <text:p text:style-name="Preformatted_20_Text"><text:s text:c="4"/>public: </text:p>
          <text:p text:style-name="Preformatted_20_Text"><text:s text:c="4"/>sortie (const string &amp; s): msg(s){;};</text:p>
          <text:p text:style-name="Preformatted_20_Text"><text:s text:c="4"/>void operator()(int i) {</text:p>
          <text:p text:style-name="Preformatted_20_Text"><text:s text:c="8"/>cout &lt;&lt; msg &lt;&lt; i &lt;&lt; "\n";</text:p>
          <text:p text:style-name="Preformatted_20_Text"><text:s text:c="4"/>};</text:p>
          <text:p text:style-name="Preformatted_20_Text"><text:s text:c="4"/>private:</text:p>
          <text:p text:style-name="Preformatted_20_Text"><text:s text:c="4"/>string msg;</text:p>
          <text:p text:style-name="Preformatted_20_Text">};</text:p>
          <text:p text:style-name="Preformatted_20_Text"/>
          <text:p text:style-name="Preformatted_20_Text">...</text:p>
          <text:p text:style-name="Preformatted_20_Text"/>
          <text:p text:style-name="Preformatted_20_Text">vector&lt;int&gt; V1;</text:p>
          <text:p text:style-name="Preformatted_20_Text">...</text:p>
          <text:p text:style-name="Preformatted_20_Text"/>
          <text:p text:style-name="Preformatted_20_Text">sortie s("coucou ");</text:p>
          <text:p text:style-name="P18">for_each(V1.begin(), V1.end(),s);</text:p>
          <text:p text:style-name="Text_20_body">La classe <text:span text:style-name="Source_20_Text">sortie</text:span> permet de définir un objet-fonction, c'est-à-dire un objet comportant <text:span text:style-name="Source_20_Text">operator()</text:span>. Le constructeur de cet objet initialise un membre privé. Par la suite, on crée un objet de type <text:span text:style-name="Source_20_Text">sortie</text:span>, et on appelle la fonction <text:span text:style-name="Source_20_Text">for_each</text:span> en lui passant deux itérateurs (pour définir un intervalle) ainsi que l'objet-fonction précédemment créé. Pour plus de détails, aller voir la documentation de <text:a xlink:type="simple" xlink:href="http://www.sgi.com/tech/stl/for_each.html" text:style-name="Internet_20_link" text:visited-style-name="Visited_20_Internet_20_Link"><text:span text:style-name="Source_20_Text">for_each</text:span></text:a>.</text:p>
          <text:h text:style-name="Heading_20_3" text:outline-level="3"><text:bookmark text:name="tri"/><text:bookmark-start text:name="__RefHeading__16822_2073142818"/>Trier un conteneur<text:bookmark-end text:name="__RefHeading__16822_2073142818"/></text:h>
          <text:p text:style-name="Text_20_body">Seuls les conteneurs suivants peuvent être triés:</text:p>
          <text:list xml:id="list3545276717577099736" text:style-name="L100">
            <text:list-item>
              <text:p text:style-name="P229"><text:span text:style-name="Source_20_Text">vector</text:span> </text:p>
            </text:list-item>
            <text:list-item>
              <text:p text:style-name="P229"><text:span text:style-name="Source_20_Text">deque</text:span> </text:p>
            </text:list-item>
            <text:list-item>
              <text:p text:style-name="P128"><text:span text:style-name="Source_20_Text">list</text:span> </text:p>
            </text:list-item>
          </text:list>
          <text:h text:style-name="Heading_20_4" text:outline-level="4"><text:bookmark-start text:name="__RefHeading__16824_2073142818"/>Trier un <text:span text:style-name="Source_20_Text">vector</text:span> ou un <text:span text:style-name="Source_20_Text">deque</text:span><text:bookmark-end text:name="__RefHeading__16824_2073142818"/></text:h>
          <text:p text:style-name="Text_20_body">Les vecteurs et les deque étant munis d'un itérateur à accès direct, ils peuvent être triés en ordre croissant en utilisant l'algorithme <text:span text:style-name="Source_20_Text">sort</text:span>, ainsi qu'on le voit ci-dessous:</text:p>
          <text:p text:style-name="Preformatted_20_Text">vector&lt;int&gt; v1;</text:p>
          <text:p text:style-name="Preformatted_20_Text"><text:span text:style-name="T3">sort(v1.begin(),v1.end());</text:span> <text:s text:c="9"/>// trie le vecteur entier</text:p>
          <text:p text:style-name="P18"><text:span text:style-name="T3">sort(v1.begin(),v1.begin()+10);</text:span> <text:s text:c="4"/>// trie les 10 premiers éléments</text:p>
          <text:p text:style-name="Text_20_body">Les objets du conteneur seront physiquement changés de place, ce qui n'est pas gênant pour des entiers, mais peut <text:soft-page-break/>devenir pénalisant dans le cas d'objets.</text:p>
          <text:h text:style-name="Heading_20_4" text:outline-level="4"><text:bookmark-start text:name="__RefHeading__16826_2073142818"/>Trier une <text:span text:style-name="Source_20_Text">list</text:span><text:bookmark-end text:name="__RefHeading__16826_2073142818"/></text:h>
          <text:p text:style-name="Text_20_body">L'algorithme <text:span text:style-name="Source_20_Text">sort</text:span> n'est pas utilisable avec les listes, car il n'existe pas d'itérateur à accès direct pour ce type de conteneurs. Par contre, la structure chainée d'une liste permet d'envisager des tris bien plus performants que dans le cas des vecteurs. On utilise donc la fonction-membre <text:span text:style-name="Source_20_Text">sort</text:span>:</text:p>
          <text:p text:style-name="Preformatted_20_Text">list&lt;int&gt; l1;</text:p>
          <text:p text:style-name="P18"><text:span text:style-name="T3">l1.sort();</text:span> <text:s/>// trie la liste en entier</text:p>
          <text:p text:style-name="Text_20_body">Par contre, il n'est pas possible de trier partiellement une liste </text:p>
          <text:h text:style-name="Heading_20_4" text:outline-level="4"><text:bookmark-start text:name="__RefHeading__16828_2073142818"/>Contrôler l'ordre du tri<text:bookmark-end text:name="__RefHeading__16828_2073142818"/></text:h>
          <text:p text:style-name="Text_20_body">Les exemples ci-dessus trient les conteneurs dans l'ordre croissant de leurs éléments. Encore faut-il que cet ordre soit défini, ce qui n'est a priori pas évident lorsqu'il s'agit d'objets. On peut définir l'ordre de deux manières:</text:p>
          <text:list xml:id="list1763612170260860011" text:style-name="L101">
            <text:list-item>
              <text:p text:style-name="P230">Par la surcharge de l'opérateur &lt; (utilisation par défaut de <text:span text:style-name="Source_20_Text">sort</text:span>) </text:p>
            </text:list-item>
            <text:list-item>
              <text:p text:style-name="P129">Par la définiton d'une fonction de comparaison, et le passage de cette fonction à la fonction de tri: </text:p>
            </text:list-item>
          </text:list>
          <text:p text:style-name="Preformatted_20_Text">bool Comparaison(const objet&amp; o1, const objet&amp; o2) {</text:p>
          <text:p text:style-name="Preformatted_20_Text"><text:s text:c="3"/>if (o1 est inférieur à o2)</text:p>
          <text:p text:style-name="Preformatted_20_Text"><text:s text:c="6"/>return true;</text:p>
          <text:p text:style-name="Preformatted_20_Text"><text:s text:c="3"/>else</text:p>
          <text:p text:style-name="Preformatted_20_Text"><text:s text:c="6"/>return false;</text:p>
          <text:p text:style-name="Preformatted_20_Text">}</text:p>
          <text:p text:style-name="Preformatted_20_Text">list&lt;int&gt; l1;</text:p>
          <text:p text:style-name="P21">l1.sort(Comparaison);</text:p>
          <text:p text:style-name="Preformatted_20_Text"/>
          <text:p text:style-name="Preformatted_20_Text">vector&lt;int&gt; v1;</text:p>
          <text:p text:style-name="P19">sort(v1.begin(),v1.end(),Comparaison);</text:p>
          <text:h text:style-name="Heading_20_3" text:outline-level="3"><text:bookmark text:name="listes"/><text:bookmark-start text:name="__RefHeading__16830_2073142818"/>Manipuler des listes<text:bookmark-end text:name="__RefHeading__16830_2073142818"/></text:h>
          <text:p text:style-name="Text_20_body">Il est aisé de manipuler des éléments de liste: on trouve ainsi de fonctions-membres permettant de:</text:p>
          <text:list xml:id="list7468817021048718054" text:style-name="L102">
            <text:list-item>
              <text:p text:style-name="P231">Supprimer un ou plusieurs objets (<text:span text:style-name="Source_20_Text">remove</text:span>, <text:span text:style-name="Source_20_Text">remove_if</text:span>) </text:p>
            </text:list-item>
            <text:list-item>
              <text:p text:style-name="P231">Faire une liste à partir de deux listes, tout en respectant l'ordre des élémets (<text:span text:style-name="Source_20_Text">merge</text:span>) </text:p>
            </text:list-item>
            <text:list-item>
              <text:p text:style-name="P130">Vider une liste de tous ses éléments (ou seulement de quelques-uns) pour les mettre dans une autre: <text:span text:style-name="Source_20_Text">splice</text:span> </text:p>
            </text:list-item>
          </text:list>
          <text:p text:style-name="Text_20_body">Ci-dessous un exemple d'utilisation de <text:span text:style-name="Source_20_Text">splice:</text:span></text:p>
          <text:p text:style-name="Preformatted_20_Text">list&lt;int&gt;l1, l2,l3;</text:p>
          <text:p text:style-name="Preformatted_20_Text">...</text:p>
          <text:p text:style-name="P21">l1.splice(l1.end(),l2); // (1)</text:p>
          <text:p text:style-name="P21">l3.splice(l3.end(),l2.begin()); // (2)</text:p>
          <text:p text:style-name="P18"/>
          <text:p text:style-name="Text_20_body">Dans l'exemple (1), on a "vidé" <text:span text:style-name="Source_20_Text">l2</text:span> en mettant tous ses éléments à la fin de <text:span text:style-name="Source_20_Text">l1</text:span>. Dans l'exemple (2), on a simplement mis le premier élément de l2 à la fin de l3.</text:p>
          <text:h text:style-name="Heading_20_2" text:outline-level="2"><text:bookmark text:name="stream"/><text:bookmark-start text:name="__RefHeading__16832_2073142818"/>Les entrées-sorties<text:bookmark-end text:name="__RefHeading__16832_2073142818"/></text:h>
          <text:p text:style-name="Text_20_body">Les entrées-sorties se font à travers plusieurs objets "flots" dont la hiérarchie se trouve partiellement résumée ci-dessous:</text:p>
          <text:p text:style-name="Preformatted_20_Text"><text:soft-page-break/></text:p>
          <text:p text:style-name="Preformatted_20_Text"><text:span text:style-name="Emphasis">ios</text:span></text:p>
          <text:p text:style-name="Preformatted_20_Text"><text:span text:style-name="Emphasis"><text:s text:c="3"/>istream</text:span></text:p>
          <text:p text:style-name="Preformatted_20_Text"><text:span text:style-name="Emphasis"><text:s text:c="7"/>ifstream</text:span></text:p>
          <text:p text:style-name="Preformatted_20_Text"><text:span text:style-name="Emphasis"><text:s text:c="7"/>istringstream</text:span></text:p>
          <text:p text:style-name="Preformatted_20_Text"><text:span text:style-name="Emphasis"><text:s text:c="7"/>iostream -------</text:span></text:p>
          <text:p text:style-name="Preformatted_20_Text"><text:span text:style-name="Emphasis"><text:s text:c="3"/>ostream <text:s text:c="12"/>|</text:span></text:p>
          <text:p text:style-name="Preformatted_20_Text"><text:span text:style-name="Emphasis"><text:s text:c="7"/>ofstream <text:s text:c="7"/>iostream</text:span></text:p>
          <text:p text:style-name="Preformatted_20_Text"><text:span text:style-name="Emphasis"><text:s text:c="7"/>ostringstream <text:s text:c="2"/>| <text:s text:c="3"/>fstream</text:span></text:p>
          <text:p text:style-name="P18"><text:span text:style-name="Emphasis"><text:s text:c="7"/>iostream ------- <text:s text:c="4"/>stringstream</text:span></text:p>
          <text:h text:style-name="Heading_20_3" text:outline-level="3"><text:bookmark text:name="io-stream"/><text:bookmark-start text:name="__RefHeading__16834_2073142818"/>Les objets de type ostream ou istream<text:bookmark-end text:name="__RefHeading__16834_2073142818"/></text:h>
          <text:p text:style-name="Text_20_body">Pour ouvrir un fichier, il suffit d'instancier un objet de type <text:span text:style-name="Source_20_Text">ostream</text:span> (ouverture en écriture), de type <text:span text:style-name="Source_20_Text">istream</text:span> (ouverture en lecture), ou encore de type <text:span text:style-name="Source_20_Text">iostream</text:span> (ouverture en lecture-écriture)</text:p>
          <text:p text:style-name="Text_20_body">Pour fermer le fichier ouvert, le plus simple est de détruire l'objet, par exemple d'attendre la fin du bloc afin qu'il soit automatiquement détruit (il n'est alors pas nécessaire de se préoccuper de la fermeture du fichier), ou dans le cas d'un objet créé avec l'opérateur <text:span text:style-name="Source_20_Text">new</text:span> d'appeler l'opérateur <text:span text:style-name="Source_20_Text">delete</text:span>.:</text:p>
          <text:p text:style-name="Preformatted_20_Text">{ <text:s text:c="27"/>// debut de bloc</text:p>
          <text:p text:style-name="Preformatted_20_Text"><text:s text:c="3"/>ofstream F1("toto"); <text:s text:c="5"/>// ouvre un fichier en sortie et l'appelle toto</text:p>
          <text:p text:style-name="Preformatted_20_Text"><text:s text:c="3"/>...</text:p>
          <text:p text:style-name="P18">} <text:s text:c="26"/>// fin de bloc = fermeture du fichier</text:p>
          <text:h text:style-name="Heading_20_3" text:outline-level="3"><text:bookmark text:name="io-bin"/><text:bookmark-start text:name="__RefHeading__16836_2073142818"/>Lecture-écriture en binaire<text:bookmark-end text:name="__RefHeading__16836_2073142818"/></text:h>
          <text:p text:style-name="Text_20_body">Pour écrire ou lire des données en binaire, c'est-è-dire simplement écrire (lire) une image d'un bloc de mémoire, il suffit d'utiliser les fonctions-membres <text:span text:style-name="Source_20_Text">write</text:span> ou <text:span text:style-name="Source_20_Text">read</text:span>.</text:p>
          <text:p text:style-name="Preformatted_20_Text">char bfr[50000];</text:p>
          <text:p text:style-name="Preformatted_20_Text">int size;</text:p>
          <text:p text:style-name="Preformatted_20_Text">...</text:p>
          <text:p text:style-name="Preformatted_20_Text">{</text:p>
          <text:p text:style-name="Preformatted_20_Text"><text:s text:c="3"/>ofstream OUT("toto-bin",ios::binary); <text:s/>// ouvre un fichier en écriture</text:p>
          <text:p text:style-name="Preformatted_20_Text"><text:s text:c="3"/>OUT.write(bfr,size); <text:s text:c="18"/>// recopie le buffer</text:p>
          <text:p text:style-name="Preformatted_20_Text">} <text:s text:c="40"/>// ferme le fichier</text:p>
          <text:p text:style-name="Preformatted_20_Text">...</text:p>
          <text:p text:style-name="Preformatted_20_Text">{</text:p>
          <text:p text:style-name="Preformatted_20_Text"><text:s text:c="3"/>ifstream IN("toto-bin",ios::binary); <text:s/>// ouvre un fichier en écriture</text:p>
          <text:p text:style-name="Preformatted_20_Text"><text:s text:c="3"/>IN.read(bfr,size); <text:s text:c="19"/>// recopie le buffer</text:p>
          <text:p text:style-name="P18">} <text:s text:c="39"/>// ferme le fichier</text:p>
          <text:p text:style-name="Text_20_body"><draw:frame draw:style-name="fr2" draw:name="images243" text:anchor-type="as-char" svg:width="0.397cm" svg:height="0.397cm" draw:z-index="292"><draw:image xlink:href="../../html/attention.gif" xlink:type="simple" xlink:show="embed" xlink:actuate="onLoad"/><svg:title>ATTENTION</svg:title></draw:frame> Attention aux débordements de buffers en utilisant ces fonctions !!! Rien ne garantit que size n'est pas supérieur à 50000 dans l'exemple ci-dessus. </text:p>
          <text:h text:style-name="Heading_20_3" text:outline-level="3"><text:bookmark text:name="io-get"/><text:bookmark-start text:name="__RefHeading__16838_2073142818"/>Fonctions get, put, getline<text:bookmark-end text:name="__RefHeading__16838_2073142818"/></text:h>
          <text:p text:style-name="Text_20_body">La fonction <text:span text:style-name="Source_20_Text">out.put(c)</text:span> où <text:span text:style-name="Source_20_Text">c</text:span> est un <text:span text:style-name="Source_20_Text">char</text:span>, permet d'envoyer ce caractère sur la sortie. Elle est strictement équivalente à <text:span text:style-name="Source_20_Text">out &lt;&lt; c</text:span>.</text:p>
          <text:p text:style-name="Text_20_body">La fonction <text:span text:style-name="Source_20_Text">in.get(c)</text:span> où <text:span text:style-name="Source_20_Text">c</text:span> est un <text:span text:style-name="Source_20_Text">char</text:span> est plus intéressante, dans la mesure où, contrairement à l'opérateur <text:span text:style-name="Source_20_Text">&gt;&gt;</text:span>, elle ne fait <text:span text:style-name="T4">aucune</text:span> interprétation du caractère lu. Elle permet par exemple de lire les espaces ou les '\n', qui sont interprétés par <text:span text:style-name="Source_20_Text">&gt;&gt;</text:span>.</text:p>
          <text:p text:style-name="Text_20_body">La fonction-membre <text:span text:style-name="Source_20_Text">getline</text:span> est bien pratique pour lire un fichier ligne par ligne. Son prototype est le suivant:</text:p>
          <text:p text:style-name="P18">getline(char* buffer, int taille, char delimiteur='\n')</text:p>
          <text:p text:style-name="Text_20_body">Le délimiteur par défaut est le caractère de fin de ligne, tandis que la possibilité de fixer une taille permet de s'assurer que le buffer ne déborde pas. Juste après un appel <text:span text:style-name="Source_20_Text">getline</text:span>, la fonction-membre <text:span text:style-name="Source_20_Text">gcount()</text:span> permet de savoir quelle est la longueur de la chaine de caractères effectivement lue.</text:p>
          <text:p text:style-name="Text_20_body"><draw:frame draw:style-name="fr2" draw:name="images244" text:anchor-type="as-char" svg:width="0.397cm" svg:height="0.397cm" draw:z-index="293"><draw:image xlink:href="../../html/attention.gif" xlink:type="simple" xlink:show="embed" xlink:actuate="onLoad"/><svg:title>ATTENTION</svg:title></draw:frame> Il existe aussi une fonction <text:span text:style-name="Source_20_Text">getline</text:span> (qui <text:span text:style-name="Emphasis">n'est pas</text:span> une fontion membre) permettant de lire une ligne dans un objet de type <text:span text:style-name="Source_20_Text">string</text:span>. On pourrait penser que cette fonction est bien sympathique, puisqu'il n'y a plus à se préoccuper des débordements de tampons... mais attention, elle va environ <text:span text:style-name="T4">quatre fois plus lentement</text:span> que la fonction-membre <text:span text:style-name="Source_20_Text">getline</text:span>... A utiliser avec parcimonie, donc. </text:p>
          <text:h text:style-name="Heading_20_3" text:outline-level="3"><text:bookmark text:name="stream-fmt"/><text:bookmark-start text:name="__RefHeading__16840_2073142818"/><text:soft-page-break/>Entrées-sorties formattées: &lt;&lt; et &gt;&gt;<text:bookmark-end text:name="__RefHeading__16840_2073142818"/></text:h>
          <text:p text:style-name="Text_20_body">Les opérateurs <text:span text:style-name="Source_20_Text">&lt;&lt;</text:span> et <text:span text:style-name="Source_20_Text">&gt;&gt;</text:span> sont surchargés de sorte qu'ils permettent respectivement l'entrée ou la sortie:</text:p>
          <text:p text:style-name="Preformatted_20_Text">string A = "voici une chaine";</text:p>
          <text:p text:style-name="Preformatted_20_Text">int B = 56;</text:p>
          <text:p text:style-name="Preformatted_20_Text">objet O; <text:s text:c="20"/>// Objet dont le type a été défini plus haut</text:p>
          <text:p text:style-name="Preformatted_20_Text">...</text:p>
          <text:p text:style-name="Preformatted_20_Text"/>
          <text:p text:style-name="Preformatted_20_Text">ofstream F1("toto"); <text:s text:c="8"/>// ouvre un fichier en sortie et l'appelle toto</text:p>
          <text:p text:style-name="Preformatted_20_Text">F1 &lt;&lt; A &lt;&lt; " " &lt;&lt; B &lt;&lt; "\n"; // Ecrit A, puis B</text:p>
          <text:p text:style-name="P18">F1 &lt;&lt; O &lt;&lt; "\n"; <text:s text:c="12"/>// Ecrit O</text:p>
          <text:p text:style-name="Text_20_body">En particulier, tous les types de base du langage peuvent être utilisés avec ces opérateurs. Mais par ailleurs, lorsque vous écrivez la définition de la classe <text:span text:style-name="Source_20_Text">objet</text:span>, vous pouvez surcharger cet opérateur, afin de vous permettre par la suite d'écrire: <text:span text:style-name="Source_20_Text">F1 &lt;&lt; O &lt;&lt; "\n";</text:span> Nous verrons plus tard comment écrire un tel opérateur.</text:p>
          <text:h text:style-name="Heading_20_3" text:outline-level="3"><text:bookmark text:name="ctrl-fmt"/><text:bookmark-start text:name="__RefHeading__16842_2073142818"/>Le contrôle du format<text:bookmark-end text:name="__RefHeading__16842_2073142818"/></text:h>
          <text:p text:style-name="Text_20_body">Nous avons plusieurs outils à notre disposition pour contrôler le format d'écriture ou de lecture:</text:p>
          <text:list xml:id="list1682308099466462321" text:style-name="L103">
            <text:list-item>
              <text:p text:style-name="P232">Les manipulateurs </text:p>
            </text:list-item>
            <text:list-item>
              <text:p text:style-name="P232">Les fonctions membres </text:p>
            </text:list-item>
            <text:list-item>
              <text:p text:style-name="P131">Les bits de contrôle </text:p>
            </text:list-item>
          </text:list>
          <text:h text:style-name="Heading_20_4" text:outline-level="4"><text:bookmark-start text:name="__RefHeading__16844_2073142818"/>Les manipulateurs<text:bookmark-end text:name="__RefHeading__16844_2073142818"/></text:h>
          <text:p text:style-name="Text_20_body">Les manipulateurs s'interposent entre les données imprimées pour agir sur le fonctionnement du flots. Particulièrement bien intégrés au systéme d'entrées-sorties, ils sont d'un usage très pratique.</text:p>
          <text:h text:style-name="Heading_20_4" text:outline-level="4"><text:bookmark-start text:name="__RefHeading__16846_2073142818"/>Les fonctions membres<text:bookmark-end text:name="__RefHeading__16846_2073142818"/></text:h>
          <text:p text:style-name="Text_20_body">Un flots étant tout simplement un objet, plusieurs fonctions membres sont définies afin de fixer la valeur de tel ou tel paramètre. Il existe aussi des fonctions membres pour lire la valeur fixée actuellement. Cela permet, par exemple, de sauvegarder un paramètre avant de le modifier, pour ensuite lui redonner sa valeur initiale.</text:p>
          <text:h text:style-name="Heading_20_4" text:outline-level="4"><text:bookmark-start text:name="__RefHeading__16848_2073142818"/>Les bits de contrôle<text:bookmark-end text:name="__RefHeading__16848_2073142818"/></text:h>
          <text:p text:style-name="Text_20_body">Plus classique: certains paramètres sont accessibles via le positionnement de bits de contrôle. Les fonctions <text:span text:style-name="Source_20_Text">setf</text:span> et <text:span text:style-name="Source_20_Text">unsetf</text:span> permettent respectivement d'activer et désactiver les bits de contrôle, tout en renvoyant leur ancienne valeur pour sauvegarde éventuelle.</text:p>
          <text:h text:style-name="Heading_20_4" text:outline-level="4"><text:bookmark-start text:name="__RefHeading__16850_2073142818"/>Précision, largeur de champ, caractère de remplissage<text:bookmark-end text:name="__RefHeading__16850_2073142818"/></text:h>
          <table:table table:name="Tableau17" table:style-name="Tableau17">
            <table:table-column table:style-name="Tableau17.A"/>
            <table:table-column table:style-name="Tableau17.B"/>
            <table:table-row>
              <table:table-cell table:style-name="Tableau17.A1" office:value-type="string">
                <text:p text:style-name="Table_20_Heading">Fonctions membres</text:p>
              </table:table-cell>
              <table:table-cell table:style-name="Tableau17.A1" office:value-type="string">
                <text:p text:style-name="Table_20_Heading">Résultats</text:p>
              </table:table-cell>
            </table:table-row>
            <table:table-row>
              <table:table-cell table:style-name="Tableau17.A1" office:value-type="string">
                <text:p text:style-name="Preformatted_20_Text">float x = 4.56782765;</text:p>
                <text:p text:style-name="Preformatted_20_Text">int savprec=cout.precision();</text:p>
                <text:p text:style-name="Preformatted_20_Text">cout.precision(3);</text:p>
                <text:p text:style-name="Preformatted_20_Text">cout &lt;&lt; "x = ";</text:p>
                <text:p text:style-name="Preformatted_20_Text">cout.width(7);</text:p>
                <text:p text:style-name="Preformatted_20_Text">cout &lt;&lt; x &lt;&lt; "cm\n";</text:p>
                <text:p text:style-name="Preformatted_20_Text"/>
                <text:p text:style-name="Preformatted_20_Text">cout &lt;&lt; "x = ";</text:p>
                <text:p text:style-name="Preformatted_20_Text">cout.width(7);</text:p>
                <text:p text:style-name="Preformatted_20_Text">cout.fill('#');</text:p>
                <text:p text:style-name="Preformatted_20_Text">cout &lt;&lt; x &lt;&lt; "cm\n";</text:p>
                <text:p text:style-name="P18"><text:s text:c="3"/></text:p>
              </table:table-cell>
              <table:table-cell table:style-name="Tableau17.A1" office:value-type="string">
                <text:p text:style-name="Preformatted_20_Text"/>
                <text:p text:style-name="Preformatted_20_Text"/>
                <text:p text:style-name="Preformatted_20_Text"/>
                <text:p text:style-name="Preformatted_20_Text"/>
                <text:p text:style-name="Preformatted_20_Text">x =4.57cm</text:p>
                <text:p text:style-name="Preformatted_20_Text"/>
                <text:p text:style-name="Preformatted_20_Text"/>
                <text:p text:style-name="Preformatted_20_Text"/>
                <text:p text:style-name="Preformatted_20_Text"/>
                <text:p text:style-name="P18">x = ###4.57cm</text:p>
              </table:table-cell>
            </table:table-row>
            <table:table-row>
              <table:table-cell table:style-name="Tableau17.A1" office:value-type="string">
                <text:p text:style-name="Table_20_Heading">Manipulateurs </text:p>
              </table:table-cell>
              <table:table-cell table:style-name="Tableau17.A1" office:value-type="string">
                <text:p text:style-name="Table_20_Heading">Résultats</text:p>
              </table:table-cell>
            </table:table-row>
            <table:table-row>
              <table:table-cell table:style-name="Tableau17.A1" office:value-type="string">
                <text:p text:style-name="Preformatted_20_Text">float x = 4.56782765;</text:p>
                <text:p text:style-name="Preformatted_20_Text">cout &lt;&lt; setprecision(3) &lt;&lt; "x = " </text:p>
                <text:p text:style-name="Preformatted_20_Text"><text:s text:c="5"/>&lt;&lt; setw(7) &lt;&lt; x &lt;&lt; "cm\n";</text:p>
                <text:p text:style-name="Preformatted_20_Text">cout &lt;&lt; setprecision(3) &lt;&lt; setfill('#') </text:p>
                <text:p text:style-name="P18"><text:s text:c="5"/>&lt;&lt; "x = " &lt;&lt; setw(7) &lt;&lt; x &lt;&lt; "cm\n";</text:p>
              </table:table-cell>
              <table:table-cell table:style-name="Tableau17.A1" office:value-type="string">
                <text:p text:style-name="Preformatted_20_Text"/>
                <text:p text:style-name="Preformatted_20_Text">x = <text:s text:c="3"/>4.57cm</text:p>
                <text:p text:style-name="Preformatted_20_Text"/>
                <text:p text:style-name="P18">x = ###4.57cm</text:p>
              </table:table-cell>
            </table:table-row>
          </table:table>
          <text:p text:style-name="Text_20_body"><draw:frame draw:style-name="fr2" draw:name="images245" text:anchor-type="as-char" svg:width="0.397cm" svg:height="0.397cm" draw:z-index="294"><draw:image xlink:href="../../html/attention.gif" xlink:type="simple" xlink:show="embed" xlink:actuate="onLoad"/><svg:title>ATTENTION</svg:title></draw:frame> La fonction <text:span text:style-name="Source_20_Text">width</text:span> ainsi que le manipulateur <text:span text:style-name="Source_20_Text">setw</text:span> ne précisent la largeur d'impression <text:span text:style-name="Emphasis">que</text:span> pour la prochaine <text:soft-page-break/>opération de sortie. Il n'en est pas de même pour la plupart des autres fonctions ou manipulateurs,dont l'effet est permanent. </text:p>
          <text:h text:style-name="Heading_20_4" text:outline-level="4"><text:bookmark-start text:name="__RefHeading__16852_2073142818"/>Alignement à gauche ou à droite<text:bookmark-end text:name="__RefHeading__16852_2073142818"/></text:h>
          <table:table table:name="Tableau18" table:style-name="Tableau18">
            <table:table-column table:style-name="Tableau18.A"/>
            <table:table-column table:style-name="Tableau18.B"/>
            <table:table-row>
              <table:table-cell table:style-name="Tableau18.A1" office:value-type="string">
                <text:p text:style-name="Table_20_Heading">champs de bits</text:p>
              </table:table-cell>
              <table:table-cell table:style-name="Tableau18.A1" office:value-type="string">
                <text:p text:style-name="Table_20_Heading">Résultats</text:p>
              </table:table-cell>
            </table:table-row>
            <table:table-row>
              <table:table-cell table:style-name="Tableau18.A1" office:value-type="string">
                <text:p text:style-name="Preformatted_20_Text">float x = -4.56782765;</text:p>
                <text:p text:style-name="Preformatted_20_Text">cout.precision(3);</text:p>
                <text:p text:style-name="Preformatted_20_Text">cout.fill('-');</text:p>
                <text:p text:style-name="Preformatted_20_Text">cout.setf(ios::left,ios::adjustfield);</text:p>
                <text:p text:style-name="Preformatted_20_Text">cout &lt;&lt; "x = ";</text:p>
                <text:p text:style-name="Preformatted_20_Text">cout.width(7);</text:p>
                <text:p text:style-name="Preformatted_20_Text">cout &lt;&lt; x &lt;&lt; "cm\n";</text:p>
                <text:p text:style-name="Preformatted_20_Text"/>
                <text:p text:style-name="Preformatted_20_Text">cout.setf(ios::right,ios::adjustfield);</text:p>
                <text:p text:style-name="Preformatted_20_Text">cout &lt;&lt; "x = ";</text:p>
                <text:p text:style-name="Preformatted_20_Text">cout.width(7);</text:p>
                <text:p text:style-name="P18">cout &lt;&lt; x &lt;&lt; "cm\n";</text:p>
              </table:table-cell>
              <table:table-cell table:style-name="Tableau18.A1" office:value-type="string">
                <text:p text:style-name="Preformatted_20_Text"/>
                <text:p text:style-name="Preformatted_20_Text"/>
                <text:p text:style-name="Preformatted_20_Text"/>
                <text:p text:style-name="Preformatted_20_Text"/>
                <text:p text:style-name="Preformatted_20_Text"/>
                <text:p text:style-name="Preformatted_20_Text">x = -4.57 <text:s/>cm</text:p>
                <text:p text:style-name="Preformatted_20_Text"/>
                <text:p text:style-name="Preformatted_20_Text"/>
                <text:p text:style-name="Preformatted_20_Text"/>
                <text:p text:style-name="Preformatted_20_Text"/>
                <text:p text:style-name="P18">x = <text:s text:c="2"/>-4.57cm</text:p>
              </table:table-cell>
            </table:table-row>
          </table:table>
          <text:h text:style-name="Heading_20_4" text:outline-level="4"><text:bookmark-start text:name="__RefHeading__16854_2073142818"/>Notation scientifique, fixe<text:bookmark-end text:name="__RefHeading__16854_2073142818"/></text:h>
          <table:table table:name="Tableau19" table:style-name="Tableau19">
            <table:table-column table:style-name="Tableau19.A"/>
            <table:table-column table:style-name="Tableau19.B"/>
            <table:table-row>
              <table:table-cell table:style-name="Tableau19.A1" office:value-type="string">
                <text:p text:style-name="Table_20_Heading">champs de bits</text:p>
              </table:table-cell>
              <table:table-cell table:style-name="Tableau19.A1" office:value-type="string">
                <text:p text:style-name="Table_20_Heading">Résultats</text:p>
              </table:table-cell>
            </table:table-row>
            <table:table-row>
              <table:table-cell table:style-name="Tableau19.A1" office:value-type="string">
                <text:p text:style-name="Preformatted_20_Text">float x = 4567.82765;</text:p>
                <text:p text:style-name="Preformatted_20_Text">cout.precision(3);</text:p>
                <text:p text:style-name="Preformatted_20_Text">cout.setf(ios::fixed,ios::floatfield);</text:p>
                <text:p text:style-name="Preformatted_20_Text">cout &lt;&lt; "x = ";</text:p>
                <text:p text:style-name="Preformatted_20_Text">cout.width(10);</text:p>
                <text:p text:style-name="Preformatted_20_Text">cout &lt;&lt; x &lt;&lt; "cm\n";</text:p>
                <text:p text:style-name="Preformatted_20_Text"/>
                <text:p text:style-name="Preformatted_20_Text">cout.setf(ios::scientific,ios::floatfield);</text:p>
                <text:p text:style-name="Preformatted_20_Text">cout.precision(3);</text:p>
                <text:p text:style-name="Preformatted_20_Text">cout &lt;&lt; "x = ";</text:p>
                <text:p text:style-name="Preformatted_20_Text">cout.width(10);</text:p>
                <text:p text:style-name="P18">cout &lt;&lt; x &lt;&lt; "cm\n";</text:p>
              </table:table-cell>
              <table:table-cell table:style-name="Tableau19.A1" office:value-type="string">
                <text:p text:style-name="Preformatted_20_Text"/>
                <text:p text:style-name="Preformatted_20_Text"/>
                <text:p text:style-name="Preformatted_20_Text"/>
                <text:p text:style-name="Preformatted_20_Text"/>
                <text:p text:style-name="Preformatted_20_Text">x = <text:s text:c="2"/>4567.828cm</text:p>
                <text:p text:style-name="Preformatted_20_Text"/>
                <text:p text:style-name="Preformatted_20_Text"/>
                <text:p text:style-name="Preformatted_20_Text"/>
                <text:p text:style-name="Preformatted_20_Text"/>
                <text:p text:style-name="Preformatted_20_Text"/>
                <text:p text:style-name="P18">x = <text:s/>4.568e+03cm</text:p>
              </table:table-cell>
            </table:table-row>
          </table:table>
          <text:h text:style-name="Heading_20_4" text:outline-level="4"><text:bookmark-start text:name="__RefHeading__16856_2073142818"/>Afficher en hexadécimal ou en octal<text:bookmark-end text:name="__RefHeading__16856_2073142818"/></text:h>
          <table:table table:name="Tableau20" table:style-name="Tableau20">
            <table:table-column table:style-name="Tableau20.A"/>
            <table:table-column table:style-name="Tableau20.B"/>
            <table:table-row>
              <table:table-cell table:style-name="Tableau20.A1" office:value-type="string">
                <text:p text:style-name="Table_20_Heading">champs de bits</text:p>
              </table:table-cell>
              <table:table-cell table:style-name="Tableau20.A1" office:value-type="string">
                <text:p text:style-name="Table_20_Heading">Résultats</text:p>
              </table:table-cell>
            </table:table-row>
            <table:table-row>
              <table:table-cell table:style-name="Tableau20.A1" office:value-type="string">
                <text:p text:style-name="Preformatted_20_Text">int i =987654;</text:p>
                <text:p text:style-name="Preformatted_20_Text">cout.setf(ios::showbase);</text:p>
                <text:p text:style-name="Preformatted_20_Text">cout &lt;&lt; "x = ";</text:p>
                <text:p text:style-name="Preformatted_20_Text">cout.width(10);</text:p>
                <text:p text:style-name="Preformatted_20_Text">cout &lt;&lt; i &lt;&lt; "..\n";</text:p>
                <text:p text:style-name="Preformatted_20_Text"/>
                <text:p text:style-name="Preformatted_20_Text">cout.setf(ios::oct,ios::basefield);</text:p>
                <text:p text:style-name="Preformatted_20_Text">cout &lt;&lt; "x = ";</text:p>
                <text:p text:style-name="Preformatted_20_Text">cout.width(10);</text:p>
                <text:p text:style-name="Preformatted_20_Text">cout &lt;&lt; i &lt;&lt; "..\n";</text:p>
                <text:p text:style-name="Preformatted_20_Text"/>
                <text:p text:style-name="Preformatted_20_Text">cout.setf(ios::hex,ios::basefield);</text:p>
                <text:p text:style-name="Preformatted_20_Text">cout.setf(ios::showbase);</text:p>
                <text:p text:style-name="Preformatted_20_Text">cout &lt;&lt; "x = ";</text:p>
                <text:p text:style-name="Preformatted_20_Text">cout.width(10);</text:p>
                <text:p text:style-name="Preformatted_20_Text">cout &lt;&lt; i &lt;&lt; "..\n";</text:p>
                <text:p text:style-name="Preformatted_20_Text"/>
                <text:p text:style-name="Preformatted_20_Text">cout.setf(ios::uppercase);</text:p>
                <text:p text:style-name="Preformatted_20_Text">cout &lt;&lt; "x = ";</text:p>
                <text:p text:style-name="Preformatted_20_Text">cout.width(10);</text:p>
                <text:p text:style-name="P18">cout &lt;&lt; i &lt;&lt; "..\n";</text:p>
              </table:table-cell>
              <table:table-cell table:style-name="Tableau20.A1" office:value-type="string">
                <text:p text:style-name="Preformatted_20_Text"/>
                <text:p text:style-name="Preformatted_20_Text"/>
                <text:p text:style-name="Preformatted_20_Text"/>
                <text:p text:style-name="Preformatted_20_Text">x = <text:s text:c="4"/>987654..</text:p>
                <text:p text:style-name="Preformatted_20_Text"/>
                <text:p text:style-name="Preformatted_20_Text"/>
                <text:p text:style-name="Preformatted_20_Text"/>
                <text:p text:style-name="Preformatted_20_Text"/>
                <text:p text:style-name="Preformatted_20_Text">x = <text:s text:c="2"/>03611006..</text:p>
                <text:p text:style-name="Preformatted_20_Text"/>
                <text:p text:style-name="Preformatted_20_Text"/>
                <text:p text:style-name="Preformatted_20_Text"/>
                <text:p text:style-name="Preformatted_20_Text"/>
                <text:p text:style-name="Preformatted_20_Text"/>
                <text:p text:style-name="Preformatted_20_Text">x = <text:s text:c="3"/>0xf1206..</text:p>
                <text:p text:style-name="Preformatted_20_Text"/>
                <text:p text:style-name="Preformatted_20_Text"/>
                <text:p text:style-name="Preformatted_20_Text"/>
                <text:p text:style-name="Preformatted_20_Text"/>
                <text:p text:style-name="P18">x = <text:s text:c="3"/>0XF1206..</text:p>
              </table:table-cell>
            </table:table-row>
            <table:table-row>
              <table:table-cell table:style-name="Tableau20.A1" office:value-type="string">
                <text:p text:style-name="Table_20_Heading">Manipulateurs</text:p>
              </table:table-cell>
              <table:table-cell table:style-name="Tableau20.A1" office:value-type="string">
                <text:p text:style-name="Table_20_Heading">Résultats</text:p>
              </table:table-cell>
            </table:table-row>
            <table:table-row>
              <table:table-cell table:style-name="Tableau20.A1" office:value-type="string">
                <text:p text:style-name="Preformatted_20_Text">cout.unsetf(ios::showbase);</text:p>
                <text:p text:style-name="Preformatted_20_Text">cout &lt;&lt; "x = "&lt;&lt; dec &lt;&lt; i &lt;&lt; "..\n";</text:p>
                <text:p text:style-name="Preformatted_20_Text"/>
                <text:p text:style-name="Preformatted_20_Text">cout &lt;&lt; "x = "&lt;&lt; oct &lt;&lt; i &lt;&lt; "..\n";</text:p>
                <text:p text:style-name="Preformatted_20_Text"/>
                <text:p text:style-name="P18">cout &lt;&lt; "x = "&lt;&lt; hex &lt;&lt; i &lt;&lt; "..\n";</text:p>
              </table:table-cell>
              <table:table-cell table:style-name="Tableau20.A1" office:value-type="string">
                <text:p text:style-name="Preformatted_20_Text">x = 987654..</text:p>
                <text:p text:style-name="Preformatted_20_Text"/>
                <text:p text:style-name="Preformatted_20_Text">x = 3611006..</text:p>
                <text:p text:style-name="Preformatted_20_Text"/>
                <text:p text:style-name="P18">x = f1206..</text:p>
              </table:table-cell>
            </table:table-row>
          </table:table>
          <text:h text:style-name="Heading_20_4" text:outline-level="4"><text:bookmark-start text:name="__RefHeading__16858_2073142818"/><text:soft-page-break/>Jouer avec les tampons<text:bookmark-end text:name="__RefHeading__16858_2073142818"/></text:h>
          <table:table table:name="Tableau21" table:style-name="Tableau21">
            <table:table-column table:style-name="Tableau21.A"/>
            <table:table-row>
              <table:table-cell table:style-name="Tableau21.A1" office:value-type="string">
                <text:p text:style-name="Table_20_Heading">champs de bits</text:p>
              </table:table-cell>
            </table:table-row>
            <table:table-row>
              <table:table-cell table:style-name="Tableau21.A1" office:value-type="string">
                <text:p text:style-name="Preformatted_20_Text">int i =987654;</text:p>
                <text:p text:style-name="Preformatted_20_Text">cout.setf(ios::unitbuf);</text:p>
                <text:p text:style-name="Preformatted_20_Text">cout &lt;&lt; "x = " &lt;&lt; i;</text:p>
                <text:p text:style-name="P18"><text:s text:c="4"/></text:p>
              </table:table-cell>
            </table:table-row>
            <table:table-row>
              <table:table-cell table:style-name="Tableau21.A1" office:value-type="string">
                <text:p text:style-name="Table_20_Heading">Manipulateurs</text:p>
              </table:table-cell>
            </table:table-row>
            <table:table-row>
              <table:table-cell table:style-name="Tableau21.A1" office:value-type="string">
                <text:p text:style-name="Preformatted_20_Text">cout &lt;&lt; "x = "&lt;&lt; i &lt;&lt; flush;</text:p>
                <text:p text:style-name="P18"><text:s text:c="4"/></text:p>
              </table:table-cell>
            </table:table-row>
          </table:table>
          <text:p text:style-name="Text_20_body"><text:span text:style-name="Source_20_Text">unitbuf</text:span> assure que toute opération de sortie sera envoyée immédiatement (le tampon n'est pas utilisé); cela peut être important par exemple lorsqu'on écrit dans un pipe, pour assurer une bonne syncrhonisation. Le manipulateur <text:span text:style-name="Source_20_Text">flush</text:span> vide le tampon immédatement.</text:p>
          <text:h text:style-name="Heading_20_3" text:outline-level="3"><text:bookmark text:name="io-sts"/><text:bookmark-start text:name="__RefHeading__16860_2073142818"/>Ecrire... ou lire l'état du flot<text:bookmark-end text:name="__RefHeading__16860_2073142818"/></text:h>
          <text:p text:style-name="Text_20_body">L'opérateur <text:span text:style-name="Source_20_Text">()</text:span> est surchargé de sorte que l'on puisse écrire:</text:p>
          <text:p text:style-name="Preformatted_20_Text">OUT &lt;&lt; ...;</text:p>
          <text:p text:style-name="Preformatted_20_Text">if (OUT) {</text:p>
          <text:p text:style-name="Preformatted_20_Text"><text:s text:c="4"/>... <text:s text:c="3"/>// Pas de pb</text:p>
          <text:p text:style-name="Preformatted_20_Text"><text:s text:c="4"/>..</text:p>
          <text:p text:style-name="P18">};</text:p>
          <text:p text:style-name="Text_20_body">De même, l'opérateur <text:span text:style-name="Source_20_Text">!</text:span> est surchargé de sorte que l'on puisse écrire:</text:p>
          <text:p text:style-name="Preformatted_20_Text">OUT &lt;&lt; ...;</text:p>
          <text:p text:style-name="Preformatted_20_Text">if (!OUT) {</text:p>
          <text:p text:style-name="Preformatted_20_Text"><text:s text:c="4"/>... <text:s text:c="3"/>// BIG PB</text:p>
          <text:p text:style-name="Preformatted_20_Text"><text:s text:c="4"/>..</text:p>
          <text:p text:style-name="P18">};</text:p>
          <text:p text:style-name="Text_20_body">Par ailleurs, plusieurs fonctions-membres permettent de tester plus précisément l'état du fichier. Parmi elles, la plus utile est <text:span text:style-name="Source_20_Text">eof()</text:span> permettant de détecter la fin de fichier.</text:p>
          <text:h text:style-name="Heading_20_3" text:outline-level="3"><text:bookmark text:name="sortie-surch"/><text:bookmark-start text:name="__RefHeading__16862_2073142818"/>Surcharger l'opérateur &lt;&lt;<text:bookmark-end text:name="__RefHeading__16862_2073142818"/></text:h>
          <text:p text:style-name="Text_20_body">L'opérateur <text:span text:style-name="Source_20_Text"><text:span text:style-name="T3">&lt;&lt;</text:span></text:span> peut être surchargé lorsqu'on écrit une classe, ainsi qu'on le voit ci-dessous avec notre classe complexe;<draw:a xlink:type="simple" xlink:href="../../html/surch.html#ope-plus"><draw:frame draw:style-name="fr3" draw:name="images246" text:anchor-type="as-char" svg:width="0.291cm" svg:height="0.344cm" draw:z-index="295"><draw:image xlink:href="../../html/avant.gif" xlink:type="simple" xlink:show="embed" xlink:actuate="onLoad"/><svg:title>avant</svg:title></draw:frame></draw:a> Le mieux est de définir une fonction amie, en utilisant un prototype analogue au prototype ci-dessous:</text:p>
          <text:p text:style-name="Preformatted_20_Text">class complexe {</text:p>
          <text:p text:style-name="Preformatted_20_Text">...</text:p>
          <text:p text:style-name="Preformatted_20_Text"><text:s text:c="2"/>friend ostream &amp; operator&lt;&lt;(ostream&amp; os, const complexe&amp; c) {</text:p>
          <text:p text:style-name="Preformatted_20_Text"><text:s text:c="4"/>os &lt;&lt; "Partie reelle = " &lt;&lt; c.r &lt;&lt; " Partie imaginaire = " &lt;&lt; c.i;</text:p>
          <text:p text:style-name="Preformatted_20_Text"><text:s text:c="4"/>os &lt;&lt; endl;</text:p>
          <text:p text:style-name="Preformatted_20_Text"><text:s text:c="2"/>}</text:p>
          <text:p text:style-name="Preformatted_20_Text">}</text:p>
          <text:p text:style-name="Preformatted_20_Text"/>
          <text:p text:style-name="Preformatted_20_Text">...</text:p>
          <text:p text:style-name="Preformatted_20_Text"/>
          <text:p text:style-name="Preformatted_20_Text">complexe A;</text:p>
          <text:p text:style-name="P18">cout &lt;&lt; A &lt;&lt; "\n";</text:p>
          <text:p text:style-name="Text_20_body">La dernière opération de sortie écrit:</text:p>
          <text:p text:style-name="P18">Partie reelle = 0 Partie imaginaire = 0</text:p>
          <text:h text:style-name="Heading_20_3" text:outline-level="3"><text:bookmark text:name="entree-surch"/><text:bookmark-start text:name="__RefHeading__16864_2073142818"/>Surcharger l'opérateur &gt;&gt;<text:bookmark-end text:name="__RefHeading__16864_2073142818"/></text:h>
          <text:p text:style-name="Text_20_body">L'opérateur <text:span text:style-name="Source_20_Text"><text:span text:style-name="T3">&gt;&gt;</text:span></text:span> peut lui aussi être surchargé. Attention, il est bon de s'assurer que les données fournies par l'utilisateur correspondent bien à ce que l'on attend, et dans le cas contraire il faut agir sur l'état du flot, afin que le programme principal sache que quelque chose d'anormal est arrivé.<text:line-break/>Le programme ci-dessous montre l'opérateur <text:span text:style-name="Source_20_Text">&gt;&gt;</text:span> ainsi que le programme principal qui va avec; on voit qu'on utilise l'opérateur <text:span text:style-name="Source_20_Text">!</text:span> sur le flot <text:span text:style-name="Source_20_Text">cin</text:span> afin de détecter les erreurs, et de boucler le cas échéant. Tout cela ne peut fonctionner que parceque <text:span text:style-name="Source_20_Text"><text:span text:style-name="T3">&gt;&gt;</text:span></text:span> positionne correctement les bits d'état lorsqu'il rencontre un problème.</text:p>
          <text:p text:style-name="Preformatted_20_Text"><text:soft-page-break/>class complexe {</text:p>
          <text:p text:style-name="Preformatted_20_Text">...</text:p>
          <text:p text:style-name="Preformatted_20_Text"><text:s text:c="2"/>friend istream&amp; operator&gt;&gt;(istream&amp; is, complexe&amp; c) {</text:p>
          <text:p text:style-name="Preformatted_20_Text"><text:s text:c="4"/>char sep;</text:p>
          <text:p text:style-name="Preformatted_20_Text"><text:s text:c="4"/>float r,i;</text:p>
          <text:p text:style-name="Preformatted_20_Text"><text:s text:c="4"/>is.clear(); <text:s text:c="26"/>// remise a 0 du status</text:p>
          <text:p text:style-name="Preformatted_20_Text"><text:s text:c="4"/>is &gt;&gt; r &gt;&gt; sep;</text:p>
          <text:p text:style-name="Preformatted_20_Text"><text:s text:c="4"/>if (sep == ',') {</text:p>
          <text:p text:style-name="Preformatted_20_Text"><text:s text:c="6"/>is &gt;&gt; i;</text:p>
          <text:p text:style-name="Preformatted_20_Text"><text:s text:c="6"/>c.r = r;</text:p>
          <text:p text:style-name="Preformatted_20_Text"><text:s text:c="6"/>c.i = i;</text:p>
          <text:p text:style-name="Preformatted_20_Text"><text:s text:c="4"/>} else {</text:p>
          <text:p text:style-name="Preformatted_20_Text"><text:s text:c="6"/>string dump;</text:p>
          <text:p text:style-name="Preformatted_20_Text"><text:s text:c="6"/>getline(is,dump); <text:s text:c="18"/>// pour jeter la fin de ligne</text:p>
          <text:p text:style-name="Preformatted_20_Text"><text:s text:c="6"/>is.clear(ios::badbit|is.rdstate()); // pb en lecture</text:p>
          <text:p text:style-name="Preformatted_20_Text"><text:s text:c="4"/>};</text:p>
          <text:p text:style-name="Preformatted_20_Text"><text:s text:c="4"/>return is;</text:p>
          <text:p text:style-name="Preformatted_20_Text"><text:s text:c="2"/>}</text:p>
          <text:p text:style-name="Preformatted_20_Text">};</text:p>
          <text:p text:style-name="Preformatted_20_Text"/>
          <text:p text:style-name="Preformatted_20_Text">main() {</text:p>
          <text:p text:style-name="Preformatted_20_Text"><text:s text:c="2"/>complexe C1;</text:p>
          <text:p text:style-name="Preformatted_20_Text"><text:s text:c="2"/>do {</text:p>
          <text:p text:style-name="Preformatted_20_Text"><text:s text:c="4"/>cout &lt;&lt;"Entrer reel,imag:";</text:p>
          <text:p text:style-name="Preformatted_20_Text"><text:s text:c="2"/>} while(!(cin &gt;&gt; C1));</text:p>
          <text:p text:style-name="Preformatted_20_Text"><text:s text:c="2"/>cout&lt;&lt; "Voici le complexe = " &lt;&lt; C1 &lt;&lt; endl;</text:p>
          <text:p text:style-name="P18">};</text:p>
          <text:h text:style-name="Heading_20_3" text:outline-level="3"><text:bookmark text:name="ite-stream"/><text:bookmark-start text:name="__RefHeading__16866_2073142818"/>Les itérateurs de flots<text:bookmark-end text:name="__RefHeading__16866_2073142818"/></text:h>
          <text:p text:style-name="Text_20_body">Une autre manière d'utiliser les flots est de faire "comme si" il s'agissait d'un conteneur, et d'utiliser un itérateur, ainsi qu'on peut le voir ci-dessous pour l'entrée:</text:p>
          <text:p text:style-name="P21">istream_iterator&lt;int&gt; input (cin);</text:p>
          <text:p text:style-name="P21">istream_iterator&lt;int&gt; end_of_input;</text:p>
          <text:p text:style-name="Preformatted_20_Text">while(input != end_of_input) {</text:p>
          <text:p text:style-name="Preformatted_20_Text"><text:s text:c="4"/>int i = *input;</text:p>
          <text:p text:style-name="Preformatted_20_Text"><text:s text:c="4"/>...</text:p>
          <text:p text:style-name="Preformatted_20_Text"><text:s text:c="4"/>++input;</text:p>
          <text:p text:style-name="P18">}</text:p>
          <text:p text:style-name="Text_20_body"><draw:frame draw:style-name="fr2" draw:name="images247" text:anchor-type="as-char" svg:width="0.397cm" svg:height="0.397cm" draw:z-index="296"><draw:image xlink:href="../../html/attention.gif" xlink:type="simple" xlink:show="embed" xlink:actuate="onLoad"/><svg:title>ATTENTION</svg:title></draw:frame> La première ligne associe un itérateur de flot à un flot existant (ici <text:span text:style-name="Source_20_Text">cin</text:span>). La seconde ligne construit un itérateur de flot sans l'associer à quoique ce soit: il s'agit par convention d'un signal de fin de fichier.</text:p>
          <text:p text:style-name="Text_20_body">Et pour la sortie:</text:p>
          <text:p text:style-name="Preformatted_20_Text">ostream_iterator&lt;int&gt; output(cout);</text:p>
          <text:p text:style-name="Preformatted_20_Text">while(...) {</text:p>
          <text:p text:style-name="Preformatted_20_Text"><text:s text:c="4"/>*output = ...;</text:p>
          <text:p text:style-name="Preformatted_20_Text"><text:s text:c="4"/>++output;</text:p>
          <text:p text:style-name="P18">}</text:p>
          <text:p text:style-name="Text_20_body"><draw:frame draw:style-name="fr2" draw:name="images248" text:anchor-type="as-char" svg:width="0.397cm" svg:height="0.397cm" draw:z-index="297"><draw:image xlink:href="../../html/attention.gif" xlink:type="simple" xlink:show="embed" xlink:actuate="onLoad"/><svg:title>ATTENTION</svg:title></draw:frame> La ligne <text:span text:style-name="Source_20_Text">*output = ... </text:span>utilisera en fait l'opérateur <text:span text:style-name="Source_20_Text">&lt;&lt;</text:span> de l'objet situé à droite du signe <text:span text:style-name="Source_20_Text">=</text:span>.</text:p>
          <text:h text:style-name="Heading_20_3" text:outline-level="3"><text:bookmark text:name="io-conten"/><text:bookmark-start text:name="__RefHeading__16868_2073142818"/>Remplir un conteneur à partir d'un fichier<text:bookmark-end text:name="__RefHeading__16868_2073142818"/></text:h>
          <text:p text:style-name="Text_20_body">Le code ci-dessous utilise la fonction <text:span text:style-name="Source_20_Text">back_insert_iterator</text:span> afin de générer à partir d'un conteneur, un type particulier d'itérateurs: un itérateur d'insertion. Celui-ci sert à insérer les objets dans le conteneur par la fin. Associé aux itérateurs de flots, on remplit le conteneur avec une ligne de code... mais surtout, le fait qu'on lit depuis un fichier est totalement masqué: changez les itérateurs <text:span text:style-name="Source_20_Text">i</text:span> et <text:span text:style-name="Source_20_Text">i_end</text:span> par des itérateurs définissant un intervalle, par exemple, le code sera exactement le même. Elégant, n'est-il pas ?</text:p>
          <text:p text:style-name="Preformatted_20_Text">vector&lt;int&gt; V1;</text:p>
          <text:p text:style-name="Preformatted_20_Text"/>
          <text:p text:style-name="Preformatted_20_Text">ifstream data("file.data");</text:p>
          <text:p text:style-name="Preformatted_20_Text">istream_iterator&lt;int&gt; i(data);</text:p>
          <text:p text:style-name="Preformatted_20_Text">istream_iterator&lt;int&gt; i_end;</text:p>
          <text:p text:style-name="Preformatted_20_Text">back_insert_iterator&lt;vector&lt;int&gt; &gt; bii1 = back_inserter(V1);</text:p>
          <text:p text:style-name="Preformatted_20_Text"/>
          <text:p text:style-name="P19">copy(i,i_end, bii1);</text:p>
          <text:p text:style-name="P14"/>
        </text:section>
        <text:section text:style-name="Sect1" text:name="Section21">
          <text:h text:style-name="Heading_20_1" text:outline-level="1"><text:bookmark text:name="contenu9"/><text:bookmark-start text:name="__RefHeading__16870_2073142818"/><text:soft-page-break/>Références<text:bookmark-end text:name="__RefHeading__16870_2073142818"/></text:h>
          <text:h text:style-name="Heading_20_3" text:outline-level="3"><text:bookmark-start text:name="__RefHeading__16872_2073142818"/>Retour sur le langage C<text:bookmark-end text:name="__RefHeading__16872_2073142818"/></text:h>
          <text:p text:style-name="List_20_Heading"><text:bookmark text:name="RICHIEC"/><text:span text:style-name="T3">[Richie-C]</text:span> </text:p>
          <text:p text:style-name="P17"><text:a xlink:type="simple" xlink:href="http://cm.bell-labs.com/cm/cs/who/dmr/chist.html" text:style-name="Internet_20_link" text:visited-style-name="Visited_20_Internet_20_Link">http://cm.bell-labs.com/cm/cs/who/dmr/chist.html</text:a> The development of the C Language par Dennis M.Ritchie (1996) </text:p>
          <text:h text:style-name="Heading_20_3" text:outline-level="3"><text:bookmark-start text:name="__RefHeading__16874_2073142818"/>Textes de Bjarne Stroustrup<text:bookmark-end text:name="__RefHeading__16874_2073142818"/></text:h>
          <text:p text:style-name="List_20_Heading"><text:bookmark text:name="STROUSTRUP"/><text:span text:style-name="T3">[Stroustrup-home]</text:span> </text:p>
          <text:p text:style-name="List_20_Contents"><text:a xlink:type="simple" xlink:href="http://www.research.att.com/%7Ebs" text:style-name="Internet_20_link" text:visited-style-name="Visited_20_Internet_20_Link">http://www.research.att.com/~bs</text:a> La page de Bjarne Stroustrup </text:p>
          <text:p text:style-name="List_20_Heading"><text:bookmark text:name="STROUSTRUPFAQ"/><text:span text:style-name="T3">[Stroustrup-faq]</text:span> </text:p>
          <text:p text:style-name="List_20_Contents"><text:a xlink:type="simple" xlink:href="http://www.research.att.com/%7Ebs/bs_faq.html" text:style-name="Internet_20_link" text:visited-style-name="Visited_20_Internet_20_Link">http://www.research.att.com/~bs/bs_faq.html</text:a> Les faqs de Stroustrup </text:p>
          <text:p text:style-name="List_20_Heading"><text:bookmark text:name="STROUSTRUPCPP"/><text:span text:style-name="T3">[Stroustrup-c++]</text:span> </text:p>
          <text:p text:style-name="List_20_Contents"><text:a xlink:type="simple" xlink:href="http://www.research.att.com/%7Ebs/C++.html" text:style-name="Internet_20_link" text:visited-style-name="Visited_20_Internet_20_Link">http://www.research.att.com/~bs/C++.html</text:a> pointeurs vers des ressources C++ </text:p>
          <text:p text:style-name="List_20_Heading"><text:bookmark text:name="STROUSTRUPAPP"/><text:span text:style-name="T3">[Stroustrup-app]</text:span> </text:p>
          <text:p text:style-name="List_20_Contents"><text:a xlink:type="simple" xlink:href="http://www.research.att.com/%7Ebs/learn.html" text:style-name="Internet_20_link" text:visited-style-name="Visited_20_Internet_20_Link">http://www.research.att.com/~bs/learn.html</text:a> learning C++ (quelques notes sur l'apprentissage du C++, et la différence entre C et C++) </text:p>
          <text:p text:style-name="List_20_Heading"><text:bookmark text:name="STROUSTRUPWOP"/><text:span text:style-name="T3">[Stroustrup-wop]</text:span> </text:p>
          <text:p text:style-name="List_20_Contents"><text:a xlink:type="simple" xlink:href="http://www.research.att.com/%7Ebs/whatis.pdf" text:style-name="Internet_20_link" text:visited-style-name="Visited_20_Internet_20_Link">http://www.research.att.com/~bs/whatis.pdf</text:a> What is Object Programming ? (article au format pdf) </text:p>
          <text:p text:style-name="List_20_Heading"><text:bookmark text:name="STROUSTRUPBIB"/><text:span text:style-name="T3">[Stroustrup-bib]</text:span> </text:p>
          <text:p text:style-name="List_20_Contents"><text:a xlink:type="simple" xlink:href="http://www.research.att.com/%7Ebs/3rd_tour2.pdf" text:style-name="Internet_20_link" text:visited-style-name="Visited_20_Internet_20_Link">http://www.research.att.com/~bs/3rd_tour2.pdf</text:a> Description de la bibliothèque standard du C++ </text:p>
          <text:p text:style-name="List_20_Heading"><text:bookmark text:name="STROUSTRUPLANG"/><text:span text:style-name="T3">[Stroustrup-lang]</text:span> </text:p>
          <text:p text:style-name="P17"><text:a xlink:type="simple" xlink:href="http://www.research.att.com/%7Ebs/3rd.html" text:style-name="Internet_20_link" text:visited-style-name="Visited_20_Internet_20_Link">http://www.research.att.com/~bs/3rd.html</text:a> Le langage C++, 3ème édition (Addison-Wesley) (rassurez-vous c'est juste de la pub) <text:line-break/><text:span text:style-name="Emphasis">Le texte de base n°1</text:span> </text:p>
          <text:h text:style-name="Heading_20_3" text:outline-level="3"><text:bookmark-start text:name="__RefHeading__16876_2073142818"/>Autres pointeurs ou textes en Anglais<text:bookmark-end text:name="__RefHeading__16876_2073142818"/></text:h>
          <text:p text:style-name="List_20_Heading"><text:a xlink:type="simple" xlink:href="http://www.accu.org/" text:style-name="Internet_20_link" text:visited-style-name="Visited_20_Internet_20_Link">http://www.accu.org</text:a> Association of C and C++ users </text:p>
          <text:p text:style-name="List_20_Contents">Pas mal de pointeurs, en particulier une <text:a xlink:type="simple" xlink:href="http://www.accu.org/bookreviews/public/index.htm" text:style-name="Internet_20_link" text:visited-style-name="Visited_20_Internet_20_Link">"book review"</text:a> très complète [3000 références...] </text:p>
          <text:p text:style-name="List_20_Heading"><text:span text:style-name="T3">C++ FAQS Second Edition, Addison Wesley (1999)</text:span> (Marshall Cline, Greg Lomow, Mike Girou) </text:p>
          <text:p text:style-name="List_20_Contents">Tout ce que vous avez toujours voulu savoir... <text:span text:style-name="Emphasis"><text:line-break/>Le texte de base n°2</text:span> </text:p>
          <text:p text:style-name="List_20_Heading"><text:a xlink:type="simple" xlink:href="http://www.ensta.fr/%7Ediam/c++/online/c++-faq-lite/" text:style-name="Internet_20_link" text:visited-style-name="Visited_20_Internet_20_Link"><text:span text:style-name="T3">http://www.ensta.fr/~diam/c++/online/c++-faq-lite</text:span></text:a><text:span text:style-name="T3"> Les C++ FAQ LITE</text:span> </text:p>
          <text:p text:style-name="List_20_Contents"><text:span text:style-name="Emphasis">La version allégée, mais en ligne, du texte de base n°2</text:span> </text:p>
          <text:p text:style-name="List_20_Heading"><text:a xlink:type="simple" xlink:href="http://www.sgi.com/tech/stl/index.html" text:style-name="Internet_20_link" text:visited-style-name="Visited_20_Internet_20_Link">http://www.sgi.com/tech/stl/index.html</text:a> </text:p>
          <text:p text:style-name="List_20_Contents">La documentation de référence de l'implémentation de Sgi de la bibliothèque standard. Seulement la partie STL (il manque donc les entrées-sorties). </text:p>
          <text:p text:style-name="List_20_Heading"><text:a xlink:type="simple" xlink:href="http://www.cplusplus.com/ref" text:style-name="Internet_20_link" text:visited-style-name="Visited_20_Internet_20_Link">http://www.cplusplus.com/ref</text:a> </text:p>
          <text:p text:style-name="P17">Un site malheureusement en perte de vitesse, mais intéressant pour sa documentation sur la bibliothèque d'entrées-sorties. </text:p>
          <text:h text:style-name="Heading_20_3" text:outline-level="3"><text:bookmark text:name="text-fran"/><text:bookmark-start text:name="__RefHeading__16878_2073142818"/>Textes en français<text:bookmark-end text:name="__RefHeading__16878_2073142818"/></text:h>
          <text:p text:style-name="List_20_Heading"><text:span text:style-name="T3">Programmer en langage C++, Eyrolles </text:span>(Claude Delannoy) </text:p>
          <text:p text:style-name="List_20_Contents">Un très bon livre, écrit en fran�ais, très complet mais beaucoup plus accessible que le Stroustrup. La bibliothèque standard est abondamment présentée<text:line-break/><text:span text:style-name="Emphasis">Le texte de base n°3</text:span> </text:p>
          <text:p text:style-name="List_20_Heading"><text:span text:style-name="T3">STL, précis et concis, O'Reilly</text:span> (Ray Lischner) </text:p>
          <text:p text:style-name="P17">Le meilleur livre que j'ai trouvé sur la bibliothèque standard du C++: cela tombe bien, il est court et pas cher !<text:line-break/><text:span text:style-name="Emphasis">Le texte de base n°4</text:span> </text:p>
          <text:p text:style-name="P16"/>
          <text:table-of-content text:style-name="Sect2"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2">Table des matières</text:p>
              </text:index-title>
              <text:p text:style-name="P28"><text:a xlink:type="simple" xlink:href="#__RefHeading__15838_1021975873" text:style-name="Index_20_Link" text:visited-style-name="Index_20_Link">Introduction au C++<text:tab/>1</text:a></text:p>
              <text:p text:style-name="P28"><text:a xlink:type="simple" xlink:href="#__RefHeading__15840_1021975873" text:style-name="Index_20_Link" text:visited-style-name="Index_20_Link">et<text:tab/>1</text:a></text:p>
              <text:p text:style-name="P28"><text:a xlink:type="simple" xlink:href="#__RefHeading__15842_1021975873" text:style-name="Index_20_Link" text:visited-style-name="Index_20_Link">à la programmation objet<text:tab/>1</text:a></text:p>
              <text:p text:style-name="P28"><text:a xlink:type="simple" xlink:href="#__RefHeading__16240_2073142818" text:style-name="Index_20_Link" text:visited-style-name="Index_20_Link">Introduction<text:tab/>3</text:a></text:p>
              <text:p text:style-name="P27"><text:a xlink:type="simple" xlink:href="#__RefHeading__16242_2073142818" text:style-name="Index_20_Link" text:visited-style-name="Index_20_Link">A propos de ce cours<text:tab/>3</text:a></text:p>
              <text:p text:style-name="P27"><text:a xlink:type="simple" xlink:href="#__RefHeading__16244_2073142818" text:style-name="Index_20_Link" text:visited-style-name="Index_20_Link">Symboles et conventions utilisés dans ce cours<text:tab/>3</text:a></text:p>
              <text:p text:style-name="P27"><text:a xlink:type="simple" xlink:href="#__RefHeading__16246_2073142818" text:style-name="Index_20_Link" text:visited-style-name="Index_20_Link">Impasses...<text:tab/>4</text:a></text:p>
              <text:p text:style-name="P27"><text:a xlink:type="simple" xlink:href="#__RefHeading__16248_2073142818" text:style-name="Index_20_Link" text:visited-style-name="Index_20_Link">Un peu d'histoire.<text:tab/>4</text:a></text:p>
              <text:p text:style-name="P28"><text:a xlink:type="simple" xlink:href="#__RefHeading__16252_2073142818" text:style-name="Index_20_Link" text:visited-style-name="Index_20_Link">La programmation objet<text:tab/>7</text:a></text:p>
              <text:p text:style-name="P27"><text:a xlink:type="simple" xlink:href="#__RefHeading__16254_2073142818" text:style-name="Index_20_Link" text:visited-style-name="Index_20_Link">Poser un problème<text:tab/>7</text:a></text:p>
              <text:p text:style-name="P27"><text:a xlink:type="simple" xlink:href="#__RefHeading__16256_2073142818" text:style-name="Index_20_Link" text:visited-style-name="Index_20_Link">La programmation objets expliquée aux programmeurs<text:tab/>7</text:a></text:p>
              <text:p text:style-name="P27"><text:a xlink:type="simple" xlink:href="#__RefHeading__16258_2073142818" text:style-name="Index_20_Link" text:visited-style-name="Index_20_Link">L'approche procédurale<text:tab/>7</text:a></text:p>
              <text:p text:style-name="P27"><text:a xlink:type="simple" xlink:href="#__RefHeading__16264_2073142818" text:style-name="Index_20_Link" text:visited-style-name="Index_20_Link">L'approche modulaire<text:tab/>7</text:a></text:p>
              <text:p text:style-name="P27"><text:a xlink:type="simple" xlink:href="#__RefHeading__16274_2073142818" text:style-name="Index_20_Link" text:visited-style-name="Index_20_Link">L'approche objets<text:tab/>8</text:a></text:p>
              <text:p text:style-name="P27"><text:a xlink:type="simple" xlink:href="#__RefHeading__16304_2073142818" text:style-name="Index_20_Link" text:visited-style-name="Index_20_Link">Des bibliothèques d'objets<text:tab/>12</text:a></text:p>
              <text:p text:style-name="P27"><text:a xlink:type="simple" xlink:href="#__RefHeading__16306_2073142818" text:style-name="Index_20_Link" text:visited-style-name="Index_20_Link">La programmation objets expliquée aux gens normaux<text:tab/>12</text:a></text:p>
              <text:p text:style-name="P27"><text:a xlink:type="simple" xlink:href="#__RefHeading__16328_2073142818" text:style-name="Index_20_Link" text:visited-style-name="Index_20_Link">Classes et objets<text:tab/>15</text:a></text:p>
              <text:p text:style-name="P28"><text:a xlink:type="simple" xlink:href="#__RefHeading__16340_2073142818" text:style-name="Index_20_Link" text:visited-style-name="Index_20_Link">Au coeur des langages C/C++<text:tab/>17</text:a></text:p>
              <text:p text:style-name="P27"><text:a xlink:type="simple" xlink:href="#__RefHeading__16342_2073142818" text:style-name="Index_20_Link" text:visited-style-name="Index_20_Link">Les expressions<text:tab/>17</text:a></text:p>
              <text:p text:style-name="P27"><text:a xlink:type="simple" xlink:href="#__RefHeading__16344_2073142818" text:style-name="Index_20_Link" text:visited-style-name="Index_20_Link">Les instructions<text:tab/>17</text:a></text:p>
              <text:p text:style-name="P27"><text:a xlink:type="simple" xlink:href="#__RefHeading__16362_2073142818" text:style-name="Index_20_Link" text:visited-style-name="Index_20_Link">Les constantes en langage C<text:tab/>19</text:a></text:p>
              <text:p text:style-name="P27"><text:a xlink:type="simple" xlink:href="#__RefHeading__16376_2073142818" text:style-name="Index_20_Link" text:visited-style-name="Index_20_Link">Déclarations de variables<text:tab/>21</text:a></text:p>
              <text:p text:style-name="P27"><text:a xlink:type="simple" xlink:href="#__RefHeading__16386_2073142818" text:style-name="Index_20_Link" text:visited-style-name="Index_20_Link">Les types de base<text:tab/>22</text:a></text:p>
              <text:p text:style-name="P27"><text:a xlink:type="simple" xlink:href="#__RefHeading__16404_2073142818" text:style-name="Index_20_Link" text:visited-style-name="Index_20_Link">Types dérivés<text:tab/>24</text:a></text:p>
              <text:p text:style-name="P27"><text:a xlink:type="simple" xlink:href="#__RefHeading__16406_2073142818" text:style-name="Index_20_Link" text:visited-style-name="Index_20_Link">Le type auto (C++11)<text:tab/>24</text:a></text:p>
              <text:p text:style-name="P27"><text:a xlink:type="simple" xlink:href="#__RefHeading__16408_2073142818" text:style-name="Index_20_Link" text:visited-style-name="Index_20_Link">Les tableaux<text:tab/>24</text:a></text:p>
              <text:p text:style-name="P27"><text:a xlink:type="simple" xlink:href="#__RefHeading__16426_2073142818" text:style-name="Index_20_Link" text:visited-style-name="Index_20_Link">Les structures<text:tab/>26</text:a></text:p>
              <text:p text:style-name="P27"><text:a xlink:type="simple" xlink:href="#__RefHeading__16436_2073142818" text:style-name="Index_20_Link" text:visited-style-name="Index_20_Link">Les unions<text:tab/>27</text:a></text:p>
              <text:p text:style-name="P27"><text:a xlink:type="simple" xlink:href="#__RefHeading__16438_2073142818" text:style-name="Index_20_Link" text:visited-style-name="Index_20_Link">Opérateurs et expressions<text:tab/>27</text:a></text:p>
              <text:p text:style-name="P27"><text:a xlink:type="simple" xlink:href="#__RefHeading__16456_2073142818" text:style-name="Index_20_Link" text:visited-style-name="Index_20_Link">Les fonctions<text:tab/>28</text:a></text:p>
              <text:p text:style-name="P27"><text:a xlink:type="simple" xlink:href="#__RefHeading__16466_2073142818" text:style-name="Index_20_Link" text:visited-style-name="Index_20_Link">Lvalues, Rvalues<text:tab/>29</text:a></text:p>
              <text:p text:style-name="P27"><text:a xlink:type="simple" xlink:href="#__RefHeading__16468_2073142818" text:style-name="Index_20_Link" text:visited-style-name="Index_20_Link">Pointeurs (*), références (&amp;), descripteur const<text:tab/>29</text:a></text:p>
              <text:p text:style-name="P27"><text:a xlink:type="simple" xlink:href="#__RefHeading__16470_2073142818" text:style-name="Index_20_Link" text:visited-style-name="Index_20_Link"><text:s/>Quelques analogies avec le monde dit "réel"<text:tab/>30</text:a></text:p>
              <text:p text:style-name="P27"><text:a xlink:type="simple" xlink:href="#__RefHeading__16472_2073142818" text:style-name="Index_20_Link" text:visited-style-name="Index_20_Link">Initialisation, opérateur = : Un peu de Science Fiction<text:tab/>30</text:a></text:p>
              <text:p text:style-name="P27"><text:a xlink:type="simple" xlink:href="#__RefHeading__16482_2073142818" text:style-name="Index_20_Link" text:visited-style-name="Index_20_Link">Pierre va chez le coiffeur...<text:tab/>31</text:a></text:p>
              <text:p text:style-name="P27"><text:a xlink:type="simple" xlink:href="#__RefHeading__16490_2073142818" text:style-name="Index_20_Link" text:visited-style-name="Index_20_Link">Un accouchement difficile<text:tab/>31</text:a></text:p>
              <text:p text:style-name="P27"><text:a xlink:type="simple" xlink:href="#__RefHeading__16500_2073142818" text:style-name="Index_20_Link" text:visited-style-name="Index_20_Link">Retour au monde virtuel...<text:tab/>33</text:a></text:p>
              <text:p text:style-name="P27"><text:a xlink:type="simple" xlink:href="#__RefHeading__16510_2073142818" text:style-name="Index_20_Link" text:visited-style-name="Index_20_Link">Pointeurs sur une structure<text:tab/>34</text:a></text:p>
              <text:p text:style-name="P27"><text:a xlink:type="simple" xlink:href="#__RefHeading__16526_2073142818" text:style-name="Index_20_Link" text:visited-style-name="Index_20_Link">Allocation dynamique de la mémoire en C<text:tab/>38</text:a></text:p>
              <text:p text:style-name="P27"><text:a xlink:type="simple" xlink:href="#__RefHeading__16532_2073142818" text:style-name="Index_20_Link" text:visited-style-name="Index_20_Link">Le type class<text:tab/>38</text:a></text:p>
              <text:p text:style-name="P28"><text:a xlink:type="simple" xlink:href="#__RefHeading__16586_2073142818" text:style-name="Index_20_Link" text:visited-style-name="Index_20_Link">Surcharger fonctions et opérateurs<text:tab/>51</text:a></text:p>
              <text:p text:style-name="P27"><text:a xlink:type="simple" xlink:href="#__RefHeading__16588_2073142818" text:style-name="Index_20_Link" text:visited-style-name="Index_20_Link">Modifier une fonction sans remettre en cause l'existant<text:tab/>51</text:a></text:p>
              <text:p text:style-name="P27"><text:a xlink:type="simple" xlink:href="#__RefHeading__16602_2073142818" text:style-name="Index_20_Link" text:visited-style-name="Index_20_Link">Surcharger les opérateurs<text:tab/>53</text:a></text:p>
              <text:p text:style-name="P28"><text:a xlink:type="simple" xlink:href="#__RefHeading__16632_2073142818" text:style-name="Index_20_Link" text:visited-style-name="Index_20_Link">Héritage<text:tab/>61</text:a></text:p>
              <text:p text:style-name="P27"><text:a xlink:type="simple" xlink:href="#__RefHeading__16634_2073142818" text:style-name="Index_20_Link" text:visited-style-name="Index_20_Link">Classes abstraites...<text:tab/>61</text:a></text:p>
              <text:p text:style-name="P27"><text:a xlink:type="simple" xlink:href="#__RefHeading__16636_2073142818" text:style-name="Index_20_Link" text:visited-style-name="Index_20_Link">...Classes concrètes<text:tab/>62</text:a></text:p>
              <text:p text:style-name="P27"><text:a xlink:type="simple" xlink:href="#__RefHeading__16650_2073142818" text:style-name="Index_20_Link" text:visited-style-name="Index_20_Link">Classes de bases abstraites<text:tab/>66</text:a></text:p>
              <text:p text:style-name="P27"><text:a xlink:type="simple" xlink:href="#__RefHeading__16662_2073142818" text:style-name="Index_20_Link" text:visited-style-name="Index_20_Link">L'héritage multiple<text:tab/>68</text:a></text:p>
              <text:p text:style-name="P28"><text:a xlink:type="simple" xlink:href="#__RefHeading__16668_2073142818" text:style-name="Index_20_Link" text:visited-style-name="Index_20_Link">Les modèles<text:tab/>71</text:a></text:p>
              <text:p text:style-name="P27"><text:a xlink:type="simple" xlink:href="#__RefHeading__16670_2073142818" text:style-name="Index_20_Link" text:visited-style-name="Index_20_Link">Les modèles de fonctions<text:tab/>71</text:a></text:p>
              <text:p text:style-name="P27"><text:a xlink:type="simple" xlink:href="#__RefHeading__16672_2073142818" text:style-name="Index_20_Link" text:visited-style-name="Index_20_Link">Classes paramétrées<text:tab/>71</text:a></text:p>
              <text:p text:style-name="P27"><text:a xlink:type="simple" xlink:href="#__RefHeading__16684_2073142818" text:style-name="Index_20_Link" text:visited-style-name="Index_20_Link">Spécialisation<text:tab/>73</text:a></text:p>
              <text:p text:style-name="P27"><text:soft-page-break/><text:a xlink:type="simple" xlink:href="#__RefHeading__16688_2073142818" text:style-name="Index_20_Link" text:visited-style-name="Index_20_Link">Quelques conseils...<text:tab/>74</text:a></text:p>
              <text:p text:style-name="P28"><text:a xlink:type="simple" xlink:href="#__RefHeading__16690_2073142818" text:style-name="Index_20_Link" text:visited-style-name="Index_20_Link">Exceptions<text:tab/>75</text:a></text:p>
              <text:p text:style-name="P27"><text:a xlink:type="simple" xlink:href="#__RefHeading__16692_2073142818" text:style-name="Index_20_Link" text:visited-style-name="Index_20_Link">Que faire en cas d'erreur ?<text:tab/>75</text:a></text:p>
              <text:p text:style-name="P27"><text:a xlink:type="simple" xlink:href="#__RefHeading__16694_2073142818" text:style-name="Index_20_Link" text:visited-style-name="Index_20_Link">Une analogie avec la vie courante<text:tab/>75</text:a></text:p>
              <text:p text:style-name="P27"><text:a xlink:type="simple" xlink:href="#__RefHeading__16696_2073142818" text:style-name="Index_20_Link" text:visited-style-name="Index_20_Link">Le système d'exceptions<text:tab/>76</text:a></text:p>
              <text:p text:style-name="P27"><text:a xlink:type="simple" xlink:href="#__RefHeading__16706_2073142818" text:style-name="Index_20_Link" text:visited-style-name="Index_20_Link">Exceptions et ...<text:tab/>81</text:a></text:p>
              <text:p text:style-name="P28"><text:a xlink:type="simple" xlink:href="#__RefHeading__16712_2073142818" text:style-name="Index_20_Link" text:visited-style-name="Index_20_Link">Gestion de la mémoire<text:tab/>83</text:a></text:p>
              <text:p text:style-name="P27"><text:a xlink:type="simple" xlink:href="#__RefHeading__16714_2073142818" text:style-name="Index_20_Link" text:visited-style-name="Index_20_Link">Qu'est-ce que l'allocation dynamique de mémoire ?<text:tab/>83</text:a></text:p>
              <text:p text:style-name="P27"><text:a xlink:type="simple" xlink:href="#__RefHeading__16724_2073142818" text:style-name="Index_20_Link" text:visited-style-name="Index_20_Link">Opérateurs et fonctions<text:tab/>84</text:a></text:p>
              <text:p text:style-name="P27"><text:a xlink:type="simple" xlink:href="#__RefHeading__16736_2073142818" text:style-name="Index_20_Link" text:visited-style-name="Index_20_Link">Objets utilisés pour la gestion de la mémoire<text:tab/>85</text:a></text:p>
              <text:p text:style-name="P28"><text:a xlink:type="simple" xlink:href="#__RefHeading__16750_2073142818" text:style-name="Index_20_Link" text:visited-style-name="Index_20_Link">La bibliothèque standard<text:tab/>87</text:a></text:p>
              <text:p text:style-name="P27"><text:a xlink:type="simple" xlink:href="#__RefHeading__16752_2073142818" text:style-name="Index_20_Link" text:visited-style-name="Index_20_Link">Compléments sur le langage<text:tab/>87</text:a></text:p>
              <text:p text:style-name="P27"><text:a xlink:type="simple" xlink:href="#__RefHeading__16770_2073142818" text:style-name="Index_20_Link" text:visited-style-name="Index_20_Link">Les conteneurs<text:tab/>89</text:a></text:p>
              <text:p text:style-name="P27"><text:a xlink:type="simple" xlink:href="#__RefHeading__16794_2073142818" text:style-name="Index_20_Link" text:visited-style-name="Index_20_Link">Les itérateurs<text:tab/>95</text:a></text:p>
              <text:p text:style-name="P27"><text:a xlink:type="simple" xlink:href="#__RefHeading__16818_2073142818" text:style-name="Index_20_Link" text:visited-style-name="Index_20_Link">Algorithmes<text:tab/>100</text:a></text:p>
              <text:p text:style-name="P27"><text:a xlink:type="simple" xlink:href="#__RefHeading__16832_2073142818" text:style-name="Index_20_Link" text:visited-style-name="Index_20_Link">Les entrées-sorties<text:tab/>101</text:a></text:p>
              <text:p text:style-name="P28"><text:a xlink:type="simple" xlink:href="#__RefHeading__16870_2073142818" text:style-name="Index_20_Link" text:visited-style-name="Index_20_Link">Références<text:tab/>107</text:a></text:p>
            </text:index-body>
          </text:table-of-content>
          <text:p text:style-name="P17"/>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paragraph-properties fo:text-align="center" style:justify-single-word="false"/>
      <style:text-properties style:font-name="Liberation Serif" fo:font-family="'Liberation Serif'" style:font-family-generic="roman" style:font-pitch="variable" fo:font-size="24pt" fo:font-weight="bold" style:font-name-asian="Droid Sans" style:font-family-asian="'Droid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ender" style:family="paragraph" style:parent-style-name="Standard" style:class="extra">
      <loext:graphic-properties draw:fill="none" draw:fill-color="#cfe7f5"/>
      <style:paragraph-properties fo:background-color="transparent" text:number-lines="false" text:line-number="0"/>
      <style:text-properties fo:font-size="8pt" fo:font-style="italic" style:font-size-asian="10.5pt" style:font-style-asian="italic" style:font-style-complex="italic"/>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text-properties fo:font-size="10pt" style:font-size-asian="10.5pt"/>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roid Sans" style:font-family-asian="'Droid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Preformatted_20_Text" style:display-name="Preformatted Text" style:family="paragraph" style:parent-style-name="Standard" style:class="html" style:master-page-name="">
      <loext:graphic-properties draw:fill="solid" draw:fill-color="#e6e6e6" draw:opacity="100%"/>
      <style:paragraph-properties fo:margin-top="0cm" fo:margin-bottom="0cm" loext:contextual-spacing="false" fo:keep-together="auto" fo:orphans="0" fo:widows="2" style:page-number="auto" fo:background-color="#e6e6e6" style:shadow="none" fo:keep-with-next="always"/>
      <style:text-properties style:font-name="Droid Sans Mono" fo:font-family="'Droid Sans Mono'" style:font-family-generic="modern" style:font-pitch="fixed" fo:font-size="8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family="'Liberation Serif'" style:font-family-generic="roman" style:font-pitch="variable" fo:font-size="10pt" fo:font-weight="bold" style:font-name-asian="Droid Sans" style:font-family-asian="'Droid Sans'"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Liberation Serif" fo:font-family="'Liberation Serif'" style:font-family-generic="roman" style:font-pitch="variable" fo:font-size="10pt" fo:font-style="italic" fo:font-weight="normal" style:font-name-asian="Droid Sans" style:font-family-asian="'Droid Sans'"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Table_20_Contents" style:display-name="Table Contents" style:family="paragraph" style:parent-style-name="Standard" style:class="extra" style:master-page-name="">
      <loext:graphic-properties draw:fill="solid" draw:fill-color="#e6e6e6" draw:opacity="100%"/>
      <style:paragraph-properties style:page-number="auto" fo:background-color="#e6e6e6" fo:padding="0cm" fo:border="none" style:shadow="non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Numbering_20_Symbols" style:display-name="Numbering Symbols" style:family="text"/>
    <style:style style:name="Teletype"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style style:name="MT2" style:family="text">
      <style:text-properties fo:font-size="8pt" officeooo:rsid="00137065" style:font-size-asian="8pt" style:font-size-complex="8pt"/>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75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text:select-page="current">110</text:page-number></text:span><text:span text:style-name="MT1"><text:tab/>Cours C++ - Emmanuel Courcelle / CUTIS / </text:span><text:span text:style-name="MT2">I.N.P.T. / </text:span><text:span text:style-name="MT1">C.N.R.S. - </text:span><draw:a xlink:type="simple" xlink:href="http://creativecommons.org/licenses/by-nc-nd/3.0/deed.fr"><draw:frame draw:style-name="Mfr1" draw:name="images1" text:anchor-type="char" svg:x="14.079cm" svg:y="-0.058cm" svg:width="2.17cm" svg:height="0.45cm" draw:z-index="109"><draw:image xlink:href="../../html/cc-byncnd.png" xlink:type="simple" xlink:show="embed" xlink:actuate="onLoad"/></draw:frame></draw:a><text:span text:style-name="MT2">Mai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1T15:12:34</meta:creation-date>
    <dc:date>2016-05-11T16:47:46.700730210</dc:date>
    <meta:editing-duration>PT5H23M10S</meta:editing-duration>
    <meta:editing-cycles>31</meta:editing-cycles>
    <meta:generator>LibreOffice/5.0.3.2$Linux_X86_64 LibreOffice_project/00m0$Build-2</meta:generator>
    <meta:document-statistic meta:table-count="15" meta:image-count="190" meta:object-count="0" meta:page-count="110" meta:paragraph-count="3749" meta:word-count="40060" meta:character-count="250970" meta:non-whitespace-character-count="209965"/>
  </office:meta>
</office:document-meta>
</file>